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11cm"/>
    </style:style>
    <style:style style:name="co5" style:family="table-column">
      <style:table-column-properties fo:break-before="auto" style:column-width="3.641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3.112cm"/>
    </style:style>
    <style:style style:name="co8" style:family="table-column">
      <style:table-column-properties fo:break-before="auto" style:column-width="3.812cm"/>
    </style:style>
    <style:style style:name="co9" style:family="table-column">
      <style:table-column-properties fo:break-before="auto" style:column-width="3.366cm"/>
    </style:style>
    <style:style style:name="co10" style:family="table-column">
      <style:table-column-properties fo:break-before="auto" style:column-width="4.443cm"/>
    </style:style>
    <style:style style:name="co11" style:family="table-column">
      <style:table-column-properties fo:break-before="auto" style:column-width="2.492cm"/>
    </style:style>
    <style:style style:name="co12" style:family="table-column">
      <style:table-column-properties fo:break-before="auto" style:column-width="1.519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2.579cm"/>
    </style:style>
    <style:style style:name="co15" style:family="table-column">
      <style:table-column-properties fo:break-before="auto" style:column-width="1.748cm"/>
    </style:style>
    <style:style style:name="co16" style:family="table-column">
      <style:table-column-properties fo:break-before="auto" style:column-width="2.80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942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92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289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border="0.06pt solid #000000" fo:padding="0.07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fo:padding="0.07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6pt solid #000000" fo:padding="0.071cm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style:text-align-source="fix" style:repeat-content="false" fo:background-color="transparent" fo:border="0.06pt solid #000000" fo:padding="0.07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15">
      <style:table-cell-properties style:text-align-source="fix" style:repeat-content="false" fo:background-color="transparent" fo:border="0.06pt solid #000000" fo:padding="0.071cm" style:vertical-align="middle"/>
      <style:paragraph-properties fo:text-align="center" fo:margin-left="0cm"/>
    </style:style>
    <style:style style:name="ce11" style:family="table-cell" style:parent-style-name="Default" style:data-style-name="N115">
      <style:table-cell-properties style:text-align-source="fix" style:repeat-content="false" fo:background-color="transparent" fo:border="0.06pt solid #000000" fo:padding="0.07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15">
      <style:table-cell-properties style:text-align-source="fix" style:repeat-content="false" fo:border="0.06pt solid #000000" fo:padding="0.071cm" style:vertical-align="middle"/>
      <style:paragraph-properties fo:text-align="center" fo:margin-left="0cm"/>
    </style:style>
    <style:style style:name="ce13" style:family="table-cell" style:parent-style-name="Default" style:data-style-name="N2">
      <style:table-cell-properties style:text-align-source="fix" style:repeat-content="false" fo:border="0.06pt solid #000000" fo:padding="0.071cm" style:vertical-align="middle"/>
      <style:paragraph-properties fo:text-align="center" fo:margin-left="0cm"/>
    </style:style>
    <style:style style:name="ce14" style:family="table-cell" style:parent-style-name="Default" style:data-style-name="N115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15" style:family="table-cell" style:parent-style-name="Default" style:data-style-name="N115">
      <style:table-cell-properties style:text-align-source="fix" style:repeat-content="false" fo:border="0.06pt solid #000000" fo:padding="0.071cm"/>
      <style:paragraph-properties fo:text-align="center" fo:margin-left="0cm"/>
      <style:text-properties style:font-name="Arial1" style:font-name-asian="Droid Sans Fallback" style:font-name-complex="FreeSans"/>
    </style:style>
    <style:style style:name="ce16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padding="0.071cm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 style:data-style-name="N115">
      <style:table-cell-properties style:text-align-source="fix" style:repeat-content="false" fo:padding="0.071cm"/>
      <style:paragraph-properties fo:text-align="center" fo:margin-left="0cm"/>
    </style:style>
    <style:style style:name="ce20" style:family="table-cell" style:parent-style-name="Default">
      <style:table-cell-properties fo:border="0.06pt solid #000000" fo:padding="0.071c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">
      <style:table-cell-properties style:text-align-source="fix" style:repeat-content="false" fo:padding="0.071cm"/>
      <style:paragraph-properties fo:text-align="center" fo:margin-left="0cm"/>
    </style:style>
    <style:style style:name="ce24" style:family="table-cell" style:parent-style-name="Default" style:data-style-name="N11">
      <style:table-cell-properties style:text-align-source="fix" style:repeat-content="false" fo:padding="0.071cm"/>
      <style:paragraph-properties fo:text-align="center" fo:margin-left="0cm"/>
      <style:text-properties style:font-name="Arial" style:font-name-asian="Droid Sans Fallback" style:font-name-complex="FreeSans"/>
    </style:style>
    <style:style style:name="ce25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cm"/>
      <style:text-properties style:font-name="Arial" style:font-name-asian="Droid Sans Fallback" style:font-name-complex="FreeSans"/>
    </style:style>
    <style:style style:name="ce26" style:family="table-cell" style:parent-style-name="Default" style:data-style-name="N11">
      <style:table-cell-properties fo:padding="0.071cm"/>
    </style:style>
    <style:style style:name="ce27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2"/>
    <style:style style:name="ce31" style:family="table-cell" style:parent-style-name="Default" style:data-style-name="N2">
      <style:table-cell-properties style:text-align-source="fix" style:repeat-content="false" fo:border="0.06pt solid #000000" fo:padding="0.071cm"/>
      <style:paragraph-properties fo:text-align="center" fo:margin-left="0cm"/>
      <style:text-properties style:font-name="Arial1" style:font-name-asian="Droid Sans Fallback" style:font-name-complex="FreeSans"/>
    </style:style>
    <style:style style:name="ce3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 style:data-style-name="N1">
      <style:table-cell-properties style:text-align-source="fix" style:repeat-content="false" fo:background-color="transparent" fo:border="0.06pt solid #000000" fo:padding="0.071cm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style:font-name-asian="Droid Sans Fallback" style:font-name-complex="FreeSans"/>
    </style:style>
    <style:style style:name="ce35" style:family="table-cell" style:parent-style-name="Default" style:data-style-name="N2">
      <style:table-cell-properties fo:border="0.06pt solid #000000" fo:padding="0.071cm"/>
    </style:style>
    <style:style style:name="ce36" style:family="table-cell" style:parent-style-name="Default" style:data-style-name="N2">
      <style:table-cell-properties style:text-align-source="fix" style:repeat-content="false" fo:border="0.06pt solid #000000" fo:padding="0.071cm" style:vertical-align="middle"/>
      <style:paragraph-properties fo:text-align="center"/>
    </style:style>
    <style:style style:name="ce3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fo:border="0.06pt solid #000000"/>
      <style:text-properties style:font-name="Arial" fo:font-weight="bold" style:font-name-asian="Droid Sans Fallback" style:font-weight-asian="bold" style:font-name-complex="FreeSans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wrap-option="wrap" fo:border="0.06pt solid #000000"/>
    </style:style>
    <style:style style:name="ce45" style:family="table-cell" style:parent-style-name="Default" style:data-style-name="N2">
      <style:table-cell-properties fo:border="0.06pt solid #000000"/>
    </style:style>
    <style:style style:name="ce46" style:family="table-cell" style:parent-style-name="Default">
      <style:table-cell-properties style:text-align-source="fix" style:repeat-content="false" fo:border="none" fo:padding="0.071cm"/>
      <style:paragraph-properties fo:text-align="center" fo:margin-left="0cm"/>
    </style:style>
    <style:style style:name="ce47" style:family="table-cell" style:parent-style-name="Default" style:data-style-name="N2">
      <style:table-cell-properties style:text-align-source="fix" style:repeat-content="false" fo:border="none" fo:padding="0.071cm"/>
      <style:paragraph-properties fo:text-align="center" fo:margin-left="0cm"/>
    </style:style>
    <style:style style:name="ce4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15">
      <style:table-cell-properties style:text-align-source="fix" style:repeat-content="false" fo:background-color="transparent" fo:border="0.06pt solid #000000" fo:padding="0.07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15"/>
    <style:style style:name="ce51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dados" table:style-name="ta1">
        <office:forms form:automatic-focus="false" form:apply-design-mode="false"/>
        <table:shapes>
          <draw:frame draw:z-index="0" draw:style-name="gr1" draw:text-style-name="P1" svg:width="1.001cm" svg:height="0.579cm" svg:x="1.048cm" svg:y="104.466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.189cm" svg:height="0.579cm" svg:x="0.78cm" svg:y="105.705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number-columns-repeated="3" table:default-cell-style-name="ce8"/>
        <table:table-column table:style-name="co4" table:default-cell-style-name="ce8"/>
        <table:table-column table:style-name="co3" table:number-columns-repeated="2" table:default-cell-style-name="ce8"/>
        <table:table-column table:style-name="co5" table:number-columns-repeated="2" table:default-cell-style-name="ce8"/>
        <table:table-column table:style-name="co3" table:number-columns-repeated="244" table:default-cell-style-name="ce8"/>
        <table:table-row table:style-name="ro1">
          <table:table-cell table:style-name="ce1"/>
          <table:table-cell table:style-name="ce9" office:value-type="string" calcext:value-type="string" table:number-columns-spanned="3" table:number-rows-spanned="1">
            <text:p>Coleta Real</text:p>
          </table:table-cell>
          <table:covered-table-cell table:number-columns-repeated="2" table:style-name="ce9"/>
          <table:table-cell table:style-name="ce9"/>
          <table:table-cell table:style-name="ce9" office:value-type="string" calcext:value-type="string" table:number-columns-spanned="3" table:number-rows-spanned="1">
            <text:p>Normalizado</text:p>
          </table:table-cell>
          <table:covered-table-cell table:number-columns-repeated="2" table:style-name="ce20"/>
          <table:table-cell table:style-name="ce3" office:value-type="string" calcext:value-type="string" table:number-columns-spanned="3" table:number-rows-spanned="1">
            <text:p>Saídas</text:p>
          </table:table-cell>
          <table:covered-table-cell table:number-columns-repeated="2" table:style-name="ce5"/>
          <table:table-cell table:number-columns-repeated="243"/>
        </table:table-row>
        <table:table-row table:style-name="ro1">
          <table:table-cell table:style-name="ce1" office:value-type="string" calcext:value-type="string">
            <text:p>Número</text:p>
          </table:table-cell>
          <table:table-cell table:style-name="ce9" office:value-type="string" calcext:value-type="string">
            <text:p>CPU</text:p>
          </table:table-cell>
          <table:table-cell table:style-name="ce9" office:value-type="string" calcext:value-type="string">
            <text:p>Disk 1</text:p>
          </table:table-cell>
          <table:table-cell table:style-name="ce9" office:value-type="string" calcext:value-type="string">
            <text:p>Disk 2</text:p>
          </table:table-cell>
          <table:table-cell table:style-name="ce9" office:value-type="string" calcext:value-type="string">
            <text:p>TR ID </text:p>
          </table:table-cell>
          <table:table-cell table:style-name="ce9" office:value-type="string" calcext:value-type="string">
            <text:p>CPU</text:p>
          </table:table-cell>
          <table:table-cell table:style-name="ce9" office:value-type="string" calcext:value-type="string">
            <text:p>Disk 1</text:p>
          </table:table-cell>
          <table:table-cell table:style-name="ce9" office:value-type="string" calcext:value-type="string">
            <text:p>Disk 2</text:p>
          </table:table-cell>
          <table:table-cell table:style-name="ce21" office:value-type="string" calcext:value-type="string">
            <text:p>y1</text:p>
          </table:table-cell>
          <table:table-cell table:style-name="ce21" office:value-type="string" calcext:value-type="string">
            <text:p>y2</text:p>
          </table:table-cell>
          <table:table-cell table:style-name="ce21" office:value-type="string" calcext:value-type="string">
            <text:p>y3</text:p>
          </table:table-cell>
          <table:table-cell table:number-columns-repeated="24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" office:value-type="float" office:value="116.824440249181" calcext:value-type="float">
            <text:p>116,824</text:p>
          </table:table-cell>
          <table:table-cell table:number-columns-repeated="2" table:style-name="ce10" office:value-type="float" office:value="9" calcext:value-type="float">
            <text:p>9,000</text:p>
          </table:table-cell>
          <table:table-cell table:style-name="ce2" office:value-type="float" office:value="18" calcext:value-type="float">
            <text:p>18</text:p>
          </table:table-cell>
          <table:table-cell table:style-name="ce14" table:formula="of:=([.B3]-[.$B$205])/[.$B$207]" office:value-type="float" office:value="-0.731808343490623" calcext:value-type="float">
            <text:p>-0,732</text:p>
          </table:table-cell>
          <table:table-cell table:style-name="ce14" table:formula="of:=([.C3]-[.$C$205])/[.$C$207]" office:value-type="float" office:value="-1.56974812552619" calcext:value-type="float">
            <text:p>-1,570</text:p>
          </table:table-cell>
          <table:table-cell table:style-name="ce14" table:formula="of:=([.D3]-[.$D$205])/[.$D$207]" office:value-type="float" office:value="-1.35666440593195" calcext:value-type="float">
            <text:p>-1,357</text:p>
          </table:table-cell>
          <table:table-cell table:style-name="ce16" table:formula="of:=[PCA.$B$228]*[.F3]+[PCA.$C$228] *[.G3]+[PCA.$D$228]*[.H3]" office:value-type="float" office:value="0.544378781958552" calcext:value-type="float">
            <text:p>0,544</text:p>
          </table:table-cell>
          <table:table-cell table:style-name="ce16" table:formula="of:=[PCA.$B$229]*[.F3]+[PCA.$C$229] *[.G3]+[PCA.$D$229]*[.H3]" office:value-type="float" office:value="1.94075935260472" calcext:value-type="float">
            <text:p>1,941</text:p>
          </table:table-cell>
          <table:table-cell table:style-name="ce25" table:formula="of:=[PCA.$B$230]*[.F3]+[PCA.$C$230] *[.G3]+[PCA.$D$230]*[.H3]" office:value-type="float" office:value="-0.881641582395422" calcext:value-type="float">
            <text:p>-0,882</text:p>
          </table:table-cell>
          <table:table-cell table:number-columns-repeated="24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0" office:value-type="float" office:value="64.3830412020161" calcext:value-type="float">
            <text:p>64,383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9" calcext:value-type="float">
            <text:p>9,000</text:p>
          </table:table-cell>
          <table:table-cell table:style-name="ce2" office:value-type="float" office:value="37" calcext:value-type="float">
            <text:p>37</text:p>
          </table:table-cell>
          <table:table-cell table:style-name="ce14" table:formula="of:=([.B4]-[.$B$205])/[.$B$207]" office:value-type="float" office:value="-1.04798198061331" calcext:value-type="float">
            <text:p>-1,048</text:p>
          </table:table-cell>
          <table:table-cell table:style-name="ce14" table:formula="of:=([.C4]-[.$C$205])/[.$C$207]" office:value-type="float" office:value="-1.64383653263067" calcext:value-type="float">
            <text:p>-1,644</text:p>
          </table:table-cell>
          <table:table-cell table:style-name="ce14" table:formula="of:=([.D4]-[.$D$205])/[.$D$207]" office:value-type="float" office:value="-1.35666440593195" calcext:value-type="float">
            <text:p>-1,357</text:p>
          </table:table-cell>
          <table:table-cell table:style-name="ce16" table:formula="of:=[PCA.$B$228]*[.F4]+[PCA.$C$228] *[.G4]+[PCA.$D$228]*[.H4]" office:value-type="float" office:value="0.696982903939775" calcext:value-type="float">
            <text:p>0,697</text:p>
          </table:table-cell>
          <table:table-cell table:style-name="ce16" table:formula="of:=[PCA.$B$229]*[.F4]+[PCA.$C$229] *[.G4]+[PCA.$D$229]*[.H4]" office:value-type="float" office:value="2.16064111797367" calcext:value-type="float">
            <text:p>2,161</text:p>
          </table:table-cell>
          <table:table-cell table:style-name="ce25" table:formula="of:=[PCA.$B$230]*[.F4]+[PCA.$C$230] *[.G4]+[PCA.$D$230]*[.H4]" office:value-type="float" office:value="-0.697742240123106" calcext:value-type="float">
            <text:p>-0,698</text:p>
          </table:table-cell>
          <table:table-cell table:number-columns-repeated="24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0" office:value-type="float" office:value="35.4029990003648" calcext:value-type="float">
            <text:p>35,403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9" calcext:value-type="float">
            <text:p>9,000</text:p>
          </table:table-cell>
          <table:table-cell table:style-name="ce2" office:value-type="float" office:value="58" calcext:value-type="float">
            <text:p>58</text:p>
          </table:table-cell>
          <table:table-cell table:style-name="ce14" table:formula="of:=([.B5]-[.$B$205])/[.$B$207]" office:value-type="float" office:value="-1.22270510992236" calcext:value-type="float">
            <text:p>-1,223</text:p>
          </table:table-cell>
          <table:table-cell table:style-name="ce14" table:formula="of:=([.C5]-[.$C$205])/[.$C$207]" office:value-type="float" office:value="-1.64383653263067" calcext:value-type="float">
            <text:p>-1,644</text:p>
          </table:table-cell>
          <table:table-cell table:style-name="ce14" table:formula="of:=([.D5]-[.$D$205])/[.$D$207]" office:value-type="float" office:value="-1.35666440593195" calcext:value-type="float">
            <text:p>-1,357</text:p>
          </table:table-cell>
          <table:table-cell table:style-name="ce16" table:formula="of:=[PCA.$B$228]*[.F5]+[PCA.$C$228] *[.G5]+[PCA.$D$228]*[.H5]" office:value-type="float" office:value="0.801149339171242" calcext:value-type="float">
            <text:p>0,801</text:p>
          </table:table-cell>
          <table:table-cell table:style-name="ce16" table:formula="of:=[PCA.$B$229]*[.F5]+[PCA.$C$229] *[.G5]+[PCA.$D$229]*[.H5]" office:value-type="float" office:value="2.2473857352586" calcext:value-type="float">
            <text:p>2,247</text:p>
          </table:table-cell>
          <table:table-cell table:style-name="ce25" table:formula="of:=[PCA.$B$230]*[.F5]+[PCA.$C$230] *[.G5]+[PCA.$D$230]*[.H5]" office:value-type="float" office:value="-0.587501904747469" calcext:value-type="float">
            <text:p>-0,588</text:p>
          </table:table-cell>
          <table:table-cell table:number-columns-repeated="24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0" office:value-type="float" office:value="104.408536583164" calcext:value-type="float">
            <text:p>104,409</text:p>
          </table:table-cell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2" office:value-type="float" office:value="77" calcext:value-type="float">
            <text:p>77</text:p>
          </table:table-cell>
          <table:table-cell table:style-name="ce14" table:formula="of:=([.B6]-[.$B$205])/[.$B$207]" office:value-type="float" office:value="-0.80666487843392" calcext:value-type="float">
            <text:p>-0,807</text:p>
          </table:table-cell>
          <table:table-cell table:style-name="ce14" table:formula="of:=([.C6]-[.$C$205])/[.$C$207]" office:value-type="float" office:value="-1.60679232907843" calcext:value-type="float">
            <text:p>-1,607</text:p>
          </table:table-cell>
          <table:table-cell table:style-name="ce14" table:formula="of:=([.D6]-[.$D$205])/[.$D$207]" office:value-type="float" office:value="-1.24312016774543" calcext:value-type="float">
            <text:p>-1,243</text:p>
          </table:table-cell>
          <table:table-cell table:style-name="ce16" table:formula="of:=[PCA.$B$228]*[.F6]+[PCA.$C$228] *[.G6]+[PCA.$D$228]*[.H6]" office:value-type="float" office:value="0.498367888011173" calcext:value-type="float">
            <text:p>0,498</text:p>
          </table:table-cell>
          <table:table-cell table:style-name="ce16" table:formula="of:=[PCA.$B$229]*[.F6]+[PCA.$C$229] *[.G6]+[PCA.$D$229]*[.H6]" office:value-type="float" office:value="1.98891546928446" calcext:value-type="float">
            <text:p>1,989</text:p>
          </table:table-cell>
          <table:table-cell table:style-name="ce25" table:formula="of:=[PCA.$B$230]*[.F6]+[PCA.$C$230] *[.G6]+[PCA.$D$230]*[.H6]" office:value-type="float" office:value="-0.757415748509109" calcext:value-type="float">
            <text:p>-0,757</text:p>
          </table:table-cell>
          <table:table-cell table:number-columns-repeated="24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0" office:value-type="float" office:value="119.793137252178" calcext:value-type="float">
            <text:p>119,793</text:p>
          </table:table-cell>
          <table:table-cell table:style-name="ce10" office:value-type="float" office:value="9" calcext:value-type="float">
            <text:p>9,000</text:p>
          </table:table-cell>
          <table:table-cell table:style-name="ce10" office:value-type="float" office:value="8" calcext:value-type="float">
            <text:p>8,000</text:p>
          </table:table-cell>
          <table:table-cell table:style-name="ce2" office:value-type="float" office:value="19" calcext:value-type="float">
            <text:p>19</text:p>
          </table:table-cell>
          <table:table-cell table:style-name="ce14" table:formula="of:=([.B7]-[.$B$205])/[.$B$207]" office:value-type="float" office:value="-0.713909817783698" calcext:value-type="float">
            <text:p>-0,714</text:p>
          </table:table-cell>
          <table:table-cell table:style-name="ce14" table:formula="of:=([.C7]-[.$C$205])/[.$C$207]" office:value-type="float" office:value="-1.56974812552619" calcext:value-type="float">
            <text:p>-1,570</text:p>
          </table:table-cell>
          <table:table-cell table:style-name="ce14" table:formula="of:=([.D7]-[.$D$205])/[.$D$207]" office:value-type="float" office:value="-1.39451248532746" calcext:value-type="float">
            <text:p>-1,395</text:p>
          </table:table-cell>
          <table:table-cell table:style-name="ce16" table:formula="of:=[PCA.$B$228]*[.F7]+[PCA.$C$228] *[.G7]+[PCA.$D$228]*[.H7]" office:value-type="float" office:value="0.557938947052792" calcext:value-type="float">
            <text:p>0,558</text:p>
          </table:table-cell>
          <table:table-cell table:style-name="ce16" table:formula="of:=[PCA.$B$229]*[.F7]+[PCA.$C$229] *[.G7]+[PCA.$D$229]*[.H7]" office:value-type="float" office:value="1.93869445955458" calcext:value-type="float">
            <text:p>1,939</text:p>
          </table:table-cell>
          <table:table-cell table:style-name="ce25" table:formula="of:=[PCA.$B$230]*[.F7]+[PCA.$C$230] *[.G7]+[PCA.$D$230]*[.H7]" office:value-type="float" office:value="-0.921197774429518" calcext:value-type="float">
            <text:p>-0,921</text:p>
          </table:table-cell>
          <table:table-cell table:number-columns-repeated="24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0" office:value-type="float" office:value="47.956307644264" calcext:value-type="float">
            <text:p>47,956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2" office:value-type="float" office:value="1" calcext:value-type="float">
            <text:p>1</text:p>
          </table:table-cell>
          <table:table-cell table:style-name="ce14" table:formula="of:=([.B8]-[.$B$205])/[.$B$207]" office:value-type="float" office:value="-1.14702014872794" calcext:value-type="float">
            <text:p>-1,147</text:p>
          </table:table-cell>
          <table:table-cell table:style-name="ce14" table:formula="of:=([.C8]-[.$C$205])/[.$C$207]" office:value-type="float" office:value="-1.71792493973515" calcext:value-type="float">
            <text:p>-1,718</text:p>
          </table:table-cell>
          <table:table-cell table:style-name="ce14" table:formula="of:=([.D8]-[.$D$205])/[.$D$207]" office:value-type="float" office:value="-1.43236056472297" calcext:value-type="float">
            <text:p>-1,432</text:p>
          </table:table-cell>
          <table:table-cell table:style-name="ce16" table:formula="of:=[PCA.$B$228]*[.F8]+[PCA.$C$228] *[.G8]+[PCA.$D$228]*[.H8]" office:value-type="float" office:value="0.768597018308167" calcext:value-type="float">
            <text:p>0,769</text:p>
          </table:table-cell>
          <table:table-cell table:style-name="ce16" table:formula="of:=[PCA.$B$229]*[.F8]+[PCA.$C$229] *[.G8]+[PCA.$D$229]*[.H8]" office:value-type="float" office:value="2.28636419439778" calcext:value-type="float">
            <text:p>2,286</text:p>
          </table:table-cell>
          <table:table-cell table:style-name="ce25" table:formula="of:=[PCA.$B$230]*[.F8]+[PCA.$C$230] *[.G8]+[PCA.$D$230]*[.H8]" office:value-type="float" office:value="-0.70736948713112" calcext:value-type="float">
            <text:p>-0,707</text:p>
          </table:table-cell>
          <table:table-cell table:number-columns-repeated="24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0" office:value-type="float" office:value="72.452728317208" calcext:value-type="float">
            <text:p>72,453</text:p>
          </table:table-cell>
          <table:table-cell table:style-name="ce10" office:value-type="float" office:value="9" calcext:value-type="float">
            <text:p>9,000</text:p>
          </table:table-cell>
          <table:table-cell table:style-name="ce10" office:value-type="float" office:value="8" calcext:value-type="float">
            <text:p>8,000</text:p>
          </table:table-cell>
          <table:table-cell table:style-name="ce2" office:value-type="float" office:value="99" calcext:value-type="float">
            <text:p>99</text:p>
          </table:table-cell>
          <table:table-cell table:style-name="ce14" table:formula="of:=([.B9]-[.$B$205])/[.$B$207]" office:value-type="float" office:value="-0.999329153419329" calcext:value-type="float">
            <text:p>-0,999</text:p>
          </table:table-cell>
          <table:table-cell table:style-name="ce14" table:formula="of:=([.C9]-[.$C$205])/[.$C$207]" office:value-type="float" office:value="-1.56974812552619" calcext:value-type="float">
            <text:p>-1,570</text:p>
          </table:table-cell>
          <table:table-cell table:style-name="ce14" table:formula="of:=([.D9]-[.$D$205])/[.$D$207]" office:value-type="float" office:value="-1.39451248532746" calcext:value-type="float">
            <text:p>-1,395</text:p>
          </table:table-cell>
          <table:table-cell table:style-name="ce16" table:formula="of:=[PCA.$B$228]*[.F9]+[PCA.$C$228] *[.G9]+[PCA.$D$228]*[.H9]" office:value-type="float" office:value="0.728100246572042" calcext:value-type="float">
            <text:p>0,728</text:p>
          </table:table-cell>
          <table:table-cell table:style-name="ce16" table:formula="of:=[PCA.$B$229]*[.F9]+[PCA.$C$229] *[.G9]+[PCA.$D$229]*[.H9]" office:value-type="float" office:value="2.08039631169827" calcext:value-type="float">
            <text:p>2,080</text:p>
          </table:table-cell>
          <table:table-cell table:style-name="ce25" table:formula="of:=[PCA.$B$230]*[.F9]+[PCA.$C$230] *[.G9]+[PCA.$D$230]*[.H9]" office:value-type="float" office:value="-0.741114442545567" calcext:value-type="float">
            <text:p>-0,741</text:p>
          </table:table-cell>
          <table:table-cell table:number-columns-repeated="24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0" office:value-type="float" office:value="33.8001572993351" calcext:value-type="float">
            <text:p>33,8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2" office:value-type="float" office:value="121" calcext:value-type="float">
            <text:p>121</text:p>
          </table:table-cell>
          <table:table-cell table:style-name="ce14" table:formula="of:=([.B10]-[.$B$205])/[.$B$207]" office:value-type="float" office:value="-1.23236877831325" calcext:value-type="float">
            <text:p>-1,232</text:p>
          </table:table-cell>
          <table:table-cell table:style-name="ce14" table:formula="of:=([.C10]-[.$C$205])/[.$C$207]" office:value-type="float" office:value="-1.68088073618291" calcext:value-type="float">
            <text:p>-1,681</text:p>
          </table:table-cell>
          <table:table-cell table:style-name="ce14" table:formula="of:=([.D10]-[.$D$205])/[.$D$207]" office:value-type="float" office:value="-1.12957592955891" calcext:value-type="float">
            <text:p>-1,130</text:p>
          </table:table-cell>
          <table:table-cell table:style-name="ce16" table:formula="of:=[PCA.$B$228]*[.F10]+[PCA.$C$228] *[.G10]+[PCA.$D$228]*[.H10]" office:value-type="float" office:value="0.643579037592069" calcext:value-type="float">
            <text:p>0,644</text:p>
          </table:table-cell>
          <table:table-cell table:style-name="ce16" table:formula="of:=[PCA.$B$229]*[.F10]+[PCA.$C$229] *[.G10]+[PCA.$D$229]*[.H10]" office:value-type="float" office:value="2.24271210434678" calcext:value-type="float">
            <text:p>2,243</text:p>
          </table:table-cell>
          <table:table-cell table:style-name="ce25" table:formula="of:=[PCA.$B$230]*[.F10]+[PCA.$C$230] *[.G10]+[PCA.$D$230]*[.H10]" office:value-type="float" office:value="-0.419619326075351" calcext:value-type="float">
            <text:p>-0,420</text:p>
          </table:table-cell>
          <table:table-cell table:number-columns-repeated="24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0" office:value-type="float" office:value="70.9001907696621" calcext:value-type="float">
            <text:p>70,9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14" calcext:value-type="float">
            <text:p>14,000</text:p>
          </table:table-cell>
          <table:table-cell table:style-name="ce2" office:value-type="float" office:value="38" calcext:value-type="float">
            <text:p>38</text:p>
          </table:table-cell>
          <table:table-cell table:style-name="ce14" table:formula="of:=([.B11]-[.$B$205])/[.$B$207]" office:value-type="float" office:value="-1.00868953380765" calcext:value-type="float">
            <text:p>-1,009</text:p>
          </table:table-cell>
          <table:table-cell table:style-name="ce14" table:formula="of:=([.C11]-[.$C$205])/[.$C$207]" office:value-type="float" office:value="-1.68088073618291" calcext:value-type="float">
            <text:p>-1,681</text:p>
          </table:table-cell>
          <table:table-cell table:style-name="ce14" table:formula="of:=([.D11]-[.$D$205])/[.$D$207]" office:value-type="float" office:value="-1.16742400895442" calcext:value-type="float">
            <text:p>-1,167</text:p>
          </table:table-cell>
          <table:table-cell table:style-name="ce16" table:formula="of:=[PCA.$B$228]*[.F11]+[PCA.$C$228] *[.G11]+[PCA.$D$228]*[.H11]" office:value-type="float" office:value="0.534456853752913" calcext:value-type="float">
            <text:p>0,534</text:p>
          </table:table-cell>
          <table:table-cell table:style-name="ce16" table:formula="of:=[PCA.$B$229]*[.F11]+[PCA.$C$229] *[.G11]+[PCA.$D$229]*[.H11]" office:value-type="float" office:value="2.13848346361538" calcext:value-type="float">
            <text:p>2,138</text:p>
          </table:table-cell>
          <table:table-cell table:style-name="ce25" table:formula="of:=[PCA.$B$230]*[.F11]+[PCA.$C$230] *[.G11]+[PCA.$D$230]*[.H11]" office:value-type="float" office:value="-0.589011422170442" calcext:value-type="float">
            <text:p>-0,589</text:p>
          </table:table-cell>
          <table:table-cell table:number-columns-repeated="24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0" office:value-type="float" office:value="86.3289028516333" calcext:value-type="float">
            <text:p>86,329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13" calcext:value-type="float">
            <text:p>13,000</text:p>
          </table:table-cell>
          <table:table-cell table:style-name="ce2" office:value-type="float" office:value="2" calcext:value-type="float">
            <text:p>2</text:p>
          </table:table-cell>
          <table:table-cell table:style-name="ce14" table:formula="of:=([.B12]-[.$B$205])/[.$B$207]" office:value-type="float" office:value="-0.915668521712066" calcext:value-type="float">
            <text:p>-0,916</text:p>
          </table:table-cell>
          <table:table-cell table:style-name="ce14" table:formula="of:=([.C12]-[.$C$205])/[.$C$207]" office:value-type="float" office:value="-1.68088073618291" calcext:value-type="float">
            <text:p>-1,681</text:p>
          </table:table-cell>
          <table:table-cell table:style-name="ce14" table:formula="of:=([.D12]-[.$D$205])/[.$D$207]" office:value-type="float" office:value="-1.20527208834993" calcext:value-type="float">
            <text:p>-1,205</text:p>
          </table:table-cell>
          <table:table-cell table:style-name="ce16" table:formula="of:=[PCA.$B$228]*[.F12]+[PCA.$C$228] *[.G12]+[PCA.$D$228]*[.H12]" office:value-type="float" office:value="0.503230494911963" calcext:value-type="float">
            <text:p>0,503</text:p>
          </table:table-cell>
          <table:table-cell table:style-name="ce16" table:formula="of:=[PCA.$B$229]*[.F12]+[PCA.$C$229] *[.G12]+[PCA.$D$229]*[.H12]" office:value-type="float" office:value="2.09912258487035" calcext:value-type="float">
            <text:p>2,099</text:p>
          </table:table-cell>
          <table:table-cell table:style-name="ce25" table:formula="of:=[PCA.$B$230]*[.F12]+[PCA.$C$230] *[.G12]+[PCA.$D$230]*[.H12]" office:value-type="float" office:value="-0.675965621134057" calcext:value-type="float">
            <text:p>-0,676</text:p>
          </table:table-cell>
          <table:table-cell table:number-columns-repeated="24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0" office:value-type="float" office:value="39.7102598907976" calcext:value-type="float">
            <text:p>39,71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3" calcext:value-type="float">
            <text:p>13,000</text:p>
          </table:table-cell>
          <table:table-cell table:style-name="ce2" office:value-type="float" office:value="139" calcext:value-type="float">
            <text:p>139</text:p>
          </table:table-cell>
          <table:table-cell table:style-name="ce14" table:formula="of:=([.B13]-[.$B$205])/[.$B$207]" office:value-type="float" office:value="-1.19673626914945" calcext:value-type="float">
            <text:p>-1,197</text:p>
          </table:table-cell>
          <table:table-cell table:style-name="ce14" table:formula="of:=([.C13]-[.$C$205])/[.$C$207]" office:value-type="float" office:value="-1.71792493973515" calcext:value-type="float">
            <text:p>-1,718</text:p>
          </table:table-cell>
          <table:table-cell table:style-name="ce14" table:formula="of:=([.D13]-[.$D$205])/[.$D$207]" office:value-type="float" office:value="-1.20527208834993" calcext:value-type="float">
            <text:p>-1,205</text:p>
          </table:table-cell>
          <table:table-cell table:style-name="ce16" table:formula="of:=[PCA.$B$228]*[.F13]+[PCA.$C$228] *[.G13]+[PCA.$D$228]*[.H13]" office:value-type="float" office:value="0.65285132607989" calcext:value-type="float">
            <text:p>0,653</text:p>
          </table:table-cell>
          <table:table-cell table:style-name="ce16" table:formula="of:=[PCA.$B$229]*[.F13]+[PCA.$C$229] *[.G13]+[PCA.$D$229]*[.H13]" office:value-type="float" office:value="2.27011968633299" calcext:value-type="float">
            <text:p>2,270</text:p>
          </table:table-cell>
          <table:table-cell table:style-name="ce25" table:formula="of:=[PCA.$B$230]*[.F13]+[PCA.$C$230] *[.G13]+[PCA.$D$230]*[.H13]" office:value-type="float" office:value="-0.506421993790066" calcext:value-type="float">
            <text:p>-0,506</text:p>
          </table:table-cell>
          <table:table-cell table:number-columns-repeated="24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0" office:value-type="float" office:value="76.0177415229842" calcext:value-type="float">
            <text:p>76,018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2" office:value-type="float" office:value="20" calcext:value-type="float">
            <text:p>20</text:p>
          </table:table-cell>
          <table:table-cell table:style-name="ce14" table:formula="of:=([.B14]-[.$B$205])/[.$B$207]" office:value-type="float" office:value="-0.977835386812398" calcext:value-type="float">
            <text:p>-0,978</text:p>
          </table:table-cell>
          <table:table-cell table:style-name="ce14" table:formula="of:=([.C14]-[.$C$205])/[.$C$207]" office:value-type="float" office:value="-1.68088073618291" calcext:value-type="float">
            <text:p>-1,681</text:p>
          </table:table-cell>
          <table:table-cell table:style-name="ce14" table:formula="of:=([.D14]-[.$D$205])/[.$D$207]" office:value-type="float" office:value="-1.28096824714094" calcext:value-type="float">
            <text:p>-1,281</text:p>
          </table:table-cell>
          <table:table-cell table:style-name="ce16" table:formula="of:=[PCA.$B$228]*[.F14]+[PCA.$C$228] *[.G14]+[PCA.$D$228]*[.H14]" office:value-type="float" office:value="0.588754952847868" calcext:value-type="float">
            <text:p>0,589</text:p>
          </table:table-cell>
          <table:table-cell table:style-name="ce16" table:formula="of:=[PCA.$B$229]*[.F14]+[PCA.$C$229] *[.G14]+[PCA.$D$229]*[.H14]" office:value-type="float" office:value="2.14362884643796" calcext:value-type="float">
            <text:p>2,144</text:p>
          </table:table-cell>
          <table:table-cell table:style-name="ce25" table:formula="of:=[PCA.$B$230]*[.F14]+[PCA.$C$230] *[.G14]+[PCA.$D$230]*[.H14]" office:value-type="float" office:value="-0.693268357825042" calcext:value-type="float">
            <text:p>-0,693</text:p>
          </table:table-cell>
          <table:table-cell table:number-columns-repeated="24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0" office:value-type="float" office:value="59.7948512276925" calcext:value-type="float">
            <text:p>59,795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2" office:value-type="float" office:value="100" calcext:value-type="float">
            <text:p>100</text:p>
          </table:table-cell>
          <table:table-cell table:style-name="ce14" table:formula="of:=([.B15]-[.$B$205])/[.$B$207]" office:value-type="float" office:value="-1.07564456663027" calcext:value-type="float">
            <text:p>-1,076</text:p>
          </table:table-cell>
          <table:table-cell table:style-name="ce14" table:formula="of:=([.C15]-[.$C$205])/[.$C$207]" office:value-type="float" office:value="-1.64383653263067" calcext:value-type="float">
            <text:p>-1,644</text:p>
          </table:table-cell>
          <table:table-cell table:style-name="ce14" table:formula="of:=([.D15]-[.$D$205])/[.$D$207]" office:value-type="float" office:value="-1.31881632653645" calcext:value-type="float">
            <text:p>-1,319</text:p>
          </table:table-cell>
          <table:table-cell table:style-name="ce16" table:formula="of:=[PCA.$B$228]*[.F15]+[PCA.$C$228] *[.G15]+[PCA.$D$228]*[.H15]" office:value-type="float" office:value="0.689243876321169" calcext:value-type="float">
            <text:p>0,689</text:p>
          </table:table-cell>
          <table:table-cell table:style-name="ce16" table:formula="of:=[PCA.$B$229]*[.F15]+[PCA.$C$229] *[.G15]+[PCA.$D$229]*[.H15]" office:value-type="float" office:value="2.16755356428187" calcext:value-type="float">
            <text:p>2,168</text:p>
          </table:table-cell>
          <table:table-cell table:style-name="ce25" table:formula="of:=[PCA.$B$230]*[.F15]+[PCA.$C$230] *[.G15]+[PCA.$D$230]*[.H15]" office:value-type="float" office:value="-0.652025482584817" calcext:value-type="float">
            <text:p>-0,652</text:p>
          </table:table-cell>
          <table:table-cell table:number-columns-repeated="24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0" office:value-type="float" office:value="58.7892611680157" calcext:value-type="float">
            <text:p>58,789</text:p>
          </table:table-cell>
          <table:table-cell table:style-name="ce10" office:value-type="float" office:value="9" calcext:value-type="float">
            <text:p>9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2" office:value-type="float" office:value="3" calcext:value-type="float">
            <text:p>3</text:p>
          </table:table-cell>
          <table:table-cell table:style-name="ce14" table:formula="of:=([.B16]-[.$B$205])/[.$B$207]" office:value-type="float" office:value="-1.08170735428276" calcext:value-type="float">
            <text:p>-1,082</text:p>
          </table:table-cell>
          <table:table-cell table:style-name="ce14" table:formula="of:=([.C16]-[.$C$205])/[.$C$207]" office:value-type="float" office:value="-1.56974812552619" calcext:value-type="float">
            <text:p>-1,570</text:p>
          </table:table-cell>
          <table:table-cell table:style-name="ce14" table:formula="of:=([.D16]-[.$D$205])/[.$D$207]" office:value-type="float" office:value="-1.24312016774543" calcext:value-type="float">
            <text:p>-1,243</text:p>
          </table:table-cell>
          <table:table-cell table:style-name="ce16" table:formula="of:=[PCA.$B$228]*[.F16]+[PCA.$C$228] *[.G16]+[PCA.$D$228]*[.H16]" office:value-type="float" office:value="0.680288849762021" calcext:value-type="float">
            <text:p>0,680</text:p>
          </table:table-cell>
          <table:table-cell table:style-name="ce16" table:formula="of:=[PCA.$B$229]*[.F16]+[PCA.$C$229] *[.G16]+[PCA.$D$229]*[.H16]" office:value-type="float" office:value="2.09400985426651" calcext:value-type="float">
            <text:p>2,094</text:p>
          </table:table-cell>
          <table:table-cell table:style-name="ce25" table:formula="of:=[PCA.$B$230]*[.F16]+[PCA.$C$230] *[.G16]+[PCA.$D$230]*[.H16]" office:value-type="float" office:value="-0.576085523242226" calcext:value-type="float">
            <text:p>-0,576</text:p>
          </table:table-cell>
          <table:table-cell table:number-columns-repeated="24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0" office:value-type="float" office:value="76.8892850826281" calcext:value-type="float">
            <text:p>76,889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2" office:value-type="float" office:value="78" calcext:value-type="float">
            <text:p>78</text:p>
          </table:table-cell>
          <table:table-cell table:style-name="ce14" table:formula="of:=([.B17]-[.$B$205])/[.$B$207]" office:value-type="float" office:value="-0.972580776863575" calcext:value-type="float">
            <text:p>-0,973</text:p>
          </table:table-cell>
          <table:table-cell table:style-name="ce14" table:formula="of:=([.C17]-[.$C$205])/[.$C$207]" office:value-type="float" office:value="-1.64383653263067" calcext:value-type="float">
            <text:p>-1,644</text:p>
          </table:table-cell>
          <table:table-cell table:style-name="ce14" table:formula="of:=([.D17]-[.$D$205])/[.$D$207]" office:value-type="float" office:value="-1.24312016774543" calcext:value-type="float">
            <text:p>-1,243</text:p>
          </table:table-cell>
          <table:table-cell table:style-name="ce16" table:formula="of:=[PCA.$B$228]*[.F17]+[PCA.$C$228] *[.G17]+[PCA.$D$228]*[.H17]" office:value-type="float" office:value="0.579337489837674" calcext:value-type="float">
            <text:p>0,579</text:p>
          </table:table-cell>
          <table:table-cell table:style-name="ce16" table:formula="of:=[PCA.$B$229]*[.F17]+[PCA.$C$229] *[.G17]+[PCA.$D$229]*[.H17]" office:value-type="float" office:value="2.10274324742208" calcext:value-type="float">
            <text:p>2,103</text:p>
          </table:table-cell>
          <table:table-cell table:style-name="ce25" table:formula="of:=[PCA.$B$230]*[.F17]+[PCA.$C$230] *[.G17]+[PCA.$D$230]*[.H17]" office:value-type="float" office:value="-0.660526374233599" calcext:value-type="float">
            <text:p>-0,661</text:p>
          </table:table-cell>
          <table:table-cell table:number-columns-repeated="24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0" office:value-type="float" office:value="51.2241504907796" calcext:value-type="float">
            <text:p>51,224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13" calcext:value-type="float">
            <text:p>13,000</text:p>
          </table:table-cell>
          <table:table-cell table:style-name="ce2" office:value-type="float" office:value="122" calcext:value-type="float">
            <text:p>122</text:p>
          </table:table-cell>
          <table:table-cell table:style-name="ce14" table:formula="of:=([.B18]-[.$B$205])/[.$B$207]" office:value-type="float" office:value="-1.12731804739005" calcext:value-type="float">
            <text:p>-1,127</text:p>
          </table:table-cell>
          <table:table-cell table:style-name="ce14" table:formula="of:=([.C18]-[.$C$205])/[.$C$207]" office:value-type="float" office:value="-1.68088073618291" calcext:value-type="float">
            <text:p>-1,681</text:p>
          </table:table-cell>
          <table:table-cell table:style-name="ce14" table:formula="of:=([.D18]-[.$D$205])/[.$D$207]" office:value-type="float" office:value="-1.20527208834993" calcext:value-type="float">
            <text:p>-1,205</text:p>
          </table:table-cell>
          <table:table-cell table:style-name="ce16" table:formula="of:=[PCA.$B$228]*[.F18]+[PCA.$C$228] *[.G18]+[PCA.$D$228]*[.H18]" office:value-type="float" office:value="0.629411709130664" calcext:value-type="float">
            <text:p>0,629</text:p>
          </table:table-cell>
          <table:table-cell table:style-name="ce16" table:formula="of:=[PCA.$B$229]*[.F18]+[PCA.$C$229] *[.G18]+[PCA.$D$229]*[.H18]" office:value-type="float" office:value="2.20420001323418" calcext:value-type="float">
            <text:p>2,204</text:p>
          </table:table-cell>
          <table:table-cell table:style-name="ce25" table:formula="of:=[PCA.$B$230]*[.F18]+[PCA.$C$230] *[.G18]+[PCA.$D$230]*[.H18]" office:value-type="float" office:value="-0.542426834454212" calcext:value-type="float">
            <text:p>-0,542</text:p>
          </table:table-cell>
          <table:table-cell table:number-columns-repeated="24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0" office:value-type="float" office:value="35.937323946791" calcext:value-type="float">
            <text:p>35,937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 office:value-type="float" office:value="9" calcext:value-type="float">
            <text:p>9,000</text:p>
          </table:table-cell>
          <table:table-cell table:style-name="ce2" office:value-type="float" office:value="140" calcext:value-type="float">
            <text:p>140</text:p>
          </table:table-cell>
          <table:table-cell table:style-name="ce14" table:formula="of:=([.B19]-[.$B$205])/[.$B$207]" office:value-type="float" office:value="-1.21948361955813" calcext:value-type="float">
            <text:p>-1,219</text:p>
          </table:table-cell>
          <table:table-cell table:style-name="ce14" table:formula="of:=([.C19]-[.$C$205])/[.$C$207]" office:value-type="float" office:value="-1.45861551486947" calcext:value-type="float">
            <text:p>-1,459</text:p>
          </table:table-cell>
          <table:table-cell table:style-name="ce14" table:formula="of:=([.D19]-[.$D$205])/[.$D$207]" office:value-type="float" office:value="-1.35666440593195" calcext:value-type="float">
            <text:p>-1,357</text:p>
          </table:table-cell>
          <table:table-cell table:style-name="ce16" table:formula="of:=[PCA.$B$228]*[.F19]+[PCA.$C$228] *[.G19]+[PCA.$D$228]*[.H19]" office:value-type="float" office:value="0.888959443542348" calcext:value-type="float">
            <text:p>0,889</text:p>
          </table:table-cell>
          <table:table-cell table:style-name="ce16" table:formula="of:=[PCA.$B$229]*[.F19]+[PCA.$C$229] *[.G19]+[PCA.$D$229]*[.H19]" office:value-type="float" office:value="2.08850797535824" calcext:value-type="float">
            <text:p>2,089</text:p>
          </table:table-cell>
          <table:table-cell table:style-name="ce25" table:formula="of:=[PCA.$B$230]*[.F19]+[PCA.$C$230] *[.G19]+[PCA.$D$230]*[.H19]" office:value-type="float" office:value="-0.550563979405387" calcext:value-type="float">
            <text:p>-0,551</text:p>
          </table:table-cell>
          <table:table-cell table:number-columns-repeated="24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0" office:value-type="float" office:value="48.0138354345065" calcext:value-type="float">
            <text:p>48,014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4" calcext:value-type="float">
            <text:p>14,000</text:p>
          </table:table-cell>
          <table:table-cell table:style-name="ce2" office:value-type="float" office:value="59" calcext:value-type="float">
            <text:p>59</text:p>
          </table:table-cell>
          <table:table-cell table:style-name="ce14" table:formula="of:=([.B20]-[.$B$205])/[.$B$207]" office:value-type="float" office:value="-1.14667330880744" calcext:value-type="float">
            <text:p>-1,147</text:p>
          </table:table-cell>
          <table:table-cell table:style-name="ce14" table:formula="of:=([.C20]-[.$C$205])/[.$C$207]" office:value-type="float" office:value="-1.64383653263067" calcext:value-type="float">
            <text:p>-1,644</text:p>
          </table:table-cell>
          <table:table-cell table:style-name="ce14" table:formula="of:=([.D20]-[.$D$205])/[.$D$207]" office:value-type="float" office:value="-1.16742400895442" calcext:value-type="float">
            <text:p>-1,167</text:p>
          </table:table-cell>
          <table:table-cell table:style-name="ce16" table:formula="of:=[PCA.$B$228]*[.F20]+[PCA.$C$228] *[.G20]+[PCA.$D$228]*[.H20]" office:value-type="float" office:value="0.634666159231579" calcext:value-type="float">
            <text:p>0,635</text:p>
          </table:table-cell>
          <table:table-cell table:style-name="ce16" table:formula="of:=[PCA.$B$229]*[.F20]+[PCA.$C$229] *[.G20]+[PCA.$D$229]*[.H20]" office:value-type="float" office:value="2.17553245244561" calcext:value-type="float">
            <text:p>2,176</text:p>
          </table:table-cell>
          <table:table-cell table:style-name="ce25" table:formula="of:=[PCA.$B$230]*[.F20]+[PCA.$C$230] *[.G20]+[PCA.$D$230]*[.H20]" office:value-type="float" office:value="-0.494157424793356" calcext:value-type="float">
            <text:p>-0,494</text:p>
          </table:table-cell>
          <table:table-cell table:number-columns-repeated="24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0" office:value-type="float" office:value="25.433156288096" calcext:value-type="float">
            <text:p>25,433</text:p>
          </table:table-cell>
          <table:table-cell table:style-name="ce10" office:value-type="float" office:value="9" calcext:value-type="float">
            <text:p>9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2" office:value-type="float" office:value="141" calcext:value-type="float">
            <text:p>141</text:p>
          </table:table-cell>
          <table:table-cell table:style-name="ce14" table:formula="of:=([.B21]-[.$B$205])/[.$B$207]" office:value-type="float" office:value="-1.28281413617171" calcext:value-type="float">
            <text:p>-1,283</text:p>
          </table:table-cell>
          <table:table-cell table:style-name="ce14" table:formula="of:=([.C21]-[.$C$205])/[.$C$207]" office:value-type="float" office:value="-1.56974812552619" calcext:value-type="float">
            <text:p>-1,570</text:p>
          </table:table-cell>
          <table:table-cell table:style-name="ce14" table:formula="of:=([.D21]-[.$D$205])/[.$D$207]" office:value-type="float" office:value="-1.12957592955891" calcext:value-type="float">
            <text:p>-1,130</text:p>
          </table:table-cell>
          <table:table-cell table:style-name="ce16" table:formula="of:=[PCA.$B$228]*[.F21]+[PCA.$C$228] *[.G21]+[PCA.$D$228]*[.H21]" office:value-type="float" office:value="0.727491966537997" calcext:value-type="float">
            <text:p>0,727</text:p>
          </table:table-cell>
          <table:table-cell table:style-name="ce16" table:formula="of:=[PCA.$B$229]*[.F21]+[PCA.$C$229] *[.G21]+[PCA.$D$229]*[.H21]" office:value-type="float" office:value="2.17338962683697" calcext:value-type="float">
            <text:p>2,173</text:p>
          </table:table-cell>
          <table:table-cell table:style-name="ce25" table:formula="of:=[PCA.$B$230]*[.F21]+[PCA.$C$230] *[.G21]+[PCA.$D$230]*[.H21]" office:value-type="float" office:value="-0.364408879369885" calcext:value-type="float">
            <text:p>-0,364</text:p>
          </table:table-cell>
          <table:table-cell table:number-columns-repeated="24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0" office:value-type="float" office:value="110.583259390505" calcext:value-type="float">
            <text:p>110,583</text:p>
          </table:table-cell>
          <table:table-cell table:style-name="ce10" office:value-type="float" office:value="9" calcext:value-type="float">
            <text:p>9,000</text:p>
          </table:table-cell>
          <table:table-cell table:style-name="ce10" office:value-type="float" office:value="14" calcext:value-type="float">
            <text:p>14,000</text:p>
          </table:table-cell>
          <table:table-cell table:style-name="ce2" office:value-type="float" office:value="21" calcext:value-type="float">
            <text:p>21</text:p>
          </table:table-cell>
          <table:table-cell table:style-name="ce14" table:formula="of:=([.B22]-[.$B$205])/[.$B$207]" office:value-type="float" office:value="-0.769436951572824" calcext:value-type="float">
            <text:p>-0,769</text:p>
          </table:table-cell>
          <table:table-cell table:style-name="ce14" table:formula="of:=([.C22]-[.$C$205])/[.$C$207]" office:value-type="float" office:value="-1.56974812552619" calcext:value-type="float">
            <text:p>-1,570</text:p>
          </table:table-cell>
          <table:table-cell table:style-name="ce14" table:formula="of:=([.D22]-[.$D$205])/[.$D$207]" office:value-type="float" office:value="-1.16742400895442" calcext:value-type="float">
            <text:p>-1,167</text:p>
          </table:table-cell>
          <table:table-cell table:style-name="ce16" table:formula="of:=[PCA.$B$228]*[.F22]+[PCA.$C$228] *[.G22]+[PCA.$D$228]*[.H22]" office:value-type="float" office:value="0.445657664774025" calcext:value-type="float">
            <text:p>0,446</text:p>
          </table:table-cell>
          <table:table-cell table:style-name="ce16" table:formula="of:=[PCA.$B$229]*[.F22]+[PCA.$C$229] *[.G22]+[PCA.$D$229]*[.H22]" office:value-type="float" office:value="1.9253349394854" calcext:value-type="float">
            <text:p>1,925</text:p>
          </table:table-cell>
          <table:table-cell table:style-name="ce25" table:formula="of:=[PCA.$B$230]*[.F22]+[PCA.$C$230] *[.G22]+[PCA.$D$230]*[.H22]" office:value-type="float" office:value="-0.716583862881254" calcext:value-type="float">
            <text:p>-0,717</text:p>
          </table:table-cell>
          <table:table-cell table:number-columns-repeated="24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0" office:value-type="float" office:value="71.7458281454168" calcext:value-type="float">
            <text:p>71,746</text:p>
          </table:table-cell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2" office:value-type="float" office:value="142" calcext:value-type="float">
            <text:p>142</text:p>
          </table:table-cell>
          <table:table-cell table:style-name="ce14" table:formula="of:=([.B23]-[.$B$205])/[.$B$207]" office:value-type="float" office:value="-1.00359111443598" calcext:value-type="float">
            <text:p>-1,004</text:p>
          </table:table-cell>
          <table:table-cell table:style-name="ce14" table:formula="of:=([.C23]-[.$C$205])/[.$C$207]" office:value-type="float" office:value="-1.60679232907843" calcext:value-type="float">
            <text:p>-1,607</text:p>
          </table:table-cell>
          <table:table-cell table:style-name="ce14" table:formula="of:=([.D23]-[.$D$205])/[.$D$207]" office:value-type="float" office:value="-1.28096824714094" calcext:value-type="float">
            <text:p>-1,281</text:p>
          </table:table-cell>
          <table:table-cell table:style-name="ce16" table:formula="of:=[PCA.$B$228]*[.F23]+[PCA.$C$228] *[.G23]+[PCA.$D$228]*[.H23]" office:value-type="float" office:value="0.640002279541078" calcext:value-type="float">
            <text:p>0,640</text:p>
          </table:table-cell>
          <table:table-cell table:style-name="ce16" table:formula="of:=[PCA.$B$229]*[.F23]+[PCA.$C$229] *[.G23]+[PCA.$D$229]*[.H23]" office:value-type="float" office:value="2.09350441085522" calcext:value-type="float">
            <text:p>2,094</text:p>
          </table:table-cell>
          <table:table-cell table:style-name="ce25" table:formula="of:=[PCA.$B$230]*[.F23]+[PCA.$C$230] *[.G23]+[PCA.$D$230]*[.H23]" office:value-type="float" office:value="-0.661429760916251" calcext:value-type="float">
            <text:p>-0,661</text:p>
          </table:table-cell>
          <table:table-cell table:number-columns-repeated="24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0" office:value-type="float" office:value="27.3335701378681" calcext:value-type="float">
            <text:p>27,334</text:p>
          </table:table-cell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2" office:value-type="float" office:value="79" calcext:value-type="float">
            <text:p>79</text:p>
          </table:table-cell>
          <table:table-cell table:style-name="ce14" table:formula="of:=([.B24]-[.$B$205])/[.$B$207]" office:value-type="float" office:value="-1.27135638008896" calcext:value-type="float">
            <text:p>-1,271</text:p>
          </table:table-cell>
          <table:table-cell table:style-name="ce14" table:formula="of:=([.C24]-[.$C$205])/[.$C$207]" office:value-type="float" office:value="-1.60679232907843" calcext:value-type="float">
            <text:p>-1,607</text:p>
          </table:table-cell>
          <table:table-cell table:style-name="ce14" table:formula="of:=([.D24]-[.$D$205])/[.$D$207]" office:value-type="float" office:value="-1.28096824714094" calcext:value-type="float">
            <text:p>-1,281</text:p>
          </table:table-cell>
          <table:table-cell table:style-name="ce16" table:formula="of:=[PCA.$B$228]*[.F24]+[PCA.$C$228] *[.G24]+[PCA.$D$228]*[.H24]" office:value-type="float" office:value="0.799638575618069" calcext:value-type="float">
            <text:p>0,800</text:p>
          </table:table-cell>
          <table:table-cell table:style-name="ce16" table:formula="of:=[PCA.$B$229]*[.F24]+[PCA.$C$229] *[.G24]+[PCA.$D$229]*[.H24]" office:value-type="float" office:value="2.22644156452869" calcext:value-type="float">
            <text:p>2,226</text:p>
          </table:table-cell>
          <table:table-cell table:style-name="ce25" table:formula="of:=[PCA.$B$230]*[.F24]+[PCA.$C$230] *[.G24]+[PCA.$D$230]*[.H24]" office:value-type="float" office:value="-0.492485140909365" calcext:value-type="float">
            <text:p>-0,492</text:p>
          </table:table-cell>
          <table:table-cell table:number-columns-repeated="24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0" office:value-type="float" office:value="108.547678003002" calcext:value-type="float">
            <text:p>108,548</text:p>
          </table:table-cell>
          <table:table-cell table:style-name="ce10" office:value-type="float" office:value="9" calcext:value-type="float">
            <text:p>9,000</text:p>
          </table:table-cell>
          <table:table-cell table:style-name="ce10" office:value-type="float" office:value="13" calcext:value-type="float">
            <text:p>13,000</text:p>
          </table:table-cell>
          <table:table-cell table:style-name="ce2" office:value-type="float" office:value="155" calcext:value-type="float">
            <text:p>155</text:p>
          </table:table-cell>
          <table:table-cell table:style-name="ce14" table:formula="of:=([.B25]-[.$B$205])/[.$B$207]" office:value-type="float" office:value="-0.781709644190487" calcext:value-type="float">
            <text:p>-0,782</text:p>
          </table:table-cell>
          <table:table-cell table:style-name="ce14" table:formula="of:=([.C25]-[.$C$205])/[.$C$207]" office:value-type="float" office:value="-1.56974812552619" calcext:value-type="float">
            <text:p>-1,570</text:p>
          </table:table-cell>
          <table:table-cell table:style-name="ce14" table:formula="of:=([.D25]-[.$D$205])/[.$D$207]" office:value-type="float" office:value="-1.20527208834993" calcext:value-type="float">
            <text:p>-1,205</text:p>
          </table:table-cell>
          <table:table-cell table:style-name="ce16" table:formula="of:=[PCA.$B$228]*[.F25]+[PCA.$C$228] *[.G25]+[PCA.$D$228]*[.H25]" office:value-type="float" office:value="0.477205306809018" calcext:value-type="float">
            <text:p>0,477</text:p>
          </table:table-cell>
          <table:table-cell table:style-name="ce16" table:formula="of:=[PCA.$B$229]*[.F25]+[PCA.$C$229] *[.G25]+[PCA.$D$229]*[.H25]" office:value-type="float" office:value="1.93824912102566" calcext:value-type="float">
            <text:p>1,938</text:p>
          </table:table-cell>
          <table:table-cell table:style-name="ce25" table:formula="of:=[PCA.$B$230]*[.F25]+[PCA.$C$230] *[.G25]+[PCA.$D$230]*[.H25]" office:value-type="float" office:value="-0.73710373591198" calcext:value-type="float">
            <text:p>-0,737</text:p>
          </table:table-cell>
          <table:table-cell table:number-columns-repeated="24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0" office:value-type="float" office:value="72.3010214858986" calcext:value-type="float">
            <text:p>72,301</text:p>
          </table:table-cell>
          <table:table-cell table:number-columns-repeated="2" table:style-name="ce10" office:value-type="float" office:value="8" calcext:value-type="float">
            <text:p>8,000</text:p>
          </table:table-cell>
          <table:table-cell table:style-name="ce2" office:value-type="float" office:value="101" calcext:value-type="float">
            <text:p>101</text:p>
          </table:table-cell>
          <table:table-cell table:style-name="ce14" table:formula="of:=([.B26]-[.$B$205])/[.$B$207]" office:value-type="float" office:value="-1.00024380675625" calcext:value-type="float">
            <text:p>-1,000</text:p>
          </table:table-cell>
          <table:table-cell table:style-name="ce14" table:formula="of:=([.C26]-[.$C$205])/[.$C$207]" office:value-type="float" office:value="-1.60679232907843" calcext:value-type="float">
            <text:p>-1,607</text:p>
          </table:table-cell>
          <table:table-cell table:style-name="ce14" table:formula="of:=([.D26]-[.$D$205])/[.$D$207]" office:value-type="float" office:value="-1.39451248532746" calcext:value-type="float">
            <text:p>-1,395</text:p>
          </table:table-cell>
          <table:table-cell table:style-name="ce16" table:formula="of:=[PCA.$B$228]*[.F26]+[PCA.$C$228] *[.G26]+[PCA.$D$228]*[.H26]" office:value-type="float" office:value="0.710699406099159" calcext:value-type="float">
            <text:p>0,711</text:p>
          </table:table-cell>
          <table:table-cell table:style-name="ce16" table:formula="of:=[PCA.$B$229]*[.F26]+[PCA.$C$229] *[.G26]+[PCA.$D$229]*[.H26]" office:value-type="float" office:value="2.11230608668594" calcext:value-type="float">
            <text:p>2,112</text:p>
          </table:table-cell>
          <table:table-cell table:style-name="ce25" table:formula="of:=[PCA.$B$230]*[.F26]+[PCA.$C$230] *[.G26]+[PCA.$D$230]*[.H26]" office:value-type="float" office:value="-0.748331448852599" calcext:value-type="float">
            <text:p>-0,748</text:p>
          </table:table-cell>
          <table:table-cell table:number-columns-repeated="24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0" office:value-type="float" office:value="73.8873670105344" calcext:value-type="float">
            <text:p>73,887</text:p>
          </table:table-cell>
          <table:table-cell table:number-columns-repeated="2" table:style-name="ce10" office:value-type="float" office:value="8" calcext:value-type="float">
            <text:p>8,000</text:p>
          </table:table-cell>
          <table:table-cell table:style-name="ce2" office:value-type="float" office:value="39" calcext:value-type="float">
            <text:p>39</text:p>
          </table:table-cell>
          <table:table-cell table:style-name="ce14" table:formula="of:=([.B27]-[.$B$205])/[.$B$207]" office:value-type="float" office:value="-0.990679595210213" calcext:value-type="float">
            <text:p>-0,991</text:p>
          </table:table-cell>
          <table:table-cell table:style-name="ce14" table:formula="of:=([.C27]-[.$C$205])/[.$C$207]" office:value-type="float" office:value="-1.60679232907843" calcext:value-type="float">
            <text:p>-1,607</text:p>
          </table:table-cell>
          <table:table-cell table:style-name="ce14" table:formula="of:=([.D27]-[.$D$205])/[.$D$207]" office:value-type="float" office:value="-1.39451248532746" calcext:value-type="float">
            <text:p>-1,395</text:p>
          </table:table-cell>
          <table:table-cell table:style-name="ce16" table:formula="of:=[PCA.$B$228]*[.F27]+[PCA.$C$228] *[.G27]+[PCA.$D$228]*[.H27]" office:value-type="float" office:value="0.704997414459641" calcext:value-type="float">
            <text:p>0,705</text:p>
          </table:table-cell>
          <table:table-cell table:style-name="ce16" table:formula="of:=[PCA.$B$229]*[.F27]+[PCA.$C$229] *[.G27]+[PCA.$D$229]*[.H27]" office:value-type="float" office:value="2.10755775214389" calcext:value-type="float">
            <text:p>2,108</text:p>
          </table:table-cell>
          <table:table-cell table:style-name="ce25" table:formula="of:=[PCA.$B$230]*[.F27]+[PCA.$C$230] *[.G27]+[PCA.$D$230]*[.H27]" office:value-type="float" office:value="-0.754365921178093" calcext:value-type="float">
            <text:p>-0,754</text:p>
          </table:table-cell>
          <table:table-cell table:number-columns-repeated="24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0" office:value-type="float" office:value="47.3867644587026" calcext:value-type="float">
            <text:p>47,387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2" office:value-type="float" office:value="156" calcext:value-type="float">
            <text:p>156</text:p>
          </table:table-cell>
          <table:table-cell table:style-name="ce14" table:formula="of:=([.B28]-[.$B$205])/[.$B$207]" office:value-type="float" office:value="-1.15045397283922" calcext:value-type="float">
            <text:p>-1,150</text:p>
          </table:table-cell>
          <table:table-cell table:style-name="ce14" table:formula="of:=([.C28]-[.$C$205])/[.$C$207]" office:value-type="float" office:value="-1.49565971842171" calcext:value-type="float">
            <text:p>-1,496</text:p>
          </table:table-cell>
          <table:table-cell table:style-name="ce14" table:formula="of:=([.D28]-[.$D$205])/[.$D$207]" office:value-type="float" office:value="-1.12957592955891" calcext:value-type="float">
            <text:p>-1,130</text:p>
          </table:table-cell>
          <table:table-cell table:style-name="ce16" table:formula="of:=[PCA.$B$228]*[.F28]+[PCA.$C$228] *[.G28]+[PCA.$D$228]*[.H28]" office:value-type="float" office:value="0.684473761361013" calcext:value-type="float">
            <text:p>0,684</text:p>
          </table:table-cell>
          <table:table-cell table:style-name="ce16" table:formula="of:=[PCA.$B$229]*[.F28]+[PCA.$C$229] *[.G28]+[PCA.$D$229]*[.H28]" office:value-type="float" office:value="2.04476555298716" calcext:value-type="float">
            <text:p>2,045</text:p>
          </table:table-cell>
          <table:table-cell table:style-name="ce25" table:formula="of:=[PCA.$B$230]*[.F28]+[PCA.$C$230] *[.G28]+[PCA.$D$230]*[.H28]" office:value-type="float" office:value="-0.432332397048594" calcext:value-type="float">
            <text:p>-0,432</text:p>
          </table:table-cell>
          <table:table-cell table:number-columns-repeated="24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0" office:value-type="float" office:value="88.9691029177353" calcext:value-type="float">
            <text:p>88,969</text:p>
          </table:table-cell>
          <table:table-cell table:number-columns-repeated="2" table:style-name="ce10" office:value-type="float" office:value="11" calcext:value-type="float">
            <text:p>11,000</text:p>
          </table:table-cell>
          <table:table-cell table:style-name="ce2" office:value-type="float" office:value="123" calcext:value-type="float">
            <text:p>123</text:p>
          </table:table-cell>
          <table:table-cell table:style-name="ce14" table:formula="of:=([.B29]-[.$B$205])/[.$B$207]" office:value-type="float" office:value="-0.899750531864384" calcext:value-type="float">
            <text:p>-0,900</text:p>
          </table:table-cell>
          <table:table-cell table:style-name="ce14" table:formula="of:=([.C29]-[.$C$205])/[.$C$207]" office:value-type="float" office:value="-1.49565971842171" calcext:value-type="float">
            <text:p>-1,496</text:p>
          </table:table-cell>
          <table:table-cell table:style-name="ce14" table:formula="of:=([.D29]-[.$D$205])/[.$D$207]" office:value-type="float" office:value="-1.28096824714094" calcext:value-type="float">
            <text:p>-1,281</text:p>
          </table:table-cell>
          <table:table-cell table:style-name="ce16" table:formula="of:=[PCA.$B$228]*[.F29]+[PCA.$C$228] *[.G29]+[PCA.$D$228]*[.H29]" office:value-type="float" office:value="0.631933016521411" calcext:value-type="float">
            <text:p>0,632</text:p>
          </table:table-cell>
          <table:table-cell table:style-name="ce16" table:formula="of:=[PCA.$B$229]*[.F29]+[PCA.$C$229] *[.G29]+[PCA.$D$229]*[.H29]" office:value-type="float" office:value="1.94758374678605" calcext:value-type="float">
            <text:p>1,948</text:p>
          </table:table-cell>
          <table:table-cell table:style-name="ce25" table:formula="of:=[PCA.$B$230]*[.F29]+[PCA.$C$230] *[.G29]+[PCA.$D$230]*[.H29]" office:value-type="float" office:value="-0.70356494832355" calcext:value-type="float">
            <text:p>-0,704</text:p>
          </table:table-cell>
          <table:table-cell table:number-columns-repeated="24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0" office:value-type="float" office:value="61.1151090787312" calcext:value-type="float">
            <text:p>61,115</text:p>
          </table:table-cell>
          <table:table-cell table:number-columns-repeated="2" table:style-name="ce10" office:value-type="float" office:value="7" calcext:value-type="float">
            <text:p>7,000</text:p>
          </table:table-cell>
          <table:table-cell table:style-name="ce2" office:value-type="float" office:value="173" calcext:value-type="float">
            <text:p>173</text:p>
          </table:table-cell>
          <table:table-cell table:style-name="ce14" table:formula="of:=([.B30]-[.$B$205])/[.$B$207]" office:value-type="float" office:value="-1.06768462020841" calcext:value-type="float">
            <text:p>-1,068</text:p>
          </table:table-cell>
          <table:table-cell table:style-name="ce14" table:formula="of:=([.C30]-[.$C$205])/[.$C$207]" office:value-type="float" office:value="-1.64383653263067" calcext:value-type="float">
            <text:p>-1,644</text:p>
          </table:table-cell>
          <table:table-cell table:style-name="ce14" table:formula="of:=([.D30]-[.$D$205])/[.$D$207]" office:value-type="float" office:value="-1.43236056472297" calcext:value-type="float">
            <text:p>-1,432</text:p>
          </table:table-cell>
          <table:table-cell table:style-name="ce16" table:formula="of:=[PCA.$B$228]*[.F30]+[PCA.$C$228] *[.G30]+[PCA.$D$228]*[.H30]" office:value-type="float" office:value="0.75719103991397" calcext:value-type="float">
            <text:p>0,757</text:p>
          </table:table-cell>
          <table:table-cell table:style-name="ce16" table:formula="of:=[PCA.$B$229]*[.F30]+[PCA.$C$229] *[.G30]+[PCA.$D$229]*[.H30]" office:value-type="float" office:value="2.18406520796892" calcext:value-type="float">
            <text:p>2,184</text:p>
          </table:table-cell>
          <table:table-cell table:style-name="ce25" table:formula="of:=[PCA.$B$230]*[.F30]+[PCA.$C$230] *[.G30]+[PCA.$D$230]*[.H30]" office:value-type="float" office:value="-0.741837482647039" calcext:value-type="float">
            <text:p>-0,742</text:p>
          </table:table-cell>
          <table:table-cell table:number-columns-repeated="24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0" office:value-type="float" office:value="71.041616219304" calcext:value-type="float">
            <text:p>71,042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2" office:value-type="float" office:value="80" calcext:value-type="float">
            <text:p>80</text:p>
          </table:table-cell>
          <table:table-cell table:style-name="ce14" table:formula="of:=([.B31]-[.$B$205])/[.$B$207]" office:value-type="float" office:value="-1.00783686779173" calcext:value-type="float">
            <text:p>-1,008</text:p>
          </table:table-cell>
          <table:table-cell table:style-name="ce14" table:formula="of:=([.C31]-[.$C$205])/[.$C$207]" office:value-type="float" office:value="-1.45861551486947" calcext:value-type="float">
            <text:p>-1,459</text:p>
          </table:table-cell>
          <table:table-cell table:style-name="ce14" table:formula="of:=([.D31]-[.$D$205])/[.$D$207]" office:value-type="float" office:value="-1.31881632653645" calcext:value-type="float">
            <text:p>-1,319</text:p>
          </table:table-cell>
          <table:table-cell table:style-name="ce16" table:formula="of:=[PCA.$B$228]*[.F31]+[PCA.$C$228] *[.G31]+[PCA.$D$228]*[.H31]" office:value-type="float" office:value="0.738548974924058" calcext:value-type="float">
            <text:p>0,739</text:p>
          </table:table-cell>
          <table:table-cell table:style-name="ce16" table:formula="of:=[PCA.$B$229]*[.F31]+[PCA.$C$229] *[.G31]+[PCA.$D$229]*[.H31]" office:value-type="float" office:value="1.97661075404647" calcext:value-type="float">
            <text:p>1,977</text:p>
          </table:table-cell>
          <table:table-cell table:style-name="ce25" table:formula="of:=[PCA.$B$230]*[.F31]+[PCA.$C$230] *[.G31]+[PCA.$D$230]*[.H31]" office:value-type="float" office:value="-0.655837773376146" calcext:value-type="float">
            <text:p>-0,656</text:p>
          </table:table-cell>
          <table:table-cell table:number-columns-repeated="24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0" office:value-type="float" office:value="47.2682437847426" calcext:value-type="float">
            <text:p>47,268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14" calcext:value-type="float">
            <text:p>14,000</text:p>
          </table:table-cell>
          <table:table-cell table:style-name="ce2" office:value-type="float" office:value="60" calcext:value-type="float">
            <text:p>60</text:p>
          </table:table-cell>
          <table:table-cell table:style-name="ce14" table:formula="of:=([.B32]-[.$B$205])/[.$B$207]" office:value-type="float" office:value="-1.15116854402232" calcext:value-type="float">
            <text:p>-1,151</text:p>
          </table:table-cell>
          <table:table-cell table:style-name="ce14" table:formula="of:=([.C32]-[.$C$205])/[.$C$207]" office:value-type="float" office:value="-1.68088073618291" calcext:value-type="float">
            <text:p>-1,681</text:p>
          </table:table-cell>
          <table:table-cell table:style-name="ce14" table:formula="of:=([.D32]-[.$D$205])/[.$D$207]" office:value-type="float" office:value="-1.16742400895442" calcext:value-type="float">
            <text:p>-1,167</text:p>
          </table:table-cell>
          <table:table-cell table:style-name="ce16" table:formula="of:=[PCA.$B$228]*[.F32]+[PCA.$C$228] *[.G32]+[PCA.$D$228]*[.H32]" office:value-type="float" office:value="0.619399990062694" calcext:value-type="float">
            <text:p>0,619</text:p>
          </table:table-cell>
          <table:table-cell table:style-name="ce16" table:formula="of:=[PCA.$B$229]*[.F32]+[PCA.$C$229] *[.G32]+[PCA.$D$229]*[.H32]" office:value-type="float" office:value="2.20921987533765" calcext:value-type="float">
            <text:p>2,209</text:p>
          </table:table-cell>
          <table:table-cell table:style-name="ce25" table:formula="of:=[PCA.$B$230]*[.F32]+[PCA.$C$230] *[.G32]+[PCA.$D$230]*[.H32]" office:value-type="float" office:value="-0.499115288028568" calcext:value-type="float">
            <text:p>-0,499</text:p>
          </table:table-cell>
          <table:table-cell table:number-columns-repeated="24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0" office:value-type="float" office:value="46.9775639575088" calcext:value-type="float">
            <text:p>46,978</text:p>
          </table:table-cell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2" office:value-type="float" office:value="157" calcext:value-type="float">
            <text:p>157</text:p>
          </table:table-cell>
          <table:table-cell table:style-name="ce14" table:formula="of:=([.B33]-[.$B$205])/[.$B$207]" office:value-type="float" office:value="-1.15292107732396" calcext:value-type="float">
            <text:p>-1,153</text:p>
          </table:table-cell>
          <table:table-cell table:style-name="ce14" table:formula="of:=([.C33]-[.$C$205])/[.$C$207]" office:value-type="float" office:value="-1.60679232907843" calcext:value-type="float">
            <text:p>-1,607</text:p>
          </table:table-cell>
          <table:table-cell table:style-name="ce14" table:formula="of:=([.D33]-[.$D$205])/[.$D$207]" office:value-type="float" office:value="-1.28096824714094" calcext:value-type="float">
            <text:p>-1,281</text:p>
          </table:table-cell>
          <table:table-cell table:style-name="ce16" table:formula="of:=[PCA.$B$228]*[.F33]+[PCA.$C$228] *[.G33]+[PCA.$D$228]*[.H33]" office:value-type="float" office:value="0.729029816815629" calcext:value-type="float">
            <text:p>0,729</text:p>
          </table:table-cell>
          <table:table-cell table:style-name="ce16" table:formula="of:=[PCA.$B$229]*[.F33]+[PCA.$C$229] *[.G33]+[PCA.$D$229]*[.H33]" office:value-type="float" office:value="2.16764210820025" calcext:value-type="float">
            <text:p>2,168</text:p>
          </table:table-cell>
          <table:table-cell table:style-name="ce25" table:formula="of:=[PCA.$B$230]*[.F33]+[PCA.$C$230] *[.G33]+[PCA.$D$230]*[.H33]" office:value-type="float" office:value="-0.567211066141825" calcext:value-type="float">
            <text:p>-0,567</text:p>
          </table:table-cell>
          <table:table-cell table:number-columns-repeated="24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0" office:value-type="float" office:value="48.2109806937393" calcext:value-type="float">
            <text:p>48,211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2" office:value-type="float" office:value="22" calcext:value-type="float">
            <text:p>22</text:p>
          </table:table-cell>
          <table:table-cell table:style-name="ce14" table:formula="of:=([.B34]-[.$B$205])/[.$B$207]" office:value-type="float" office:value="-1.14548470333952" calcext:value-type="float">
            <text:p>-1,145</text:p>
          </table:table-cell>
          <table:table-cell table:style-name="ce14" table:formula="of:=([.C34]-[.$C$205])/[.$C$207]" office:value-type="float" office:value="-1.64383653263067" calcext:value-type="float">
            <text:p>-1,644</text:p>
          </table:table-cell>
          <table:table-cell table:style-name="ce14" table:formula="of:=([.D34]-[.$D$205])/[.$D$207]" office:value-type="float" office:value="-1.12957592955891" calcext:value-type="float">
            <text:p>-1,130</text:p>
          </table:table-cell>
          <table:table-cell table:style-name="ce16" table:formula="of:=[PCA.$B$228]*[.F34]+[PCA.$C$228] *[.G34]+[PCA.$D$228]*[.H34]" office:value-type="float" office:value="0.609726628273517" calcext:value-type="float">
            <text:p>0,610</text:p>
          </table:table-cell>
          <table:table-cell table:style-name="ce16" table:formula="of:=[PCA.$B$229]*[.F34]+[PCA.$C$229] *[.G34]+[PCA.$D$229]*[.H34]" office:value-type="float" office:value="2.1681211765685" calcext:value-type="float">
            <text:p>2,168</text:p>
          </table:table-cell>
          <table:table-cell table:style-name="ce25" table:formula="of:=[PCA.$B$230]*[.F34]+[PCA.$C$230] *[.G34]+[PCA.$D$230]*[.H34]" office:value-type="float" office:value="-0.466644124564114" calcext:value-type="float">
            <text:p>-0,467</text:p>
          </table:table-cell>
          <table:table-cell table:number-columns-repeated="24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0" office:value-type="float" office:value="23.596747213691" calcext:value-type="float">
            <text:p>23,597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14" calcext:value-type="float">
            <text:p>14,000</text:p>
          </table:table-cell>
          <table:table-cell table:style-name="ce2" office:value-type="float" office:value="124" calcext:value-type="float">
            <text:p>124</text:p>
          </table:table-cell>
          <table:table-cell table:style-name="ce14" table:formula="of:=([.B35]-[.$B$205])/[.$B$207]" office:value-type="float" office:value="-1.29388600204199" calcext:value-type="float">
            <text:p>-1,294</text:p>
          </table:table-cell>
          <table:table-cell table:style-name="ce14" table:formula="of:=([.C35]-[.$C$205])/[.$C$207]" office:value-type="float" office:value="-1.68088073618291" calcext:value-type="float">
            <text:p>-1,681</text:p>
          </table:table-cell>
          <table:table-cell table:style-name="ce14" table:formula="of:=([.D35]-[.$D$205])/[.$D$207]" office:value-type="float" office:value="-1.16742400895442" calcext:value-type="float">
            <text:p>-1,167</text:p>
          </table:table-cell>
          <table:table-cell table:style-name="ce16" table:formula="of:=[PCA.$B$228]*[.F35]+[PCA.$C$228] *[.G35]+[PCA.$D$228]*[.H35]" office:value-type="float" office:value="0.704485284184861" calcext:value-type="float">
            <text:p>0,704</text:p>
          </table:table-cell>
          <table:table-cell table:style-name="ce16" table:formula="of:=[PCA.$B$229]*[.F35]+[PCA.$C$229] *[.G35]+[PCA.$D$229]*[.H35]" office:value-type="float" office:value="2.28007466900321" calcext:value-type="float">
            <text:p>2,280</text:p>
          </table:table-cell>
          <table:table-cell table:style-name="ce25" table:formula="of:=[PCA.$B$230]*[.F35]+[PCA.$C$230] *[.G35]+[PCA.$D$230]*[.H35]" office:value-type="float" office:value="-0.409068706913263" calcext:value-type="float">
            <text:p>-0,409</text:p>
          </table:table-cell>
          <table:table-cell table:number-columns-repeated="24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0" office:value-type="float" office:value="27.2097396592775" calcext:value-type="float">
            <text:p>27,210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9" calcext:value-type="float">
            <text:p>9,000</text:p>
          </table:table-cell>
          <table:table-cell table:style-name="ce2" office:value-type="float" office:value="174" calcext:value-type="float">
            <text:p>174</text:p>
          </table:table-cell>
          <table:table-cell table:style-name="ce14" table:formula="of:=([.B36]-[.$B$205])/[.$B$207]" office:value-type="float" office:value="-1.27210296453396" calcext:value-type="float">
            <text:p>-1,272</text:p>
          </table:table-cell>
          <table:table-cell table:style-name="ce14" table:formula="of:=([.C36]-[.$C$205])/[.$C$207]" office:value-type="float" office:value="-1.53270392197395" calcext:value-type="float">
            <text:p>-1,533</text:p>
          </table:table-cell>
          <table:table-cell table:style-name="ce14" table:formula="of:=([.D36]-[.$D$205])/[.$D$207]" office:value-type="float" office:value="-1.35666440593195" calcext:value-type="float">
            <text:p>-1,357</text:p>
          </table:table-cell>
          <table:table-cell table:style-name="ce16" table:formula="of:=[PCA.$B$228]*[.F36]+[PCA.$C$228] *[.G36]+[PCA.$D$228]*[.H36]" office:value-type="float" office:value="0.884437767631458" calcext:value-type="float">
            <text:p>0,884</text:p>
          </table:table-cell>
          <table:table-cell table:style-name="ce16" table:formula="of:=[PCA.$B$229]*[.F36]+[PCA.$C$229] *[.G36]+[PCA.$D$229]*[.H36]" office:value-type="float" office:value="2.17754320485933" calcext:value-type="float">
            <text:p>2,178</text:p>
          </table:table-cell>
          <table:table-cell table:style-name="ce25" table:formula="of:=[PCA.$B$230]*[.F36]+[PCA.$C$230] *[.G36]+[PCA.$D$230]*[.H36]" office:value-type="float" office:value="-0.532952372883085" calcext:value-type="float">
            <text:p>-0,533</text:p>
          </table:table-cell>
          <table:table-cell table:number-columns-repeated="24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0" office:value-type="float" office:value="116.408547764595" calcext:value-type="float">
            <text:p>116,409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14" calcext:value-type="float">
            <text:p>14,000</text:p>
          </table:table-cell>
          <table:table-cell table:style-name="ce2" office:value-type="float" office:value="81" calcext:value-type="float">
            <text:p>81</text:p>
          </table:table-cell>
          <table:table-cell table:style-name="ce14" table:formula="of:=([.B37]-[.$B$205])/[.$B$207]" office:value-type="float" office:value="-0.734315794510099" calcext:value-type="float">
            <text:p>-0,734</text:p>
          </table:table-cell>
          <table:table-cell table:style-name="ce14" table:formula="of:=([.C37]-[.$C$205])/[.$C$207]" office:value-type="float" office:value="-1.68088073618291" calcext:value-type="float">
            <text:p>-1,681</text:p>
          </table:table-cell>
          <table:table-cell table:style-name="ce14" table:formula="of:=([.D37]-[.$D$205])/[.$D$207]" office:value-type="float" office:value="-1.16742400895442" calcext:value-type="float">
            <text:p>-1,167</text:p>
          </table:table-cell>
          <table:table-cell table:style-name="ce16" table:formula="of:=[PCA.$B$228]*[.F37]+[PCA.$C$228] *[.G37]+[PCA.$D$228]*[.H37]" office:value-type="float" office:value="0.3708807178585" calcext:value-type="float">
            <text:p>0,371</text:p>
          </table:table-cell>
          <table:table-cell table:style-name="ce16" table:formula="of:=[PCA.$B$229]*[.F37]+[PCA.$C$229] *[.G37]+[PCA.$D$229]*[.H37]" office:value-type="float" office:value="2.00226540764007" calcext:value-type="float">
            <text:p>2,002</text:p>
          </table:table-cell>
          <table:table-cell table:style-name="ce25" table:formula="of:=[PCA.$B$230]*[.F37]+[PCA.$C$230] *[.G37]+[PCA.$D$230]*[.H37]" office:value-type="float" office:value="-0.762125612364056" calcext:value-type="float">
            <text:p>-0,762</text:p>
          </table:table-cell>
          <table:table-cell table:number-columns-repeated="24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0" office:value-type="float" office:value="59.9029500883103" calcext:value-type="float">
            <text:p>59,903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2" office:value-type="float" office:value="4" calcext:value-type="float">
            <text:p>4</text:p>
          </table:table-cell>
          <table:table-cell table:style-name="ce14" table:formula="of:=([.B38]-[.$B$205])/[.$B$207]" office:value-type="float" office:value="-1.07499282944264" calcext:value-type="float">
            <text:p>-1,075</text:p>
          </table:table-cell>
          <table:table-cell table:style-name="ce14" table:formula="of:=([.C38]-[.$C$205])/[.$C$207]" office:value-type="float" office:value="-1.53270392197395" calcext:value-type="float">
            <text:p>-1,533</text:p>
          </table:table-cell>
          <table:table-cell table:style-name="ce14" table:formula="of:=([.D38]-[.$D$205])/[.$D$207]" office:value-type="float" office:value="-1.43236056472297" calcext:value-type="float">
            <text:p>-1,432</text:p>
          </table:table-cell>
          <table:table-cell table:style-name="ce16" table:formula="of:=[PCA.$B$228]*[.F38]+[PCA.$C$228] *[.G38]+[PCA.$D$228]*[.H38]" office:value-type="float" office:value="0.815386463593102" calcext:value-type="float">
            <text:p>0,815</text:p>
          </table:table-cell>
          <table:table-cell table:style-name="ce16" table:formula="of:=[PCA.$B$229]*[.F38]+[PCA.$C$229] *[.G38]+[PCA.$D$229]*[.H38]" office:value-type="float" office:value="2.09332647341879" calcext:value-type="float">
            <text:p>2,093</text:p>
          </table:table-cell>
          <table:table-cell table:style-name="ce25" table:formula="of:=[PCA.$B$230]*[.F38]+[PCA.$C$230] *[.G38]+[PCA.$D$230]*[.H38]" office:value-type="float" office:value="-0.713844117905993" calcext:value-type="float">
            <text:p>-0,714</text:p>
          </table:table-cell>
          <table:table-cell table:number-columns-repeated="24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0" office:value-type="float" office:value="100.428171295614" calcext:value-type="float">
            <text:p>100,428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9" calcext:value-type="float">
            <text:p>9,000</text:p>
          </table:table-cell>
          <table:table-cell table:style-name="ce2" office:value-type="float" office:value="102" calcext:value-type="float">
            <text:p>102</text:p>
          </table:table-cell>
          <table:table-cell table:style-name="ce14" table:formula="of:=([.B39]-[.$B$205])/[.$B$207]" office:value-type="float" office:value="-0.830662837925995" calcext:value-type="float">
            <text:p>-0,831</text:p>
          </table:table-cell>
          <table:table-cell table:style-name="ce14" table:formula="of:=([.C39]-[.$C$205])/[.$C$207]" office:value-type="float" office:value="-1.53270392197395" calcext:value-type="float">
            <text:p>-1,533</text:p>
          </table:table-cell>
          <table:table-cell table:style-name="ce14" table:formula="of:=([.D39]-[.$D$205])/[.$D$207]" office:value-type="float" office:value="-1.35666440593195" calcext:value-type="float">
            <text:p>-1,357</text:p>
          </table:table-cell>
          <table:table-cell table:style-name="ce16" table:formula="of:=[PCA.$B$228]*[.F39]+[PCA.$C$228] *[.G39]+[PCA.$D$228]*[.H39]" office:value-type="float" office:value="0.621259992950321" calcext:value-type="float">
            <text:p>0,621</text:p>
          </table:table-cell>
          <table:table-cell table:style-name="ce16" table:formula="of:=[PCA.$B$229]*[.F39]+[PCA.$C$229] *[.G39]+[PCA.$D$229]*[.H39]" office:value-type="float" office:value="1.9583818666424" calcext:value-type="float">
            <text:p>1,958</text:p>
          </table:table-cell>
          <table:table-cell table:style-name="ce25" table:formula="of:=[PCA.$B$230]*[.F39]+[PCA.$C$230] *[.G39]+[PCA.$D$230]*[.H39]" office:value-type="float" office:value="-0.811475930685494" calcext:value-type="float">
            <text:p>-0,811</text:p>
          </table:table-cell>
          <table:table-cell table:number-columns-repeated="24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0" office:value-type="float" office:value="94.6256482282977" calcext:value-type="float">
            <text:p>94,626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8" calcext:value-type="float">
            <text:p>8,000</text:p>
          </table:table-cell>
          <table:table-cell table:style-name="ce2" office:value-type="float" office:value="158" calcext:value-type="float">
            <text:p>158</text:p>
          </table:table-cell>
          <table:table-cell table:style-name="ce14" table:formula="of:=([.B40]-[.$B$205])/[.$B$207]" office:value-type="float" office:value="-0.865646741025751" calcext:value-type="float">
            <text:p>-0,866</text:p>
          </table:table-cell>
          <table:table-cell table:style-name="ce14" table:formula="of:=([.C40]-[.$C$205])/[.$C$207]" office:value-type="float" office:value="-1.71792493973515" calcext:value-type="float">
            <text:p>-1,718</text:p>
          </table:table-cell>
          <table:table-cell table:style-name="ce14" table:formula="of:=([.D40]-[.$D$205])/[.$D$207]" office:value-type="float" office:value="-1.39451248532746" calcext:value-type="float">
            <text:p>-1,395</text:p>
          </table:table-cell>
          <table:table-cell table:style-name="ce16" table:formula="of:=[PCA.$B$228]*[.F40]+[PCA.$C$228] *[.G40]+[PCA.$D$228]*[.H40]" office:value-type="float" office:value="0.576616911954079" calcext:value-type="float">
            <text:p>0,577</text:p>
          </table:table-cell>
          <table:table-cell table:style-name="ce16" table:formula="of:=[PCA.$B$229]*[.F40]+[PCA.$C$229] *[.G40]+[PCA.$D$229]*[.H40]" office:value-type="float" office:value="2.13984984994022" calcext:value-type="float">
            <text:p>2,140</text:p>
          </table:table-cell>
          <table:table-cell table:style-name="ce25" table:formula="of:=[PCA.$B$230]*[.F40]+[PCA.$C$230] *[.G40]+[PCA.$D$230]*[.H40]" office:value-type="float" office:value="-0.856636826577974" calcext:value-type="float">
            <text:p>-0,857</text:p>
          </table:table-cell>
          <table:table-cell table:number-columns-repeated="24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0" office:value-type="float" office:value="24.0466041112303" calcext:value-type="float">
            <text:p>24,047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2" office:value-type="float" office:value="82" calcext:value-type="float">
            <text:p>82</text:p>
          </table:table-cell>
          <table:table-cell table:style-name="ce14" table:formula="of:=([.B41]-[.$B$205])/[.$B$207]" office:value-type="float" office:value="-1.29117377669972" calcext:value-type="float">
            <text:p>-1,291</text:p>
          </table:table-cell>
          <table:table-cell table:style-name="ce14" table:formula="of:=([.C41]-[.$C$205])/[.$C$207]" office:value-type="float" office:value="-1.68088073618291" calcext:value-type="float">
            <text:p>-1,681</text:p>
          </table:table-cell>
          <table:table-cell table:style-name="ce14" table:formula="of:=([.D41]-[.$D$205])/[.$D$207]" office:value-type="float" office:value="-1.31881632653645" calcext:value-type="float">
            <text:p>-1,319</text:p>
          </table:table-cell>
          <table:table-cell table:style-name="ce16" table:formula="of:=[PCA.$B$228]*[.F41]+[PCA.$C$228] *[.G41]+[PCA.$D$228]*[.H41]" office:value-type="float" office:value="0.799791942281086" calcext:value-type="float">
            <text:p>0,800</text:p>
          </table:table-cell>
          <table:table-cell table:style-name="ce16" table:formula="of:=[PCA.$B$229]*[.F41]+[PCA.$C$229] *[.G41]+[PCA.$D$229]*[.H41]" office:value-type="float" office:value="2.30601281363599" calcext:value-type="float">
            <text:p>2,306</text:p>
          </table:table-cell>
          <table:table-cell table:style-name="ce25" table:formula="of:=[PCA.$B$230]*[.F41]+[PCA.$C$230] *[.G41]+[PCA.$D$230]*[.H41]" office:value-type="float" office:value="-0.523832936623357" calcext:value-type="float">
            <text:p>-0,524</text:p>
          </table:table-cell>
          <table:table-cell table:number-columns-repeated="24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0" office:value-type="float" office:value="59.2543303931073" calcext:value-type="float">
            <text:p>59,254</text:p>
          </table:table-cell>
          <table:table-cell table:number-columns-repeated="2" table:style-name="ce10" office:value-type="float" office:value="10" calcext:value-type="float">
            <text:p>10,000</text:p>
          </table:table-cell>
          <table:table-cell table:style-name="ce2" office:value-type="float" office:value="40" calcext:value-type="float">
            <text:p>40</text:p>
          </table:table-cell>
          <table:table-cell table:style-name="ce14" table:formula="of:=([.B42]-[.$B$205])/[.$B$207]" office:value-type="float" office:value="-1.07890341252905" calcext:value-type="float">
            <text:p>-1,079</text:p>
          </table:table-cell>
          <table:table-cell table:style-name="ce14" table:formula="of:=([.C42]-[.$C$205])/[.$C$207]" office:value-type="float" office:value="-1.53270392197395" calcext:value-type="float">
            <text:p>-1,533</text:p>
          </table:table-cell>
          <table:table-cell table:style-name="ce14" table:formula="of:=([.D42]-[.$D$205])/[.$D$207]" office:value-type="float" office:value="-1.31881632653645" calcext:value-type="float">
            <text:p>-1,319</text:p>
          </table:table-cell>
          <table:table-cell table:style-name="ce16" table:formula="of:=[PCA.$B$228]*[.F42]+[PCA.$C$228] *[.G42]+[PCA.$D$228]*[.H42]" office:value-type="float" office:value="0.745025150566977" calcext:value-type="float">
            <text:p>0,745</text:p>
          </table:table-cell>
          <table:table-cell table:style-name="ce16" table:formula="of:=[PCA.$B$229]*[.F42]+[PCA.$C$229] *[.G42]+[PCA.$D$229]*[.H42]" office:value-type="float" office:value="2.07480444636595" calcext:value-type="float">
            <text:p>2,075</text:p>
          </table:table-cell>
          <table:table-cell table:style-name="ce25" table:formula="of:=[PCA.$B$230]*[.F42]+[PCA.$C$230] *[.G42]+[PCA.$D$230]*[.H42]" office:value-type="float" office:value="-0.626587035294726" calcext:value-type="float">
            <text:p>-0,627</text:p>
          </table:table-cell>
          <table:table-cell table:number-columns-repeated="24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0" office:value-type="float" office:value="54.3341447064803" calcext:value-type="float">
            <text:p>54,334</text:p>
          </table:table-cell>
          <table:table-cell table:number-columns-repeated="2" table:style-name="ce10" office:value-type="float" office:value="9" calcext:value-type="float">
            <text:p>9,000</text:p>
          </table:table-cell>
          <table:table-cell table:style-name="ce2" office:value-type="float" office:value="143" calcext:value-type="float">
            <text:p>143</text:p>
          </table:table-cell>
          <table:table-cell table:style-name="ce14" table:formula="of:=([.B43]-[.$B$205])/[.$B$207]" office:value-type="float" office:value="-1.10856762881857" calcext:value-type="float">
            <text:p>-1,109</text:p>
          </table:table-cell>
          <table:table-cell table:style-name="ce14" table:formula="of:=([.C43]-[.$C$205])/[.$C$207]" office:value-type="float" office:value="-1.56974812552619" calcext:value-type="float">
            <text:p>-1,570</text:p>
          </table:table-cell>
          <table:table-cell table:style-name="ce14" table:formula="of:=([.D43]-[.$D$205])/[.$D$207]" office:value-type="float" office:value="-1.35666440593195" calcext:value-type="float">
            <text:p>-1,357</text:p>
          </table:table-cell>
          <table:table-cell table:style-name="ce16" table:formula="of:=[PCA.$B$228]*[.F43]+[PCA.$C$228] *[.G43]+[PCA.$D$228]*[.H43]" office:value-type="float" office:value="0.768995132685364" calcext:value-type="float">
            <text:p>0,769</text:p>
          </table:table-cell>
          <table:table-cell table:style-name="ce16" table:formula="of:=[PCA.$B$229]*[.F43]+[PCA.$C$229] *[.G43]+[PCA.$D$229]*[.H43]" office:value-type="float" office:value="2.12780865823219" calcext:value-type="float">
            <text:p>2,128</text:p>
          </table:table-cell>
          <table:table-cell table:style-name="ce25" table:formula="of:=[PCA.$B$230]*[.F43]+[PCA.$C$230] *[.G43]+[PCA.$D$230]*[.H43]" office:value-type="float" office:value="-0.643927948632754" calcext:value-type="float">
            <text:p>-0,644</text:p>
          </table:table-cell>
          <table:table-cell table:number-columns-repeated="24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0" office:value-type="float" office:value="81.1905163428587" calcext:value-type="float">
            <text:p>81,191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 office:value-type="float" office:value="13" calcext:value-type="float">
            <text:p>13,000</text:p>
          </table:table-cell>
          <table:table-cell table:style-name="ce2" office:value-type="float" office:value="61" calcext:value-type="float">
            <text:p>61</text:p>
          </table:table-cell>
          <table:table-cell table:style-name="ce14" table:formula="of:=([.B44]-[.$B$205])/[.$B$207]" office:value-type="float" office:value="-0.946648289241919" calcext:value-type="float">
            <text:p>-0,947</text:p>
          </table:table-cell>
          <table:table-cell table:style-name="ce14" table:formula="of:=([.C44]-[.$C$205])/[.$C$207]" office:value-type="float" office:value="-1.49565971842171" calcext:value-type="float">
            <text:p>-1,496</text:p>
          </table:table-cell>
          <table:table-cell table:style-name="ce14" table:formula="of:=([.D44]-[.$D$205])/[.$D$207]" office:value-type="float" office:value="-1.20527208834993" calcext:value-type="float">
            <text:p>-1,205</text:p>
          </table:table-cell>
          <table:table-cell table:style-name="ce16" table:formula="of:=[PCA.$B$228]*[.F44]+[PCA.$C$228] *[.G44]+[PCA.$D$228]*[.H44]" office:value-type="float" office:value="0.611430705214361" calcext:value-type="float">
            <text:p>0,611</text:p>
          </table:table-cell>
          <table:table-cell table:style-name="ce16" table:formula="of:=[PCA.$B$229]*[.F44]+[PCA.$C$229] *[.G44]+[PCA.$D$229]*[.H44]" office:value-type="float" office:value="1.9572246892754" calcext:value-type="float">
            <text:p>1,957</text:p>
          </table:table-cell>
          <table:table-cell table:style-name="ce25" table:formula="of:=[PCA.$B$230]*[.F44]+[PCA.$C$230] *[.G44]+[PCA.$D$230]*[.H44]" office:value-type="float" office:value="-0.617448651532512" calcext:value-type="float">
            <text:p>-0,617</text:p>
          </table:table-cell>
          <table:table-cell table:number-columns-repeated="24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0" office:value-type="float" office:value="65.6163572156787" calcext:value-type="float">
            <text:p>65,616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9" calcext:value-type="float">
            <text:p>9,000</text:p>
          </table:table-cell>
          <table:table-cell table:style-name="ce2" office:value-type="float" office:value="83" calcext:value-type="float">
            <text:p>83</text:p>
          </table:table-cell>
          <table:table-cell table:style-name="ce14" table:formula="of:=([.B45]-[.$B$205])/[.$B$207]" office:value-type="float" office:value="-1.04054621389376" calcext:value-type="float">
            <text:p>-1,041</text:p>
          </table:table-cell>
          <table:table-cell table:style-name="ce14" table:formula="of:=([.C45]-[.$C$205])/[.$C$207]" office:value-type="float" office:value="-1.68088073618291" calcext:value-type="float">
            <text:p>-1,681</text:p>
          </table:table-cell>
          <table:table-cell table:style-name="ce14" table:formula="of:=([.D45]-[.$D$205])/[.$D$207]" office:value-type="float" office:value="-1.35666440593195" calcext:value-type="float">
            <text:p>-1,357</text:p>
          </table:table-cell>
          <table:table-cell table:style-name="ce16" table:formula="of:=[PCA.$B$228]*[.F45]+[PCA.$C$228] *[.G45]+[PCA.$D$228]*[.H45]" office:value-type="float" office:value="0.674603710037626" calcext:value-type="float">
            <text:p>0,675</text:p>
          </table:table-cell>
          <table:table-cell table:style-name="ce16" table:formula="of:=[PCA.$B$229]*[.F45]+[PCA.$C$229] *[.G45]+[PCA.$D$229]*[.H45]" office:value-type="float" office:value="2.18840516826633" calcext:value-type="float">
            <text:p>2,188</text:p>
          </table:table-cell>
          <table:table-cell table:style-name="ce25" table:formula="of:=[PCA.$B$230]*[.F45]+[PCA.$C$230] *[.G45]+[PCA.$D$230]*[.H45]" office:value-type="float" office:value="-0.710227885511828" calcext:value-type="float">
            <text:p>-0,710</text:p>
          </table:table-cell>
          <table:table-cell table:number-columns-repeated="24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0" office:value-type="float" office:value="111.799569180675" calcext:value-type="float">
            <text:p>111,800</text:p>
          </table:table-cell>
          <table:table-cell table:style-name="ce10" office:value-type="float" office:value="9" calcext:value-type="float">
            <text:p>9,000</text:p>
          </table:table-cell>
          <table:table-cell table:style-name="ce10" office:value-type="float" office:value="8" calcext:value-type="float">
            <text:p>8,000</text:p>
          </table:table-cell>
          <table:table-cell table:style-name="ce2" office:value-type="float" office:value="23" calcext:value-type="float">
            <text:p>23</text:p>
          </table:table-cell>
          <table:table-cell table:style-name="ce14" table:formula="of:=([.B46]-[.$B$205])/[.$B$207]" office:value-type="float" office:value="-0.762103716815298" calcext:value-type="float">
            <text:p>-0,762</text:p>
          </table:table-cell>
          <table:table-cell table:style-name="ce14" table:formula="of:=([.C46]-[.$C$205])/[.$C$207]" office:value-type="float" office:value="-1.56974812552619" calcext:value-type="float">
            <text:p>-1,570</text:p>
          </table:table-cell>
          <table:table-cell table:style-name="ce14" table:formula="of:=([.D46]-[.$D$205])/[.$D$207]" office:value-type="float" office:value="-1.39451248532746" calcext:value-type="float">
            <text:p>-1,395</text:p>
          </table:table-cell>
          <table:table-cell table:style-name="ce16" table:formula="of:=[PCA.$B$228]*[.F46]+[PCA.$C$228] *[.G46]+[PCA.$D$228]*[.H46]" office:value-type="float" office:value="0.586671185777451" calcext:value-type="float">
            <text:p>0,587</text:p>
          </table:table-cell>
          <table:table-cell table:style-name="ce16" table:formula="of:=[PCA.$B$229]*[.F46]+[PCA.$C$229] *[.G46]+[PCA.$D$229]*[.H46]" office:value-type="float" office:value="1.9626212364129" calcext:value-type="float">
            <text:p>1,963</text:p>
          </table:table-cell>
          <table:table-cell table:style-name="ce25" table:formula="of:=[PCA.$B$230]*[.F46]+[PCA.$C$230] *[.G46]+[PCA.$D$230]*[.H46]" office:value-type="float" office:value="-0.890790171192824" calcext:value-type="float">
            <text:p>-0,891</text:p>
          </table:table-cell>
          <table:table-cell table:number-columns-repeated="24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0" office:value-type="float" office:value="83.1242774051303" calcext:value-type="float">
            <text:p>83,124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4" calcext:value-type="float">
            <text:p>14,000</text:p>
          </table:table-cell>
          <table:table-cell table:style-name="ce2" office:value-type="float" office:value="175" calcext:value-type="float">
            <text:p>175</text:p>
          </table:table-cell>
          <table:table-cell table:style-name="ce14" table:formula="of:=([.B47]-[.$B$205])/[.$B$207]" office:value-type="float" office:value="-0.934989479990191" calcext:value-type="float">
            <text:p>-0,935</text:p>
          </table:table-cell>
          <table:table-cell table:style-name="ce14" table:formula="of:=([.C47]-[.$C$205])/[.$C$207]" office:value-type="float" office:value="-1.64383653263067" calcext:value-type="float">
            <text:p>-1,644</text:p>
          </table:table-cell>
          <table:table-cell table:style-name="ce14" table:formula="of:=([.D47]-[.$D$205])/[.$D$207]" office:value-type="float" office:value="-1.16742400895442" calcext:value-type="float">
            <text:p>-1,167</text:p>
          </table:table-cell>
          <table:table-cell table:style-name="ce16" table:formula="of:=[PCA.$B$228]*[.F47]+[PCA.$C$228] *[.G47]+[PCA.$D$228]*[.H47]" office:value-type="float" office:value="0.508464494167311" calcext:value-type="float">
            <text:p>0,508</text:p>
          </table:table-cell>
          <table:table-cell table:style-name="ce16" table:formula="of:=[PCA.$B$229]*[.F47]+[PCA.$C$229] *[.G47]+[PCA.$D$229]*[.H47]" office:value-type="float" office:value="2.07043799363654" calcext:value-type="float">
            <text:p>2,070</text:p>
          </table:table-cell>
          <table:table-cell table:style-name="ce25" table:formula="of:=[PCA.$B$230]*[.F47]+[PCA.$C$230] *[.G47]+[PCA.$D$230]*[.H47]" office:value-type="float" office:value="-0.627717854798799" calcext:value-type="float">
            <text:p>-0,628</text:p>
          </table:table-cell>
          <table:table-cell table:number-columns-repeated="24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0" office:value-type="float" office:value="85.0837497840673" calcext:value-type="float">
            <text:p>85,084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2" office:value-type="float" office:value="176" calcext:value-type="float">
            <text:p>176</text:p>
          </table:table-cell>
          <table:table-cell table:style-name="ce14" table:formula="of:=([.B48]-[.$B$205])/[.$B$207]" office:value-type="float" office:value="-0.923175655032303" calcext:value-type="float">
            <text:p>-0,923</text:p>
          </table:table-cell>
          <table:table-cell table:style-name="ce14" table:formula="of:=([.C48]-[.$C$205])/[.$C$207]" office:value-type="float" office:value="-1.53270392197395" calcext:value-type="float">
            <text:p>-1,533</text:p>
          </table:table-cell>
          <table:table-cell table:style-name="ce14" table:formula="of:=([.D48]-[.$D$205])/[.$D$207]" office:value-type="float" office:value="-1.12957592955891" calcext:value-type="float">
            <text:p>-1,130</text:p>
          </table:table-cell>
          <table:table-cell table:style-name="ce16" table:formula="of:=[PCA.$B$228]*[.F48]+[PCA.$C$228] *[.G48]+[PCA.$D$228]*[.H48]" office:value-type="float" office:value="0.531028835351593" calcext:value-type="float">
            <text:p>0,531</text:p>
          </table:table-cell>
          <table:table-cell table:style-name="ce16" table:formula="of:=[PCA.$B$229]*[.F48]+[PCA.$C$229] *[.G48]+[PCA.$D$229]*[.H48]" office:value-type="float" office:value="1.96338459178403" calcext:value-type="float">
            <text:p>1,963</text:p>
          </table:table-cell>
          <table:table-cell table:style-name="ce25" table:formula="of:=[PCA.$B$230]*[.F48]+[PCA.$C$230] *[.G48]+[PCA.$D$230]*[.H48]" office:value-type="float" office:value="-0.583526161148037" calcext:value-type="float">
            <text:p>-0,584</text:p>
          </table:table-cell>
          <table:table-cell table:number-columns-repeated="24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0" office:value-type="float" office:value="51.0619833252067" calcext:value-type="float">
            <text:p>51,062</text:p>
          </table:table-cell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2" office:value-type="float" office:value="103" calcext:value-type="float">
            <text:p>103</text:p>
          </table:table-cell>
          <table:table-cell table:style-name="ce14" table:formula="of:=([.B49]-[.$B$205])/[.$B$207]" office:value-type="float" office:value="-1.12829576696834" calcext:value-type="float">
            <text:p>-1,128</text:p>
          </table:table-cell>
          <table:table-cell table:style-name="ce14" table:formula="of:=([.C49]-[.$C$205])/[.$C$207]" office:value-type="float" office:value="-1.60679232907843" calcext:value-type="float">
            <text:p>-1,607</text:p>
          </table:table-cell>
          <table:table-cell table:style-name="ce14" table:formula="of:=([.D49]-[.$D$205])/[.$D$207]" office:value-type="float" office:value="-1.28096824714094" calcext:value-type="float">
            <text:p>-1,281</text:p>
          </table:table-cell>
          <table:table-cell table:style-name="ce16" table:formula="of:=[PCA.$B$228]*[.F49]+[PCA.$C$228] *[.G49]+[PCA.$D$228]*[.H49]" office:value-type="float" office:value="0.714348699287815" calcext:value-type="float">
            <text:p>0,714</text:p>
          </table:table-cell>
          <table:table-cell table:style-name="ce16" table:formula="of:=[PCA.$B$229]*[.F49]+[PCA.$C$229] *[.G49]+[PCA.$D$229]*[.H49]" office:value-type="float" office:value="2.15541640499331" calcext:value-type="float">
            <text:p>2,155</text:p>
          </table:table-cell>
          <table:table-cell table:style-name="ce25" table:formula="of:=[PCA.$B$230]*[.F49]+[PCA.$C$230] *[.G49]+[PCA.$D$230]*[.H49]" office:value-type="float" office:value="-0.582748233333531" calcext:value-type="float">
            <text:p>-0,583</text:p>
          </table:table-cell>
          <table:table-cell table:number-columns-repeated="24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0" office:value-type="float" office:value="75.2935908551612" calcext:value-type="float">
            <text:p>75,294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9" calcext:value-type="float">
            <text:p>9,000</text:p>
          </table:table-cell>
          <table:table-cell table:style-name="ce2" office:value-type="float" office:value="104" calcext:value-type="float">
            <text:p>104</text:p>
          </table:table-cell>
          <table:table-cell table:style-name="ce14" table:formula="of:=([.B50]-[.$B$205])/[.$B$207]" office:value-type="float" office:value="-0.982201352530904" calcext:value-type="float">
            <text:p>-0,982</text:p>
          </table:table-cell>
          <table:table-cell table:style-name="ce14" table:formula="of:=([.C50]-[.$C$205])/[.$C$207]" office:value-type="float" office:value="-1.68088073618291" calcext:value-type="float">
            <text:p>-1,681</text:p>
          </table:table-cell>
          <table:table-cell table:style-name="ce14" table:formula="of:=([.D50]-[.$D$205])/[.$D$207]" office:value-type="float" office:value="-1.35666440593195" calcext:value-type="float">
            <text:p>-1,357</text:p>
          </table:table-cell>
          <table:table-cell table:style-name="ce16" table:formula="of:=[PCA.$B$228]*[.F50]+[PCA.$C$228] *[.G50]+[PCA.$D$228]*[.H50]" office:value-type="float" office:value="0.639819670590317" calcext:value-type="float">
            <text:p>0,640</text:p>
          </table:table-cell>
          <table:table-cell table:style-name="ce16" table:formula="of:=[PCA.$B$229]*[.F50]+[PCA.$C$229] *[.G50]+[PCA.$D$229]*[.H50]" office:value-type="float" office:value="2.15943875329037" calcext:value-type="float">
            <text:p>2,159</text:p>
          </table:table-cell>
          <table:table-cell table:style-name="ce25" table:formula="of:=[PCA.$B$230]*[.F50]+[PCA.$C$230] *[.G50]+[PCA.$D$230]*[.H50]" office:value-type="float" office:value="-0.747040167374694" calcext:value-type="float">
            <text:p>-0,747</text:p>
          </table:table-cell>
          <table:table-cell table:number-columns-repeated="24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0" office:value-type="float" office:value="87.9111425383554" calcext:value-type="float">
            <text:p>87,911</text:p>
          </table:table-cell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2" office:value-type="float" office:value="125" calcext:value-type="float">
            <text:p>125</text:p>
          </table:table-cell>
          <table:table-cell table:style-name="ce14" table:formula="of:=([.B51]-[.$B$205])/[.$B$207]" office:value-type="float" office:value="-0.90612906461061" calcext:value-type="float">
            <text:p>-0,906</text:p>
          </table:table-cell>
          <table:table-cell table:style-name="ce14" table:formula="of:=([.C51]-[.$C$205])/[.$C$207]" office:value-type="float" office:value="-1.60679232907843" calcext:value-type="float">
            <text:p>-1,607</text:p>
          </table:table-cell>
          <table:table-cell table:style-name="ce14" table:formula="of:=([.D51]-[.$D$205])/[.$D$207]" office:value-type="float" office:value="-1.31881632653645" calcext:value-type="float">
            <text:p>-1,319</text:p>
          </table:table-cell>
          <table:table-cell table:style-name="ce16" table:formula="of:=[PCA.$B$228]*[.F51]+[PCA.$C$228] *[.G51]+[PCA.$D$228]*[.H51]" office:value-type="float" office:value="0.606128262826381" calcext:value-type="float">
            <text:p>0,606</text:p>
          </table:table-cell>
          <table:table-cell table:style-name="ce16" table:formula="of:=[PCA.$B$229]*[.F51]+[PCA.$C$229] *[.G51]+[PCA.$D$229]*[.H51]" office:value-type="float" office:value="2.05193869454953" calcext:value-type="float">
            <text:p>2,052</text:p>
          </table:table-cell>
          <table:table-cell table:style-name="ce25" table:formula="of:=[PCA.$B$230]*[.F51]+[PCA.$C$230] *[.G51]+[PCA.$D$230]*[.H51]" office:value-type="float" office:value="-0.751186001548214" calcext:value-type="float">
            <text:p>-0,751</text:p>
          </table:table-cell>
          <table:table-cell table:number-columns-repeated="24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0" office:value-type="float" office:value="74.8862231885506" calcext:value-type="float">
            <text:p>74,886</text:p>
          </table:table-cell>
          <table:table-cell table:style-name="ce10" office:value-type="float" office:value="9" calcext:value-type="float">
            <text:p>9,0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2" office:value-type="float" office:value="185" calcext:value-type="float">
            <text:p>185</text:p>
          </table:table-cell>
          <table:table-cell table:style-name="ce14" table:formula="of:=([.B52]-[.$B$205])/[.$B$207]" office:value-type="float" office:value="-0.984657406700677" calcext:value-type="float">
            <text:p>-0,985</text:p>
          </table:table-cell>
          <table:table-cell table:style-name="ce14" table:formula="of:=([.C52]-[.$C$205])/[.$C$207]" office:value-type="float" office:value="-1.56974812552619" calcext:value-type="float">
            <text:p>-1,570</text:p>
          </table:table-cell>
          <table:table-cell table:style-name="ce14" table:formula="of:=([.D52]-[.$D$205])/[.$D$207]" office:value-type="float" office:value="-1.28096824714094" calcext:value-type="float">
            <text:p>-1,281</text:p>
          </table:table-cell>
          <table:table-cell table:style-name="ce16" table:formula="of:=[PCA.$B$228]*[.F52]+[PCA.$C$228] *[.G52]+[PCA.$D$228]*[.H52]" office:value-type="float" office:value="0.646660520162732" calcext:value-type="float">
            <text:p>0,647</text:p>
          </table:table-cell>
          <table:table-cell table:style-name="ce16" table:formula="of:=[PCA.$B$229]*[.F52]+[PCA.$C$229] *[.G52]+[PCA.$D$229]*[.H52]" office:value-type="float" office:value="2.05264873394944" calcext:value-type="float">
            <text:p>2,053</text:p>
          </table:table-cell>
          <table:table-cell table:style-name="ce25" table:formula="of:=[PCA.$B$230]*[.F52]+[PCA.$C$230] *[.G52]+[PCA.$D$230]*[.H52]" office:value-type="float" office:value="-0.665581750848498" calcext:value-type="float">
            <text:p>-0,666</text:p>
          </table:table-cell>
          <table:table-cell table:number-columns-repeated="24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0" office:value-type="float" office:value="465.285396709121" calcext:value-type="float">
            <text:p>465,285</text:p>
          </table:table-cell>
          <table:table-cell table:style-name="ce10" office:value-type="float" office:value="61" calcext:value-type="float">
            <text:p>61,000</text:p>
          </table:table-cell>
          <table:table-cell table:style-name="ce10" office:value-type="float" office:value="76" calcext:value-type="float">
            <text:p>76,000</text:p>
          </table:table-cell>
          <table:table-cell table:style-name="ce2" office:value-type="float" office:value="84" calcext:value-type="float">
            <text:p>84</text:p>
          </table:table-cell>
          <table:table-cell table:style-name="ce14" table:formula="of:=([.B53]-[.$B$205])/[.$B$207]" office:value-type="float" office:value="1.36909228084437" calcext:value-type="float">
            <text:p>1,369</text:p>
          </table:table-cell>
          <table:table-cell table:style-name="ce14" table:formula="of:=([.C53]-[.$C$205])/[.$C$207]" office:value-type="float" office:value="0.356550459190315" calcext:value-type="float">
            <text:p>0,357</text:p>
          </table:table-cell>
          <table:table-cell table:style-name="ce14" table:formula="of:=([.D53]-[.$D$205])/[.$D$207]" office:value-type="float" office:value="1.17915691356703" calcext:value-type="float">
            <text:p>1,179</text:p>
          </table:table-cell>
          <table:table-cell table:style-name="ce16" table:formula="of:=[PCA.$B$228]*[.F53]+[PCA.$C$228] *[.G53]+[PCA.$D$228]*[.H53]" office:value-type="float" office:value="-1.39840779635745" calcext:value-type="float">
            <text:p>-1,398</text:p>
          </table:table-cell>
          <table:table-cell table:style-name="ce16" table:formula="of:=[PCA.$B$229]*[.F53]+[PCA.$C$229] *[.G53]+[PCA.$D$229]*[.H53]" office:value-type="float" office:value="-1.19498633069255" calcext:value-type="float">
            <text:p>-1,195</text:p>
          </table:table-cell>
          <table:table-cell table:style-name="ce25" table:formula="of:=[PCA.$B$230]*[.F53]+[PCA.$C$230] *[.G53]+[PCA.$D$230]*[.H53]" office:value-type="float" office:value="0.0917403466515951" calcext:value-type="float">
            <text:p>0,092</text:p>
          </table:table-cell>
          <table:table-cell table:number-columns-repeated="24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0" office:value-type="float" office:value="381.587326708097" calcext:value-type="float">
            <text:p>381,587</text:p>
          </table:table-cell>
          <table:table-cell table:style-name="ce10" office:value-type="float" office:value="62" calcext:value-type="float">
            <text:p>62,000</text:p>
          </table:table-cell>
          <table:table-cell table:style-name="ce10" office:value-type="float" office:value="57" calcext:value-type="float">
            <text:p>57,000</text:p>
          </table:table-cell>
          <table:table-cell table:style-name="ce2" office:value-type="float" office:value="5" calcext:value-type="float">
            <text:p>5</text:p>
          </table:table-cell>
          <table:table-cell table:style-name="ce14" table:formula="of:=([.B54]-[.$B$205])/[.$B$207]" office:value-type="float" office:value="0.86446952681425" calcext:value-type="float">
            <text:p>0,864</text:p>
          </table:table-cell>
          <table:table-cell table:style-name="ce14" table:formula="of:=([.C54]-[.$C$205])/[.$C$207]" office:value-type="float" office:value="0.393594662742555" calcext:value-type="float">
            <text:p>0,394</text:p>
          </table:table-cell>
          <table:table-cell table:style-name="ce14" table:formula="of:=([.D54]-[.$D$205])/[.$D$207]" office:value-type="float" office:value="0.460043405052389" calcext:value-type="float">
            <text:p>0,460</text:p>
          </table:table-cell>
          <table:table-cell table:style-name="ce16" table:formula="of:=[PCA.$B$228]*[.F54]+[PCA.$C$228] *[.G54]+[PCA.$D$228]*[.H54]" office:value-type="float" office:value="-0.619228409506779" calcext:value-type="float">
            <text:p>-0,619</text:p>
          </table:table-cell>
          <table:table-cell table:style-name="ce16" table:formula="of:=[PCA.$B$229]*[.F54]+[PCA.$C$229] *[.G54]+[PCA.$D$229]*[.H54]" office:value-type="float" office:value="-0.846310222510061" calcext:value-type="float">
            <text:p>-0,846</text:p>
          </table:table-cell>
          <table:table-cell table:style-name="ce25" table:formula="of:=[PCA.$B$230]*[.F54]+[PCA.$C$230] *[.G54]+[PCA.$D$230]*[.H54]" office:value-type="float" office:value="-0.119078966675833" calcext:value-type="float">
            <text:p>-0,119</text:p>
          </table:table-cell>
          <table:table-cell table:number-columns-repeated="24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0" office:value-type="float" office:value="419.458414938791" calcext:value-type="float">
            <text:p>419,458</text:p>
          </table:table-cell>
          <table:table-cell table:style-name="ce10" office:value-type="float" office:value="42" calcext:value-type="float">
            <text:p>42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2" office:value-type="float" office:value="62" calcext:value-type="float">
            <text:p>62</text:p>
          </table:table-cell>
          <table:table-cell table:style-name="ce14" table:formula="of:=([.B55]-[.$B$205])/[.$B$207]" office:value-type="float" office:value="1.09279752578551" calcext:value-type="float">
            <text:p>1,093</text:p>
          </table:table-cell>
          <table:table-cell table:style-name="ce14" table:formula="of:=([.C55]-[.$C$205])/[.$C$207]" office:value-type="float" office:value="-0.347289408302254" calcext:value-type="float">
            <text:p>-0,347</text:p>
          </table:table-cell>
          <table:table-cell table:style-name="ce14" table:formula="of:=([.D55]-[.$D$205])/[.$D$207]" office:value-type="float" office:value="1.33054923114905" calcext:value-type="float">
            <text:p>1,331</text:p>
          </table:table-cell>
          <table:table-cell table:style-name="ce16" table:formula="of:=[PCA.$B$228]*[.F55]+[PCA.$C$228] *[.G55]+[PCA.$D$228]*[.H55]" office:value-type="float" office:value="-1.67158665337374" calcext:value-type="float">
            <text:p>-1,672</text:p>
          </table:table-cell>
          <table:table-cell table:style-name="ce16" table:formula="of:=[PCA.$B$229]*[.F55]+[PCA.$C$229] *[.G55]+[PCA.$D$229]*[.H55]" office:value-type="float" office:value="-0.487441349136678" calcext:value-type="float">
            <text:p>-0,487</text:p>
          </table:table-cell>
          <table:table-cell table:style-name="ce25" table:formula="of:=[PCA.$B$230]*[.F55]+[PCA.$C$230] *[.G55]+[PCA.$D$230]*[.H55]" office:value-type="float" office:value="0.231031650288228" calcext:value-type="float">
            <text:p>0,231</text:p>
          </table:table-cell>
          <table:table-cell table:number-columns-repeated="24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0" office:value-type="float" office:value="485.692298807357" calcext:value-type="float">
            <text:p>485,692</text:p>
          </table:table-cell>
          <table:table-cell table:style-name="ce10" office:value-type="float" office:value="85" calcext:value-type="float">
            <text:p>85,000</text:p>
          </table:table-cell>
          <table:table-cell table:style-name="ce10" office:value-type="float" office:value="67" calcext:value-type="float">
            <text:p>67,000</text:p>
          </table:table-cell>
          <table:table-cell table:style-name="ce2" office:value-type="float" office:value="144" calcext:value-type="float">
            <text:p>144</text:p>
          </table:table-cell>
          <table:table-cell table:style-name="ce14" table:formula="of:=([.B56]-[.$B$205])/[.$B$207]" office:value-type="float" office:value="1.49212722224635" calcext:value-type="float">
            <text:p>1,492</text:p>
          </table:table-cell>
          <table:table-cell table:style-name="ce14" table:formula="of:=([.C56]-[.$C$205])/[.$C$207]" office:value-type="float" office:value="1.24561134444409" calcext:value-type="float">
            <text:p>1,246</text:p>
          </table:table-cell>
          <table:table-cell table:style-name="ce14" table:formula="of:=([.D56]-[.$D$205])/[.$D$207]" office:value-type="float" office:value="0.838524199007461" calcext:value-type="float">
            <text:p>0,839</text:p>
          </table:table-cell>
          <table:table-cell table:style-name="ce16" table:formula="of:=[PCA.$B$228]*[.F56]+[PCA.$C$228] *[.G56]+[PCA.$D$228]*[.H56]" office:value-type="float" office:value="-0.822973270387767" calcext:value-type="float">
            <text:p>-0,823</text:p>
          </table:table-cell>
          <table:table-cell table:style-name="ce16" table:formula="of:=[PCA.$B$229]*[.F56]+[PCA.$C$229] *[.G56]+[PCA.$D$229]*[.H56]" office:value-type="float" office:value="-1.94961510507745" calcext:value-type="float">
            <text:p>-1,950</text:p>
          </table:table-cell>
          <table:table-cell table:style-name="ce25" table:formula="of:=[PCA.$B$230]*[.F56]+[PCA.$C$230] *[.G56]+[PCA.$D$230]*[.H56]" office:value-type="float" office:value="-0.0531984608849291" calcext:value-type="float">
            <text:p>-0,053</text:p>
          </table:table-cell>
          <table:table-cell table:number-columns-repeated="24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0" office:value-type="float" office:value="417.583414966496" calcext:value-type="float">
            <text:p>417,583</text:p>
          </table:table-cell>
          <table:table-cell table:style-name="ce10" office:value-type="float" office:value="47" calcext:value-type="float">
            <text:p>47,000</text:p>
          </table:table-cell>
          <table:table-cell table:style-name="ce10" office:value-type="float" office:value="75" calcext:value-type="float">
            <text:p>75,000</text:p>
          </table:table-cell>
          <table:table-cell table:style-name="ce2" office:value-type="float" office:value="106" calcext:value-type="float">
            <text:p>106</text:p>
          </table:table-cell>
          <table:table-cell table:style-name="ce14" table:formula="of:=([.B57]-[.$B$205])/[.$B$207]" office:value-type="float" office:value="1.08149299212286" calcext:value-type="float">
            <text:p>1,081</text:p>
          </table:table-cell>
          <table:table-cell table:style-name="ce14" table:formula="of:=([.C57]-[.$C$205])/[.$C$207]" office:value-type="float" office:value="-0.162068390541052" calcext:value-type="float">
            <text:p>-0,162</text:p>
          </table:table-cell>
          <table:table-cell table:style-name="ce14" table:formula="of:=([.D57]-[.$D$205])/[.$D$207]" office:value-type="float" office:value="1.14130883417152" calcext:value-type="float">
            <text:p>1,141</text:p>
          </table:table-cell>
          <table:table-cell table:style-name="ce16" table:formula="of:=[PCA.$B$228]*[.F57]+[PCA.$C$228] *[.G57]+[PCA.$D$228]*[.H57]" office:value-type="float" office:value="-1.45396188324732" calcext:value-type="float">
            <text:p>-1,454</text:p>
          </table:table-cell>
          <table:table-cell table:style-name="ce16" table:formula="of:=[PCA.$B$229]*[.F57]+[PCA.$C$229] *[.G57]+[PCA.$D$229]*[.H57]" office:value-type="float" office:value="-0.605001537869166" calcext:value-type="float">
            <text:p>-0,605</text:p>
          </table:table-cell>
          <table:table-cell table:style-name="ce25" table:formula="of:=[PCA.$B$230]*[.F57]+[PCA.$C$230] *[.G57]+[PCA.$D$230]*[.H57]" office:value-type="float" office:value="0.135818456162942" calcext:value-type="float">
            <text:p>0,136</text:p>
          </table:table-cell>
          <table:table-cell table:number-columns-repeated="24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0" office:value-type="float" office:value="373.217299637275" calcext:value-type="float">
            <text:p>373,217</text:p>
          </table:table-cell>
          <table:table-cell table:style-name="ce10" office:value-type="float" office:value="54" calcext:value-type="float">
            <text:p>54,000</text:p>
          </table:table-cell>
          <table:table-cell table:style-name="ce10" office:value-type="float" office:value="64" calcext:value-type="float">
            <text:p>64,000</text:p>
          </table:table-cell>
          <table:table-cell table:style-name="ce2" office:value-type="float" office:value="145" calcext:value-type="float">
            <text:p>145</text:p>
          </table:table-cell>
          <table:table-cell table:style-name="ce14" table:formula="of:=([.B58]-[.$B$205])/[.$B$207]" office:value-type="float" office:value="0.814005924586227" calcext:value-type="float">
            <text:p>0,814</text:p>
          </table:table-cell>
          <table:table-cell table:style-name="ce14" table:formula="of:=([.C58]-[.$C$205])/[.$C$207]" office:value-type="float" office:value="0.0972410343246313" calcext:value-type="float">
            <text:p>0,097</text:p>
          </table:table-cell>
          <table:table-cell table:style-name="ce14" table:formula="of:=([.D58]-[.$D$205])/[.$D$207]" office:value-type="float" office:value="0.72497996082094" calcext:value-type="float">
            <text:p>0,725</text:p>
          </table:table-cell>
          <table:table-cell table:style-name="ce16" table:formula="of:=[PCA.$B$228]*[.F58]+[PCA.$C$228] *[.G58]+[PCA.$D$228]*[.H58]" office:value-type="float" office:value="-0.902328484176159" calcext:value-type="float">
            <text:p>-0,902</text:p>
          </table:table-cell>
          <table:table-cell table:style-name="ce16" table:formula="of:=[PCA.$B$229]*[.F58]+[PCA.$C$229] *[.G58]+[PCA.$D$229]*[.H58]" office:value-type="float" office:value="-0.617359375457737" calcext:value-type="float">
            <text:p>-0,617</text:p>
          </table:table-cell>
          <table:table-cell table:style-name="ce25" table:formula="of:=[PCA.$B$230]*[.F58]+[PCA.$C$230] *[.G58]+[PCA.$D$230]*[.H58]" office:value-type="float" office:value="0.0482505841885351" calcext:value-type="float">
            <text:p>0,048</text:p>
          </table:table-cell>
          <table:table-cell table:number-columns-repeated="24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0" office:value-type="float" office:value="371.380372938193" calcext:value-type="float">
            <text:p>371,380</text:p>
          </table:table-cell>
          <table:table-cell table:style-name="ce10" office:value-type="float" office:value="43" calcext:value-type="float">
            <text:p>43,000</text:p>
          </table:table-cell>
          <table:table-cell table:style-name="ce10" office:value-type="float" office:value="63" calcext:value-type="float">
            <text:p>63,000</text:p>
          </table:table-cell>
          <table:table-cell table:style-name="ce2" office:value-type="float" office:value="85" calcext:value-type="float">
            <text:p>85</text:p>
          </table:table-cell>
          <table:table-cell table:style-name="ce14" table:formula="of:=([.B59]-[.$B$205])/[.$B$207]" office:value-type="float" office:value="0.802930937912928" calcext:value-type="float">
            <text:p>0,803</text:p>
          </table:table-cell>
          <table:table-cell table:style-name="ce14" table:formula="of:=([.C59]-[.$C$205])/[.$C$207]" office:value-type="float" office:value="-0.310245204750014" calcext:value-type="float">
            <text:p>-0,310</text:p>
          </table:table-cell>
          <table:table-cell table:style-name="ce14" table:formula="of:=([.D59]-[.$D$205])/[.$D$207]" office:value-type="float" office:value="0.687131881425432" calcext:value-type="float">
            <text:p>0,687</text:p>
          </table:table-cell>
          <table:table-cell table:style-name="ce16" table:formula="of:=[PCA.$B$228]*[.F59]+[PCA.$C$228] *[.G59]+[PCA.$D$228]*[.H59]" office:value-type="float" office:value="-1.06890241396327" calcext:value-type="float">
            <text:p>-1,069</text:p>
          </table:table-cell>
          <table:table-cell table:style-name="ce16" table:formula="of:=[PCA.$B$229]*[.F59]+[PCA.$C$229] *[.G59]+[PCA.$D$229]*[.H59]" office:value-type="float" office:value="-0.25902736022837" calcext:value-type="float">
            <text:p>-0,259</text:p>
          </table:table-cell>
          <table:table-cell table:style-name="ce25" table:formula="of:=[PCA.$B$230]*[.F59]+[PCA.$C$230] *[.G59]+[PCA.$D$230]*[.H59]" office:value-type="float" office:value="-0.0587600777251506" calcext:value-type="float">
            <text:p>-0,059</text:p>
          </table:table-cell>
          <table:table-cell table:number-columns-repeated="243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0" office:value-type="float" office:value="368.646085172696" calcext:value-type="float">
            <text:p>368,646</text:p>
          </table:table-cell>
          <table:table-cell table:style-name="ce10" office:value-type="float" office:value="59" calcext:value-type="float">
            <text:p>59,000</text:p>
          </table:table-cell>
          <table:table-cell table:style-name="ce10" office:value-type="float" office:value="69" calcext:value-type="float">
            <text:p>69,000</text:p>
          </table:table-cell>
          <table:table-cell table:style-name="ce2" office:value-type="float" office:value="6" calcext:value-type="float">
            <text:p>6</text:p>
          </table:table-cell>
          <table:table-cell table:style-name="ce14" table:formula="of:=([.B60]-[.$B$205])/[.$B$207]" office:value-type="float" office:value="0.786445685355502" calcext:value-type="float">
            <text:p>0,786</text:p>
          </table:table-cell>
          <table:table-cell table:style-name="ce14" table:formula="of:=([.C60]-[.$C$205])/[.$C$207]" office:value-type="float" office:value="0.282462052085834" calcext:value-type="float">
            <text:p>0,282</text:p>
          </table:table-cell>
          <table:table-cell table:style-name="ce14" table:formula="of:=([.D60]-[.$D$205])/[.$D$207]" office:value-type="float" office:value="0.914220357798475" calcext:value-type="float">
            <text:p>0,914</text:p>
          </table:table-cell>
          <table:table-cell table:style-name="ce16" table:formula="of:=[PCA.$B$228]*[.F60]+[PCA.$C$228] *[.G60]+[PCA.$D$228]*[.H60]" office:value-type="float" office:value="-0.917321469006108" calcext:value-type="float">
            <text:p>-0,917</text:p>
          </table:table-cell>
          <table:table-cell table:style-name="ce16" table:formula="of:=[PCA.$B$229]*[.F60]+[PCA.$C$229] *[.G60]+[PCA.$D$229]*[.H60]" office:value-type="float" office:value="-0.795060811393104" calcext:value-type="float">
            <text:p>-0,795</text:p>
          </table:table-cell>
          <table:table-cell table:style-name="ce25" table:formula="of:=[PCA.$B$230]*[.F60]+[PCA.$C$230] *[.G60]+[PCA.$D$230]*[.H60]" office:value-type="float" office:value="0.245926238991403" calcext:value-type="float">
            <text:p>0,246</text:p>
          </table:table-cell>
          <table:table-cell table:number-columns-repeated="24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0" office:value-type="float" office:value="431.666364881404" calcext:value-type="float">
            <text:p>431,666</text:p>
          </table:table-cell>
          <table:table-cell table:style-name="ce10" office:value-type="float" office:value="53" calcext:value-type="float">
            <text:p>53,000</text:p>
          </table:table-cell>
          <table:table-cell table:style-name="ce10" office:value-type="float" office:value="57" calcext:value-type="float">
            <text:p>57,000</text:p>
          </table:table-cell>
          <table:table-cell table:style-name="ce2" office:value-type="float" office:value="41" calcext:value-type="float">
            <text:p>41</text:p>
          </table:table-cell>
          <table:table-cell table:style-name="ce14" table:formula="of:=([.B61]-[.$B$205])/[.$B$207]" office:value-type="float" office:value="1.16640029011482" calcext:value-type="float">
            <text:p>1,166</text:p>
          </table:table-cell>
          <table:table-cell table:style-name="ce14" table:formula="of:=([.C61]-[.$C$205])/[.$C$207]" office:value-type="float" office:value="0.0601968307723908" calcext:value-type="float">
            <text:p>0,060</text:p>
          </table:table-cell>
          <table:table-cell table:style-name="ce14" table:formula="of:=([.D61]-[.$D$205])/[.$D$207]" office:value-type="float" office:value="0.460043405052389" calcext:value-type="float">
            <text:p>0,460</text:p>
          </table:table-cell>
          <table:table-cell table:style-name="ce16" table:formula="of:=[PCA.$B$228]*[.F61]+[PCA.$C$228] *[.G61]+[PCA.$D$228]*[.H61]" office:value-type="float" office:value="-0.960748738464923" calcext:value-type="float">
            <text:p>-0,961</text:p>
          </table:table-cell>
          <table:table-cell table:style-name="ce16" table:formula="of:=[PCA.$B$229]*[.F61]+[PCA.$C$229] *[.G61]+[PCA.$D$229]*[.H61]" office:value-type="float" office:value="-0.713108384993819" calcext:value-type="float">
            <text:p>-0,713</text:p>
          </table:table-cell>
          <table:table-cell table:style-name="ce25" table:formula="of:=[PCA.$B$230]*[.F61]+[PCA.$C$230] *[.G61]+[PCA.$D$230]*[.H61]" office:value-type="float" office:value="-0.379726972111508" calcext:value-type="float">
            <text:p>-0,380</text:p>
          </table:table-cell>
          <table:table-cell table:number-columns-repeated="243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0" office:value-type="float" office:value="381.534823672154" calcext:value-type="float">
            <text:p>381,535</text:p>
          </table:table-cell>
          <table:table-cell table:style-name="ce10" office:value-type="float" office:value="79" calcext:value-type="float">
            <text:p>79,000</text:p>
          </table:table-cell>
          <table:table-cell table:style-name="ce10" office:value-type="float" office:value="71" calcext:value-type="float">
            <text:p>71,000</text:p>
          </table:table-cell>
          <table:table-cell table:style-name="ce2" office:value-type="float" office:value="159" calcext:value-type="float">
            <text:p>159</text:p>
          </table:table-cell>
          <table:table-cell table:style-name="ce14" table:formula="of:=([.B62]-[.$B$205])/[.$B$207]" office:value-type="float" office:value="0.864152981563061" calcext:value-type="float">
            <text:p>0,864</text:p>
          </table:table-cell>
          <table:table-cell table:style-name="ce14" table:formula="of:=([.C62]-[.$C$205])/[.$C$207]" office:value-type="float" office:value="1.02334612313064" calcext:value-type="float">
            <text:p>1,023</text:p>
          </table:table-cell>
          <table:table-cell table:style-name="ce14" table:formula="of:=([.D62]-[.$D$205])/[.$D$207]" office:value-type="float" office:value="0.989916516589489" calcext:value-type="float">
            <text:p>0,990</text:p>
          </table:table-cell>
          <table:table-cell table:style-name="ce16" table:formula="of:=[PCA.$B$228]*[.F62]+[PCA.$C$228] *[.G62]+[PCA.$D$228]*[.H62]" office:value-type="float" office:value="-0.65318805117372" calcext:value-type="float">
            <text:p>-0,653</text:p>
          </table:table-cell>
          <table:table-cell table:style-name="ce16" table:formula="of:=[PCA.$B$229]*[.F62]+[PCA.$C$229] *[.G62]+[PCA.$D$229]*[.H62]" office:value-type="float" office:value="-1.476395974455" calcext:value-type="float">
            <text:p>-1,476</text:p>
          </table:table-cell>
          <table:table-cell table:style-name="ce25" table:formula="of:=[PCA.$B$230]*[.F62]+[PCA.$C$230] *[.G62]+[PCA.$D$230]*[.H62]" office:value-type="float" office:value="0.409305858006129" calcext:value-type="float">
            <text:p>0,409</text:p>
          </table:table-cell>
          <table:table-cell table:number-columns-repeated="24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0" office:value-type="float" office:value="483.01620742966" calcext:value-type="float">
            <text:p>483,016</text:p>
          </table:table-cell>
          <table:table-cell table:style-name="ce10" office:value-type="float" office:value="49" calcext:value-type="float">
            <text:p>49,000</text:p>
          </table:table-cell>
          <table:table-cell table:style-name="ce10" office:value-type="float" office:value="60" calcext:value-type="float">
            <text:p>60,000</text:p>
          </table:table-cell>
          <table:table-cell table:style-name="ce2" office:value-type="float" office:value="24" calcext:value-type="float">
            <text:p>24</text:p>
          </table:table-cell>
          <table:table-cell table:style-name="ce14" table:formula="of:=([.B63]-[.$B$205])/[.$B$207]" office:value-type="float" office:value="1.47599284064074" calcext:value-type="float">
            <text:p>1,476</text:p>
          </table:table-cell>
          <table:table-cell table:style-name="ce14" table:formula="of:=([.C63]-[.$C$205])/[.$C$207]" office:value-type="float" office:value="-0.0879799834365711" calcext:value-type="float">
            <text:p>-0,088</text:p>
          </table:table-cell>
          <table:table-cell table:style-name="ce14" table:formula="of:=([.D63]-[.$D$205])/[.$D$207]" office:value-type="float" office:value="0.573587643238911" calcext:value-type="float">
            <text:p>0,574</text:p>
          </table:table-cell>
          <table:table-cell table:style-name="ce16" table:formula="of:=[PCA.$B$228]*[.F63]+[PCA.$C$228] *[.G63]+[PCA.$D$228]*[.H63]" office:value-type="float" office:value="-1.28979890368521" calcext:value-type="float">
            <text:p>-1,290</text:p>
          </table:table-cell>
          <table:table-cell table:style-name="ce16" table:formula="of:=[PCA.$B$229]*[.F63]+[PCA.$C$229] *[.G63]+[PCA.$D$229]*[.H63]" office:value-type="float" office:value="-0.761452287447455" calcext:value-type="float">
            <text:p>-0,761</text:p>
          </table:table-cell>
          <table:table-cell table:style-name="ce25" table:formula="of:=[PCA.$B$230]*[.F63]+[PCA.$C$230] *[.G63]+[PCA.$D$230]*[.H63]" office:value-type="float" office:value="-0.521448898840573" calcext:value-type="float">
            <text:p>-0,521</text:p>
          </table:table-cell>
          <table:table-cell table:number-columns-repeated="24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0" office:value-type="float" office:value="465.173059877534" calcext:value-type="float">
            <text:p>465,173</text:p>
          </table:table-cell>
          <table:table-cell table:style-name="ce10" office:value-type="float" office:value="43" calcext:value-type="float">
            <text:p>43,000</text:p>
          </table:table-cell>
          <table:table-cell table:style-name="ce10" office:value-type="float" office:value="90" calcext:value-type="float">
            <text:p>90,000</text:p>
          </table:table-cell>
          <table:table-cell table:style-name="ce2" office:value-type="float" office:value="105" calcext:value-type="float">
            <text:p>105</text:p>
          </table:table-cell>
          <table:table-cell table:style-name="ce14" table:formula="of:=([.B64]-[.$B$205])/[.$B$207]" office:value-type="float" office:value="1.36841499257078" calcext:value-type="float">
            <text:p>1,368</text:p>
          </table:table-cell>
          <table:table-cell table:style-name="ce14" table:formula="of:=([.C64]-[.$C$205])/[.$C$207]" office:value-type="float" office:value="-0.310245204750014" calcext:value-type="float">
            <text:p>-0,310</text:p>
          </table:table-cell>
          <table:table-cell table:style-name="ce14" table:formula="of:=([.D64]-[.$D$205])/[.$D$207]" office:value-type="float" office:value="1.70903002510413" calcext:value-type="float">
            <text:p>1,709</text:p>
          </table:table-cell>
          <table:table-cell table:style-name="ce16" table:formula="of:=[PCA.$B$228]*[.F64]+[PCA.$C$228] *[.G64]+[PCA.$D$228]*[.H64]" office:value-type="float" office:value="-2.06026721772444" calcext:value-type="float">
            <text:p>-2,060</text:p>
          </table:table-cell>
          <table:table-cell table:style-name="ce16" table:formula="of:=[PCA.$B$229]*[.F64]+[PCA.$C$229] *[.G64]+[PCA.$D$229]*[.H64]" office:value-type="float" office:value="-0.723944256304789" calcext:value-type="float">
            <text:p>-0,724</text:p>
          </table:table-cell>
          <table:table-cell table:style-name="ce25" table:formula="of:=[PCA.$B$230]*[.F64]+[PCA.$C$230] *[.G64]+[PCA.$D$230]*[.H64]" office:value-type="float" office:value="0.347559264659646" calcext:value-type="float">
            <text:p>0,348</text:p>
          </table:table-cell>
          <table:table-cell table:number-columns-repeated="24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0" office:value-type="float" office:value="483.649143016905" calcext:value-type="float">
            <text:p>483,649</text:p>
          </table:table-cell>
          <table:table-cell table:style-name="ce10" office:value-type="float" office:value="79" calcext:value-type="float">
            <text:p>79,000</text:p>
          </table:table-cell>
          <table:table-cell table:style-name="ce10" office:value-type="float" office:value="70" calcext:value-type="float">
            <text:p>70,000</text:p>
          </table:table-cell>
          <table:table-cell table:style-name="ce2" office:value-type="float" office:value="63" calcext:value-type="float">
            <text:p>63</text:p>
          </table:table-cell>
          <table:table-cell table:style-name="ce14" table:formula="of:=([.B65]-[.$B$205])/[.$B$207]" office:value-type="float" office:value="1.47980886291169" calcext:value-type="float">
            <text:p>1,480</text:p>
          </table:table-cell>
          <table:table-cell table:style-name="ce14" table:formula="of:=([.C65]-[.$C$205])/[.$C$207]" office:value-type="float" office:value="1.02334612313064" calcext:value-type="float">
            <text:p>1,023</text:p>
          </table:table-cell>
          <table:table-cell table:style-name="ce14" table:formula="of:=([.D65]-[.$D$205])/[.$D$207]" office:value-type="float" office:value="0.952068437193982" calcext:value-type="float">
            <text:p>0,952</text:p>
          </table:table-cell>
          <table:table-cell table:style-name="ce16" table:formula="of:=[PCA.$B$228]*[.F65]+[PCA.$C$228] *[.G65]+[PCA.$D$228]*[.H65]" office:value-type="float" office:value="-0.99599886636595" calcext:value-type="float">
            <text:p>-0,996</text:p>
          </table:table-cell>
          <table:table-cell table:style-name="ce16" table:formula="of:=[PCA.$B$229]*[.F65]+[PCA.$C$229] *[.G65]+[PCA.$D$229]*[.H65]" office:value-type="float" office:value="-1.77522886410322" calcext:value-type="float">
            <text:p>-1,775</text:p>
          </table:table-cell>
          <table:table-cell table:style-name="ce25" table:formula="of:=[PCA.$B$230]*[.F65]+[PCA.$C$230] *[.G65]+[PCA.$D$230]*[.H65]" office:value-type="float" office:value="-0.00740115326861068" calcext:value-type="float">
            <text:p>-0,007</text:p>
          </table:table-cell>
          <table:table-cell table:number-columns-repeated="24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0" office:value-type="float" office:value="494.745690153198" calcext:value-type="float">
            <text:p>494,746</text:p>
          </table:table-cell>
          <table:table-cell table:style-name="ce10" office:value-type="float" office:value="65" calcext:value-type="float">
            <text:p>65,000</text:p>
          </table:table-cell>
          <table:table-cell table:style-name="ce10" office:value-type="float" office:value="74" calcext:value-type="float">
            <text:p>74,000</text:p>
          </table:table-cell>
          <table:table-cell table:style-name="ce2" office:value-type="float" office:value="160" calcext:value-type="float">
            <text:p>160</text:p>
          </table:table-cell>
          <table:table-cell table:style-name="ce14" table:formula="of:=([.B66]-[.$B$205])/[.$B$207]" office:value-type="float" office:value="1.54671088557569" calcext:value-type="float">
            <text:p>1,547</text:p>
          </table:table-cell>
          <table:table-cell table:style-name="ce14" table:formula="of:=([.C66]-[.$C$205])/[.$C$207]" office:value-type="float" office:value="0.504727273399277" calcext:value-type="float">
            <text:p>0,505</text:p>
          </table:table-cell>
          <table:table-cell table:style-name="ce14" table:formula="of:=([.D66]-[.$D$205])/[.$D$207]" office:value-type="float" office:value="1.10346075477601" calcext:value-type="float">
            <text:p>1,103</text:p>
          </table:table-cell>
          <table:table-cell table:style-name="ce16" table:formula="of:=[PCA.$B$228]*[.F66]+[PCA.$C$228] *[.G66]+[PCA.$D$228]*[.H66]" office:value-type="float" office:value="-1.38405408582861" calcext:value-type="float">
            <text:p>-1,384</text:p>
          </table:table-cell>
          <table:table-cell table:style-name="ce16" table:formula="of:=[PCA.$B$229]*[.F66]+[PCA.$C$229] *[.G66]+[PCA.$D$229]*[.H66]" office:value-type="float" office:value="-1.39534883338737" calcext:value-type="float">
            <text:p>-1,395</text:p>
          </table:table-cell>
          <table:table-cell table:style-name="ce25" table:formula="of:=[PCA.$B$230]*[.F66]+[PCA.$C$230] *[.G66]+[PCA.$D$230]*[.H66]" office:value-type="float" office:value="-0.0456769520218123" calcext:value-type="float">
            <text:p>-0,046</text:p>
          </table:table-cell>
          <table:table-cell table:number-columns-repeated="24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0" office:value-type="float" office:value="432.385923752287" calcext:value-type="float">
            <text:p>432,386</text:p>
          </table:table-cell>
          <table:table-cell table:style-name="ce10" office:value-type="float" office:value="76" calcext:value-type="float">
            <text:p>76,000</text:p>
          </table:table-cell>
          <table:table-cell table:style-name="ce10" office:value-type="float" office:value="81" calcext:value-type="float">
            <text:p>81,000</text:p>
          </table:table-cell>
          <table:table-cell table:style-name="ce2" office:value-type="float" office:value="7" calcext:value-type="float">
            <text:p>7</text:p>
          </table:table-cell>
          <table:table-cell table:style-name="ce14" table:formula="of:=([.B67]-[.$B$205])/[.$B$207]" office:value-type="float" office:value="1.17073857150061" calcext:value-type="float">
            <text:p>1,171</text:p>
          </table:table-cell>
          <table:table-cell table:style-name="ce14" table:formula="of:=([.C67]-[.$C$205])/[.$C$207]" office:value-type="float" office:value="0.912213512473922" calcext:value-type="float">
            <text:p>0,912</text:p>
          </table:table-cell>
          <table:table-cell table:style-name="ce14" table:formula="of:=([.D67]-[.$D$205])/[.$D$207]" office:value-type="float" office:value="1.36839731054456" calcext:value-type="float">
            <text:p>1,368</text:p>
          </table:table-cell>
          <table:table-cell table:style-name="ce16" table:formula="of:=[PCA.$B$228]*[.F67]+[PCA.$C$228] *[.G67]+[PCA.$D$228]*[.H67]" office:value-type="float" office:value="-1.1321157451825" calcext:value-type="float">
            <text:p>-1,132</text:p>
          </table:table-cell>
          <table:table-cell table:style-name="ce16" table:formula="of:=[PCA.$B$229]*[.F67]+[PCA.$C$229] *[.G67]+[PCA.$D$229]*[.H67]" office:value-type="float" office:value="-1.60245088291582" calcext:value-type="float">
            <text:p>-1,602</text:p>
          </table:table-cell>
          <table:table-cell table:style-name="ce25" table:formula="of:=[PCA.$B$230]*[.F67]+[PCA.$C$230] *[.G67]+[PCA.$D$230]*[.H67]" office:value-type="float" office:value="0.475117950141908" calcext:value-type="float">
            <text:p>0,475</text:p>
          </table:table-cell>
          <table:table-cell table:number-columns-repeated="24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0" office:value-type="float" office:value="495.665922540618" calcext:value-type="float">
            <text:p>495,666</text:p>
          </table:table-cell>
          <table:table-cell table:style-name="ce10" office:value-type="float" office:value="65" calcext:value-type="float">
            <text:p>65,000</text:p>
          </table:table-cell>
          <table:table-cell table:style-name="ce10" office:value-type="float" office:value="78" calcext:value-type="float">
            <text:p>78,000</text:p>
          </table:table-cell>
          <table:table-cell table:style-name="ce2" office:value-type="float" office:value="161" calcext:value-type="float">
            <text:p>161</text:p>
          </table:table-cell>
          <table:table-cell table:style-name="ce14" table:formula="of:=([.B68]-[.$B$205])/[.$B$207]" office:value-type="float" office:value="1.55225904459156" calcext:value-type="float">
            <text:p>1,552</text:p>
          </table:table-cell>
          <table:table-cell table:style-name="ce14" table:formula="of:=([.C68]-[.$C$205])/[.$C$207]" office:value-type="float" office:value="0.504727273399277" calcext:value-type="float">
            <text:p>0,505</text:p>
          </table:table-cell>
          <table:table-cell table:style-name="ce14" table:formula="of:=([.D68]-[.$D$205])/[.$D$207]" office:value-type="float" office:value="1.25485307235804" calcext:value-type="float">
            <text:p>1,255</text:p>
          </table:table-cell>
          <table:table-cell table:style-name="ce16" table:formula="of:=[PCA.$B$228]*[.F68]+[PCA.$C$228] *[.G68]+[PCA.$D$228]*[.H68]" office:value-type="float" office:value="-1.48428541987147" calcext:value-type="float">
            <text:p>-1,484</text:p>
          </table:table-cell>
          <table:table-cell table:style-name="ce16" table:formula="of:=[PCA.$B$229]*[.F68]+[PCA.$C$229] *[.G68]+[PCA.$D$229]*[.H68]" office:value-type="float" office:value="-1.42538800278204" calcext:value-type="float">
            <text:p>-1,425</text:p>
          </table:table-cell>
          <table:table-cell table:style-name="ce25" table:formula="of:=[PCA.$B$230]*[.F68]+[PCA.$C$230] *[.G68]+[PCA.$D$230]*[.H68]" office:value-type="float" office:value="0.0638754460002017" calcext:value-type="float">
            <text:p>0,064</text:p>
          </table:table-cell>
          <table:table-cell table:number-columns-repeated="24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0" office:value-type="float" office:value="391.683847262146" calcext:value-type="float">
            <text:p>391,684</text:p>
          </table:table-cell>
          <table:table-cell table:style-name="ce10" office:value-type="float" office:value="54" calcext:value-type="float">
            <text:p>54,000</text:p>
          </table:table-cell>
          <table:table-cell table:style-name="ce10" office:value-type="float" office:value="52" calcext:value-type="float">
            <text:p>52,000</text:p>
          </table:table-cell>
          <table:table-cell table:style-name="ce2" office:value-type="float" office:value="107" calcext:value-type="float">
            <text:p>107</text:p>
          </table:table-cell>
          <table:table-cell table:style-name="ce14" table:formula="of:=([.B69]-[.$B$205])/[.$B$207]" office:value-type="float" office:value="0.925342304502476" calcext:value-type="float">
            <text:p>0,925</text:p>
          </table:table-cell>
          <table:table-cell table:style-name="ce14" table:formula="of:=([.C69]-[.$C$205])/[.$C$207]" office:value-type="float" office:value="0.0972410343246313" calcext:value-type="float">
            <text:p>0,097</text:p>
          </table:table-cell>
          <table:table-cell table:style-name="ce14" table:formula="of:=([.D69]-[.$D$205])/[.$D$207]" office:value-type="float" office:value="0.270803008074854" calcext:value-type="float">
            <text:p>0,271</text:p>
          </table:table-cell>
          <table:table-cell table:style-name="ce16" table:formula="of:=[PCA.$B$228]*[.F69]+[PCA.$C$228] *[.G69]+[PCA.$D$228]*[.H69]" office:value-type="float" office:value="-0.677934109352293" calcext:value-type="float">
            <text:p>-0,678</text:p>
          </table:table-cell>
          <table:table-cell table:style-name="ce16" table:formula="of:=[PCA.$B$229]*[.F69]+[PCA.$C$229] *[.G69]+[PCA.$D$229]*[.H69]" office:value-type="float" office:value="-0.590780395349714" calcext:value-type="float">
            <text:p>-0,591</text:p>
          </table:table-cell>
          <table:table-cell table:style-name="ce25" table:formula="of:=[PCA.$B$230]*[.F69]+[PCA.$C$230] *[.G69]+[PCA.$D$230]*[.H69]" office:value-type="float" office:value="-0.361155235712866" calcext:value-type="float">
            <text:p>-0,361</text:p>
          </table:table-cell>
          <table:table-cell table:number-columns-repeated="243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0" office:value-type="float" office:value="386.939864845435" calcext:value-type="float">
            <text:p>386,940</text:p>
          </table:table-cell>
          <table:table-cell table:style-name="ce10" office:value-type="float" office:value="84" calcext:value-type="float">
            <text:p>84,000</text:p>
          </table:table-cell>
          <table:table-cell table:style-name="ce10" office:value-type="float" office:value="86" calcext:value-type="float">
            <text:p>86,000</text:p>
          </table:table-cell>
          <table:table-cell table:style-name="ce2" office:value-type="float" office:value="162" calcext:value-type="float">
            <text:p>162</text:p>
          </table:table-cell>
          <table:table-cell table:style-name="ce14" table:formula="of:=([.B70]-[.$B$205])/[.$B$207]" office:value-type="float" office:value="0.896740432653318" calcext:value-type="float">
            <text:p>0,897</text:p>
          </table:table-cell>
          <table:table-cell table:style-name="ce14" table:formula="of:=([.C70]-[.$C$205])/[.$C$207]" office:value-type="float" office:value="1.20856714089185" calcext:value-type="float">
            <text:p>1,209</text:p>
          </table:table-cell>
          <table:table-cell table:style-name="ce14" table:formula="of:=([.D70]-[.$D$205])/[.$D$207]" office:value-type="float" office:value="1.5576377075221" calcext:value-type="float">
            <text:p>1,558</text:p>
          </table:table-cell>
          <table:table-cell table:style-name="ce16" table:formula="of:=[PCA.$B$228]*[.F70]+[PCA.$C$228] *[.G70]+[PCA.$D$228]*[.H70]" office:value-type="float" office:value="-0.946348967521178" calcext:value-type="float">
            <text:p>-0,946</text:p>
          </table:table-cell>
          <table:table-cell table:style-name="ce16" table:formula="of:=[PCA.$B$229]*[.F70]+[PCA.$C$229] *[.G70]+[PCA.$D$229]*[.H70]" office:value-type="float" office:value="-1.75217057514689" calcext:value-type="float">
            <text:p>-1,752</text:p>
          </table:table-cell>
          <table:table-cell table:style-name="ce25" table:formula="of:=[PCA.$B$230]*[.F70]+[PCA.$C$230] *[.G70]+[PCA.$D$230]*[.H70]" office:value-type="float" office:value="0.851664173924725" calcext:value-type="float">
            <text:p>0,852</text:p>
          </table:table-cell>
          <table:table-cell table:number-columns-repeated="24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0" office:value-type="float" office:value="462.769093277413" calcext:value-type="float">
            <text:p>462,769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89" calcext:value-type="float">
            <text:p>89,000</text:p>
          </table:table-cell>
          <table:table-cell table:style-name="ce2" office:value-type="float" office:value="126" calcext:value-type="float">
            <text:p>126</text:p>
          </table:table-cell>
          <table:table-cell table:style-name="ce14" table:formula="of:=([.B71]-[.$B$205])/[.$B$207]" office:value-type="float" office:value="1.35392127430063" calcext:value-type="float">
            <text:p>1,354</text:p>
          </table:table-cell>
          <table:table-cell table:style-name="ce14" table:formula="of:=([.C71]-[.$C$205])/[.$C$207]" office:value-type="float" office:value="1.06039032668288" calcext:value-type="float">
            <text:p>1,060</text:p>
          </table:table-cell>
          <table:table-cell table:style-name="ce14" table:formula="of:=([.D71]-[.$D$205])/[.$D$207]" office:value-type="float" office:value="1.67118194570862" calcext:value-type="float">
            <text:p>1,671</text:p>
          </table:table-cell>
          <table:table-cell table:style-name="ce16" table:formula="of:=[PCA.$B$228]*[.F71]+[PCA.$C$228] *[.G71]+[PCA.$D$228]*[.H71]" office:value-type="float" office:value="-1.36338832014222" calcext:value-type="float">
            <text:p>-1,363</text:p>
          </table:table-cell>
          <table:table-cell table:style-name="ce16" table:formula="of:=[PCA.$B$229]*[.F71]+[PCA.$C$229] *[.G71]+[PCA.$D$229]*[.H71]" office:value-type="float" office:value="-1.87378748890527" calcext:value-type="float">
            <text:p>-1,874</text:p>
          </table:table-cell>
          <table:table-cell table:style-name="ce25" table:formula="of:=[PCA.$B$230]*[.F71]+[PCA.$C$230] *[.G71]+[PCA.$D$230]*[.H71]" office:value-type="float" office:value="0.616822448030654" calcext:value-type="float">
            <text:p>0,617</text:p>
          </table:table-cell>
          <table:table-cell table:number-columns-repeated="24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0" office:value-type="float" office:value="412.551230454725" calcext:value-type="float">
            <text:p>412,551</text:p>
          </table:table-cell>
          <table:table-cell table:style-name="ce10" office:value-type="float" office:value="49" calcext:value-type="float">
            <text:p>49,000</text:p>
          </table:table-cell>
          <table:table-cell table:style-name="ce10" office:value-type="float" office:value="84" calcext:value-type="float">
            <text:p>84,000</text:p>
          </table:table-cell>
          <table:table-cell table:style-name="ce2" office:value-type="float" office:value="146" calcext:value-type="float">
            <text:p>146</text:p>
          </table:table-cell>
          <table:table-cell table:style-name="ce14" table:formula="of:=([.B72]-[.$B$205])/[.$B$207]" office:value-type="float" office:value="1.05115352542922" calcext:value-type="float">
            <text:p>1,051</text:p>
          </table:table-cell>
          <table:table-cell table:style-name="ce14" table:formula="of:=([.C72]-[.$C$205])/[.$C$207]" office:value-type="float" office:value="-0.0879799834365711" calcext:value-type="float">
            <text:p>-0,088</text:p>
          </table:table-cell>
          <table:table-cell table:style-name="ce14" table:formula="of:=([.D72]-[.$D$205])/[.$D$207]" office:value-type="float" office:value="1.48194154873108" calcext:value-type="float">
            <text:p>1,482</text:p>
          </table:table-cell>
          <table:table-cell table:style-name="ce16" table:formula="of:=[PCA.$B$228]*[.F72]+[PCA.$C$228] *[.G72]+[PCA.$D$228]*[.H72]" office:value-type="float" office:value="-1.61805999634708" calcext:value-type="float">
            <text:p>-1,618</text:p>
          </table:table-cell>
          <table:table-cell table:style-name="ce16" table:formula="of:=[PCA.$B$229]*[.F72]+[PCA.$C$229] *[.G72]+[PCA.$D$229]*[.H72]" office:value-type="float" office:value="-0.714240820081034" calcext:value-type="float">
            <text:p>-0,714</text:p>
          </table:table-cell>
          <table:table-cell table:style-name="ce25" table:formula="of:=[PCA.$B$230]*[.F72]+[PCA.$C$230] *[.G72]+[PCA.$D$230]*[.H72]" office:value-type="float" office:value="0.424918313912735" calcext:value-type="float">
            <text:p>0,425</text:p>
          </table:table-cell>
          <table:table-cell table:number-columns-repeated="24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0" office:value-type="float" office:value="380.948559114018" calcext:value-type="float">
            <text:p>380,949</text:p>
          </table:table-cell>
          <table:table-cell table:style-name="ce10" office:value-type="float" office:value="71" calcext:value-type="float">
            <text:p>71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2" office:value-type="float" office:value="8" calcext:value-type="float">
            <text:p>8</text:p>
          </table:table-cell>
          <table:table-cell table:style-name="ce14" table:formula="of:=([.B73]-[.$B$205])/[.$B$207]" office:value-type="float" office:value="0.860618342880076" calcext:value-type="float">
            <text:p>0,861</text:p>
          </table:table-cell>
          <table:table-cell table:style-name="ce14" table:formula="of:=([.C73]-[.$C$205])/[.$C$207]" office:value-type="float" office:value="0.726992494712719" calcext:value-type="float">
            <text:p>0,727</text:p>
          </table:table-cell>
          <table:table-cell table:style-name="ce14" table:formula="of:=([.D73]-[.$D$205])/[.$D$207]" office:value-type="float" office:value="1.33054923114905" calcext:value-type="float">
            <text:p>1,331</text:p>
          </table:table-cell>
          <table:table-cell table:style-name="ce16" table:formula="of:=[PCA.$B$228]*[.F73]+[PCA.$C$228] *[.G73]+[PCA.$D$228]*[.H73]" office:value-type="float" office:value="-1.01272805162977" calcext:value-type="float">
            <text:p>-1,013</text:p>
          </table:table-cell>
          <table:table-cell table:style-name="ce16" table:formula="of:=[PCA.$B$229]*[.F73]+[PCA.$C$229] *[.G73]+[PCA.$D$229]*[.H73]" office:value-type="float" office:value="-1.28438624322303" calcext:value-type="float">
            <text:p>-1,284</text:p>
          </table:table-cell>
          <table:table-cell table:style-name="ce25" table:formula="of:=[PCA.$B$230]*[.F73]+[PCA.$C$230] *[.G73]+[PCA.$D$230]*[.H73]" office:value-type="float" office:value="0.603552392882484" calcext:value-type="float">
            <text:p>0,604</text:p>
          </table:table-cell>
          <table:table-cell table:number-columns-repeated="24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0" office:value-type="float" office:value="443.33921781663" calcext:value-type="float">
            <text:p>443,339</text:p>
          </table:table-cell>
          <table:table-cell table:style-name="ce10" office:value-type="float" office:value="78" calcext:value-type="float">
            <text:p>78,000</text:p>
          </table:table-cell>
          <table:table-cell table:style-name="ce10" office:value-type="float" office:value="56" calcext:value-type="float">
            <text:p>56,000</text:p>
          </table:table-cell>
          <table:table-cell table:style-name="ce2" office:value-type="float" office:value="108" calcext:value-type="float">
            <text:p>108</text:p>
          </table:table-cell>
          <table:table-cell table:style-name="ce14" table:formula="of:=([.B74]-[.$B$205])/[.$B$207]" office:value-type="float" office:value="1.23677690925897" calcext:value-type="float">
            <text:p>1,237</text:p>
          </table:table-cell>
          <table:table-cell table:style-name="ce14" table:formula="of:=([.C74]-[.$C$205])/[.$C$207]" office:value-type="float" office:value="0.986301919578403" calcext:value-type="float">
            <text:p>0,986</text:p>
          </table:table-cell>
          <table:table-cell table:style-name="ce14" table:formula="of:=([.D74]-[.$D$205])/[.$D$207]" office:value-type="float" office:value="0.422195325656882" calcext:value-type="float">
            <text:p>0,422</text:p>
          </table:table-cell>
          <table:table-cell table:style-name="ce16" table:formula="of:=[PCA.$B$228]*[.F74]+[PCA.$C$228] *[.G74]+[PCA.$D$228]*[.H74]" office:value-type="float" office:value="-0.529821500633837" calcext:value-type="float">
            <text:p>-0,530</text:p>
          </table:table-cell>
          <table:table-cell table:style-name="ce16" table:formula="of:=[PCA.$B$229]*[.F74]+[PCA.$C$229] *[.G74]+[PCA.$D$229]*[.H74]" office:value-type="float" office:value="-1.52761897361829" calcext:value-type="float">
            <text:p>-1,528</text:p>
          </table:table-cell>
          <table:table-cell table:style-name="ce25" table:formula="of:=[PCA.$B$230]*[.F74]+[PCA.$C$230] *[.G74]+[PCA.$D$230]*[.H74]" office:value-type="float" office:value="-0.257541339168381" calcext:value-type="float">
            <text:p>-0,258</text:p>
          </table:table-cell>
          <table:table-cell table:number-columns-repeated="24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0" office:value-type="float" office:value="473.632939401409" calcext:value-type="float">
            <text:p>473,633</text:p>
          </table:table-cell>
          <table:table-cell table:style-name="ce10" office:value-type="float" office:value="78" calcext:value-type="float">
            <text:p>78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2" office:value-type="float" office:value="86" calcext:value-type="float">
            <text:p>86</text:p>
          </table:table-cell>
          <table:table-cell table:style-name="ce14" table:formula="of:=([.B75]-[.$B$205])/[.$B$207]" office:value-type="float" office:value="1.41942032284958" calcext:value-type="float">
            <text:p>1,419</text:p>
          </table:table-cell>
          <table:table-cell table:style-name="ce14" table:formula="of:=([.C75]-[.$C$205])/[.$C$207]" office:value-type="float" office:value="0.986301919578403" calcext:value-type="float">
            <text:p>0,986</text:p>
          </table:table-cell>
          <table:table-cell table:style-name="ce14" table:formula="of:=([.D75]-[.$D$205])/[.$D$207]" office:value-type="float" office:value="1.33054923114905" calcext:value-type="float">
            <text:p>1,331</text:p>
          </table:table-cell>
          <table:table-cell table:style-name="ce16" table:formula="of:=[PCA.$B$228]*[.F75]+[PCA.$C$228] *[.G75]+[PCA.$D$228]*[.H75]" office:value-type="float" office:value="-1.22025164655296" calcext:value-type="float">
            <text:p>-1,220</text:p>
          </table:table-cell>
          <table:table-cell table:style-name="ce16" table:formula="of:=[PCA.$B$229]*[.F75]+[PCA.$C$229] *[.G75]+[PCA.$D$229]*[.H75]" office:value-type="float" office:value="-1.78200384913753" calcext:value-type="float">
            <text:p>-1,782</text:p>
          </table:table-cell>
          <table:table-cell table:style-name="ce25" table:formula="of:=[PCA.$B$230]*[.F75]+[PCA.$C$230] *[.G75]+[PCA.$D$230]*[.H75]" office:value-type="float" office:value="0.305538898226325" calcext:value-type="float">
            <text:p>0,306</text:p>
          </table:table-cell>
          <table:table-cell table:number-columns-repeated="243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10" office:value-type="float" office:value="472.388968834058" calcext:value-type="float">
            <text:p>472,389</text:p>
          </table:table-cell>
          <table:table-cell table:style-name="ce10" office:value-type="float" office:value="61" calcext:value-type="float">
            <text:p>61,000</text:p>
          </table:table-cell>
          <table:table-cell table:style-name="ce10" office:value-type="float" office:value="66" calcext:value-type="float">
            <text:p>66,000</text:p>
          </table:table-cell>
          <table:table-cell table:style-name="ce2" office:value-type="float" office:value="42" calcext:value-type="float">
            <text:p>42</text:p>
          </table:table-cell>
          <table:table-cell table:style-name="ce14" table:formula="of:=([.B76]-[.$B$205])/[.$B$207]" office:value-type="float" office:value="1.41192031892331" calcext:value-type="float">
            <text:p>1,412</text:p>
          </table:table-cell>
          <table:table-cell table:style-name="ce14" table:formula="of:=([.C76]-[.$C$205])/[.$C$207]" office:value-type="float" office:value="0.356550459190315" calcext:value-type="float">
            <text:p>0,357</text:p>
          </table:table-cell>
          <table:table-cell table:style-name="ce14" table:formula="of:=([.D76]-[.$D$205])/[.$D$207]" office:value-type="float" office:value="0.800676119611954" calcext:value-type="float">
            <text:p>0,801</text:p>
          </table:table-cell>
          <table:table-cell table:style-name="ce16" table:formula="of:=[PCA.$B$228]*[.F76]+[PCA.$C$228] *[.G76]+[PCA.$D$228]*[.H76]" office:value-type="float" office:value="-1.1816319345974" calcext:value-type="float">
            <text:p>-1,182</text:p>
          </table:table-cell>
          <table:table-cell table:style-name="ce16" table:formula="of:=[PCA.$B$229]*[.F76]+[PCA.$C$229] *[.G76]+[PCA.$D$229]*[.H76]" office:value-type="float" office:value="-1.14803742283901" calcext:value-type="float">
            <text:p>-1,148</text:p>
          </table:table-cell>
          <table:table-cell table:style-name="ce25" table:formula="of:=[PCA.$B$230]*[.F76]+[PCA.$C$230] *[.G76]+[PCA.$D$230]*[.H76]" office:value-type="float" office:value="-0.217914129467962" calcext:value-type="float">
            <text:p>-0,218</text:p>
          </table:table-cell>
          <table:table-cell table:number-columns-repeated="24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0" office:value-type="float" office:value="367.807119114406" calcext:value-type="float">
            <text:p>367,807</text:p>
          </table:table-cell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2" office:value-type="float" office:value="25" calcext:value-type="float">
            <text:p>25</text:p>
          </table:table-cell>
          <table:table-cell table:style-name="ce14" table:formula="of:=([.B77]-[.$B$205])/[.$B$207]" office:value-type="float" office:value="0.781387487921955" calcext:value-type="float">
            <text:p>0,781</text:p>
          </table:table-cell>
          <table:table-cell table:style-name="ce14" table:formula="of:=([.C77]-[.$C$205])/[.$C$207]" office:value-type="float" office:value="0.875169308921681" calcext:value-type="float">
            <text:p>0,875</text:p>
          </table:table-cell>
          <table:table-cell table:style-name="ce14" table:formula="of:=([.D77]-[.$D$205])/[.$D$207]" office:value-type="float" office:value="0.195106849283839" calcext:value-type="float">
            <text:p>0,195</text:p>
          </table:table-cell>
          <table:table-cell table:style-name="ce16" table:formula="of:=[PCA.$B$228]*[.F77]+[PCA.$C$228] *[.G77]+[PCA.$D$228]*[.H77]" office:value-type="float" office:value="-0.166780402017838" calcext:value-type="float">
            <text:p>-0,167</text:p>
          </table:table-cell>
          <table:table-cell table:style-name="ce16" table:formula="of:=[PCA.$B$229]*[.F77]+[PCA.$C$229] *[.G77]+[PCA.$D$229]*[.H77]" office:value-type="float" office:value="-1.16623818846175" calcext:value-type="float">
            <text:p>-1,166</text:p>
          </table:table-cell>
          <table:table-cell table:style-name="ce25" table:formula="of:=[PCA.$B$230]*[.F77]+[PCA.$C$230] *[.G77]+[PCA.$D$230]*[.H77]" office:value-type="float" office:value="-0.163178327957866" calcext:value-type="float">
            <text:p>-0,163</text:p>
          </table:table-cell>
          <table:table-cell table:number-columns-repeated="24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10" office:value-type="float" office:value="455.715183128905" calcext:value-type="float">
            <text:p>455,715</text:p>
          </table:table-cell>
          <table:table-cell table:style-name="ce10" office:value-type="float" office:value="45" calcext:value-type="float">
            <text:p>45,000</text:p>
          </table:table-cell>
          <table:table-cell table:style-name="ce10" office:value-type="float" office:value="61" calcext:value-type="float">
            <text:p>61,000</text:p>
          </table:table-cell>
          <table:table-cell table:style-name="ce2" office:value-type="float" office:value="64" calcext:value-type="float">
            <text:p>64</text:p>
          </table:table-cell>
          <table:table-cell table:style-name="ce14" table:formula="of:=([.B78]-[.$B$205])/[.$B$207]" office:value-type="float" office:value="1.31139265248441" calcext:value-type="float">
            <text:p>1,311</text:p>
          </table:table-cell>
          <table:table-cell table:style-name="ce14" table:formula="of:=([.C78]-[.$C$205])/[.$C$207]" office:value-type="float" office:value="-0.236156797645533" calcext:value-type="float">
            <text:p>-0,236</text:p>
          </table:table-cell>
          <table:table-cell table:style-name="ce14" table:formula="of:=([.D78]-[.$D$205])/[.$D$207]" office:value-type="float" office:value="0.611435722634418" calcext:value-type="float">
            <text:p>0,611</text:p>
          </table:table-cell>
          <table:table-cell table:style-name="ce16" table:formula="of:=[PCA.$B$228]*[.F78]+[PCA.$C$228] *[.G78]+[PCA.$D$228]*[.H78]" office:value-type="float" office:value="-1.28768302565752" calcext:value-type="float">
            <text:p>-1,288</text:p>
          </table:table-cell>
          <table:table-cell table:style-name="ce16" table:formula="of:=[PCA.$B$229]*[.F78]+[PCA.$C$229] *[.G78]+[PCA.$D$229]*[.H78]" office:value-type="float" office:value="-0.560731854902141" calcext:value-type="float">
            <text:p>-0,561</text:p>
          </table:table-cell>
          <table:table-cell table:style-name="ce25" table:formula="of:=[PCA.$B$230]*[.F78]+[PCA.$C$230] *[.G78]+[PCA.$D$230]*[.H78]" office:value-type="float" office:value="-0.420508721505227" calcext:value-type="float">
            <text:p>-0,421</text:p>
          </table:table-cell>
          <table:table-cell table:number-columns-repeated="24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10" office:value-type="float" office:value="507.450031344355" calcext:value-type="float">
            <text:p>507,450</text:p>
          </table:table-cell>
          <table:table-cell table:style-name="ce10" office:value-type="float" office:value="84" calcext:value-type="float">
            <text:p>84,000</text:p>
          </table:table-cell>
          <table:table-cell table:style-name="ce10" office:value-type="float" office:value="91" calcext:value-type="float">
            <text:p>91,000</text:p>
          </table:table-cell>
          <table:table-cell table:style-name="ce2" office:value-type="float" office:value="163" calcext:value-type="float">
            <text:p>163</text:p>
          </table:table-cell>
          <table:table-cell table:style-name="ce14" table:formula="of:=([.B79]-[.$B$205])/[.$B$207]" office:value-type="float" office:value="1.62330643479136" calcext:value-type="float">
            <text:p>1,623</text:p>
          </table:table-cell>
          <table:table-cell table:style-name="ce14" table:formula="of:=([.C79]-[.$C$205])/[.$C$207]" office:value-type="float" office:value="1.20856714089185" calcext:value-type="float">
            <text:p>1,209</text:p>
          </table:table-cell>
          <table:table-cell table:style-name="ce14" table:formula="of:=([.D79]-[.$D$205])/[.$D$207]" office:value-type="float" office:value="1.74687810449963" calcext:value-type="float">
            <text:p>1,747</text:p>
          </table:table-cell>
          <table:table-cell table:style-name="ce16" table:formula="of:=[PCA.$B$228]*[.F79]+[PCA.$C$228] *[.G79]+[PCA.$D$228]*[.H79]" office:value-type="float" office:value="-1.50066762742681" calcext:value-type="float">
            <text:p>-1,501</text:p>
          </table:table-cell>
          <table:table-cell table:style-name="ce16" table:formula="of:=[PCA.$B$229]*[.F79]+[PCA.$C$229] *[.G79]+[PCA.$D$229]*[.H79]" office:value-type="float" office:value="-2.14699392220764" calcext:value-type="float">
            <text:p>-2,147</text:p>
          </table:table-cell>
          <table:table-cell table:style-name="ce25" table:formula="of:=[PCA.$B$230]*[.F79]+[PCA.$C$230] *[.G79]+[PCA.$D$230]*[.H79]" office:value-type="float" office:value="0.534558653482705" calcext:value-type="float">
            <text:p>0,535</text:p>
          </table:table-cell>
          <table:table-cell table:number-columns-repeated="24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10" office:value-type="float" office:value="379.988855900651" calcext:value-type="float">
            <text:p>379,989</text:p>
          </table:table-cell>
          <table:table-cell table:style-name="ce10" office:value-type="float" office:value="83" calcext:value-type="float">
            <text:p>83,000</text:p>
          </table:table-cell>
          <table:table-cell table:style-name="ce10" office:value-type="float" office:value="64" calcext:value-type="float">
            <text:p>64,000</text:p>
          </table:table-cell>
          <table:table-cell table:style-name="ce2" office:value-type="float" office:value="177" calcext:value-type="float">
            <text:p>177</text:p>
          </table:table-cell>
          <table:table-cell table:style-name="ce14" table:formula="of:=([.B80]-[.$B$205])/[.$B$207]" office:value-type="float" office:value="0.854832210911025" calcext:value-type="float">
            <text:p>0,855</text:p>
          </table:table-cell>
          <table:table-cell table:style-name="ce14" table:formula="of:=([.C80]-[.$C$205])/[.$C$207]" office:value-type="float" office:value="1.17152293733961" calcext:value-type="float">
            <text:p>1,172</text:p>
          </table:table-cell>
          <table:table-cell table:style-name="ce14" table:formula="of:=([.D80]-[.$D$205])/[.$D$207]" office:value-type="float" office:value="0.72497996082094" calcext:value-type="float">
            <text:p>0,725</text:p>
          </table:table-cell>
          <table:table-cell table:style-name="ce16" table:formula="of:=[PCA.$B$228]*[.F80]+[PCA.$C$228] *[.G80]+[PCA.$D$228]*[.H80]" office:value-type="float" office:value="-0.406230283077866" calcext:value-type="float">
            <text:p>-0,406</text:p>
          </table:table-cell>
          <table:table-cell table:style-name="ce16" table:formula="of:=[PCA.$B$229]*[.F80]+[PCA.$C$229] *[.G80]+[PCA.$D$229]*[.H80]" office:value-type="float" office:value="-1.54984302184735" calcext:value-type="float">
            <text:p>-1,550</text:p>
          </table:table-cell>
          <table:table-cell table:style-name="ce25" table:formula="of:=[PCA.$B$230]*[.F80]+[PCA.$C$230] *[.G80]+[PCA.$D$230]*[.H80]" office:value-type="float" office:value="0.248520437010259" calcext:value-type="float">
            <text:p>0,249</text:p>
          </table:table-cell>
          <table:table-cell table:number-columns-repeated="24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10" office:value-type="float" office:value="385.859667875158" calcext:value-type="float">
            <text:p>385,860</text:p>
          </table:table-cell>
          <table:table-cell table:style-name="ce10" office:value-type="float" office:value="42" calcext:value-type="float">
            <text:p>42,000</text:p>
          </table:table-cell>
          <table:table-cell table:style-name="ce10" office:value-type="float" office:value="78" calcext:value-type="float">
            <text:p>78,000</text:p>
          </table:table-cell>
          <table:table-cell table:style-name="ce2" office:value-type="float" office:value="43" calcext:value-type="float">
            <text:p>43</text:p>
          </table:table-cell>
          <table:table-cell table:style-name="ce14" table:formula="of:=([.B81]-[.$B$205])/[.$B$207]" office:value-type="float" office:value="0.89022783361693" calcext:value-type="float">
            <text:p>0,890</text:p>
          </table:table-cell>
          <table:table-cell table:style-name="ce14" table:formula="of:=([.C81]-[.$C$205])/[.$C$207]" office:value-type="float" office:value="-0.347289408302254" calcext:value-type="float">
            <text:p>-0,347</text:p>
          </table:table-cell>
          <table:table-cell table:style-name="ce14" table:formula="of:=([.D81]-[.$D$205])/[.$D$207]" office:value-type="float" office:value="1.25485307235804" calcext:value-type="float">
            <text:p>1,255</text:p>
          </table:table-cell>
          <table:table-cell table:style-name="ce16" table:formula="of:=[PCA.$B$228]*[.F81]+[PCA.$C$228] *[.G81]+[PCA.$D$228]*[.H81]" office:value-type="float" office:value="-1.50235683799629" calcext:value-type="float">
            <text:p>-1,502</text:p>
          </table:table-cell>
          <table:table-cell table:style-name="ce16" table:formula="of:=[PCA.$B$229]*[.F81]+[PCA.$C$229] *[.G81]+[PCA.$D$229]*[.H81]" office:value-type="float" office:value="-0.373229436417323" calcext:value-type="float">
            <text:p>-0,373</text:p>
          </table:table-cell>
          <table:table-cell table:style-name="ce25" table:formula="of:=[PCA.$B$230]*[.F81]+[PCA.$C$230] *[.G81]+[PCA.$D$230]*[.H81]" office:value-type="float" office:value="0.302315094516167" calcext:value-type="float">
            <text:p>0,302</text:p>
          </table:table-cell>
          <table:table-cell table:number-columns-repeated="24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10" office:value-type="float" office:value="380.228522790427" calcext:value-type="float">
            <text:p>380,229</text:p>
          </table:table-cell>
          <table:table-cell table:style-name="ce10" office:value-type="float" office:value="57" calcext:value-type="float">
            <text:p>57,000</text:p>
          </table:table-cell>
          <table:table-cell table:style-name="ce10" office:value-type="float" office:value="52" calcext:value-type="float">
            <text:p>52,000</text:p>
          </table:table-cell>
          <table:table-cell table:style-name="ce2" office:value-type="float" office:value="127" calcext:value-type="float">
            <text:p>127</text:p>
          </table:table-cell>
          <table:table-cell table:style-name="ce14" table:formula="of:=([.B82]-[.$B$205])/[.$B$207]" office:value-type="float" office:value="0.856277182891467" calcext:value-type="float">
            <text:p>0,856</text:p>
          </table:table-cell>
          <table:table-cell table:style-name="ce14" table:formula="of:=([.C82]-[.$C$205])/[.$C$207]" office:value-type="float" office:value="0.208373644981353" calcext:value-type="float">
            <text:p>0,208</text:p>
          </table:table-cell>
          <table:table-cell table:style-name="ce14" table:formula="of:=([.D82]-[.$D$205])/[.$D$207]" office:value-type="float" office:value="0.270803008074854" calcext:value-type="float">
            <text:p>0,271</text:p>
          </table:table-cell>
          <table:table-cell table:style-name="ce16" table:formula="of:=[PCA.$B$228]*[.F82]+[PCA.$C$228] *[.G82]+[PCA.$D$228]*[.H82]" office:value-type="float" office:value="-0.582920449652371" calcext:value-type="float">
            <text:p>-0,583</text:p>
          </table:table-cell>
          <table:table-cell table:style-name="ce16" table:formula="of:=[PCA.$B$229]*[.F82]+[PCA.$C$229] *[.G82]+[PCA.$D$229]*[.H82]" office:value-type="float" office:value="-0.650858737369055" calcext:value-type="float">
            <text:p>-0,651</text:p>
          </table:table-cell>
          <table:table-cell table:style-name="ce25" table:formula="of:=[PCA.$B$230]*[.F82]+[PCA.$C$230] *[.G82]+[PCA.$D$230]*[.H82]" office:value-type="float" office:value="-0.294196779406077" calcext:value-type="float">
            <text:p>-0,294</text:p>
          </table:table-cell>
          <table:table-cell table:number-columns-repeated="24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10" office:value-type="float" office:value="395.56908048241" calcext:value-type="float">
            <text:p>395,569</text:p>
          </table:table-cell>
          <table:table-cell table:style-name="ce10" office:value-type="float" office:value="84" calcext:value-type="float">
            <text:p>84,000</text:p>
          </table:table-cell>
          <table:table-cell table:style-name="ce10" office:value-type="float" office:value="83" calcext:value-type="float">
            <text:p>83,000</text:p>
          </table:table-cell>
          <table:table-cell table:style-name="ce2" office:value-type="float" office:value="109" calcext:value-type="float">
            <text:p>109</text:p>
          </table:table-cell>
          <table:table-cell table:style-name="ce14" table:formula="of:=([.B83]-[.$B$205])/[.$B$207]" office:value-type="float" office:value="0.948766704702325" calcext:value-type="float">
            <text:p>0,949</text:p>
          </table:table-cell>
          <table:table-cell table:style-name="ce14" table:formula="of:=([.C83]-[.$C$205])/[.$C$207]" office:value-type="float" office:value="1.20856714089185" calcext:value-type="float">
            <text:p>1,209</text:p>
          </table:table-cell>
          <table:table-cell table:style-name="ce14" table:formula="of:=([.D83]-[.$D$205])/[.$D$207]" office:value-type="float" office:value="1.44409346933558" calcext:value-type="float">
            <text:p>1,444</text:p>
          </table:table-cell>
          <table:table-cell table:style-name="ce16" table:formula="of:=[PCA.$B$228]*[.F83]+[PCA.$C$228] *[.G83]+[PCA.$D$228]*[.H83]" office:value-type="float" office:value="-0.904673265940771" calcext:value-type="float">
            <text:p>-0,905</text:p>
          </table:table-cell>
          <table:table-cell table:style-name="ce16" table:formula="of:=[PCA.$B$229]*[.F83]+[PCA.$C$229] *[.G83]+[PCA.$D$229]*[.H83]" office:value-type="float" office:value="-1.75753649607762" calcext:value-type="float">
            <text:p>-1,758</text:p>
          </table:table-cell>
          <table:table-cell table:style-name="ce25" table:formula="of:=[PCA.$B$230]*[.F83]+[PCA.$C$230] *[.G83]+[PCA.$D$230]*[.H83]" office:value-type="float" office:value="0.734048834172333" calcext:value-type="float">
            <text:p>0,734</text:p>
          </table:table-cell>
          <table:table-cell table:number-columns-repeated="243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10" office:value-type="float" office:value="397.53512066514" calcext:value-type="float">
            <text:p>397,535</text:p>
          </table:table-cell>
          <table:table-cell table:style-name="ce10" office:value-type="float" office:value="76" calcext:value-type="float">
            <text:p>76,000</text:p>
          </table:table-cell>
          <table:table-cell table:style-name="ce10" office:value-type="float" office:value="83" calcext:value-type="float">
            <text:p>83,000</text:p>
          </table:table-cell>
          <table:table-cell table:style-name="ce2" office:value-type="float" office:value="9" calcext:value-type="float">
            <text:p>9</text:p>
          </table:table-cell>
          <table:table-cell table:style-name="ce14" table:formula="of:=([.B84]-[.$B$205])/[.$B$207]" office:value-type="float" office:value="0.960620127505634" calcext:value-type="float">
            <text:p>0,961</text:p>
          </table:table-cell>
          <table:table-cell table:style-name="ce14" table:formula="of:=([.C84]-[.$C$205])/[.$C$207]" office:value-type="float" office:value="0.912213512473922" calcext:value-type="float">
            <text:p>0,912</text:p>
          </table:table-cell>
          <table:table-cell table:style-name="ce14" table:formula="of:=([.D84]-[.$D$205])/[.$D$207]" office:value-type="float" office:value="1.44409346933558" calcext:value-type="float">
            <text:p>1,444</text:p>
          </table:table-cell>
          <table:table-cell table:style-name="ce16" table:formula="of:=[PCA.$B$228]*[.F84]+[PCA.$C$228] *[.G84]+[PCA.$D$228]*[.H84]" office:value-type="float" office:value="-1.05530914754197" calcext:value-type="float">
            <text:p>-1,055</text:p>
          </table:table-cell>
          <table:table-cell table:style-name="ce16" table:formula="of:=[PCA.$B$229]*[.F84]+[PCA.$C$229] *[.G84]+[PCA.$D$229]*[.H84]" office:value-type="float" office:value="-1.51177592936219" calcext:value-type="float">
            <text:p>-1,512</text:p>
          </table:table-cell>
          <table:table-cell table:style-name="ce25" table:formula="of:=[PCA.$B$230]*[.F84]+[PCA.$C$230] *[.G84]+[PCA.$D$230]*[.H84]" office:value-type="float" office:value="0.664217196609413" calcext:value-type="float">
            <text:p>0,664</text:p>
          </table:table-cell>
          <table:table-cell table:number-columns-repeated="24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10" office:value-type="float" office:value="445.172805964501" calcext:value-type="float">
            <text:p>445,173</text:p>
          </table:table-cell>
          <table:table-cell table:style-name="ce10" office:value-type="float" office:value="43" calcext:value-type="float">
            <text:p>43,000</text:p>
          </table:table-cell>
          <table:table-cell table:style-name="ce10" office:value-type="float" office:value="86" calcext:value-type="float">
            <text:p>86,000</text:p>
          </table:table-cell>
          <table:table-cell table:style-name="ce2" office:value-type="float" office:value="164" calcext:value-type="float">
            <text:p>164</text:p>
          </table:table-cell>
          <table:table-cell table:style-name="ce14" table:formula="of:=([.B85]-[.$B$205])/[.$B$207]" office:value-type="float" office:value="1.24783176752421" calcext:value-type="float">
            <text:p>1,248</text:p>
          </table:table-cell>
          <table:table-cell table:style-name="ce14" table:formula="of:=([.C85]-[.$C$205])/[.$C$207]" office:value-type="float" office:value="-0.310245204750014" calcext:value-type="float">
            <text:p>-0,310</text:p>
          </table:table-cell>
          <table:table-cell table:style-name="ce14" table:formula="of:=([.D85]-[.$D$205])/[.$D$207]" office:value-type="float" office:value="1.5576377075221" calcext:value-type="float">
            <text:p>1,558</text:p>
          </table:table-cell>
          <table:table-cell table:style-name="ce16" table:formula="of:=[PCA.$B$228]*[.F85]+[PCA.$C$228] *[.G85]+[PCA.$D$228]*[.H85]" office:value-type="float" office:value="-1.8914542780154" calcext:value-type="float">
            <text:p>-1,891</text:p>
          </table:table-cell>
          <table:table-cell table:style-name="ce16" table:formula="of:=[PCA.$B$229]*[.F85]+[PCA.$C$229] *[.G85]+[PCA.$D$229]*[.H85]" office:value-type="float" office:value="-0.636793742712926" calcext:value-type="float">
            <text:p>-0,637</text:p>
          </table:table-cell>
          <table:table-cell table:style-name="ce25" table:formula="of:=[PCA.$B$230]*[.F85]+[PCA.$C$230] *[.G85]+[PCA.$D$230]*[.H85]" office:value-type="float" office:value="0.310587436304232" calcext:value-type="float">
            <text:p>0,311</text:p>
          </table:table-cell>
          <table:table-cell table:number-columns-repeated="24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10" office:value-type="float" office:value="431.091902152615" calcext:value-type="float">
            <text:p>431,092</text:p>
          </table:table-cell>
          <table:table-cell table:style-name="ce10" office:value-type="float" office:value="68" calcext:value-type="float">
            <text:p>68,000</text:p>
          </table:table-cell>
          <table:table-cell table:style-name="ce10" office:value-type="float" office:value="64" calcext:value-type="float">
            <text:p>64,000</text:p>
          </table:table-cell>
          <table:table-cell table:style-name="ce2" office:value-type="float" office:value="147" calcext:value-type="float">
            <text:p>147</text:p>
          </table:table-cell>
          <table:table-cell table:style-name="ce14" table:formula="of:=([.B86]-[.$B$205])/[.$B$207]" office:value-type="float" office:value="1.16293680566069" calcext:value-type="float">
            <text:p>1,163</text:p>
          </table:table-cell>
          <table:table-cell table:style-name="ce14" table:formula="of:=([.C86]-[.$C$205])/[.$C$207]" office:value-type="float" office:value="0.615859884055998" calcext:value-type="float">
            <text:p>0,616</text:p>
          </table:table-cell>
          <table:table-cell table:style-name="ce14" table:formula="of:=([.D86]-[.$D$205])/[.$D$207]" office:value-type="float" office:value="0.72497996082094" calcext:value-type="float">
            <text:p>0,725</text:p>
          </table:table-cell>
          <table:table-cell table:style-name="ce16" table:formula="of:=[PCA.$B$228]*[.F86]+[PCA.$C$228] *[.G86]+[PCA.$D$228]*[.H86]" office:value-type="float" office:value="-0.859108157865073" calcext:value-type="float">
            <text:p>-0,859</text:p>
          </table:table-cell>
          <table:table-cell table:style-name="ce16" table:formula="of:=[PCA.$B$229]*[.F86]+[PCA.$C$229] *[.G86]+[PCA.$D$229]*[.H86]" office:value-type="float" office:value="-1.23097223249594" calcext:value-type="float">
            <text:p>-1,231</text:p>
          </table:table-cell>
          <table:table-cell table:style-name="ce25" table:formula="of:=[PCA.$B$230]*[.F86]+[PCA.$C$230] *[.G86]+[PCA.$D$230]*[.H86]" office:value-type="float" office:value="-0.0627875067257512" calcext:value-type="float">
            <text:p>-0,063</text:p>
          </table:table-cell>
          <table:table-cell table:number-columns-repeated="24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10" office:value-type="float" office:value="470.550697875159" calcext:value-type="float">
            <text:p>470,551</text:p>
          </table:table-cell>
          <table:table-cell table:style-name="ce10" office:value-type="float" office:value="63" calcext:value-type="float">
            <text:p>63,000</text:p>
          </table:table-cell>
          <table:table-cell table:style-name="ce10" office:value-type="float" office:value="56" calcext:value-type="float">
            <text:p>56,000</text:p>
          </table:table-cell>
          <table:table-cell table:style-name="ce2" office:value-type="float" office:value="44" calcext:value-type="float">
            <text:p>44</text:p>
          </table:table-cell>
          <table:table-cell table:style-name="ce14" table:formula="of:=([.B87]-[.$B$205])/[.$B$207]" office:value-type="float" office:value="1.4008372275937" calcext:value-type="float">
            <text:p>1,401</text:p>
          </table:table-cell>
          <table:table-cell table:style-name="ce14" table:formula="of:=([.C87]-[.$C$205])/[.$C$207]" office:value-type="float" office:value="0.430638866294796" calcext:value-type="float">
            <text:p>0,431</text:p>
          </table:table-cell>
          <table:table-cell table:style-name="ce14" table:formula="of:=([.D87]-[.$D$205])/[.$D$207]" office:value-type="float" office:value="0.422195325656882" calcext:value-type="float">
            <text:p>0,422</text:p>
          </table:table-cell>
          <table:table-cell table:style-name="ce16" table:formula="of:=[PCA.$B$228]*[.F87]+[PCA.$C$228] *[.G87]+[PCA.$D$228]*[.H87]" office:value-type="float" office:value="-0.896823058707988" calcext:value-type="float">
            <text:p>-0,897</text:p>
          </table:table-cell>
          <table:table-cell table:style-name="ce16" table:formula="of:=[PCA.$B$229]*[.F87]+[PCA.$C$229] *[.G87]+[PCA.$D$229]*[.H87]" office:value-type="float" office:value="-1.13723466639943" calcext:value-type="float">
            <text:p>-1,137</text:p>
          </table:table-cell>
          <table:table-cell table:style-name="ce25" table:formula="of:=[PCA.$B$230]*[.F87]+[PCA.$C$230] *[.G87]+[PCA.$D$230]*[.H87]" office:value-type="float" office:value="-0.477965555010323" calcext:value-type="float">
            <text:p>-0,478</text:p>
          </table:table-cell>
          <table:table-cell table:number-columns-repeated="243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10" office:value-type="float" office:value="493.304936281824" calcext:value-type="float">
            <text:p>493,305</text:p>
          </table:table-cell>
          <table:table-cell table:style-name="ce10" office:value-type="float" office:value="84" calcext:value-type="float">
            <text:p>84,000</text:p>
          </table:table-cell>
          <table:table-cell table:style-name="ce10" office:value-type="float" office:value="68" calcext:value-type="float">
            <text:p>68,000</text:p>
          </table:table-cell>
          <table:table-cell table:style-name="ce2" office:value-type="float" office:value="178" calcext:value-type="float">
            <text:p>178</text:p>
          </table:table-cell>
          <table:table-cell table:style-name="ce14" table:formula="of:=([.B88]-[.$B$205])/[.$B$207]" office:value-type="float" office:value="1.53802445844011" calcext:value-type="float">
            <text:p>1,538</text:p>
          </table:table-cell>
          <table:table-cell table:style-name="ce14" table:formula="of:=([.C88]-[.$C$205])/[.$C$207]" office:value-type="float" office:value="1.20856714089185" calcext:value-type="float">
            <text:p>1,209</text:p>
          </table:table-cell>
          <table:table-cell table:style-name="ce14" table:formula="of:=([.D88]-[.$D$205])/[.$D$207]" office:value-type="float" office:value="0.876372278402968" calcext:value-type="float">
            <text:p>0,876</text:p>
          </table:table-cell>
          <table:table-cell table:style-name="ce16" table:formula="of:=[PCA.$B$228]*[.F88]+[PCA.$C$228] *[.G88]+[PCA.$D$228]*[.H88]" office:value-type="float" office:value="-0.892513331311244" calcext:value-type="float">
            <text:p>-0,893</text:p>
          </table:table-cell>
          <table:table-cell table:style-name="ce16" table:formula="of:=[PCA.$B$229]*[.F88]+[PCA.$C$229] *[.G88]+[PCA.$D$229]*[.H88]" office:value-type="float" office:value="-1.94776715218224" calcext:value-type="float">
            <text:p>-1,948</text:p>
          </table:table-cell>
          <table:table-cell table:style-name="ce25" table:formula="of:=[PCA.$B$230]*[.F88]+[PCA.$C$230] *[.G88]+[PCA.$D$230]*[.H88]" office:value-type="float" office:value="-0.0616878586791247" calcext:value-type="float">
            <text:p>-0,062</text:p>
          </table:table-cell>
          <table:table-cell table:number-columns-repeated="243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10" office:value-type="float" office:value="448.772069089089" calcext:value-type="float">
            <text:p>448,772</text:p>
          </table:table-cell>
          <table:table-cell table:style-name="ce10" office:value-type="float" office:value="64" calcext:value-type="float">
            <text:p>64,000</text:p>
          </table:table-cell>
          <table:table-cell table:style-name="ce10" office:value-type="float" office:value="72" calcext:value-type="float">
            <text:p>72,000</text:p>
          </table:table-cell>
          <table:table-cell table:style-name="ce2" office:value-type="float" office:value="65" calcext:value-type="float">
            <text:p>65</text:p>
          </table:table-cell>
          <table:table-cell table:style-name="ce14" table:formula="of:=([.B89]-[.$B$205])/[.$B$207]" office:value-type="float" office:value="1.26953202979294" calcext:value-type="float">
            <text:p>1,270</text:p>
          </table:table-cell>
          <table:table-cell table:style-name="ce14" table:formula="of:=([.C89]-[.$C$205])/[.$C$207]" office:value-type="float" office:value="0.467683069847036" calcext:value-type="float">
            <text:p>0,468</text:p>
          </table:table-cell>
          <table:table-cell table:style-name="ce14" table:formula="of:=([.D89]-[.$D$205])/[.$D$207]" office:value-type="float" office:value="1.027764595985" calcext:value-type="float">
            <text:p>1,028</text:p>
          </table:table-cell>
          <table:table-cell table:style-name="ce16" table:formula="of:=[PCA.$B$228]*[.F89]+[PCA.$C$228] *[.G89]+[PCA.$D$228]*[.H89]" office:value-type="float" office:value="-1.18828991778695" calcext:value-type="float">
            <text:p>-1,188</text:p>
          </table:table-cell>
          <table:table-cell table:style-name="ce16" table:formula="of:=[PCA.$B$229]*[.F89]+[PCA.$C$229] *[.G89]+[PCA.$D$229]*[.H89]" office:value-type="float" office:value="-1.21264010585751" calcext:value-type="float">
            <text:p>-1,213</text:p>
          </table:table-cell>
          <table:table-cell table:style-name="ce25" table:formula="of:=[PCA.$B$230]*[.F89]+[PCA.$C$230] *[.G89]+[PCA.$D$230]*[.H89]" office:value-type="float" office:value="0.0648865212969453" calcext:value-type="float">
            <text:p>0,065</text:p>
          </table:table-cell>
          <table:table-cell table:number-columns-repeated="243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10" office:value-type="float" office:value="400.998435495926" calcext:value-type="float">
            <text:p>400,998</text:p>
          </table:table-cell>
          <table:table-cell table:style-name="ce10" office:value-type="float" office:value="47" calcext:value-type="float">
            <text:p>47,000</text:p>
          </table:table-cell>
          <table:table-cell table:style-name="ce10" office:value-type="float" office:value="53" calcext:value-type="float">
            <text:p>53,000</text:p>
          </table:table-cell>
          <table:table-cell table:style-name="ce2" office:value-type="float" office:value="148" calcext:value-type="float">
            <text:p>148</text:p>
          </table:table-cell>
          <table:table-cell table:style-name="ce14" table:formula="of:=([.B90]-[.$B$205])/[.$B$207]" office:value-type="float" office:value="0.981500745994964" calcext:value-type="float">
            <text:p>0,982</text:p>
          </table:table-cell>
          <table:table-cell table:style-name="ce14" table:formula="of:=([.C90]-[.$C$205])/[.$C$207]" office:value-type="float" office:value="-0.162068390541052" calcext:value-type="float">
            <text:p>-0,162</text:p>
          </table:table-cell>
          <table:table-cell table:style-name="ce14" table:formula="of:=([.D90]-[.$D$205])/[.$D$207]" office:value-type="float" office:value="0.308651087470361" calcext:value-type="float">
            <text:p>0,309</text:p>
          </table:table-cell>
          <table:table-cell table:style-name="ce16" table:formula="of:=[PCA.$B$228]*[.F90]+[PCA.$C$228] *[.G90]+[PCA.$D$228]*[.H90]" office:value-type="float" office:value="-0.861268526646509" calcext:value-type="float">
            <text:p>-0,861</text:p>
          </table:table-cell>
          <table:table-cell table:style-name="ce16" table:formula="of:=[PCA.$B$229]*[.F90]+[PCA.$C$229] *[.G90]+[PCA.$D$229]*[.H90]" office:value-type="float" office:value="-0.405292745027081" calcext:value-type="float">
            <text:p>-0,405</text:p>
          </table:table-cell>
          <table:table-cell table:style-name="ce25" table:formula="of:=[PCA.$B$230]*[.F90]+[PCA.$C$230] *[.G90]+[PCA.$D$230]*[.H90]" office:value-type="float" office:value="-0.422883471726209" calcext:value-type="float">
            <text:p>-0,423</text:p>
          </table:table-cell>
          <table:table-cell table:number-columns-repeated="243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10" office:value-type="float" office:value="459.167987810818" calcext:value-type="float">
            <text:p>459,168</text:p>
          </table:table-cell>
          <table:table-cell table:style-name="ce10" office:value-type="float" office:value="74" calcext:value-type="float">
            <text:p>74,000</text:p>
          </table:table-cell>
          <table:table-cell table:style-name="ce10" office:value-type="float" office:value="57" calcext:value-type="float">
            <text:p>57,000</text:p>
          </table:table-cell>
          <table:table-cell table:style-name="ce2" office:value-type="float" office:value="26" calcext:value-type="float">
            <text:p>26</text:p>
          </table:table-cell>
          <table:table-cell table:style-name="ce14" table:formula="of:=([.B91]-[.$B$205])/[.$B$207]" office:value-type="float" office:value="1.33220990439588" calcext:value-type="float">
            <text:p>1,332</text:p>
          </table:table-cell>
          <table:table-cell table:style-name="ce14" table:formula="of:=([.C91]-[.$C$205])/[.$C$207]" office:value-type="float" office:value="0.838125105369441" calcext:value-type="float">
            <text:p>0,838</text:p>
          </table:table-cell>
          <table:table-cell table:style-name="ce14" table:formula="of:=([.D91]-[.$D$205])/[.$D$207]" office:value-type="float" office:value="0.460043405052389" calcext:value-type="float">
            <text:p>0,460</text:p>
          </table:table-cell>
          <table:table-cell table:style-name="ce16" table:formula="of:=[PCA.$B$228]*[.F91]+[PCA.$C$228] *[.G91]+[PCA.$D$228]*[.H91]" office:value-type="float" office:value="-0.682732205821915" calcext:value-type="float">
            <text:p>-0,683</text:p>
          </table:table-cell>
          <table:table-cell table:style-name="ce16" table:formula="of:=[PCA.$B$229]*[.F91]+[PCA.$C$229] *[.G91]+[PCA.$D$229]*[.H91]" office:value-type="float" office:value="-1.45599695554939" calcext:value-type="float">
            <text:p>-1,456</text:p>
          </table:table-cell>
          <table:table-cell table:style-name="ce25" table:formula="of:=[PCA.$B$230]*[.F91]+[PCA.$C$230] *[.G91]+[PCA.$D$230]*[.H91]" office:value-type="float" office:value="-0.320667278599622" calcext:value-type="float">
            <text:p>-0,321</text:p>
          </table:table-cell>
          <table:table-cell table:number-columns-repeated="24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10" office:value-type="float" office:value="502.393266882714" calcext:value-type="float">
            <text:p>502,393</text:p>
          </table:table-cell>
          <table:table-cell table:style-name="ce10" office:value-type="float" office:value="64" calcext:value-type="float">
            <text:p>64,000</text:p>
          </table:table-cell>
          <table:table-cell table:style-name="ce10" office:value-type="float" office:value="90" calcext:value-type="float">
            <text:p>90,000</text:p>
          </table:table-cell>
          <table:table-cell table:style-name="ce2" office:value-type="float" office:value="87" calcext:value-type="float">
            <text:p>87</text:p>
          </table:table-cell>
          <table:table-cell table:style-name="ce14" table:formula="of:=([.B92]-[.$B$205])/[.$B$207]" office:value-type="float" office:value="1.59281877349781" calcext:value-type="float">
            <text:p>1,593</text:p>
          </table:table-cell>
          <table:table-cell table:style-name="ce14" table:formula="of:=([.C92]-[.$C$205])/[.$C$207]" office:value-type="float" office:value="0.467683069847036" calcext:value-type="float">
            <text:p>0,468</text:p>
          </table:table-cell>
          <table:table-cell table:style-name="ce14" table:formula="of:=([.D92]-[.$D$205])/[.$D$207]" office:value-type="float" office:value="1.70903002510413" calcext:value-type="float">
            <text:p>1,709</text:p>
          </table:table-cell>
          <table:table-cell table:style-name="ce16" table:formula="of:=[PCA.$B$228]*[.F92]+[PCA.$C$228] *[.G92]+[PCA.$D$228]*[.H92]" office:value-type="float" office:value="-1.81718335535242" calcext:value-type="float">
            <text:p>-1,817</text:p>
          </table:table-cell>
          <table:table-cell table:style-name="ce16" table:formula="of:=[PCA.$B$229]*[.F92]+[PCA.$C$229] *[.G92]+[PCA.$D$229]*[.H92]" office:value-type="float" office:value="-1.49592301418092" calcext:value-type="float">
            <text:p>-1,496</text:p>
          </table:table-cell>
          <table:table-cell table:style-name="ce25" table:formula="of:=[PCA.$B$230]*[.F92]+[PCA.$C$230] *[.G92]+[PCA.$D$230]*[.H92]" office:value-type="float" office:value="0.369649378885421" calcext:value-type="float">
            <text:p>0,370</text:p>
          </table:table-cell>
          <table:table-cell table:number-columns-repeated="24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10" office:value-type="float" office:value="458.432604244162" calcext:value-type="float">
            <text:p>458,433</text:p>
          </table:table-cell>
          <table:table-cell table:style-name="ce10" office:value-type="float" office:value="66" calcext:value-type="float">
            <text:p>66,000</text:p>
          </table:table-cell>
          <table:table-cell table:style-name="ce10" office:value-type="float" office:value="83" calcext:value-type="float">
            <text:p>83,000</text:p>
          </table:table-cell>
          <table:table-cell table:style-name="ce2" office:value-type="float" office:value="10" calcext:value-type="float">
            <text:p>10</text:p>
          </table:table-cell>
          <table:table-cell table:style-name="ce14" table:formula="of:=([.B93]-[.$B$205])/[.$B$207]" office:value-type="float" office:value="1.32777621457878" calcext:value-type="float">
            <text:p>1,328</text:p>
          </table:table-cell>
          <table:table-cell table:style-name="ce14" table:formula="of:=([.C93]-[.$C$205])/[.$C$207]" office:value-type="float" office:value="0.541771476951517" calcext:value-type="float">
            <text:p>0,542</text:p>
          </table:table-cell>
          <table:table-cell table:style-name="ce14" table:formula="of:=([.D93]-[.$D$205])/[.$D$207]" office:value-type="float" office:value="1.44409346933558" calcext:value-type="float">
            <text:p>1,444</text:p>
          </table:table-cell>
          <table:table-cell table:style-name="ce16" table:formula="of:=[PCA.$B$228]*[.F93]+[PCA.$C$228] *[.G93]+[PCA.$D$228]*[.H93]" office:value-type="float" office:value="-1.45366164852614" calcext:value-type="float">
            <text:p>-1,454</text:p>
          </table:table-cell>
          <table:table-cell table:style-name="ce16" table:formula="of:=[PCA.$B$229]*[.F93]+[PCA.$C$229] *[.G93]+[PCA.$D$229]*[.H93]" office:value-type="float" office:value="-1.37950076515385" calcext:value-type="float">
            <text:p>-1,380</text:p>
          </table:table-cell>
          <table:table-cell table:style-name="ce25" table:formula="of:=[PCA.$B$230]*[.F93]+[PCA.$C$230] *[.G93]+[PCA.$D$230]*[.H93]" office:value-type="float" office:value="0.354621629289307" calcext:value-type="float">
            <text:p>0,355</text:p>
          </table:table-cell>
          <table:table-cell table:number-columns-repeated="24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10" office:value-type="float" office:value="373.26571293432" calcext:value-type="float">
            <text:p>373,266</text:p>
          </table:table-cell>
          <table:table-cell table:style-name="ce10" office:value-type="float" office:value="56" calcext:value-type="float">
            <text:p>56,000</text:p>
          </table:table-cell>
          <table:table-cell table:style-name="ce10" office:value-type="float" office:value="68" calcext:value-type="float">
            <text:p>68,000</text:p>
          </table:table-cell>
          <table:table-cell table:style-name="ce2" office:value-type="float" office:value="165" calcext:value-type="float">
            <text:p>165</text:p>
          </table:table-cell>
          <table:table-cell table:style-name="ce14" table:formula="of:=([.B94]-[.$B$205])/[.$B$207]" office:value-type="float" office:value="0.814297812455162" calcext:value-type="float">
            <text:p>0,814</text:p>
          </table:table-cell>
          <table:table-cell table:style-name="ce14" table:formula="of:=([.C94]-[.$C$205])/[.$C$207]" office:value-type="float" office:value="0.171329441429112" calcext:value-type="float">
            <text:p>0,171</text:p>
          </table:table-cell>
          <table:table-cell table:style-name="ce14" table:formula="of:=([.D94]-[.$D$205])/[.$D$207]" office:value-type="float" office:value="0.876372278402968" calcext:value-type="float">
            <text:p>0,876</text:p>
          </table:table-cell>
          <table:table-cell table:style-name="ce16" table:formula="of:=[PCA.$B$228]*[.F94]+[PCA.$C$228] *[.G94]+[PCA.$D$228]*[.H94]" office:value-type="float" office:value="-0.963533857488058" calcext:value-type="float">
            <text:p>-0,964</text:p>
          </table:table-cell>
          <table:table-cell table:style-name="ce16" table:formula="of:=[PCA.$B$229]*[.F94]+[PCA.$C$229] *[.G94]+[PCA.$D$229]*[.H94]" office:value-type="float" office:value="-0.707700325092651" calcext:value-type="float">
            <text:p>-0,708</text:p>
          </table:table-cell>
          <table:table-cell table:style-name="ce25" table:formula="of:=[PCA.$B$230]*[.F94]+[PCA.$C$230] *[.G94]+[PCA.$D$230]*[.H94]" office:value-type="float" office:value="0.176707590551597" calcext:value-type="float">
            <text:p>0,177</text:p>
          </table:table-cell>
          <table:table-cell table:number-columns-repeated="243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10" office:value-type="float" office:value="369.732373666773" calcext:value-type="float">
            <text:p>369,732</text:p>
          </table:table-cell>
          <table:table-cell table:style-name="ce10" office:value-type="float" office:value="79" calcext:value-type="float">
            <text:p>79,000</text:p>
          </table:table-cell>
          <table:table-cell table:style-name="ce10" office:value-type="float" office:value="51" calcext:value-type="float">
            <text:p>51,000</text:p>
          </table:table-cell>
          <table:table-cell table:style-name="ce2" office:value-type="float" office:value="110" calcext:value-type="float">
            <text:p>110</text:p>
          </table:table-cell>
          <table:table-cell table:style-name="ce14" table:formula="of:=([.B95]-[.$B$205])/[.$B$207]" office:value-type="float" office:value="0.792995010704888" calcext:value-type="float">
            <text:p>0,793</text:p>
          </table:table-cell>
          <table:table-cell table:style-name="ce14" table:formula="of:=([.C95]-[.$C$205])/[.$C$207]" office:value-type="float" office:value="1.02334612313064" calcext:value-type="float">
            <text:p>1,023</text:p>
          </table:table-cell>
          <table:table-cell table:style-name="ce14" table:formula="of:=([.D95]-[.$D$205])/[.$D$207]" office:value-type="float" office:value="0.232954928679347" calcext:value-type="float">
            <text:p>0,233</text:p>
          </table:table-cell>
          <table:table-cell table:style-name="ce16" table:formula="of:=[PCA.$B$228]*[.F95]+[PCA.$C$228] *[.G95]+[PCA.$D$228]*[.H95]" office:value-type="float" office:value="-0.126146929103602" calcext:value-type="float">
            <text:p>-0,126</text:p>
          </table:table-cell>
          <table:table-cell table:style-name="ce16" table:formula="of:=[PCA.$B$229]*[.F95]+[PCA.$C$229] *[.G95]+[PCA.$D$229]*[.H95]" office:value-type="float" office:value="-1.30464484563991" calcext:value-type="float">
            <text:p>-1,305</text:p>
          </table:table-cell>
          <table:table-cell table:style-name="ce25" table:formula="of:=[PCA.$B$230]*[.F95]+[PCA.$C$230] *[.G95]+[PCA.$D$230]*[.H95]" office:value-type="float" office:value="-0.111062368966541" calcext:value-type="float">
            <text:p>-0,111</text:p>
          </table:table-cell>
          <table:table-cell table:number-columns-repeated="243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10" office:value-type="float" office:value="408.87211855436" calcext:value-type="float">
            <text:p>408,872</text:p>
          </table:table-cell>
          <table:table-cell table:style-name="ce10" office:value-type="float" office:value="82" calcext:value-type="float">
            <text:p>82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2" office:value-type="float" office:value="66" calcext:value-type="float">
            <text:p>66</text:p>
          </table:table-cell>
          <table:table-cell table:style-name="ce14" table:formula="of:=([.B96]-[.$B$205])/[.$B$207]" office:value-type="float" office:value="1.02897184812741" calcext:value-type="float">
            <text:p>1,029</text:p>
          </table:table-cell>
          <table:table-cell table:style-name="ce14" table:formula="of:=([.C96]-[.$C$205])/[.$C$207]" office:value-type="float" office:value="1.13447873378736" calcext:value-type="float">
            <text:p>1,134</text:p>
          </table:table-cell>
          <table:table-cell table:style-name="ce14" table:formula="of:=([.D96]-[.$D$205])/[.$D$207]" office:value-type="float" office:value="1.33054923114905" calcext:value-type="float">
            <text:p>1,331</text:p>
          </table:table-cell>
          <table:table-cell table:style-name="ce16" table:formula="of:=[PCA.$B$228]*[.F96]+[PCA.$C$228] *[.G96]+[PCA.$D$228]*[.H96]" office:value-type="float" office:value="-0.915689520895935" calcext:value-type="float">
            <text:p>-0,916</text:p>
          </table:table-cell>
          <table:table-cell table:style-name="ce16" table:formula="of:=[PCA.$B$229]*[.F96]+[PCA.$C$229] *[.G96]+[PCA.$D$229]*[.H96]" office:value-type="float" office:value="-1.71398099718127" calcext:value-type="float">
            <text:p>-1,714</text:p>
          </table:table-cell>
          <table:table-cell table:style-name="ce25" table:formula="of:=[PCA.$B$230]*[.F96]+[PCA.$C$230] *[.G96]+[PCA.$D$230]*[.H96]" office:value-type="float" office:value="0.58306603192252" calcext:value-type="float">
            <text:p>0,583</text:p>
          </table:table-cell>
          <table:table-cell table:number-columns-repeated="24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10" office:value-type="float" office:value="387.698111040327" calcext:value-type="float">
            <text:p>387,698</text:p>
          </table:table-cell>
          <table:table-cell table:style-name="ce10" office:value-type="float" office:value="45" calcext:value-type="float">
            <text:p>45,000</text:p>
          </table:table-cell>
          <table:table-cell table:style-name="ce10" office:value-type="float" office:value="83" calcext:value-type="float">
            <text:p>83,000</text:p>
          </table:table-cell>
          <table:table-cell table:style-name="ce2" office:value-type="float" office:value="128" calcext:value-type="float">
            <text:p>128</text:p>
          </table:table-cell>
          <table:table-cell table:style-name="ce14" table:formula="of:=([.B97]-[.$B$205])/[.$B$207]" office:value-type="float" office:value="0.901311963192727" calcext:value-type="float">
            <text:p>0,901</text:p>
          </table:table-cell>
          <table:table-cell table:style-name="ce14" table:formula="of:=([.C97]-[.$C$205])/[.$C$207]" office:value-type="float" office:value="-0.236156797645533" calcext:value-type="float">
            <text:p>-0,236</text:p>
          </table:table-cell>
          <table:table-cell table:style-name="ce14" table:formula="of:=([.D97]-[.$D$205])/[.$D$207]" office:value-type="float" office:value="1.44409346933558" calcext:value-type="float">
            <text:p>1,444</text:p>
          </table:table-cell>
          <table:table-cell table:style-name="ce16" table:formula="of:=[PCA.$B$228]*[.F97]+[PCA.$C$228] *[.G97]+[PCA.$D$228]*[.H97]" office:value-type="float" office:value="-1.57628109961989" calcext:value-type="float">
            <text:p>-1,576</text:p>
          </table:table-cell>
          <table:table-cell table:style-name="ce16" table:formula="of:=[PCA.$B$229]*[.F97]+[PCA.$C$229] *[.G97]+[PCA.$D$229]*[.H97]" office:value-type="float" office:value="-0.507205247569404" calcext:value-type="float">
            <text:p>-0,507</text:p>
          </table:table-cell>
          <table:table-cell table:style-name="ce25" table:formula="of:=[PCA.$B$230]*[.F97]+[PCA.$C$230] *[.G97]+[PCA.$D$230]*[.H97]" office:value-type="float" office:value="0.460020154476359" calcext:value-type="float">
            <text:p>0,460</text:p>
          </table:table-cell>
          <table:table-cell table:number-columns-repeated="24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10" office:value-type="float" office:value="376.18308595491" calcext:value-type="float">
            <text:p>376,183</text:p>
          </table:table-cell>
          <table:table-cell table:style-name="ce10" office:value-type="float" office:value="55" calcext:value-type="float">
            <text:p>55,000</text:p>
          </table:table-cell>
          <table:table-cell table:style-name="ce10" office:value-type="float" office:value="71" calcext:value-type="float">
            <text:p>71,000</text:p>
          </table:table-cell>
          <table:table-cell table:style-name="ce2" office:value-type="float" office:value="186" calcext:value-type="float">
            <text:p>186</text:p>
          </table:table-cell>
          <table:table-cell table:style-name="ce14" table:formula="of:=([.B98]-[.$B$205])/[.$B$207]" office:value-type="float" office:value="0.831886901524543" calcext:value-type="float">
            <text:p>0,832</text:p>
          </table:table-cell>
          <table:table-cell table:style-name="ce14" table:formula="of:=([.C98]-[.$C$205])/[.$C$207]" office:value-type="float" office:value="0.134285237876872" calcext:value-type="float">
            <text:p>0,134</text:p>
          </table:table-cell>
          <table:table-cell table:style-name="ce14" table:formula="of:=([.D98]-[.$D$205])/[.$D$207]" office:value-type="float" office:value="0.989916516589489" calcext:value-type="float">
            <text:p>0,990</text:p>
          </table:table-cell>
          <table:table-cell table:style-name="ce16" table:formula="of:=[PCA.$B$228]*[.F98]+[PCA.$C$228] *[.G98]+[PCA.$D$228]*[.H98]" office:value-type="float" office:value="-1.06465898355932" calcext:value-type="float">
            <text:p>-1,065</text:p>
          </table:table-cell>
          <table:table-cell table:style-name="ce16" table:formula="of:=[PCA.$B$229]*[.F98]+[PCA.$C$229] *[.G98]+[PCA.$D$229]*[.H98]" office:value-type="float" office:value="-0.705440594920858" calcext:value-type="float">
            <text:p>-0,705</text:p>
          </table:table-cell>
          <table:table-cell table:style-name="ce25" table:formula="of:=[PCA.$B$230]*[.F98]+[PCA.$C$230] *[.G98]+[PCA.$D$230]*[.H98]" office:value-type="float" office:value="0.242605505086478" calcext:value-type="float">
            <text:p>0,243</text:p>
          </table:table-cell>
          <table:table-cell table:number-columns-repeated="243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10" office:value-type="float" office:value="498.198022194632" calcext:value-type="float">
            <text:p>498,198</text:p>
          </table:table-cell>
          <table:table-cell table:style-name="ce10" office:value-type="float" office:value="53" calcext:value-type="float">
            <text:p>53,000</text:p>
          </table:table-cell>
          <table:table-cell table:style-name="ce10" office:value-type="float" office:value="86" calcext:value-type="float">
            <text:p>86,000</text:p>
          </table:table-cell>
          <table:table-cell table:style-name="ce2" office:value-type="float" office:value="187" calcext:value-type="float">
            <text:p>187</text:p>
          </table:table-cell>
          <table:table-cell table:style-name="ce14" table:formula="of:=([.B99]-[.$B$205])/[.$B$207]" office:value-type="float" office:value="1.56752528789767" calcext:value-type="float">
            <text:p>1,568</text:p>
          </table:table-cell>
          <table:table-cell table:style-name="ce14" table:formula="of:=([.C99]-[.$C$205])/[.$C$207]" office:value-type="float" office:value="0.0601968307723908" calcext:value-type="float">
            <text:p>0,060</text:p>
          </table:table-cell>
          <table:table-cell table:style-name="ce14" table:formula="of:=([.D99]-[.$D$205])/[.$D$207]" office:value-type="float" office:value="1.5576377075221" calcext:value-type="float">
            <text:p>1,558</text:p>
          </table:table-cell>
          <table:table-cell table:style-name="ce16" table:formula="of:=[PCA.$B$228]*[.F99]+[PCA.$C$228] *[.G99]+[PCA.$D$228]*[.H99]" office:value-type="float" office:value="-1.90258777599875" calcext:value-type="float">
            <text:p>-1,903</text:p>
          </table:table-cell>
          <table:table-cell table:style-name="ce16" table:formula="of:=[PCA.$B$229]*[.F99]+[PCA.$C$229] *[.G99]+[PCA.$D$229]*[.H99]" office:value-type="float" office:value="-1.11006844468068" calcext:value-type="float">
            <text:p>-1,110</text:p>
          </table:table-cell>
          <table:table-cell table:style-name="ce25" table:formula="of:=[PCA.$B$230]*[.F99]+[PCA.$C$230] *[.G99]+[PCA.$D$230]*[.H99]" office:value-type="float" office:value="0.186820051753155" calcext:value-type="float">
            <text:p>0,187</text:p>
          </table:table-cell>
          <table:table-cell table:number-columns-repeated="243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10" office:value-type="float" office:value="387.19602736059" calcext:value-type="float">
            <text:p>387,196</text:p>
          </table:table-cell>
          <table:table-cell table:style-name="ce10" office:value-type="float" office:value="79" calcext:value-type="float">
            <text:p>79,000</text:p>
          </table:table-cell>
          <table:table-cell table:style-name="ce10" office:value-type="float" office:value="87" calcext:value-type="float">
            <text:p>87,000</text:p>
          </table:table-cell>
          <table:table-cell table:style-name="ce2" office:value-type="float" office:value="45" calcext:value-type="float">
            <text:p>45</text:p>
          </table:table-cell>
          <table:table-cell table:style-name="ce14" table:formula="of:=([.B100]-[.$B$205])/[.$B$207]" office:value-type="float" office:value="0.898284858156501" calcext:value-type="float">
            <text:p>0,898</text:p>
          </table:table-cell>
          <table:table-cell table:style-name="ce14" table:formula="of:=([.C100]-[.$C$205])/[.$C$207]" office:value-type="float" office:value="1.02334612313064" calcext:value-type="float">
            <text:p>1,023</text:p>
          </table:table-cell>
          <table:table-cell table:style-name="ce14" table:formula="of:=([.D100]-[.$D$205])/[.$D$207]" office:value-type="float" office:value="1.5954857869176" calcext:value-type="float">
            <text:p>1,595</text:p>
          </table:table-cell>
          <table:table-cell table:style-name="ce16" table:formula="of:=[PCA.$B$228]*[.F100]+[PCA.$C$228] *[.G100]+[PCA.$D$228]*[.H100]" office:value-type="float" office:value="-1.06123132376431" calcext:value-type="float">
            <text:p>-1,061</text:p>
          </table:table-cell>
          <table:table-cell table:style-name="ce16" table:formula="of:=[PCA.$B$229]*[.F100]+[PCA.$C$229] *[.G100]+[PCA.$D$229]*[.H100]" office:value-type="float" office:value="-1.60248011484036" calcext:value-type="float">
            <text:p>-1,602</text:p>
          </table:table-cell>
          <table:table-cell table:style-name="ce25" table:formula="of:=[PCA.$B$230]*[.F100]+[PCA.$C$230] *[.G100]+[PCA.$D$230]*[.H100]" office:value-type="float" office:value="0.839982469856505" calcext:value-type="float">
            <text:p>0,840</text:p>
          </table:table-cell>
          <table:table-cell table:number-columns-repeated="243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10" office:value-type="float" office:value="440.485567774081" calcext:value-type="float">
            <text:p>440,486</text:p>
          </table:table-cell>
          <table:table-cell table:style-name="ce10" office:value-type="float" office:value="45" calcext:value-type="float">
            <text:p>45,000</text:p>
          </table:table-cell>
          <table:table-cell table:style-name="ce10" office:value-type="float" office:value="91" calcext:value-type="float">
            <text:p>91,000</text:p>
          </table:table-cell>
          <table:table-cell table:style-name="ce2" office:value-type="float" office:value="129" calcext:value-type="float">
            <text:p>129</text:p>
          </table:table-cell>
          <table:table-cell table:style-name="ce14" table:formula="of:=([.B101]-[.$B$205])/[.$B$207]" office:value-type="float" office:value="1.21957201142212" calcext:value-type="float">
            <text:p>1,220</text:p>
          </table:table-cell>
          <table:table-cell table:style-name="ce14" table:formula="of:=([.C101]-[.$C$205])/[.$C$207]" office:value-type="float" office:value="-0.236156797645533" calcext:value-type="float">
            <text:p>-0,236</text:p>
          </table:table-cell>
          <table:table-cell table:style-name="ce14" table:formula="of:=([.D101]-[.$D$205])/[.$D$207]" office:value-type="float" office:value="1.74687810449963" calcext:value-type="float">
            <text:p>1,747</text:p>
          </table:table-cell>
          <table:table-cell table:style-name="ce16" table:formula="of:=[PCA.$B$228]*[.F101]+[PCA.$C$228] *[.G101]+[PCA.$D$228]*[.H101]" office:value-type="float" office:value="-1.95986864037484" calcext:value-type="float">
            <text:p>-1,960</text:p>
          </table:table-cell>
          <table:table-cell table:style-name="ce16" table:formula="of:=[PCA.$B$229]*[.F101]+[PCA.$C$229] *[.G101]+[PCA.$D$229]*[.H101]" office:value-type="float" office:value="-0.719780856326244" calcext:value-type="float">
            <text:p>-0,720</text:p>
          </table:table-cell>
          <table:table-cell table:style-name="ce25" table:formula="of:=[PCA.$B$230]*[.F101]+[PCA.$C$230] *[.G101]+[PCA.$D$230]*[.H101]" office:value-type="float" office:value="0.485322145098298" calcext:value-type="float">
            <text:p>0,485</text:p>
          </table:table-cell>
          <table:table-cell table:number-columns-repeated="243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10" office:value-type="float" office:value="415.835542339599" calcext:value-type="float">
            <text:p>415,836</text:p>
          </table:table-cell>
          <table:table-cell table:style-name="ce10" office:value-type="float" office:value="40" calcext:value-type="float">
            <text:p>40,000</text:p>
          </table:table-cell>
          <table:table-cell table:style-name="ce10" office:value-type="float" office:value="65" calcext:value-type="float">
            <text:p>65,000</text:p>
          </table:table-cell>
          <table:table-cell table:style-name="ce2" office:value-type="float" office:value="88" calcext:value-type="float">
            <text:p>88</text:p>
          </table:table-cell>
          <table:table-cell table:style-name="ce14" table:formula="of:=([.B102]-[.$B$205])/[.$B$207]" office:value-type="float" office:value="1.07095491999446" calcext:value-type="float">
            <text:p>1,071</text:p>
          </table:table-cell>
          <table:table-cell table:style-name="ce14" table:formula="of:=([.C102]-[.$C$205])/[.$C$207]" office:value-type="float" office:value="-0.421377815406735" calcext:value-type="float">
            <text:p>-0,421</text:p>
          </table:table-cell>
          <table:table-cell table:style-name="ce14" table:formula="of:=([.D102]-[.$D$205])/[.$D$207]" office:value-type="float" office:value="0.762828040216447" calcext:value-type="float">
            <text:p>0,763</text:p>
          </table:table-cell>
          <table:table-cell table:style-name="ce16" table:formula="of:=[PCA.$B$228]*[.F102]+[PCA.$C$228] *[.G102]+[PCA.$D$228]*[.H102]" office:value-type="float" office:value="-1.33099318339889" calcext:value-type="float">
            <text:p>-1,331</text:p>
          </table:table-cell>
          <table:table-cell table:style-name="ce16" table:formula="of:=[PCA.$B$229]*[.F102]+[PCA.$C$229] *[.G102]+[PCA.$D$229]*[.H102]" office:value-type="float" office:value="-0.311368264926078" calcext:value-type="float">
            <text:p>-0,311</text:p>
          </table:table-cell>
          <table:table-cell table:style-name="ce25" table:formula="of:=[PCA.$B$230]*[.F102]+[PCA.$C$230] *[.G102]+[PCA.$D$230]*[.H102]" office:value-type="float" office:value="-0.194723749275808" calcext:value-type="float">
            <text:p>-0,195</text:p>
          </table:table-cell>
          <table:table-cell table:number-columns-repeated="243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10" office:value-type="float" office:value="463.540434697861" calcext:value-type="float">
            <text:p>463,540</text:p>
          </table:table-cell>
          <table:table-cell table:style-name="ce10" office:value-type="float" office:value="67" calcext:value-type="float">
            <text:p>67,000</text:p>
          </table:table-cell>
          <table:table-cell table:style-name="ce10" office:value-type="float" office:value="72" calcext:value-type="float">
            <text:p>72,000</text:p>
          </table:table-cell>
          <table:table-cell table:style-name="ce2" office:value-type="float" office:value="111" calcext:value-type="float">
            <text:p>111</text:p>
          </table:table-cell>
          <table:table-cell table:style-name="ce14" table:formula="of:=([.B103]-[.$B$205])/[.$B$207]" office:value-type="float" office:value="1.3585717570642" calcext:value-type="float">
            <text:p>1,359</text:p>
          </table:table-cell>
          <table:table-cell table:style-name="ce14" table:formula="of:=([.C103]-[.$C$205])/[.$C$207]" office:value-type="float" office:value="0.578815680503757" calcext:value-type="float">
            <text:p>0,579</text:p>
          </table:table-cell>
          <table:table-cell table:style-name="ce14" table:formula="of:=([.D103]-[.$D$205])/[.$D$207]" office:value-type="float" office:value="1.027764595985" calcext:value-type="float">
            <text:p>1,028</text:p>
          </table:table-cell>
          <table:table-cell table:style-name="ce16" table:formula="of:=[PCA.$B$228]*[.F103]+[PCA.$C$228] *[.G103]+[PCA.$D$228]*[.H103]" office:value-type="float" office:value="-1.18753520689367" calcext:value-type="float">
            <text:p>-1,188</text:p>
          </table:table-cell>
          <table:table-cell table:style-name="ce16" table:formula="of:=[PCA.$B$229]*[.F103]+[PCA.$C$229] *[.G103]+[PCA.$D$229]*[.H103]" office:value-type="float" office:value="-1.35121260409658" calcext:value-type="float">
            <text:p>-1,351</text:p>
          </table:table-cell>
          <table:table-cell table:style-name="ce25" table:formula="of:=[PCA.$B$230]*[.F103]+[PCA.$C$230] *[.G103]+[PCA.$D$230]*[.H103]" office:value-type="float" office:value="0.032089829935407" calcext:value-type="float">
            <text:p>0,032</text:p>
          </table:table-cell>
          <table:table-cell table:number-columns-repeated="243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10" office:value-type="float" office:value="458.884691216658" calcext:value-type="float">
            <text:p>458,885</text:p>
          </table:table-cell>
          <table:table-cell table:style-name="ce10" office:value-type="float" office:value="45" calcext:value-type="float">
            <text:p>45,000</text:p>
          </table:table-cell>
          <table:table-cell table:style-name="ce10" office:value-type="float" office:value="56" calcext:value-type="float">
            <text:p>56,000</text:p>
          </table:table-cell>
          <table:table-cell table:style-name="ce2" office:value-type="float" office:value="27" calcext:value-type="float">
            <text:p>27</text:p>
          </table:table-cell>
          <table:table-cell table:style-name="ce14" table:formula="of:=([.B104]-[.$B$205])/[.$B$207]" office:value-type="float" office:value="1.33050188523187" calcext:value-type="float">
            <text:p>1,331</text:p>
          </table:table-cell>
          <table:table-cell table:style-name="ce14" table:formula="of:=([.C104]-[.$C$205])/[.$C$207]" office:value-type="float" office:value="-0.236156797645533" calcext:value-type="float">
            <text:p>-0,236</text:p>
          </table:table-cell>
          <table:table-cell table:style-name="ce14" table:formula="of:=([.D104]-[.$D$205])/[.$D$207]" office:value-type="float" office:value="0.422195325656882" calcext:value-type="float">
            <text:p>0,422</text:p>
          </table:table-cell>
          <table:table-cell table:style-name="ce16" table:formula="of:=[PCA.$B$228]*[.F104]+[PCA.$C$228] *[.G104]+[PCA.$D$228]*[.H104]" office:value-type="float" office:value="-1.17792102728593" calcext:value-type="float">
            <text:p>-1,178</text:p>
          </table:table-cell>
          <table:table-cell table:style-name="ce16" table:formula="of:=[PCA.$B$229]*[.F104]+[PCA.$C$229] *[.G104]+[PCA.$D$229]*[.H104]" office:value-type="float" office:value="-0.536113146029763" calcext:value-type="float">
            <text:p>-0,536</text:p>
          </table:table-cell>
          <table:table-cell table:style-name="ce25" table:formula="of:=[PCA.$B$230]*[.F104]+[PCA.$C$230] *[.G104]+[PCA.$D$230]*[.H104]" office:value-type="float" office:value="-0.573881770787567" calcext:value-type="float">
            <text:p>-0,574</text:p>
          </table:table-cell>
          <table:table-cell table:number-columns-repeated="243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10" office:value-type="float" office:value="380.923310661316" calcext:value-type="float">
            <text:p>380,923</text:p>
          </table:table-cell>
          <table:table-cell table:style-name="ce10" office:value-type="float" office:value="52" calcext:value-type="float">
            <text:p>52,000</text:p>
          </table:table-cell>
          <table:table-cell table:style-name="ce10" office:value-type="float" office:value="82" calcext:value-type="float">
            <text:p>82,000</text:p>
          </table:table-cell>
          <table:table-cell table:style-name="ce2" office:value-type="float" office:value="46" calcext:value-type="float">
            <text:p>46</text:p>
          </table:table-cell>
          <table:table-cell table:style-name="ce14" table:formula="of:=([.B105]-[.$B$205])/[.$B$207]" office:value-type="float" office:value="0.86046611781996" calcext:value-type="float">
            <text:p>0,860</text:p>
          </table:table-cell>
          <table:table-cell table:style-name="ce14" table:formula="of:=([.C105]-[.$C$205])/[.$C$207]" office:value-type="float" office:value="0.0231526272201503" calcext:value-type="float">
            <text:p>0,023</text:p>
          </table:table-cell>
          <table:table-cell table:style-name="ce14" table:formula="of:=([.D105]-[.$D$205])/[.$D$207]" office:value-type="float" office:value="1.40624538994007" calcext:value-type="float">
            <text:p>1,406</text:p>
          </table:table-cell>
          <table:table-cell table:style-name="ce16" table:formula="of:=[PCA.$B$228]*[.F105]+[PCA.$C$228] *[.G105]+[PCA.$D$228]*[.H105]" office:value-type="float" office:value="-1.40207574588033" calcext:value-type="float">
            <text:p>-1,402</text:p>
          </table:table-cell>
          <table:table-cell table:style-name="ce16" table:formula="of:=[PCA.$B$229]*[.F105]+[PCA.$C$229] *[.G105]+[PCA.$D$229]*[.H105]" office:value-type="float" office:value="-0.700295127174998" calcext:value-type="float">
            <text:p>-0,700</text:p>
          </table:table-cell>
          <table:table-cell table:style-name="ce25" table:formula="of:=[PCA.$B$230]*[.F105]+[PCA.$C$230] *[.G105]+[PCA.$D$230]*[.H105]" office:value-type="float" office:value="0.512087015156136" calcext:value-type="float">
            <text:p>0,512</text:p>
          </table:table-cell>
          <table:table-cell table:number-columns-repeated="243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10" office:value-type="float" office:value="488.564266380831" calcext:value-type="float">
            <text:p>488,564</text:p>
          </table:table-cell>
          <table:table-cell table:style-name="ce10" office:value-type="float" office:value="45" calcext:value-type="float">
            <text:p>45,000</text:p>
          </table:table-cell>
          <table:table-cell table:style-name="ce10" office:value-type="float" office:value="73" calcext:value-type="float">
            <text:p>73,000</text:p>
          </table:table-cell>
          <table:table-cell table:style-name="ce2" office:value-type="float" office:value="11" calcext:value-type="float">
            <text:p>11</text:p>
          </table:table-cell>
          <table:table-cell table:style-name="ce14" table:formula="of:=([.B106]-[.$B$205])/[.$B$207]" office:value-type="float" office:value="1.50944255802881" calcext:value-type="float">
            <text:p>1,509</text:p>
          </table:table-cell>
          <table:table-cell table:style-name="ce14" table:formula="of:=([.C106]-[.$C$205])/[.$C$207]" office:value-type="float" office:value="-0.236156797645533" calcext:value-type="float">
            <text:p>-0,236</text:p>
          </table:table-cell>
          <table:table-cell table:style-name="ce14" table:formula="of:=([.D106]-[.$D$205])/[.$D$207]" office:value-type="float" office:value="1.0656126753805" calcext:value-type="float">
            <text:p>1,066</text:p>
          </table:table-cell>
          <table:table-cell table:style-name="ce16" table:formula="of:=[PCA.$B$228]*[.F106]+[PCA.$C$228] *[.G106]+[PCA.$D$228]*[.H106]" office:value-type="float" office:value="-1.69652731614732" calcext:value-type="float">
            <text:p>-1,697</text:p>
          </table:table-cell>
          <table:table-cell table:style-name="ce16" table:formula="of:=[PCA.$B$229]*[.F106]+[PCA.$C$229] *[.G106]+[PCA.$D$229]*[.H106]" office:value-type="float" office:value="-0.740911534766529" calcext:value-type="float">
            <text:p>-0,741</text:p>
          </table:table-cell>
          <table:table-cell table:style-name="ce25" table:formula="of:=[PCA.$B$230]*[.F106]+[PCA.$C$230] *[.G106]+[PCA.$D$230]*[.H106]" office:value-type="float" office:value="-0.206308012711226" calcext:value-type="float">
            <text:p>-0,206</text:p>
          </table:table-cell>
          <table:table-cell table:number-columns-repeated="243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10" office:value-type="float" office:value="407.230155225725" calcext:value-type="float">
            <text:p>407,230</text:p>
          </table:table-cell>
          <table:table-cell table:style-name="ce10" office:value-type="float" office:value="57" calcext:value-type="float">
            <text:p>57,000</text:p>
          </table:table-cell>
          <table:table-cell table:style-name="ce10" office:value-type="float" office:value="82" calcext:value-type="float">
            <text:p>82,000</text:p>
          </table:table-cell>
          <table:table-cell table:style-name="ce2" office:value-type="float" office:value="179" calcext:value-type="float">
            <text:p>179</text:p>
          </table:table-cell>
          <table:table-cell table:style-name="ce14" table:formula="of:=([.B107]-[.$B$205])/[.$B$207]" office:value-type="float" office:value="1.01907231212972" calcext:value-type="float">
            <text:p>1,019</text:p>
          </table:table-cell>
          <table:table-cell table:style-name="ce14" table:formula="of:=([.C107]-[.$C$205])/[.$C$207]" office:value-type="float" office:value="0.208373644981353" calcext:value-type="float">
            <text:p>0,208</text:p>
          </table:table-cell>
          <table:table-cell table:style-name="ce14" table:formula="of:=([.D107]-[.$D$205])/[.$D$207]" office:value-type="float" office:value="1.40624538994007" calcext:value-type="float">
            <text:p>1,406</text:p>
          </table:table-cell>
          <table:table-cell table:style-name="ce16" table:formula="of:=[PCA.$B$228]*[.F107]+[PCA.$C$228] *[.G107]+[PCA.$D$228]*[.H107]" office:value-type="float" office:value="-1.40690289430747" calcext:value-type="float">
            <text:p>-1,407</text:p>
          </table:table-cell>
          <table:table-cell table:style-name="ce16" table:formula="of:=[PCA.$B$229]*[.F107]+[PCA.$C$229] *[.G107]+[PCA.$D$229]*[.H107]" office:value-type="float" office:value="-0.9363165756585" calcext:value-type="float">
            <text:p>-0,936</text:p>
          </table:table-cell>
          <table:table-cell table:style-name="ce25" table:formula="of:=[PCA.$B$230]*[.F107]+[PCA.$C$230] *[.G107]+[PCA.$D$230]*[.H107]" office:value-type="float" office:value="0.450986049236709" calcext:value-type="float">
            <text:p>0,451</text:p>
          </table:table-cell>
          <table:table-cell table:number-columns-repeated="243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10" office:value-type="float" office:value="453.267464483113" calcext:value-type="float">
            <text:p>453,267</text:p>
          </table:table-cell>
          <table:table-cell table:style-name="ce10" office:value-type="float" office:value="69" calcext:value-type="float">
            <text:p>69,000</text:p>
          </table:table-cell>
          <table:table-cell table:style-name="ce10" office:value-type="float" office:value="64" calcext:value-type="float">
            <text:p>64,000</text:p>
          </table:table-cell>
          <table:table-cell table:style-name="ce2" office:value-type="float" office:value="166" calcext:value-type="float">
            <text:p>166</text:p>
          </table:table-cell>
          <table:table-cell table:style-name="ce14" table:formula="of:=([.B108]-[.$B$205])/[.$B$207]" office:value-type="float" office:value="1.29663514942472" calcext:value-type="float">
            <text:p>1,297</text:p>
          </table:table-cell>
          <table:table-cell table:style-name="ce14" table:formula="of:=([.C108]-[.$C$205])/[.$C$207]" office:value-type="float" office:value="0.652904087608238" calcext:value-type="float">
            <text:p>0,653</text:p>
          </table:table-cell>
          <table:table-cell table:style-name="ce14" table:formula="of:=([.D108]-[.$D$205])/[.$D$207]" office:value-type="float" office:value="0.72497996082094" calcext:value-type="float">
            <text:p>0,725</text:p>
          </table:table-cell>
          <table:table-cell table:style-name="ce16" table:formula="of:=[PCA.$B$228]*[.F108]+[PCA.$C$228] *[.G108]+[PCA.$D$228]*[.H108]" office:value-type="float" office:value="-0.920870297951021" calcext:value-type="float">
            <text:p>-0,921</text:p>
          </table:table-cell>
          <table:table-cell table:style-name="ce16" table:formula="of:=[PCA.$B$229]*[.F108]+[PCA.$C$229] *[.G108]+[PCA.$D$229]*[.H108]" office:value-type="float" office:value="-1.32880499348627" calcext:value-type="float">
            <text:p>-1,329</text:p>
          </table:table-cell>
          <table:table-cell table:style-name="ce25" table:formula="of:=[PCA.$B$230]*[.F108]+[PCA.$C$230] *[.G108]+[PCA.$D$230]*[.H108]" office:value-type="float" office:value="-0.139349440407867" calcext:value-type="float">
            <text:p>-0,139</text:p>
          </table:table-cell>
          <table:table-cell table:number-columns-repeated="243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10" office:value-type="float" office:value="473.192959259368" calcext:value-type="float">
            <text:p>473,193</text:p>
          </table:table-cell>
          <table:table-cell table:style-name="ce10" office:value-type="float" office:value="56" calcext:value-type="float">
            <text:p>56,000</text:p>
          </table:table-cell>
          <table:table-cell table:style-name="ce10" office:value-type="float" office:value="62" calcext:value-type="float">
            <text:p>62,000</text:p>
          </table:table-cell>
          <table:table-cell table:style-name="ce2" office:value-type="float" office:value="67" calcext:value-type="float">
            <text:p>67</text:p>
          </table:table-cell>
          <table:table-cell table:style-name="ce14" table:formula="of:=([.B109]-[.$B$205])/[.$B$207]" office:value-type="float" office:value="1.41676764530286" calcext:value-type="float">
            <text:p>1,417</text:p>
          </table:table-cell>
          <table:table-cell table:style-name="ce14" table:formula="of:=([.C109]-[.$C$205])/[.$C$207]" office:value-type="float" office:value="0.171329441429112" calcext:value-type="float">
            <text:p>0,171</text:p>
          </table:table-cell>
          <table:table-cell table:style-name="ce14" table:formula="of:=([.D109]-[.$D$205])/[.$D$207]" office:value-type="float" office:value="0.649283802029925" calcext:value-type="float">
            <text:p>0,649</text:p>
          </table:table-cell>
          <table:table-cell table:style-name="ce16" table:formula="of:=[PCA.$B$228]*[.F109]+[PCA.$C$228] *[.G109]+[PCA.$D$228]*[.H109]" office:value-type="float" office:value="-1.17732887353403" calcext:value-type="float">
            <text:p>-1,177</text:p>
          </table:table-cell>
          <table:table-cell table:style-name="ce16" table:formula="of:=[PCA.$B$229]*[.F109]+[PCA.$C$229] *[.G109]+[PCA.$D$229]*[.H109]" office:value-type="float" office:value="-0.965880899882385" calcext:value-type="float">
            <text:p>-0,966</text:p>
          </table:table-cell>
          <table:table-cell table:style-name="ce25" table:formula="of:=[PCA.$B$230]*[.F109]+[PCA.$C$230] *[.G109]+[PCA.$D$230]*[.H109]" office:value-type="float" office:value="-0.372995988368782" calcext:value-type="float">
            <text:p>-0,373</text:p>
          </table:table-cell>
          <table:table-cell table:number-columns-repeated="243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10" office:value-type="float" office:value="488.41972369142" calcext:value-type="float">
            <text:p>488,420</text:p>
          </table:table-cell>
          <table:table-cell table:style-name="ce10" office:value-type="float" office:value="52" calcext:value-type="float">
            <text:p>52,000</text:p>
          </table:table-cell>
          <table:table-cell table:style-name="ce10" office:value-type="float" office:value="74" calcext:value-type="float">
            <text:p>74,000</text:p>
          </table:table-cell>
          <table:table-cell table:style-name="ce2" office:value-type="float" office:value="149" calcext:value-type="float">
            <text:p>149</text:p>
          </table:table-cell>
          <table:table-cell table:style-name="ce14" table:formula="of:=([.B110]-[.$B$205])/[.$B$207]" office:value-type="float" office:value="1.50857109791027" calcext:value-type="float">
            <text:p>1,509</text:p>
          </table:table-cell>
          <table:table-cell table:style-name="ce14" table:formula="of:=([.C110]-[.$C$205])/[.$C$207]" office:value-type="float" office:value="0.0231526272201503" calcext:value-type="float">
            <text:p>0,023</text:p>
          </table:table-cell>
          <table:table-cell table:style-name="ce14" table:formula="of:=([.D110]-[.$D$205])/[.$D$207]" office:value-type="float" office:value="1.10346075477601" calcext:value-type="float">
            <text:p>1,103</text:p>
          </table:table-cell>
          <table:table-cell table:style-name="ce16" table:formula="of:=[PCA.$B$228]*[.F110]+[PCA.$C$228] *[.G110]+[PCA.$D$228]*[.H110]" office:value-type="float" office:value="-1.59461570770901" calcext:value-type="float">
            <text:p>-1,595</text:p>
          </table:table-cell>
          <table:table-cell table:style-name="ce16" table:formula="of:=[PCA.$B$229]*[.F110]+[PCA.$C$229] *[.G110]+[PCA.$D$229]*[.H110]" office:value-type="float" office:value="-0.967489797663009" calcext:value-type="float">
            <text:p>-0,967</text:p>
          </table:table-cell>
          <table:table-cell table:style-name="ce25" table:formula="of:=[PCA.$B$230]*[.F110]+[PCA.$C$230] *[.G110]+[PCA.$D$230]*[.H110]" office:value-type="float" office:value="-0.122936225528917" calcext:value-type="float">
            <text:p>-0,123</text:p>
          </table:table-cell>
          <table:table-cell table:number-columns-repeated="243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10" office:value-type="float" office:value="479.504308813719" calcext:value-type="float">
            <text:p>479,504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85" calcext:value-type="float">
            <text:p>85,000</text:p>
          </table:table-cell>
          <table:table-cell table:style-name="ce2" office:value-type="float" office:value="130" calcext:value-type="float">
            <text:p>130</text:p>
          </table:table-cell>
          <table:table-cell table:style-name="ce14" table:formula="of:=([.B111]-[.$B$205])/[.$B$207]" office:value-type="float" office:value="1.45481930639522" calcext:value-type="float">
            <text:p>1,455</text:p>
          </table:table-cell>
          <table:table-cell table:style-name="ce14" table:formula="of:=([.C111]-[.$C$205])/[.$C$207]" office:value-type="float" office:value="1.06039032668288" calcext:value-type="float">
            <text:p>1,060</text:p>
          </table:table-cell>
          <table:table-cell table:style-name="ce14" table:formula="of:=([.D111]-[.$D$205])/[.$D$207]" office:value-type="float" office:value="1.51978962812659" calcext:value-type="float">
            <text:p>1,520</text:p>
          </table:table-cell>
          <table:table-cell table:style-name="ce16" table:formula="of:=[PCA.$B$228]*[.F111]+[PCA.$C$228] *[.G111]+[PCA.$D$228]*[.H111]" office:value-type="float" office:value="-1.32661807631559" calcext:value-type="float">
            <text:p>-1,327</text:p>
          </table:table-cell>
          <table:table-cell table:style-name="ce16" table:formula="of:=[PCA.$B$229]*[.F111]+[PCA.$C$229] *[.G111]+[PCA.$D$229]*[.H111]" office:value-type="float" office:value="-1.89659555356502" calcext:value-type="float">
            <text:p>-1,897</text:p>
          </table:table-cell>
          <table:table-cell table:style-name="ce25" table:formula="of:=[PCA.$B$230]*[.F111]+[PCA.$C$230] *[.G111]+[PCA.$D$230]*[.H111]" office:value-type="float" office:value="0.44010857085083" calcext:value-type="float">
            <text:p>0,440</text:p>
          </table:table-cell>
          <table:table-cell table:number-columns-repeated="243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10" office:value-type="float" office:value="456.842388074276" calcext:value-type="float">
            <text:p>456,842</text:p>
          </table:table-cell>
          <table:table-cell table:style-name="ce10" office:value-type="float" office:value="54" calcext:value-type="float">
            <text:p>54,000</text:p>
          </table:table-cell>
          <table:table-cell table:style-name="ce10" office:value-type="float" office:value="81" calcext:value-type="float">
            <text:p>81,000</text:p>
          </table:table-cell>
          <table:table-cell table:style-name="ce2" office:value-type="float" office:value="89" calcext:value-type="float">
            <text:p>89</text:p>
          </table:table-cell>
          <table:table-cell table:style-name="ce14" table:formula="of:=([.B112]-[.$B$205])/[.$B$207]" office:value-type="float" office:value="1.31818866658465" calcext:value-type="float">
            <text:p>1,318</text:p>
          </table:table-cell>
          <table:table-cell table:style-name="ce14" table:formula="of:=([.C112]-[.$C$205])/[.$C$207]" office:value-type="float" office:value="0.0972410343246313" calcext:value-type="float">
            <text:p>0,097</text:p>
          </table:table-cell>
          <table:table-cell table:style-name="ce14" table:formula="of:=([.D112]-[.$D$205])/[.$D$207]" office:value-type="float" office:value="1.36839731054456" calcext:value-type="float">
            <text:p>1,368</text:p>
          </table:table-cell>
          <table:table-cell table:style-name="ce16" table:formula="of:=[PCA.$B$228]*[.F112]+[PCA.$C$228] *[.G112]+[PCA.$D$228]*[.H112]" office:value-type="float" office:value="-1.61483758985409" calcext:value-type="float">
            <text:p>-1,615</text:p>
          </table:table-cell>
          <table:table-cell table:style-name="ce16" table:formula="of:=[PCA.$B$229]*[.F112]+[PCA.$C$229] *[.G112]+[PCA.$D$229]*[.H112]" office:value-type="float" office:value="-0.98363036904889" calcext:value-type="float">
            <text:p>-0,984</text:p>
          </table:table-cell>
          <table:table-cell table:style-name="ce25" table:formula="of:=[PCA.$B$230]*[.F112]+[PCA.$C$230] *[.G112]+[PCA.$D$230]*[.H112]" office:value-type="float" office:value="0.210615135396689" calcext:value-type="float">
            <text:p>0,211</text:p>
          </table:table-cell>
          <table:table-cell table:number-columns-repeated="243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10" office:value-type="float" office:value="428.799206107642" calcext:value-type="float">
            <text:p>428,799</text:p>
          </table:table-cell>
          <table:table-cell table:style-name="ce10" office:value-type="float" office:value="58" calcext:value-type="float">
            <text:p>58,000</text:p>
          </table:table-cell>
          <table:table-cell table:style-name="ce10" office:value-type="float" office:value="53" calcext:value-type="float">
            <text:p>53,000</text:p>
          </table:table-cell>
          <table:table-cell table:style-name="ce2" office:value-type="float" office:value="28" calcext:value-type="float">
            <text:p>28</text:p>
          </table:table-cell>
          <table:table-cell table:style-name="ce14" table:formula="of:=([.B113]-[.$B$205])/[.$B$207]" office:value-type="float" office:value="1.14911394699317" calcext:value-type="float">
            <text:p>1,149</text:p>
          </table:table-cell>
          <table:table-cell table:style-name="ce14" table:formula="of:=([.C113]-[.$C$205])/[.$C$207]" office:value-type="float" office:value="0.245417848533593" calcext:value-type="float">
            <text:p>0,245</text:p>
          </table:table-cell>
          <table:table-cell table:style-name="ce14" table:formula="of:=([.D113]-[.$D$205])/[.$D$207]" office:value-type="float" office:value="0.308651087470361" calcext:value-type="float">
            <text:p>0,309</text:p>
          </table:table-cell>
          <table:table-cell table:style-name="ce16" table:formula="of:=[PCA.$B$228]*[.F113]+[PCA.$C$228] *[.G113]+[PCA.$D$228]*[.H113]" office:value-type="float" office:value="-0.763788641325431" calcext:value-type="float">
            <text:p>-0,764</text:p>
          </table:table-cell>
          <table:table-cell table:style-name="ce16" table:formula="of:=[PCA.$B$229]*[.F113]+[PCA.$C$229] *[.G113]+[PCA.$D$229]*[.H113]" office:value-type="float" office:value="-0.834519960875066" calcext:value-type="float">
            <text:p>-0,835</text:p>
          </table:table-cell>
          <table:table-cell table:style-name="ce25" table:formula="of:=[PCA.$B$230]*[.F113]+[PCA.$C$230] *[.G113]+[PCA.$D$230]*[.H113]" office:value-type="float" office:value="-0.442902742902316" calcext:value-type="float">
            <text:p>-0,443</text:p>
          </table:table-cell>
          <table:table-cell table:number-columns-repeated="243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10" office:value-type="float" office:value="431.966053696365" calcext:value-type="float">
            <text:p>431,966</text:p>
          </table:table-cell>
          <table:table-cell table:style-name="ce10" office:value-type="float" office:value="52" calcext:value-type="float">
            <text:p>52,000</text:p>
          </table:table-cell>
          <table:table-cell table:style-name="ce10" office:value-type="float" office:value="51" calcext:value-type="float">
            <text:p>51,000</text:p>
          </table:table-cell>
          <table:table-cell table:style-name="ce2" office:value-type="float" office:value="131" calcext:value-type="float">
            <text:p>131</text:p>
          </table:table-cell>
          <table:table-cell table:style-name="ce14" table:formula="of:=([.B114]-[.$B$205])/[.$B$207]" office:value-type="float" office:value="1.16820713936661" calcext:value-type="float">
            <text:p>1,168</text:p>
          </table:table-cell>
          <table:table-cell table:style-name="ce14" table:formula="of:=([.C114]-[.$C$205])/[.$C$207]" office:value-type="float" office:value="0.0231526272201503" calcext:value-type="float">
            <text:p>0,023</text:p>
          </table:table-cell>
          <table:table-cell table:style-name="ce14" table:formula="of:=([.D114]-[.$D$205])/[.$D$207]" office:value-type="float" office:value="0.232954928679347" calcext:value-type="float">
            <text:p>0,233</text:p>
          </table:table-cell>
          <table:table-cell table:style-name="ce16" table:formula="of:=[PCA.$B$228]*[.F114]+[PCA.$C$228] *[.G114]+[PCA.$D$228]*[.H114]" office:value-type="float" office:value="-0.834386635449978" calcext:value-type="float">
            <text:p>-0,834</text:p>
          </table:table-cell>
          <table:table-cell table:style-name="ce16" table:formula="of:=[PCA.$B$229]*[.F114]+[PCA.$C$229] *[.G114]+[PCA.$D$229]*[.H114]" office:value-type="float" office:value="-0.641622731020529" calcext:value-type="float">
            <text:p>-0,642</text:p>
          </table:table-cell>
          <table:table-cell table:style-name="ce25" table:formula="of:=[PCA.$B$230]*[.F114]+[PCA.$C$230] *[.G114]+[PCA.$D$230]*[.H114]" office:value-type="float" office:value="-0.558240546600323" calcext:value-type="float">
            <text:p>-0,558</text:p>
          </table:table-cell>
          <table:table-cell table:number-columns-repeated="243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10" office:value-type="float" office:value="453.745306473343" calcext:value-type="float">
            <text:p>453,745</text:p>
          </table:table-cell>
          <table:table-cell table:style-name="ce10" office:value-type="float" office:value="63" calcext:value-type="float">
            <text:p>63,000</text:p>
          </table:table-cell>
          <table:table-cell table:style-name="ce10" office:value-type="float" office:value="88" calcext:value-type="float">
            <text:p>88,000</text:p>
          </table:table-cell>
          <table:table-cell table:style-name="ce2" office:value-type="float" office:value="132" calcext:value-type="float">
            <text:p>132</text:p>
          </table:table-cell>
          <table:table-cell table:style-name="ce14" table:formula="of:=([.B115]-[.$B$205])/[.$B$207]" office:value-type="float" office:value="1.29951609926141" calcext:value-type="float">
            <text:p>1,300</text:p>
          </table:table-cell>
          <table:table-cell table:style-name="ce14" table:formula="of:=([.C115]-[.$C$205])/[.$C$207]" office:value-type="float" office:value="0.430638866294796" calcext:value-type="float">
            <text:p>0,431</text:p>
          </table:table-cell>
          <table:table-cell table:style-name="ce14" table:formula="of:=([.D115]-[.$D$205])/[.$D$207]" office:value-type="float" office:value="1.63333386631311" calcext:value-type="float">
            <text:p>1,633</text:p>
          </table:table-cell>
          <table:table-cell table:style-name="ce16" table:formula="of:=[PCA.$B$228]*[.F115]+[PCA.$C$228] *[.G115]+[PCA.$D$228]*[.H115]" office:value-type="float" office:value="-1.61180648922507" calcext:value-type="float">
            <text:p>-1,612</text:p>
          </table:table-cell>
          <table:table-cell table:style-name="ce16" table:formula="of:=[PCA.$B$229]*[.F115]+[PCA.$C$229] *[.G115]+[PCA.$D$229]*[.H115]" office:value-type="float" office:value="-1.30520931062719" calcext:value-type="float">
            <text:p>-1,305</text:p>
          </table:table-cell>
          <table:table-cell table:style-name="ce25" table:formula="of:=[PCA.$B$230]*[.F115]+[PCA.$C$230] *[.G115]+[PCA.$D$230]*[.H115]" office:value-type="float" office:value="0.490386062590778" calcext:value-type="float">
            <text:p>0,490</text:p>
          </table:table-cell>
          <table:table-cell table:number-columns-repeated="243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10" office:value-type="float" office:value="432.360465433569" calcext:value-type="float">
            <text:p>432,36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79" calcext:value-type="float">
            <text:p>79,000</text:p>
          </table:table-cell>
          <table:table-cell table:style-name="ce2" office:value-type="float" office:value="47" calcext:value-type="float">
            <text:p>47</text:p>
          </table:table-cell>
          <table:table-cell table:style-name="ce14" table:formula="of:=([.B116]-[.$B$205])/[.$B$207]" office:value-type="float" office:value="1.17058508114051" calcext:value-type="float">
            <text:p>1,171</text:p>
          </table:table-cell>
          <table:table-cell table:style-name="ce14" table:formula="of:=([.C116]-[.$C$205])/[.$C$207]" office:value-type="float" office:value="-0.0509357798843307" calcext:value-type="float">
            <text:p>-0,051</text:p>
          </table:table-cell>
          <table:table-cell table:style-name="ce14" table:formula="of:=([.D116]-[.$D$205])/[.$D$207]" office:value-type="float" office:value="1.29270115175355" calcext:value-type="float">
            <text:p>1,293</text:p>
          </table:table-cell>
          <table:table-cell table:style-name="ce16" table:formula="of:=[PCA.$B$228]*[.F116]+[PCA.$C$228] *[.G116]+[PCA.$D$228]*[.H116]" office:value-type="float" office:value="-1.55016202198077" calcext:value-type="float">
            <text:p>-1,550</text:p>
          </table:table-cell>
          <table:table-cell table:style-name="ce16" table:formula="of:=[PCA.$B$229]*[.F116]+[PCA.$C$229] *[.G116]+[PCA.$D$229]*[.H116]" office:value-type="float" office:value="-0.770884712528328" calcext:value-type="float">
            <text:p>-0,771</text:p>
          </table:table-cell>
          <table:table-cell table:style-name="ce25" table:formula="of:=[PCA.$B$230]*[.F116]+[PCA.$C$230] *[.G116]+[PCA.$D$230]*[.H116]" office:value-type="float" office:value="0.216041697640023" calcext:value-type="float">
            <text:p>0,216</text:p>
          </table:table-cell>
          <table:table-cell table:number-columns-repeated="243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10" office:value-type="float" office:value="470.525187705005" calcext:value-type="float">
            <text:p>470,525</text:p>
          </table:table-cell>
          <table:table-cell table:style-name="ce10" office:value-type="float" office:value="41" calcext:value-type="float">
            <text:p>41,000</text:p>
          </table:table-cell>
          <table:table-cell table:style-name="ce10" office:value-type="float" office:value="88" calcext:value-type="float">
            <text:p>88,000</text:p>
          </table:table-cell>
          <table:table-cell table:style-name="ce2" office:value-type="float" office:value="68" calcext:value-type="float">
            <text:p>68</text:p>
          </table:table-cell>
          <table:table-cell table:style-name="ce14" table:formula="of:=([.B117]-[.$B$205])/[.$B$207]" office:value-type="float" office:value="1.4006834246169" calcext:value-type="float">
            <text:p>1,401</text:p>
          </table:table-cell>
          <table:table-cell table:style-name="ce14" table:formula="of:=([.C117]-[.$C$205])/[.$C$207]" office:value-type="float" office:value="-0.384333611854495" calcext:value-type="float">
            <text:p>-0,384</text:p>
          </table:table-cell>
          <table:table-cell table:style-name="ce14" table:formula="of:=([.D117]-[.$D$205])/[.$D$207]" office:value-type="float" office:value="1.63333386631311" calcext:value-type="float">
            <text:p>1,633</text:p>
          </table:table-cell>
          <table:table-cell table:style-name="ce16" table:formula="of:=[PCA.$B$228]*[.F117]+[PCA.$C$228] *[.G117]+[PCA.$D$228]*[.H117]" office:value-type="float" office:value="-2.06693547223988" calcext:value-type="float">
            <text:p>-2,067</text:p>
          </table:table-cell>
          <table:table-cell table:style-name="ce16" table:formula="of:=[PCA.$B$229]*[.F117]+[PCA.$C$229] *[.G117]+[PCA.$D$229]*[.H117]" office:value-type="float" office:value="-0.663410836355893" calcext:value-type="float">
            <text:p>-0,663</text:p>
          </table:table-cell>
          <table:table-cell table:style-name="ce25" table:formula="of:=[PCA.$B$230]*[.F117]+[PCA.$C$230] *[.G117]+[PCA.$D$230]*[.H117]" office:value-type="float" office:value="0.255085037426402" calcext:value-type="float">
            <text:p>0,255</text:p>
          </table:table-cell>
          <table:table-cell table:number-columns-repeated="243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10" office:value-type="float" office:value="431.184190965209" calcext:value-type="float">
            <text:p>431,184</text:p>
          </table:table-cell>
          <table:table-cell table:style-name="ce10" office:value-type="float" office:value="55" calcext:value-type="float">
            <text:p>55,000</text:p>
          </table:table-cell>
          <table:table-cell table:style-name="ce10" office:value-type="float" office:value="84" calcext:value-type="float">
            <text:p>84,000</text:p>
          </table:table-cell>
          <table:table-cell table:style-name="ce2" office:value-type="float" office:value="29" calcext:value-type="float">
            <text:p>29</text:p>
          </table:table-cell>
          <table:table-cell table:style-name="ce14" table:formula="of:=([.B118]-[.$B$205])/[.$B$207]" office:value-type="float" office:value="1.16349322272953" calcext:value-type="float">
            <text:p>1,163</text:p>
          </table:table-cell>
          <table:table-cell table:style-name="ce14" table:formula="of:=([.C118]-[.$C$205])/[.$C$207]" office:value-type="float" office:value="0.134285237876872" calcext:value-type="float">
            <text:p>0,134</text:p>
          </table:table-cell>
          <table:table-cell table:style-name="ce14" table:formula="of:=([.D118]-[.$D$205])/[.$D$207]" office:value-type="float" office:value="1.48194154873108" calcext:value-type="float">
            <text:p>1,482</text:p>
          </table:table-cell>
          <table:table-cell table:style-name="ce16" table:formula="of:=[PCA.$B$228]*[.F118]+[PCA.$C$228] *[.G118]+[PCA.$D$228]*[.H118]" office:value-type="float" office:value="-1.57735784608783" calcext:value-type="float">
            <text:p>-1,577</text:p>
          </table:table-cell>
          <table:table-cell table:style-name="ce16" table:formula="of:=[PCA.$B$229]*[.F118]+[PCA.$C$229] *[.G118]+[PCA.$D$229]*[.H118]" office:value-type="float" office:value="-0.958748065020895" calcext:value-type="float">
            <text:p>-0,959</text:p>
          </table:table-cell>
          <table:table-cell table:style-name="ce25" table:formula="of:=[PCA.$B$230]*[.F118]+[PCA.$C$230] *[.G118]+[PCA.$D$230]*[.H118]" office:value-type="float" office:value="0.400802970843336" calcext:value-type="float">
            <text:p>0,401</text:p>
          </table:table-cell>
          <table:table-cell table:number-columns-repeated="243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10" office:value-type="float" office:value="413.022672198885" calcext:value-type="float">
            <text:p>413,023</text:p>
          </table:table-cell>
          <table:table-cell table:style-name="ce10" office:value-type="float" office:value="84" calcext:value-type="float">
            <text:p>84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2" office:value-type="float" office:value="112" calcext:value-type="float">
            <text:p>112</text:p>
          </table:table-cell>
          <table:table-cell table:style-name="ce14" table:formula="of:=([.B119]-[.$B$205])/[.$B$207]" office:value-type="float" office:value="1.0539958876402" calcext:value-type="float">
            <text:p>1,054</text:p>
          </table:table-cell>
          <table:table-cell table:style-name="ce14" table:formula="of:=([.C119]-[.$C$205])/[.$C$207]" office:value-type="float" office:value="1.20856714089185" calcext:value-type="float">
            <text:p>1,209</text:p>
          </table:table-cell>
          <table:table-cell table:style-name="ce14" table:formula="of:=([.D119]-[.$D$205])/[.$D$207]" office:value-type="float" office:value="1.33054923114905" calcext:value-type="float">
            <text:p>1,331</text:p>
          </table:table-cell>
          <table:table-cell table:style-name="ce16" table:formula="of:=[PCA.$B$228]*[.F119]+[PCA.$C$228] *[.G119]+[PCA.$D$228]*[.H119]" office:value-type="float" office:value="-0.894716075774091" calcext:value-type="float">
            <text:p>-0,895</text:p>
          </table:table-cell>
          <table:table-cell table:style-name="ce16" table:formula="of:=[PCA.$B$229]*[.F119]+[PCA.$C$229] *[.G119]+[PCA.$D$229]*[.H119]" office:value-type="float" office:value="-1.78931601297444" calcext:value-type="float">
            <text:p>-1,789</text:p>
          </table:table-cell>
          <table:table-cell table:style-name="ce25" table:formula="of:=[PCA.$B$230]*[.F119]+[PCA.$C$230] *[.G119]+[PCA.$D$230]*[.H119]" office:value-type="float" office:value="0.582865490214984" calcext:value-type="float">
            <text:p>0,583</text:p>
          </table:table-cell>
          <table:table-cell table:number-columns-repeated="243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10" office:value-type="float" office:value="506.326440618473" calcext:value-type="float">
            <text:p>506,326</text:p>
          </table:table-cell>
          <table:table-cell table:style-name="ce10" office:value-type="float" office:value="54" calcext:value-type="float">
            <text:p>54,000</text:p>
          </table:table-cell>
          <table:table-cell table:style-name="ce10" office:value-type="float" office:value="79" calcext:value-type="float">
            <text:p>79,000</text:p>
          </table:table-cell>
          <table:table-cell table:style-name="ce2" office:value-type="float" office:value="188" calcext:value-type="float">
            <text:p>188</text:p>
          </table:table-cell>
          <table:table-cell table:style-name="ce14" table:formula="of:=([.B120]-[.$B$205])/[.$B$207]" office:value-type="float" office:value="1.61653221112658" calcext:value-type="float">
            <text:p>1,617</text:p>
          </table:table-cell>
          <table:table-cell table:style-name="ce14" table:formula="of:=([.C120]-[.$C$205])/[.$C$207]" office:value-type="float" office:value="0.0972410343246313" calcext:value-type="float">
            <text:p>0,097</text:p>
          </table:table-cell>
          <table:table-cell table:style-name="ce14" table:formula="of:=([.D120]-[.$D$205])/[.$D$207]" office:value-type="float" office:value="1.29270115175355" calcext:value-type="float">
            <text:p>1,293</text:p>
          </table:table-cell>
          <table:table-cell table:style-name="ce16" table:formula="of:=[PCA.$B$228]*[.F120]+[PCA.$C$228] *[.G120]+[PCA.$D$228]*[.H120]" office:value-type="float" office:value="-1.7442422279387" calcext:value-type="float">
            <text:p>-1,744</text:p>
          </table:table-cell>
          <table:table-cell table:style-name="ce16" table:formula="of:=[PCA.$B$229]*[.F120]+[PCA.$C$229] *[.G120]+[PCA.$D$229]*[.H120]" office:value-type="float" office:value="-1.11810635004597" calcext:value-type="float">
            <text:p>-1,118</text:p>
          </table:table-cell>
          <table:table-cell table:style-name="ce25" table:formula="of:=[PCA.$B$230]*[.F120]+[PCA.$C$230] *[.G120]+[PCA.$D$230]*[.H120]" office:value-type="float" office:value="-0.0341491206852129" calcext:value-type="float">
            <text:p>-0,034</text:p>
          </table:table-cell>
          <table:table-cell table:number-columns-repeated="243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10" office:value-type="float" office:value="435.686806848912" calcext:value-type="float">
            <text:p>435,687</text:p>
          </table:table-cell>
          <table:table-cell table:style-name="ce10" office:value-type="float" office:value="59" calcext:value-type="float">
            <text:p>59,000</text:p>
          </table:table-cell>
          <table:table-cell table:style-name="ce10" office:value-type="float" office:value="67" calcext:value-type="float">
            <text:p>67,000</text:p>
          </table:table-cell>
          <table:table-cell table:style-name="ce2" office:value-type="float" office:value="167" calcext:value-type="float">
            <text:p>167</text:p>
          </table:table-cell>
          <table:table-cell table:style-name="ce14" table:formula="of:=([.B121]-[.$B$205])/[.$B$207]" office:value-type="float" office:value="1.19063987530522" calcext:value-type="float">
            <text:p>1,191</text:p>
          </table:table-cell>
          <table:table-cell table:style-name="ce14" table:formula="of:=([.C121]-[.$C$205])/[.$C$207]" office:value-type="float" office:value="0.282462052085834" calcext:value-type="float">
            <text:p>0,282</text:p>
          </table:table-cell>
          <table:table-cell table:style-name="ce14" table:formula="of:=([.D121]-[.$D$205])/[.$D$207]" office:value-type="float" office:value="0.838524199007461" calcext:value-type="float">
            <text:p>0,839</text:p>
          </table:table-cell>
          <table:table-cell table:style-name="ce16" table:formula="of:=[PCA.$B$228]*[.F121]+[PCA.$C$228] *[.G121]+[PCA.$D$228]*[.H121]" office:value-type="float" office:value="-1.10983214486994" calcext:value-type="float">
            <text:p>-1,110</text:p>
          </table:table-cell>
          <table:table-cell table:style-name="ce16" table:formula="of:=[PCA.$B$229]*[.F121]+[PCA.$C$229] *[.G121]+[PCA.$D$229]*[.H121]" office:value-type="float" office:value="-0.982088356465142" calcext:value-type="float">
            <text:p>-0,982</text:p>
          </table:table-cell>
          <table:table-cell table:style-name="ce25" table:formula="of:=[PCA.$B$230]*[.F121]+[PCA.$C$230] *[.G121]+[PCA.$D$230]*[.H121]" office:value-type="float" office:value="-0.0656237408560282" calcext:value-type="float">
            <text:p>-0,066</text:p>
          </table:table-cell>
          <table:table-cell table:number-columns-repeated="243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10" office:value-type="float" office:value="453.827116787551" calcext:value-type="float">
            <text:p>453,827</text:p>
          </table:table-cell>
          <table:table-cell table:style-name="ce10" office:value-type="float" office:value="85" calcext:value-type="float">
            <text:p>85,000</text:p>
          </table:table-cell>
          <table:table-cell table:style-name="ce10" office:value-type="float" office:value="87" calcext:value-type="float">
            <text:p>87,000</text:p>
          </table:table-cell>
          <table:table-cell table:style-name="ce2" office:value-type="float" office:value="12" calcext:value-type="float">
            <text:p>12</text:p>
          </table:table-cell>
          <table:table-cell table:style-name="ce14" table:formula="of:=([.B122]-[.$B$205])/[.$B$207]" office:value-type="float" office:value="1.30000934057586" calcext:value-type="float">
            <text:p>1,300</text:p>
          </table:table-cell>
          <table:table-cell table:style-name="ce14" table:formula="of:=([.C122]-[.$C$205])/[.$C$207]" office:value-type="float" office:value="1.24561134444409" calcext:value-type="float">
            <text:p>1,246</text:p>
          </table:table-cell>
          <table:table-cell table:style-name="ce14" table:formula="of:=([.D122]-[.$D$205])/[.$D$207]" office:value-type="float" office:value="1.5954857869176" calcext:value-type="float">
            <text:p>1,595</text:p>
          </table:table-cell>
          <table:table-cell table:style-name="ce16" table:formula="of:=[PCA.$B$228]*[.F122]+[PCA.$C$228] *[.G122]+[PCA.$D$228]*[.H122]" office:value-type="float" office:value="-1.19305459469734" calcext:value-type="float">
            <text:p>-1,193</text:p>
          </table:table-cell>
          <table:table-cell table:style-name="ce16" table:formula="of:=[PCA.$B$229]*[.F122]+[PCA.$C$229] *[.G122]+[PCA.$D$229]*[.H122]" office:value-type="float" office:value="-1.99065793466349" calcext:value-type="float">
            <text:p>-1,991</text:p>
          </table:table-cell>
          <table:table-cell table:style-name="ce25" table:formula="of:=[PCA.$B$230]*[.F122]+[PCA.$C$230] *[.G122]+[PCA.$D$230]*[.H122]" office:value-type="float" office:value="0.633281822309738" calcext:value-type="float">
            <text:p>0,633</text:p>
          </table:table-cell>
          <table:table-cell table:number-columns-repeated="243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10" office:value-type="float" office:value="439.81352774621" calcext:value-type="float">
            <text:p>439,814</text:p>
          </table:table-cell>
          <table:table-cell table:style-name="ce10" office:value-type="float" office:value="70" calcext:value-type="float">
            <text:p>70,000</text:p>
          </table:table-cell>
          <table:table-cell table:style-name="ce10" office:value-type="float" office:value="65" calcext:value-type="float">
            <text:p>65,000</text:p>
          </table:table-cell>
          <table:table-cell table:style-name="ce2" office:value-type="float" office:value="189" calcext:value-type="float">
            <text:p>189</text:p>
          </table:table-cell>
          <table:table-cell table:style-name="ce14" table:formula="of:=([.B123]-[.$B$205])/[.$B$207]" office:value-type="float" office:value="1.21552022516613" calcext:value-type="float">
            <text:p>1,216</text:p>
          </table:table-cell>
          <table:table-cell table:style-name="ce14" table:formula="of:=([.C123]-[.$C$205])/[.$C$207]" office:value-type="float" office:value="0.689948291160479" calcext:value-type="float">
            <text:p>0,690</text:p>
          </table:table-cell>
          <table:table-cell table:style-name="ce14" table:formula="of:=([.D123]-[.$D$205])/[.$D$207]" office:value-type="float" office:value="0.762828040216447" calcext:value-type="float">
            <text:p>0,763</text:p>
          </table:table-cell>
          <table:table-cell table:style-name="ce16" table:formula="of:=[PCA.$B$228]*[.F123]+[PCA.$C$228] *[.G123]+[PCA.$D$228]*[.H123]" office:value-type="float" office:value="-0.87879597205744" calcext:value-type="float">
            <text:p>-0,879</text:p>
          </table:table-cell>
          <table:table-cell table:style-name="ce16" table:formula="of:=[PCA.$B$229]*[.F123]+[PCA.$C$229] *[.G123]+[PCA.$D$229]*[.H123]" office:value-type="float" office:value="-1.32681079622373" calcext:value-type="float">
            <text:p>-1,327</text:p>
          </table:table-cell>
          <table:table-cell table:style-name="ce25" table:formula="of:=[PCA.$B$230]*[.F123]+[PCA.$C$230] *[.G123]+[PCA.$D$230]*[.H123]" office:value-type="float" office:value="-0.0521132037949974" calcext:value-type="float">
            <text:p>-0,052</text:p>
          </table:table-cell>
          <table:table-cell table:number-columns-repeated="243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10" office:value-type="float" office:value="491.475438690416" calcext:value-type="float">
            <text:p>491,475</text:p>
          </table:table-cell>
          <table:table-cell table:style-name="ce10" office:value-type="float" office:value="63" calcext:value-type="float">
            <text:p>63,000</text:p>
          </table:table-cell>
          <table:table-cell table:style-name="ce10" office:value-type="float" office:value="92" calcext:value-type="float">
            <text:p>92,000</text:p>
          </table:table-cell>
          <table:table-cell table:style-name="ce2" office:value-type="float" office:value="180" calcext:value-type="float">
            <text:p>180</text:p>
          </table:table-cell>
          <table:table-cell table:style-name="ce14" table:formula="of:=([.B124]-[.$B$205])/[.$B$207]" office:value-type="float" office:value="1.52699426248629" calcext:value-type="float">
            <text:p>1,527</text:p>
          </table:table-cell>
          <table:table-cell table:style-name="ce14" table:formula="of:=([.C124]-[.$C$205])/[.$C$207]" office:value-type="float" office:value="0.430638866294796" calcext:value-type="float">
            <text:p>0,431</text:p>
          </table:table-cell>
          <table:table-cell table:style-name="ce14" table:formula="of:=([.D124]-[.$D$205])/[.$D$207]" office:value-type="float" office:value="1.78472618389514" calcext:value-type="float">
            <text:p>1,785</text:p>
          </table:table-cell>
          <table:table-cell table:style-name="ce16" table:formula="of:=[PCA.$B$228]*[.F124]+[PCA.$C$228] *[.G124]+[PCA.$D$228]*[.H124]" office:value-type="float" office:value="-1.84434805317726" calcext:value-type="float">
            <text:p>-1,844</text:p>
          </table:table-cell>
          <table:table-cell table:style-name="ce16" table:formula="of:=[PCA.$B$229]*[.F124]+[PCA.$C$229] *[.G124]+[PCA.$D$229]*[.H124]" office:value-type="float" office:value="-1.4454298472815" calcext:value-type="float">
            <text:p>-1,445</text:p>
          </table:table-cell>
          <table:table-cell table:style-name="ce25" table:formula="of:=[PCA.$B$230]*[.F124]+[PCA.$C$230] *[.G124]+[PCA.$D$230]*[.H124]" office:value-type="float" office:value="0.459913277967153" calcext:value-type="float">
            <text:p>0,460</text:p>
          </table:table-cell>
          <table:table-cell table:number-columns-repeated="243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10" office:value-type="float" office:value="453.087611566054" calcext:value-type="float">
            <text:p>453,088</text:p>
          </table:table-cell>
          <table:table-cell table:style-name="ce10" office:value-type="float" office:value="49" calcext:value-type="float">
            <text:p>49,000</text:p>
          </table:table-cell>
          <table:table-cell table:style-name="ce10" office:value-type="float" office:value="61" calcext:value-type="float">
            <text:p>61,000</text:p>
          </table:table-cell>
          <table:table-cell table:style-name="ce2" office:value-type="float" office:value="30" calcext:value-type="float">
            <text:p>30</text:p>
          </table:table-cell>
          <table:table-cell table:style-name="ce14" table:formula="of:=([.B125]-[.$B$205])/[.$B$207]" office:value-type="float" office:value="1.29555080095258" calcext:value-type="float">
            <text:p>1,296</text:p>
          </table:table-cell>
          <table:table-cell table:style-name="ce14" table:formula="of:=([.C125]-[.$C$205])/[.$C$207]" office:value-type="float" office:value="-0.0879799834365711" calcext:value-type="float">
            <text:p>-0,088</text:p>
          </table:table-cell>
          <table:table-cell table:style-name="ce14" table:formula="of:=([.D125]-[.$D$205])/[.$D$207]" office:value-type="float" office:value="0.611435722634418" calcext:value-type="float">
            <text:p>0,611</text:p>
          </table:table-cell>
          <table:table-cell table:style-name="ce16" table:formula="of:=[PCA.$B$228]*[.F125]+[PCA.$C$228] *[.G125]+[PCA.$D$228]*[.H125]" office:value-type="float" office:value="-1.20645387661412" calcext:value-type="float">
            <text:p>-1,206</text:p>
          </table:table-cell>
          <table:table-cell table:style-name="ce16" table:formula="of:=[PCA.$B$229]*[.F125]+[PCA.$C$229] *[.G125]+[PCA.$D$229]*[.H125]" office:value-type="float" office:value="-0.678689578554568" calcext:value-type="float">
            <text:p>-0,679</text:p>
          </table:table-cell>
          <table:table-cell table:style-name="ce25" table:formula="of:=[PCA.$B$230]*[.F125]+[PCA.$C$230] *[.G125]+[PCA.$D$230]*[.H125]" office:value-type="float" office:value="-0.379337014464613" calcext:value-type="float">
            <text:p>-0,379</text:p>
          </table:table-cell>
          <table:table-cell table:number-columns-repeated="243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10" office:value-type="float" office:value="370.951677342328" calcext:value-type="float">
            <text:p>370,952</text:p>
          </table:table-cell>
          <table:table-cell table:style-name="ce10" office:value-type="float" office:value="49" calcext:value-type="float">
            <text:p>49,000</text:p>
          </table:table-cell>
          <table:table-cell table:style-name="ce10" office:value-type="float" office:value="84" calcext:value-type="float">
            <text:p>84,000</text:p>
          </table:table-cell>
          <table:table-cell table:style-name="ce2" office:value-type="float" office:value="69" calcext:value-type="float">
            <text:p>69</text:p>
          </table:table-cell>
          <table:table-cell table:style-name="ce14" table:formula="of:=([.B126]-[.$B$205])/[.$B$207]" office:value-type="float" office:value="0.80034629585101" calcext:value-type="float">
            <text:p>0,800</text:p>
          </table:table-cell>
          <table:table-cell table:style-name="ce14" table:formula="of:=([.C126]-[.$C$205])/[.$C$207]" office:value-type="float" office:value="-0.0879799834365711" calcext:value-type="float">
            <text:p>-0,088</text:p>
          </table:table-cell>
          <table:table-cell table:style-name="ce14" table:formula="of:=([.D126]-[.$D$205])/[.$D$207]" office:value-type="float" office:value="1.48194154873108" calcext:value-type="float">
            <text:p>1,482</text:p>
          </table:table-cell>
          <table:table-cell table:style-name="ce16" table:formula="of:=[PCA.$B$228]*[.F126]+[PCA.$C$228] *[.G126]+[PCA.$D$228]*[.H126]" office:value-type="float" office:value="-1.46853374221714" calcext:value-type="float">
            <text:p>-1,469</text:p>
          </table:table-cell>
          <table:table-cell table:style-name="ce16" table:formula="of:=[PCA.$B$229]*[.F126]+[PCA.$C$229] *[.G126]+[PCA.$D$229]*[.H126]" office:value-type="float" office:value="-0.589722805619568" calcext:value-type="float">
            <text:p>-0,590</text:p>
          </table:table-cell>
          <table:table-cell table:style-name="ce25" table:formula="of:=[PCA.$B$230]*[.F126]+[PCA.$C$230] *[.G126]+[PCA.$D$230]*[.H126]" office:value-type="float" office:value="0.583163379764501" calcext:value-type="float">
            <text:p>0,583</text:p>
          </table:table-cell>
          <table:table-cell table:number-columns-repeated="243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10" office:value-type="float" office:value="438.315461788049" calcext:value-type="float">
            <text:p>438,315</text:p>
          </table:table-cell>
          <table:table-cell table:style-name="ce10" office:value-type="float" office:value="70" calcext:value-type="float">
            <text:p>70,000</text:p>
          </table:table-cell>
          <table:table-cell table:style-name="ce10" office:value-type="float" office:value="83" calcext:value-type="float">
            <text:p>83,000</text:p>
          </table:table-cell>
          <table:table-cell table:style-name="ce2" office:value-type="float" office:value="133" calcext:value-type="float">
            <text:p>133</text:p>
          </table:table-cell>
          <table:table-cell table:style-name="ce14" table:formula="of:=([.B127]-[.$B$205])/[.$B$207]" office:value-type="float" office:value="1.20648825860446" calcext:value-type="float">
            <text:p>1,206</text:p>
          </table:table-cell>
          <table:table-cell table:style-name="ce14" table:formula="of:=([.C127]-[.$C$205])/[.$C$207]" office:value-type="float" office:value="0.689948291160479" calcext:value-type="float">
            <text:p>0,690</text:p>
          </table:table-cell>
          <table:table-cell table:style-name="ce14" table:formula="of:=([.D127]-[.$D$205])/[.$D$207]" office:value-type="float" office:value="1.44409346933558" calcext:value-type="float">
            <text:p>1,444</text:p>
          </table:table-cell>
          <table:table-cell table:style-name="ce16" table:formula="of:=[PCA.$B$228]*[.F127]+[PCA.$C$228] *[.G127]+[PCA.$D$228]*[.H127]" office:value-type="float" office:value="-1.3095676409362" calcext:value-type="float">
            <text:p>-1,310</text:p>
          </table:table-cell>
          <table:table-cell table:style-name="ce16" table:formula="of:=[PCA.$B$229]*[.F127]+[PCA.$C$229] *[.G127]+[PCA.$D$229]*[.H127]" office:value-type="float" office:value="-1.44510776677982" calcext:value-type="float">
            <text:p>-1,445</text:p>
          </table:table-cell>
          <table:table-cell table:style-name="ce25" table:formula="of:=[PCA.$B$230]*[.F127]+[PCA.$C$230] *[.G127]+[PCA.$D$230]*[.H127]" office:value-type="float" office:value="0.462323817805181" calcext:value-type="float">
            <text:p>0,462</text:p>
          </table:table-cell>
          <table:table-cell table:number-columns-repeated="243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10" office:value-type="float" office:value="370.592918947492" calcext:value-type="float">
            <text:p>370,593</text:p>
          </table:table-cell>
          <table:table-cell table:style-name="ce10" office:value-type="float" office:value="60" calcext:value-type="float">
            <text:p>60,000</text:p>
          </table:table-cell>
          <table:table-cell table:style-name="ce10" office:value-type="float" office:value="65" calcext:value-type="float">
            <text:p>65,000</text:p>
          </table:table-cell>
          <table:table-cell table:style-name="ce2" office:value-type="float" office:value="134" calcext:value-type="float">
            <text:p>134</text:p>
          </table:table-cell>
          <table:table-cell table:style-name="ce14" table:formula="of:=([.B128]-[.$B$205])/[.$B$207]" office:value-type="float" office:value="0.798183311098419" calcext:value-type="float">
            <text:p>0,798</text:p>
          </table:table-cell>
          <table:table-cell table:style-name="ce14" table:formula="of:=([.C128]-[.$C$205])/[.$C$207]" office:value-type="float" office:value="0.319506255638074" calcext:value-type="float">
            <text:p>0,320</text:p>
          </table:table-cell>
          <table:table-cell table:style-name="ce14" table:formula="of:=([.D128]-[.$D$205])/[.$D$207]" office:value-type="float" office:value="0.762828040216447" calcext:value-type="float">
            <text:p>0,763</text:p>
          </table:table-cell>
          <table:table-cell table:style-name="ce16" table:formula="of:=[PCA.$B$228]*[.F128]+[PCA.$C$228] *[.G128]+[PCA.$D$228]*[.H128]" office:value-type="float" office:value="-0.809449435621451" calcext:value-type="float">
            <text:p>-0,809</text:p>
          </table:table-cell>
          <table:table-cell table:style-name="ce16" table:formula="of:=[PCA.$B$229]*[.F128]+[PCA.$C$229] *[.G128]+[PCA.$D$229]*[.H128]" office:value-type="float" office:value="-0.805059176231988" calcext:value-type="float">
            <text:p>-0,805</text:p>
          </table:table-cell>
          <table:table-cell table:style-name="ce25" table:formula="of:=[PCA.$B$230]*[.F128]+[PCA.$C$230] *[.G128]+[PCA.$D$230]*[.H128]" office:value-type="float" office:value="0.133261596503714" calcext:value-type="float">
            <text:p>0,133</text:p>
          </table:table-cell>
          <table:table-cell table:number-columns-repeated="243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10" office:value-type="float" office:value="455.49150927545" calcext:value-type="float">
            <text:p>455,492</text:p>
          </table:table-cell>
          <table:table-cell table:style-name="ce10" office:value-type="float" office:value="79" calcext:value-type="float">
            <text:p>79,000</text:p>
          </table:table-cell>
          <table:table-cell table:style-name="ce10" office:value-type="float" office:value="63" calcext:value-type="float">
            <text:p>63,000</text:p>
          </table:table-cell>
          <table:table-cell table:style-name="ce2" office:value-type="float" office:value="90" calcext:value-type="float">
            <text:p>90</text:p>
          </table:table-cell>
          <table:table-cell table:style-name="ce14" table:formula="of:=([.B129]-[.$B$205])/[.$B$207]" office:value-type="float" office:value="1.31004410387471" calcext:value-type="float">
            <text:p>1,310</text:p>
          </table:table-cell>
          <table:table-cell table:style-name="ce14" table:formula="of:=([.C129]-[.$C$205])/[.$C$207]" office:value-type="float" office:value="1.02334612313064" calcext:value-type="float">
            <text:p>1,023</text:p>
          </table:table-cell>
          <table:table-cell table:style-name="ce14" table:formula="of:=([.D129]-[.$D$205])/[.$D$207]" office:value-type="float" office:value="0.687131881425432" calcext:value-type="float">
            <text:p>0,687</text:p>
          </table:table-cell>
          <table:table-cell table:style-name="ce16" table:formula="of:=[PCA.$B$228]*[.F129]+[PCA.$C$228] *[.G129]+[PCA.$D$228]*[.H129]" office:value-type="float" office:value="-0.725172155271919" calcext:value-type="float">
            <text:p>-0,725</text:p>
          </table:table-cell>
          <table:table-cell table:style-name="ce16" table:formula="of:=[PCA.$B$229]*[.F129]+[PCA.$C$229] *[.G129]+[PCA.$D$229]*[.H129]" office:value-type="float" office:value="-1.6431977331855" calcext:value-type="float">
            <text:p>-1,643</text:p>
          </table:table-cell>
          <table:table-cell table:style-name="ce25" table:formula="of:=[PCA.$B$230]*[.F129]+[PCA.$C$230] *[.G129]+[PCA.$D$230]*[.H129]" office:value-type="float" office:value="-0.0981319646104819" calcext:value-type="float">
            <text:p>-0,098</text:p>
          </table:table-cell>
          <table:table-cell table:number-columns-repeated="243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10" office:value-type="float" office:value="467.953673923289" calcext:value-type="float">
            <text:p>467,954</text:p>
          </table:table-cell>
          <table:table-cell table:style-name="ce10" office:value-type="float" office:value="57" calcext:value-type="float">
            <text:p>57,000</text:p>
          </table:table-cell>
          <table:table-cell table:style-name="ce10" office:value-type="float" office:value="86" calcext:value-type="float">
            <text:p>86,000</text:p>
          </table:table-cell>
          <table:table-cell table:style-name="ce2" office:value-type="float" office:value="70" calcext:value-type="float">
            <text:p>70</text:p>
          </table:table-cell>
          <table:table-cell table:style-name="ce14" table:formula="of:=([.B130]-[.$B$205])/[.$B$207]" office:value-type="float" office:value="1.38517955019614" calcext:value-type="float">
            <text:p>1,385</text:p>
          </table:table-cell>
          <table:table-cell table:style-name="ce14" table:formula="of:=([.C130]-[.$C$205])/[.$C$207]" office:value-type="float" office:value="0.208373644981353" calcext:value-type="float">
            <text:p>0,208</text:p>
          </table:table-cell>
          <table:table-cell table:style-name="ce14" table:formula="of:=([.D130]-[.$D$205])/[.$D$207]" office:value-type="float" office:value="1.5576377075221" calcext:value-type="float">
            <text:p>1,558</text:p>
          </table:table-cell>
          <table:table-cell table:style-name="ce16" table:formula="of:=[PCA.$B$228]*[.F130]+[PCA.$C$228] *[.G130]+[PCA.$D$228]*[.H130]" office:value-type="float" office:value="-1.72209234009869" calcext:value-type="float">
            <text:p>-1,722</text:p>
          </table:table-cell>
          <table:table-cell table:style-name="ce16" table:formula="of:=[PCA.$B$229]*[.F130]+[PCA.$C$229] *[.G130]+[PCA.$D$229]*[.H130]" office:value-type="float" office:value="-1.14536215047032" calcext:value-type="float">
            <text:p>-1,145</text:p>
          </table:table-cell>
          <table:table-cell table:style-name="ce25" table:formula="of:=[PCA.$B$230]*[.F130]+[PCA.$C$230] *[.G130]+[PCA.$D$230]*[.H130]" office:value-type="float" office:value="0.333046220245339" calcext:value-type="float">
            <text:p>0,333</text:p>
          </table:table-cell>
          <table:table-cell table:number-columns-repeated="243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10" office:value-type="float" office:value="437.094550130875" calcext:value-type="float">
            <text:p>437,095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78" calcext:value-type="float">
            <text:p>78,000</text:p>
          </table:table-cell>
          <table:table-cell table:style-name="ce2" office:value-type="float" office:value="48" calcext:value-type="float">
            <text:p>48</text:p>
          </table:table-cell>
          <table:table-cell table:style-name="ce14" table:formula="of:=([.B131]-[.$B$205])/[.$B$207]" office:value-type="float" office:value="1.19912727880094" calcext:value-type="float">
            <text:p>1,199</text:p>
          </table:table-cell>
          <table:table-cell table:style-name="ce14" table:formula="of:=([.C131]-[.$C$205])/[.$C$207]" office:value-type="float" office:value="1.06039032668288" calcext:value-type="float">
            <text:p>1,060</text:p>
          </table:table-cell>
          <table:table-cell table:style-name="ce14" table:formula="of:=([.D131]-[.$D$205])/[.$D$207]" office:value-type="float" office:value="1.25485307235804" calcext:value-type="float">
            <text:p>1,255</text:p>
          </table:table-cell>
          <table:table-cell table:style-name="ce16" table:formula="of:=[PCA.$B$228]*[.F131]+[PCA.$C$228] *[.G131]+[PCA.$D$228]*[.H131]" office:value-type="float" office:value="-1.00456324625307" calcext:value-type="float">
            <text:p>-1,005</text:p>
          </table:table-cell>
          <table:table-cell table:style-name="ce16" table:formula="of:=[PCA.$B$229]*[.F131]+[PCA.$C$229] *[.G131]+[PCA.$D$229]*[.H131]" office:value-type="float" office:value="-1.72190419755393" calcext:value-type="float">
            <text:p>-1,722</text:p>
          </table:table-cell>
          <table:table-cell table:style-name="ce25" table:formula="of:=[PCA.$B$230]*[.F131]+[PCA.$C$230] *[.G131]+[PCA.$D$230]*[.H131]" office:value-type="float" office:value="0.403592968114303" calcext:value-type="float">
            <text:p>0,404</text:p>
          </table:table-cell>
          <table:table-cell table:number-columns-repeated="243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10" office:value-type="float" office:value="390.263338199498" calcext:value-type="float">
            <text:p>390,263</text:p>
          </table:table-cell>
          <table:table-cell table:style-name="ce10" office:value-type="float" office:value="64" calcext:value-type="float">
            <text:p>64,000</text:p>
          </table:table-cell>
          <table:table-cell table:style-name="ce10" office:value-type="float" office:value="88" calcext:value-type="float">
            <text:p>88,000</text:p>
          </table:table-cell>
          <table:table-cell table:style-name="ce2" office:value-type="float" office:value="113" calcext:value-type="float">
            <text:p>113</text:p>
          </table:table-cell>
          <table:table-cell table:style-name="ce14" table:formula="of:=([.B132]-[.$B$205])/[.$B$207]" office:value-type="float" office:value="0.916777935033629" calcext:value-type="float">
            <text:p>0,917</text:p>
          </table:table-cell>
          <table:table-cell table:style-name="ce14" table:formula="of:=([.C132]-[.$C$205])/[.$C$207]" office:value-type="float" office:value="0.467683069847036" calcext:value-type="float">
            <text:p>0,468</text:p>
          </table:table-cell>
          <table:table-cell table:style-name="ce14" table:formula="of:=([.D132]-[.$D$205])/[.$D$207]" office:value-type="float" office:value="1.63333386631311" calcext:value-type="float">
            <text:p>1,633</text:p>
          </table:table-cell>
          <table:table-cell table:style-name="ce16" table:formula="of:=[PCA.$B$228]*[.F132]+[PCA.$C$228] *[.G132]+[PCA.$D$228]*[.H132]" office:value-type="float" office:value="-1.36567951197646" calcext:value-type="float">
            <text:p>-1,366</text:p>
          </table:table-cell>
          <table:table-cell table:style-name="ce16" table:formula="of:=[PCA.$B$229]*[.F132]+[PCA.$C$229] *[.G132]+[PCA.$D$229]*[.H132]" office:value-type="float" office:value="-1.14664735493133" calcext:value-type="float">
            <text:p>-1,147</text:p>
          </table:table-cell>
          <table:table-cell table:style-name="ce25" table:formula="of:=[PCA.$B$230]*[.F132]+[PCA.$C$230] *[.G132]+[PCA.$D$230]*[.H132]" office:value-type="float" office:value="0.73966612857054" calcext:value-type="float">
            <text:p>0,740</text:p>
          </table:table-cell>
          <table:table-cell table:number-columns-repeated="243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11" office:value-type="float" office:value="97.9147394006727" calcext:value-type="float">
            <text:p>97,915</text:p>
          </table:table-cell>
          <table:table-cell table:style-name="ce11" office:value-type="float" office:value="79" calcext:value-type="float">
            <text:p>79,000</text:p>
          </table:table-cell>
          <table:table-cell table:style-name="ce11" office:value-type="float" office:value="38" calcext:value-type="float">
            <text:p>38,000</text:p>
          </table:table-cell>
          <table:table-cell table:style-name="ce2" office:value-type="float" office:value="114" calcext:value-type="float">
            <text:p>114</text:p>
          </table:table-cell>
          <table:table-cell table:style-name="ce14" table:formula="of:=([.B133]-[.$B$205])/[.$B$207]" office:value-type="float" office:value="-0.845816531731323" calcext:value-type="float">
            <text:p>-0,846</text:p>
          </table:table-cell>
          <table:table-cell table:style-name="ce14" table:formula="of:=([.C133]-[.$C$205])/[.$C$207]" office:value-type="float" office:value="1.02334612313064" calcext:value-type="float">
            <text:p>1,023</text:p>
          </table:table-cell>
          <table:table-cell table:style-name="ce14" table:formula="of:=([.D133]-[.$D$205])/[.$D$207]" office:value-type="float" office:value="-0.259070103462246" calcext:value-type="float">
            <text:p>-0,259</text:p>
          </table:table-cell>
          <table:table-cell table:style-name="ce16" table:formula="of:=[PCA.$B$228]*[.F133]+[PCA.$C$228] *[.G133]+[PCA.$D$228]*[.H133]" office:value-type="float" office:value="1.16588154221855" calcext:value-type="float">
            <text:p>1,166</text:p>
          </table:table-cell>
          <table:table-cell table:style-name="ce16" table:formula="of:=[PCA.$B$229]*[.F133]+[PCA.$C$229] *[.G133]+[PCA.$D$229]*[.H133]" office:value-type="float" office:value="-0.40235050656043" calcext:value-type="float">
            <text:p>-0,402</text:p>
          </table:table-cell>
          <table:table-cell table:style-name="ce25" table:formula="of:=[PCA.$B$230]*[.F133]+[PCA.$C$230] *[.G133]+[PCA.$D$230]*[.H133]" office:value-type="float" office:value="0.555512149175893" calcext:value-type="float">
            <text:p>0,556</text:p>
          </table:table-cell>
          <table:table-cell table:number-columns-repeated="243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11" office:value-type="float" office:value="136.574793835486" calcext:value-type="float">
            <text:p>136,575</text:p>
          </table:table-cell>
          <table:table-cell table:style-name="ce11" office:value-type="float" office:value="80" calcext:value-type="float">
            <text:p>80,000</text:p>
          </table:table-cell>
          <table:table-cell table:style-name="ce11" office:value-type="float" office:value="35" calcext:value-type="float">
            <text:p>35,000</text:p>
          </table:table-cell>
          <table:table-cell table:style-name="ce2" office:value-type="float" office:value="135" calcext:value-type="float">
            <text:p>135</text:p>
          </table:table-cell>
          <table:table-cell table:style-name="ce14" table:formula="of:=([.B134]-[.$B$205])/[.$B$207]" office:value-type="float" office:value="-0.612731788682752" calcext:value-type="float">
            <text:p>-0,613</text:p>
          </table:table-cell>
          <table:table-cell table:style-name="ce14" table:formula="of:=([.C134]-[.$C$205])/[.$C$207]" office:value-type="float" office:value="1.06039032668288" calcext:value-type="float">
            <text:p>1,060</text:p>
          </table:table-cell>
          <table:table-cell table:style-name="ce14" table:formula="of:=([.D134]-[.$D$205])/[.$D$207]" office:value-type="float" office:value="-0.372614341648768" calcext:value-type="float">
            <text:p>-0,373</text:p>
          </table:table-cell>
          <table:table-cell table:style-name="ce16" table:formula="of:=[PCA.$B$228]*[.F134]+[PCA.$C$228] *[.G134]+[PCA.$D$228]*[.H134]" office:value-type="float" office:value="1.11755994305773" calcext:value-type="float">
            <text:p>1,118</text:p>
          </table:table-cell>
          <table:table-cell table:style-name="ce16" table:formula="of:=[PCA.$B$229]*[.F134]+[PCA.$C$229] *[.G134]+[PCA.$D$229]*[.H134]" office:value-type="float" office:value="-0.529062023489991" calcext:value-type="float">
            <text:p>-0,529</text:p>
          </table:table-cell>
          <table:table-cell table:style-name="ce25" table:formula="of:=[PCA.$B$230]*[.F134]+[PCA.$C$230] *[.G134]+[PCA.$D$230]*[.H134]" office:value-type="float" office:value="0.331453334983015" calcext:value-type="float">
            <text:p>0,331</text:p>
          </table:table-cell>
          <table:table-cell table:number-columns-repeated="243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11" office:value-type="float" office:value="151.18026895568" calcext:value-type="float">
            <text:p>151,180</text:p>
          </table:table-cell>
          <table:table-cell table:style-name="ce11" office:value-type="float" office:value="76" calcext:value-type="float">
            <text:p>76,000</text:p>
          </table:table-cell>
          <table:table-cell table:style-name="ce11" office:value-type="float" office:value="37" calcext:value-type="float">
            <text:p>37,000</text:p>
          </table:table-cell>
          <table:table-cell table:style-name="ce2" office:value-type="float" office:value="31" calcext:value-type="float">
            <text:p>31</text:p>
          </table:table-cell>
          <table:table-cell table:style-name="ce14" table:formula="of:=([.B135]-[.$B$205])/[.$B$207]" office:value-type="float" office:value="-0.524674141965444" calcext:value-type="float">
            <text:p>-0,525</text:p>
          </table:table-cell>
          <table:table-cell table:style-name="ce14" table:formula="of:=([.C135]-[.$C$205])/[.$C$207]" office:value-type="float" office:value="0.912213512473922" calcext:value-type="float">
            <text:p>0,912</text:p>
          </table:table-cell>
          <table:table-cell table:style-name="ce14" table:formula="of:=([.D135]-[.$D$205])/[.$D$207]" office:value-type="float" office:value="-0.296918182857754" calcext:value-type="float">
            <text:p>-0,297</text:p>
          </table:table-cell>
          <table:table-cell table:style-name="ce16" table:formula="of:=[PCA.$B$228]*[.F135]+[PCA.$C$228] *[.G135]+[PCA.$D$228]*[.H135]" office:value-type="float" office:value="0.944815364940251" calcext:value-type="float">
            <text:p>0,945</text:p>
          </table:table-cell>
          <table:table-cell table:style-name="ce16" table:formula="of:=[PCA.$B$229]*[.F135]+[PCA.$C$229] *[.G135]+[PCA.$D$229]*[.H135]" office:value-type="float" office:value="-0.460599543675613" calcext:value-type="float">
            <text:p>-0,461</text:p>
          </table:table-cell>
          <table:table-cell table:style-name="ce25" table:formula="of:=[PCA.$B$230]*[.F135]+[PCA.$C$230] *[.G135]+[PCA.$D$230]*[.H135]" office:value-type="float" office:value="0.301244062538674" calcext:value-type="float">
            <text:p>0,301</text:p>
          </table:table-cell>
          <table:table-cell table:number-columns-repeated="243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11" office:value-type="float" office:value="100.513370487362" calcext:value-type="float">
            <text:p>100,513</text:p>
          </table:table-cell>
          <table:table-cell table:style-name="ce11" office:value-type="float" office:value="76" calcext:value-type="float">
            <text:p>76,000</text:p>
          </table:table-cell>
          <table:table-cell table:style-name="ce11" office:value-type="float" office:value="31" calcext:value-type="float">
            <text:p>31,000</text:p>
          </table:table-cell>
          <table:table-cell table:style-name="ce2" office:value-type="float" office:value="136" calcext:value-type="float">
            <text:p>136</text:p>
          </table:table-cell>
          <table:table-cell table:style-name="ce14" table:formula="of:=([.B136]-[.$B$205])/[.$B$207]" office:value-type="float" office:value="-0.830149164781794" calcext:value-type="float">
            <text:p>-0,830</text:p>
          </table:table-cell>
          <table:table-cell table:style-name="ce14" table:formula="of:=([.C136]-[.$C$205])/[.$C$207]" office:value-type="float" office:value="0.912213512473922" calcext:value-type="float">
            <text:p>0,912</text:p>
          </table:table-cell>
          <table:table-cell table:style-name="ce14" table:formula="of:=([.D136]-[.$D$205])/[.$D$207]" office:value-type="float" office:value="-0.524006659230796" calcext:value-type="float">
            <text:p>-0,524</text:p>
          </table:table-cell>
          <table:table-cell table:style-name="ce16" table:formula="of:=[PCA.$B$228]*[.F136]+[PCA.$C$228] *[.G136]+[PCA.$D$228]*[.H136]" office:value-type="float" office:value="1.27231891294407" calcext:value-type="float">
            <text:p>1,272</text:p>
          </table:table-cell>
          <table:table-cell table:style-name="ce16" table:formula="of:=[PCA.$B$229]*[.F136]+[PCA.$C$229] *[.G136]+[PCA.$D$229]*[.H136]" office:value-type="float" office:value="-0.268013643918671" calcext:value-type="float">
            <text:p>-0,268</text:p>
          </table:table-cell>
          <table:table-cell table:style-name="ce25" table:formula="of:=[PCA.$B$230]*[.F136]+[PCA.$C$230] *[.G136]+[PCA.$D$230]*[.H136]" office:value-type="float" office:value="0.324401934685539" calcext:value-type="float">
            <text:p>0,324</text:p>
          </table:table-cell>
          <table:table-cell table:number-columns-repeated="243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11" office:value-type="float" office:value="169.423131889189" calcext:value-type="float">
            <text:p>169,423</text:p>
          </table:table-cell>
          <table:table-cell table:style-name="ce11" office:value-type="float" office:value="75" calcext:value-type="float">
            <text:p>75,000</text:p>
          </table:table-cell>
          <table:table-cell table:style-name="ce11" office:value-type="float" office:value="44" calcext:value-type="float">
            <text:p>44,000</text:p>
          </table:table-cell>
          <table:table-cell table:style-name="ce2" office:value-type="float" office:value="92" calcext:value-type="float">
            <text:p>92</text:p>
          </table:table-cell>
          <table:table-cell table:style-name="ce14" table:formula="of:=([.B137]-[.$B$205])/[.$B$207]" office:value-type="float" office:value="-0.414686376001561" calcext:value-type="float">
            <text:p>-0,415</text:p>
          </table:table-cell>
          <table:table-cell table:style-name="ce14" table:formula="of:=([.C137]-[.$C$205])/[.$C$207]" office:value-type="float" office:value="0.875169308921681" calcext:value-type="float">
            <text:p>0,875</text:p>
          </table:table-cell>
          <table:table-cell table:style-name="ce14" table:formula="of:=([.D137]-[.$D$205])/[.$D$207]" office:value-type="float" office:value="-0.0319816270892035" calcext:value-type="float">
            <text:p>-0,032</text:p>
          </table:table-cell>
          <table:table-cell table:style-name="ce16" table:formula="of:=[PCA.$B$228]*[.F137]+[PCA.$C$228] *[.G137]+[PCA.$D$228]*[.H137]" office:value-type="float" office:value="0.691680363077251" calcext:value-type="float">
            <text:p>0,692</text:p>
          </table:table-cell>
          <table:table-cell table:style-name="ce16" table:formula="of:=[PCA.$B$229]*[.F137]+[PCA.$C$229] *[.G137]+[PCA.$D$229]*[.H137]" office:value-type="float" office:value="-0.531497572659177" calcext:value-type="float">
            <text:p>-0,531</text:p>
          </table:table-cell>
          <table:table-cell table:style-name="ce25" table:formula="of:=[PCA.$B$230]*[.F137]+[PCA.$C$230] *[.G137]+[PCA.$D$230]*[.H137]" office:value-type="float" office:value="0.421896648793676" calcext:value-type="float">
            <text:p>0,422</text:p>
          </table:table-cell>
          <table:table-cell table:number-columns-repeated="243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11" office:value-type="float" office:value="153.67842084601" calcext:value-type="float">
            <text:p>153,678</text:p>
          </table:table-cell>
          <table:table-cell table:style-name="ce11" office:value-type="float" office:value="65" calcext:value-type="float">
            <text:p>65,000</text:p>
          </table:table-cell>
          <table:table-cell table:style-name="ce11" office:value-type="float" office:value="44" calcext:value-type="float">
            <text:p>44,000</text:p>
          </table:table-cell>
          <table:table-cell table:style-name="ce2" office:value-type="float" office:value="150" calcext:value-type="float">
            <text:p>150</text:p>
          </table:table-cell>
          <table:table-cell table:style-name="ce14" table:formula="of:=([.B138]-[.$B$205])/[.$B$207]" office:value-type="float" office:value="-0.509612572602274" calcext:value-type="float">
            <text:p>-0,510</text:p>
          </table:table-cell>
          <table:table-cell table:style-name="ce14" table:formula="of:=([.C138]-[.$C$205])/[.$C$207]" office:value-type="float" office:value="0.504727273399277" calcext:value-type="float">
            <text:p>0,505</text:p>
          </table:table-cell>
          <table:table-cell table:style-name="ce14" table:formula="of:=([.D138]-[.$D$205])/[.$D$207]" office:value-type="float" office:value="-0.0319816270892035" calcext:value-type="float">
            <text:p>-0,032</text:p>
          </table:table-cell>
          <table:table-cell table:style-name="ce16" table:formula="of:=[PCA.$B$228]*[.F138]+[PCA.$C$228] *[.G138]+[PCA.$D$228]*[.H138]" office:value-type="float" office:value="0.568812077973764" calcext:value-type="float">
            <text:p>0,569</text:p>
          </table:table-cell>
          <table:table-cell table:style-name="ce16" table:formula="of:=[PCA.$B$229]*[.F138]+[PCA.$C$229] *[.G138]+[PCA.$D$229]*[.H138]" office:value-type="float" office:value="-0.169812879157558" calcext:value-type="float">
            <text:p>-0,170</text:p>
          </table:table-cell>
          <table:table-cell table:style-name="ce25" table:formula="of:=[PCA.$B$230]*[.F138]+[PCA.$C$230] *[.G138]+[PCA.$D$230]*[.H138]" office:value-type="float" office:value="0.403848663781606" calcext:value-type="float">
            <text:p>0,404</text:p>
          </table:table-cell>
          <table:table-cell table:number-columns-repeated="243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11" office:value-type="float" office:value="119.157437067163" calcext:value-type="float">
            <text:p>119,157</text:p>
          </table:table-cell>
          <table:table-cell table:style-name="ce11" office:value-type="float" office:value="69" calcext:value-type="float">
            <text:p>69,000</text:p>
          </table:table-cell>
          <table:table-cell table:style-name="ce11" office:value-type="float" office:value="33" calcext:value-type="float">
            <text:p>33,000</text:p>
          </table:table-cell>
          <table:table-cell table:style-name="ce2" office:value-type="float" office:value="137" calcext:value-type="float">
            <text:p>137</text:p>
          </table:table-cell>
          <table:table-cell table:style-name="ce14" table:formula="of:=([.B139]-[.$B$205])/[.$B$207]" office:value-type="float" office:value="-0.717742508048788" calcext:value-type="float">
            <text:p>-0,718</text:p>
          </table:table-cell>
          <table:table-cell table:style-name="ce14" table:formula="of:=([.C139]-[.$C$205])/[.$C$207]" office:value-type="float" office:value="0.652904087608238" calcext:value-type="float">
            <text:p>0,653</text:p>
          </table:table-cell>
          <table:table-cell table:style-name="ce14" table:formula="of:=([.D139]-[.$D$205])/[.$D$207]" office:value-type="float" office:value="-0.448310500439782" calcext:value-type="float">
            <text:p>-0,448</text:p>
          </table:table-cell>
          <table:table-cell table:style-name="ce16" table:formula="of:=[PCA.$B$228]*[.F139]+[PCA.$C$228] *[.G139]+[PCA.$D$228]*[.H139]" office:value-type="float" office:value="1.03121952653757" calcext:value-type="float">
            <text:p>1,031</text:p>
          </table:table-cell>
          <table:table-cell table:style-name="ce16" table:formula="of:=[PCA.$B$229]*[.F139]+[PCA.$C$229] *[.G139]+[PCA.$D$229]*[.H139]" office:value-type="float" office:value="-0.117272658877338" calcext:value-type="float">
            <text:p>-0,117</text:p>
          </table:table-cell>
          <table:table-cell table:style-name="ce25" table:formula="of:=[PCA.$B$230]*[.F139]+[PCA.$C$230] *[.G139]+[PCA.$D$230]*[.H139]" office:value-type="float" office:value="0.25544752353269" calcext:value-type="float">
            <text:p>0,255</text:p>
          </table:table-cell>
          <table:table-cell table:number-columns-repeated="243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11" office:value-type="float" office:value="143.691846509921" calcext:value-type="float">
            <text:p>143,692</text:p>
          </table:table-cell>
          <table:table-cell table:style-name="ce11" office:value-type="float" office:value="64" calcext:value-type="float">
            <text:p>64,000</text:p>
          </table:table-cell>
          <table:table-cell table:style-name="ce11" office:value-type="float" office:value="44" calcext:value-type="float">
            <text:p>44,000</text:p>
          </table:table-cell>
          <table:table-cell table:style-name="ce2" office:value-type="float" office:value="115" calcext:value-type="float">
            <text:p>115</text:p>
          </table:table-cell>
          <table:table-cell table:style-name="ce14" table:formula="of:=([.B140]-[.$B$205])/[.$B$207]" office:value-type="float" office:value="-0.569822475228967" calcext:value-type="float">
            <text:p>-0,570</text:p>
          </table:table-cell>
          <table:table-cell table:style-name="ce14" table:formula="of:=([.C140]-[.$C$205])/[.$C$207]" office:value-type="float" office:value="0.467683069847036" calcext:value-type="float">
            <text:p>0,468</text:p>
          </table:table-cell>
          <table:table-cell table:style-name="ce14" table:formula="of:=([.D140]-[.$D$205])/[.$D$207]" office:value-type="float" office:value="-0.0319816270892035" calcext:value-type="float">
            <text:p>-0,032</text:p>
          </table:table-cell>
          <table:table-cell table:style-name="ce16" table:formula="of:=[PCA.$B$228]*[.F140]+[PCA.$C$228] *[.G140]+[PCA.$D$228]*[.H140]" office:value-type="float" office:value="0.586761879222456" calcext:value-type="float">
            <text:p>0,587</text:p>
          </table:table-cell>
          <table:table-cell table:style-name="ce16" table:formula="of:=[PCA.$B$229]*[.F140]+[PCA.$C$229] *[.G140]+[PCA.$D$229]*[.H140]" office:value-type="float" office:value="-0.108464851050241" calcext:value-type="float">
            <text:p>-0,108</text:p>
          </table:table-cell>
          <table:table-cell table:style-name="ce25" table:formula="of:=[PCA.$B$230]*[.F140]+[PCA.$C$230] *[.G140]+[PCA.$D$230]*[.H140]" office:value-type="float" office:value="0.434043579947208" calcext:value-type="float">
            <text:p>0,434</text:p>
          </table:table-cell>
          <table:table-cell table:number-columns-repeated="243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11" office:value-type="float" office:value="110.18561223684" calcext:value-type="float">
            <text:p>110,186</text:p>
          </table:table-cell>
          <table:table-cell table:style-name="ce11" office:value-type="float" office:value="66" calcext:value-type="float">
            <text:p>66,000</text:p>
          </table:table-cell>
          <table:table-cell table:style-name="ce11" office:value-type="float" office:value="38" calcext:value-type="float">
            <text:p>38,000</text:p>
          </table:table-cell>
          <table:table-cell table:style-name="ce2" office:value-type="float" office:value="32" calcext:value-type="float">
            <text:p>32</text:p>
          </table:table-cell>
          <table:table-cell table:style-name="ce14" table:formula="of:=([.B141]-[.$B$205])/[.$B$207]" office:value-type="float" office:value="-0.77183439994663" calcext:value-type="float">
            <text:p>-0,772</text:p>
          </table:table-cell>
          <table:table-cell table:style-name="ce14" table:formula="of:=([.C141]-[.$C$205])/[.$C$207]" office:value-type="float" office:value="0.541771476951517" calcext:value-type="float">
            <text:p>0,542</text:p>
          </table:table-cell>
          <table:table-cell table:style-name="ce14" table:formula="of:=([.D141]-[.$D$205])/[.$D$207]" office:value-type="float" office:value="-0.259070103462246" calcext:value-type="float">
            <text:p>-0,259</text:p>
          </table:table-cell>
          <table:table-cell table:style-name="ce16" table:formula="of:=[PCA.$B$228]*[.F141]+[PCA.$C$228] *[.G141]+[PCA.$D$228]*[.H141]" office:value-type="float" office:value="0.888475074400381" calcext:value-type="float">
            <text:p>0,888</text:p>
          </table:table-cell>
          <table:table-cell table:style-name="ce16" table:formula="of:=[PCA.$B$229]*[.F141]+[PCA.$C$229] *[.G141]+[PCA.$D$229]*[.H141]" office:value-type="float" office:value="-0.0301565280635471" calcext:value-type="float">
            <text:p>-0,030</text:p>
          </table:table-cell>
          <table:table-cell table:style-name="ce25" table:formula="of:=[PCA.$B$230]*[.F141]+[PCA.$C$230] *[.G141]+[PCA.$D$230]*[.H141]" office:value-type="float" office:value="0.407510335445176" calcext:value-type="float">
            <text:p>0,408</text:p>
          </table:table-cell>
          <table:table-cell table:number-columns-repeated="243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11" office:value-type="float" office:value="156.49693776419" calcext:value-type="float">
            <text:p>156,497</text:p>
          </table:table-cell>
          <table:table-cell table:style-name="ce11" office:value-type="float" office:value="74" calcext:value-type="float">
            <text:p>74,000</text:p>
          </table:table-cell>
          <table:table-cell table:style-name="ce11" office:value-type="float" office:value="33" calcext:value-type="float">
            <text:p>33,000</text:p>
          </table:table-cell>
          <table:table-cell table:style-name="ce2" office:value-type="float" office:value="49" calcext:value-type="float">
            <text:p>49</text:p>
          </table:table-cell>
          <table:table-cell table:style-name="ce14" table:formula="of:=([.B142]-[.$B$205])/[.$B$207]" office:value-type="float" office:value="-0.492619495348341" calcext:value-type="float">
            <text:p>-0,493</text:p>
          </table:table-cell>
          <table:table-cell table:style-name="ce14" table:formula="of:=([.C142]-[.$C$205])/[.$C$207]" office:value-type="float" office:value="0.838125105369441" calcext:value-type="float">
            <text:p>0,838</text:p>
          </table:table-cell>
          <table:table-cell table:style-name="ce14" table:formula="of:=([.D142]-[.$D$205])/[.$D$207]" office:value-type="float" office:value="-0.448310500439782" calcext:value-type="float">
            <text:p>-0,448</text:p>
          </table:table-cell>
          <table:table-cell table:style-name="ce16" table:formula="of:=[PCA.$B$228]*[.F142]+[PCA.$C$228] *[.G142]+[PCA.$D$228]*[.H142]" office:value-type="float" office:value="0.986736381322265" calcext:value-type="float">
            <text:p>0,987</text:p>
          </table:table-cell>
          <table:table-cell table:style-name="ce16" table:formula="of:=[PCA.$B$229]*[.F142]+[PCA.$C$229] *[.G142]+[PCA.$D$229]*[.H142]" office:value-type="float" office:value="-0.386317645670446" calcext:value-type="float">
            <text:p>-0,386</text:p>
          </table:table-cell>
          <table:table-cell table:style-name="ce25" table:formula="of:=[PCA.$B$230]*[.F142]+[PCA.$C$230] *[.G142]+[PCA.$D$230]*[.H142]" office:value-type="float" office:value="0.152378236667389" calcext:value-type="float">
            <text:p>0,152</text:p>
          </table:table-cell>
          <table:table-cell table:number-columns-repeated="243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11" office:value-type="float" office:value="127.535662993087" calcext:value-type="float">
            <text:p>127,536</text:p>
          </table:table-cell>
          <table:table-cell table:style-name="ce11" office:value-type="float" office:value="62" calcext:value-type="float">
            <text:p>62,000</text:p>
          </table:table-cell>
          <table:table-cell table:style-name="ce11" office:value-type="float" office:value="31" calcext:value-type="float">
            <text:p>31,000</text:p>
          </table:table-cell>
          <table:table-cell table:style-name="ce2" office:value-type="float" office:value="71" calcext:value-type="float">
            <text:p>71</text:p>
          </table:table-cell>
          <table:table-cell table:style-name="ce14" table:formula="of:=([.B143]-[.$B$205])/[.$B$207]" office:value-type="float" office:value="-0.667229474228837" calcext:value-type="float">
            <text:p>-0,667</text:p>
          </table:table-cell>
          <table:table-cell table:style-name="ce14" table:formula="of:=([.C143]-[.$C$205])/[.$C$207]" office:value-type="float" office:value="0.393594662742555" calcext:value-type="float">
            <text:p>0,394</text:p>
          </table:table-cell>
          <table:table-cell table:style-name="ce14" table:formula="of:=([.D143]-[.$D$205])/[.$D$207]" office:value-type="float" office:value="-0.524006659230796" calcext:value-type="float">
            <text:p>-0,524</text:p>
          </table:table-cell>
          <table:table-cell table:style-name="ce16" table:formula="of:=[PCA.$B$228]*[.F143]+[PCA.$C$228] *[.G143]+[PCA.$D$228]*[.H143]" office:value-type="float" office:value="0.923943512840149" calcext:value-type="float">
            <text:p>0,924</text:p>
          </table:table-cell>
          <table:table-cell table:style-name="ce16" table:formula="of:=[PCA.$B$229]*[.F143]+[PCA.$C$229] *[.G143]+[PCA.$D$229]*[.H143]" office:value-type="float" office:value="0.0914812716742365" calcext:value-type="float">
            <text:p>0,091</text:p>
          </table:table-cell>
          <table:table-cell table:style-name="ce25" table:formula="of:=[PCA.$B$230]*[.F143]+[PCA.$C$230] *[.G143]+[PCA.$D$230]*[.H143]" office:value-type="float" office:value="0.112491490385505" calcext:value-type="float">
            <text:p>0,112</text:p>
          </table:table-cell>
          <table:table-cell table:number-columns-repeated="243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11" office:value-type="float" office:value="164.089854334931" calcext:value-type="float">
            <text:p>164,090</text:p>
          </table:table-cell>
          <table:table-cell table:style-name="ce11" office:value-type="float" office:value="79" calcext:value-type="float">
            <text:p>79,000</text:p>
          </table:table-cell>
          <table:table-cell table:style-name="ce11" office:value-type="float" office:value="40" calcext:value-type="float">
            <text:p>40,000</text:p>
          </table:table-cell>
          <table:table-cell table:style-name="ce2" office:value-type="float" office:value="91" calcext:value-type="float">
            <text:p>91</text:p>
          </table:table-cell>
          <table:table-cell table:style-name="ce14" table:formula="of:=([.B144]-[.$B$205])/[.$B$207]" office:value-type="float" office:value="-0.446841158153691" calcext:value-type="float">
            <text:p>-0,447</text:p>
          </table:table-cell>
          <table:table-cell table:style-name="ce14" table:formula="of:=([.C144]-[.$C$205])/[.$C$207]" office:value-type="float" office:value="1.02334612313064" calcext:value-type="float">
            <text:p>1,023</text:p>
          </table:table-cell>
          <table:table-cell table:style-name="ce14" table:formula="of:=([.D144]-[.$D$205])/[.$D$207]" office:value-type="float" office:value="-0.183373944671232" calcext:value-type="float">
            <text:p>-0,183</text:p>
          </table:table-cell>
          <table:table-cell table:style-name="ce16" table:formula="of:=[PCA.$B$228]*[.F144]+[PCA.$C$228] *[.G144]+[PCA.$D$228]*[.H144]" office:value-type="float" office:value="0.879558587698647" calcext:value-type="float">
            <text:p>0,880</text:p>
          </table:table-cell>
          <table:table-cell table:style-name="ce16" table:formula="of:=[PCA.$B$229]*[.F144]+[PCA.$C$229] *[.G144]+[PCA.$D$229]*[.H144]" office:value-type="float" office:value="-0.614071751523253" calcext:value-type="float">
            <text:p>-0,614</text:p>
          </table:table-cell>
          <table:table-cell table:style-name="ce25" table:formula="of:=[PCA.$B$230]*[.F144]+[PCA.$C$230] *[.G144]+[PCA.$D$230]*[.H144]" office:value-type="float" office:value="0.360307915102686" calcext:value-type="float">
            <text:p>0,360</text:p>
          </table:table-cell>
          <table:table-cell table:number-columns-repeated="243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11" office:value-type="float" office:value="164.370600684037" calcext:value-type="float">
            <text:p>164,371</text:p>
          </table:table-cell>
          <table:table-cell table:style-name="ce11" office:value-type="float" office:value="69" calcext:value-type="float">
            <text:p>69,000</text:p>
          </table:table-cell>
          <table:table-cell table:style-name="ce11" office:value-type="float" office:value="34" calcext:value-type="float">
            <text:p>34,000</text:p>
          </table:table-cell>
          <table:table-cell table:style-name="ce2" office:value-type="float" office:value="151" calcext:value-type="float">
            <text:p>151</text:p>
          </table:table-cell>
          <table:table-cell table:style-name="ce14" table:formula="of:=([.B145]-[.$B$205])/[.$B$207]" office:value-type="float" office:value="-0.445148514633141" calcext:value-type="float">
            <text:p>-0,445</text:p>
          </table:table-cell>
          <table:table-cell table:style-name="ce14" table:formula="of:=([.C145]-[.$C$205])/[.$C$207]" office:value-type="float" office:value="0.652904087608238" calcext:value-type="float">
            <text:p>0,653</text:p>
          </table:table-cell>
          <table:table-cell table:style-name="ce14" table:formula="of:=([.D145]-[.$D$205])/[.$D$207]" office:value-type="float" office:value="-0.410462421044275" calcext:value-type="float">
            <text:p>-0,410</text:p>
          </table:table-cell>
          <table:table-cell table:style-name="ce16" table:formula="of:=[PCA.$B$228]*[.F145]+[PCA.$C$228] *[.G145]+[PCA.$D$228]*[.H145]" office:value-type="float" office:value="0.844473531392833" calcext:value-type="float">
            <text:p>0,844</text:p>
          </table:table-cell>
          <table:table-cell table:style-name="ce16" table:formula="of:=[PCA.$B$229]*[.F145]+[PCA.$C$229] *[.G145]+[PCA.$D$229]*[.H145]" office:value-type="float" office:value="-0.259428296303466" calcext:value-type="float">
            <text:p>-0,259</text:p>
          </table:table-cell>
          <table:table-cell table:style-name="ce25" table:formula="of:=[PCA.$B$230]*[.F145]+[PCA.$C$230] *[.G145]+[PCA.$D$230]*[.H145]" office:value-type="float" office:value="0.111719494074034" calcext:value-type="float">
            <text:p>0,112</text:p>
          </table:table-cell>
          <table:table-cell table:number-columns-repeated="243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11" office:value-type="float" office:value="145.442761545267" calcext:value-type="float">
            <text:p>145,443</text:p>
          </table:table-cell>
          <table:table-cell table:style-name="ce11" office:value-type="float" office:value="77" calcext:value-type="float">
            <text:p>77,000</text:p>
          </table:table-cell>
          <table:table-cell table:style-name="ce11" office:value-type="float" office:value="35" calcext:value-type="float">
            <text:p>35,000</text:p>
          </table:table-cell>
          <table:table-cell table:style-name="ce2" office:value-type="float" office:value="169" calcext:value-type="float">
            <text:p>169</text:p>
          </table:table-cell>
          <table:table-cell table:style-name="ce14" table:formula="of:=([.B146]-[.$B$205])/[.$B$207]" office:value-type="float" office:value="-0.559266060162308" calcext:value-type="float">
            <text:p>-0,559</text:p>
          </table:table-cell>
          <table:table-cell table:style-name="ce14" table:formula="of:=([.C146]-[.$C$205])/[.$C$207]" office:value-type="float" office:value="0.949257716026162" calcext:value-type="float">
            <text:p>0,949</text:p>
          </table:table-cell>
          <table:table-cell table:style-name="ce14" table:formula="of:=([.D146]-[.$D$205])/[.$D$207]" office:value-type="float" office:value="-0.372614341648768" calcext:value-type="float">
            <text:p>-0,373</text:p>
          </table:table-cell>
          <table:table-cell table:style-name="ce16" table:formula="of:=[PCA.$B$228]*[.F146]+[PCA.$C$228] *[.G146]+[PCA.$D$228]*[.H146]" office:value-type="float" office:value="1.03184632953054" calcext:value-type="float">
            <text:p>1,032</text:p>
          </table:table-cell>
          <table:table-cell table:style-name="ce16" table:formula="of:=[PCA.$B$229]*[.F146]+[PCA.$C$229] *[.G146]+[PCA.$D$229]*[.H146]" office:value-type="float" office:value="-0.461239066382369" calcext:value-type="float">
            <text:p>-0,461</text:p>
          </table:table-cell>
          <table:table-cell table:style-name="ce25" table:formula="of:=[PCA.$B$230]*[.F146]+[PCA.$C$230] *[.G146]+[PCA.$D$230]*[.H146]" office:value-type="float" office:value="0.274337206550966" calcext:value-type="float">
            <text:p>0,274</text:p>
          </table:table-cell>
          <table:table-cell table:number-columns-repeated="243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11" office:value-type="float" office:value="164.238879605424" calcext:value-type="float">
            <text:p>164,239</text:p>
          </table:table-cell>
          <table:table-cell table:style-name="ce11" office:value-type="float" office:value="78" calcext:value-type="float">
            <text:p>78,000</text:p>
          </table:table-cell>
          <table:table-cell table:style-name="ce11" office:value-type="float" office:value="41" calcext:value-type="float">
            <text:p>41,000</text:p>
          </table:table-cell>
          <table:table-cell table:style-name="ce2" office:value-type="float" office:value="168" calcext:value-type="float">
            <text:p>168</text:p>
          </table:table-cell>
          <table:table-cell table:style-name="ce14" table:formula="of:=([.B147]-[.$B$205])/[.$B$207]" office:value-type="float" office:value="-0.445942672174082" calcext:value-type="float">
            <text:p>-0,446</text:p>
          </table:table-cell>
          <table:table-cell table:style-name="ce14" table:formula="of:=([.C147]-[.$C$205])/[.$C$207]" office:value-type="float" office:value="0.986301919578403" calcext:value-type="float">
            <text:p>0,986</text:p>
          </table:table-cell>
          <table:table-cell table:style-name="ce14" table:formula="of:=([.D147]-[.$D$205])/[.$D$207]" office:value-type="float" office:value="-0.145525865275725" calcext:value-type="float">
            <text:p>-0,146</text:p>
          </table:table-cell>
          <table:table-cell table:style-name="ce16" table:formula="of:=[PCA.$B$228]*[.F147]+[PCA.$C$228] *[.G147]+[PCA.$D$228]*[.H147]" office:value-type="float" office:value="0.836845881677839" calcext:value-type="float">
            <text:p>0,837</text:p>
          </table:table-cell>
          <table:table-cell table:style-name="ce16" table:formula="of:=[PCA.$B$229]*[.F147]+[PCA.$C$229] *[.G147]+[PCA.$D$229]*[.H147]" office:value-type="float" office:value="-0.589883314107973" calcext:value-type="float">
            <text:p>-0,590</text:p>
          </table:table-cell>
          <table:table-cell table:style-name="ce25" table:formula="of:=[PCA.$B$230]*[.F147]+[PCA.$C$230] *[.G147]+[PCA.$D$230]*[.H147]" office:value-type="float" office:value="0.380210163764854" calcext:value-type="float">
            <text:p>0,380</text:p>
          </table:table-cell>
          <table:table-cell table:number-columns-repeated="243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11" office:value-type="float" office:value="166.716988614091" calcext:value-type="float">
            <text:p>166,717</text:p>
          </table:table-cell>
          <table:table-cell table:style-name="ce11" office:value-type="float" office:value="73" calcext:value-type="float">
            <text:p>73,000</text:p>
          </table:table-cell>
          <table:table-cell table:style-name="ce11" office:value-type="float" office:value="38" calcext:value-type="float">
            <text:p>38,000</text:p>
          </table:table-cell>
          <table:table-cell table:style-name="ce2" office:value-type="float" office:value="152" calcext:value-type="float">
            <text:p>152</text:p>
          </table:table-cell>
          <table:table-cell table:style-name="ce14" table:formula="of:=([.B148]-[.$B$205])/[.$B$207]" office:value-type="float" office:value="-0.431001943042274" calcext:value-type="float">
            <text:p>-0,431</text:p>
          </table:table-cell>
          <table:table-cell table:style-name="ce14" table:formula="of:=([.C148]-[.$C$205])/[.$C$207]" office:value-type="float" office:value="0.8010809018172" calcext:value-type="float">
            <text:p>0,801</text:p>
          </table:table-cell>
          <table:table-cell table:style-name="ce14" table:formula="of:=([.D148]-[.$D$205])/[.$D$207]" office:value-type="float" office:value="-0.259070103462246" calcext:value-type="float">
            <text:p>-0,259</text:p>
          </table:table-cell>
          <table:table-cell table:style-name="ce16" table:formula="of:=[PCA.$B$228]*[.F148]+[PCA.$C$228] *[.G148]+[PCA.$D$228]*[.H148]" office:value-type="float" office:value="0.810900549738171" calcext:value-type="float">
            <text:p>0,811</text:p>
          </table:table-cell>
          <table:table-cell table:style-name="ce16" table:formula="of:=[PCA.$B$229]*[.F148]+[PCA.$C$229] *[.G148]+[PCA.$D$229]*[.H148]" office:value-type="float" office:value="-0.419559022831417" calcext:value-type="float">
            <text:p>-0,420</text:p>
          </table:table-cell>
          <table:table-cell table:style-name="ce25" table:formula="of:=[PCA.$B$230]*[.F148]+[PCA.$C$230] *[.G148]+[PCA.$D$230]*[.H148]" office:value-type="float" office:value="0.247023185580311" calcext:value-type="float">
            <text:p>0,247</text:p>
          </table:table-cell>
          <table:table-cell table:number-columns-repeated="243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11" office:value-type="float" office:value="108.092665633931" calcext:value-type="float">
            <text:p>108,093</text:p>
          </table:table-cell>
          <table:table-cell table:style-name="ce11" office:value-type="float" office:value="64" calcext:value-type="float">
            <text:p>64,000</text:p>
          </table:table-cell>
          <table:table-cell table:style-name="ce11" office:value-type="float" office:value="34" calcext:value-type="float">
            <text:p>34,000</text:p>
          </table:table-cell>
          <table:table-cell table:style-name="ce2" office:value-type="float" office:value="93" calcext:value-type="float">
            <text:p>93</text:p>
          </table:table-cell>
          <table:table-cell table:style-name="ce14" table:formula="of:=([.B149]-[.$B$205])/[.$B$207]" office:value-type="float" office:value="-0.784452952307336" calcext:value-type="float">
            <text:p>-0,784</text:p>
          </table:table-cell>
          <table:table-cell table:style-name="ce14" table:formula="of:=([.C149]-[.$C$205])/[.$C$207]" office:value-type="float" office:value="0.467683069847036" calcext:value-type="float">
            <text:p>0,468</text:p>
          </table:table-cell>
          <table:table-cell table:style-name="ce14" table:formula="of:=([.D149]-[.$D$205])/[.$D$207]" office:value-type="float" office:value="-0.410462421044275" calcext:value-type="float">
            <text:p>-0,410</text:p>
          </table:table-cell>
          <table:table-cell table:style-name="ce16" table:formula="of:=[PCA.$B$228]*[.F149]+[PCA.$C$228] *[.G149]+[PCA.$D$228]*[.H149]" office:value-type="float" office:value="0.957029358548984" calcext:value-type="float">
            <text:p>0,957</text:p>
          </table:table-cell>
          <table:table-cell table:style-name="ce16" table:formula="of:=[PCA.$B$229]*[.F149]+[PCA.$C$229] *[.G149]+[PCA.$D$229]*[.H149]" office:value-type="float" office:value="0.066304228364933" calcext:value-type="float">
            <text:p>0,066</text:p>
          </table:table-cell>
          <table:table-cell table:style-name="ce25" table:formula="of:=[PCA.$B$230]*[.F149]+[PCA.$C$230] *[.G149]+[PCA.$D$230]*[.H149]" office:value-type="float" office:value="0.286830751756546" calcext:value-type="float">
            <text:p>0,287</text:p>
          </table:table-cell>
          <table:table-cell table:number-columns-repeated="243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11" office:value-type="float" office:value="163.432134913148" calcext:value-type="float">
            <text:p>163,432</text:p>
          </table:table-cell>
          <table:table-cell table:style-name="ce11" office:value-type="float" office:value="74" calcext:value-type="float">
            <text:p>74,000</text:p>
          </table:table-cell>
          <table:table-cell table:style-name="ce11" office:value-type="float" office:value="32" calcext:value-type="float">
            <text:p>32,000</text:p>
          </table:table-cell>
          <table:table-cell table:style-name="ce2" office:value-type="float" office:value="50" calcext:value-type="float">
            <text:p>50</text:p>
          </table:table-cell>
          <table:table-cell table:style-name="ce14" table:formula="of:=([.B150]-[.$B$205])/[.$B$207]" office:value-type="float" office:value="-0.450806604262487" calcext:value-type="float">
            <text:p>-0,451</text:p>
          </table:table-cell>
          <table:table-cell table:style-name="ce14" table:formula="of:=([.C150]-[.$C$205])/[.$C$207]" office:value-type="float" office:value="0.838125105369441" calcext:value-type="float">
            <text:p>0,838</text:p>
          </table:table-cell>
          <table:table-cell table:style-name="ce14" table:formula="of:=([.D150]-[.$D$205])/[.$D$207]" office:value-type="float" office:value="-0.486158579835289" calcext:value-type="float">
            <text:p>-0,486</text:p>
          </table:table-cell>
          <table:table-cell table:style-name="ce16" table:formula="of:=[PCA.$B$228]*[.F150]+[PCA.$C$228] *[.G150]+[PCA.$D$228]*[.H150]" office:value-type="float" office:value="0.986039280064895" calcext:value-type="float">
            <text:p>0,986</text:p>
          </table:table-cell>
          <table:table-cell table:style-name="ce16" table:formula="of:=[PCA.$B$229]*[.F150]+[PCA.$C$229] *[.G150]+[PCA.$D$229]*[.H150]" office:value-type="float" office:value="-0.400255279785894" calcext:value-type="float">
            <text:p>-0,400</text:p>
          </table:table-cell>
          <table:table-cell table:style-name="ce25" table:formula="of:=[PCA.$B$230]*[.F150]+[PCA.$C$230] *[.G150]+[PCA.$D$230]*[.H150]" office:value-type="float" office:value="0.097733443198015" calcext:value-type="float">
            <text:p>0,098</text:p>
          </table:table-cell>
          <table:table-cell table:number-columns-repeated="243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11" office:value-type="float" office:value="135.012968832249" calcext:value-type="float">
            <text:p>135,013</text:p>
          </table:table-cell>
          <table:table-cell table:style-name="ce11" office:value-type="float" office:value="68" calcext:value-type="float">
            <text:p>68,000</text:p>
          </table:table-cell>
          <table:table-cell table:style-name="ce11" office:value-type="float" office:value="39" calcext:value-type="float">
            <text:p>39,000</text:p>
          </table:table-cell>
          <table:table-cell table:style-name="ce2" office:value-type="float" office:value="181" calcext:value-type="float">
            <text:p>181</text:p>
          </table:table-cell>
          <table:table-cell table:style-name="ce14" table:formula="of:=([.B151]-[.$B$205])/[.$B$207]" office:value-type="float" office:value="-0.622148163928166" calcext:value-type="float">
            <text:p>-0,622</text:p>
          </table:table-cell>
          <table:table-cell table:style-name="ce14" table:formula="of:=([.C151]-[.$C$205])/[.$C$207]" office:value-type="float" office:value="0.615859884055998" calcext:value-type="float">
            <text:p>0,616</text:p>
          </table:table-cell>
          <table:table-cell table:style-name="ce14" table:formula="of:=([.D151]-[.$D$205])/[.$D$207]" office:value-type="float" office:value="-0.221222024066739" calcext:value-type="float">
            <text:p>-0,221</text:p>
          </table:table-cell>
          <table:table-cell table:style-name="ce16" table:formula="of:=[PCA.$B$228]*[.F151]+[PCA.$C$228] *[.G151]+[PCA.$D$228]*[.H151]" office:value-type="float" office:value="0.810896503059278" calcext:value-type="float">
            <text:p>0,811</text:p>
          </table:table-cell>
          <table:table-cell table:style-name="ce16" table:formula="of:=[PCA.$B$229]*[.F151]+[PCA.$C$229] *[.G151]+[PCA.$D$229]*[.H151]" office:value-type="float" office:value="-0.174203630002745" calcext:value-type="float">
            <text:p>-0,174</text:p>
          </table:table-cell>
          <table:table-cell table:style-name="ce25" table:formula="of:=[PCA.$B$230]*[.F151]+[PCA.$C$230] *[.G151]+[PCA.$D$230]*[.H151]" office:value-type="float" office:value="0.356918296016753" calcext:value-type="float">
            <text:p>0,357</text:p>
          </table:table-cell>
          <table:table-cell table:number-columns-repeated="243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11" office:value-type="float" office:value="122.178216499164" calcext:value-type="float">
            <text:p>122,178</text:p>
          </table:table-cell>
          <table:table-cell table:style-name="ce11" office:value-type="float" office:value="70" calcext:value-type="float">
            <text:p>70,000</text:p>
          </table:table-cell>
          <table:table-cell table:style-name="ce11" office:value-type="float" office:value="42" calcext:value-type="float">
            <text:p>42,000</text:p>
          </table:table-cell>
          <table:table-cell table:style-name="ce2" office:value-type="float" office:value="72" calcext:value-type="float">
            <text:p>72</text:p>
          </table:table-cell>
          <table:table-cell table:style-name="ce14" table:formula="of:=([.B152]-[.$B$205])/[.$B$207]" office:value-type="float" office:value="-0.699529972965539" calcext:value-type="float">
            <text:p>-0,700</text:p>
          </table:table-cell>
          <table:table-cell table:style-name="ce14" table:formula="of:=([.C152]-[.$C$205])/[.$C$207]" office:value-type="float" office:value="0.689948291160479" calcext:value-type="float">
            <text:p>0,690</text:p>
          </table:table-cell>
          <table:table-cell table:style-name="ce14" table:formula="of:=([.D152]-[.$D$205])/[.$D$207]" office:value-type="float" office:value="-0.107677785880218" calcext:value-type="float">
            <text:p>-0,108</text:p>
          </table:table-cell>
          <table:table-cell table:style-name="ce16" table:formula="of:=[PCA.$B$228]*[.F152]+[PCA.$C$228] *[.G152]+[PCA.$D$228]*[.H152]" office:value-type="float" office:value="0.820229542519175" calcext:value-type="float">
            <text:p>0,820</text:p>
          </table:table-cell>
          <table:table-cell table:style-name="ce16" table:formula="of:=[PCA.$B$229]*[.F152]+[PCA.$C$229] *[.G152]+[PCA.$D$229]*[.H152]" office:value-type="float" office:value="-0.219160826899227" calcext:value-type="float">
            <text:p>-0,219</text:p>
          </table:table-cell>
          <table:table-cell table:style-name="ce25" table:formula="of:=[PCA.$B$230]*[.F152]+[PCA.$C$230] *[.G152]+[PCA.$D$230]*[.H152]" office:value-type="float" office:value="0.506119735197979" calcext:value-type="float">
            <text:p>0,506</text:p>
          </table:table-cell>
          <table:table-cell table:number-columns-repeated="243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11" office:value-type="float" office:value="109.525079681729" calcext:value-type="float">
            <text:p>109,525</text:p>
          </table:table-cell>
          <table:table-cell table:style-name="ce11" office:value-type="float" office:value="79" calcext:value-type="float">
            <text:p>79,000</text:p>
          </table:table-cell>
          <table:table-cell table:style-name="ce11" office:value-type="float" office:value="34" calcext:value-type="float">
            <text:p>34,000</text:p>
          </table:table-cell>
          <table:table-cell table:style-name="ce2" office:value-type="float" office:value="14" calcext:value-type="float">
            <text:p>14</text:p>
          </table:table-cell>
          <table:table-cell table:style-name="ce14" table:formula="of:=([.B153]-[.$B$205])/[.$B$207]" office:value-type="float" office:value="-0.775816806674558" calcext:value-type="float">
            <text:p>-0,776</text:p>
          </table:table-cell>
          <table:table-cell table:style-name="ce14" table:formula="of:=([.C153]-[.$C$205])/[.$C$207]" office:value-type="float" office:value="1.02334612313064" calcext:value-type="float">
            <text:p>1,023</text:p>
          </table:table-cell>
          <table:table-cell table:style-name="ce14" table:formula="of:=([.D153]-[.$D$205])/[.$D$207]" office:value-type="float" office:value="-0.410462421044275" calcext:value-type="float">
            <text:p>-0,410</text:p>
          </table:table-cell>
          <table:table-cell table:style-name="ce16" table:formula="of:=[PCA.$B$228]*[.F153]+[PCA.$C$228] *[.G153]+[PCA.$D$228]*[.H153]" office:value-type="float" office:value="1.22107273873499" calcext:value-type="float">
            <text:p>1,221</text:p>
          </table:table-cell>
          <table:table-cell table:style-name="ce16" table:formula="of:=[PCA.$B$229]*[.F153]+[PCA.$C$229] *[.G153]+[PCA.$D$229]*[.H153]" office:value-type="float" office:value="-0.409818519623415" calcext:value-type="float">
            <text:p>-0,410</text:p>
          </table:table-cell>
          <table:table-cell table:style-name="ce25" table:formula="of:=[PCA.$B$230]*[.F153]+[PCA.$C$230] *[.G153]+[PCA.$D$230]*[.H153]" office:value-type="float" office:value="0.398293342533436" calcext:value-type="float">
            <text:p>0,398</text:p>
          </table:table-cell>
          <table:table-cell table:number-columns-repeated="243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11" office:value-type="float" office:value="177.150480496281" calcext:value-type="float">
            <text:p>177,150</text:p>
          </table:table-cell>
          <table:table-cell table:style-name="ce11" office:value-type="float" office:value="72" calcext:value-type="float">
            <text:p>72,000</text:p>
          </table:table-cell>
          <table:table-cell table:style-name="ce11" office:value-type="float" office:value="35" calcext:value-type="float">
            <text:p>35,000</text:p>
          </table:table-cell>
          <table:table-cell table:style-name="ce2" office:value-type="float" office:value="116" calcext:value-type="float">
            <text:p>116</text:p>
          </table:table-cell>
          <table:table-cell table:style-name="ce14" table:formula="of:=([.B154]-[.$B$205])/[.$B$207]" office:value-type="float" office:value="-0.368097536672125" calcext:value-type="float">
            <text:p>-0,368</text:p>
          </table:table-cell>
          <table:table-cell table:style-name="ce14" table:formula="of:=([.C154]-[.$C$205])/[.$C$207]" office:value-type="float" office:value="0.76403669826496" calcext:value-type="float">
            <text:p>0,764</text:p>
          </table:table-cell>
          <table:table-cell table:style-name="ce14" table:formula="of:=([.D154]-[.$D$205])/[.$D$207]" office:value-type="float" office:value="-0.372614341648768" calcext:value-type="float">
            <text:p>-0,373</text:p>
          </table:table-cell>
          <table:table-cell table:style-name="ce16" table:formula="of:=[PCA.$B$228]*[.F154]+[PCA.$C$228] *[.G154]+[PCA.$D$228]*[.H154]" office:value-type="float" office:value="0.828144786699709" calcext:value-type="float">
            <text:p>0,828</text:p>
          </table:table-cell>
          <table:table-cell table:style-name="ce16" table:formula="of:=[PCA.$B$229]*[.F154]+[PCA.$C$229] *[.G154]+[PCA.$D$229]*[.H154]" office:value-type="float" office:value="-0.398869922270288" calcext:value-type="float">
            <text:p>-0,399</text:p>
          </table:table-cell>
          <table:table-cell table:style-name="ce25" table:formula="of:=[PCA.$B$230]*[.F154]+[PCA.$C$230] *[.G154]+[PCA.$D$230]*[.H154]" office:value-type="float" office:value="0.114750262697542" calcext:value-type="float">
            <text:p>0,115</text:p>
          </table:table-cell>
          <table:table-cell table:number-columns-repeated="243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11" office:value-type="float" office:value="152.069064428449" calcext:value-type="float">
            <text:p>152,069</text:p>
          </table:table-cell>
          <table:table-cell table:style-name="ce11" office:value-type="float" office:value="60" calcext:value-type="float">
            <text:p>60,000</text:p>
          </table:table-cell>
          <table:table-cell table:style-name="ce11" office:value-type="float" office:value="38" calcext:value-type="float">
            <text:p>38,000</text:p>
          </table:table-cell>
          <table:table-cell table:style-name="ce2" office:value-type="float" office:value="153" calcext:value-type="float">
            <text:p>153</text:p>
          </table:table-cell>
          <table:table-cell table:style-name="ce14" table:formula="of:=([.B155]-[.$B$205])/[.$B$207]" office:value-type="float" office:value="-0.519315518770994" calcext:value-type="float">
            <text:p>-0,519</text:p>
          </table:table-cell>
          <table:table-cell table:style-name="ce14" table:formula="of:=([.C155]-[.$C$205])/[.$C$207]" office:value-type="float" office:value="0.319506255638074" calcext:value-type="float">
            <text:p>0,320</text:p>
          </table:table-cell>
          <table:table-cell table:style-name="ce14" table:formula="of:=([.D155]-[.$D$205])/[.$D$207]" office:value-type="float" office:value="-0.259070103462246" calcext:value-type="float">
            <text:p>-0,259</text:p>
          </table:table-cell>
          <table:table-cell table:style-name="ce16" table:formula="of:=[PCA.$B$228]*[.F155]+[PCA.$C$228] *[.G155]+[PCA.$D$228]*[.H155]" office:value-type="float" office:value="0.630251536825349" calcext:value-type="float">
            <text:p>0,630</text:p>
          </table:table-cell>
          <table:table-cell table:style-name="ce16" table:formula="of:=[PCA.$B$229]*[.F155]+[PCA.$C$229] *[.G155]+[PCA.$D$229]*[.H155]" office:value-type="float" office:value="0.0332097432789413" calcext:value-type="float">
            <text:p>0,033</text:p>
          </table:table-cell>
          <table:table-cell table:style-name="ce25" table:formula="of:=[PCA.$B$230]*[.F155]+[PCA.$C$230] *[.G155]+[PCA.$D$230]*[.H155]" office:value-type="float" office:value="0.201420712435228" calcext:value-type="float">
            <text:p>0,201</text:p>
          </table:table-cell>
          <table:table-cell table:number-columns-repeated="243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11" office:value-type="float" office:value="144.712496357605" calcext:value-type="float">
            <text:p>144,712</text:p>
          </table:table-cell>
          <table:table-cell table:style-name="ce11" office:value-type="float" office:value="70" calcext:value-type="float">
            <text:p>70,000</text:p>
          </table:table-cell>
          <table:table-cell table:style-name="ce11" office:value-type="float" office:value="44" calcext:value-type="float">
            <text:p>44,000</text:p>
          </table:table-cell>
          <table:table-cell table:style-name="ce2" office:value-type="float" office:value="33" calcext:value-type="float">
            <text:p>33</text:p>
          </table:table-cell>
          <table:table-cell table:style-name="ce14" table:formula="of:=([.B156]-[.$B$205])/[.$B$207]" office:value-type="float" office:value="-0.56366889083888" calcext:value-type="float">
            <text:p>-0,564</text:p>
          </table:table-cell>
          <table:table-cell table:style-name="ce14" table:formula="of:=([.C156]-[.$C$205])/[.$C$207]" office:value-type="float" office:value="0.689948291160479" calcext:value-type="float">
            <text:p>0,690</text:p>
          </table:table-cell>
          <table:table-cell table:style-name="ce14" table:formula="of:=([.D156]-[.$D$205])/[.$D$207]" office:value-type="float" office:value="-0.0319816270892035" calcext:value-type="float">
            <text:p>-0,032</text:p>
          </table:table-cell>
          <table:table-cell table:style-name="ce16" table:formula="of:=[PCA.$B$228]*[.F156]+[PCA.$C$228] *[.G156]+[PCA.$D$228]*[.H156]" office:value-type="float" office:value="0.690770066276514" calcext:value-type="float">
            <text:p>0,691</text:p>
          </table:table-cell>
          <table:table-cell table:style-name="ce16" table:formula="of:=[PCA.$B$229]*[.F156]+[PCA.$C$229] *[.G156]+[PCA.$D$229]*[.H156]" office:value-type="float" office:value="-0.300253982699678" calcext:value-type="float">
            <text:p>-0,300</text:p>
          </table:table-cell>
          <table:table-cell table:style-name="ce25" table:formula="of:=[PCA.$B$230]*[.F156]+[PCA.$C$230] *[.G156]+[PCA.$D$230]*[.H156]" office:value-type="float" office:value="0.476925621515722" calcext:value-type="float">
            <text:p>0,477</text:p>
          </table:table-cell>
          <table:table-cell table:number-columns-repeated="243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11" office:value-type="float" office:value="115.290187844587" calcext:value-type="float">
            <text:p>115,290</text:p>
          </table:table-cell>
          <table:table-cell table:style-name="ce11" office:value-type="float" office:value="65" calcext:value-type="float">
            <text:p>65,000</text:p>
          </table:table-cell>
          <table:table-cell table:style-name="ce11" office:value-type="float" office:value="43" calcext:value-type="float">
            <text:p>43,000</text:p>
          </table:table-cell>
          <table:table-cell table:style-name="ce2" office:value-type="float" office:value="138" calcext:value-type="float">
            <text:p>138</text:p>
          </table:table-cell>
          <table:table-cell table:style-name="ce14" table:formula="of:=([.B157]-[.$B$205])/[.$B$207]" office:value-type="float" office:value="-0.741058481203167" calcext:value-type="float">
            <text:p>-0,741</text:p>
          </table:table-cell>
          <table:table-cell table:style-name="ce14" table:formula="of:=([.C157]-[.$C$205])/[.$C$207]" office:value-type="float" office:value="0.504727273399277" calcext:value-type="float">
            <text:p>0,505</text:p>
          </table:table-cell>
          <table:table-cell table:style-name="ce14" table:formula="of:=([.D157]-[.$D$205])/[.$D$207]" office:value-type="float" office:value="-0.0698297064847107" calcext:value-type="float">
            <text:p>-0,070</text:p>
          </table:table-cell>
          <table:table-cell table:style-name="ce16" table:formula="of:=[PCA.$B$228]*[.F157]+[PCA.$C$228] *[.G157]+[PCA.$D$228]*[.H157]" office:value-type="float" office:value="0.731026407913639" calcext:value-type="float">
            <text:p>0,731</text:p>
          </table:table-cell>
          <table:table-cell table:style-name="ce16" table:formula="of:=[PCA.$B$229]*[.F157]+[PCA.$C$229] *[.G157]+[PCA.$D$229]*[.H157]" office:value-type="float" office:value="-0.0480859902513264" calcext:value-type="float">
            <text:p>-0,048</text:p>
          </table:table-cell>
          <table:table-cell table:style-name="ce25" table:formula="of:=[PCA.$B$230]*[.F157]+[PCA.$C$230] *[.G157]+[PCA.$D$230]*[.H157]" office:value-type="float" office:value="0.521614597162987" calcext:value-type="float">
            <text:p>0,522</text:p>
          </table:table-cell>
          <table:table-cell table:number-columns-repeated="243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11" office:value-type="float" office:value="147.382120954302" calcext:value-type="float">
            <text:p>147,382</text:p>
          </table:table-cell>
          <table:table-cell table:style-name="ce11" office:value-type="float" office:value="71" calcext:value-type="float">
            <text:p>71,000</text:p>
          </table:table-cell>
          <table:table-cell table:style-name="ce11" office:value-type="float" office:value="36" calcext:value-type="float">
            <text:p>36,000</text:p>
          </table:table-cell>
          <table:table-cell table:style-name="ce2" office:value-type="float" office:value="51" calcext:value-type="float">
            <text:p>51</text:p>
          </table:table-cell>
          <table:table-cell table:style-name="ce14" table:formula="of:=([.B158]-[.$B$205])/[.$B$207]" office:value-type="float" office:value="-0.547573498003712" calcext:value-type="float">
            <text:p>-0,548</text:p>
          </table:table-cell>
          <table:table-cell table:style-name="ce14" table:formula="of:=([.C158]-[.$C$205])/[.$C$207]" office:value-type="float" office:value="0.726992494712719" calcext:value-type="float">
            <text:p>0,727</text:p>
          </table:table-cell>
          <table:table-cell table:style-name="ce14" table:formula="of:=([.D158]-[.$D$205])/[.$D$207]" office:value-type="float" office:value="-0.334766262253261" calcext:value-type="float">
            <text:p>-0,335</text:p>
          </table:table-cell>
          <table:table-cell table:style-name="ce16" table:formula="of:=[PCA.$B$228]*[.F158]+[PCA.$C$228] *[.G158]+[PCA.$D$228]*[.H158]" office:value-type="float" office:value="0.892967718676891" calcext:value-type="float">
            <text:p>0,893</text:p>
          </table:table-cell>
          <table:table-cell table:style-name="ce16" table:formula="of:=[PCA.$B$229]*[.F158]+[PCA.$C$229] *[.G158]+[PCA.$D$229]*[.H158]" office:value-type="float" office:value="-0.285131163372865" calcext:value-type="float">
            <text:p>-0,285</text:p>
          </table:table-cell>
          <table:table-cell table:style-name="ce25" table:formula="of:=[PCA.$B$230]*[.F158]+[PCA.$C$230] *[.G158]+[PCA.$D$230]*[.H158]" office:value-type="float" office:value="0.248458506269579" calcext:value-type="float">
            <text:p>0,248</text:p>
          </table:table-cell>
          <table:table-cell table:number-columns-repeated="243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11" office:value-type="float" office:value="176.519337327715" calcext:value-type="float">
            <text:p>176,519</text:p>
          </table:table-cell>
          <table:table-cell table:style-name="ce11" office:value-type="float" office:value="72" calcext:value-type="float">
            <text:p>72,000</text:p>
          </table:table-cell>
          <table:table-cell table:style-name="ce11" office:value-type="float" office:value="34" calcext:value-type="float">
            <text:p>34,000</text:p>
          </table:table-cell>
          <table:table-cell table:style-name="ce2" office:value-type="float" office:value="154" calcext:value-type="float">
            <text:p>154</text:p>
          </table:table-cell>
          <table:table-cell table:style-name="ce14" table:formula="of:=([.B159]-[.$B$205])/[.$B$207]" office:value-type="float" office:value="-0.371902752299022" calcext:value-type="float">
            <text:p>-0,372</text:p>
          </table:table-cell>
          <table:table-cell table:style-name="ce14" table:formula="of:=([.C159]-[.$C$205])/[.$C$207]" office:value-type="float" office:value="0.76403669826496" calcext:value-type="float">
            <text:p>0,764</text:p>
          </table:table-cell>
          <table:table-cell table:style-name="ce14" table:formula="of:=([.D159]-[.$D$205])/[.$D$207]" office:value-type="float" office:value="-0.410462421044275" calcext:value-type="float">
            <text:p>-0,410</text:p>
          </table:table-cell>
          <table:table-cell table:style-name="ce16" table:formula="of:=[PCA.$B$228]*[.F159]+[PCA.$C$228] *[.G159]+[PCA.$D$228]*[.H159]" office:value-type="float" office:value="0.854644288302348" calcext:value-type="float">
            <text:p>0,855</text:p>
          </table:table-cell>
          <table:table-cell table:style-name="ce16" table:formula="of:=[PCA.$B$229]*[.F159]+[PCA.$C$229] *[.G159]+[PCA.$D$229]*[.H159]" office:value-type="float" office:value="-0.390159580564162" calcext:value-type="float">
            <text:p>-0,390</text:p>
          </table:table-cell>
          <table:table-cell table:style-name="ce25" table:formula="of:=[PCA.$B$230]*[.F159]+[PCA.$C$230] *[.G159]+[PCA.$D$230]*[.H159]" office:value-type="float" office:value="0.088887894331832" calcext:value-type="float">
            <text:p>0,089</text:p>
          </table:table-cell>
          <table:table-cell table:number-columns-repeated="243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11" office:value-type="float" office:value="96.9744343401564" calcext:value-type="float">
            <text:p>96,974</text:p>
          </table:table-cell>
          <table:table-cell table:style-name="ce11" office:value-type="float" office:value="72" calcext:value-type="float">
            <text:p>72,000</text:p>
          </table:table-cell>
          <table:table-cell table:style-name="ce11" office:value-type="float" office:value="40" calcext:value-type="float">
            <text:p>40,000</text:p>
          </table:table-cell>
          <table:table-cell table:style-name="ce2" office:value-type="float" office:value="170" calcext:value-type="float">
            <text:p>170</text:p>
          </table:table-cell>
          <table:table-cell table:style-name="ce14" table:formula="of:=([.B160]-[.$B$205])/[.$B$207]" office:value-type="float" office:value="-0.851485710593636" calcext:value-type="float">
            <text:p>-0,851</text:p>
          </table:table-cell>
          <table:table-cell table:style-name="ce14" table:formula="of:=([.C160]-[.$C$205])/[.$C$207]" office:value-type="float" office:value="0.76403669826496" calcext:value-type="float">
            <text:p>0,764</text:p>
          </table:table-cell>
          <table:table-cell table:style-name="ce14" table:formula="of:=([.D160]-[.$D$205])/[.$D$207]" office:value-type="float" office:value="-0.183373944671232" calcext:value-type="float">
            <text:p>-0,183</text:p>
          </table:table-cell>
          <table:table-cell table:style-name="ce16" table:formula="of:=[PCA.$B$228]*[.F160]+[PCA.$C$228] *[.G160]+[PCA.$D$228]*[.H160]" office:value-type="float" office:value="0.995176607477263" calcext:value-type="float">
            <text:p>0,995</text:p>
          </table:table-cell>
          <table:table-cell table:style-name="ce16" table:formula="of:=[PCA.$B$229]*[.F160]+[PCA.$C$229] *[.G160]+[PCA.$D$229]*[.H160]" office:value-type="float" office:value="-0.192988529496925" calcext:value-type="float">
            <text:p>-0,193</text:p>
          </table:table-cell>
          <table:table-cell table:style-name="ce25" table:formula="of:=[PCA.$B$230]*[.F160]+[PCA.$C$230] *[.G160]+[PCA.$D$230]*[.H160]" office:value-type="float" office:value="0.561056859961062" calcext:value-type="float">
            <text:p>0,561</text:p>
          </table:table-cell>
          <table:table-cell table:number-columns-repeated="243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11" office:value-type="float" office:value="129.656937135392" calcext:value-type="float">
            <text:p>129,657</text:p>
          </table:table-cell>
          <table:table-cell table:style-name="ce11" office:value-type="float" office:value="64" calcext:value-type="float">
            <text:p>64,000</text:p>
          </table:table-cell>
          <table:table-cell table:style-name="ce11" office:value-type="float" office:value="33" calcext:value-type="float">
            <text:p>33,000</text:p>
          </table:table-cell>
          <table:table-cell table:style-name="ce2" office:value-type="float" office:value="94" calcext:value-type="float">
            <text:p>94</text:p>
          </table:table-cell>
          <table:table-cell table:style-name="ce14" table:formula="of:=([.B161]-[.$B$205])/[.$B$207]" office:value-type="float" office:value="-0.654440132733511" calcext:value-type="float">
            <text:p>-0,654</text:p>
          </table:table-cell>
          <table:table-cell table:style-name="ce14" table:formula="of:=([.C161]-[.$C$205])/[.$C$207]" office:value-type="float" office:value="0.467683069847036" calcext:value-type="float">
            <text:p>0,468</text:p>
          </table:table-cell>
          <table:table-cell table:style-name="ce14" table:formula="of:=([.D161]-[.$D$205])/[.$D$207]" office:value-type="float" office:value="-0.448310500439782" calcext:value-type="float">
            <text:p>-0,448</text:p>
          </table:table-cell>
          <table:table-cell table:style-name="ce16" table:formula="of:=[PCA.$B$228]*[.F161]+[PCA.$C$228] *[.G161]+[PCA.$D$228]*[.H161]" office:value-type="float" office:value="0.903749223925656" calcext:value-type="float">
            <text:p>0,904</text:p>
          </table:table-cell>
          <table:table-cell table:style-name="ce16" table:formula="of:=[PCA.$B$229]*[.F161]+[PCA.$C$229] *[.G161]+[PCA.$D$229]*[.H161]" office:value-type="float" office:value="0.00857806395299073" calcext:value-type="float">
            <text:p>0,009</text:p>
          </table:table-cell>
          <table:table-cell table:style-name="ce25" table:formula="of:=[PCA.$B$230]*[.F161]+[PCA.$C$230] *[.G161]+[PCA.$D$230]*[.H161]" office:value-type="float" office:value="0.176536830807186" calcext:value-type="float">
            <text:p>0,177</text:p>
          </table:table-cell>
          <table:table-cell table:number-columns-repeated="243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11" office:value-type="float" office:value="131.870638892248" calcext:value-type="float">
            <text:p>131,871</text:p>
          </table:table-cell>
          <table:table-cell table:style-name="ce11" office:value-type="float" office:value="71" calcext:value-type="float">
            <text:p>71,000</text:p>
          </table:table-cell>
          <table:table-cell table:style-name="ce11" office:value-type="float" office:value="42" calcext:value-type="float">
            <text:p>42,000</text:p>
          </table:table-cell>
          <table:table-cell table:style-name="ce2" office:value-type="float" office:value="171" calcext:value-type="float">
            <text:p>171</text:p>
          </table:table-cell>
          <table:table-cell table:style-name="ce14" table:formula="of:=([.B162]-[.$B$205])/[.$B$207]" office:value-type="float" office:value="-0.64109353732059" calcext:value-type="float">
            <text:p>-0,641</text:p>
          </table:table-cell>
          <table:table-cell table:style-name="ce14" table:formula="of:=([.C162]-[.$C$205])/[.$C$207]" office:value-type="float" office:value="0.726992494712719" calcext:value-type="float">
            <text:p>0,727</text:p>
          </table:table-cell>
          <table:table-cell table:style-name="ce14" table:formula="of:=([.D162]-[.$D$205])/[.$D$207]" office:value-type="float" office:value="-0.107677785880218" calcext:value-type="float">
            <text:p>-0,108</text:p>
          </table:table-cell>
          <table:table-cell table:style-name="ce16" table:formula="of:=[PCA.$B$228]*[.F162]+[PCA.$C$228] *[.G162]+[PCA.$D$228]*[.H162]" office:value-type="float" office:value="0.803337046815659" calcext:value-type="float">
            <text:p>0,803</text:p>
          </table:table-cell>
          <table:table-cell table:style-name="ce16" table:formula="of:=[PCA.$B$229]*[.F162]+[PCA.$C$229] *[.G162]+[PCA.$D$229]*[.H162]" office:value-type="float" office:value="-0.279628383627586" calcext:value-type="float">
            <text:p>-0,280</text:p>
          </table:table-cell>
          <table:table-cell table:style-name="ce25" table:formula="of:=[PCA.$B$230]*[.F162]+[PCA.$C$230] *[.G162]+[PCA.$D$230]*[.H162]" office:value-type="float" office:value="0.477043775610239" calcext:value-type="float">
            <text:p>0,477</text:p>
          </table:table-cell>
          <table:table-cell table:number-columns-repeated="243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11" office:value-type="float" office:value="148.948408136587" calcext:value-type="float">
            <text:p>148,948</text:p>
          </table:table-cell>
          <table:table-cell table:style-name="ce11" office:value-type="float" office:value="79" calcext:value-type="float">
            <text:p>79,000</text:p>
          </table:table-cell>
          <table:table-cell table:style-name="ce11" office:value-type="float" office:value="42" calcext:value-type="float">
            <text:p>42,000</text:p>
          </table:table-cell>
          <table:table-cell table:style-name="ce2" office:value-type="float" office:value="172" calcext:value-type="float">
            <text:p>172</text:p>
          </table:table-cell>
          <table:table-cell table:style-name="ce14" table:formula="of:=([.B163]-[.$B$205])/[.$B$207]" office:value-type="float" office:value="-0.538130219902831" calcext:value-type="float">
            <text:p>-0,538</text:p>
          </table:table-cell>
          <table:table-cell table:style-name="ce14" table:formula="of:=([.C163]-[.$C$205])/[.$C$207]" office:value-type="float" office:value="1.02334612313064" calcext:value-type="float">
            <text:p>1,023</text:p>
          </table:table-cell>
          <table:table-cell table:style-name="ce14" table:formula="of:=([.D163]-[.$D$205])/[.$D$207]" office:value-type="float" office:value="-0.107677785880218" calcext:value-type="float">
            <text:p>-0,108</text:p>
          </table:table-cell>
          <table:table-cell table:style-name="ce16" table:formula="of:=[PCA.$B$228]*[.F163]+[PCA.$C$228] *[.G163]+[PCA.$D$228]*[.H163]" office:value-type="float" office:value="0.88552148423186" calcext:value-type="float">
            <text:p>0,886</text:p>
          </table:table-cell>
          <table:table-cell table:style-name="ce16" table:formula="of:=[PCA.$B$229]*[.F163]+[PCA.$C$229] *[.G163]+[PCA.$D$229]*[.H163]" office:value-type="float" office:value="-0.582391902543831" calcext:value-type="float">
            <text:p>-0,582</text:p>
          </table:table-cell>
          <table:table-cell table:style-name="ce25" table:formula="of:=[PCA.$B$230]*[.F163]+[PCA.$C$230] *[.G163]+[PCA.$D$230]*[.H163]" office:value-type="float" office:value="0.474432594647857" calcext:value-type="float">
            <text:p>0,474</text:p>
          </table:table-cell>
          <table:table-cell table:number-columns-repeated="243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11" office:value-type="float" office:value="117.580044969164" calcext:value-type="float">
            <text:p>117,580</text:p>
          </table:table-cell>
          <table:table-cell table:style-name="ce11" office:value-type="float" office:value="61" calcext:value-type="float">
            <text:p>61,000</text:p>
          </table:table-cell>
          <table:table-cell table:style-name="ce11" office:value-type="float" office:value="37" calcext:value-type="float">
            <text:p>37,000</text:p>
          </table:table-cell>
          <table:table-cell table:style-name="ce2" office:value-type="float" office:value="52" calcext:value-type="float">
            <text:p>52</text:p>
          </table:table-cell>
          <table:table-cell table:style-name="ce14" table:formula="of:=([.B164]-[.$B$205])/[.$B$207]" office:value-type="float" office:value="-0.727252738627198" calcext:value-type="float">
            <text:p>-0,727</text:p>
          </table:table-cell>
          <table:table-cell table:style-name="ce14" table:formula="of:=([.C164]-[.$C$205])/[.$C$207]" office:value-type="float" office:value="0.356550459190315" calcext:value-type="float">
            <text:p>0,357</text:p>
          </table:table-cell>
          <table:table-cell table:style-name="ce14" table:formula="of:=([.D164]-[.$D$205])/[.$D$207]" office:value-type="float" office:value="-0.296918182857754" calcext:value-type="float">
            <text:p>-0,297</text:p>
          </table:table-cell>
          <table:table-cell table:style-name="ce16" table:formula="of:=[PCA.$B$228]*[.F164]+[PCA.$C$228] *[.G164]+[PCA.$D$228]*[.H164]" office:value-type="float" office:value="0.796396595208706" calcext:value-type="float">
            <text:p>0,796</text:p>
          </table:table-cell>
          <table:table-cell table:style-name="ce16" table:formula="of:=[PCA.$B$229]*[.F164]+[PCA.$C$229] *[.G164]+[PCA.$D$229]*[.H164]" office:value-type="float" office:value="0.11180961903264" calcext:value-type="float">
            <text:p>0,112</text:p>
          </table:table-cell>
          <table:table-cell table:style-name="ce25" table:formula="of:=[PCA.$B$230]*[.F164]+[PCA.$C$230] *[.G164]+[PCA.$D$230]*[.H164]" office:value-type="float" office:value="0.31214810364136" calcext:value-type="float">
            <text:p>0,312</text:p>
          </table:table-cell>
          <table:table-cell table:number-columns-repeated="243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11" office:value-type="float" office:value="134.053895498153" calcext:value-type="float">
            <text:p>134,054</text:p>
          </table:table-cell>
          <table:table-cell table:style-name="ce11" office:value-type="float" office:value="65" calcext:value-type="float">
            <text:p>65,000</text:p>
          </table:table-cell>
          <table:table-cell table:style-name="ce11" office:value-type="float" office:value="37" calcext:value-type="float">
            <text:p>37,000</text:p>
          </table:table-cell>
          <table:table-cell table:style-name="ce2" office:value-type="float" office:value="117" calcext:value-type="float">
            <text:p>117</text:p>
          </table:table-cell>
          <table:table-cell table:style-name="ce14" table:formula="of:=([.B165]-[.$B$205])/[.$B$207]" office:value-type="float" office:value="-0.627930498301736" calcext:value-type="float">
            <text:p>-0,628</text:p>
          </table:table-cell>
          <table:table-cell table:style-name="ce14" table:formula="of:=([.C165]-[.$C$205])/[.$C$207]" office:value-type="float" office:value="0.504727273399277" calcext:value-type="float">
            <text:p>0,505</text:p>
          </table:table-cell>
          <table:table-cell table:style-name="ce14" table:formula="of:=([.D165]-[.$D$205])/[.$D$207]" office:value-type="float" office:value="-0.296918182857754" calcext:value-type="float">
            <text:p>-0,297</text:p>
          </table:table-cell>
          <table:table-cell table:style-name="ce16" table:formula="of:=[PCA.$B$228]*[.F165]+[PCA.$C$228] *[.G165]+[PCA.$D$228]*[.H165]" office:value-type="float" office:value="0.808967215968632" calcext:value-type="float">
            <text:p>0,809</text:p>
          </table:table-cell>
          <table:table-cell table:style-name="ce16" table:formula="of:=[PCA.$B$229]*[.F165]+[PCA.$C$229] *[.G165]+[PCA.$D$229]*[.H165]" office:value-type="float" office:value="-0.0633235061400849" calcext:value-type="float">
            <text:p>-0,063</text:p>
          </table:table-cell>
          <table:table-cell table:style-name="ce25" table:formula="of:=[PCA.$B$230]*[.F165]+[PCA.$C$230] *[.G165]+[PCA.$D$230]*[.H165]" office:value-type="float" office:value="0.280657833073258" calcext:value-type="float">
            <text:p>0,281</text:p>
          </table:table-cell>
          <table:table-cell table:number-columns-repeated="243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11" office:value-type="float" office:value="179.727211627894" calcext:value-type="float">
            <text:p>179,727</text:p>
          </table:table-cell>
          <table:table-cell table:style-name="ce11" office:value-type="float" office:value="73" calcext:value-type="float">
            <text:p>73,000</text:p>
          </table:table-cell>
          <table:table-cell table:style-name="ce11" office:value-type="float" office:value="31" calcext:value-type="float">
            <text:p>31,000</text:p>
          </table:table-cell>
          <table:table-cell table:style-name="ce2" office:value-type="float" office:value="73" calcext:value-type="float">
            <text:p>73</text:p>
          </table:table-cell>
          <table:table-cell table:style-name="ce14" table:formula="of:=([.B166]-[.$B$205])/[.$B$207]" office:value-type="float" office:value="-0.352562206406877" calcext:value-type="float">
            <text:p>-0,353</text:p>
          </table:table-cell>
          <table:table-cell table:style-name="ce14" table:formula="of:=([.C166]-[.$C$205])/[.$C$207]" office:value-type="float" office:value="0.8010809018172" calcext:value-type="float">
            <text:p>0,801</text:p>
          </table:table-cell>
          <table:table-cell table:style-name="ce14" table:formula="of:=([.D166]-[.$D$205])/[.$D$207]" office:value-type="float" office:value="-0.524006659230796" calcext:value-type="float">
            <text:p>-0,524</text:p>
          </table:table-cell>
          <table:table-cell table:style-name="ce16" table:formula="of:=[PCA.$B$228]*[.F166]+[PCA.$C$228] *[.G166]+[PCA.$D$228]*[.H166]" office:value-type="float" office:value="0.933752704602243" calcext:value-type="float">
            <text:p>0,934</text:p>
          </table:table-cell>
          <table:table-cell table:style-name="ce16" table:formula="of:=[PCA.$B$229]*[.F166]+[PCA.$C$229] *[.G166]+[PCA.$D$229]*[.H166]" office:value-type="float" office:value="-0.410753729675669" calcext:value-type="float">
            <text:p>-0,411</text:p>
          </table:table-cell>
          <table:table-cell table:style-name="ce25" table:formula="of:=[PCA.$B$230]*[.F166]+[PCA.$C$230] *[.G166]+[PCA.$D$230]*[.H166]" office:value-type="float" office:value="-0.00031051487458017" calcext:value-type="float">
            <text:p>0,000</text:p>
          </table:table-cell>
          <table:table-cell table:number-columns-repeated="243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11" office:value-type="float" office:value="117.47260589588" calcext:value-type="float">
            <text:p>117,473</text:p>
          </table:table-cell>
          <table:table-cell table:style-name="ce11" office:value-type="float" office:value="76" calcext:value-type="float">
            <text:p>76,000</text:p>
          </table:table-cell>
          <table:table-cell table:style-name="ce11" office:value-type="float" office:value="40" calcext:value-type="float">
            <text:p>40,000</text:p>
          </table:table-cell>
          <table:table-cell table:style-name="ce2" office:value-type="float" office:value="190" calcext:value-type="float">
            <text:p>190</text:p>
          </table:table-cell>
          <table:table-cell table:style-name="ce14" table:formula="of:=([.B167]-[.$B$205])/[.$B$207]" office:value-type="float" office:value="-0.727900497901102" calcext:value-type="float">
            <text:p>-0,728</text:p>
          </table:table-cell>
          <table:table-cell table:style-name="ce14" table:formula="of:=([.C167]-[.$C$205])/[.$C$207]" office:value-type="float" office:value="0.912213512473922" calcext:value-type="float">
            <text:p>0,912</text:p>
          </table:table-cell>
          <table:table-cell table:style-name="ce14" table:formula="of:=([.D167]-[.$D$205])/[.$D$207]" office:value-type="float" office:value="-0.183373944671232" calcext:value-type="float">
            <text:p>-0,183</text:p>
          </table:table-cell>
          <table:table-cell table:style-name="ce16" table:formula="of:=[PCA.$B$228]*[.F167]+[PCA.$C$228] *[.G167]+[PCA.$D$228]*[.H167]" office:value-type="float" office:value="0.993282129371388" calcext:value-type="float">
            <text:p>0,993</text:p>
          </table:table-cell>
          <table:table-cell table:style-name="ce16" table:formula="of:=[PCA.$B$229]*[.F167]+[PCA.$C$229] *[.G167]+[PCA.$D$229]*[.H167]" office:value-type="float" office:value="-0.380167468297759" calcext:value-type="float">
            <text:p>-0,380</text:p>
          </table:table-cell>
          <table:table-cell table:style-name="ce25" table:formula="of:=[PCA.$B$230]*[.F167]+[PCA.$C$230] *[.G167]+[PCA.$D$230]*[.H167]" office:value-type="float" office:value="0.514258036818762" calcext:value-type="float">
            <text:p>0,514</text:p>
          </table:table-cell>
          <table:table-cell table:number-columns-repeated="243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11" office:value-type="float" office:value="132.745413484962" calcext:value-type="float">
            <text:p>132,745</text:p>
          </table:table-cell>
          <table:table-cell table:style-name="ce11" office:value-type="float" office:value="62" calcext:value-type="float">
            <text:p>62,000</text:p>
          </table:table-cell>
          <table:table-cell table:style-name="ce11" office:value-type="float" office:value="33" calcext:value-type="float">
            <text:p>33,000</text:p>
          </table:table-cell>
          <table:table-cell table:style-name="ce2" office:value-type="float" office:value="182" calcext:value-type="float">
            <text:p>182</text:p>
          </table:table-cell>
          <table:table-cell table:style-name="ce14" table:formula="of:=([.B168]-[.$B$205])/[.$B$207]" office:value-type="float" office:value="-0.635819447199689" calcext:value-type="float">
            <text:p>-0,636</text:p>
          </table:table-cell>
          <table:table-cell table:style-name="ce14" table:formula="of:=([.C168]-[.$C$205])/[.$C$207]" office:value-type="float" office:value="0.393594662742555" calcext:value-type="float">
            <text:p>0,394</text:p>
          </table:table-cell>
          <table:table-cell table:style-name="ce14" table:formula="of:=([.D168]-[.$D$205])/[.$D$207]" office:value-type="float" office:value="-0.448310500439782" calcext:value-type="float">
            <text:p>-0,448</text:p>
          </table:table-cell>
          <table:table-cell table:style-name="ce16" table:formula="of:=[PCA.$B$228]*[.F168]+[PCA.$C$228] *[.G168]+[PCA.$D$228]*[.H168]" office:value-type="float" office:value="0.856755666625522" calcext:value-type="float">
            <text:p>0,857</text:p>
          </table:table-cell>
          <table:table-cell table:style-name="ce16" table:formula="of:=[PCA.$B$229]*[.F168]+[PCA.$C$229] *[.G168]+[PCA.$D$229]*[.H168]" office:value-type="float" office:value="0.0622448267469915" calcext:value-type="float">
            <text:p>0,062</text:p>
          </table:table-cell>
          <table:table-cell table:style-name="ce25" table:formula="of:=[PCA.$B$230]*[.F168]+[PCA.$C$230] *[.G168]+[PCA.$D$230]*[.H168]" office:value-type="float" office:value="0.149200038759637" calcext:value-type="float">
            <text:p>0,149</text:p>
          </table:table-cell>
          <table:table-cell table:number-columns-repeated="243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11" office:value-type="float" office:value="118.948948336368" calcext:value-type="float">
            <text:p>118,949</text:p>
          </table:table-cell>
          <table:table-cell table:style-name="ce11" office:value-type="float" office:value="63" calcext:value-type="float">
            <text:p>63,000</text:p>
          </table:table-cell>
          <table:table-cell table:style-name="ce11" office:value-type="float" office:value="43" calcext:value-type="float">
            <text:p>43,000</text:p>
          </table:table-cell>
          <table:table-cell table:style-name="ce2" office:value-type="float" office:value="95" calcext:value-type="float">
            <text:p>95</text:p>
          </table:table-cell>
          <table:table-cell table:style-name="ce14" table:formula="of:=([.B169]-[.$B$205])/[.$B$207]" office:value-type="float" office:value="-0.718999504267658" calcext:value-type="float">
            <text:p>-0,719</text:p>
          </table:table-cell>
          <table:table-cell table:style-name="ce14" table:formula="of:=([.C169]-[.$C$205])/[.$C$207]" office:value-type="float" office:value="0.430638866294796" calcext:value-type="float">
            <text:p>0,431</text:p>
          </table:table-cell>
          <table:table-cell table:style-name="ce14" table:formula="of:=([.D169]-[.$D$205])/[.$D$207]" office:value-type="float" office:value="-0.0698297064847107" calcext:value-type="float">
            <text:p>-0,070</text:p>
          </table:table-cell>
          <table:table-cell table:style-name="ce16" table:formula="of:=[PCA.$B$228]*[.F169]+[PCA.$C$228] *[.G169]+[PCA.$D$228]*[.H169]" office:value-type="float" office:value="0.681983010045648" calcext:value-type="float">
            <text:p>0,682</text:p>
          </table:table-cell>
          <table:table-cell table:style-name="ce16" table:formula="of:=[PCA.$B$229]*[.F169]+[PCA.$C$229] *[.G169]+[PCA.$D$229]*[.H169]" office:value-type="float" office:value="0.00387376744877061" calcext:value-type="float">
            <text:p>0,004</text:p>
          </table:table-cell>
          <table:table-cell table:style-name="ce25" table:formula="of:=[PCA.$B$230]*[.F169]+[PCA.$C$230] *[.G169]+[PCA.$D$230]*[.H169]" office:value-type="float" office:value="0.492108439223584" calcext:value-type="float">
            <text:p>0,492</text:p>
          </table:table-cell>
          <table:table-cell table:number-columns-repeated="243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11" office:value-type="float" office:value="118.496722153571" calcext:value-type="float">
            <text:p>118,497</text:p>
          </table:table-cell>
          <table:table-cell table:style-name="ce11" office:value-type="float" office:value="74" calcext:value-type="float">
            <text:p>74,000</text:p>
          </table:table-cell>
          <table:table-cell table:style-name="ce11" office:value-type="float" office:value="42" calcext:value-type="float">
            <text:p>42,000</text:p>
          </table:table-cell>
          <table:table-cell table:style-name="ce2" office:value-type="float" office:value="53" calcext:value-type="float">
            <text:p>53</text:p>
          </table:table-cell>
          <table:table-cell table:style-name="ce14" table:formula="of:=([.B170]-[.$B$205])/[.$B$207]" office:value-type="float" office:value="-0.721726014231446" calcext:value-type="float">
            <text:p>-0,722</text:p>
          </table:table-cell>
          <table:table-cell table:style-name="ce14" table:formula="of:=([.C170]-[.$C$205])/[.$C$207]" office:value-type="float" office:value="0.838125105369441" calcext:value-type="float">
            <text:p>0,838</text:p>
          </table:table-cell>
          <table:table-cell table:style-name="ce14" table:formula="of:=([.D170]-[.$D$205])/[.$D$207]" office:value-type="float" office:value="-0.107677785880218" calcext:value-type="float">
            <text:p>-0,108</text:p>
          </table:table-cell>
          <table:table-cell table:style-name="ce16" table:formula="of:=[PCA.$B$228]*[.F170]+[PCA.$C$228] *[.G170]+[PCA.$D$228]*[.H170]" office:value-type="float" office:value="0.905246932398243" calcext:value-type="float">
            <text:p>0,905</text:p>
          </table:table-cell>
          <table:table-cell table:style-name="ce16" table:formula="of:=[PCA.$B$229]*[.F170]+[PCA.$C$229] *[.G170]+[PCA.$D$229]*[.H170]" office:value-type="float" office:value="-0.333963892328568" calcext:value-type="float">
            <text:p>-0,334</text:p>
          </table:table-cell>
          <table:table-cell table:style-name="ce25" table:formula="of:=[PCA.$B$230]*[.F170]+[PCA.$C$230] *[.G170]+[PCA.$D$230]*[.H170]" office:value-type="float" office:value="0.551300573771979" calcext:value-type="float">
            <text:p>0,551</text:p>
          </table:table-cell>
          <table:table-cell table:number-columns-repeated="243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11" office:value-type="float" office:value="110.7161162557" calcext:value-type="float">
            <text:p>110,716</text:p>
          </table:table-cell>
          <table:table-cell table:style-name="ce11" office:value-type="float" office:value="64" calcext:value-type="float">
            <text:p>64,000</text:p>
          </table:table-cell>
          <table:table-cell table:style-name="ce11" office:value-type="float" office:value="30" calcext:value-type="float">
            <text:p>30,000</text:p>
          </table:table-cell>
          <table:table-cell table:style-name="ce2" office:value-type="float" office:value="34" calcext:value-type="float">
            <text:p>34</text:p>
          </table:table-cell>
          <table:table-cell table:style-name="ce14" table:formula="of:=([.B171]-[.$B$205])/[.$B$207]" office:value-type="float" office:value="-0.768635946278369" calcext:value-type="float">
            <text:p>-0,769</text:p>
          </table:table-cell>
          <table:table-cell table:style-name="ce14" table:formula="of:=([.C171]-[.$C$205])/[.$C$207]" office:value-type="float" office:value="0.467683069847036" calcext:value-type="float">
            <text:p>0,468</text:p>
          </table:table-cell>
          <table:table-cell table:style-name="ce14" table:formula="of:=([.D171]-[.$D$205])/[.$D$207]" office:value-type="float" office:value="-0.561854738626304" calcext:value-type="float">
            <text:p>-0,562</text:p>
          </table:table-cell>
          <table:table-cell table:style-name="ce16" table:formula="of:=[PCA.$B$228]*[.F171]+[PCA.$C$228] *[.G171]+[PCA.$D$228]*[.H171]" office:value-type="float" office:value="1.04452320849541" calcext:value-type="float">
            <text:p>1,045</text:p>
          </table:table-cell>
          <table:table-cell table:style-name="ce16" table:formula="of:=[PCA.$B$229]*[.F171]+[PCA.$C$229] *[.G171]+[PCA.$D$229]*[.H171]" office:value-type="float" office:value="0.0857362556349588" calcext:value-type="float">
            <text:p>0,086</text:p>
          </table:table-cell>
          <table:table-cell table:style-name="ce25" table:formula="of:=[PCA.$B$230]*[.F171]+[PCA.$C$230] *[.G171]+[PCA.$D$230]*[.H171]" office:value-type="float" office:value="0.163798152405644" calcext:value-type="float">
            <text:p>0,164</text:p>
          </table:table-cell>
          <table:table-cell table:number-columns-repeated="243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11" office:value-type="float" office:value="145.321593764641" calcext:value-type="float">
            <text:p>145,322</text:p>
          </table:table-cell>
          <table:table-cell table:style-name="ce11" office:value-type="float" office:value="74" calcext:value-type="float">
            <text:p>74,000</text:p>
          </table:table-cell>
          <table:table-cell table:style-name="ce11" office:value-type="float" office:value="32" calcext:value-type="float">
            <text:p>32,000</text:p>
          </table:table-cell>
          <table:table-cell table:style-name="ce2" office:value-type="float" office:value="15" calcext:value-type="float">
            <text:p>15</text:p>
          </table:table-cell>
          <table:table-cell table:style-name="ce14" table:formula="of:=([.B172]-[.$B$205])/[.$B$207]" office:value-type="float" office:value="-0.559996590975724" calcext:value-type="float">
            <text:p>-0,560</text:p>
          </table:table-cell>
          <table:table-cell table:style-name="ce14" table:formula="of:=([.C172]-[.$C$205])/[.$C$207]" office:value-type="float" office:value="0.838125105369441" calcext:value-type="float">
            <text:p>0,838</text:p>
          </table:table-cell>
          <table:table-cell table:style-name="ce14" table:formula="of:=([.D172]-[.$D$205])/[.$D$207]" office:value-type="float" office:value="-0.486158579835289" calcext:value-type="float">
            <text:p>-0,486</text:p>
          </table:table-cell>
          <table:table-cell table:style-name="ce16" table:formula="of:=[PCA.$B$228]*[.F172]+[PCA.$C$228] *[.G172]+[PCA.$D$228]*[.H172]" office:value-type="float" office:value="1.05113616634359" calcext:value-type="float">
            <text:p>1,051</text:p>
          </table:table-cell>
          <table:table-cell table:style-name="ce16" table:formula="of:=[PCA.$B$229]*[.F172]+[PCA.$C$229] *[.G172]+[PCA.$D$229]*[.H172]" office:value-type="float" office:value="-0.34604583627236" calcext:value-type="float">
            <text:p>-0,346</text:p>
          </table:table-cell>
          <table:table-cell table:style-name="ce25" table:formula="of:=[PCA.$B$230]*[.F172]+[PCA.$C$230] *[.G172]+[PCA.$D$230]*[.H172]" office:value-type="float" office:value="0.166626100984825" calcext:value-type="float">
            <text:p>0,167</text:p>
          </table:table-cell>
          <table:table-cell table:number-columns-repeated="243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11" office:value-type="float" office:value="175.004633609173" calcext:value-type="float">
            <text:p>175,005</text:p>
          </table:table-cell>
          <table:table-cell table:style-name="ce11" office:value-type="float" office:value="72" calcext:value-type="float">
            <text:p>72,000</text:p>
          </table:table-cell>
          <table:table-cell table:style-name="ce11" office:value-type="float" office:value="33" calcext:value-type="float">
            <text:p>33,000</text:p>
          </table:table-cell>
          <table:table-cell table:style-name="ce2" office:value-type="float" office:value="191" calcext:value-type="float">
            <text:p>191</text:p>
          </table:table-cell>
          <table:table-cell table:style-name="ce14" table:formula="of:=([.B173]-[.$B$205])/[.$B$207]" office:value-type="float" office:value="-0.381035029327405" calcext:value-type="float">
            <text:p>-0,381</text:p>
          </table:table-cell>
          <table:table-cell table:style-name="ce14" table:formula="of:=([.C173]-[.$C$205])/[.$C$207]" office:value-type="float" office:value="0.76403669826496" calcext:value-type="float">
            <text:p>0,764</text:p>
          </table:table-cell>
          <table:table-cell table:style-name="ce14" table:formula="of:=([.D173]-[.$D$205])/[.$D$207]" office:value-type="float" office:value="-0.448310500439782" calcext:value-type="float">
            <text:p>-0,448</text:p>
          </table:table-cell>
          <table:table-cell table:style-name="ce16" table:formula="of:=[PCA.$B$228]*[.F173]+[PCA.$C$228] *[.G173]+[PCA.$D$228]*[.H173]" office:value-type="float" office:value="0.884319677371324" calcext:value-type="float">
            <text:p>0,884</text:p>
          </table:table-cell>
          <table:table-cell table:style-name="ce16" table:formula="of:=[PCA.$B$229]*[.F173]+[PCA.$C$229] *[.G173]+[PCA.$D$229]*[.H173]" office:value-type="float" office:value="-0.378804518011102" calcext:value-type="float">
            <text:p>-0,379</text:p>
          </table:table-cell>
          <table:table-cell table:style-name="ce25" table:formula="of:=[PCA.$B$230]*[.F173]+[PCA.$C$230] *[.G173]+[PCA.$D$230]*[.H173]" office:value-type="float" office:value="0.066386598067959" calcext:value-type="float">
            <text:p>0,066</text:p>
          </table:table-cell>
          <table:table-cell table:number-columns-repeated="243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11" office:value-type="float" office:value="170.597801379275" calcext:value-type="float">
            <text:p>170,598</text:p>
          </table:table-cell>
          <table:table-cell table:style-name="ce11" office:value-type="float" office:value="63" calcext:value-type="float">
            <text:p>63,000</text:p>
          </table:table-cell>
          <table:table-cell table:style-name="ce11" office:value-type="float" office:value="38" calcext:value-type="float">
            <text:p>38,000</text:p>
          </table:table-cell>
          <table:table-cell table:style-name="ce2" office:value-type="float" office:value="118" calcext:value-type="float">
            <text:p>118</text:p>
          </table:table-cell>
          <table:table-cell table:style-name="ce14" table:formula="of:=([.B174]-[.$B$205])/[.$B$207]" office:value-type="float" office:value="-0.407604194140556" calcext:value-type="float">
            <text:p>-0,408</text:p>
          </table:table-cell>
          <table:table-cell table:style-name="ce14" table:formula="of:=([.C174]-[.$C$205])/[.$C$207]" office:value-type="float" office:value="0.430638866294796" calcext:value-type="float">
            <text:p>0,431</text:p>
          </table:table-cell>
          <table:table-cell table:style-name="ce14" table:formula="of:=([.D174]-[.$D$205])/[.$D$207]" office:value-type="float" office:value="-0.259070103462246" calcext:value-type="float">
            <text:p>-0,259</text:p>
          </table:table-cell>
          <table:table-cell table:style-name="ce16" table:formula="of:=[PCA.$B$228]*[.F174]+[PCA.$C$228] *[.G174]+[PCA.$D$228]*[.H174]" office:value-type="float" office:value="0.617489894805045" calcext:value-type="float">
            <text:p>0,617</text:p>
          </table:table-cell>
          <table:table-cell table:style-name="ce16" table:formula="of:=[PCA.$B$229]*[.F174]+[PCA.$C$229] *[.G174]+[PCA.$D$229]*[.H174]" office:value-type="float" office:value="-0.116618500229445" calcext:value-type="float">
            <text:p>-0,117</text:p>
          </table:table-cell>
          <table:table-cell table:style-name="ce25" table:formula="of:=[PCA.$B$230]*[.F174]+[PCA.$C$230] *[.G174]+[PCA.$D$230]*[.H174]" office:value-type="float" office:value="0.1543195354211" calcext:value-type="float">
            <text:p>0,154</text:p>
          </table:table-cell>
          <table:table-cell table:number-columns-repeated="243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11" office:value-type="float" office:value="107.579527672699" calcext:value-type="float">
            <text:p>107,580</text:p>
          </table:table-cell>
          <table:table-cell table:style-name="ce11" office:value-type="float" office:value="70" calcext:value-type="float">
            <text:p>70,000</text:p>
          </table:table-cell>
          <table:table-cell table:style-name="ce11" office:value-type="float" office:value="38" calcext:value-type="float">
            <text:p>38,000</text:p>
          </table:table-cell>
          <table:table-cell table:style-name="ce2" office:value-type="float" office:value="183" calcext:value-type="float">
            <text:p>183</text:p>
          </table:table-cell>
          <table:table-cell table:style-name="ce14" table:formula="of:=([.B175]-[.$B$205])/[.$B$207]" office:value-type="float" office:value="-0.787546704543094" calcext:value-type="float">
            <text:p>-0,788</text:p>
          </table:table-cell>
          <table:table-cell table:style-name="ce14" table:formula="of:=([.C175]-[.$C$205])/[.$C$207]" office:value-type="float" office:value="0.689948291160479" calcext:value-type="float">
            <text:p>0,690</text:p>
          </table:table-cell>
          <table:table-cell table:style-name="ce14" table:formula="of:=([.D175]-[.$D$205])/[.$D$207]" office:value-type="float" office:value="-0.259070103462246" calcext:value-type="float">
            <text:p>-0,259</text:p>
          </table:table-cell>
          <table:table-cell table:style-name="ce16" table:formula="of:=[PCA.$B$228]*[.F175]+[PCA.$C$228] *[.G175]+[PCA.$D$228]*[.H175]" office:value-type="float" office:value="0.96962699015186" calcext:value-type="float">
            <text:p>0,970</text:p>
          </table:table-cell>
          <table:table-cell table:style-name="ce16" table:formula="of:=[PCA.$B$229]*[.F175]+[PCA.$C$229] *[.G175]+[PCA.$D$229]*[.H175]" office:value-type="float" office:value="-0.148178567753429" calcext:value-type="float">
            <text:p>-0,148</text:p>
          </table:table-cell>
          <table:table-cell table:style-name="ce25" table:formula="of:=[PCA.$B$230]*[.F175]+[PCA.$C$230] *[.G175]+[PCA.$D$230]*[.H175]" office:value-type="float" office:value="0.448600305753748" calcext:value-type="float">
            <text:p>0,449</text:p>
          </table:table-cell>
          <table:table-cell table:number-columns-repeated="243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11" office:value-type="float" office:value="109.24716801207" calcext:value-type="float">
            <text:p>109,247</text:p>
          </table:table-cell>
          <table:table-cell table:style-name="ce11" office:value-type="float" office:value="64" calcext:value-type="float">
            <text:p>64,000</text:p>
          </table:table-cell>
          <table:table-cell table:style-name="ce11" office:value-type="float" office:value="37" calcext:value-type="float">
            <text:p>37,000</text:p>
          </table:table-cell>
          <table:table-cell table:style-name="ce2" office:value-type="float" office:value="35" calcext:value-type="float">
            <text:p>35</text:p>
          </table:table-cell>
          <table:table-cell table:style-name="ce14" table:formula="of:=([.B176]-[.$B$205])/[.$B$207]" office:value-type="float" office:value="-0.777492359672599" calcext:value-type="float">
            <text:p>-0,777</text:p>
          </table:table-cell>
          <table:table-cell table:style-name="ce14" table:formula="of:=([.C176]-[.$C$205])/[.$C$207]" office:value-type="float" office:value="0.467683069847036" calcext:value-type="float">
            <text:p>0,468</text:p>
          </table:table-cell>
          <table:table-cell table:style-name="ce14" table:formula="of:=([.D176]-[.$D$205])/[.$D$207]" office:value-type="float" office:value="-0.296918182857754" calcext:value-type="float">
            <text:p>-0,297</text:p>
          </table:table-cell>
          <table:table-cell table:style-name="ce16" table:formula="of:=[PCA.$B$228]*[.F176]+[PCA.$C$228] *[.G176]+[PCA.$D$228]*[.H176]" office:value-type="float" office:value="0.880186867981423" calcext:value-type="float">
            <text:p>0,880</text:p>
          </table:table-cell>
          <table:table-cell table:style-name="ce16" table:formula="of:=[PCA.$B$229]*[.F176]+[PCA.$C$229] *[.G176]+[PCA.$D$229]*[.H176]" office:value-type="float" office:value="0.0423849995729919" calcext:value-type="float">
            <text:p>0,042</text:p>
          </table:table-cell>
          <table:table-cell table:style-name="ce25" table:formula="of:=[PCA.$B$230]*[.F176]+[PCA.$C$230] *[.G176]+[PCA.$D$230]*[.H176]" office:value-type="float" office:value="0.367228742144783" calcext:value-type="float">
            <text:p>0,367</text:p>
          </table:table-cell>
          <table:table-cell table:number-columns-repeated="243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11" office:value-type="float" office:value="139.478831560657" calcext:value-type="float">
            <text:p>139,479</text:p>
          </table:table-cell>
          <table:table-cell table:style-name="ce11" office:value-type="float" office:value="67" calcext:value-type="float">
            <text:p>67,000</text:p>
          </table:table-cell>
          <table:table-cell table:style-name="ce11" office:value-type="float" office:value="39" calcext:value-type="float">
            <text:p>39,000</text:p>
          </table:table-cell>
          <table:table-cell table:style-name="ce2" office:value-type="float" office:value="54" calcext:value-type="float">
            <text:p>54</text:p>
          </table:table-cell>
          <table:table-cell table:style-name="ce14" table:formula="of:=([.B177]-[.$B$205])/[.$B$207]" office:value-type="float" office:value="-0.595223099239074" calcext:value-type="float">
            <text:p>-0,595</text:p>
          </table:table-cell>
          <table:table-cell table:style-name="ce14" table:formula="of:=([.C177]-[.$C$205])/[.$C$207]" office:value-type="float" office:value="0.578815680503757" calcext:value-type="float">
            <text:p>0,579</text:p>
          </table:table-cell>
          <table:table-cell table:style-name="ce14" table:formula="of:=([.D177]-[.$D$205])/[.$D$207]" office:value-type="float" office:value="-0.221222024066739" calcext:value-type="float">
            <text:p>-0,221</text:p>
          </table:table-cell>
          <table:table-cell table:style-name="ce16" table:formula="of:=[PCA.$B$228]*[.F177]+[PCA.$C$228] *[.G177]+[PCA.$D$228]*[.H177]" office:value-type="float" office:value="0.776898179493645" calcext:value-type="float">
            <text:p>0,777</text:p>
          </table:table-cell>
          <table:table-cell table:style-name="ce16" table:formula="of:=[PCA.$B$229]*[.F177]+[PCA.$C$229] *[.G177]+[PCA.$D$229]*[.H177]" office:value-type="float" office:value="-0.156115411983728" calcext:value-type="float">
            <text:p>-0,156</text:p>
          </table:table-cell>
          <table:table-cell table:style-name="ce25" table:formula="of:=[PCA.$B$230]*[.F177]+[PCA.$C$230] *[.G177]+[PCA.$D$230]*[.H177]" office:value-type="float" office:value="0.332136014499232" calcext:value-type="float">
            <text:p>0,332</text:p>
          </table:table-cell>
          <table:table-cell table:number-columns-repeated="243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11" office:value-type="float" office:value="138.930638320231" calcext:value-type="float">
            <text:p>138,931</text:p>
          </table:table-cell>
          <table:table-cell table:style-name="ce11" office:value-type="float" office:value="68" calcext:value-type="float">
            <text:p>68,000</text:p>
          </table:table-cell>
          <table:table-cell table:style-name="ce11" office:value-type="float" office:value="35" calcext:value-type="float">
            <text:p>35,000</text:p>
          </table:table-cell>
          <table:table-cell table:style-name="ce2" office:value-type="float" office:value="192" calcext:value-type="float">
            <text:p>192</text:p>
          </table:table-cell>
          <table:table-cell table:style-name="ce14" table:formula="of:=([.B178]-[.$B$205])/[.$B$207]" office:value-type="float" office:value="-0.598528202722596" calcext:value-type="float">
            <text:p>-0,599</text:p>
          </table:table-cell>
          <table:table-cell table:style-name="ce14" table:formula="of:=([.C178]-[.$C$205])/[.$C$207]" office:value-type="float" office:value="0.615859884055998" calcext:value-type="float">
            <text:p>0,616</text:p>
          </table:table-cell>
          <table:table-cell table:style-name="ce14" table:formula="of:=([.D178]-[.$D$205])/[.$D$207]" office:value-type="float" office:value="-0.372614341648768" calcext:value-type="float">
            <text:p>-0,373</text:p>
          </table:table-cell>
          <table:table-cell table:style-name="ce16" table:formula="of:=[PCA.$B$228]*[.F178]+[PCA.$C$228] *[.G178]+[PCA.$D$228]*[.H178]" office:value-type="float" office:value="0.89373838718852" calcext:value-type="float">
            <text:p>0,894</text:p>
          </table:table-cell>
          <table:table-cell table:style-name="ce16" table:formula="of:=[PCA.$B$229]*[.F178]+[PCA.$C$229] *[.G178]+[PCA.$D$229]*[.H178]" office:value-type="float" office:value="-0.158645528086292" calcext:value-type="float">
            <text:p>-0,159</text:p>
          </table:table-cell>
          <table:table-cell table:style-name="ce25" table:formula="of:=[PCA.$B$230]*[.F178]+[PCA.$C$230] *[.G178]+[PCA.$D$230]*[.H178]" office:value-type="float" office:value="0.22896247671786" calcext:value-type="float">
            <text:p>0,229</text:p>
          </table:table-cell>
          <table:table-cell table:number-columns-repeated="243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11" office:value-type="float" office:value="157.92493563369" calcext:value-type="float">
            <text:p>157,925</text:p>
          </table:table-cell>
          <table:table-cell table:style-name="ce11" office:value-type="float" office:value="80" calcext:value-type="float">
            <text:p>80,000</text:p>
          </table:table-cell>
          <table:table-cell table:style-name="ce11" office:value-type="float" office:value="45" calcext:value-type="float">
            <text:p>45,000</text:p>
          </table:table-cell>
          <table:table-cell table:style-name="ce2" office:value-type="float" office:value="96" calcext:value-type="float">
            <text:p>96</text:p>
          </table:table-cell>
          <table:table-cell table:style-name="ce14" table:formula="of:=([.B179]-[.$B$205])/[.$B$207]" office:value-type="float" office:value="-0.484009975228613" calcext:value-type="float">
            <text:p>-0,484</text:p>
          </table:table-cell>
          <table:table-cell table:style-name="ce14" table:formula="of:=([.C179]-[.$C$205])/[.$C$207]" office:value-type="float" office:value="1.06039032668288" calcext:value-type="float">
            <text:p>1,060</text:p>
          </table:table-cell>
          <table:table-cell table:style-name="ce14" table:formula="of:=([.D179]-[.$D$205])/[.$D$207]" office:value-type="float" office:value="0.00586645230630365" calcext:value-type="float">
            <text:p>0,006</text:p>
          </table:table-cell>
          <table:table-cell table:style-name="ce16" table:formula="of:=[PCA.$B$228]*[.F179]+[PCA.$C$228] *[.G179]+[PCA.$D$228]*[.H179]" office:value-type="float" office:value="0.798509490810691" calcext:value-type="float">
            <text:p>0,799</text:p>
          </table:table-cell>
          <table:table-cell table:style-name="ce16" table:formula="of:=[PCA.$B$229]*[.F179]+[PCA.$C$229] *[.G179]+[PCA.$D$229]*[.H179]" office:value-type="float" office:value="-0.661180114584307" calcext:value-type="float">
            <text:p>-0,661</text:p>
          </table:table-cell>
          <table:table-cell table:style-name="ce25" table:formula="of:=[PCA.$B$230]*[.F179]+[PCA.$C$230] *[.G179]+[PCA.$D$230]*[.H179]" office:value-type="float" office:value="0.532869633126739" calcext:value-type="float">
            <text:p>0,533</text:p>
          </table:table-cell>
          <table:table-cell table:number-columns-repeated="243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11" office:value-type="float" office:value="104.449696103642" calcext:value-type="float">
            <text:p>104,450</text:p>
          </table:table-cell>
          <table:table-cell table:style-name="ce11" office:value-type="float" office:value="78" calcext:value-type="float">
            <text:p>78,000</text:p>
          </table:table-cell>
          <table:table-cell table:style-name="ce11" office:value-type="float" office:value="33" calcext:value-type="float">
            <text:p>33,000</text:p>
          </table:table-cell>
          <table:table-cell table:style-name="ce2" office:value-type="float" office:value="74" calcext:value-type="float">
            <text:p>74</text:p>
          </table:table-cell>
          <table:table-cell table:style-name="ce14" table:formula="of:=([.B180]-[.$B$205])/[.$B$207]" office:value-type="float" office:value="-0.80641672419837" calcext:value-type="float">
            <text:p>-0,806</text:p>
          </table:table-cell>
          <table:table-cell table:style-name="ce14" table:formula="of:=([.C180]-[.$C$205])/[.$C$207]" office:value-type="float" office:value="0.986301919578403" calcext:value-type="float">
            <text:p>0,986</text:p>
          </table:table-cell>
          <table:table-cell table:style-name="ce14" table:formula="of:=([.D180]-[.$D$205])/[.$D$207]" office:value-type="float" office:value="-0.448310500439782" calcext:value-type="float">
            <text:p>-0,448</text:p>
          </table:table-cell>
          <table:table-cell table:style-name="ce16" table:formula="of:=[PCA.$B$228]*[.F180]+[PCA.$C$228] *[.G180]+[PCA.$D$228]*[.H180]" office:value-type="float" office:value="1.24560056721524" calcext:value-type="float">
            <text:p>1,246</text:p>
          </table:table-cell>
          <table:table-cell table:style-name="ce16" table:formula="of:=[PCA.$B$229]*[.F180]+[PCA.$C$229] *[.G180]+[PCA.$D$229]*[.H180]" office:value-type="float" office:value="-0.356349761101085" calcext:value-type="float">
            <text:p>-0,356</text:p>
          </table:table-cell>
          <table:table-cell table:style-name="ce25" table:formula="of:=[PCA.$B$230]*[.F180]+[PCA.$C$230] *[.G180]+[PCA.$D$230]*[.H180]" office:value-type="float" office:value="0.381542803339278" calcext:value-type="float">
            <text:p>0,382</text:p>
          </table:table-cell>
          <table:table-cell table:number-columns-repeated="243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11" office:value-type="float" office:value="174.895417431443" calcext:value-type="float">
            <text:p>174,895</text:p>
          </table:table-cell>
          <table:table-cell table:style-name="ce11" office:value-type="float" office:value="71" calcext:value-type="float">
            <text:p>71,000</text:p>
          </table:table-cell>
          <table:table-cell table:style-name="ce11" office:value-type="float" office:value="31" calcext:value-type="float">
            <text:p>31,000</text:p>
          </table:table-cell>
          <table:table-cell table:style-name="ce2" office:value-type="float" office:value="193" calcext:value-type="float">
            <text:p>193</text:p>
          </table:table-cell>
          <table:table-cell table:style-name="ce14" table:formula="of:=([.B181]-[.$B$205])/[.$B$207]" office:value-type="float" office:value="-0.381693502914551" calcext:value-type="float">
            <text:p>-0,382</text:p>
          </table:table-cell>
          <table:table-cell table:style-name="ce14" table:formula="of:=([.C181]-[.$C$205])/[.$C$207]" office:value-type="float" office:value="0.726992494712719" calcext:value-type="float">
            <text:p>0,727</text:p>
          </table:table-cell>
          <table:table-cell table:style-name="ce14" table:formula="of:=([.D181]-[.$D$205])/[.$D$207]" office:value-type="float" office:value="-0.524006659230796" calcext:value-type="float">
            <text:p>-0,524</text:p>
          </table:table-cell>
          <table:table-cell table:style-name="ce16" table:formula="of:=[PCA.$B$228]*[.F181]+[PCA.$C$228] *[.G181]+[PCA.$D$228]*[.H181]" office:value-type="float" office:value="0.915227923955608" calcext:value-type="float">
            <text:p>0,915</text:p>
          </table:table-cell>
          <table:table-cell table:style-name="ce16" table:formula="of:=[PCA.$B$229]*[.F181]+[PCA.$C$229] *[.G181]+[PCA.$D$229]*[.H181]" office:value-type="float" office:value="-0.333379588109509" calcext:value-type="float">
            <text:p>-0,333</text:p>
          </table:table-cell>
          <table:table-cell table:style-name="ce25" table:formula="of:=[PCA.$B$230]*[.F181]+[PCA.$C$230] *[.G181]+[PCA.$D$230]*[.H181]" office:value-type="float" office:value="0.00248147188307823" calcext:value-type="float">
            <text:p>0,002</text:p>
          </table:table-cell>
          <table:table-cell table:number-columns-repeated="243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11" office:value-type="float" office:value="93.5358594281499" calcext:value-type="float">
            <text:p>93,536</text:p>
          </table:table-cell>
          <table:table-cell table:style-name="ce11" office:value-type="float" office:value="78" calcext:value-type="float">
            <text:p>78,000</text:p>
          </table:table-cell>
          <table:table-cell table:style-name="ce11" office:value-type="float" office:value="32" calcext:value-type="float">
            <text:p>32,000</text:p>
          </table:table-cell>
          <table:table-cell table:style-name="ce2" office:value-type="float" office:value="184" calcext:value-type="float">
            <text:p>184</text:p>
          </table:table-cell>
          <table:table-cell table:style-name="ce14" table:formula="of:=([.B182]-[.$B$205])/[.$B$207]" office:value-type="float" office:value="-0.872217170016946" calcext:value-type="float">
            <text:p>-0,872</text:p>
          </table:table-cell>
          <table:table-cell table:style-name="ce14" table:formula="of:=([.C182]-[.$C$205])/[.$C$207]" office:value-type="float" office:value="0.986301919578403" calcext:value-type="float">
            <text:p>0,986</text:p>
          </table:table-cell>
          <table:table-cell table:style-name="ce14" table:formula="of:=([.D182]-[.$D$205])/[.$D$207]" office:value-type="float" office:value="-0.486158579835289" calcext:value-type="float">
            <text:p>-0,486</text:p>
          </table:table-cell>
          <table:table-cell table:style-name="ce16" table:formula="of:=[PCA.$B$228]*[.F182]+[PCA.$C$228] *[.G182]+[PCA.$D$228]*[.H182]" office:value-type="float" office:value="1.30906038515355" calcext:value-type="float">
            <text:p>1,309</text:p>
          </table:table-cell>
          <table:table-cell table:style-name="ce16" table:formula="of:=[PCA.$B$229]*[.F182]+[PCA.$C$229] *[.G182]+[PCA.$D$229]*[.H182]" office:value-type="float" office:value="-0.316860709456927" calcext:value-type="float">
            <text:p>-0,317</text:p>
          </table:table-cell>
          <table:table-cell table:style-name="ce25" table:formula="of:=[PCA.$B$230]*[.F182]+[PCA.$C$230] *[.G182]+[PCA.$D$230]*[.H182]" office:value-type="float" office:value="0.394795891496396" calcext:value-type="float">
            <text:p>0,395</text:p>
          </table:table-cell>
          <table:table-cell table:number-columns-repeated="243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11" office:value-type="float" office:value="115.896694236048" calcext:value-type="float">
            <text:p>115,897</text:p>
          </table:table-cell>
          <table:table-cell table:style-name="ce11" office:value-type="float" office:value="63" calcext:value-type="float">
            <text:p>63,000</text:p>
          </table:table-cell>
          <table:table-cell table:style-name="ce11" office:value-type="float" office:value="34" calcext:value-type="float">
            <text:p>34,000</text:p>
          </table:table-cell>
          <table:table-cell table:style-name="ce2" office:value-type="float" office:value="119" calcext:value-type="float">
            <text:p>119</text:p>
          </table:table-cell>
          <table:table-cell table:style-name="ce14" table:formula="of:=([.B183]-[.$B$205])/[.$B$207]" office:value-type="float" office:value="-0.737401802792396" calcext:value-type="float">
            <text:p>-0,737</text:p>
          </table:table-cell>
          <table:table-cell table:style-name="ce14" table:formula="of:=([.C183]-[.$C$205])/[.$C$207]" office:value-type="float" office:value="0.430638866294796" calcext:value-type="float">
            <text:p>0,431</text:p>
          </table:table-cell>
          <table:table-cell table:style-name="ce14" table:formula="of:=([.D183]-[.$D$205])/[.$D$207]" office:value-type="float" office:value="-0.410462421044275" calcext:value-type="float">
            <text:p>-0,410</text:p>
          </table:table-cell>
          <table:table-cell table:style-name="ce16" table:formula="of:=[PCA.$B$228]*[.F183]+[PCA.$C$228] *[.G183]+[PCA.$D$228]*[.H183]" office:value-type="float" office:value="0.911032265731877" calcext:value-type="float">
            <text:p>0,911</text:p>
          </table:table-cell>
          <table:table-cell table:style-name="ce16" table:formula="of:=[PCA.$B$229]*[.F183]+[PCA.$C$229] *[.G183]+[PCA.$D$229]*[.H183]" office:value-type="float" office:value="0.074400469176546" calcext:value-type="float">
            <text:p>0,074</text:p>
          </table:table-cell>
          <table:table-cell table:style-name="ce25" table:formula="of:=[PCA.$B$230]*[.F183]+[PCA.$C$230] *[.G183]+[PCA.$D$230]*[.H183]" office:value-type="float" office:value="0.24935005790075" calcext:value-type="float">
            <text:p>0,249</text:p>
          </table:table-cell>
          <table:table-cell table:number-columns-repeated="243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11" office:value-type="float" office:value="109.740026911279" calcext:value-type="float">
            <text:p>109,740</text:p>
          </table:table-cell>
          <table:table-cell table:style-name="ce11" office:value-type="float" office:value="66" calcext:value-type="float">
            <text:p>66,000</text:p>
          </table:table-cell>
          <table:table-cell table:style-name="ce11" office:value-type="float" office:value="32" calcext:value-type="float">
            <text:p>32,000</text:p>
          </table:table-cell>
          <table:table-cell table:style-name="ce2" office:value-type="float" office:value="55" calcext:value-type="float">
            <text:p>55</text:p>
          </table:table-cell>
          <table:table-cell table:style-name="ce14" table:formula="of:=([.B184]-[.$B$205])/[.$B$207]" office:value-type="float" office:value="-0.7745208716196" calcext:value-type="float">
            <text:p>-0,775</text:p>
          </table:table-cell>
          <table:table-cell table:style-name="ce14" table:formula="of:=([.C184]-[.$C$205])/[.$C$207]" office:value-type="float" office:value="0.541771476951517" calcext:value-type="float">
            <text:p>0,542</text:p>
          </table:table-cell>
          <table:table-cell table:style-name="ce14" table:formula="of:=([.D184]-[.$D$205])/[.$D$207]" office:value-type="float" office:value="-0.486158579835289" calcext:value-type="float">
            <text:p>-0,486</text:p>
          </table:table-cell>
          <table:table-cell table:style-name="ce16" table:formula="of:=[PCA.$B$228]*[.F184]+[PCA.$C$228] *[.G184]+[PCA.$D$228]*[.H184]" office:value-type="float" office:value="1.03546214398354" calcext:value-type="float">
            <text:p>1,035</text:p>
          </table:table-cell>
          <table:table-cell table:style-name="ce16" table:formula="of:=[PCA.$B$229]*[.F184]+[PCA.$C$229] *[.G184]+[PCA.$D$229]*[.H184]" office:value-type="float" office:value="0.0121042424957923" calcext:value-type="float">
            <text:p>0,012</text:p>
          </table:table-cell>
          <table:table-cell table:style-name="ce25" table:formula="of:=[PCA.$B$230]*[.F184]+[PCA.$C$230] *[.G184]+[PCA.$D$230]*[.H184]" office:value-type="float" office:value="0.239625890767983" calcext:value-type="float">
            <text:p>0,240</text:p>
          </table:table-cell>
          <table:table-cell table:number-columns-repeated="243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11" office:value-type="float" office:value="115.062994055627" calcext:value-type="float">
            <text:p>115,063</text:p>
          </table:table-cell>
          <table:table-cell table:style-name="ce11" office:value-type="float" office:value="69" calcext:value-type="float">
            <text:p>69,000</text:p>
          </table:table-cell>
          <table:table-cell table:style-name="ce11" office:value-type="float" office:value="30" calcext:value-type="float">
            <text:p>30,000</text:p>
          </table:table-cell>
          <table:table-cell table:style-name="ce2" office:value-type="float" office:value="36" calcext:value-type="float">
            <text:p>36</text:p>
          </table:table-cell>
          <table:table-cell table:style-name="ce14" table:formula="of:=([.B185]-[.$B$205])/[.$B$207]" office:value-type="float" office:value="-0.742428251802203" calcext:value-type="float">
            <text:p>-0,742</text:p>
          </table:table-cell>
          <table:table-cell table:style-name="ce14" table:formula="of:=([.C185]-[.$C$205])/[.$C$207]" office:value-type="float" office:value="0.652904087608238" calcext:value-type="float">
            <text:p>0,653</text:p>
          </table:table-cell>
          <table:table-cell table:style-name="ce14" table:formula="of:=([.D185]-[.$D$205])/[.$D$207]" office:value-type="float" office:value="-0.561854738626304" calcext:value-type="float">
            <text:p>-0,562</text:p>
          </table:table-cell>
          <table:table-cell table:style-name="ce16" table:formula="of:=[PCA.$B$228]*[.F185]+[PCA.$C$228] *[.G185]+[PCA.$D$228]*[.H185]" office:value-type="float" office:value="1.11862939769906" calcext:value-type="float">
            <text:p>1,119</text:p>
          </table:table-cell>
          <table:table-cell table:style-name="ce16" table:formula="of:=[PCA.$B$229]*[.F185]+[PCA.$C$229] *[.G185]+[PCA.$D$229]*[.H185]" office:value-type="float" office:value="-0.0845534420346583" calcext:value-type="float">
            <text:p>-0,085</text:p>
          </table:table-cell>
          <table:table-cell table:style-name="ce25" table:formula="of:=[PCA.$B$230]*[.F185]+[PCA.$C$230] *[.G185]+[PCA.$D$230]*[.H185]" office:value-type="float" office:value="0.186233093166726" calcext:value-type="float">
            <text:p>0,186</text:p>
          </table:table-cell>
          <table:table-cell table:number-columns-repeated="243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11" office:value-type="float" office:value="120.285239821576" calcext:value-type="float">
            <text:p>120,285</text:p>
          </table:table-cell>
          <table:table-cell table:style-name="ce11" office:value-type="float" office:value="70" calcext:value-type="float">
            <text:p>70,000</text:p>
          </table:table-cell>
          <table:table-cell table:style-name="ce11" office:value-type="float" office:value="38" calcext:value-type="float">
            <text:p>38,000</text:p>
          </table:table-cell>
          <table:table-cell table:style-name="ce2" office:value-type="float" office:value="195" calcext:value-type="float">
            <text:p>195</text:p>
          </table:table-cell>
          <table:table-cell table:style-name="ce14" table:formula="of:=([.B186]-[.$B$205])/[.$B$207]" office:value-type="float" office:value="-0.710942889707198" calcext:value-type="float">
            <text:p>-0,711</text:p>
          </table:table-cell>
          <table:table-cell table:style-name="ce14" table:formula="of:=([.C186]-[.$C$205])/[.$C$207]" office:value-type="float" office:value="0.689948291160479" calcext:value-type="float">
            <text:p>0,690</text:p>
          </table:table-cell>
          <table:table-cell table:style-name="ce14" table:formula="of:=([.D186]-[.$D$205])/[.$D$207]" office:value-type="float" office:value="-0.259070103462246" calcext:value-type="float">
            <text:p>-0,259</text:p>
          </table:table-cell>
          <table:table-cell table:style-name="ce16" table:formula="of:=[PCA.$B$228]*[.F186]+[PCA.$C$228] *[.G186]+[PCA.$D$228]*[.H186]" office:value-type="float" office:value="0.923957327822996" calcext:value-type="float">
            <text:p>0,924</text:p>
          </table:table-cell>
          <table:table-cell table:style-name="ce16" table:formula="of:=[PCA.$B$229]*[.F186]+[PCA.$C$229] *[.G186]+[PCA.$D$229]*[.H186]" office:value-type="float" office:value="-0.186209987101192" calcext:value-type="float">
            <text:p>-0,186</text:p>
          </table:table-cell>
          <table:table-cell table:style-name="ce25" table:formula="of:=[PCA.$B$230]*[.F186]+[PCA.$C$230] *[.G186]+[PCA.$D$230]*[.H186]" office:value-type="float" office:value="0.400267665009744" calcext:value-type="float">
            <text:p>0,400</text:p>
          </table:table-cell>
          <table:table-cell table:number-columns-repeated="243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11" office:value-type="float" office:value="162.298233842632" calcext:value-type="float">
            <text:p>162,298</text:p>
          </table:table-cell>
          <table:table-cell table:style-name="ce11" office:value-type="float" office:value="68" calcext:value-type="float">
            <text:p>68,000</text:p>
          </table:table-cell>
          <table:table-cell table:style-name="ce11" office:value-type="float" office:value="33" calcext:value-type="float">
            <text:p>33,000</text:p>
          </table:table-cell>
          <table:table-cell table:style-name="ce2" office:value-type="float" office:value="197" calcext:value-type="float">
            <text:p>197</text:p>
          </table:table-cell>
          <table:table-cell table:style-name="ce14" table:formula="of:=([.B187]-[.$B$205])/[.$B$207]" office:value-type="float" office:value="-0.457642989868445" calcext:value-type="float">
            <text:p>-0,458</text:p>
          </table:table-cell>
          <table:table-cell table:style-name="ce14" table:formula="of:=([.C187]-[.$C$205])/[.$C$207]" office:value-type="float" office:value="0.615859884055998" calcext:value-type="float">
            <text:p>0,616</text:p>
          </table:table-cell>
          <table:table-cell table:style-name="ce14" table:formula="of:=([.D187]-[.$D$205])/[.$D$207]" office:value-type="float" office:value="-0.448310500439782" calcext:value-type="float">
            <text:p>-0,448</text:p>
          </table:table-cell>
          <table:table-cell table:style-name="ce16" table:formula="of:=[PCA.$B$228]*[.F187]+[PCA.$C$228] *[.G187]+[PCA.$D$228]*[.H187]" office:value-type="float" office:value="0.858207257289521" calcext:value-type="float">
            <text:p>0,858</text:p>
          </table:table-cell>
          <table:table-cell table:style-name="ce16" table:formula="of:=[PCA.$B$229]*[.F187]+[PCA.$C$229] *[.G187]+[PCA.$D$229]*[.H187]" office:value-type="float" office:value="-0.214948328608669" calcext:value-type="float">
            <text:p>-0,215</text:p>
          </table:table-cell>
          <table:table-cell table:style-name="ce25" table:formula="of:=[PCA.$B$230]*[.F187]+[PCA.$C$230] *[.G187]+[PCA.$D$230]*[.H187]" office:value-type="float" office:value="0.0835454528060387" calcext:value-type="float">
            <text:p>0,084</text:p>
          </table:table-cell>
          <table:table-cell table:number-columns-repeated="243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11" office:value-type="float" office:value="165.667085963869" calcext:value-type="float">
            <text:p>165,667</text:p>
          </table:table-cell>
          <table:table-cell table:style-name="ce11" office:value-type="float" office:value="63" calcext:value-type="float">
            <text:p>63,000</text:p>
          </table:table-cell>
          <table:table-cell table:style-name="ce11" office:value-type="float" office:value="36" calcext:value-type="float">
            <text:p>36,000</text:p>
          </table:table-cell>
          <table:table-cell table:style-name="ce2" office:value-type="float" office:value="97" calcext:value-type="float">
            <text:p>97</text:p>
          </table:table-cell>
          <table:table-cell table:style-name="ce14" table:formula="of:=([.B188]-[.$B$205])/[.$B$207]" office:value-type="float" office:value="-0.437331895056844" calcext:value-type="float">
            <text:p>-0,437</text:p>
          </table:table-cell>
          <table:table-cell table:style-name="ce14" table:formula="of:=([.C188]-[.$C$205])/[.$C$207]" office:value-type="float" office:value="0.430638866294796" calcext:value-type="float">
            <text:p>0,431</text:p>
          </table:table-cell>
          <table:table-cell table:style-name="ce14" table:formula="of:=([.D188]-[.$D$205])/[.$D$207]" office:value-type="float" office:value="-0.334766262253261" calcext:value-type="float">
            <text:p>-0,335</text:p>
          </table:table-cell>
          <table:table-cell table:style-name="ce16" table:formula="of:=[PCA.$B$228]*[.F188]+[PCA.$C$228] *[.G188]+[PCA.$D$228]*[.H188]" office:value-type="float" office:value="0.683674771837707" calcext:value-type="float">
            <text:p>0,684</text:p>
          </table:table-cell>
          <table:table-cell table:style-name="ce16" table:formula="of:=[PCA.$B$229]*[.F188]+[PCA.$C$229] *[.G188]+[PCA.$D$229]*[.H188]" office:value-type="float" office:value="-0.0882172780651264" calcext:value-type="float">
            <text:p>-0,088</text:p>
          </table:table-cell>
          <table:table-cell table:style-name="ce25" table:formula="of:=[PCA.$B$230]*[.F188]+[PCA.$C$230] *[.G188]+[PCA.$D$230]*[.H188]" office:value-type="float" office:value="0.116549535162341" calcext:value-type="float">
            <text:p>0,117</text:p>
          </table:table-cell>
          <table:table-cell table:number-columns-repeated="243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11" office:value-type="float" office:value="113.287488697185" calcext:value-type="float">
            <text:p>113,287</text:p>
          </table:table-cell>
          <table:table-cell table:style-name="ce11" office:value-type="float" office:value="66" calcext:value-type="float">
            <text:p>66,000</text:p>
          </table:table-cell>
          <table:table-cell table:style-name="ce11" office:value-type="float" office:value="37" calcext:value-type="float">
            <text:p>37,000</text:p>
          </table:table-cell>
          <table:table-cell table:style-name="ce2" office:value-type="float" office:value="75" calcext:value-type="float">
            <text:p>75</text:p>
          </table:table-cell>
          <table:table-cell table:style-name="ce14" table:formula="of:=([.B189]-[.$B$205])/[.$B$207]" office:value-type="float" office:value="-0.753132924009833" calcext:value-type="float">
            <text:p>-0,753</text:p>
          </table:table-cell>
          <table:table-cell table:style-name="ce14" table:formula="of:=([.C189]-[.$C$205])/[.$C$207]" office:value-type="float" office:value="0.541771476951517" calcext:value-type="float">
            <text:p>0,542</text:p>
          </table:table-cell>
          <table:table-cell table:style-name="ce14" table:formula="of:=([.D189]-[.$D$205])/[.$D$207]" office:value-type="float" office:value="-0.296918182857754" calcext:value-type="float">
            <text:p>-0,297</text:p>
          </table:table-cell>
          <table:table-cell table:style-name="ce16" table:formula="of:=[PCA.$B$228]*[.F189]+[PCA.$C$228] *[.G189]+[PCA.$D$228]*[.H189]" office:value-type="float" office:value="0.901556536626575" calcext:value-type="float">
            <text:p>0,902</text:p>
          </table:table-cell>
          <table:table-cell table:style-name="ce16" table:formula="of:=[PCA.$B$229]*[.F189]+[PCA.$C$229] *[.G189]+[PCA.$D$229]*[.H189]" office:value-type="float" office:value="-0.0326200610113575" calcext:value-type="float">
            <text:p>-0,033</text:p>
          </table:table-cell>
          <table:table-cell table:style-name="ce25" table:formula="of:=[PCA.$B$230]*[.F189]+[PCA.$C$230] *[.G189]+[PCA.$D$230]*[.H189]" office:value-type="float" office:value="0.367447527584194" calcext:value-type="float">
            <text:p>0,367</text:p>
          </table:table-cell>
          <table:table-cell table:number-columns-repeated="243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11" office:value-type="float" office:value="131.561386130847" calcext:value-type="float">
            <text:p>131,561</text:p>
          </table:table-cell>
          <table:table-cell table:style-name="ce11" office:value-type="float" office:value="76" calcext:value-type="float">
            <text:p>76,000</text:p>
          </table:table-cell>
          <table:table-cell table:style-name="ce11" office:value-type="float" office:value="37" calcext:value-type="float">
            <text:p>37,000</text:p>
          </table:table-cell>
          <table:table-cell table:style-name="ce2" office:value-type="float" office:value="196" calcext:value-type="float">
            <text:p>196</text:p>
          </table:table-cell>
          <table:table-cell table:style-name="ce14" table:formula="of:=([.B190]-[.$B$205])/[.$B$207]" office:value-type="float" office:value="-0.642958048415621" calcext:value-type="float">
            <text:p>-0,643</text:p>
          </table:table-cell>
          <table:table-cell table:style-name="ce14" table:formula="of:=([.C190]-[.$C$205])/[.$C$207]" office:value-type="float" office:value="0.912213512473922" calcext:value-type="float">
            <text:p>0,912</text:p>
          </table:table-cell>
          <table:table-cell table:style-name="ce14" table:formula="of:=([.D190]-[.$D$205])/[.$D$207]" office:value-type="float" office:value="-0.296918182857754" calcext:value-type="float">
            <text:p>-0,297</text:p>
          </table:table-cell>
          <table:table-cell table:style-name="ce16" table:formula="of:=[PCA.$B$228]*[.F190]+[PCA.$C$228] *[.G190]+[PCA.$D$228]*[.H190]" office:value-type="float" office:value="1.01533386428772" calcext:value-type="float">
            <text:p>1,015</text:p>
          </table:table-cell>
          <table:table-cell table:style-name="ce16" table:formula="of:=[PCA.$B$229]*[.F190]+[PCA.$C$229] *[.G190]+[PCA.$D$229]*[.H190]" office:value-type="float" office:value="-0.4018752509242" calcext:value-type="float">
            <text:p>-0,402</text:p>
          </table:table-cell>
          <table:table-cell table:style-name="ce25" table:formula="of:=[PCA.$B$230]*[.F190]+[PCA.$C$230] *[.G190]+[PCA.$D$230]*[.H190]" office:value-type="float" office:value="0.375874465326068" calcext:value-type="float">
            <text:p>0,376</text:p>
          </table:table-cell>
          <table:table-cell table:number-columns-repeated="243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11" office:value-type="float" office:value="99.817061441537" calcext:value-type="float">
            <text:p>99,817</text:p>
          </table:table-cell>
          <table:table-cell table:style-name="ce11" office:value-type="float" office:value="63" calcext:value-type="float">
            <text:p>63,000</text:p>
          </table:table-cell>
          <table:table-cell table:style-name="ce11" office:value-type="float" office:value="31" calcext:value-type="float">
            <text:p>31,000</text:p>
          </table:table-cell>
          <table:table-cell table:style-name="ce2" office:value-type="float" office:value="198" calcext:value-type="float">
            <text:p>198</text:p>
          </table:table-cell>
          <table:table-cell table:style-name="ce14" table:formula="of:=([.B191]-[.$B$205])/[.$B$207]" office:value-type="float" office:value="-0.834347271002833" calcext:value-type="float">
            <text:p>-0,834</text:p>
          </table:table-cell>
          <table:table-cell table:style-name="ce14" table:formula="of:=([.C191]-[.$C$205])/[.$C$207]" office:value-type="float" office:value="0.430638866294796" calcext:value-type="float">
            <text:p>0,431</text:p>
          </table:table-cell>
          <table:table-cell table:style-name="ce14" table:formula="of:=([.D191]-[.$D$205])/[.$D$207]" office:value-type="float" office:value="-0.524006659230796" calcext:value-type="float">
            <text:p>-0,524</text:p>
          </table:table-cell>
          <table:table-cell table:style-name="ce16" table:formula="of:=[PCA.$B$228]*[.F191]+[PCA.$C$228] *[.G191]+[PCA.$D$228]*[.H191]" office:value-type="float" office:value="1.04152193942016" calcext:value-type="float">
            <text:p>1,042</text:p>
          </table:table-cell>
          <table:table-cell table:style-name="ce16" table:formula="of:=[PCA.$B$229]*[.F191]+[PCA.$C$229] *[.G191]+[PCA.$D$229]*[.H191]" office:value-type="float" office:value="0.142994399160679" calcext:value-type="float">
            <text:p>0,143</text:p>
          </table:table-cell>
          <table:table-cell table:style-name="ce25" table:formula="of:=[PCA.$B$230]*[.F191]+[PCA.$C$230] *[.G191]+[PCA.$D$230]*[.H191]" office:value-type="float" office:value="0.225727394862872" calcext:value-type="float">
            <text:p>0,226</text:p>
          </table:table-cell>
          <table:table-cell table:number-columns-repeated="243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11" office:value-type="float" office:value="142.618768455681" calcext:value-type="float">
            <text:p>142,619</text:p>
          </table:table-cell>
          <table:table-cell table:style-name="ce11" office:value-type="float" office:value="66" calcext:value-type="float">
            <text:p>66,000</text:p>
          </table:table-cell>
          <table:table-cell table:style-name="ce11" office:value-type="float" office:value="31" calcext:value-type="float">
            <text:p>31,000</text:p>
          </table:table-cell>
          <table:table-cell table:style-name="ce2" office:value-type="float" office:value="194" calcext:value-type="float">
            <text:p>194</text:p>
          </table:table-cell>
          <table:table-cell table:style-name="ce14" table:formula="of:=([.B192]-[.$B$205])/[.$B$207]" office:value-type="float" office:value="-0.57629215371753" calcext:value-type="float">
            <text:p>-0,576</text:p>
          </table:table-cell>
          <table:table-cell table:style-name="ce14" table:formula="of:=([.C192]-[.$C$205])/[.$C$207]" office:value-type="float" office:value="0.541771476951517" calcext:value-type="float">
            <text:p>0,542</text:p>
          </table:table-cell>
          <table:table-cell table:style-name="ce14" table:formula="of:=([.D192]-[.$D$205])/[.$D$207]" office:value-type="float" office:value="-0.524006659230796" calcext:value-type="float">
            <text:p>-0,524</text:p>
          </table:table-cell>
          <table:table-cell table:style-name="ce16" table:formula="of:=[PCA.$B$228]*[.F192]+[PCA.$C$228] *[.G192]+[PCA.$D$228]*[.H192]" office:value-type="float" office:value="0.941513055094878" calcext:value-type="float">
            <text:p>0,942</text:p>
          </table:table-cell>
          <table:table-cell table:style-name="ce16" table:formula="of:=[PCA.$B$229]*[.F192]+[PCA.$C$229] *[.G192]+[PCA.$D$229]*[.H192]" office:value-type="float" office:value="-0.0794890007432755" calcext:value-type="float">
            <text:p>-0,079</text:p>
          </table:table-cell>
          <table:table-cell table:style-name="ce25" table:formula="of:=[PCA.$B$230]*[.F192]+[PCA.$C$230] *[.G192]+[PCA.$D$230]*[.H192]" office:value-type="float" office:value="0.0862916262797052" calcext:value-type="float">
            <text:p>0,086</text:p>
          </table:table-cell>
          <table:table-cell table:number-columns-repeated="243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11" office:value-type="float" office:value="135.177536642093" calcext:value-type="float">
            <text:p>135,178</text:p>
          </table:table-cell>
          <table:table-cell table:style-name="ce11" office:value-type="float" office:value="66" calcext:value-type="float">
            <text:p>66,000</text:p>
          </table:table-cell>
          <table:table-cell table:style-name="ce11" office:value-type="float" office:value="37" calcext:value-type="float">
            <text:p>37,000</text:p>
          </table:table-cell>
          <table:table-cell table:style-name="ce2" office:value-type="float" office:value="56" calcext:value-type="float">
            <text:p>56</text:p>
          </table:table-cell>
          <table:table-cell table:style-name="ce14" table:formula="of:=([.B193]-[.$B$205])/[.$B$207]" office:value-type="float" office:value="-0.621155970662214" calcext:value-type="float">
            <text:p>-0,621</text:p>
          </table:table-cell>
          <table:table-cell table:style-name="ce14" table:formula="of:=([.C193]-[.$C$205])/[.$C$207]" office:value-type="float" office:value="0.541771476951517" calcext:value-type="float">
            <text:p>0,542</text:p>
          </table:table-cell>
          <table:table-cell table:style-name="ce14" table:formula="of:=([.D193]-[.$D$205])/[.$D$207]" office:value-type="float" office:value="-0.296918182857754" calcext:value-type="float">
            <text:p>-0,297</text:p>
          </table:table-cell>
          <table:table-cell table:style-name="ce16" table:formula="of:=[PCA.$B$228]*[.F193]+[PCA.$C$228] *[.G193]+[PCA.$D$228]*[.H193]" office:value-type="float" office:value="0.822874516579792" calcext:value-type="float">
            <text:p>0,823</text:p>
          </table:table-cell>
          <table:table-cell table:style-name="ce16" table:formula="of:=[PCA.$B$229]*[.F193]+[PCA.$C$229] *[.G193]+[PCA.$D$229]*[.H193]" office:value-type="float" office:value="-0.0981425270628966" calcext:value-type="float">
            <text:p>-0,098</text:p>
          </table:table-cell>
          <table:table-cell table:style-name="ce25" table:formula="of:=[PCA.$B$230]*[.F193]+[PCA.$C$230] *[.G193]+[PCA.$D$230]*[.H193]" office:value-type="float" office:value="0.284177592708187" calcext:value-type="float">
            <text:p>0,284</text:p>
          </table:table-cell>
          <table:table-cell table:number-columns-repeated="243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11" office:value-type="float" office:value="117.338744016071" calcext:value-type="float">
            <text:p>117,339</text:p>
          </table:table-cell>
          <table:table-cell table:style-name="ce11" office:value-type="float" office:value="64" calcext:value-type="float">
            <text:p>64,000</text:p>
          </table:table-cell>
          <table:table-cell table:style-name="ce11" office:value-type="float" office:value="32" calcext:value-type="float">
            <text:p>32,000</text:p>
          </table:table-cell>
          <table:table-cell table:style-name="ce2" office:value-type="float" office:value="98" calcext:value-type="float">
            <text:p>98</text:p>
          </table:table-cell>
          <table:table-cell table:style-name="ce14" table:formula="of:=([.B194]-[.$B$205])/[.$B$207]" office:value-type="float" office:value="-0.728707562513799" calcext:value-type="float">
            <text:p>-0,729</text:p>
          </table:table-cell>
          <table:table-cell table:style-name="ce14" table:formula="of:=([.C194]-[.$C$205])/[.$C$207]" office:value-type="float" office:value="0.467683069847036" calcext:value-type="float">
            <text:p>0,468</text:p>
          </table:table-cell>
          <table:table-cell table:style-name="ce14" table:formula="of:=([.D194]-[.$D$205])/[.$D$207]" office:value-type="float" office:value="-0.486158579835289" calcext:value-type="float">
            <text:p>-0,486</text:p>
          </table:table-cell>
          <table:table-cell table:style-name="ce16" table:formula="of:=[PCA.$B$228]*[.F194]+[PCA.$C$228] *[.G194]+[PCA.$D$228]*[.H194]" office:value-type="float" office:value="0.972256888362263" calcext:value-type="float">
            <text:p>0,972</text:p>
          </table:table-cell>
          <table:table-cell table:style-name="ce16" table:formula="of:=[PCA.$B$229]*[.F194]+[PCA.$C$229] *[.G194]+[PCA.$D$229]*[.H194]" office:value-type="float" office:value="0.0522707106576358" calcext:value-type="float">
            <text:p>0,052</text:p>
          </table:table-cell>
          <table:table-cell table:style-name="ce25" table:formula="of:=[PCA.$B$230]*[.F194]+[PCA.$C$230] *[.G194]+[PCA.$D$230]*[.H194]" office:value-type="float" office:value="0.195132103226059" calcext:value-type="float">
            <text:p>0,195</text:p>
          </table:table-cell>
          <table:table-cell table:number-columns-repeated="243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11" office:value-type="float" office:value="107.68607631597" calcext:value-type="float">
            <text:p>107,686</text:p>
          </table:table-cell>
          <table:table-cell table:style-name="ce11" office:value-type="float" office:value="72" calcext:value-type="float">
            <text:p>72,000</text:p>
          </table:table-cell>
          <table:table-cell table:style-name="ce11" office:value-type="float" office:value="39" calcext:value-type="float">
            <text:p>39,000</text:p>
          </table:table-cell>
          <table:table-cell table:style-name="ce2" office:value-type="float" office:value="199" calcext:value-type="float">
            <text:p>199</text:p>
          </table:table-cell>
          <table:table-cell table:style-name="ce14" table:formula="of:=([.B195]-[.$B$205])/[.$B$207]" office:value-type="float" office:value="-0.786904313747166" calcext:value-type="float">
            <text:p>-0,787</text:p>
          </table:table-cell>
          <table:table-cell table:style-name="ce14" table:formula="of:=([.C195]-[.$C$205])/[.$C$207]" office:value-type="float" office:value="0.76403669826496" calcext:value-type="float">
            <text:p>0,764</text:p>
          </table:table-cell>
          <table:table-cell table:style-name="ce14" table:formula="of:=([.D195]-[.$D$205])/[.$D$207]" office:value-type="float" office:value="-0.221222024066739" calcext:value-type="float">
            <text:p>-0,221</text:p>
          </table:table-cell>
          <table:table-cell table:style-name="ce16" table:formula="of:=[PCA.$B$228]*[.F195]+[PCA.$C$228] *[.G195]+[PCA.$D$228]*[.H195]" office:value-type="float" office:value="0.980905378455529" calcext:value-type="float">
            <text:p>0,981</text:p>
          </table:table-cell>
          <table:table-cell table:style-name="ce16" table:formula="of:=[PCA.$B$229]*[.F195]+[PCA.$C$229] *[.G195]+[PCA.$D$229]*[.H195]" office:value-type="float" office:value="-0.21823002089884" calcext:value-type="float">
            <text:p>-0,218</text:p>
          </table:table-cell>
          <table:table-cell table:style-name="ce25" table:formula="of:=[PCA.$B$230]*[.F195]+[PCA.$C$230] *[.G195]+[PCA.$D$230]*[.H195]" office:value-type="float" office:value="0.492046437161568" calcext:value-type="float">
            <text:p>0,492</text:p>
          </table:table-cell>
          <table:table-cell table:number-columns-repeated="243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11" office:value-type="float" office:value="95.135476986795" calcext:value-type="float">
            <text:p>95,135</text:p>
          </table:table-cell>
          <table:table-cell table:style-name="ce11" office:value-type="float" office:value="78" calcext:value-type="float">
            <text:p>78,000</text:p>
          </table:table-cell>
          <table:table-cell table:style-name="ce11" office:value-type="float" office:value="43" calcext:value-type="float">
            <text:p>43,000</text:p>
          </table:table-cell>
          <table:table-cell table:style-name="ce2" office:value-type="float" office:value="16" calcext:value-type="float">
            <text:p>16</text:p>
          </table:table-cell>
          <table:table-cell table:style-name="ce14" table:formula="of:=([.B196]-[.$B$205])/[.$B$207]" office:value-type="float" office:value="-0.862572940253601" calcext:value-type="float">
            <text:p>-0,863</text:p>
          </table:table-cell>
          <table:table-cell table:style-name="ce14" table:formula="of:=([.C196]-[.$C$205])/[.$C$207]" office:value-type="float" office:value="0.986301919578403" calcext:value-type="float">
            <text:p>0,986</text:p>
          </table:table-cell>
          <table:table-cell table:style-name="ce14" table:formula="of:=([.D196]-[.$D$205])/[.$D$207]" office:value-type="float" office:value="-0.0698297064847107" calcext:value-type="float">
            <text:p>-0,070</text:p>
          </table:table-cell>
          <table:table-cell table:style-name="ce16" table:formula="of:=[PCA.$B$228]*[.F196]+[PCA.$C$228] *[.G196]+[PCA.$D$228]*[.H196]" office:value-type="float" office:value="1.0367706986011" calcext:value-type="float">
            <text:p>1,037</text:p>
          </table:table-cell>
          <table:table-cell table:style-name="ce16" table:formula="of:=[PCA.$B$229]*[.F196]+[PCA.$C$229] *[.G196]+[PCA.$D$229]*[.H196]" office:value-type="float" office:value="-0.396681641762913" calcext:value-type="float">
            <text:p>-0,397</text:p>
          </table:table-cell>
          <table:table-cell table:style-name="ce25" table:formula="of:=[PCA.$B$230]*[.F196]+[PCA.$C$230] *[.G196]+[PCA.$D$230]*[.H196]" office:value-type="float" office:value="0.699606600055733" calcext:value-type="float">
            <text:p>0,700</text:p>
          </table:table-cell>
          <table:table-cell table:number-columns-repeated="243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11" office:value-type="float" office:value="172.812068368838" calcext:value-type="float">
            <text:p>172,812</text:p>
          </table:table-cell>
          <table:table-cell table:style-name="ce11" office:value-type="float" office:value="71" calcext:value-type="float">
            <text:p>71,000</text:p>
          </table:table-cell>
          <table:table-cell table:style-name="ce11" office:value-type="float" office:value="40" calcext:value-type="float">
            <text:p>40,000</text:p>
          </table:table-cell>
          <table:table-cell table:style-name="ce2" office:value-type="float" office:value="200" calcext:value-type="float">
            <text:p>200</text:p>
          </table:table-cell>
          <table:table-cell table:style-name="ce14" table:formula="of:=([.B197]-[.$B$205])/[.$B$207]" office:value-type="float" office:value="-0.394254190891764" calcext:value-type="float">
            <text:p>-0,394</text:p>
          </table:table-cell>
          <table:table-cell table:style-name="ce14" table:formula="of:=([.C197]-[.$C$205])/[.$C$207]" office:value-type="float" office:value="0.726992494712719" calcext:value-type="float">
            <text:p>0,727</text:p>
          </table:table-cell>
          <table:table-cell table:style-name="ce14" table:formula="of:=([.D197]-[.$D$205])/[.$D$207]" office:value-type="float" office:value="-0.183373944671232" calcext:value-type="float">
            <text:p>-0,183</text:p>
          </table:table-cell>
          <table:table-cell table:style-name="ce16" table:formula="of:=[PCA.$B$228]*[.F197]+[PCA.$C$228] *[.G197]+[PCA.$D$228]*[.H197]" office:value-type="float" office:value="0.704638181562111" calcext:value-type="float">
            <text:p>0,705</text:p>
          </table:table-cell>
          <table:table-cell table:style-name="ce16" table:formula="of:=[PCA.$B$229]*[.F197]+[PCA.$C$229] *[.G197]+[PCA.$D$229]*[.H197]" office:value-type="float" office:value="-0.388534126891648" calcext:value-type="float">
            <text:p>-0,389</text:p>
          </table:table-cell>
          <table:table-cell table:style-name="ce25" table:formula="of:=[PCA.$B$230]*[.F197]+[PCA.$C$230] *[.G197]+[PCA.$D$230]*[.H197]" office:value-type="float" office:value="0.264775732798413" calcext:value-type="float">
            <text:p>0,265</text:p>
          </table:table-cell>
          <table:table-cell table:number-columns-repeated="243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11" office:value-type="float" office:value="179.784330110293" calcext:value-type="float">
            <text:p>179,784</text:p>
          </table:table-cell>
          <table:table-cell table:style-name="ce11" office:value-type="float" office:value="74" calcext:value-type="float">
            <text:p>74,000</text:p>
          </table:table-cell>
          <table:table-cell table:style-name="ce11" office:value-type="float" office:value="38" calcext:value-type="float">
            <text:p>38,000</text:p>
          </table:table-cell>
          <table:table-cell table:style-name="ce2" office:value-type="float" office:value="120" calcext:value-type="float">
            <text:p>120</text:p>
          </table:table-cell>
          <table:table-cell table:style-name="ce14" table:formula="of:=([.B198]-[.$B$205])/[.$B$207]" office:value-type="float" office:value="-0.352217834238034" calcext:value-type="float">
            <text:p>-0,352</text:p>
          </table:table-cell>
          <table:table-cell table:style-name="ce14" table:formula="of:=([.C198]-[.$C$205])/[.$C$207]" office:value-type="float" office:value="0.838125105369441" calcext:value-type="float">
            <text:p>0,838</text:p>
          </table:table-cell>
          <table:table-cell table:style-name="ce14" table:formula="of:=([.D198]-[.$D$205])/[.$D$207]" office:value-type="float" office:value="-0.259070103462246" calcext:value-type="float">
            <text:p>-0,259</text:p>
          </table:table-cell>
          <table:table-cell table:style-name="ce16" table:formula="of:=[PCA.$B$228]*[.F198]+[PCA.$C$228] *[.G198]+[PCA.$D$228]*[.H198]" office:value-type="float" office:value="0.78187717825055" calcext:value-type="float">
            <text:p>0,782</text:p>
          </table:table-cell>
          <table:table-cell table:style-name="ce16" table:formula="of:=[PCA.$B$229]*[.F198]+[PCA.$C$229] *[.G198]+[PCA.$D$229]*[.H198]" office:value-type="float" office:value="-0.490128568505495" calcext:value-type="float">
            <text:p>-0,490</text:p>
          </table:table-cell>
          <table:table-cell table:style-name="ce25" table:formula="of:=[PCA.$B$230]*[.F198]+[PCA.$C$230] *[.G198]+[PCA.$D$230]*[.H198]" office:value-type="float" office:value="0.205109004046429" calcext:value-type="float">
            <text:p>0,205</text:p>
          </table:table-cell>
          <table:table-cell table:number-columns-repeated="243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11" office:value-type="float" office:value="143.841721345698" calcext:value-type="float">
            <text:p>143,842</text:p>
          </table:table-cell>
          <table:table-cell table:style-name="ce11" office:value-type="float" office:value="60" calcext:value-type="float">
            <text:p>60,000</text:p>
          </table:table-cell>
          <table:table-cell table:style-name="ce11" office:value-type="float" office:value="35" calcext:value-type="float">
            <text:p>35,000</text:p>
          </table:table-cell>
          <table:table-cell table:style-name="ce2" office:value-type="float" office:value="76" calcext:value-type="float">
            <text:p>76</text:p>
          </table:table-cell>
          <table:table-cell table:style-name="ce14" table:formula="of:=([.B199]-[.$B$205])/[.$B$207]" office:value-type="float" office:value="-0.568918867148294" calcext:value-type="float">
            <text:p>-0,569</text:p>
          </table:table-cell>
          <table:table-cell table:style-name="ce14" table:formula="of:=([.C199]-[.$C$205])/[.$C$207]" office:value-type="float" office:value="0.319506255638074" calcext:value-type="float">
            <text:p>0,320</text:p>
          </table:table-cell>
          <table:table-cell table:style-name="ce14" table:formula="of:=([.D199]-[.$D$205])/[.$D$207]" office:value-type="float" office:value="-0.372614341648768" calcext:value-type="float">
            <text:p>-0,373</text:p>
          </table:table-cell>
          <table:table-cell table:style-name="ce16" table:formula="of:=[PCA.$B$228]*[.F199]+[PCA.$C$228] *[.G199]+[PCA.$D$228]*[.H199]" office:value-type="float" office:value="0.732516785511512" calcext:value-type="float">
            <text:p>0,733</text:p>
          </table:table-cell>
          <table:table-cell table:style-name="ce16" table:formula="of:=[PCA.$B$229]*[.F199]+[PCA.$C$229] *[.G199]+[PCA.$D$229]*[.H199]" office:value-type="float" office:value="0.0782997783716372" calcext:value-type="float">
            <text:p>0,078</text:p>
          </table:table-cell>
          <table:table-cell table:style-name="ce25" table:formula="of:=[PCA.$B$230]*[.F199]+[PCA.$C$230] *[.G199]+[PCA.$D$230]*[.H199]" office:value-type="float" office:value="0.147927870283471" calcext:value-type="float">
            <text:p>0,148</text:p>
          </table:table-cell>
          <table:table-cell table:number-columns-repeated="243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11" office:value-type="float" office:value="139.367789870745" calcext:value-type="float">
            <text:p>139,368</text:p>
          </table:table-cell>
          <table:table-cell table:style-name="ce11" office:value-type="float" office:value="60" calcext:value-type="float">
            <text:p>60,000</text:p>
          </table:table-cell>
          <table:table-cell table:style-name="ce11" office:value-type="float" office:value="40" calcext:value-type="float">
            <text:p>40,000</text:p>
          </table:table-cell>
          <table:table-cell table:style-name="ce2" office:value-type="float" office:value="57" calcext:value-type="float">
            <text:p>57</text:p>
          </table:table-cell>
          <table:table-cell table:style-name="ce14" table:formula="of:=([.B200]-[.$B$205])/[.$B$207]" office:value-type="float" office:value="-0.595892578993803" calcext:value-type="float">
            <text:p>-0,596</text:p>
          </table:table-cell>
          <table:table-cell table:style-name="ce14" table:formula="of:=([.C200]-[.$C$205])/[.$C$207]" office:value-type="float" office:value="0.319506255638074" calcext:value-type="float">
            <text:p>0,320</text:p>
          </table:table-cell>
          <table:table-cell table:style-name="ce14" table:formula="of:=([.D200]-[.$D$205])/[.$D$207]" office:value-type="float" office:value="-0.183373944671232" calcext:value-type="float">
            <text:p>-0,183</text:p>
          </table:table-cell>
          <table:table-cell table:style-name="ce16" table:formula="of:=[PCA.$B$228]*[.F200]+[PCA.$C$228] *[.G200]+[PCA.$D$228]*[.H200]" office:value-type="float" office:value="0.627443432288595" calcext:value-type="float">
            <text:p>0,627</text:p>
          </table:table-cell>
          <table:table-cell table:style-name="ce16" table:formula="of:=[PCA.$B$229]*[.F200]+[PCA.$C$229] *[.G200]+[PCA.$D$229]*[.H200]" office:value-type="float" office:value="0.0575855395725886" calcext:value-type="float">
            <text:p>0,058</text:p>
          </table:table-cell>
          <table:table-cell table:style-name="ce25" table:formula="of:=[PCA.$B$230]*[.F200]+[PCA.$C$230] *[.G200]+[PCA.$D$230]*[.H200]" office:value-type="float" office:value="0.306262957601372" calcext:value-type="float">
            <text:p>0,306</text:p>
          </table:table-cell>
          <table:table-cell table:number-columns-repeated="243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11" office:value-type="float" office:value="136.997617948957" calcext:value-type="float">
            <text:p>136,998</text:p>
          </table:table-cell>
          <table:table-cell table:style-name="ce11" office:value-type="float" office:value="68" calcext:value-type="float">
            <text:p>68,000</text:p>
          </table:table-cell>
          <table:table-cell table:style-name="ce11" office:value-type="float" office:value="37" calcext:value-type="float">
            <text:p>37,000</text:p>
          </table:table-cell>
          <table:table-cell table:style-name="ce2" office:value-type="float" office:value="201" calcext:value-type="float">
            <text:p>201</text:p>
          </table:table-cell>
          <table:table-cell table:style-name="ce14" table:formula="of:=([.B201]-[.$B$205])/[.$B$207]" office:value-type="float" office:value="-0.610182546285557" calcext:value-type="float">
            <text:p>-0,610</text:p>
          </table:table-cell>
          <table:table-cell table:style-name="ce14" table:formula="of:=([.C201]-[.$C$205])/[.$C$207]" office:value-type="float" office:value="0.615859884055998" calcext:value-type="float">
            <text:p>0,616</text:p>
          </table:table-cell>
          <table:table-cell table:style-name="ce14" table:formula="of:=([.D201]-[.$D$205])/[.$D$207]" office:value-type="float" office:value="-0.296918182857754" calcext:value-type="float">
            <text:p>-0,297</text:p>
          </table:table-cell>
          <table:table-cell table:style-name="ce16" table:formula="of:=[PCA.$B$228]*[.F201]+[PCA.$C$228] *[.G201]+[PCA.$D$228]*[.H201]" office:value-type="float" office:value="0.852224657433496" calcext:value-type="float">
            <text:p>0,852</text:p>
          </table:table-cell>
          <table:table-cell table:style-name="ce16" table:formula="of:=[PCA.$B$229]*[.F201]+[PCA.$C$229] *[.G201]+[PCA.$D$229]*[.H201]" office:value-type="float" office:value="-0.166501848010043" calcext:value-type="float">
            <text:p>-0,167</text:p>
          </table:table-cell>
          <table:table-cell table:style-name="ce25" table:formula="of:=[PCA.$B$230]*[.F201]+[PCA.$C$230] *[.G201]+[PCA.$D$230]*[.H201]" office:value-type="float" office:value="0.292842188266488" calcext:value-type="float">
            <text:p>0,293</text:p>
          </table:table-cell>
          <table:table-cell table:number-columns-repeated="243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11" office:value-type="float" office:value="149.211323741108" calcext:value-type="float">
            <text:p>149,211</text:p>
          </table:table-cell>
          <table:table-cell table:style-name="ce11" office:value-type="float" office:value="69" calcext:value-type="float">
            <text:p>69,000</text:p>
          </table:table-cell>
          <table:table-cell table:style-name="ce11" office:value-type="float" office:value="38" calcext:value-type="float">
            <text:p>38,000</text:p>
          </table:table-cell>
          <table:table-cell table:style-name="ce2" office:value-type="float" office:value="17" calcext:value-type="float">
            <text:p>17</text:p>
          </table:table-cell>
          <table:table-cell table:style-name="ce14" table:formula="of:=([.B202]-[.$B$205])/[.$B$207]" office:value-type="float" office:value="-0.536545079451811" calcext:value-type="float">
            <text:p>-0,537</text:p>
          </table:table-cell>
          <table:table-cell table:style-name="ce14" table:formula="of:=([.C202]-[.$C$205])/[.$C$207]" office:value-type="float" office:value="0.652904087608238" calcext:value-type="float">
            <text:p>0,653</text:p>
          </table:table-cell>
          <table:table-cell table:style-name="ce14" table:formula="of:=([.D202]-[.$D$205])/[.$D$207]" office:value-type="float" office:value="-0.259070103462246" calcext:value-type="float">
            <text:p>-0,259</text:p>
          </table:table-cell>
          <table:table-cell table:style-name="ce16" table:formula="of:=[PCA.$B$228]*[.F202]+[PCA.$C$228] *[.G202]+[PCA.$D$228]*[.H202]" office:value-type="float" office:value="0.802038702805649" calcext:value-type="float">
            <text:p>0,802</text:p>
          </table:table-cell>
          <table:table-cell table:style-name="ce16" table:formula="of:=[PCA.$B$229]*[.F202]+[PCA.$C$229] *[.G202]+[PCA.$D$229]*[.H202]" office:value-type="float" office:value="-0.241337415600727" calcext:value-type="float">
            <text:p>-0,241</text:p>
          </table:table-cell>
          <table:table-cell table:style-name="ce25" table:formula="of:=[PCA.$B$230]*[.F202]+[PCA.$C$230] *[.G202]+[PCA.$D$230]*[.H202]" office:value-type="float" office:value="0.282438486986388" calcext:value-type="float">
            <text:p>0,282</text:p>
          </table:table-cell>
          <table:table-cell table:number-columns-repeated="243"/>
        </table:table-row>
        <table:table-row table:style-name="ro2">
          <table:table-cell table:style-name="ce3"/>
          <table:table-cell table:style-name="ce12" table:formula="of:=SUM([.B3:.B202])" office:value-type="float" office:value="47640.8230811588" calcext:value-type="float">
            <text:p>47640,823</text:p>
          </table:table-cell>
          <table:table-cell table:style-name="ce12" table:formula="of:=SUM([.C3:.C202])" office:value-type="float" office:value="10275" calcext:value-type="float">
            <text:p>10275,000</text:p>
          </table:table-cell>
          <table:table-cell table:style-name="ce12" table:formula="of:=SUM([.D3:.D202])" office:value-type="float" office:value="8969" calcext:value-type="float">
            <text:p>8969,000</text:p>
          </table:table-cell>
          <table:table-cell table:style-name="ce17" office:value-type="string" calcext:value-type="string">
            <text:p>-</text:p>
          </table:table-cell>
          <table:table-cell table:style-name="ce19" table:formula="of:=SUM([.F3:.F202])" office:value-type="float" office:value="-0.000000000000049515946898282" calcext:value-type="float">
            <text:p>0,000</text:p>
          </table:table-cell>
          <table:table-cell table:style-name="ce19" table:formula="of:=SUM([.G3:.G202])" office:value-type="float" office:value="-0.0000000000000217603712826531" calcext:value-type="float">
            <text:p>0,000</text:p>
          </table:table-cell>
          <table:table-cell table:style-name="ce19" table:formula="of:=SUM([.H3:.H202])" office:value-type="float" office:value="-8.65973959207622E-015" calcext:value-type="float">
            <text:p>0,000</text:p>
          </table:table-cell>
          <table:table-cell table:style-name="ce22" table:formula="of:=SUM([.I3:.I202])" office:value-type="float" office:value="0.000000000000039190872769268" calcext:value-type="float">
            <text:p>0,000</text:p>
          </table:table-cell>
          <table:table-cell table:style-name="ce22" table:formula="of:=SUM([.J3:.J202])" office:value-type="float" office:value="0.0000000000000241751063612128" calcext:value-type="float">
            <text:p>0,000</text:p>
          </table:table-cell>
          <table:table-cell table:style-name="ce22" table:formula="of:=SUM([.K3:.K202])" office:value-type="float" office:value="0.0000000000000593969318174459" calcext:value-type="float">
            <text:p>0,000</text:p>
          </table:table-cell>
          <table:table-cell table:number-columns-repeated="243"/>
        </table:table-row>
        <table:table-row table:style-name="ro2">
          <table:table-cell table:style-name="ce3"/>
          <table:table-cell table:style-name="ce13" table:formula="of:=[somaquadrados.A202]" office:value-type="float" office:value="16822813.7955999" calcext:value-type="float">
            <text:p>16822813,80</text:p>
          </table:table-cell>
          <table:table-cell table:style-name="ce13" table:formula="of:=[somaquadrados.B202]" office:value-type="float" office:value="672893" calcext:value-type="float">
            <text:p>672893,00</text:p>
          </table:table-cell>
          <table:table-cell table:style-name="ce13" table:formula="of:=[somaquadrados.C202]" office:value-type="float" office:value="541135" calcext:value-type="float">
            <text:p>541135,00</text:p>
          </table:table-cell>
          <table:table-cell table:style-name="ce13" office:value-type="string" calcext:value-type="string">
            <text:p>-</text:p>
          </table:table-cell>
          <table:table-cell table:style-name="ce13" table:formula="of:=[somaquadrados.E202]" office:value-type="float" office:value="199" calcext:value-type="float">
            <text:p>199,00</text:p>
          </table:table-cell>
          <table:table-cell table:style-name="ce13" table:formula="of:=[somaquadrados.F202]" office:value-type="float" office:value="199" calcext:value-type="float">
            <text:p>199,00</text:p>
          </table:table-cell>
          <table:table-cell table:style-name="ce13" table:formula="of:=[somaquadrados.G202]" office:value-type="float" office:value="199" calcext:value-type="float">
            <text:p>199,00</text:p>
          </table:table-cell>
          <table:table-cell table:style-name="ce13" table:formula="of:=[somaquadrados.H202]" office:value-type="float" office:value="207.444087091898" calcext:value-type="float">
            <text:p>207,44</text:p>
          </table:table-cell>
          <table:table-cell table:style-name="ce13" table:formula="of:=[somaquadrados.I202]" office:value-type="float" office:value="347.835776656362" calcext:value-type="float">
            <text:p>347,84</text:p>
          </table:table-cell>
          <table:table-cell table:style-name="ce13" table:formula="of:=[somaquadrados.J202]" office:value-type="float" office:value="41.7199020280313" calcext:value-type="float">
            <text:p>41,72</text:p>
          </table:table-cell>
          <table:table-cell table:number-columns-repeated="243"/>
        </table:table-row>
        <table:table-row table:style-name="ro3">
          <table:table-cell table:style-name="ce4" office:value-type="string" calcext:value-type="string">
            <text:p>Média</text:p>
          </table:table-cell>
          <table:table-cell table:style-name="ce12" table:formula="of:=AVERAGE([.B3:.B202])" office:value-type="float" office:value="238.204115405794" calcext:value-type="float">
            <text:p>238,204</text:p>
          </table:table-cell>
          <table:table-cell table:style-name="ce12" table:formula="of:=AVERAGE([.C3:.C202])" office:value-type="float" office:value="51.375" calcext:value-type="float">
            <text:p>51,375</text:p>
          </table:table-cell>
          <table:table-cell table:style-name="ce12" table:formula="of:=AVERAGE([.D3:.D202])" office:value-type="float" office:value="44.845" calcext:value-type="float">
            <text:p>44,845</text:p>
          </table:table-cell>
          <table:table-cell table:style-name="ce17"/>
          <table:table-cell table:style-name="ce18" table:number-columns-repeated="3"/>
          <table:table-cell table:style-name="ce23" table:formula="of:=[.I204]/SUM([.I204:.K204])" office:value-type="percentage" office:value="0.347477669144735" calcext:value-type="percentage">
            <text:p>34,75%</text:p>
          </table:table-cell>
          <table:table-cell table:style-name="ce24" table:formula="of:=[.J204]/SUM([.I204:.K204])" office:value-type="percentage" office:value="0.582639720476378" calcext:value-type="percentage">
            <text:p>58,26%</text:p>
          </table:table-cell>
          <table:table-cell table:style-name="ce24" table:formula="of:=[.K204]/SUM([.I204:.K204])" office:value-type="percentage" office:value="0.0698826103788868" calcext:value-type="percentage">
            <text:p>6,99%</text:p>
          </table:table-cell>
          <table:table-cell table:style-name="ce26" table:formula="of:=SUM([.I205:.K205])" office:value-type="percentage" office:value="1" calcext:value-type="percentage">
            <text:p>100,00%</text:p>
          </table:table-cell>
          <table:table-cell table:number-columns-repeated="242"/>
        </table:table-row>
        <table:table-row table:style-name="ro3">
          <table:table-cell table:style-name="ce4" office:value-type="string" calcext:value-type="string">
            <text:p>Variância</text:p>
          </table:table-cell>
          <table:table-cell table:style-name="ce12" table:formula="of:=VAR([.B3:.B202])" office:value-type="float" office:value="27510.4204841637" calcext:value-type="float">
            <text:p>27510,420</text:p>
          </table:table-cell>
          <table:table-cell table:style-name="ce12" table:formula="of:=VAR([.C2:.C202])" office:value-type="float" office:value="728.717964824121" calcext:value-type="float">
            <text:p>728,718</text:p>
          </table:table-cell>
          <table:table-cell table:style-name="ce12" table:formula="of:=VAR([.D2:.D202])" office:value-type="float" office:value="698.091432160804" calcext:value-type="float">
            <text:p>698,091</text:p>
          </table:table-cell>
          <table:table-cell table:style-name="ce17"/>
          <table:table-cell table:style-name="ce18" table:number-columns-repeated="6"/>
          <table:table-cell table:number-columns-repeated="243"/>
        </table:table-row>
        <table:table-row table:style-name="ro3">
          <table:table-cell table:style-name="ce4" office:value-type="string" calcext:value-type="string">
            <text:p>Desvio Padrão</text:p>
          </table:table-cell>
          <table:table-cell table:style-name="ce12" table:formula="of:=STDEV([.B3:.B202])" office:value-type="float" office:value="165.862655483878" calcext:value-type="float">
            <text:p>165,863</text:p>
          </table:table-cell>
          <table:table-cell table:style-name="ce12" table:formula="of:=STDEV([.C3:.C202])" office:value-type="float" office:value="26.9947766211191" calcext:value-type="float">
            <text:p>26,995</text:p>
          </table:table-cell>
          <table:table-cell table:style-name="ce12" table:formula="of:=STDEV([.D3:.D202])" office:value-type="float" office:value="26.4214199497454" calcext:value-type="float">
            <text:p>26,421</text:p>
          </table:table-cell>
          <table:table-cell table:style-name="ce17"/>
          <table:table-cell table:style-name="ce18" table:number-columns-repeated="6"/>
          <table:table-cell table:number-columns-repeated="243"/>
        </table:table-row>
        <table:table-row table:style-name="ro4">
          <table:table-cell table:style-name="ce4" office:value-type="string" calcext:value-type="string">
            <text:p>Coeficiente de Variação</text:p>
          </table:table-cell>
          <table:table-cell table:style-name="ce12" table:formula="of:=[.B207]/[.B205]" office:value-type="float" office:value="0.69630474352352" calcext:value-type="float">
            <text:p>0,696</text:p>
          </table:table-cell>
          <table:table-cell table:style-name="ce12" table:formula="of:=[.C207]/[.C205]" office:value-type="float" office:value="0.525445773647088" calcext:value-type="float">
            <text:p>0,525</text:p>
          </table:table-cell>
          <table:table-cell table:style-name="ce12" table:formula="of:=[.D207]/[.D205]" office:value-type="float" office:value="0.589172035895761" calcext:value-type="float">
            <text:p>0,589</text:p>
          </table:table-cell>
          <table:table-cell table:style-name="ce17"/>
          <table:table-cell table:style-name="ce18" table:number-columns-repeated="6"/>
          <table:table-cell table:number-columns-repeated="243"/>
        </table:table-row>
        <table:table-row table:style-name="ro1">
          <table:table-cell table:style-name="ce3" office:value-type="string" calcext:value-type="string">
            <text:p>Valor Máximo</text:p>
          </table:table-cell>
          <table:table-cell table:style-name="ce12" table:formula="of:=MAX([.B3:.B202])" office:value-type="float" office:value="507.450031344355" calcext:value-type="float">
            <text:p>507,450</text:p>
          </table:table-cell>
          <table:table-cell table:style-name="ce12" table:formula="of:=MAX([.C3:.C202])" office:value-type="float" office:value="85" calcext:value-type="float">
            <text:p>85,000</text:p>
          </table:table-cell>
          <table:table-cell table:style-name="ce12" table:formula="of:=MAX([.D3:.D202])" office:value-type="float" office:value="92" calcext:value-type="float">
            <text:p>92,000</text:p>
          </table:table-cell>
          <table:table-cell table:style-name="ce17"/>
          <table:table-cell table:style-name="ce18" table:number-columns-repeated="6"/>
          <table:table-cell table:number-columns-repeated="243"/>
        </table:table-row>
        <table:table-row table:style-name="ro1">
          <table:table-cell table:style-name="ce3" office:value-type="string" calcext:value-type="string">
            <text:p>Valor Mínimo</text:p>
          </table:table-cell>
          <table:table-cell table:style-name="ce12" table:formula="of:=MIN([.B3:.B202])" office:value-type="float" office:value="23.596747213691" calcext:value-type="float">
            <text:p>23,597</text:p>
          </table:table-cell>
          <table:table-cell table:style-name="ce12" table:formula="of:=MIN([.C3:.C202])" office:value-type="float" office:value="5" calcext:value-type="float">
            <text:p>5,000</text:p>
          </table:table-cell>
          <table:table-cell table:style-name="ce12" table:formula="of:=MIN([.D3:.D202])" office:value-type="float" office:value="7" calcext:value-type="float">
            <text:p>7,000</text:p>
          </table:table-cell>
          <table:table-cell table:style-name="ce17"/>
          <table:table-cell table:style-name="ce18" table:number-columns-repeated="6"/>
          <table:table-cell table:number-columns-repeated="243"/>
        </table:table-row>
        <table:table-row table:style-name="ro1">
          <table:table-cell table:style-name="ce5" office:value-type="string" calcext:value-type="string">
            <text:p>Range</text:p>
          </table:table-cell>
          <table:table-cell table:style-name="ce14" table:formula="of:=[.B209]-[.B210]" office:value-type="float" office:value="483.853284130664" calcext:value-type="float">
            <text:p>483,853</text:p>
          </table:table-cell>
          <table:table-cell table:style-name="ce14" table:formula="of:=[.C209]-[.C210]" office:value-type="float" office:value="80" calcext:value-type="float">
            <text:p>80,000</text:p>
          </table:table-cell>
          <table:table-cell table:style-name="ce14" table:formula="of:=[.D209]-[.D210]" office:value-type="float" office:value="85" calcext:value-type="float">
            <text:p>85,000</text:p>
          </table:table-cell>
          <table:table-cell table:style-name="ce18" table:number-columns-repeated="7"/>
          <table:table-cell table:number-columns-repeated="243"/>
        </table:table-row>
        <table:table-row table:style-name="ro1">
          <table:table-cell table:style-name="ce6" office:value-type="string" calcext:value-type="string">
            <text:p>1º Quartil</text:p>
          </table:table-cell>
          <table:table-cell table:style-name="ce15" table:formula="of:=PERCENTILE([.B3:.B202];0.25)" office:value-type="float" office:value="104.439406223523" calcext:value-type="float">
            <text:p>104,439</text:p>
          </table:table-cell>
          <table:table-cell table:style-name="ce15" table:formula="of:=PERCENTILE([.C3:.C202];0.25)" office:value-type="float" office:value="33" calcext:value-type="float">
            <text:p>33,000</text:p>
          </table:table-cell>
          <table:table-cell table:style-name="ce15" table:formula="of:=PERCENTILE([.D3:.D202];0.25)" office:value-type="float" office:value="26.25" calcext:value-type="float">
            <text:p>26,250</text:p>
          </table:table-cell>
          <table:table-cell table:style-name="ce18" table:number-columns-repeated="7"/>
          <table:table-cell table:number-columns-repeated="243"/>
        </table:table-row>
        <table:table-row table:style-name="ro1">
          <table:table-cell table:style-name="ce6" office:value-type="string" calcext:value-type="string">
            <text:p>2º Quartil</text:p>
          </table:table-cell>
          <table:table-cell table:style-name="ce15" table:formula="of:=PERCENTILE([.B3:.B202];0.5)" office:value-type="float" office:value="151.624666692065" calcext:value-type="float">
            <text:p>151,625</text:p>
          </table:table-cell>
          <table:table-cell table:style-name="ce15" table:formula="of:=PERCENTILE([.C3:.C202];0.5)" office:value-type="float" office:value="63" calcext:value-type="float">
            <text:p>63,000</text:p>
          </table:table-cell>
          <table:table-cell table:style-name="ce15" table:formula="of:=PERCENTILE([.D3:.D202];0.5)" office:value-type="float" office:value="39" calcext:value-type="float">
            <text:p>39,000</text:p>
          </table:table-cell>
          <table:table-cell table:style-name="ce18" table:number-columns-repeated="7"/>
          <table:table-cell table:number-columns-repeated="243"/>
        </table:table-row>
        <table:table-row table:style-name="ro1">
          <table:table-cell table:style-name="ce6" office:value-type="string" calcext:value-type="string">
            <text:p>3º Quartil</text:p>
          </table:table-cell>
          <table:table-cell table:style-name="ce15" table:formula="of:=PERCENTILE([.B3:.B202];0.75)" office:value-type="float" office:value="418.05216495957" calcext:value-type="float">
            <text:p>418,052</text:p>
          </table:table-cell>
          <table:table-cell table:style-name="ce15" table:formula="of:=PERCENTILE([.C3:.C202];0.75)" office:value-type="float" office:value="72" calcext:value-type="float">
            <text:p>72,000</text:p>
          </table:table-cell>
          <table:table-cell table:style-name="ce15" table:formula="of:=PERCENTILE([.D3:.D202];0.75)" office:value-type="float" office:value="68" calcext:value-type="float">
            <text:p>68,000</text:p>
          </table:table-cell>
          <table:table-cell table:style-name="ce18" table:number-columns-repeated="7"/>
          <table:table-cell table:number-columns-repeated="243"/>
        </table:table-row>
        <table:table-row table:style-name="ro1">
          <table:table-cell table:style-name="ce6" office:value-type="string" calcext:value-type="string">
            <text:p>Mediana</text:p>
          </table:table-cell>
          <table:table-cell table:style-name="ce16" table:formula="of:=MEDIAN([.B3:.B202])" office:value-type="float" office:value="151.624666692065" calcext:value-type="float">
            <text:p>151,625</text:p>
          </table:table-cell>
          <table:table-cell table:style-name="ce16" table:formula="of:=MEDIAN([.C3:.C202])" office:value-type="float" office:value="63" calcext:value-type="float">
            <text:p>63,000</text:p>
          </table:table-cell>
          <table:table-cell table:style-name="ce16" table:formula="of:=MEDIAN([.D3:.D202])" office:value-type="float" office:value="39" calcext:value-type="float">
            <text:p>39,000</text:p>
          </table:table-cell>
          <table:table-cell table:style-name="ce18" table:number-columns-repeated="7"/>
          <table:table-cell table:number-columns-repeated="243"/>
        </table:table-row>
        <table:table-row table:style-name="ro1">
          <table:table-cell table:style-name="Default" table:number-columns-repeated="3"/>
          <table:table-cell table:number-columns-repeated="251"/>
        </table:table-row>
        <table:table-row table:style-name="ro1">
          <table:table-cell table:style-name="Default" office:value-type="string" calcext:value-type="string">
            <text:p>1/(n-1)</text:p>
          </table:table-cell>
          <table:table-cell table:style-name="Default" table:formula="of:=1/(200-1)" office:value-type="float" office:value="0.0050251256281407" calcext:value-type="float">
            <text:p>0,0050251256</text:p>
          </table:table-cell>
          <table:table-cell table:style-name="Default"/>
          <table:table-cell table:number-columns-repeated="251"/>
        </table:table-row>
        <table:table-row table:style-name="ro1" table:number-rows-repeated="4">
          <table:table-cell table:style-name="Default" table:number-columns-repeated="3"/>
          <table:table-cell table:number-columns-repeated="251"/>
        </table:table-row>
        <table:table-row table:style-name="ro5">
          <table:table-cell table:style-name="ce7" office:value-type="string" calcext:value-type="string">
            <text:p>Correlação R(cpu,d1,d2)</text:p>
          </table:table-cell>
          <table:table-cell table:style-name="Default" table:number-columns-repeated="2"/>
          <table:table-cell table:number-columns-repeated="251"/>
        </table:table-row>
        <table:table-row table:style-name="ro1" table:number-rows-repeated="4">
          <table:table-cell table:style-name="Default" table:number-columns-repeated="3"/>
          <table:table-cell table:number-columns-repeated="251"/>
        </table:table-row>
        <table:table-row table:style-name="ro1" table:number-rows-repeated="1048349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graficosHistograma" table:style-name="ta2">
        <table:shapes>
          <draw:frame draw:z-index="0" draw:style-name="gr1" draw:text-style-name="P1" svg:width="16.001cm" svg:height="9.012cm" svg:x="11.322cm" svg:y="0cm">
            <draw:object draw:notify-on-update-of-ranges="graficosHistograma.B2:graficosHistograma.B11 graficosHistograma.C2:graficosHistograma.C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.004cm" svg:height="9.012cm" svg:x="11.225cm" svg:y="10.207cm">
            <draw:object draw:notify-on-update-of-ranges="graficosHistograma.B21:graficosHistograma.B30 graficosHistograma.C21:graficosHistograma.C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6.004cm" svg:height="9.012cm" svg:x="11.127cm" svg:y="20.673cm">
            <draw:object draw:notify-on-update-of-ranges="graficosHistograma.B42:graficosHistograma.B51 graficosHistograma.C42:graficosHistograma.C5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7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6" office:value-type="string" calcext:value-type="string">
            <text:p>Classes CPU</text:p>
          </table:table-cell>
          <table:table-cell table:style-name="ce5" office:value-type="string" calcext:value-type="string">
            <text:p>Frequência CPU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75" calcext:value-type="float">
            <text:p>75</text:p>
          </table:table-cell>
          <table:table-cell table:style-name="ce5" table:number-matrix-columns-spanned="1" table:number-matrix-rows-spanned="10" table:formula="of:=FREQUENCY([dados.B3:dados.B202];[graficosHistograma.B2:graficosHistograma.B10])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table:formula="of:=[graficosHistograma.B2]+49" office:value-type="float" office:value="124" calcext:value-type="float">
            <text:p>12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table:formula="of:=[graficosHistograma.B3]+48" office:value-type="float" office:value="172" calcext:value-type="float">
            <text:p>172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table:formula="of:=[graficosHistograma.B4]+48" office:value-type="float" office:value="220" calcext:value-type="float">
            <text:p>2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table:formula="of:=[graficosHistograma.B5]+48" office:value-type="float" office:value="268" calcext:value-type="float">
            <text:p>26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table:formula="of:=[graficosHistograma.B6]+48" office:value-type="float" office:value="316" calcext:value-type="float">
            <text:p>31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table:formula="of:=[graficosHistograma.B7]+48" office:value-type="float" office:value="364" calcext:value-type="float">
            <text:p>36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table:formula="of:=[graficosHistograma.B8]+48" office:value-type="float" office:value="412" calcext:value-type="float">
            <text:p>412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table:formula="of:=[graficosHistograma.B9]+48" office:value-type="float" office:value="460" calcext:value-type="float">
            <text:p>460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table:formula="of:=[graficosHistograma.B10]+48" office:value-type="float" office:value="508" calcext:value-type="float">
            <text:p>508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1"/>
        </table:table-row>
        <table:table-row table:style-name="ro1" table:number-rows-repeated="8">
          <table:table-cell table:number-columns-repeated="14"/>
        </table:table-row>
        <table:table-row table:style-name="ro1">
          <table:table-cell/>
          <table:table-cell office:value-type="string" calcext:value-type="string">
            <text:p>Classe Disco 1</text:p>
          </table:table-cell>
          <table:table-cell office:value-type="string" calcext:value-type="string">
            <text:p>Frequência Disco 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5" table:number-matrix-columns-spanned="1" table:number-matrix-rows-spanned="10" table:formula="of:=FREQUENCY([dados.C3:dados.C202];[graficosHistograma.B21:graficosHistograma.B29])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table:formula="of:=[.B21]+8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table:formula="of:=[.B22]+8" office:value-type="float" office:value="32" calcext:value-type="float">
            <text:p>3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table:formula="of:=[.B23]+8" office:value-type="float" office:value="40" calcext:value-type="float">
            <text:p>4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table:formula="of:=[.B24]+8" office:value-type="float" office:value="48" calcext:value-type="float">
            <text:p>48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table:formula="of:=[.B25]+8" office:value-type="float" office:value="56" calcext:value-type="float">
            <text:p>56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table:formula="of:=[.B26]+8" office:value-type="float" office:value="64" calcext:value-type="float">
            <text:p>64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table:formula="of:=[.B27]+8" office:value-type="float" office:value="72" calcext:value-type="float">
            <text:p>72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table:formula="of:=[.B28]+8" office:value-type="float" office:value="80" calcext:value-type="float">
            <text:p>80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table:formula="of:=[.B29]+8" office:value-type="float" office:value="88" calcext:value-type="float">
            <text:p>8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1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/>
          <table:table-cell office:value-type="string" calcext:value-type="string">
            <text:p>Classe Disco 2</text:p>
          </table:table-cell>
          <table:table-cell office:value-type="string" calcext:value-type="string">
            <text:p>Frequência Disco 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 table:number-matrix-columns-spanned="1" table:number-matrix-rows-spanned="10" table:formula="of:=FREQUENCY([dados.D3:dados.D202];[graficosHistograma.B42:graficosHistograma.B50])"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table:formula="of:=[.B42]+9" office:value-type="float" office:value="21" calcext:value-type="float">
            <text:p>21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table:formula="of:=[.B43]+9" office:value-type="float" office:value="30" calcext:value-type="float">
            <text:p>3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table:formula="of:=[.B44]+9" office:value-type="float" office:value="39" calcext:value-type="float">
            <text:p>3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table:formula="of:=[.B45]+9" office:value-type="float" office:value="48" calcext:value-type="float">
            <text:p>48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table:formula="of:=[.B46]+9" office:value-type="float" office:value="57" calcext:value-type="float">
            <text:p>57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table:formula="of:=[.B47]+9" office:value-type="float" office:value="66" calcext:value-type="float">
            <text:p>66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table:formula="of:=[.B48]+9" office:value-type="float" office:value="75" calcext:value-type="float">
            <text:p>75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table:formula="of:=[.B49]+9" office:value-type="float" office:value="84" calcext:value-type="float">
            <text:p>84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table:formula="of:=[.B50]+9" office:value-type="float" office:value="93" calcext:value-type="float">
            <text:p>93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1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3"/>
          <table:table-cell table:formula="of:=COM.MICROSOFT.F.DIST.RT( [dados.B3:dados.B202];1;1)" office:value-type="float" office:value="0.0329239403339185" calcext:value-type="float">
            <text:p>0,0329239403</text:p>
          </table:table-cell>
        </table:table-row>
        <table:table-row table:style-name="ro1" table:number-rows-repeated="104851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raficosBoxPlot" table:style-name="ta2">
        <table:shapes>
          <draw:frame draw:z-index="0" draw:style-name="gr1" draw:text-style-name="P1" svg:width="16.001cm" svg:height="8.979cm" svg:x="18.486cm" svg:y="2.972cm">
            <draw:object draw:notify-on-update-of-ranges="graficosBoxPlot.A8:graficosBoxPlot.A8 graficosBoxPlot.A9:graficosBoxPlot.A9 graficosBoxPlot.A12:graficosBoxPlot.A12 graficosBoxPlot.A10:graficosBoxPlot.A10 graficosBoxPlot.A11:graficosBoxPlot.A11 graficosBoxPlot.A12:graficosBoxPlot.A12 graficosBoxPlot.A12:graficosBoxPlot.A1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5.98cm" svg:height="9.019cm" svg:x="18.421cm" svg:y="13.178cm">
            <draw:object draw:notify-on-update-of-ranges="graficosBoxPlot.B8:graficosBoxPlot.C8 graficosBoxPlot.B9:graficosBoxPlot.C9 graficosBoxPlot.B9:graficosBoxPlot.C9 graficosBoxPlot.B10:graficosBoxPlot.C10 graficosBoxPlot.B11:graficosBoxPlot.C11 graficosBoxPlot.B12:graficosBoxPlot.C12 graficosBoxPlot.B12:graficosBoxPlot.C1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3" table:default-cell-style-name="Default"/>
        <table:table-column table:style-name="co8" table:number-columns-repeated="2" table:default-cell-style-name="Default"/>
        <table:table-column table:style-name="co3" table:number-columns-repeated="5" table:default-cell-style-name="Default"/>
        <table:table-row table:style-name="ro6">
          <table:table-cell table:style-name="ce27"/>
          <table:table-cell table:style-name="ce3" office:value-type="string" calcext:value-type="string">
            <text:p>Valor Máximo</text:p>
          </table:table-cell>
          <table:table-cell table:style-name="ce6" office:value-type="string" calcext:value-type="string">
            <text:p>3º Quartil</text:p>
          </table:table-cell>
          <table:table-cell table:style-name="ce6" office:value-type="string" calcext:value-type="string">
            <text:p>Mediana</text:p>
          </table:table-cell>
          <table:table-cell table:style-name="ce6" office:value-type="string" calcext:value-type="string">
            <text:p>1º Quartil</text:p>
          </table:table-cell>
          <table:table-cell table:style-name="ce3" office:value-type="string" calcext:value-type="string">
            <text:p>Valor Mínimo</text:p>
          </table:table-cell>
          <table:table-cell table:style-name="ce4" office:value-type="string" calcext:value-type="string">
            <text:p>Desvio Padrão</text:p>
          </table:table-cell>
          <table:table-cell table:style-name="ce4" office:value-type="string" calcext:value-type="string">
            <text:p>Média</text:p>
          </table:table-cell>
        </table:table-row>
        <table:table-row table:style-name="ro1">
          <table:table-cell table:style-name="ce6" office:value-type="string" calcext:value-type="string">
            <text:p>CPU</text:p>
          </table:table-cell>
          <table:table-cell table:style-name="ce13" table:formula="of:=MAX([dados.B3:dados.B202])" office:value-type="float" office:value="507.450031344355" calcext:value-type="float">
            <text:p>507,45</text:p>
          </table:table-cell>
          <table:table-cell table:style-name="ce31" office:value-type="float" office:value="418.05216495957" calcext:value-type="float">
            <text:p>418,05</text:p>
          </table:table-cell>
          <table:table-cell table:style-name="ce32" office:value-type="float" office:value="151.624666692065" calcext:value-type="float">
            <text:p>151,62</text:p>
          </table:table-cell>
          <table:table-cell table:style-name="ce31" office:value-type="float" office:value="104.439406223523" calcext:value-type="float">
            <text:p>104,44</text:p>
          </table:table-cell>
          <table:table-cell table:style-name="ce13" table:formula="of:=MIN([dados.B3:dados.B202])" office:value-type="float" office:value="23.596747213691" calcext:value-type="float">
            <text:p>23,60</text:p>
          </table:table-cell>
          <table:table-cell table:style-name="ce13" office:value-type="float" office:value="165.862655483878" calcext:value-type="float">
            <text:p>165,86</text:p>
          </table:table-cell>
          <table:table-cell table:style-name="ce13" office:value-type="float" office:value="238.204115405794" calcext:value-type="float">
            <text:p>238,20</text:p>
          </table:table-cell>
        </table:table-row>
        <table:table-row table:style-name="ro1">
          <table:table-cell table:style-name="ce6" office:value-type="string" calcext:value-type="string">
            <text:p>DISCO 1</text:p>
          </table:table-cell>
          <table:table-cell table:style-name="ce13" table:formula="of:=MAX([dados.C3:dados.C202])" office:value-type="float" office:value="85" calcext:value-type="float">
            <text:p>85,00</text:p>
          </table:table-cell>
          <table:table-cell table:style-name="ce31" office:value-type="float" office:value="72" calcext:value-type="float">
            <text:p>72,00</text:p>
          </table:table-cell>
          <table:table-cell table:style-name="ce6" office:value-type="float" office:value="63" calcext:value-type="float">
            <text:p>63</text:p>
          </table:table-cell>
          <table:table-cell table:style-name="ce31" office:value-type="float" office:value="33" calcext:value-type="float">
            <text:p>33,00</text:p>
          </table:table-cell>
          <table:table-cell table:style-name="ce13" table:formula="of:=MIN([dados.C3:dados.C202])" office:value-type="float" office:value="5" calcext:value-type="float">
            <text:p>5,00</text:p>
          </table:table-cell>
          <table:table-cell table:style-name="ce13" office:value-type="float" office:value="26.9947766211191" calcext:value-type="float">
            <text:p>26,99</text:p>
          </table:table-cell>
          <table:table-cell table:style-name="ce13" office:value-type="float" office:value="51.375" calcext:value-type="float">
            <text:p>51,38</text:p>
          </table:table-cell>
        </table:table-row>
        <table:table-row table:style-name="ro1">
          <table:table-cell table:style-name="ce6" office:value-type="string" calcext:value-type="string">
            <text:p>DISCO 2</text:p>
          </table:table-cell>
          <table:table-cell table:style-name="ce13" table:formula="of:=MAX([dados.D3:dados.D202])" office:value-type="float" office:value="92" calcext:value-type="float">
            <text:p>92,00</text:p>
          </table:table-cell>
          <table:table-cell table:style-name="ce31" office:value-type="float" office:value="68" calcext:value-type="float">
            <text:p>68,00</text:p>
          </table:table-cell>
          <table:table-cell table:style-name="ce6" office:value-type="float" office:value="39" calcext:value-type="float">
            <text:p>39</text:p>
          </table:table-cell>
          <table:table-cell table:style-name="ce31" office:value-type="float" office:value="26.25" calcext:value-type="float">
            <text:p>26,25</text:p>
          </table:table-cell>
          <table:table-cell table:style-name="ce13" table:formula="of:=MIN([dados.D3:dados.D202])" office:value-type="float" office:value="7" calcext:value-type="float">
            <text:p>7,00</text:p>
          </table:table-cell>
          <table:table-cell table:style-name="ce13" office:value-type="float" office:value="26.4214199497454" calcext:value-type="float">
            <text:p>26,42</text:p>
          </table:table-cell>
          <table:table-cell table:style-name="ce13" office:value-type="float" office:value="44.845" calcext:value-type="float">
            <text:p>44,8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8" office:value-type="string" calcext:value-type="string" table:number-columns-spanned="3" table:number-rows-spanned="1">
            <text:p>Diferenças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29" office:value-type="string" calcext:value-type="string">
            <text:p>CPU</text:p>
          </table:table-cell>
          <table:table-cell table:style-name="ce29" office:value-type="string" calcext:value-type="string">
            <text:p>Disco 1</text:p>
          </table:table-cell>
          <table:table-cell table:style-name="ce29" office:value-type="string" calcext:value-type="string">
            <text:p>Disco 2</text:p>
          </table:table-cell>
          <table:table-cell table:number-columns-repeated="5"/>
        </table:table-row>
        <table:table-row table:style-name="ro1">
          <table:table-cell table:style-name="ce30" table:formula="of:=[.F2]" office:value-type="float" office:value="23.596747213691" calcext:value-type="float">
            <text:p>23,60</text:p>
          </table:table-cell>
          <table:table-cell table:formula="of:=[.F3]" office:value-type="float" office:value="5" calcext:value-type="float">
            <text:p>5</text:p>
          </table:table-cell>
          <table:table-cell table:formula="of:=[.F4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30" table:formula="of:=[.E2]-[.F2]" office:value-type="float" office:value="80.842659009832" calcext:value-type="float">
            <text:p>80,84</text:p>
          </table:table-cell>
          <table:table-cell table:formula="of:=[.E3]-[.F3]" office:value-type="float" office:value="28" calcext:value-type="float">
            <text:p>28</text:p>
          </table:table-cell>
          <table:table-cell table:formula="of:=[.E4]-[.F4]" office:value-type="float" office:value="19.25" calcext:value-type="float">
            <text:p>19,25</text:p>
          </table:table-cell>
          <table:table-cell table:number-columns-repeated="5"/>
        </table:table-row>
        <table:table-row table:style-name="ro1">
          <table:table-cell table:style-name="ce30" table:formula="of:=[.D2]-[.E2]" office:value-type="float" office:value="47.185260468542" calcext:value-type="float">
            <text:p>47,19</text:p>
          </table:table-cell>
          <table:table-cell table:formula="of:=[.D3]-[.E3]" office:value-type="float" office:value="30" calcext:value-type="float">
            <text:p>30</text:p>
          </table:table-cell>
          <table:table-cell table:formula="of:=[.D4]-[.E4]" office:value-type="float" office:value="12.75" calcext:value-type="float">
            <text:p>12,75</text:p>
          </table:table-cell>
          <table:table-cell table:number-columns-repeated="5"/>
        </table:table-row>
        <table:table-row table:style-name="ro1">
          <table:table-cell table:style-name="ce30" table:formula="of:=[.C2]-[.D2]" office:value-type="float" office:value="266.427498267505" calcext:value-type="float">
            <text:p>266,43</text:p>
          </table:table-cell>
          <table:table-cell table:formula="of:=[.C3]-[.D3]" office:value-type="float" office:value="9" calcext:value-type="float">
            <text:p>9</text:p>
          </table:table-cell>
          <table:table-cell table:formula="of:=[.C4]-[.D4]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0" table:formula="of:=[.B2]-[.C2]" office:value-type="float" office:value="89.397866384785" calcext:value-type="float">
            <text:p>89,40</text:p>
          </table:table-cell>
          <table:table-cell table:formula="of:=[.B3]-[.C3]" office:value-type="float" office:value="13" calcext:value-type="float">
            <text:p>13</text:p>
          </table:table-cell>
          <table:table-cell table:formula="of:=[.B4]-[.C4]" office:value-type="float" office:value="24" calcext:value-type="float">
            <text:p>24</text:p>
          </table:table-cell>
          <table:table-cell table:number-columns-repeated="5"/>
        </table:table-row>
        <table:table-row table:style-name="ro1" table:number-rows-repeated="188">
          <table:table-cell table:style-name="ce29" table:number-columns-repeated="2"/>
          <table:table-cell table:number-columns-repeated="6"/>
        </table:table-row>
        <table:table-row table:style-name="ro1" table:number-rows-repeated="10483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raficosCDF" table:style-name="ta2">
        <table:shapes>
          <draw:frame draw:z-index="0" draw:style-name="gr1" draw:text-style-name="P1" svg:width="15.999cm" svg:height="8.985cm" svg:x="11.54cm" svg:y="0.874cm">
            <draw:object draw:notify-on-update-of-ranges="graficosCDF.A2:graficosCDF.A201 graficosCDF.D2:graficosCDF.D20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77cm" svg:height="8.993cm" svg:x="11.531cm" svg:y="11.921cm">
            <draw:object draw:notify-on-update-of-ranges="graficosCDF.B2:graficosCDF.B201 graficosCDF.D2:graficosCDF.D20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.977cm" svg:height="8.993cm" svg:x="11.597cm" svg:y="22.305cm">
            <draw:object draw:notify-on-update-of-ranges="graficosCDF.C2:graficosCDF.C201 graficosCDF.D2:graficosCDF.D20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default-cell-style-name="ce10"/>
        <table:table-column table:style-name="co9" table:default-cell-style-name="ce33"/>
        <table:table-column table:style-name="co3" table:default-cell-style-name="ce33"/>
        <table:table-column table:style-name="co3" table:default-cell-style-name="ce34"/>
        <table:table-row table:style-name="ro1">
          <table:table-cell table:style-name="ce9" office:value-type="string" calcext:value-type="string">
            <text:p>CPU</text:p>
          </table:table-cell>
          <table:table-cell table:style-name="ce9" office:value-type="string" calcext:value-type="string">
            <text:p>Disk 1</text:p>
          </table:table-cell>
          <table:table-cell table:style-name="ce9" office:value-type="string" calcext:value-type="string">
            <text:p>Disk 2</text:p>
          </table:table-cell>
          <table:table-cell table:style-name="ce27" office:value-type="string" calcext:value-type="string">
            <text:p>Frequência Atual</text:p>
          </table:table-cell>
        </table:table-row>
        <table:table-row table:style-name="ro1">
          <table:table-cell office:value-type="float" office:value="23.596747213691" calcext:value-type="float">
            <text:p>23,59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6" table:formula="of:=(1/200)"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24.0466041112303" calcext:value-type="float">
            <text:p>24,04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1/200)+[graficosCDF.D2]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5.433156288096" calcext:value-type="float">
            <text:p>25,43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1/200)+[graficosCDF.D3]"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27.2097396592775" calcext:value-type="float">
            <text:p>27,2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(1/200)+[graficosCDF.D4]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27.3335701378681" calcext:value-type="float">
            <text:p>27,33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(1/200)+[graficosCDF.D5]"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33.8001572993351" calcext:value-type="float">
            <text:p>33,8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(1/200)+[graficosCDF.D6]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35.4029990003648" calcext:value-type="float">
            <text:p>35,40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(1/200)+[graficosCDF.D7]"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35.937323946791" calcext:value-type="float">
            <text:p>35,93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(1/200)+[graficosCDF.D8]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39.7102598907976" calcext:value-type="float">
            <text:p>39,7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(1/200)+[graficosCDF.D9]"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46.9775639575088" calcext:value-type="float">
            <text:p>46,97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(1/200)+[graficosCDF.D10]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47.2682437847426" calcext:value-type="float">
            <text:p>47,26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(1/200)+[graficosCDF.D11]" office:value-type="float" office:value="0.055" calcext:value-type="float">
            <text:p>0,055</text:p>
          </table:table-cell>
        </table:table-row>
        <table:table-row table:style-name="ro1">
          <table:table-cell office:value-type="float" office:value="47.3867644587026" calcext:value-type="float">
            <text:p>47,38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(1/200)+[graficosCDF.D12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7.956307644264" calcext:value-type="float">
            <text:p>47,95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(1/200)+[graficosCDF.D13]" office:value-type="float" office:value="0.065" calcext:value-type="float">
            <text:p>0,065</text:p>
          </table:table-cell>
        </table:table-row>
        <table:table-row table:style-name="ro1">
          <table:table-cell office:value-type="float" office:value="48.0138354345065" calcext:value-type="float">
            <text:p>48,0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(1/200)+[graficosCDF.D14]"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48.2109806937393" calcext:value-type="float">
            <text:p>48,2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(1/200)+[graficosCDF.D15]" office:value-type="float" office:value="0.075" calcext:value-type="float">
            <text:p>0,075</text:p>
          </table:table-cell>
        </table:table-row>
        <table:table-row table:style-name="ro1">
          <table:table-cell office:value-type="float" office:value="51.0619833252067" calcext:value-type="float">
            <text:p>51,06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(1/200)+[graficosCDF.D16]"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51.2241504907796" calcext:value-type="float">
            <text:p>51,22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(1/200)+[graficosCDF.D17]" office:value-type="float" office:value="0.085" calcext:value-type="float">
            <text:p>0,085</text:p>
          </table:table-cell>
        </table:table-row>
        <table:table-row table:style-name="ro1">
          <table:table-cell office:value-type="float" office:value="54.3341447064803" calcext:value-type="float">
            <text:p>54,33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(1/200)+[graficosCDF.D18]"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58.7892611680157" calcext:value-type="float">
            <text:p>58,78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(1/200)+[graficosCDF.D19]" office:value-type="float" office:value="0.095" calcext:value-type="float">
            <text:p>0,095</text:p>
          </table:table-cell>
        </table:table-row>
        <table:table-row table:style-name="ro1">
          <table:table-cell office:value-type="float" office:value="59.2543303931073" calcext:value-type="float">
            <text:p>59,25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(1/200)+[graficosCDF.D20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9.7948512276925" calcext:value-type="float">
            <text:p>59,79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(1/200)+[graficosCDF.D21]" office:value-type="float" office:value="0.105" calcext:value-type="float">
            <text:p>0,105</text:p>
          </table:table-cell>
        </table:table-row>
        <table:table-row table:style-name="ro1">
          <table:table-cell office:value-type="float" office:value="59.9029500883103" calcext:value-type="float">
            <text:p>59,90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(1/200)+[graficosCDF.D22]"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61.1151090787312" calcext:value-type="float">
            <text:p>61,1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1/200)+[graficosCDF.D23]" office:value-type="float" office:value="0.115" calcext:value-type="float">
            <text:p>0,115</text:p>
          </table:table-cell>
        </table:table-row>
        <table:table-row table:style-name="ro1">
          <table:table-cell office:value-type="float" office:value="64.3830412020161" calcext:value-type="float">
            <text:p>64,38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(1/200)+[graficosCDF.D24]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65.6163572156787" calcext:value-type="float">
            <text:p>65,6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(1/200)+[graficosCDF.D25]" office:value-type="float" office:value="0.125" calcext:value-type="float">
            <text:p>0,125</text:p>
          </table:table-cell>
        </table:table-row>
        <table:table-row table:style-name="ro1">
          <table:table-cell office:value-type="float" office:value="70.9001907696621" calcext:value-type="float">
            <text:p>70,9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(1/200)+[graficosCDF.D26]"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71.041616219304" calcext:value-type="float">
            <text:p>71,04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(1/200)+[graficosCDF.D27]" office:value-type="float" office:value="0.135" calcext:value-type="float">
            <text:p>0,135</text:p>
          </table:table-cell>
        </table:table-row>
        <table:table-row table:style-name="ro1">
          <table:table-cell office:value-type="float" office:value="71.7458281454168" calcext:value-type="float">
            <text:p>71,74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(1/200)+[graficosCDF.D28]"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72.3010214858986" calcext:value-type="float">
            <text:p>72,30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(1/200)+[graficosCDF.D29]" office:value-type="float" office:value="0.145" calcext:value-type="float">
            <text:p>0,145</text:p>
          </table:table-cell>
        </table:table-row>
        <table:table-row table:style-name="ro1">
          <table:table-cell office:value-type="float" office:value="72.452728317208" calcext:value-type="float">
            <text:p>72,45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(1/200)+[graficosCDF.D30]"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73.8873670105344" calcext:value-type="float">
            <text:p>73,88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(1/200)+[graficosCDF.D31]" office:value-type="float" office:value="0.155" calcext:value-type="float">
            <text:p>0,155</text:p>
          </table:table-cell>
        </table:table-row>
        <table:table-row table:style-name="ro1">
          <table:table-cell office:value-type="float" office:value="74.8862231885506" calcext:value-type="float">
            <text:p>74,88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(1/200)+[graficosCDF.D32]"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75.2935908551612" calcext:value-type="float">
            <text:p>75,29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(1/200)+[graficosCDF.D33]" office:value-type="float" office:value="0.165" calcext:value-type="float">
            <text:p>0,165</text:p>
          </table:table-cell>
        </table:table-row>
        <table:table-row table:style-name="ro1">
          <table:table-cell office:value-type="float" office:value="76.0177415229842" calcext:value-type="float">
            <text:p>76,01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(1/200)+[graficosCDF.D34]"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76.8892850826281" calcext:value-type="float">
            <text:p>76,88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(1/200)+[graficosCDF.D35]" office:value-type="float" office:value="0.175" calcext:value-type="float">
            <text:p>0,175</text:p>
          </table:table-cell>
        </table:table-row>
        <table:table-row table:style-name="ro1">
          <table:table-cell office:value-type="float" office:value="81.1905163428587" calcext:value-type="float">
            <text:p>81,19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(1/200)+[graficosCDF.D36]"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83.1242774051303" calcext:value-type="float">
            <text:p>83,12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(1/200)+[graficosCDF.D37]" office:value-type="float" office:value="0.185" calcext:value-type="float">
            <text:p>0,185</text:p>
          </table:table-cell>
        </table:table-row>
        <table:table-row table:style-name="ro1">
          <table:table-cell office:value-type="float" office:value="85.0837497840673" calcext:value-type="float">
            <text:p>85,08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(1/200)+[graficosCDF.D38]"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86.3289028516333" calcext:value-type="float">
            <text:p>86,32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(1/200)+[graficosCDF.D39]" office:value-type="float" office:value="0.195" calcext:value-type="float">
            <text:p>0,195</text:p>
          </table:table-cell>
        </table:table-row>
        <table:table-row table:style-name="ro1">
          <table:table-cell office:value-type="float" office:value="87.9111425383554" calcext:value-type="float">
            <text:p>87,9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(1/200)+[graficosCDF.D40]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88.9691029177353" calcext:value-type="float">
            <text:p>88,96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(1/200)+[graficosCDF.D41]" office:value-type="float" office:value="0.205" calcext:value-type="float">
            <text:p>0,205</text:p>
          </table:table-cell>
        </table:table-row>
        <table:table-row table:style-name="ro1">
          <table:table-cell table:style-name="ce2" office:value-type="float" office:value="93.5358594281499" calcext:value-type="float">
            <text:p>93,535859428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(1/200)+[graficosCDF.D42]"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94.6256482282977" calcext:value-type="float">
            <text:p>94,62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(1/200)+[graficosCDF.D43]" office:value-type="float" office:value="0.215" calcext:value-type="float">
            <text:p>0,215</text:p>
          </table:table-cell>
        </table:table-row>
        <table:table-row table:style-name="ro1">
          <table:table-cell table:style-name="ce2" office:value-type="float" office:value="95.135476986795" calcext:value-type="float">
            <text:p>95,135476986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(1/200)+[graficosCDF.D44]" office:value-type="float" office:value="0.22" calcext:value-type="float">
            <text:p>0,22</text:p>
          </table:table-cell>
        </table:table-row>
        <table:table-row table:style-name="ro1">
          <table:table-cell table:style-name="ce2" office:value-type="float" office:value="96.9744343401564" calcext:value-type="float">
            <text:p>96,974434340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(1/200)+[graficosCDF.D45]" office:value-type="float" office:value="0.225" calcext:value-type="float">
            <text:p>0,225</text:p>
          </table:table-cell>
        </table:table-row>
        <table:table-row table:style-name="ro1">
          <table:table-cell table:style-name="ce2" office:value-type="float" office:value="97.9147394006727" calcext:value-type="float">
            <text:p>97,914739400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(1/200)+[graficosCDF.D46]" office:value-type="float" office:value="0.23" calcext:value-type="float">
            <text:p>0,23</text:p>
          </table:table-cell>
        </table:table-row>
        <table:table-row table:style-name="ro1">
          <table:table-cell table:style-name="ce2" office:value-type="float" office:value="99.817061441537" calcext:value-type="float">
            <text:p>99,81706144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(1/200)+[graficosCDF.D47]" office:value-type="float" office:value="0.235" calcext:value-type="float">
            <text:p>0,235</text:p>
          </table:table-cell>
        </table:table-row>
        <table:table-row table:style-name="ro1">
          <table:table-cell office:value-type="float" office:value="100.428171295614" calcext:value-type="float">
            <text:p>100,42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(1/200)+[graficosCDF.D48]" office:value-type="float" office:value="0.24" calcext:value-type="float">
            <text:p>0,24</text:p>
          </table:table-cell>
        </table:table-row>
        <table:table-row table:style-name="ro1">
          <table:table-cell table:style-name="ce2" office:value-type="float" office:value="100.513370487362" calcext:value-type="float">
            <text:p>100,513370487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(1/200)+[graficosCDF.D49]" office:value-type="float" office:value="0.245" calcext:value-type="float">
            <text:p>0,245</text:p>
          </table:table-cell>
        </table:table-row>
        <table:table-row table:style-name="ro1">
          <table:table-cell office:value-type="float" office:value="104.408536583164" calcext:value-type="float">
            <text:p>104,40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(1/200)+[graficosCDF.D50]" office:value-type="float" office:value="0.25" calcext:value-type="float">
            <text:p>0,25</text:p>
          </table:table-cell>
        </table:table-row>
        <table:table-row table:style-name="ro1">
          <table:table-cell table:style-name="ce2" office:value-type="float" office:value="104.449696103642" calcext:value-type="float">
            <text:p>104,4496961036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  <table:table-cell table:formula="of:=(1/200)+[graficosCDF.D51]" office:value-type="float" office:value="0.255" calcext:value-type="float">
            <text:p>0,255</text:p>
          </table:table-cell>
        </table:table-row>
        <table:table-row table:style-name="ro1">
          <table:table-cell table:style-name="ce2" office:value-type="float" office:value="107.579527672699" calcext:value-type="float">
            <text:p>107,5795276727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30" calcext:value-type="float">
            <text:p>30</text:p>
          </table:table-cell>
          <table:table-cell table:formula="of:=(1/200)+[graficosCDF.D52]" office:value-type="float" office:value="0.26" calcext:value-type="float">
            <text:p>0,26</text:p>
          </table:table-cell>
        </table:table-row>
        <table:table-row table:style-name="ro1">
          <table:table-cell table:style-name="ce2" office:value-type="float" office:value="107.68607631597" calcext:value-type="float">
            <text:p>107,686076316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31" calcext:value-type="float">
            <text:p>31</text:p>
          </table:table-cell>
          <table:table-cell table:formula="of:=(1/200)+[graficosCDF.D53]" office:value-type="float" office:value="0.265" calcext:value-type="float">
            <text:p>0,265</text:p>
          </table:table-cell>
        </table:table-row>
        <table:table-row table:style-name="ro1">
          <table:table-cell table:style-name="ce2" office:value-type="float" office:value="108.092665633931" calcext:value-type="float">
            <text:p>108,0926656339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31" calcext:value-type="float">
            <text:p>31</text:p>
          </table:table-cell>
          <table:table-cell table:formula="of:=(1/200)+[graficosCDF.D54]"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108.547678003002" calcext:value-type="float">
            <text:p>108,548</text:p>
          </table:table-cell>
          <table:table-cell office:value-type="float" office:value="43" calcext:value-type="float">
            <text:p>43</text:p>
          </table:table-cell>
          <table:table-cell table:style-name="ce2" office:value-type="float" office:value="31" calcext:value-type="float">
            <text:p>31</text:p>
          </table:table-cell>
          <table:table-cell table:formula="of:=(1/200)+[graficosCDF.D55]" office:value-type="float" office:value="0.275" calcext:value-type="float">
            <text:p>0,275</text:p>
          </table:table-cell>
        </table:table-row>
        <table:table-row table:style-name="ro1">
          <table:table-cell table:style-name="ce2" office:value-type="float" office:value="109.24716801207" calcext:value-type="float">
            <text:p>109,2471680121</text:p>
          </table:table-cell>
          <table:table-cell office:value-type="float" office:value="43" calcext:value-type="float">
            <text:p>43</text:p>
          </table:table-cell>
          <table:table-cell table:style-name="ce2" office:value-type="float" office:value="31" calcext:value-type="float">
            <text:p>31</text:p>
          </table:table-cell>
          <table:table-cell table:formula="of:=(1/200)+[graficosCDF.D56]" office:value-type="float" office:value="0.28" calcext:value-type="float">
            <text:p>0,28</text:p>
          </table:table-cell>
        </table:table-row>
        <table:table-row table:style-name="ro1">
          <table:table-cell table:style-name="ce2" office:value-type="float" office:value="109.525079681729" calcext:value-type="float">
            <text:p>109,5250796817</text:p>
          </table:table-cell>
          <table:table-cell office:value-type="float" office:value="43" calcext:value-type="float">
            <text:p>43</text:p>
          </table:table-cell>
          <table:table-cell table:style-name="ce2" office:value-type="float" office:value="31" calcext:value-type="float">
            <text:p>31</text:p>
          </table:table-cell>
          <table:table-cell table:formula="of:=(1/200)+[graficosCDF.D57]" office:value-type="float" office:value="0.285" calcext:value-type="float">
            <text:p>0,285</text:p>
          </table:table-cell>
        </table:table-row>
        <table:table-row table:style-name="ro1">
          <table:table-cell table:style-name="ce2" office:value-type="float" office:value="109.740026911279" calcext:value-type="float">
            <text:p>109,7400269113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31" calcext:value-type="float">
            <text:p>31</text:p>
          </table:table-cell>
          <table:table-cell table:formula="of:=(1/200)+[graficosCDF.D58]" office:value-type="float" office:value="0.29" calcext:value-type="float">
            <text:p>0,29</text:p>
          </table:table-cell>
        </table:table-row>
        <table:table-row table:style-name="ro1">
          <table:table-cell table:style-name="ce2" office:value-type="float" office:value="110.18561223684" calcext:value-type="float">
            <text:p>110,1856122368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32" calcext:value-type="float">
            <text:p>32</text:p>
          </table:table-cell>
          <table:table-cell table:formula="of:=(1/200)+[graficosCDF.D59]" office:value-type="float" office:value="0.295" calcext:value-type="float">
            <text:p>0,295</text:p>
          </table:table-cell>
        </table:table-row>
        <table:table-row table:style-name="ro1">
          <table:table-cell office:value-type="float" office:value="110.583259390505" calcext:value-type="float">
            <text:p>110,583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32" calcext:value-type="float">
            <text:p>32</text:p>
          </table:table-cell>
          <table:table-cell table:formula="of:=(1/200)+[graficosCDF.D60]" office:value-type="float" office:value="0.3" calcext:value-type="float">
            <text:p>0,3</text:p>
          </table:table-cell>
        </table:table-row>
        <table:table-row table:style-name="ro1">
          <table:table-cell table:style-name="ce2" office:value-type="float" office:value="110.7161162557" calcext:value-type="float">
            <text:p>110,7161162557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32" calcext:value-type="float">
            <text:p>32</text:p>
          </table:table-cell>
          <table:table-cell table:formula="of:=(1/200)+[graficosCDF.D61]" office:value-type="float" office:value="0.305" calcext:value-type="float">
            <text:p>0,305</text:p>
          </table:table-cell>
        </table:table-row>
        <table:table-row table:style-name="ro1">
          <table:table-cell office:value-type="float" office:value="111.799569180675" calcext:value-type="float">
            <text:p>111,800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32" calcext:value-type="float">
            <text:p>32</text:p>
          </table:table-cell>
          <table:table-cell table:formula="of:=(1/200)+[graficosCDF.D62]" office:value-type="float" office:value="0.31" calcext:value-type="float">
            <text:p>0,31</text:p>
          </table:table-cell>
        </table:table-row>
        <table:table-row table:style-name="ro1">
          <table:table-cell table:style-name="ce2" office:value-type="float" office:value="113.287488697185" calcext:value-type="float">
            <text:p>113,2874886972</text:p>
          </table:table-cell>
          <table:table-cell office:value-type="float" office:value="47" calcext:value-type="float">
            <text:p>47</text:p>
          </table:table-cell>
          <table:table-cell table:style-name="ce2" office:value-type="float" office:value="32" calcext:value-type="float">
            <text:p>32</text:p>
          </table:table-cell>
          <table:table-cell table:formula="of:=(1/200)+[graficosCDF.D63]" office:value-type="float" office:value="0.315" calcext:value-type="float">
            <text:p>0,315</text:p>
          </table:table-cell>
        </table:table-row>
        <table:table-row table:style-name="ro1">
          <table:table-cell table:style-name="ce2" office:value-type="float" office:value="115.062994055627" calcext:value-type="float">
            <text:p>115,0629940556</text:p>
          </table:table-cell>
          <table:table-cell office:value-type="float" office:value="47" calcext:value-type="float">
            <text:p>47</text:p>
          </table:table-cell>
          <table:table-cell table:style-name="ce2" office:value-type="float" office:value="33" calcext:value-type="float">
            <text:p>33</text:p>
          </table:table-cell>
          <table:table-cell table:formula="of:=(1/200)+[graficosCDF.D64]" office:value-type="float" office:value="0.32" calcext:value-type="float">
            <text:p>0,32</text:p>
          </table:table-cell>
        </table:table-row>
        <table:table-row table:style-name="ro1">
          <table:table-cell table:style-name="ce2" office:value-type="float" office:value="115.290187844587" calcext:value-type="float">
            <text:p>115,2901878446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33" calcext:value-type="float">
            <text:p>33</text:p>
          </table:table-cell>
          <table:table-cell table:formula="of:=(1/200)+[graficosCDF.D65]" office:value-type="float" office:value="0.325" calcext:value-type="float">
            <text:p>0,325</text:p>
          </table:table-cell>
        </table:table-row>
        <table:table-row table:style-name="ro1">
          <table:table-cell table:style-name="ce2" office:value-type="float" office:value="115.896694236048" calcext:value-type="float">
            <text:p>115,896694236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33" calcext:value-type="float">
            <text:p>33</text:p>
          </table:table-cell>
          <table:table-cell table:formula="of:=(1/200)+[graficosCDF.D66]"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116.408547764595" calcext:value-type="float">
            <text:p>116,409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33" calcext:value-type="float">
            <text:p>33</text:p>
          </table:table-cell>
          <table:table-cell table:formula="of:=(1/200)+[graficosCDF.D67]" office:value-type="float" office:value="0.335" calcext:value-type="float">
            <text:p>0,335</text:p>
          </table:table-cell>
        </table:table-row>
        <table:table-row table:style-name="ro1">
          <table:table-cell office:value-type="float" office:value="116.824440249181" calcext:value-type="float">
            <text:p>116,824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33" calcext:value-type="float">
            <text:p>33</text:p>
          </table:table-cell>
          <table:table-cell table:formula="of:=(1/200)+[graficosCDF.D68]" office:value-type="float" office:value="0.34" calcext:value-type="float">
            <text:p>0,34</text:p>
          </table:table-cell>
        </table:table-row>
        <table:table-row table:style-name="ro1">
          <table:table-cell table:style-name="ce2" office:value-type="float" office:value="117.338744016071" calcext:value-type="float">
            <text:p>117,3387440161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33" calcext:value-type="float">
            <text:p>33</text:p>
          </table:table-cell>
          <table:table-cell table:formula="of:=(1/200)+[graficosCDF.D69]" office:value-type="float" office:value="0.345" calcext:value-type="float">
            <text:p>0,345</text:p>
          </table:table-cell>
        </table:table-row>
        <table:table-row table:style-name="ro1">
          <table:table-cell table:style-name="ce2" office:value-type="float" office:value="117.47260589588" calcext:value-type="float">
            <text:p>117,4726058959</text:p>
          </table:table-cell>
          <table:table-cell office:value-type="float" office:value="52" calcext:value-type="float">
            <text:p>52</text:p>
          </table:table-cell>
          <table:table-cell table:style-name="ce2" office:value-type="float" office:value="33" calcext:value-type="float">
            <text:p>33</text:p>
          </table:table-cell>
          <table:table-cell table:formula="of:=(1/200)+[graficosCDF.D70]" office:value-type="float" office:value="0.35" calcext:value-type="float">
            <text:p>0,35</text:p>
          </table:table-cell>
        </table:table-row>
        <table:table-row table:style-name="ro1">
          <table:table-cell table:style-name="ce2" office:value-type="float" office:value="117.580044969164" calcext:value-type="float">
            <text:p>117,5800449692</text:p>
          </table:table-cell>
          <table:table-cell office:value-type="float" office:value="52" calcext:value-type="float">
            <text:p>52</text:p>
          </table:table-cell>
          <table:table-cell table:style-name="ce2" office:value-type="float" office:value="34" calcext:value-type="float">
            <text:p>34</text:p>
          </table:table-cell>
          <table:table-cell table:formula="of:=(1/200)+[graficosCDF.D71]" office:value-type="float" office:value="0.355" calcext:value-type="float">
            <text:p>0,355</text:p>
          </table:table-cell>
        </table:table-row>
        <table:table-row table:style-name="ro1">
          <table:table-cell table:style-name="ce2" office:value-type="float" office:value="118.496722153571" calcext:value-type="float">
            <text:p>118,4967221536</text:p>
          </table:table-cell>
          <table:table-cell office:value-type="float" office:value="52" calcext:value-type="float">
            <text:p>52</text:p>
          </table:table-cell>
          <table:table-cell table:style-name="ce2" office:value-type="float" office:value="34" calcext:value-type="float">
            <text:p>34</text:p>
          </table:table-cell>
          <table:table-cell table:formula="of:=(1/200)+[graficosCDF.D72]" office:value-type="float" office:value="0.36" calcext:value-type="float">
            <text:p>0,36</text:p>
          </table:table-cell>
        </table:table-row>
        <table:table-row table:style-name="ro1">
          <table:table-cell table:style-name="ce2" office:value-type="float" office:value="118.948948336368" calcext:value-type="float">
            <text:p>118,9489483364</text:p>
          </table:table-cell>
          <table:table-cell office:value-type="float" office:value="53" calcext:value-type="float">
            <text:p>53</text:p>
          </table:table-cell>
          <table:table-cell table:style-name="ce2" office:value-type="float" office:value="34" calcext:value-type="float">
            <text:p>34</text:p>
          </table:table-cell>
          <table:table-cell table:formula="of:=(1/200)+[graficosCDF.D73]" office:value-type="float" office:value="0.365" calcext:value-type="float">
            <text:p>0,365</text:p>
          </table:table-cell>
        </table:table-row>
        <table:table-row table:style-name="ro1">
          <table:table-cell table:style-name="ce2" office:value-type="float" office:value="119.157437067163" calcext:value-type="float">
            <text:p>119,1574370672</text:p>
          </table:table-cell>
          <table:table-cell office:value-type="float" office:value="53" calcext:value-type="float">
            <text:p>53</text:p>
          </table:table-cell>
          <table:table-cell table:style-name="ce2" office:value-type="float" office:value="34" calcext:value-type="float">
            <text:p>34</text:p>
          </table:table-cell>
          <table:table-cell table:formula="of:=(1/200)+[graficosCDF.D74]"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119.793137252178" calcext:value-type="float">
            <text:p>119,793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34" calcext:value-type="float">
            <text:p>34</text:p>
          </table:table-cell>
          <table:table-cell table:formula="of:=(1/200)+[graficosCDF.D75]" office:value-type="float" office:value="0.375" calcext:value-type="float">
            <text:p>0,375</text:p>
          </table:table-cell>
        </table:table-row>
        <table:table-row table:style-name="ro1">
          <table:table-cell table:style-name="ce2" office:value-type="float" office:value="120.285239821576" calcext:value-type="float">
            <text:p>120,2852398216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35" calcext:value-type="float">
            <text:p>35</text:p>
          </table:table-cell>
          <table:table-cell table:formula="of:=(1/200)+[graficosCDF.D76]" office:value-type="float" office:value="0.38" calcext:value-type="float">
            <text:p>0,38</text:p>
          </table:table-cell>
        </table:table-row>
        <table:table-row table:style-name="ro1">
          <table:table-cell table:style-name="ce2" office:value-type="float" office:value="122.178216499164" calcext:value-type="float">
            <text:p>122,1782164992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35" calcext:value-type="float">
            <text:p>35</text:p>
          </table:table-cell>
          <table:table-cell table:formula="of:=(1/200)+[graficosCDF.D77]" office:value-type="float" office:value="0.385" calcext:value-type="float">
            <text:p>0,385</text:p>
          </table:table-cell>
        </table:table-row>
        <table:table-row table:style-name="ro1">
          <table:table-cell table:style-name="ce2" office:value-type="float" office:value="127.535662993087" calcext:value-type="float">
            <text:p>127,5356629931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35" calcext:value-type="float">
            <text:p>35</text:p>
          </table:table-cell>
          <table:table-cell table:formula="of:=(1/200)+[graficosCDF.D78]" office:value-type="float" office:value="0.39" calcext:value-type="float">
            <text:p>0,39</text:p>
          </table:table-cell>
        </table:table-row>
        <table:table-row table:style-name="ro1">
          <table:table-cell table:style-name="ce2" office:value-type="float" office:value="129.656937135392" calcext:value-type="float">
            <text:p>129,6569371354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35" calcext:value-type="float">
            <text:p>35</text:p>
          </table:table-cell>
          <table:table-cell table:formula="of:=(1/200)+[graficosCDF.D79]" office:value-type="float" office:value="0.395" calcext:value-type="float">
            <text:p>0,395</text:p>
          </table:table-cell>
        </table:table-row>
        <table:table-row table:style-name="ro1">
          <table:table-cell table:style-name="ce2" office:value-type="float" office:value="131.561386130847" calcext:value-type="float">
            <text:p>131,5613861308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35" calcext:value-type="float">
            <text:p>35</text:p>
          </table:table-cell>
          <table:table-cell table:formula="of:=(1/200)+[graficosCDF.D80]" office:value-type="float" office:value="0.4" calcext:value-type="float">
            <text:p>0,4</text:p>
          </table:table-cell>
        </table:table-row>
        <table:table-row table:style-name="ro1">
          <table:table-cell table:style-name="ce2" office:value-type="float" office:value="131.870638892248" calcext:value-type="float">
            <text:p>131,8706388922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36" calcext:value-type="float">
            <text:p>36</text:p>
          </table:table-cell>
          <table:table-cell table:formula="of:=(1/200)+[graficosCDF.D81]" office:value-type="float" office:value="0.405" calcext:value-type="float">
            <text:p>0,405</text:p>
          </table:table-cell>
        </table:table-row>
        <table:table-row table:style-name="ro1">
          <table:table-cell table:style-name="ce2" office:value-type="float" office:value="132.745413484962" calcext:value-type="float">
            <text:p>132,745413485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36" calcext:value-type="float">
            <text:p>36</text:p>
          </table:table-cell>
          <table:table-cell table:formula="of:=(1/200)+[graficosCDF.D82]" office:value-type="float" office:value="0.41" calcext:value-type="float">
            <text:p>0,41</text:p>
          </table:table-cell>
        </table:table-row>
        <table:table-row table:style-name="ro1">
          <table:table-cell table:style-name="ce2" office:value-type="float" office:value="134.053895498153" calcext:value-type="float">
            <text:p>134,0538954982</text:p>
          </table:table-cell>
          <table:table-cell office:value-type="float" office:value="57" calcext:value-type="float">
            <text:p>57</text:p>
          </table:table-cell>
          <table:table-cell table:style-name="ce2" office:value-type="float" office:value="37" calcext:value-type="float">
            <text:p>37</text:p>
          </table:table-cell>
          <table:table-cell table:formula="of:=(1/200)+[graficosCDF.D83]" office:value-type="float" office:value="0.415" calcext:value-type="float">
            <text:p>0,415</text:p>
          </table:table-cell>
        </table:table-row>
        <table:table-row table:style-name="ro1">
          <table:table-cell table:style-name="ce2" office:value-type="float" office:value="135.012968832249" calcext:value-type="float">
            <text:p>135,0129688322</text:p>
          </table:table-cell>
          <table:table-cell office:value-type="float" office:value="57" calcext:value-type="float">
            <text:p>57</text:p>
          </table:table-cell>
          <table:table-cell table:style-name="ce2" office:value-type="float" office:value="37" calcext:value-type="float">
            <text:p>37</text:p>
          </table:table-cell>
          <table:table-cell table:formula="of:=(1/200)+[graficosCDF.D84]" office:value-type="float" office:value="0.42" calcext:value-type="float">
            <text:p>0,42</text:p>
          </table:table-cell>
        </table:table-row>
        <table:table-row table:style-name="ro1">
          <table:table-cell table:style-name="ce2" office:value-type="float" office:value="135.177536642093" calcext:value-type="float">
            <text:p>135,1775366421</text:p>
          </table:table-cell>
          <table:table-cell office:value-type="float" office:value="57" calcext:value-type="float">
            <text:p>57</text:p>
          </table:table-cell>
          <table:table-cell table:style-name="ce2" office:value-type="float" office:value="37" calcext:value-type="float">
            <text:p>37</text:p>
          </table:table-cell>
          <table:table-cell table:formula="of:=(1/200)+[graficosCDF.D85]" office:value-type="float" office:value="0.425" calcext:value-type="float">
            <text:p>0,425</text:p>
          </table:table-cell>
        </table:table-row>
        <table:table-row table:style-name="ro1">
          <table:table-cell table:style-name="ce2" office:value-type="float" office:value="136.574793835486" calcext:value-type="float">
            <text:p>136,5747938355</text:p>
          </table:table-cell>
          <table:table-cell office:value-type="float" office:value="58" calcext:value-type="float">
            <text:p>58</text:p>
          </table:table-cell>
          <table:table-cell table:style-name="ce2" office:value-type="float" office:value="37" calcext:value-type="float">
            <text:p>37</text:p>
          </table:table-cell>
          <table:table-cell table:formula="of:=(1/200)+[graficosCDF.D86]" office:value-type="float" office:value="0.43" calcext:value-type="float">
            <text:p>0,43</text:p>
          </table:table-cell>
        </table:table-row>
        <table:table-row table:style-name="ro1">
          <table:table-cell table:style-name="ce2" office:value-type="float" office:value="136.997617948957" calcext:value-type="float">
            <text:p>136,997617949</text:p>
          </table:table-cell>
          <table:table-cell office:value-type="float" office:value="59" calcext:value-type="float">
            <text:p>59</text:p>
          </table:table-cell>
          <table:table-cell table:style-name="ce2" office:value-type="float" office:value="37" calcext:value-type="float">
            <text:p>37</text:p>
          </table:table-cell>
          <table:table-cell table:formula="of:=(1/200)+[graficosCDF.D87]" office:value-type="float" office:value="0.435" calcext:value-type="float">
            <text:p>0,435</text:p>
          </table:table-cell>
        </table:table-row>
        <table:table-row table:style-name="ro1">
          <table:table-cell table:style-name="ce2" office:value-type="float" office:value="138.930638320231" calcext:value-type="float">
            <text:p>138,9306383202</text:p>
          </table:table-cell>
          <table:table-cell office:value-type="float" office:value="59" calcext:value-type="float">
            <text:p>59</text:p>
          </table:table-cell>
          <table:table-cell table:style-name="ce2" office:value-type="float" office:value="37" calcext:value-type="float">
            <text:p>37</text:p>
          </table:table-cell>
          <table:table-cell table:formula="of:=(1/200)+[graficosCDF.D88]" office:value-type="float" office:value="0.44" calcext:value-type="float">
            <text:p>0,44</text:p>
          </table:table-cell>
        </table:table-row>
        <table:table-row table:style-name="ro1">
          <table:table-cell table:style-name="ce2" office:value-type="float" office:value="139.367789870745" calcext:value-type="float">
            <text:p>139,3677898707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37" calcext:value-type="float">
            <text:p>37</text:p>
          </table:table-cell>
          <table:table-cell table:formula="of:=(1/200)+[graficosCDF.D89]" office:value-type="float" office:value="0.445" calcext:value-type="float">
            <text:p>0,445</text:p>
          </table:table-cell>
        </table:table-row>
        <table:table-row table:style-name="ro1">
          <table:table-cell table:style-name="ce2" office:value-type="float" office:value="139.478831560657" calcext:value-type="float">
            <text:p>139,478831560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7" calcext:value-type="float">
            <text:p>37</text:p>
          </table:table-cell>
          <table:table-cell table:formula="of:=(1/200)+[graficosCDF.D90]" office:value-type="float" office:value="0.45" calcext:value-type="float">
            <text:p>0,45</text:p>
          </table:table-cell>
        </table:table-row>
        <table:table-row table:style-name="ro1">
          <table:table-cell table:style-name="ce2" office:value-type="float" office:value="142.618768455681" calcext:value-type="float">
            <text:p>142,618768455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8" calcext:value-type="float">
            <text:p>38</text:p>
          </table:table-cell>
          <table:table-cell table:formula="of:=(1/200)+[graficosCDF.D91]" office:value-type="float" office:value="0.455" calcext:value-type="float">
            <text:p>0,455</text:p>
          </table:table-cell>
        </table:table-row>
        <table:table-row table:style-name="ro1">
          <table:table-cell table:style-name="ce2" office:value-type="float" office:value="143.691846509921" calcext:value-type="float">
            <text:p>143,691846509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8" calcext:value-type="float">
            <text:p>38</text:p>
          </table:table-cell>
          <table:table-cell table:formula="of:=(1/200)+[graficosCDF.D92]" office:value-type="float" office:value="0.46" calcext:value-type="float">
            <text:p>0,46</text:p>
          </table:table-cell>
        </table:table-row>
        <table:table-row table:style-name="ro1">
          <table:table-cell table:style-name="ce2" office:value-type="float" office:value="143.841721345698" calcext:value-type="float">
            <text:p>143,8417213457</text:p>
          </table:table-cell>
          <table:table-cell office:value-type="float" office:value="61" calcext:value-type="float">
            <text:p>61</text:p>
          </table:table-cell>
          <table:table-cell table:style-name="ce2" office:value-type="float" office:value="38" calcext:value-type="float">
            <text:p>38</text:p>
          </table:table-cell>
          <table:table-cell table:formula="of:=(1/200)+[graficosCDF.D93]" office:value-type="float" office:value="0.465" calcext:value-type="float">
            <text:p>0,465</text:p>
          </table:table-cell>
        </table:table-row>
        <table:table-row table:style-name="ro1">
          <table:table-cell table:style-name="ce2" office:value-type="float" office:value="144.712496357605" calcext:value-type="float">
            <text:p>144,7124963576</text:p>
          </table:table-cell>
          <table:table-cell office:value-type="float" office:value="61" calcext:value-type="float">
            <text:p>61</text:p>
          </table:table-cell>
          <table:table-cell table:style-name="ce2" office:value-type="float" office:value="38" calcext:value-type="float">
            <text:p>38</text:p>
          </table:table-cell>
          <table:table-cell table:formula="of:=(1/200)+[graficosCDF.D94]" office:value-type="float" office:value="0.47" calcext:value-type="float">
            <text:p>0,47</text:p>
          </table:table-cell>
        </table:table-row>
        <table:table-row table:style-name="ro1">
          <table:table-cell table:style-name="ce2" office:value-type="float" office:value="145.321593764641" calcext:value-type="float">
            <text:p>145,3215937646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38" calcext:value-type="float">
            <text:p>38</text:p>
          </table:table-cell>
          <table:table-cell table:formula="of:=(1/200)+[graficosCDF.D95]" office:value-type="float" office:value="0.475" calcext:value-type="float">
            <text:p>0,475</text:p>
          </table:table-cell>
        </table:table-row>
        <table:table-row table:style-name="ro1">
          <table:table-cell table:style-name="ce2" office:value-type="float" office:value="145.442761545267" calcext:value-type="float">
            <text:p>145,4427615453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38" calcext:value-type="float">
            <text:p>38</text:p>
          </table:table-cell>
          <table:table-cell table:formula="of:=(1/200)+[graficosCDF.D96]" office:value-type="float" office:value="0.48" calcext:value-type="float">
            <text:p>0,48</text:p>
          </table:table-cell>
        </table:table-row>
        <table:table-row table:style-name="ro1">
          <table:table-cell table:style-name="ce2" office:value-type="float" office:value="147.382120954302" calcext:value-type="float">
            <text:p>147,382120954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38" calcext:value-type="float">
            <text:p>38</text:p>
          </table:table-cell>
          <table:table-cell table:formula="of:=(1/200)+[graficosCDF.D97]" office:value-type="float" office:value="0.485" calcext:value-type="float">
            <text:p>0,485</text:p>
          </table:table-cell>
        </table:table-row>
        <table:table-row table:style-name="ro1">
          <table:table-cell table:style-name="ce2" office:value-type="float" office:value="148.948408136587" calcext:value-type="float">
            <text:p>148,9484081366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38" calcext:value-type="float">
            <text:p>38</text:p>
          </table:table-cell>
          <table:table-cell table:formula="of:=(1/200)+[graficosCDF.D98]" office:value-type="float" office:value="0.49" calcext:value-type="float">
            <text:p>0,49</text:p>
          </table:table-cell>
        </table:table-row>
        <table:table-row table:style-name="ro1">
          <table:table-cell table:style-name="ce2" office:value-type="float" office:value="149.211323741108" calcext:value-type="float">
            <text:p>149,2113237411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38" calcext:value-type="float">
            <text:p>38</text:p>
          </table:table-cell>
          <table:table-cell table:formula="of:=(1/200)+[graficosCDF.D99]" office:value-type="float" office:value="0.495" calcext:value-type="float">
            <text:p>0,495</text:p>
          </table:table-cell>
        </table:table-row>
        <table:table-row table:style-name="ro1">
          <table:table-cell table:style-name="ce2" office:value-type="float" office:value="151.18026895568" calcext:value-type="float">
            <text:p>151,1802689557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39" calcext:value-type="float">
            <text:p>39</text:p>
          </table:table-cell>
          <table:table-cell table:formula="of:=(1/200)+[graficosCDF.D100]" office:value-type="float" office:value="0.5" calcext:value-type="float">
            <text:p>0,5</text:p>
          </table:table-cell>
        </table:table-row>
        <table:table-row table:style-name="ro1">
          <table:table-cell table:style-name="ce2" office:value-type="float" office:value="152.069064428449" calcext:value-type="float">
            <text:p>152,0690644284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39" calcext:value-type="float">
            <text:p>39</text:p>
          </table:table-cell>
          <table:table-cell table:formula="of:=(1/200)+[graficosCDF.D101]" office:value-type="float" office:value="0.505" calcext:value-type="float">
            <text:p>0,505</text:p>
          </table:table-cell>
        </table:table-row>
        <table:table-row table:style-name="ro1">
          <table:table-cell table:style-name="ce2" office:value-type="float" office:value="153.67842084601" calcext:value-type="float">
            <text:p>153,678420846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9" calcext:value-type="float">
            <text:p>39</text:p>
          </table:table-cell>
          <table:table-cell table:formula="of:=(1/200)+[graficosCDF.D102]" office:value-type="float" office:value="0.51" calcext:value-type="float">
            <text:p>0,51</text:p>
          </table:table-cell>
        </table:table-row>
        <table:table-row table:style-name="ro1">
          <table:table-cell table:style-name="ce2" office:value-type="float" office:value="156.49693776419" calcext:value-type="float">
            <text:p>156,496937764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0" calcext:value-type="float">
            <text:p>40</text:p>
          </table:table-cell>
          <table:table-cell table:formula="of:=(1/200)+[graficosCDF.D103]" office:value-type="float" office:value="0.515" calcext:value-type="float">
            <text:p>0,515</text:p>
          </table:table-cell>
        </table:table-row>
        <table:table-row table:style-name="ro1">
          <table:table-cell table:style-name="ce2" office:value-type="float" office:value="157.92493563369" calcext:value-type="float">
            <text:p>157,9249356337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0" calcext:value-type="float">
            <text:p>40</text:p>
          </table:table-cell>
          <table:table-cell table:formula="of:=(1/200)+[graficosCDF.D104]" office:value-type="float" office:value="0.52" calcext:value-type="float">
            <text:p>0,52</text:p>
          </table:table-cell>
        </table:table-row>
        <table:table-row table:style-name="ro1">
          <table:table-cell table:style-name="ce2" office:value-type="float" office:value="162.298233842632" calcext:value-type="float">
            <text:p>162,2982338426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0" calcext:value-type="float">
            <text:p>40</text:p>
          </table:table-cell>
          <table:table-cell table:formula="of:=(1/200)+[graficosCDF.D105]" office:value-type="float" office:value="0.525" calcext:value-type="float">
            <text:p>0,525</text:p>
          </table:table-cell>
        </table:table-row>
        <table:table-row table:style-name="ro1">
          <table:table-cell table:style-name="ce2" office:value-type="float" office:value="163.432134913148" calcext:value-type="float">
            <text:p>163,432134913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0" calcext:value-type="float">
            <text:p>40</text:p>
          </table:table-cell>
          <table:table-cell table:formula="of:=(1/200)+[graficosCDF.D106]" office:value-type="float" office:value="0.53" calcext:value-type="float">
            <text:p>0,53</text:p>
          </table:table-cell>
        </table:table-row>
        <table:table-row table:style-name="ro1">
          <table:table-cell table:style-name="ce2" office:value-type="float" office:value="164.089854334931" calcext:value-type="float">
            <text:p>164,0898543349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40" calcext:value-type="float">
            <text:p>40</text:p>
          </table:table-cell>
          <table:table-cell table:formula="of:=(1/200)+[graficosCDF.D107]" office:value-type="float" office:value="0.535" calcext:value-type="float">
            <text:p>0,535</text:p>
          </table:table-cell>
        </table:table-row>
        <table:table-row table:style-name="ro1">
          <table:table-cell table:style-name="ce2" office:value-type="float" office:value="164.238879605424" calcext:value-type="float">
            <text:p>164,2388796054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41" calcext:value-type="float">
            <text:p>41</text:p>
          </table:table-cell>
          <table:table-cell table:formula="of:=(1/200)+[graficosCDF.D108]" office:value-type="float" office:value="0.54" calcext:value-type="float">
            <text:p>0,54</text:p>
          </table:table-cell>
        </table:table-row>
        <table:table-row table:style-name="ro1">
          <table:table-cell table:style-name="ce2" office:value-type="float" office:value="164.370600684037" calcext:value-type="float">
            <text:p>164,370600684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42" calcext:value-type="float">
            <text:p>42</text:p>
          </table:table-cell>
          <table:table-cell table:formula="of:=(1/200)+[graficosCDF.D109]" office:value-type="float" office:value="0.545" calcext:value-type="float">
            <text:p>0,545</text:p>
          </table:table-cell>
        </table:table-row>
        <table:table-row table:style-name="ro1">
          <table:table-cell table:style-name="ce2" office:value-type="float" office:value="165.667085963869" calcext:value-type="float">
            <text:p>165,6670859639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2" calcext:value-type="float">
            <text:p>42</text:p>
          </table:table-cell>
          <table:table-cell table:formula="of:=(1/200)+[graficosCDF.D110]" office:value-type="float" office:value="0.55" calcext:value-type="float">
            <text:p>0,55</text:p>
          </table:table-cell>
        </table:table-row>
        <table:table-row table:style-name="ro1">
          <table:table-cell table:style-name="ce2" office:value-type="float" office:value="166.716988614091" calcext:value-type="float">
            <text:p>166,716988614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2" calcext:value-type="float">
            <text:p>42</text:p>
          </table:table-cell>
          <table:table-cell table:formula="of:=(1/200)+[graficosCDF.D111]" office:value-type="float" office:value="0.555" calcext:value-type="float">
            <text:p>0,555</text:p>
          </table:table-cell>
        </table:table-row>
        <table:table-row table:style-name="ro1">
          <table:table-cell table:style-name="ce2" office:value-type="float" office:value="169.423131889189" calcext:value-type="float">
            <text:p>169,423131889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2" calcext:value-type="float">
            <text:p>42</text:p>
          </table:table-cell>
          <table:table-cell table:formula="of:=(1/200)+[graficosCDF.D112]" office:value-type="float" office:value="0.56" calcext:value-type="float">
            <text:p>0,56</text:p>
          </table:table-cell>
        </table:table-row>
        <table:table-row table:style-name="ro1">
          <table:table-cell table:style-name="ce2" office:value-type="float" office:value="170.597801379275" calcext:value-type="float">
            <text:p>170,597801379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3" calcext:value-type="float">
            <text:p>43</text:p>
          </table:table-cell>
          <table:table-cell table:formula="of:=(1/200)+[graficosCDF.D113]" office:value-type="float" office:value="0.565" calcext:value-type="float">
            <text:p>0,565</text:p>
          </table:table-cell>
        </table:table-row>
        <table:table-row table:style-name="ro1">
          <table:table-cell table:style-name="ce2" office:value-type="float" office:value="172.812068368838" calcext:value-type="float">
            <text:p>172,812068368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3" calcext:value-type="float">
            <text:p>43</text:p>
          </table:table-cell>
          <table:table-cell table:formula="of:=(1/200)+[graficosCDF.D114]" office:value-type="float" office:value="0.57" calcext:value-type="float">
            <text:p>0,57</text:p>
          </table:table-cell>
        </table:table-row>
        <table:table-row table:style-name="ro1">
          <table:table-cell table:style-name="ce2" office:value-type="float" office:value="174.895417431443" calcext:value-type="float">
            <text:p>174,895417431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3" calcext:value-type="float">
            <text:p>43</text:p>
          </table:table-cell>
          <table:table-cell table:formula="of:=(1/200)+[graficosCDF.D115]" office:value-type="float" office:value="0.575" calcext:value-type="float">
            <text:p>0,575</text:p>
          </table:table-cell>
        </table:table-row>
        <table:table-row table:style-name="ro1">
          <table:table-cell table:style-name="ce2" office:value-type="float" office:value="175.004633609173" calcext:value-type="float">
            <text:p>175,0046336092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44" calcext:value-type="float">
            <text:p>44</text:p>
          </table:table-cell>
          <table:table-cell table:formula="of:=(1/200)+[graficosCDF.D116]" office:value-type="float" office:value="0.58" calcext:value-type="float">
            <text:p>0,58</text:p>
          </table:table-cell>
        </table:table-row>
        <table:table-row table:style-name="ro1">
          <table:table-cell table:style-name="ce2" office:value-type="float" office:value="176.519337327715" calcext:value-type="float">
            <text:p>176,5193373277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44" calcext:value-type="float">
            <text:p>44</text:p>
          </table:table-cell>
          <table:table-cell table:formula="of:=(1/200)+[graficosCDF.D117]" office:value-type="float" office:value="0.585" calcext:value-type="float">
            <text:p>0,585</text:p>
          </table:table-cell>
        </table:table-row>
        <table:table-row table:style-name="ro1">
          <table:table-cell table:style-name="ce2" office:value-type="float" office:value="177.150480496281" calcext:value-type="float">
            <text:p>177,150480496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4" calcext:value-type="float">
            <text:p>44</text:p>
          </table:table-cell>
          <table:table-cell table:formula="of:=(1/200)+[graficosCDF.D118]" office:value-type="float" office:value="0.59" calcext:value-type="float">
            <text:p>0,59</text:p>
          </table:table-cell>
        </table:table-row>
        <table:table-row table:style-name="ro1">
          <table:table-cell table:style-name="ce2" office:value-type="float" office:value="179.727211627894" calcext:value-type="float">
            <text:p>179,7272116279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4" calcext:value-type="float">
            <text:p>44</text:p>
          </table:table-cell>
          <table:table-cell table:formula="of:=(1/200)+[graficosCDF.D119]" office:value-type="float" office:value="0.595" calcext:value-type="float">
            <text:p>0,595</text:p>
          </table:table-cell>
        </table:table-row>
        <table:table-row table:style-name="ro1">
          <table:table-cell table:style-name="ce2" office:value-type="float" office:value="179.784330110293" calcext:value-type="float">
            <text:p>179,784330110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5" calcext:value-type="float">
            <text:p>45</text:p>
          </table:table-cell>
          <table:table-cell table:formula="of:=(1/200)+[graficosCDF.D120]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367.807119114406" calcext:value-type="float">
            <text:p>367,807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formula="of:=(1/200)+[graficosCDF.D121]" office:value-type="float" office:value="0.605" calcext:value-type="float">
            <text:p>0,605</text:p>
          </table:table-cell>
        </table:table-row>
        <table:table-row table:style-name="ro1">
          <table:table-cell office:value-type="float" office:value="368.646085172696" calcext:value-type="float">
            <text:p>368,646</text:p>
          </table:table-cell>
          <table:table-cell table:style-name="ce2"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table:formula="of:=(1/200)+[graficosCDF.D122]" office:value-type="float" office:value="0.61" calcext:value-type="float">
            <text:p>0,61</text:p>
          </table:table-cell>
        </table:table-row>
        <table:table-row table:style-name="ro1">
          <table:table-cell office:value-type="float" office:value="369.732373666773" calcext:value-type="float">
            <text:p>369,732</text:p>
          </table:table-cell>
          <table:table-cell table:style-name="ce2"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table:formula="of:=(1/200)+[graficosCDF.D123]" office:value-type="float" office:value="0.615" calcext:value-type="float">
            <text:p>0,615</text:p>
          </table:table-cell>
        </table:table-row>
        <table:table-row table:style-name="ro1">
          <table:table-cell office:value-type="float" office:value="370.592918947492" calcext:value-type="float">
            <text:p>370,593</text:p>
          </table:table-cell>
          <table:table-cell table:style-name="ce2"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table:formula="of:=(1/200)+[graficosCDF.D124]" office:value-type="float" office:value="0.62" calcext:value-type="float">
            <text:p>0,62</text:p>
          </table:table-cell>
        </table:table-row>
        <table:table-row table:style-name="ro1">
          <table:table-cell office:value-type="float" office:value="370.951677342328" calcext:value-type="float">
            <text:p>370,952</text:p>
          </table:table-cell>
          <table:table-cell table:style-name="ce2"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table:formula="of:=(1/200)+[graficosCDF.D125]" office:value-type="float" office:value="0.625" calcext:value-type="float">
            <text:p>0,625</text:p>
          </table:table-cell>
        </table:table-row>
        <table:table-row table:style-name="ro1">
          <table:table-cell office:value-type="float" office:value="371.380372938193" calcext:value-type="float">
            <text:p>371,380</text:p>
          </table:table-cell>
          <table:table-cell table:style-name="ce2"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table:formula="of:=(1/200)+[graficosCDF.D126]" office:value-type="float" office:value="0.63" calcext:value-type="float">
            <text:p>0,63</text:p>
          </table:table-cell>
        </table:table-row>
        <table:table-row table:style-name="ro1">
          <table:table-cell office:value-type="float" office:value="373.217299637275" calcext:value-type="float">
            <text:p>373,217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(1/200)+[graficosCDF.D127]" office:value-type="float" office:value="0.635" calcext:value-type="float">
            <text:p>0,635</text:p>
          </table:table-cell>
        </table:table-row>
        <table:table-row table:style-name="ro1">
          <table:table-cell office:value-type="float" office:value="373.26571293432" calcext:value-type="float">
            <text:p>373,266</text:p>
          </table:table-cell>
          <table:table-cell table:style-name="ce2"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table:formula="of:=(1/200)+[graficosCDF.D128]" office:value-type="float" office:value="0.64" calcext:value-type="float">
            <text:p>0,64</text:p>
          </table:table-cell>
        </table:table-row>
        <table:table-row table:style-name="ro1">
          <table:table-cell office:value-type="float" office:value="376.18308595491" calcext:value-type="float">
            <text:p>376,183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formula="of:=(1/200)+[graficosCDF.D129]" office:value-type="float" office:value="0.645" calcext:value-type="float">
            <text:p>0,645</text:p>
          </table:table-cell>
        </table:table-row>
        <table:table-row table:style-name="ro1">
          <table:table-cell office:value-type="float" office:value="379.988855900651" calcext:value-type="float">
            <text:p>379,989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formula="of:=(1/200)+[graficosCDF.D130]"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380.228522790427" calcext:value-type="float">
            <text:p>380,229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formula="of:=(1/200)+[graficosCDF.D131]" office:value-type="float" office:value="0.655" calcext:value-type="float">
            <text:p>0,655</text:p>
          </table:table-cell>
        </table:table-row>
        <table:table-row table:style-name="ro1">
          <table:table-cell office:value-type="float" office:value="380.923310661316" calcext:value-type="float">
            <text:p>380,923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formula="of:=(1/200)+[graficosCDF.D132]"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380.948559114018" calcext:value-type="float">
            <text:p>380,949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formula="of:=(1/200)+[graficosCDF.D133]" office:value-type="float" office:value="0.665000000000001" calcext:value-type="float">
            <text:p>0,665</text:p>
          </table:table-cell>
        </table:table-row>
        <table:table-row table:style-name="ro1">
          <table:table-cell office:value-type="float" office:value="381.534823672154" calcext:value-type="float">
            <text:p>381,535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table:formula="of:=(1/200)+[graficosCDF.D134]"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381.587326708097" calcext:value-type="float">
            <text:p>381,587</text:p>
          </table:table-cell>
          <table:table-cell table:style-name="ce2"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table:formula="of:=(1/200)+[graficosCDF.D135]" office:value-type="float" office:value="0.675" calcext:value-type="float">
            <text:p>0,675</text:p>
          </table:table-cell>
        </table:table-row>
        <table:table-row table:style-name="ro1">
          <table:table-cell office:value-type="float" office:value="385.859667875158" calcext:value-type="float">
            <text:p>385,860</text:p>
          </table:table-cell>
          <table:table-cell table:style-name="ce2"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table:formula="of:=(1/200)+[graficosCDF.D136]"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386.939864845435" calcext:value-type="float">
            <text:p>386,940</text:p>
          </table:table-cell>
          <table:table-cell table:style-name="ce2"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table:formula="of:=(1/200)+[graficosCDF.D137]" office:value-type="float" office:value="0.685000000000001" calcext:value-type="float">
            <text:p>0,685</text:p>
          </table:table-cell>
        </table:table-row>
        <table:table-row table:style-name="ro1">
          <table:table-cell office:value-type="float" office:value="387.19602736059" calcext:value-type="float">
            <text:p>387,196</text:p>
          </table:table-cell>
          <table:table-cell table:style-name="ce2"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table:formula="of:=(1/200)+[graficosCDF.D138]" office:value-type="float" office:value="0.690000000000001" calcext:value-type="float">
            <text:p>0,69</text:p>
          </table:table-cell>
        </table:table-row>
        <table:table-row table:style-name="ro1">
          <table:table-cell office:value-type="float" office:value="387.698111040327" calcext:value-type="float">
            <text:p>387,698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table:formula="of:=(1/200)+[graficosCDF.D139]" office:value-type="float" office:value="0.695" calcext:value-type="float">
            <text:p>0,695</text:p>
          </table:table-cell>
        </table:table-row>
        <table:table-row table:style-name="ro1">
          <table:table-cell office:value-type="float" office:value="390.263338199498" calcext:value-type="float">
            <text:p>390,263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formula="of:=(1/200)+[graficosCDF.D140]"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391.683847262146" calcext:value-type="float">
            <text:p>391,684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formula="of:=(1/200)+[graficosCDF.D141]" office:value-type="float" office:value="0.705000000000001" calcext:value-type="float">
            <text:p>0,705</text:p>
          </table:table-cell>
        </table:table-row>
        <table:table-row table:style-name="ro1">
          <table:table-cell office:value-type="float" office:value="395.56908048241" calcext:value-type="float">
            <text:p>395,569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formula="of:=(1/200)+[graficosCDF.D142]" office:value-type="float" office:value="0.710000000000001" calcext:value-type="float">
            <text:p>0,71</text:p>
          </table:table-cell>
        </table:table-row>
        <table:table-row table:style-name="ro1">
          <table:table-cell office:value-type="float" office:value="397.53512066514" calcext:value-type="float">
            <text:p>397,535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formula="of:=(1/200)+[graficosCDF.D143]" office:value-type="float" office:value="0.715000000000001" calcext:value-type="float">
            <text:p>0,715</text:p>
          </table:table-cell>
        </table:table-row>
        <table:table-row table:style-name="ro1">
          <table:table-cell office:value-type="float" office:value="400.998435495926" calcext:value-type="float">
            <text:p>400,998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formula="of:=(1/200)+[graficosCDF.D144]"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407.230155225725" calcext:value-type="float">
            <text:p>407,230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table:formula="of:=(1/200)+[graficosCDF.D145]" office:value-type="float" office:value="0.725000000000001" calcext:value-type="float">
            <text:p>0,725</text:p>
          </table:table-cell>
        </table:table-row>
        <table:table-row table:style-name="ro1">
          <table:table-cell office:value-type="float" office:value="408.87211855436" calcext:value-type="float">
            <text:p>408,872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table:formula="of:=(1/200)+[graficosCDF.D146]" office:value-type="float" office:value="0.730000000000001" calcext:value-type="float">
            <text:p>0,73</text:p>
          </table:table-cell>
        </table:table-row>
        <table:table-row table:style-name="ro1">
          <table:table-cell office:value-type="float" office:value="412.551230454725" calcext:value-type="float">
            <text:p>412,551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table:formula="of:=(1/200)+[graficosCDF.D147]" office:value-type="float" office:value="0.735000000000001" calcext:value-type="float">
            <text:p>0,735</text:p>
          </table:table-cell>
        </table:table-row>
        <table:table-row table:style-name="ro1">
          <table:table-cell office:value-type="float" office:value="413.022672198885" calcext:value-type="float">
            <text:p>413,023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formula="of:=(1/200)+[graficosCDF.D148]" office:value-type="float" office:value="0.740000000000001" calcext:value-type="float">
            <text:p>0,74</text:p>
          </table:table-cell>
        </table:table-row>
        <table:table-row table:style-name="ro1">
          <table:table-cell office:value-type="float" office:value="415.835542339599" calcext:value-type="float">
            <text:p>415,836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formula="of:=(1/200)+[graficosCDF.D149]" office:value-type="float" office:value="0.745000000000001" calcext:value-type="float">
            <text:p>0,745</text:p>
          </table:table-cell>
        </table:table-row>
        <table:table-row table:style-name="ro1">
          <table:table-cell office:value-type="float" office:value="417.583414966496" calcext:value-type="float">
            <text:p>417,583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table:formula="of:=(1/200)+[graficosCDF.D150]" office:value-type="float" office:value="0.750000000000001" calcext:value-type="float">
            <text:p>0,75</text:p>
          </table:table-cell>
        </table:table-row>
        <table:table-row table:style-name="ro1">
          <table:table-cell office:value-type="float" office:value="419.458414938791" calcext:value-type="float">
            <text:p>419,458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table:formula="of:=(1/200)+[graficosCDF.D151]" office:value-type="float" office:value="0.755000000000001" calcext:value-type="float">
            <text:p>0,755</text:p>
          </table:table-cell>
        </table:table-row>
        <table:table-row table:style-name="ro1">
          <table:table-cell office:value-type="float" office:value="428.799206107642" calcext:value-type="float">
            <text:p>428,799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table:formula="of:=(1/200)+[graficosCDF.D152]" office:value-type="float" office:value="0.760000000000001" calcext:value-type="float">
            <text:p>0,76</text:p>
          </table:table-cell>
        </table:table-row>
        <table:table-row table:style-name="ro1">
          <table:table-cell office:value-type="float" office:value="431.091902152615" calcext:value-type="float">
            <text:p>431,092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formula="of:=(1/200)+[graficosCDF.D153]" office:value-type="float" office:value="0.765000000000001" calcext:value-type="float">
            <text:p>0,765</text:p>
          </table:table-cell>
        </table:table-row>
        <table:table-row table:style-name="ro1">
          <table:table-cell office:value-type="float" office:value="431.184190965209" calcext:value-type="float">
            <text:p>431,184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formula="of:=(1/200)+[graficosCDF.D154]" office:value-type="float" office:value="0.770000000000001" calcext:value-type="float">
            <text:p>0,77</text:p>
          </table:table-cell>
        </table:table-row>
        <table:table-row table:style-name="ro1">
          <table:table-cell office:value-type="float" office:value="431.666364881404" calcext:value-type="float">
            <text:p>431,666</text:p>
          </table:table-cell>
          <table:table-cell table:style-name="ce2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formula="of:=(1/200)+[graficosCDF.D155]" office:value-type="float" office:value="0.775000000000001" calcext:value-type="float">
            <text:p>0,775</text:p>
          </table:table-cell>
        </table:table-row>
        <table:table-row table:style-name="ro1">
          <table:table-cell office:value-type="float" office:value="431.966053696365" calcext:value-type="float">
            <text:p>431,966</text:p>
          </table:table-cell>
          <table:table-cell table:style-name="ce2"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(1/200)+[graficosCDF.D156]" office:value-type="float" office:value="0.780000000000001" calcext:value-type="float">
            <text:p>0,78</text:p>
          </table:table-cell>
        </table:table-row>
        <table:table-row table:style-name="ro1">
          <table:table-cell office:value-type="float" office:value="432.360465433569" calcext:value-type="float">
            <text:p>432,360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formula="of:=(1/200)+[graficosCDF.D157]" office:value-type="float" office:value="0.785000000000001" calcext:value-type="float">
            <text:p>0,785</text:p>
          </table:table-cell>
        </table:table-row>
        <table:table-row table:style-name="ro1">
          <table:table-cell office:value-type="float" office:value="432.385923752287" calcext:value-type="float">
            <text:p>432,386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(1/200)+[graficosCDF.D158]" office:value-type="float" office:value="0.790000000000001" calcext:value-type="float">
            <text:p>0,79</text:p>
          </table:table-cell>
        </table:table-row>
        <table:table-row table:style-name="ro1">
          <table:table-cell office:value-type="float" office:value="435.686806848912" calcext:value-type="float">
            <text:p>435,687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formula="of:=(1/200)+[graficosCDF.D159]" office:value-type="float" office:value="0.795000000000001" calcext:value-type="float">
            <text:p>0,795</text:p>
          </table:table-cell>
        </table:table-row>
        <table:table-row table:style-name="ro1">
          <table:table-cell office:value-type="float" office:value="437.094550130875" calcext:value-type="float">
            <text:p>437,095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formula="of:=(1/200)+[graficosCDF.D160]" office:value-type="float" office:value="0.800000000000001" calcext:value-type="float">
            <text:p>0,8</text:p>
          </table:table-cell>
        </table:table-row>
        <table:table-row table:style-name="ro1">
          <table:table-cell office:value-type="float" office:value="438.315461788049" calcext:value-type="float">
            <text:p>438,315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formula="of:=(1/200)+[graficosCDF.D161]" office:value-type="float" office:value="0.805000000000001" calcext:value-type="float">
            <text:p>0,805</text:p>
          </table:table-cell>
        </table:table-row>
        <table:table-row table:style-name="ro1">
          <table:table-cell office:value-type="float" office:value="439.81352774621" calcext:value-type="float">
            <text:p>439,814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formula="of:=(1/200)+[graficosCDF.D162]" office:value-type="float" office:value="0.810000000000001" calcext:value-type="float">
            <text:p>0,81</text:p>
          </table:table-cell>
        </table:table-row>
        <table:table-row table:style-name="ro1">
          <table:table-cell office:value-type="float" office:value="440.485567774081" calcext:value-type="float">
            <text:p>440,48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formula="of:=(1/200)+[graficosCDF.D163]" office:value-type="float" office:value="0.815000000000001" calcext:value-type="float">
            <text:p>0,815</text:p>
          </table:table-cell>
        </table:table-row>
        <table:table-row table:style-name="ro1">
          <table:table-cell office:value-type="float" office:value="443.33921781663" calcext:value-type="float">
            <text:p>443,339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formula="of:=(1/200)+[graficosCDF.D164]" office:value-type="float" office:value="0.820000000000001" calcext:value-type="float">
            <text:p>0,82</text:p>
          </table:table-cell>
        </table:table-row>
        <table:table-row table:style-name="ro1">
          <table:table-cell office:value-type="float" office:value="445.172805964501" calcext:value-type="float">
            <text:p>445,1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formula="of:=(1/200)+[graficosCDF.D165]" office:value-type="float" office:value="0.825000000000001" calcext:value-type="float">
            <text:p>0,825</text:p>
          </table:table-cell>
        </table:table-row>
        <table:table-row table:style-name="ro1">
          <table:table-cell office:value-type="float" office:value="448.772069089089" calcext:value-type="float">
            <text:p>448,772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formula="of:=(1/200)+[graficosCDF.D166]" office:value-type="float" office:value="0.830000000000001" calcext:value-type="float">
            <text:p>0,83</text:p>
          </table:table-cell>
        </table:table-row>
        <table:table-row table:style-name="ro1">
          <table:table-cell office:value-type="float" office:value="453.087611566054" calcext:value-type="float">
            <text:p>453,088</text:p>
          </table:table-cell>
          <table:table-cell table:style-name="ce2"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formula="of:=(1/200)+[graficosCDF.D167]" office:value-type="float" office:value="0.835000000000001" calcext:value-type="float">
            <text:p>0,835</text:p>
          </table:table-cell>
        </table:table-row>
        <table:table-row table:style-name="ro1">
          <table:table-cell office:value-type="float" office:value="453.267464483113" calcext:value-type="float">
            <text:p>453,267</text:p>
          </table:table-cell>
          <table:table-cell table:style-name="ce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formula="of:=(1/200)+[graficosCDF.D168]" office:value-type="float" office:value="0.840000000000001" calcext:value-type="float">
            <text:p>0,84</text:p>
          </table:table-cell>
        </table:table-row>
        <table:table-row table:style-name="ro1">
          <table:table-cell office:value-type="float" office:value="453.745306473343" calcext:value-type="float">
            <text:p>453,745</text:p>
          </table:table-cell>
          <table:table-cell table:style-name="ce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formula="of:=(1/200)+[graficosCDF.D169]" office:value-type="float" office:value="0.845000000000001" calcext:value-type="float">
            <text:p>0,845</text:p>
          </table:table-cell>
        </table:table-row>
        <table:table-row table:style-name="ro1">
          <table:table-cell office:value-type="float" office:value="453.827116787551" calcext:value-type="float">
            <text:p>453,827</text:p>
          </table:table-cell>
          <table:table-cell table:style-name="ce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formula="of:=(1/200)+[graficosCDF.D170]" office:value-type="float" office:value="0.850000000000001" calcext:value-type="float">
            <text:p>0,85</text:p>
          </table:table-cell>
        </table:table-row>
        <table:table-row table:style-name="ro1">
          <table:table-cell office:value-type="float" office:value="455.49150927545" calcext:value-type="float">
            <text:p>455,492</text:p>
          </table:table-cell>
          <table:table-cell table:style-name="ce2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formula="of:=(1/200)+[graficosCDF.D171]" office:value-type="float" office:value="0.855000000000001" calcext:value-type="float">
            <text:p>0,855</text:p>
          </table:table-cell>
        </table:table-row>
        <table:table-row table:style-name="ro1">
          <table:table-cell office:value-type="float" office:value="455.715183128905" calcext:value-type="float">
            <text:p>455,71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formula="of:=(1/200)+[graficosCDF.D172]" office:value-type="float" office:value="0.860000000000001" calcext:value-type="float">
            <text:p>0,86</text:p>
          </table:table-cell>
        </table:table-row>
        <table:table-row table:style-name="ro1">
          <table:table-cell office:value-type="float" office:value="456.842388074276" calcext:value-type="float">
            <text:p>456,842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formula="of:=(1/200)+[graficosCDF.D173]" office:value-type="float" office:value="0.865000000000001" calcext:value-type="float">
            <text:p>0,865</text:p>
          </table:table-cell>
        </table:table-row>
        <table:table-row table:style-name="ro1">
          <table:table-cell office:value-type="float" office:value="458.432604244162" calcext:value-type="float">
            <text:p>458,433</text:p>
          </table:table-cell>
          <table:table-cell table:style-name="ce2"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formula="of:=(1/200)+[graficosCDF.D174]" office:value-type="float" office:value="0.870000000000001" calcext:value-type="float">
            <text:p>0,87</text:p>
          </table:table-cell>
        </table:table-row>
        <table:table-row table:style-name="ro1">
          <table:table-cell office:value-type="float" office:value="458.884691216658" calcext:value-type="float">
            <text:p>458,885</text:p>
          </table:table-cell>
          <table:table-cell table:style-name="ce2"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formula="of:=(1/200)+[graficosCDF.D175]" office:value-type="float" office:value="0.875000000000001" calcext:value-type="float">
            <text:p>0,875</text:p>
          </table:table-cell>
        </table:table-row>
        <table:table-row table:style-name="ro1">
          <table:table-cell office:value-type="float" office:value="459.167987810818" calcext:value-type="float">
            <text:p>459,168</text:p>
          </table:table-cell>
          <table:table-cell table:style-name="ce2"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formula="of:=(1/200)+[graficosCDF.D176]" office:value-type="float" office:value="0.880000000000001" calcext:value-type="float">
            <text:p>0,88</text:p>
          </table:table-cell>
        </table:table-row>
        <table:table-row table:style-name="ro1">
          <table:table-cell office:value-type="float" office:value="462.769093277413" calcext:value-type="float">
            <text:p>462,769</text:p>
          </table:table-cell>
          <table:table-cell table:style-name="ce2"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formula="of:=(1/200)+[graficosCDF.D177]" office:value-type="float" office:value="0.885000000000001" calcext:value-type="float">
            <text:p>0,885</text:p>
          </table:table-cell>
        </table:table-row>
        <table:table-row table:style-name="ro1">
          <table:table-cell office:value-type="float" office:value="463.540434697861" calcext:value-type="float">
            <text:p>463,54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table:formula="of:=(1/200)+[graficosCDF.D178]" office:value-type="float" office:value="0.890000000000001" calcext:value-type="float">
            <text:p>0,89</text:p>
          </table:table-cell>
        </table:table-row>
        <table:table-row table:style-name="ro1">
          <table:table-cell office:value-type="float" office:value="465.173059877534" calcext:value-type="float">
            <text:p>465,173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table:formula="of:=(1/200)+[graficosCDF.D179]" office:value-type="float" office:value="0.895000000000001" calcext:value-type="float">
            <text:p>0,895</text:p>
          </table:table-cell>
        </table:table-row>
        <table:table-row table:style-name="ro1">
          <table:table-cell office:value-type="float" office:value="465.285396709121" calcext:value-type="float">
            <text:p>465,285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table:formula="of:=(1/200)+[graficosCDF.D180]" office:value-type="float" office:value="0.900000000000001" calcext:value-type="float">
            <text:p>0,9</text:p>
          </table:table-cell>
        </table:table-row>
        <table:table-row table:style-name="ro1">
          <table:table-cell office:value-type="float" office:value="467.953673923289" calcext:value-type="float">
            <text:p>467,954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table:formula="of:=(1/200)+[graficosCDF.D181]" office:value-type="float" office:value="0.905000000000001" calcext:value-type="float">
            <text:p>0,905</text:p>
          </table:table-cell>
        </table:table-row>
        <table:table-row table:style-name="ro1">
          <table:table-cell office:value-type="float" office:value="470.525187705005" calcext:value-type="float">
            <text:p>470,525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formula="of:=(1/200)+[graficosCDF.D182]" office:value-type="float" office:value="0.910000000000001" calcext:value-type="float">
            <text:p>0,91</text:p>
          </table:table-cell>
        </table:table-row>
        <table:table-row table:style-name="ro1">
          <table:table-cell office:value-type="float" office:value="470.550697875159" calcext:value-type="float">
            <text:p>470,551</text:p>
          </table:table-cell>
          <table:table-cell table:style-name="ce2"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formula="of:=(1/200)+[graficosCDF.D183]" office:value-type="float" office:value="0.915000000000001" calcext:value-type="float">
            <text:p>0,915</text:p>
          </table:table-cell>
        </table:table-row>
        <table:table-row table:style-name="ro1">
          <table:table-cell office:value-type="float" office:value="472.388968834058" calcext:value-type="float">
            <text:p>472,389</text:p>
          </table:table-cell>
          <table:table-cell table:style-name="ce2"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formula="of:=(1/200)+[graficosCDF.D184]" office:value-type="float" office:value="0.920000000000001" calcext:value-type="float">
            <text:p>0,92</text:p>
          </table:table-cell>
        </table:table-row>
        <table:table-row table:style-name="ro1">
          <table:table-cell office:value-type="float" office:value="473.192959259368" calcext:value-type="float">
            <text:p>473,193</text:p>
          </table:table-cell>
          <table:table-cell table:style-name="ce2"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table:formula="of:=(1/200)+[graficosCDF.D185]" office:value-type="float" office:value="0.925000000000001" calcext:value-type="float">
            <text:p>0,925</text:p>
          </table:table-cell>
        </table:table-row>
        <table:table-row table:style-name="ro1">
          <table:table-cell office:value-type="float" office:value="473.632939401409" calcext:value-type="float">
            <text:p>473,633</text:p>
          </table:table-cell>
          <table:table-cell table:style-name="ce2"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table:formula="of:=(1/200)+[graficosCDF.D186]" office:value-type="float" office:value="0.930000000000001" calcext:value-type="float">
            <text:p>0,93</text:p>
          </table:table-cell>
        </table:table-row>
        <table:table-row table:style-name="ro1">
          <table:table-cell office:value-type="float" office:value="479.504308813719" calcext:value-type="float">
            <text:p>479,504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formula="of:=(1/200)+[graficosCDF.D187]" office:value-type="float" office:value="0.935000000000001" calcext:value-type="float">
            <text:p>0,935</text:p>
          </table:table-cell>
        </table:table-row>
        <table:table-row table:style-name="ro1">
          <table:table-cell office:value-type="float" office:value="483.01620742966" calcext:value-type="float">
            <text:p>483,016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formula="of:=(1/200)+[graficosCDF.D188]" office:value-type="float" office:value="0.940000000000001" calcext:value-type="float">
            <text:p>0,94</text:p>
          </table:table-cell>
        </table:table-row>
        <table:table-row table:style-name="ro1">
          <table:table-cell office:value-type="float" office:value="483.649143016905" calcext:value-type="float">
            <text:p>483,649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formula="of:=(1/200)+[graficosCDF.D189]" office:value-type="float" office:value="0.945000000000001" calcext:value-type="float">
            <text:p>0,945</text:p>
          </table:table-cell>
        </table:table-row>
        <table:table-row table:style-name="ro1">
          <table:table-cell office:value-type="float" office:value="485.692298807357" calcext:value-type="float">
            <text:p>485,692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table:formula="of:=(1/200)+[graficosCDF.D190]" office:value-type="float" office:value="0.950000000000001" calcext:value-type="float">
            <text:p>0,95</text:p>
          </table:table-cell>
        </table:table-row>
        <table:table-row table:style-name="ro1">
          <table:table-cell office:value-type="float" office:value="488.41972369142" calcext:value-type="float">
            <text:p>488,420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table:formula="of:=(1/200)+[graficosCDF.D191]" office:value-type="float" office:value="0.955000000000001" calcext:value-type="float">
            <text:p>0,955</text:p>
          </table:table-cell>
        </table:table-row>
        <table:table-row table:style-name="ro1">
          <table:table-cell office:value-type="float" office:value="488.564266380831" calcext:value-type="float">
            <text:p>488,564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formula="of:=(1/200)+[graficosCDF.D192]" office:value-type="float" office:value="0.960000000000001" calcext:value-type="float">
            <text:p>0,96</text:p>
          </table:table-cell>
        </table:table-row>
        <table:table-row table:style-name="ro1">
          <table:table-cell office:value-type="float" office:value="491.475438690416" calcext:value-type="float">
            <text:p>491,475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formula="of:=(1/200)+[graficosCDF.D193]" office:value-type="float" office:value="0.965000000000001" calcext:value-type="float">
            <text:p>0,965</text:p>
          </table:table-cell>
        </table:table-row>
        <table:table-row table:style-name="ro1">
          <table:table-cell office:value-type="float" office:value="493.304936281824" calcext:value-type="float">
            <text:p>493,305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formula="of:=(1/200)+[graficosCDF.D194]" office:value-type="float" office:value="0.970000000000001" calcext:value-type="float">
            <text:p>0,97</text:p>
          </table:table-cell>
        </table:table-row>
        <table:table-row table:style-name="ro1">
          <table:table-cell office:value-type="float" office:value="494.745690153198" calcext:value-type="float">
            <text:p>494,746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table:formula="of:=(1/200)+[graficosCDF.D195]" office:value-type="float" office:value="0.975000000000001" calcext:value-type="float">
            <text:p>0,975</text:p>
          </table:table-cell>
        </table:table-row>
        <table:table-row table:style-name="ro1">
          <table:table-cell office:value-type="float" office:value="495.665922540618" calcext:value-type="float">
            <text:p>495,666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table:formula="of:=(1/200)+[graficosCDF.D196]" office:value-type="float" office:value="0.980000000000001" calcext:value-type="float">
            <text:p>0,98</text:p>
          </table:table-cell>
        </table:table-row>
        <table:table-row table:style-name="ro1">
          <table:table-cell office:value-type="float" office:value="498.198022194632" calcext:value-type="float">
            <text:p>498,198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table:formula="of:=(1/200)+[graficosCDF.D197]" office:value-type="float" office:value="0.985000000000001" calcext:value-type="float">
            <text:p>0,985</text:p>
          </table:table-cell>
        </table:table-row>
        <table:table-row table:style-name="ro1">
          <table:table-cell office:value-type="float" office:value="502.393266882714" calcext:value-type="float">
            <text:p>502,393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table:formula="of:=(1/200)+[graficosCDF.D198]" office:value-type="float" office:value="0.990000000000001" calcext:value-type="float">
            <text:p>0,99</text:p>
          </table:table-cell>
        </table:table-row>
        <table:table-row table:style-name="ro1">
          <table:table-cell office:value-type="float" office:value="506.326440618473" calcext:value-type="float">
            <text:p>506,326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table:formula="of:=(1/200)+[graficosCDF.D199]" office:value-type="float" office:value="0.995000000000001" calcext:value-type="float">
            <text:p>0,995</text:p>
          </table:table-cell>
        </table:table-row>
        <table:table-row table:style-name="ro1">
          <table:table-cell office:value-type="float" office:value="507.450031344355" calcext:value-type="float">
            <text:p>507,450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table:formula="of:=(1/200)+[graficosCDF.D200]" office:value-type="float" office:value="1" calcext:value-type="float">
            <text:p>1</text:p>
          </table:table-cell>
        </table:table-row>
      </table:table>
      <table:table table:name="PCA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203" table:default-cell-style-name="Default"/>
        <table:table-row table:style-name="ro8">
          <table:table-cell table:style-name="ce20" office:value-type="string" calcext:value-type="string">
            <text:p>Cpu – Média Cpu</text:p>
          </table:table-cell>
          <table:table-cell table:style-name="ce20" office:value-type="string" calcext:value-type="string">
            <text:p>D1 – Média D1</text:p>
          </table:table-cell>
          <table:table-cell table:style-name="ce20" office:value-type="string" calcext:value-type="string">
            <text:p>D2 – Média D2</text:p>
          </table:table-cell>
          <table:table-cell table:style-name="ce44" office:value-type="string" calcext:value-type="string">
            <text:p>(Cpu – Média Cpu)*(D1 – Média D1)</text:p>
          </table:table-cell>
          <table:table-cell table:style-name="ce44" office:value-type="string" calcext:value-type="string">
            <text:p>(Cpu – Média Cpu)(D2 – Média D2)</text:p>
          </table:table-cell>
          <table:table-cell table:style-name="ce44" office:value-type="string" calcext:value-type="string">
            <text:p>(D1 – Média D1)*(D2 – Média D2)</text:p>
          </table:table-cell>
          <table:table-cell table:number-columns-repeated="203"/>
        </table:table-row>
        <table:table-row table:style-name="ro1">
          <table:table-cell table:style-name="ce35" table:formula="of:=[dados.B3]-[dados.$B$205]" office:value-type="float" office:value="-121.379675156613" calcext:value-type="float">
            <text:p>-121,38</text:p>
          </table:table-cell>
          <table:table-cell table:style-name="ce35" table:formula="of:=[dados.C3]-[dados.$C$205]" office:value-type="float" office:value="-42.375" calcext:value-type="float">
            <text:p>-42,38</text:p>
          </table:table-cell>
          <table:table-cell table:style-name="ce35" table:formula="of:=[dados.D3]-[dados.$D$205]" office:value-type="float" office:value="-35.845" calcext:value-type="float">
            <text:p>-35,85</text:p>
          </table:table-cell>
          <table:table-cell table:style-name="ce45" table:formula="of:=[.A2]*[.B2]" office:value-type="float" office:value="5143.46373476147" calcext:value-type="float">
            <text:p>5143,46</text:p>
          </table:table-cell>
          <table:table-cell table:style-name="ce45" table:formula="of:=[.A2]*[.C2]" office:value-type="float" office:value="4350.85445598879" calcext:value-type="float">
            <text:p>4350,85</text:p>
          </table:table-cell>
          <table:table-cell table:style-name="ce30" table:formula="of:=[.B2]*[.C2]" office:value-type="float" office:value="1518.931875" calcext:value-type="float">
            <text:p>1518,93</text:p>
          </table:table-cell>
          <table:table-cell/>
          <table:table-cell table:style-name="ce28"/>
          <table:table-cell/>
          <table:table-cell table:style-name="ce46" table:number-columns-repeated="200"/>
        </table:table-row>
        <table:table-row table:style-name="ro1">
          <table:table-cell table:style-name="ce35" table:formula="of:=[dados.B4]-[dados.$B$205]" office:value-type="float" office:value="-173.821074203778" calcext:value-type="float">
            <text:p>-173,82</text:p>
          </table:table-cell>
          <table:table-cell table:style-name="ce35" table:formula="of:=[dados.C4]-[dados.$C$205]" office:value-type="float" office:value="-44.375" calcext:value-type="float">
            <text:p>-44,38</text:p>
          </table:table-cell>
          <table:table-cell table:style-name="ce35" table:formula="of:=[dados.D4]-[dados.$D$205]" office:value-type="float" office:value="-35.845" calcext:value-type="float">
            <text:p>-35,85</text:p>
          </table:table-cell>
          <table:table-cell table:style-name="ce45" table:formula="of:=[.A3]*[.B3]" office:value-type="float" office:value="7713.31016779264" calcext:value-type="float">
            <text:p>7713,31</text:p>
          </table:table-cell>
          <table:table-cell table:style-name="ce45" table:formula="of:=[.A3]*[.C3]" office:value-type="float" office:value="6230.61640483441" calcext:value-type="float">
            <text:p>6230,62</text:p>
          </table:table-cell>
          <table:table-cell table:style-name="ce30" table:formula="of:=[.B3]*[.C3]" office:value-type="float" office:value="1590.621875" calcext:value-type="float">
            <text:p>1590,62</text:p>
          </table:table-cell>
          <table:table-cell table:number-columns-repeated="3"/>
          <table:table-cell table:style-name="ce46" table:number-columns-repeated="199"/>
          <table:table-cell/>
        </table:table-row>
        <table:table-row table:style-name="ro1">
          <table:table-cell table:style-name="ce35" table:formula="of:=[dados.B5]-[dados.$B$205]" office:value-type="float" office:value="-202.801116405429" calcext:value-type="float">
            <text:p>-202,80</text:p>
          </table:table-cell>
          <table:table-cell table:style-name="ce35" table:formula="of:=[dados.C5]-[dados.$C$205]" office:value-type="float" office:value="-44.375" calcext:value-type="float">
            <text:p>-44,38</text:p>
          </table:table-cell>
          <table:table-cell table:style-name="ce35" table:formula="of:=[dados.D5]-[dados.$D$205]" office:value-type="float" office:value="-35.845" calcext:value-type="float">
            <text:p>-35,85</text:p>
          </table:table-cell>
          <table:table-cell table:style-name="ce45" table:formula="of:=[.A4]*[.B4]" office:value-type="float" office:value="8999.29954049091" calcext:value-type="float">
            <text:p>8999,30</text:p>
          </table:table-cell>
          <table:table-cell table:style-name="ce45" table:formula="of:=[.A4]*[.C4]" office:value-type="float" office:value="7269.4060175526" calcext:value-type="float">
            <text:p>7269,41</text:p>
          </table:table-cell>
          <table:table-cell table:style-name="ce30" table:formula="of:=[.B4]*[.C4]" office:value-type="float" office:value="1590.621875" calcext:value-type="float">
            <text:p>1590,62</text:p>
          </table:table-cell>
          <table:table-cell table:number-columns-repeated="3"/>
          <table:table-cell table:style-name="ce46" table:number-columns-repeated="198"/>
          <table:table-cell table:number-columns-repeated="2"/>
        </table:table-row>
        <table:table-row table:style-name="ro1">
          <table:table-cell table:style-name="ce35" table:formula="of:=[dados.B6]-[dados.$B$205]" office:value-type="float" office:value="-133.79557882263" calcext:value-type="float">
            <text:p>-133,80</text:p>
          </table:table-cell>
          <table:table-cell table:style-name="ce35" table:formula="of:=[dados.C6]-[dados.$C$205]" office:value-type="float" office:value="-43.375" calcext:value-type="float">
            <text:p>-43,38</text:p>
          </table:table-cell>
          <table:table-cell table:style-name="ce35" table:formula="of:=[dados.D6]-[dados.$D$205]" office:value-type="float" office:value="-32.845" calcext:value-type="float">
            <text:p>-32,85</text:p>
          </table:table-cell>
          <table:table-cell table:style-name="ce45" table:formula="of:=[.A5]*[.B5]" office:value-type="float" office:value="5803.38323143157" calcext:value-type="float">
            <text:p>5803,38</text:p>
          </table:table-cell>
          <table:table-cell table:style-name="ce45" table:formula="of:=[.A5]*[.C5]" office:value-type="float" office:value="4394.51578642928" calcext:value-type="float">
            <text:p>4394,52</text:p>
          </table:table-cell>
          <table:table-cell table:style-name="ce30" table:formula="of:=[.B5]*[.C5]" office:value-type="float" office:value="1424.651875" calcext:value-type="float">
            <text:p>1424,65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7]-[dados.$B$205]" office:value-type="float" office:value="-118.410978153616" calcext:value-type="float">
            <text:p>-118,41</text:p>
          </table:table-cell>
          <table:table-cell table:style-name="ce35" table:formula="of:=[dados.C7]-[dados.$C$205]" office:value-type="float" office:value="-42.375" calcext:value-type="float">
            <text:p>-42,38</text:p>
          </table:table-cell>
          <table:table-cell table:style-name="ce35" table:formula="of:=[dados.D7]-[dados.$D$205]" office:value-type="float" office:value="-36.845" calcext:value-type="float">
            <text:p>-36,85</text:p>
          </table:table-cell>
          <table:table-cell table:style-name="ce45" table:formula="of:=[.A6]*[.B6]" office:value-type="float" office:value="5017.66519925947" calcext:value-type="float">
            <text:p>5017,67</text:p>
          </table:table-cell>
          <table:table-cell table:style-name="ce45" table:formula="of:=[.A6]*[.C6]" office:value-type="float" office:value="4362.85249006998" calcext:value-type="float">
            <text:p>4362,85</text:p>
          </table:table-cell>
          <table:table-cell table:style-name="ce30" table:formula="of:=[.B6]*[.C6]" office:value-type="float" office:value="1561.306875" calcext:value-type="float">
            <text:p>1561,31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8]-[dados.$B$205]" office:value-type="float" office:value="-190.24780776153" calcext:value-type="float">
            <text:p>-190,25</text:p>
          </table:table-cell>
          <table:table-cell table:style-name="ce35" table:formula="of:=[dados.C8]-[dados.$C$205]" office:value-type="float" office:value="-46.375" calcext:value-type="float">
            <text:p>-46,38</text:p>
          </table:table-cell>
          <table:table-cell table:style-name="ce35" table:formula="of:=[dados.D8]-[dados.$D$205]" office:value-type="float" office:value="-37.845" calcext:value-type="float">
            <text:p>-37,85</text:p>
          </table:table-cell>
          <table:table-cell table:style-name="ce45" table:formula="of:=[.A7]*[.B7]" office:value-type="float" office:value="8822.74208494095" calcext:value-type="float">
            <text:p>8822,74</text:p>
          </table:table-cell>
          <table:table-cell table:style-name="ce45" table:formula="of:=[.A7]*[.C7]" office:value-type="float" office:value="7199.9282847351" calcext:value-type="float">
            <text:p>7199,93</text:p>
          </table:table-cell>
          <table:table-cell table:style-name="ce30" table:formula="of:=[.B7]*[.C7]" office:value-type="float" office:value="1755.061875" calcext:value-type="float">
            <text:p>1755,06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9]-[dados.$B$205]" office:value-type="float" office:value="-165.751387088586" calcext:value-type="float">
            <text:p>-165,75</text:p>
          </table:table-cell>
          <table:table-cell table:style-name="ce35" table:formula="of:=[dados.C9]-[dados.$C$205]" office:value-type="float" office:value="-42.375" calcext:value-type="float">
            <text:p>-42,38</text:p>
          </table:table-cell>
          <table:table-cell table:style-name="ce35" table:formula="of:=[dados.D9]-[dados.$D$205]" office:value-type="float" office:value="-36.845" calcext:value-type="float">
            <text:p>-36,85</text:p>
          </table:table-cell>
          <table:table-cell table:style-name="ce45" table:formula="of:=[.A8]*[.B8]" office:value-type="float" office:value="7023.71502787883" calcext:value-type="float">
            <text:p>7023,72</text:p>
          </table:table-cell>
          <table:table-cell table:style-name="ce45" table:formula="of:=[.A8]*[.C8]" office:value-type="float" office:value="6107.10985727895" calcext:value-type="float">
            <text:p>6107,11</text:p>
          </table:table-cell>
          <table:table-cell table:style-name="ce30" table:formula="of:=[.B8]*[.C8]" office:value-type="float" office:value="1561.306875" calcext:value-type="float">
            <text:p>1561,31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0]-[dados.$B$205]" office:value-type="float" office:value="-204.403958106459" calcext:value-type="float">
            <text:p>-204,40</text:p>
          </table:table-cell>
          <table:table-cell table:style-name="ce35" table:formula="of:=[dados.C10]-[dados.$C$205]" office:value-type="float" office:value="-45.375" calcext:value-type="float">
            <text:p>-45,38</text:p>
          </table:table-cell>
          <table:table-cell table:style-name="ce35" table:formula="of:=[dados.D10]-[dados.$D$205]" office:value-type="float" office:value="-29.845" calcext:value-type="float">
            <text:p>-29,85</text:p>
          </table:table-cell>
          <table:table-cell table:style-name="ce45" table:formula="of:=[.A9]*[.B9]" office:value-type="float" office:value="9274.82959908057" calcext:value-type="float">
            <text:p>9274,83</text:p>
          </table:table-cell>
          <table:table-cell table:style-name="ce45" table:formula="of:=[.A9]*[.C9]" office:value-type="float" office:value="6100.43612968726" calcext:value-type="float">
            <text:p>6100,44</text:p>
          </table:table-cell>
          <table:table-cell table:style-name="ce30" table:formula="of:=[.B9]*[.C9]" office:value-type="float" office:value="1354.216875" calcext:value-type="float">
            <text:p>1354,22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1]-[dados.$B$205]" office:value-type="float" office:value="-167.303924636132" calcext:value-type="float">
            <text:p>-167,30</text:p>
          </table:table-cell>
          <table:table-cell table:style-name="ce35" table:formula="of:=[dados.C11]-[dados.$C$205]" office:value-type="float" office:value="-45.375" calcext:value-type="float">
            <text:p>-45,38</text:p>
          </table:table-cell>
          <table:table-cell table:style-name="ce35" table:formula="of:=[dados.D11]-[dados.$D$205]" office:value-type="float" office:value="-30.845" calcext:value-type="float">
            <text:p>-30,85</text:p>
          </table:table-cell>
          <table:table-cell table:style-name="ce45" table:formula="of:=[.A10]*[.B10]" office:value-type="float" office:value="7591.41558036448" calcext:value-type="float">
            <text:p>7591,42</text:p>
          </table:table-cell>
          <table:table-cell table:style-name="ce45" table:formula="of:=[.A10]*[.C10]" office:value-type="float" office:value="5160.48955540148" calcext:value-type="float">
            <text:p>5160,49</text:p>
          </table:table-cell>
          <table:table-cell table:style-name="ce30" table:formula="of:=[.B10]*[.C10]" office:value-type="float" office:value="1399.591875" calcext:value-type="float">
            <text:p>1399,5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2]-[dados.$B$205]" office:value-type="float" office:value="-151.875212554161" calcext:value-type="float">
            <text:p>-151,88</text:p>
          </table:table-cell>
          <table:table-cell table:style-name="ce35" table:formula="of:=[dados.C12]-[dados.$C$205]" office:value-type="float" office:value="-45.375" calcext:value-type="float">
            <text:p>-45,38</text:p>
          </table:table-cell>
          <table:table-cell table:style-name="ce35" table:formula="of:=[dados.D12]-[dados.$D$205]" office:value-type="float" office:value="-31.845" calcext:value-type="float">
            <text:p>-31,85</text:p>
          </table:table-cell>
          <table:table-cell table:style-name="ce45" table:formula="of:=[.A11]*[.B11]" office:value-type="float" office:value="6891.33776964503" calcext:value-type="float">
            <text:p>6891,34</text:p>
          </table:table-cell>
          <table:table-cell table:style-name="ce45" table:formula="of:=[.A11]*[.C11]" office:value-type="float" office:value="4836.46614378724" calcext:value-type="float">
            <text:p>4836,47</text:p>
          </table:table-cell>
          <table:table-cell table:style-name="ce30" table:formula="of:=[.B11]*[.C11]" office:value-type="float" office:value="1444.966875" calcext:value-type="float">
            <text:p>1444,97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3]-[dados.$B$205]" office:value-type="float" office:value="-198.493855514996" calcext:value-type="float">
            <text:p>-198,49</text:p>
          </table:table-cell>
          <table:table-cell table:style-name="ce35" table:formula="of:=[dados.C13]-[dados.$C$205]" office:value-type="float" office:value="-46.375" calcext:value-type="float">
            <text:p>-46,38</text:p>
          </table:table-cell>
          <table:table-cell table:style-name="ce35" table:formula="of:=[dados.D13]-[dados.$D$205]" office:value-type="float" office:value="-31.845" calcext:value-type="float">
            <text:p>-31,85</text:p>
          </table:table-cell>
          <table:table-cell table:style-name="ce45" table:formula="of:=[.A12]*[.B12]" office:value-type="float" office:value="9205.15254950795" calcext:value-type="float">
            <text:p>9205,15</text:p>
          </table:table-cell>
          <table:table-cell table:style-name="ce45" table:formula="of:=[.A12]*[.C12]" office:value-type="float" office:value="6321.03682887505" calcext:value-type="float">
            <text:p>6321,04</text:p>
          </table:table-cell>
          <table:table-cell table:style-name="ce30" table:formula="of:=[.B12]*[.C12]" office:value-type="float" office:value="1476.811875" calcext:value-type="float">
            <text:p>1476,81</text:p>
          </table:table-cell>
          <table:table-cell table:number-columns-repeated="3"/>
          <table:table-cell table:style-name="ce47" table:number-columns-repeated="200"/>
        </table:table-row>
        <table:table-row table:style-name="ro1">
          <table:table-cell table:style-name="ce35" table:formula="of:=[dados.B14]-[dados.$B$205]" office:value-type="float" office:value="-162.18637388281" calcext:value-type="float">
            <text:p>-162,19</text:p>
          </table:table-cell>
          <table:table-cell table:style-name="ce35" table:formula="of:=[dados.C14]-[dados.$C$205]" office:value-type="float" office:value="-45.375" calcext:value-type="float">
            <text:p>-45,38</text:p>
          </table:table-cell>
          <table:table-cell table:style-name="ce35" table:formula="of:=[dados.D14]-[dados.$D$205]" office:value-type="float" office:value="-33.845" calcext:value-type="float">
            <text:p>-33,85</text:p>
          </table:table-cell>
          <table:table-cell table:style-name="ce45" table:formula="of:=[.A13]*[.B13]" office:value-type="float" office:value="7359.20671493249" calcext:value-type="float">
            <text:p>7359,21</text:p>
          </table:table-cell>
          <table:table-cell table:style-name="ce45" table:formula="of:=[.A13]*[.C13]" office:value-type="float" office:value="5489.19782406369" calcext:value-type="float">
            <text:p>5489,20</text:p>
          </table:table-cell>
          <table:table-cell table:style-name="ce30" table:formula="of:=[.B13]*[.C13]" office:value-type="float" office:value="1535.716875" calcext:value-type="float">
            <text:p>1535,72</text:p>
          </table:table-cell>
          <table:table-cell table:number-columns-repeated="3"/>
          <table:table-cell table:style-name="ce47" table:number-columns-repeated="199"/>
          <table:table-cell table:style-name="ce48"/>
        </table:table-row>
        <table:table-row table:style-name="ro1">
          <table:table-cell table:style-name="ce35" table:formula="of:=[dados.B15]-[dados.$B$205]" office:value-type="float" office:value="-178.409264178101" calcext:value-type="float">
            <text:p>-178,41</text:p>
          </table:table-cell>
          <table:table-cell table:style-name="ce35" table:formula="of:=[dados.C15]-[dados.$C$205]" office:value-type="float" office:value="-44.375" calcext:value-type="float">
            <text:p>-44,38</text:p>
          </table:table-cell>
          <table:table-cell table:style-name="ce35" table:formula="of:=[dados.D15]-[dados.$D$205]" office:value-type="float" office:value="-34.845" calcext:value-type="float">
            <text:p>-34,85</text:p>
          </table:table-cell>
          <table:table-cell table:style-name="ce45" table:formula="of:=[.A14]*[.B14]" office:value-type="float" office:value="7916.91109790325" calcext:value-type="float">
            <text:p>7916,91</text:p>
          </table:table-cell>
          <table:table-cell table:style-name="ce45" table:formula="of:=[.A14]*[.C14]" office:value-type="float" office:value="6216.67081028594" calcext:value-type="float">
            <text:p>6216,67</text:p>
          </table:table-cell>
          <table:table-cell table:style-name="ce30" table:formula="of:=[.B14]*[.C14]" office:value-type="float" office:value="1546.246875" calcext:value-type="float">
            <text:p>1546,25</text:p>
          </table:table-cell>
          <table:table-cell table:number-columns-repeated="3"/>
          <table:table-cell table:style-name="ce47" table:number-columns-repeated="198"/>
          <table:table-cell table:style-name="ce48" table:number-columns-repeated="2"/>
        </table:table-row>
        <table:table-row table:style-name="ro1">
          <table:table-cell table:style-name="ce35" table:formula="of:=[dados.B16]-[dados.$B$205]" office:value-type="float" office:value="-179.414854237778" calcext:value-type="float">
            <text:p>-179,41</text:p>
          </table:table-cell>
          <table:table-cell table:style-name="ce35" table:formula="of:=[dados.C16]-[dados.$C$205]" office:value-type="float" office:value="-42.375" calcext:value-type="float">
            <text:p>-42,38</text:p>
          </table:table-cell>
          <table:table-cell table:style-name="ce35" table:formula="of:=[dados.D16]-[dados.$D$205]" office:value-type="float" office:value="-32.845" calcext:value-type="float">
            <text:p>-32,85</text:p>
          </table:table-cell>
          <table:table-cell table:style-name="ce45" table:formula="of:=[.A15]*[.B15]" office:value-type="float" office:value="7602.70444832585" calcext:value-type="float">
            <text:p>7602,70</text:p>
          </table:table-cell>
          <table:table-cell table:style-name="ce45" table:formula="of:=[.A15]*[.C15]" office:value-type="float" office:value="5892.88088743982" calcext:value-type="float">
            <text:p>5892,88</text:p>
          </table:table-cell>
          <table:table-cell table:style-name="ce30" table:formula="of:=[.B15]*[.C15]" office:value-type="float" office:value="1391.806875" calcext:value-type="float">
            <text:p>1391,81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7]-[dados.$B$205]" office:value-type="float" office:value="-161.314830323166" calcext:value-type="float">
            <text:p>-161,31</text:p>
          </table:table-cell>
          <table:table-cell table:style-name="ce35" table:formula="of:=[dados.C17]-[dados.$C$205]" office:value-type="float" office:value="-44.375" calcext:value-type="float">
            <text:p>-44,38</text:p>
          </table:table-cell>
          <table:table-cell table:style-name="ce35" table:formula="of:=[dados.D17]-[dados.$D$205]" office:value-type="float" office:value="-32.845" calcext:value-type="float">
            <text:p>-32,85</text:p>
          </table:table-cell>
          <table:table-cell table:style-name="ce45" table:formula="of:=[.A16]*[.B16]" office:value-type="float" office:value="7158.34559559048" calcext:value-type="float">
            <text:p>7158,35</text:p>
          </table:table-cell>
          <table:table-cell table:style-name="ce45" table:formula="of:=[.A16]*[.C16]" office:value-type="float" office:value="5298.38560196438" calcext:value-type="float">
            <text:p>5298,39</text:p>
          </table:table-cell>
          <table:table-cell table:style-name="ce30" table:formula="of:=[.B16]*[.C16]" office:value-type="float" office:value="1457.496875" calcext:value-type="float">
            <text:p>1457,50</text:p>
          </table:table-cell>
          <table:table-cell table:number-columns-repeated="3"/>
          <table:table-cell table:style-name="ce46" table:number-columns-repeated="2"/>
          <table:table-cell table:number-columns-repeated="198"/>
        </table:table-row>
        <table:table-row table:style-name="ro1">
          <table:table-cell table:style-name="ce35" table:formula="of:=[dados.B18]-[dados.$B$205]" office:value-type="float" office:value="-186.979964915014" calcext:value-type="float">
            <text:p>-186,98</text:p>
          </table:table-cell>
          <table:table-cell table:style-name="ce35" table:formula="of:=[dados.C18]-[dados.$C$205]" office:value-type="float" office:value="-45.375" calcext:value-type="float">
            <text:p>-45,38</text:p>
          </table:table-cell>
          <table:table-cell table:style-name="ce35" table:formula="of:=[dados.D18]-[dados.$D$205]" office:value-type="float" office:value="-31.845" calcext:value-type="float">
            <text:p>-31,85</text:p>
          </table:table-cell>
          <table:table-cell table:style-name="ce45" table:formula="of:=[.A17]*[.B17]" office:value-type="float" office:value="8484.21590801877" calcext:value-type="float">
            <text:p>8484,22</text:p>
          </table:table-cell>
          <table:table-cell table:style-name="ce45" table:formula="of:=[.A17]*[.C17]" office:value-type="float" office:value="5954.37698271863" calcext:value-type="float">
            <text:p>5954,38</text:p>
          </table:table-cell>
          <table:table-cell table:style-name="ce30" table:formula="of:=[.B17]*[.C17]" office:value-type="float" office:value="1444.966875" calcext:value-type="float">
            <text:p>1444,97</text:p>
          </table:table-cell>
          <table:table-cell table:number-columns-repeated="3"/>
          <table:table-cell table:style-name="ce46" table:number-columns-repeated="2"/>
          <table:table-cell table:number-columns-repeated="198"/>
        </table:table-row>
        <table:table-row table:style-name="ro1">
          <table:table-cell table:style-name="ce35" table:formula="of:=[dados.B19]-[dados.$B$205]" office:value-type="float" office:value="-202.266791459003" calcext:value-type="float">
            <text:p>-202,27</text:p>
          </table:table-cell>
          <table:table-cell table:style-name="ce35" table:formula="of:=[dados.C19]-[dados.$C$205]" office:value-type="float" office:value="-39.375" calcext:value-type="float">
            <text:p>-39,38</text:p>
          </table:table-cell>
          <table:table-cell table:style-name="ce35" table:formula="of:=[dados.D19]-[dados.$D$205]" office:value-type="float" office:value="-35.845" calcext:value-type="float">
            <text:p>-35,85</text:p>
          </table:table-cell>
          <table:table-cell table:style-name="ce45" table:formula="of:=[.A18]*[.B18]" office:value-type="float" office:value="7964.25491369824" calcext:value-type="float">
            <text:p>7964,25</text:p>
          </table:table-cell>
          <table:table-cell table:style-name="ce45" table:formula="of:=[.A18]*[.C18]" office:value-type="float" office:value="7250.25313984796" calcext:value-type="float">
            <text:p>7250,25</text:p>
          </table:table-cell>
          <table:table-cell table:style-name="ce30" table:formula="of:=[.B18]*[.C18]" office:value-type="float" office:value="1411.396875" calcext:value-type="float">
            <text:p>1411,40</text:p>
          </table:table-cell>
          <table:table-cell table:number-columns-repeated="3"/>
          <table:table-cell table:style-name="ce46" table:number-columns-repeated="2"/>
          <table:table-cell table:number-columns-repeated="198"/>
        </table:table-row>
        <table:table-row table:style-name="ro1">
          <table:table-cell table:style-name="ce35" table:formula="of:=[dados.B20]-[dados.$B$205]" office:value-type="float" office:value="-190.190279971287" calcext:value-type="float">
            <text:p>-190,19</text:p>
          </table:table-cell>
          <table:table-cell table:style-name="ce35" table:formula="of:=[dados.C20]-[dados.$C$205]" office:value-type="float" office:value="-44.375" calcext:value-type="float">
            <text:p>-44,38</text:p>
          </table:table-cell>
          <table:table-cell table:style-name="ce35" table:formula="of:=[dados.D20]-[dados.$D$205]" office:value-type="float" office:value="-30.845" calcext:value-type="float">
            <text:p>-30,85</text:p>
          </table:table-cell>
          <table:table-cell table:style-name="ce45" table:formula="of:=[.A19]*[.B19]" office:value-type="float" office:value="8439.69367372588" calcext:value-type="float">
            <text:p>8439,69</text:p>
          </table:table-cell>
          <table:table-cell table:style-name="ce45" table:formula="of:=[.A19]*[.C19]" office:value-type="float" office:value="5866.41918571436" calcext:value-type="float">
            <text:p>5866,42</text:p>
          </table:table-cell>
          <table:table-cell table:style-name="ce30" table:formula="of:=[.B19]*[.C19]" office:value-type="float" office:value="1368.746875" calcext:value-type="float">
            <text:p>1368,75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21]-[dados.$B$205]" office:value-type="float" office:value="-212.770959117698" calcext:value-type="float">
            <text:p>-212,77</text:p>
          </table:table-cell>
          <table:table-cell table:style-name="ce35" table:formula="of:=[dados.C21]-[dados.$C$205]" office:value-type="float" office:value="-42.375" calcext:value-type="float">
            <text:p>-42,38</text:p>
          </table:table-cell>
          <table:table-cell table:style-name="ce35" table:formula="of:=[dados.D21]-[dados.$D$205]" office:value-type="float" office:value="-29.845" calcext:value-type="float">
            <text:p>-29,85</text:p>
          </table:table-cell>
          <table:table-cell table:style-name="ce45" table:formula="of:=[.A20]*[.B20]" office:value-type="float" office:value="9016.16939261245" calcext:value-type="float">
            <text:p>9016,17</text:p>
          </table:table-cell>
          <table:table-cell table:style-name="ce45" table:formula="of:=[.A20]*[.C20]" office:value-type="float" office:value="6350.14927486769" calcext:value-type="float">
            <text:p>6350,15</text:p>
          </table:table-cell>
          <table:table-cell table:style-name="ce30" table:formula="of:=[.B20]*[.C20]" office:value-type="float" office:value="1264.681875" calcext:value-type="float">
            <text:p>1264,68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22]-[dados.$B$205]" office:value-type="float" office:value="-127.620856015289" calcext:value-type="float">
            <text:p>-127,62</text:p>
          </table:table-cell>
          <table:table-cell table:style-name="ce35" table:formula="of:=[dados.C22]-[dados.$C$205]" office:value-type="float" office:value="-42.375" calcext:value-type="float">
            <text:p>-42,38</text:p>
          </table:table-cell>
          <table:table-cell table:style-name="ce35" table:formula="of:=[dados.D22]-[dados.$D$205]" office:value-type="float" office:value="-30.845" calcext:value-type="float">
            <text:p>-30,85</text:p>
          </table:table-cell>
          <table:table-cell table:style-name="ce45" table:formula="of:=[.A21]*[.B21]" office:value-type="float" office:value="5407.93377364786" calcext:value-type="float">
            <text:p>5407,93</text:p>
          </table:table-cell>
          <table:table-cell table:style-name="ce45" table:formula="of:=[.A21]*[.C21]" office:value-type="float" office:value="3936.46530379158" calcext:value-type="float">
            <text:p>3936,47</text:p>
          </table:table-cell>
          <table:table-cell table:style-name="ce30" table:formula="of:=[.B21]*[.C21]" office:value-type="float" office:value="1307.056875" calcext:value-type="float">
            <text:p>1307,06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23]-[dados.$B$205]" office:value-type="float" office:value="-166.458287260377" calcext:value-type="float">
            <text:p>-166,46</text:p>
          </table:table-cell>
          <table:table-cell table:style-name="ce35" table:formula="of:=[dados.C23]-[dados.$C$205]" office:value-type="float" office:value="-43.375" calcext:value-type="float">
            <text:p>-43,38</text:p>
          </table:table-cell>
          <table:table-cell table:style-name="ce35" table:formula="of:=[dados.D23]-[dados.$D$205]" office:value-type="float" office:value="-33.845" calcext:value-type="float">
            <text:p>-33,85</text:p>
          </table:table-cell>
          <table:table-cell table:style-name="ce45" table:formula="of:=[.A22]*[.B22]" office:value-type="float" office:value="7220.12820991885" calcext:value-type="float">
            <text:p>7220,13</text:p>
          </table:table-cell>
          <table:table-cell table:style-name="ce45" table:formula="of:=[.A22]*[.C22]" office:value-type="float" office:value="5633.78073232746" calcext:value-type="float">
            <text:p>5633,78</text:p>
          </table:table-cell>
          <table:table-cell table:style-name="ce30" table:formula="of:=[.B22]*[.C22]" office:value-type="float" office:value="1468.026875" calcext:value-type="float">
            <text:p>1468,03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24]-[dados.$B$205]" office:value-type="float" office:value="-210.870545267926" calcext:value-type="float">
            <text:p>-210,87</text:p>
          </table:table-cell>
          <table:table-cell table:style-name="ce35" table:formula="of:=[dados.C24]-[dados.$C$205]" office:value-type="float" office:value="-43.375" calcext:value-type="float">
            <text:p>-43,38</text:p>
          </table:table-cell>
          <table:table-cell table:style-name="ce35" table:formula="of:=[dados.D24]-[dados.$D$205]" office:value-type="float" office:value="-33.845" calcext:value-type="float">
            <text:p>-33,85</text:p>
          </table:table-cell>
          <table:table-cell table:style-name="ce45" table:formula="of:=[.A23]*[.B23]" office:value-type="float" office:value="9146.50990099628" calcext:value-type="float">
            <text:p>9146,51</text:p>
          </table:table-cell>
          <table:table-cell table:style-name="ce45" table:formula="of:=[.A23]*[.C23]" office:value-type="float" office:value="7136.91360459295" calcext:value-type="float">
            <text:p>7136,91</text:p>
          </table:table-cell>
          <table:table-cell table:style-name="ce30" table:formula="of:=[.B23]*[.C23]" office:value-type="float" office:value="1468.026875" calcext:value-type="float">
            <text:p>1468,03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25]-[dados.$B$205]" office:value-type="float" office:value="-129.656437402792" calcext:value-type="float">
            <text:p>-129,66</text:p>
          </table:table-cell>
          <table:table-cell table:style-name="ce35" table:formula="of:=[dados.C25]-[dados.$C$205]" office:value-type="float" office:value="-42.375" calcext:value-type="float">
            <text:p>-42,38</text:p>
          </table:table-cell>
          <table:table-cell table:style-name="ce35" table:formula="of:=[dados.D25]-[dados.$D$205]" office:value-type="float" office:value="-31.845" calcext:value-type="float">
            <text:p>-31,85</text:p>
          </table:table-cell>
          <table:table-cell table:style-name="ce45" table:formula="of:=[.A24]*[.B24]" office:value-type="float" office:value="5494.1915349433" calcext:value-type="float">
            <text:p>5494,19</text:p>
          </table:table-cell>
          <table:table-cell table:style-name="ce45" table:formula="of:=[.A24]*[.C24]" office:value-type="float" office:value="4128.90924909191" calcext:value-type="float">
            <text:p>4128,91</text:p>
          </table:table-cell>
          <table:table-cell table:style-name="ce30" table:formula="of:=[.B24]*[.C24]" office:value-type="float" office:value="1349.431875" calcext:value-type="float">
            <text:p>1349,43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26]-[dados.$B$205]" office:value-type="float" office:value="-165.903093919895" calcext:value-type="float">
            <text:p>-165,90</text:p>
          </table:table-cell>
          <table:table-cell table:style-name="ce35" table:formula="of:=[dados.C26]-[dados.$C$205]" office:value-type="float" office:value="-43.375" calcext:value-type="float">
            <text:p>-43,38</text:p>
          </table:table-cell>
          <table:table-cell table:style-name="ce35" table:formula="of:=[dados.D26]-[dados.$D$205]" office:value-type="float" office:value="-36.845" calcext:value-type="float">
            <text:p>-36,85</text:p>
          </table:table-cell>
          <table:table-cell table:style-name="ce45" table:formula="of:=[.A25]*[.B25]" office:value-type="float" office:value="7196.04669877546" calcext:value-type="float">
            <text:p>7196,05</text:p>
          </table:table-cell>
          <table:table-cell table:style-name="ce45" table:formula="of:=[.A25]*[.C25]" office:value-type="float" office:value="6112.69949547854" calcext:value-type="float">
            <text:p>6112,70</text:p>
          </table:table-cell>
          <table:table-cell table:style-name="ce30" table:formula="of:=[.B25]*[.C25]" office:value-type="float" office:value="1598.151875" calcext:value-type="float">
            <text:p>1598,15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27]-[dados.$B$205]" office:value-type="float" office:value="-164.316748395259" calcext:value-type="float">
            <text:p>-164,32</text:p>
          </table:table-cell>
          <table:table-cell table:style-name="ce35" table:formula="of:=[dados.C27]-[dados.$C$205]" office:value-type="float" office:value="-43.375" calcext:value-type="float">
            <text:p>-43,38</text:p>
          </table:table-cell>
          <table:table-cell table:style-name="ce35" table:formula="of:=[dados.D27]-[dados.$D$205]" office:value-type="float" office:value="-36.845" calcext:value-type="float">
            <text:p>-36,85</text:p>
          </table:table-cell>
          <table:table-cell table:style-name="ce45" table:formula="of:=[.A26]*[.B26]" office:value-type="float" office:value="7127.23896164438" calcext:value-type="float">
            <text:p>7127,24</text:p>
          </table:table-cell>
          <table:table-cell table:style-name="ce45" table:formula="of:=[.A26]*[.C26]" office:value-type="float" office:value="6054.25059462333" calcext:value-type="float">
            <text:p>6054,25</text:p>
          </table:table-cell>
          <table:table-cell table:style-name="ce30" table:formula="of:=[.B26]*[.C26]" office:value-type="float" office:value="1598.151875" calcext:value-type="float">
            <text:p>1598,15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28]-[dados.$B$205]" office:value-type="float" office:value="-190.817350947091" calcext:value-type="float">
            <text:p>-190,82</text:p>
          </table:table-cell>
          <table:table-cell table:style-name="ce35" table:formula="of:=[dados.C28]-[dados.$C$205]" office:value-type="float" office:value="-40.375" calcext:value-type="float">
            <text:p>-40,38</text:p>
          </table:table-cell>
          <table:table-cell table:style-name="ce35" table:formula="of:=[dados.D28]-[dados.$D$205]" office:value-type="float" office:value="-29.845" calcext:value-type="float">
            <text:p>-29,85</text:p>
          </table:table-cell>
          <table:table-cell table:style-name="ce45" table:formula="of:=[.A27]*[.B27]" office:value-type="float" office:value="7704.25054448881" calcext:value-type="float">
            <text:p>7704,25</text:p>
          </table:table-cell>
          <table:table-cell table:style-name="ce45" table:formula="of:=[.A27]*[.C27]" office:value-type="float" office:value="5694.94383901594" calcext:value-type="float">
            <text:p>5694,94</text:p>
          </table:table-cell>
          <table:table-cell table:style-name="ce30" table:formula="of:=[.B27]*[.C27]" office:value-type="float" office:value="1204.991875" calcext:value-type="float">
            <text:p>1204,9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29]-[dados.$B$205]" office:value-type="float" office:value="-149.235012488059" calcext:value-type="float">
            <text:p>-149,24</text:p>
          </table:table-cell>
          <table:table-cell table:style-name="ce35" table:formula="of:=[dados.C29]-[dados.$C$205]" office:value-type="float" office:value="-40.375" calcext:value-type="float">
            <text:p>-40,38</text:p>
          </table:table-cell>
          <table:table-cell table:style-name="ce35" table:formula="of:=[dados.D29]-[dados.$D$205]" office:value-type="float" office:value="-33.845" calcext:value-type="float">
            <text:p>-33,85</text:p>
          </table:table-cell>
          <table:table-cell table:style-name="ce45" table:formula="of:=[.A28]*[.B28]" office:value-type="float" office:value="6025.36362920536" calcext:value-type="float">
            <text:p>6025,36</text:p>
          </table:table-cell>
          <table:table-cell table:style-name="ce45" table:formula="of:=[.A28]*[.C28]" office:value-type="float" office:value="5050.85899765834" calcext:value-type="float">
            <text:p>5050,86</text:p>
          </table:table-cell>
          <table:table-cell table:style-name="ce30" table:formula="of:=[.B28]*[.C28]" office:value-type="float" office:value="1366.491875" calcext:value-type="float">
            <text:p>1366,4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30]-[dados.$B$205]" office:value-type="float" office:value="-177.089006327063" calcext:value-type="float">
            <text:p>-177,09</text:p>
          </table:table-cell>
          <table:table-cell table:style-name="ce35" table:formula="of:=[dados.C30]-[dados.$C$205]" office:value-type="float" office:value="-44.375" calcext:value-type="float">
            <text:p>-44,38</text:p>
          </table:table-cell>
          <table:table-cell table:style-name="ce35" table:formula="of:=[dados.D30]-[dados.$D$205]" office:value-type="float" office:value="-37.845" calcext:value-type="float">
            <text:p>-37,85</text:p>
          </table:table-cell>
          <table:table-cell table:style-name="ce45" table:formula="of:=[.A29]*[.B29]" office:value-type="float" office:value="7858.32465576341" calcext:value-type="float">
            <text:p>7858,32</text:p>
          </table:table-cell>
          <table:table-cell table:style-name="ce45" table:formula="of:=[.A29]*[.C29]" office:value-type="float" office:value="6701.93344444769" calcext:value-type="float">
            <text:p>6701,93</text:p>
          </table:table-cell>
          <table:table-cell table:style-name="ce30" table:formula="of:=[.B29]*[.C29]" office:value-type="float" office:value="1679.371875" calcext:value-type="float">
            <text:p>1679,37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31]-[dados.$B$205]" office:value-type="float" office:value="-167.16249918649" calcext:value-type="float">
            <text:p>-167,16</text:p>
          </table:table-cell>
          <table:table-cell table:style-name="ce35" table:formula="of:=[dados.C31]-[dados.$C$205]" office:value-type="float" office:value="-39.375" calcext:value-type="float">
            <text:p>-39,38</text:p>
          </table:table-cell>
          <table:table-cell table:style-name="ce35" table:formula="of:=[dados.D31]-[dados.$D$205]" office:value-type="float" office:value="-34.845" calcext:value-type="float">
            <text:p>-34,85</text:p>
          </table:table-cell>
          <table:table-cell table:style-name="ce45" table:formula="of:=[.A30]*[.B30]" office:value-type="float" office:value="6582.02340546804" calcext:value-type="float">
            <text:p>6582,02</text:p>
          </table:table-cell>
          <table:table-cell table:style-name="ce45" table:formula="of:=[.A30]*[.C30]" office:value-type="float" office:value="5824.77728415324" calcext:value-type="float">
            <text:p>5824,78</text:p>
          </table:table-cell>
          <table:table-cell table:style-name="ce30" table:formula="of:=[.B30]*[.C30]" office:value-type="float" office:value="1372.021875" calcext:value-type="float">
            <text:p>1372,02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32]-[dados.$B$205]" office:value-type="float" office:value="-190.935871621051" calcext:value-type="float">
            <text:p>-190,94</text:p>
          </table:table-cell>
          <table:table-cell table:style-name="ce35" table:formula="of:=[dados.C32]-[dados.$C$205]" office:value-type="float" office:value="-45.375" calcext:value-type="float">
            <text:p>-45,38</text:p>
          </table:table-cell>
          <table:table-cell table:style-name="ce35" table:formula="of:=[dados.D32]-[dados.$D$205]" office:value-type="float" office:value="-30.845" calcext:value-type="float">
            <text:p>-30,85</text:p>
          </table:table-cell>
          <table:table-cell table:style-name="ce45" table:formula="of:=[.A31]*[.B31]" office:value-type="float" office:value="8663.7151748052" calcext:value-type="float">
            <text:p>8663,72</text:p>
          </table:table-cell>
          <table:table-cell table:style-name="ce45" table:formula="of:=[.A31]*[.C31]" office:value-type="float" office:value="5889.41696015133" calcext:value-type="float">
            <text:p>5889,42</text:p>
          </table:table-cell>
          <table:table-cell table:style-name="ce30" table:formula="of:=[.B31]*[.C31]" office:value-type="float" office:value="1399.591875" calcext:value-type="float">
            <text:p>1399,5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33]-[dados.$B$205]" office:value-type="float" office:value="-191.226551448285" calcext:value-type="float">
            <text:p>-191,23</text:p>
          </table:table-cell>
          <table:table-cell table:style-name="ce35" table:formula="of:=[dados.C33]-[dados.$C$205]" office:value-type="float" office:value="-43.375" calcext:value-type="float">
            <text:p>-43,38</text:p>
          </table:table-cell>
          <table:table-cell table:style-name="ce35" table:formula="of:=[dados.D33]-[dados.$D$205]" office:value-type="float" office:value="-33.845" calcext:value-type="float">
            <text:p>-33,85</text:p>
          </table:table-cell>
          <table:table-cell table:style-name="ce45" table:formula="of:=[.A32]*[.B32]" office:value-type="float" office:value="8294.45166906936" calcext:value-type="float">
            <text:p>8294,45</text:p>
          </table:table-cell>
          <table:table-cell table:style-name="ce45" table:formula="of:=[.A32]*[.C32]" office:value-type="float" office:value="6472.06263376721" calcext:value-type="float">
            <text:p>6472,06</text:p>
          </table:table-cell>
          <table:table-cell table:style-name="ce30" table:formula="of:=[.B32]*[.C32]" office:value-type="float" office:value="1468.026875" calcext:value-type="float">
            <text:p>1468,03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34]-[dados.$B$205]" office:value-type="float" office:value="-189.993134712055" calcext:value-type="float">
            <text:p>-189,99</text:p>
          </table:table-cell>
          <table:table-cell table:style-name="ce35" table:formula="of:=[dados.C34]-[dados.$C$205]" office:value-type="float" office:value="-44.375" calcext:value-type="float">
            <text:p>-44,38</text:p>
          </table:table-cell>
          <table:table-cell table:style-name="ce35" table:formula="of:=[dados.D34]-[dados.$D$205]" office:value-type="float" office:value="-29.845" calcext:value-type="float">
            <text:p>-29,85</text:p>
          </table:table-cell>
          <table:table-cell table:style-name="ce45" table:formula="of:=[.A33]*[.B33]" office:value-type="float" office:value="8430.94535284742" calcext:value-type="float">
            <text:p>8430,95</text:p>
          </table:table-cell>
          <table:table-cell table:style-name="ce45" table:formula="of:=[.A33]*[.C33]" office:value-type="float" office:value="5670.34510548127" calcext:value-type="float">
            <text:p>5670,35</text:p>
          </table:table-cell>
          <table:table-cell table:style-name="ce30" table:formula="of:=[.B33]*[.C33]" office:value-type="float" office:value="1324.371875" calcext:value-type="float">
            <text:p>1324,37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35]-[dados.$B$205]" office:value-type="float" office:value="-214.607368192103" calcext:value-type="float">
            <text:p>-214,61</text:p>
          </table:table-cell>
          <table:table-cell table:style-name="ce35" table:formula="of:=[dados.C35]-[dados.$C$205]" office:value-type="float" office:value="-45.375" calcext:value-type="float">
            <text:p>-45,38</text:p>
          </table:table-cell>
          <table:table-cell table:style-name="ce35" table:formula="of:=[dados.D35]-[dados.$D$205]" office:value-type="float" office:value="-30.845" calcext:value-type="float">
            <text:p>-30,85</text:p>
          </table:table-cell>
          <table:table-cell table:style-name="ce45" table:formula="of:=[.A34]*[.B34]" office:value-type="float" office:value="9737.80933171667" calcext:value-type="float">
            <text:p>9737,81</text:p>
          </table:table-cell>
          <table:table-cell table:style-name="ce45" table:formula="of:=[.A34]*[.C34]" office:value-type="float" office:value="6619.56427188541" calcext:value-type="float">
            <text:p>6619,56</text:p>
          </table:table-cell>
          <table:table-cell table:style-name="ce30" table:formula="of:=[.B34]*[.C34]" office:value-type="float" office:value="1399.591875" calcext:value-type="float">
            <text:p>1399,5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36]-[dados.$B$205]" office:value-type="float" office:value="-210.994375746516" calcext:value-type="float">
            <text:p>-210,99</text:p>
          </table:table-cell>
          <table:table-cell table:style-name="ce35" table:formula="of:=[dados.C36]-[dados.$C$205]" office:value-type="float" office:value="-41.375" calcext:value-type="float">
            <text:p>-41,38</text:p>
          </table:table-cell>
          <table:table-cell table:style-name="ce35" table:formula="of:=[dados.D36]-[dados.$D$205]" office:value-type="float" office:value="-35.845" calcext:value-type="float">
            <text:p>-35,85</text:p>
          </table:table-cell>
          <table:table-cell table:style-name="ce45" table:formula="of:=[.A35]*[.B35]" office:value-type="float" office:value="8729.89229651211" calcext:value-type="float">
            <text:p>8729,89</text:p>
          </table:table-cell>
          <table:table-cell table:style-name="ce45" table:formula="of:=[.A35]*[.C35]" office:value-type="float" office:value="7563.09339863388" calcext:value-type="float">
            <text:p>7563,09</text:p>
          </table:table-cell>
          <table:table-cell table:style-name="ce30" table:formula="of:=[.B35]*[.C35]" office:value-type="float" office:value="1483.086875" calcext:value-type="float">
            <text:p>1483,0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37]-[dados.$B$205]" office:value-type="float" office:value="-121.795567641199" calcext:value-type="float">
            <text:p>-121,80</text:p>
          </table:table-cell>
          <table:table-cell table:style-name="ce35" table:formula="of:=[dados.C37]-[dados.$C$205]" office:value-type="float" office:value="-45.375" calcext:value-type="float">
            <text:p>-45,38</text:p>
          </table:table-cell>
          <table:table-cell table:style-name="ce35" table:formula="of:=[dados.D37]-[dados.$D$205]" office:value-type="float" office:value="-30.845" calcext:value-type="float">
            <text:p>-30,85</text:p>
          </table:table-cell>
          <table:table-cell table:style-name="ce45" table:formula="of:=[.A36]*[.B36]" office:value-type="float" office:value="5526.4738817194" calcext:value-type="float">
            <text:p>5526,47</text:p>
          </table:table-cell>
          <table:table-cell table:style-name="ce45" table:formula="of:=[.A36]*[.C36]" office:value-type="float" office:value="3756.78428389278" calcext:value-type="float">
            <text:p>3756,78</text:p>
          </table:table-cell>
          <table:table-cell table:style-name="ce30" table:formula="of:=[.B36]*[.C36]" office:value-type="float" office:value="1399.591875" calcext:value-type="float">
            <text:p>1399,5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38]-[dados.$B$205]" office:value-type="float" office:value="-178.301165317484" calcext:value-type="float">
            <text:p>-178,30</text:p>
          </table:table-cell>
          <table:table-cell table:style-name="ce35" table:formula="of:=[dados.C38]-[dados.$C$205]" office:value-type="float" office:value="-41.375" calcext:value-type="float">
            <text:p>-41,38</text:p>
          </table:table-cell>
          <table:table-cell table:style-name="ce35" table:formula="of:=[dados.D38]-[dados.$D$205]" office:value-type="float" office:value="-37.845" calcext:value-type="float">
            <text:p>-37,85</text:p>
          </table:table-cell>
          <table:table-cell table:style-name="ce45" table:formula="of:=[.A37]*[.B37]" office:value-type="float" office:value="7377.21071501088" calcext:value-type="float">
            <text:p>7377,21</text:p>
          </table:table-cell>
          <table:table-cell table:style-name="ce45" table:formula="of:=[.A37]*[.C37]" office:value-type="float" office:value="6747.80760144016" calcext:value-type="float">
            <text:p>6747,81</text:p>
          </table:table-cell>
          <table:table-cell table:style-name="ce30" table:formula="of:=[.B37]*[.C37]" office:value-type="float" office:value="1565.836875" calcext:value-type="float">
            <text:p>1565,84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39]-[dados.$B$205]" office:value-type="float" office:value="-137.77594411018" calcext:value-type="float">
            <text:p>-137,78</text:p>
          </table:table-cell>
          <table:table-cell table:style-name="ce35" table:formula="of:=[dados.C39]-[dados.$C$205]" office:value-type="float" office:value="-41.375" calcext:value-type="float">
            <text:p>-41,38</text:p>
          </table:table-cell>
          <table:table-cell table:style-name="ce35" table:formula="of:=[dados.D39]-[dados.$D$205]" office:value-type="float" office:value="-35.845" calcext:value-type="float">
            <text:p>-35,85</text:p>
          </table:table-cell>
          <table:table-cell table:style-name="ce45" table:formula="of:=[.A38]*[.B38]" office:value-type="float" office:value="5700.47968755869" calcext:value-type="float">
            <text:p>5700,48</text:p>
          </table:table-cell>
          <table:table-cell table:style-name="ce45" table:formula="of:=[.A38]*[.C38]" office:value-type="float" office:value="4938.57871662939" calcext:value-type="float">
            <text:p>4938,58</text:p>
          </table:table-cell>
          <table:table-cell table:style-name="ce30" table:formula="of:=[.B38]*[.C38]" office:value-type="float" office:value="1483.086875" calcext:value-type="float">
            <text:p>1483,0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40]-[dados.$B$205]" office:value-type="float" office:value="-143.578467177496" calcext:value-type="float">
            <text:p>-143,58</text:p>
          </table:table-cell>
          <table:table-cell table:style-name="ce35" table:formula="of:=[dados.C40]-[dados.$C$205]" office:value-type="float" office:value="-46.375" calcext:value-type="float">
            <text:p>-46,38</text:p>
          </table:table-cell>
          <table:table-cell table:style-name="ce35" table:formula="of:=[dados.D40]-[dados.$D$205]" office:value-type="float" office:value="-36.845" calcext:value-type="float">
            <text:p>-36,85</text:p>
          </table:table-cell>
          <table:table-cell table:style-name="ce45" table:formula="of:=[.A39]*[.B39]" office:value-type="float" office:value="6658.45141535638" calcext:value-type="float">
            <text:p>6658,45</text:p>
          </table:table-cell>
          <table:table-cell table:style-name="ce45" table:formula="of:=[.A39]*[.C39]" office:value-type="float" office:value="5290.14862315484" calcext:value-type="float">
            <text:p>5290,15</text:p>
          </table:table-cell>
          <table:table-cell table:style-name="ce30" table:formula="of:=[.B39]*[.C39]" office:value-type="float" office:value="1708.686875" calcext:value-type="float">
            <text:p>1708,6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41]-[dados.$B$205]" office:value-type="float" office:value="-214.157511294564" calcext:value-type="float">
            <text:p>-214,16</text:p>
          </table:table-cell>
          <table:table-cell table:style-name="ce35" table:formula="of:=[dados.C41]-[dados.$C$205]" office:value-type="float" office:value="-45.375" calcext:value-type="float">
            <text:p>-45,38</text:p>
          </table:table-cell>
          <table:table-cell table:style-name="ce35" table:formula="of:=[dados.D41]-[dados.$D$205]" office:value-type="float" office:value="-34.845" calcext:value-type="float">
            <text:p>-34,85</text:p>
          </table:table-cell>
          <table:table-cell table:style-name="ce45" table:formula="of:=[.A40]*[.B40]" office:value-type="float" office:value="9717.39707499082" calcext:value-type="float">
            <text:p>9717,40</text:p>
          </table:table-cell>
          <table:table-cell table:style-name="ce45" table:formula="of:=[.A40]*[.C40]" office:value-type="float" office:value="7462.31848105907" calcext:value-type="float">
            <text:p>7462,32</text:p>
          </table:table-cell>
          <table:table-cell table:style-name="ce30" table:formula="of:=[.B40]*[.C40]" office:value-type="float" office:value="1581.091875" calcext:value-type="float">
            <text:p>1581,0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42]-[dados.$B$205]" office:value-type="float" office:value="-178.949785012687" calcext:value-type="float">
            <text:p>-178,95</text:p>
          </table:table-cell>
          <table:table-cell table:style-name="ce35" table:formula="of:=[dados.C42]-[dados.$C$205]" office:value-type="float" office:value="-41.375" calcext:value-type="float">
            <text:p>-41,38</text:p>
          </table:table-cell>
          <table:table-cell table:style-name="ce35" table:formula="of:=[dados.D42]-[dados.$D$205]" office:value-type="float" office:value="-34.845" calcext:value-type="float">
            <text:p>-34,85</text:p>
          </table:table-cell>
          <table:table-cell table:style-name="ce45" table:formula="of:=[.A41]*[.B41]" office:value-type="float" office:value="7404.04735489991" calcext:value-type="float">
            <text:p>7404,05</text:p>
          </table:table-cell>
          <table:table-cell table:style-name="ce45" table:formula="of:=[.A41]*[.C41]" office:value-type="float" office:value="6235.50525876706" calcext:value-type="float">
            <text:p>6235,51</text:p>
          </table:table-cell>
          <table:table-cell table:style-name="ce30" table:formula="of:=[.B41]*[.C41]" office:value-type="float" office:value="1441.711875" calcext:value-type="float">
            <text:p>1441,71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43]-[dados.$B$205]" office:value-type="float" office:value="-183.869970699314" calcext:value-type="float">
            <text:p>-183,87</text:p>
          </table:table-cell>
          <table:table-cell table:style-name="ce35" table:formula="of:=[dados.C43]-[dados.$C$205]" office:value-type="float" office:value="-42.375" calcext:value-type="float">
            <text:p>-42,38</text:p>
          </table:table-cell>
          <table:table-cell table:style-name="ce35" table:formula="of:=[dados.D43]-[dados.$D$205]" office:value-type="float" office:value="-35.845" calcext:value-type="float">
            <text:p>-35,85</text:p>
          </table:table-cell>
          <table:table-cell table:style-name="ce45" table:formula="of:=[.A42]*[.B42]" office:value-type="float" office:value="7791.49000838341" calcext:value-type="float">
            <text:p>7791,49</text:p>
          </table:table-cell>
          <table:table-cell table:style-name="ce45" table:formula="of:=[.A42]*[.C42]" office:value-type="float" office:value="6590.81909971689" calcext:value-type="float">
            <text:p>6590,82</text:p>
          </table:table-cell>
          <table:table-cell table:style-name="ce30" table:formula="of:=[.B42]*[.C42]" office:value-type="float" office:value="1518.931875" calcext:value-type="float">
            <text:p>1518,93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44]-[dados.$B$205]" office:value-type="float" office:value="-157.013599062935" calcext:value-type="float">
            <text:p>-157,01</text:p>
          </table:table-cell>
          <table:table-cell table:style-name="ce35" table:formula="of:=[dados.C44]-[dados.$C$205]" office:value-type="float" office:value="-40.375" calcext:value-type="float">
            <text:p>-40,38</text:p>
          </table:table-cell>
          <table:table-cell table:style-name="ce35" table:formula="of:=[dados.D44]-[dados.$D$205]" office:value-type="float" office:value="-31.845" calcext:value-type="float">
            <text:p>-31,85</text:p>
          </table:table-cell>
          <table:table-cell table:style-name="ce45" table:formula="of:=[.A43]*[.B43]" office:value-type="float" office:value="6339.42406216601" calcext:value-type="float">
            <text:p>6339,42</text:p>
          </table:table-cell>
          <table:table-cell table:style-name="ce45" table:formula="of:=[.A43]*[.C43]" office:value-type="float" office:value="5000.09806215917" calcext:value-type="float">
            <text:p>5000,10</text:p>
          </table:table-cell>
          <table:table-cell table:style-name="ce30" table:formula="of:=[.B43]*[.C43]" office:value-type="float" office:value="1285.741875" calcext:value-type="float">
            <text:p>1285,74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45]-[dados.$B$205]" office:value-type="float" office:value="-172.587758190115" calcext:value-type="float">
            <text:p>-172,59</text:p>
          </table:table-cell>
          <table:table-cell table:style-name="ce35" table:formula="of:=[dados.C45]-[dados.$C$205]" office:value-type="float" office:value="-45.375" calcext:value-type="float">
            <text:p>-45,38</text:p>
          </table:table-cell>
          <table:table-cell table:style-name="ce35" table:formula="of:=[dados.D45]-[dados.$D$205]" office:value-type="float" office:value="-35.845" calcext:value-type="float">
            <text:p>-35,85</text:p>
          </table:table-cell>
          <table:table-cell table:style-name="ce45" table:formula="of:=[.A44]*[.B44]" office:value-type="float" office:value="7831.16952787647" calcext:value-type="float">
            <text:p>7831,17</text:p>
          </table:table-cell>
          <table:table-cell table:style-name="ce45" table:formula="of:=[.A44]*[.C44]" office:value-type="float" office:value="6186.40819232468" calcext:value-type="float">
            <text:p>6186,41</text:p>
          </table:table-cell>
          <table:table-cell table:style-name="ce30" table:formula="of:=[.B44]*[.C44]" office:value-type="float" office:value="1626.466875" calcext:value-type="float">
            <text:p>1626,47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46]-[dados.$B$205]" office:value-type="float" office:value="-126.404546225119" calcext:value-type="float">
            <text:p>-126,40</text:p>
          </table:table-cell>
          <table:table-cell table:style-name="ce35" table:formula="of:=[dados.C46]-[dados.$C$205]" office:value-type="float" office:value="-42.375" calcext:value-type="float">
            <text:p>-42,38</text:p>
          </table:table-cell>
          <table:table-cell table:style-name="ce35" table:formula="of:=[dados.D46]-[dados.$D$205]" office:value-type="float" office:value="-36.845" calcext:value-type="float">
            <text:p>-36,85</text:p>
          </table:table-cell>
          <table:table-cell table:style-name="ce45" table:formula="of:=[.A45]*[.B45]" office:value-type="float" office:value="5356.39264628941" calcext:value-type="float">
            <text:p>5356,39</text:p>
          </table:table-cell>
          <table:table-cell table:style-name="ce45" table:formula="of:=[.A45]*[.C45]" office:value-type="float" office:value="4657.3755056645" calcext:value-type="float">
            <text:p>4657,38</text:p>
          </table:table-cell>
          <table:table-cell table:style-name="ce30" table:formula="of:=[.B45]*[.C45]" office:value-type="float" office:value="1561.306875" calcext:value-type="float">
            <text:p>1561,31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47]-[dados.$B$205]" office:value-type="float" office:value="-155.079838000664" calcext:value-type="float">
            <text:p>-155,08</text:p>
          </table:table-cell>
          <table:table-cell table:style-name="ce35" table:formula="of:=[dados.C47]-[dados.$C$205]" office:value-type="float" office:value="-44.375" calcext:value-type="float">
            <text:p>-44,38</text:p>
          </table:table-cell>
          <table:table-cell table:style-name="ce35" table:formula="of:=[dados.D47]-[dados.$D$205]" office:value-type="float" office:value="-30.845" calcext:value-type="float">
            <text:p>-30,85</text:p>
          </table:table-cell>
          <table:table-cell table:style-name="ce45" table:formula="of:=[.A46]*[.B46]" office:value-type="float" office:value="6881.66781127945" calcext:value-type="float">
            <text:p>6881,67</text:p>
          </table:table-cell>
          <table:table-cell table:style-name="ce45" table:formula="of:=[.A46]*[.C46]" office:value-type="float" office:value="4783.43760313047" calcext:value-type="float">
            <text:p>4783,44</text:p>
          </table:table-cell>
          <table:table-cell table:style-name="ce30" table:formula="of:=[.B46]*[.C46]" office:value-type="float" office:value="1368.746875" calcext:value-type="float">
            <text:p>1368,75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48]-[dados.$B$205]" office:value-type="float" office:value="-153.120365621727" calcext:value-type="float">
            <text:p>-153,12</text:p>
          </table:table-cell>
          <table:table-cell table:style-name="ce35" table:formula="of:=[dados.C48]-[dados.$C$205]" office:value-type="float" office:value="-41.375" calcext:value-type="float">
            <text:p>-41,38</text:p>
          </table:table-cell>
          <table:table-cell table:style-name="ce35" table:formula="of:=[dados.D48]-[dados.$D$205]" office:value-type="float" office:value="-29.845" calcext:value-type="float">
            <text:p>-29,85</text:p>
          </table:table-cell>
          <table:table-cell table:style-name="ce45" table:formula="of:=[.A47]*[.B47]" office:value-type="float" office:value="6335.35512759894" calcext:value-type="float">
            <text:p>6335,36</text:p>
          </table:table-cell>
          <table:table-cell table:style-name="ce45" table:formula="of:=[.A47]*[.C47]" office:value-type="float" office:value="4569.87731198043" calcext:value-type="float">
            <text:p>4569,88</text:p>
          </table:table-cell>
          <table:table-cell table:style-name="ce30" table:formula="of:=[.B47]*[.C47]" office:value-type="float" office:value="1234.836875" calcext:value-type="float">
            <text:p>1234,84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49]-[dados.$B$205]" office:value-type="float" office:value="-187.142132080587" calcext:value-type="float">
            <text:p>-187,14</text:p>
          </table:table-cell>
          <table:table-cell table:style-name="ce35" table:formula="of:=[dados.C49]-[dados.$C$205]" office:value-type="float" office:value="-43.375" calcext:value-type="float">
            <text:p>-43,38</text:p>
          </table:table-cell>
          <table:table-cell table:style-name="ce35" table:formula="of:=[dados.D49]-[dados.$D$205]" office:value-type="float" office:value="-33.845" calcext:value-type="float">
            <text:p>-33,85</text:p>
          </table:table-cell>
          <table:table-cell table:style-name="ce45" table:formula="of:=[.A48]*[.B48]" office:value-type="float" office:value="8117.28997899547" calcext:value-type="float">
            <text:p>8117,29</text:p>
          </table:table-cell>
          <table:table-cell table:style-name="ce45" table:formula="of:=[.A48]*[.C48]" office:value-type="float" office:value="6333.82546026747" calcext:value-type="float">
            <text:p>6333,83</text:p>
          </table:table-cell>
          <table:table-cell table:style-name="ce30" table:formula="of:=[.B48]*[.C48]" office:value-type="float" office:value="1468.026875" calcext:value-type="float">
            <text:p>1468,03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50]-[dados.$B$205]" office:value-type="float" office:value="-162.910524550633" calcext:value-type="float">
            <text:p>-162,91</text:p>
          </table:table-cell>
          <table:table-cell table:style-name="ce35" table:formula="of:=[dados.C50]-[dados.$C$205]" office:value-type="float" office:value="-45.375" calcext:value-type="float">
            <text:p>-45,38</text:p>
          </table:table-cell>
          <table:table-cell table:style-name="ce35" table:formula="of:=[dados.D50]-[dados.$D$205]" office:value-type="float" office:value="-35.845" calcext:value-type="float">
            <text:p>-35,85</text:p>
          </table:table-cell>
          <table:table-cell table:style-name="ce45" table:formula="of:=[.A49]*[.B49]" office:value-type="float" office:value="7392.06505148496" calcext:value-type="float">
            <text:p>7392,07</text:p>
          </table:table-cell>
          <table:table-cell table:style-name="ce45" table:formula="of:=[.A49]*[.C49]" office:value-type="float" office:value="5839.52775251743" calcext:value-type="float">
            <text:p>5839,53</text:p>
          </table:table-cell>
          <table:table-cell table:style-name="ce30" table:formula="of:=[.B49]*[.C49]" office:value-type="float" office:value="1626.466875" calcext:value-type="float">
            <text:p>1626,47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51]-[dados.$B$205]" office:value-type="float" office:value="-150.292972867438" calcext:value-type="float">
            <text:p>-150,29</text:p>
          </table:table-cell>
          <table:table-cell table:style-name="ce35" table:formula="of:=[dados.C51]-[dados.$C$205]" office:value-type="float" office:value="-43.375" calcext:value-type="float">
            <text:p>-43,38</text:p>
          </table:table-cell>
          <table:table-cell table:style-name="ce35" table:formula="of:=[dados.D51]-[dados.$D$205]" office:value-type="float" office:value="-34.845" calcext:value-type="float">
            <text:p>-34,85</text:p>
          </table:table-cell>
          <table:table-cell table:style-name="ce45" table:formula="of:=[.A50]*[.B50]" office:value-type="float" office:value="6518.95769812514" calcext:value-type="float">
            <text:p>6518,96</text:p>
          </table:table-cell>
          <table:table-cell table:style-name="ce45" table:formula="of:=[.A50]*[.C50]" office:value-type="float" office:value="5236.95863956589" calcext:value-type="float">
            <text:p>5236,96</text:p>
          </table:table-cell>
          <table:table-cell table:style-name="ce30" table:formula="of:=[.B50]*[.C50]" office:value-type="float" office:value="1511.401875" calcext:value-type="float">
            <text:p>1511,40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52]-[dados.$B$205]" office:value-type="float" office:value="-163.317892217243" calcext:value-type="float">
            <text:p>-163,32</text:p>
          </table:table-cell>
          <table:table-cell table:style-name="ce35" table:formula="of:=[dados.C52]-[dados.$C$205]" office:value-type="float" office:value="-42.375" calcext:value-type="float">
            <text:p>-42,38</text:p>
          </table:table-cell>
          <table:table-cell table:style-name="ce35" table:formula="of:=[dados.D52]-[dados.$D$205]" office:value-type="float" office:value="-33.845" calcext:value-type="float">
            <text:p>-33,85</text:p>
          </table:table-cell>
          <table:table-cell table:style-name="ce45" table:formula="of:=[.A51]*[.B51]" office:value-type="float" office:value="6920.59568270568" calcext:value-type="float">
            <text:p>6920,60</text:p>
          </table:table-cell>
          <table:table-cell table:style-name="ce45" table:formula="of:=[.A51]*[.C51]" office:value-type="float" office:value="5527.4940620926" calcext:value-type="float">
            <text:p>5527,49</text:p>
          </table:table-cell>
          <table:table-cell table:style-name="ce30" table:formula="of:=[.B51]*[.C51]" office:value-type="float" office:value="1434.181875" calcext:value-type="float">
            <text:p>1434,18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53]-[dados.$B$205]" office:value-type="float" office:value="227.081281303327" calcext:value-type="float">
            <text:p>227,08</text:p>
          </table:table-cell>
          <table:table-cell table:style-name="ce35" table:formula="of:=[dados.C53]-[dados.$C$205]" office:value-type="float" office:value="9.625" calcext:value-type="float">
            <text:p>9,63</text:p>
          </table:table-cell>
          <table:table-cell table:style-name="ce35" table:formula="of:=[dados.D53]-[dados.$D$205]" office:value-type="float" office:value="31.155" calcext:value-type="float">
            <text:p>31,16</text:p>
          </table:table-cell>
          <table:table-cell table:style-name="ce45" table:formula="of:=[.A52]*[.B52]" office:value-type="float" office:value="2185.65733254452" calcext:value-type="float">
            <text:p>2185,66</text:p>
          </table:table-cell>
          <table:table-cell table:style-name="ce45" table:formula="of:=[.A52]*[.C52]" office:value-type="float" office:value="7074.71731900516" calcext:value-type="float">
            <text:p>7074,72</text:p>
          </table:table-cell>
          <table:table-cell table:style-name="ce30" table:formula="of:=[.B52]*[.C52]" office:value-type="float" office:value="299.866875" calcext:value-type="float">
            <text:p>299,87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54]-[dados.$B$205]" office:value-type="float" office:value="143.383211302303" calcext:value-type="float">
            <text:p>143,38</text:p>
          </table:table-cell>
          <table:table-cell table:style-name="ce35" table:formula="of:=[dados.C54]-[dados.$C$205]" office:value-type="float" office:value="10.625" calcext:value-type="float">
            <text:p>10,63</text:p>
          </table:table-cell>
          <table:table-cell table:style-name="ce35" table:formula="of:=[dados.D54]-[dados.$D$205]" office:value-type="float" office:value="12.155" calcext:value-type="float">
            <text:p>12,16</text:p>
          </table:table-cell>
          <table:table-cell table:style-name="ce45" table:formula="of:=[.A53]*[.B53]" office:value-type="float" office:value="1523.44662008697" calcext:value-type="float">
            <text:p>1523,45</text:p>
          </table:table-cell>
          <table:table-cell table:style-name="ce45" table:formula="of:=[.A53]*[.C53]" office:value-type="float" office:value="1742.8229333795" calcext:value-type="float">
            <text:p>1742,82</text:p>
          </table:table-cell>
          <table:table-cell table:style-name="ce30" table:formula="of:=[.B53]*[.C53]" office:value-type="float" office:value="129.146875" calcext:value-type="float">
            <text:p>129,15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55]-[dados.$B$205]" office:value-type="float" office:value="181.254299532997" calcext:value-type="float">
            <text:p>181,25</text:p>
          </table:table-cell>
          <table:table-cell table:style-name="ce35" table:formula="of:=[dados.C55]-[dados.$C$205]" office:value-type="float" office:value="-9.375" calcext:value-type="float">
            <text:p>-9,38</text:p>
          </table:table-cell>
          <table:table-cell table:style-name="ce35" table:formula="of:=[dados.D55]-[dados.$D$205]" office:value-type="float" office:value="35.155" calcext:value-type="float">
            <text:p>35,16</text:p>
          </table:table-cell>
          <table:table-cell table:style-name="ce45" table:formula="of:=[.A54]*[.B54]" office:value-type="float" office:value="-1699.25905812185" calcext:value-type="float">
            <text:p>-1699,26</text:p>
          </table:table-cell>
          <table:table-cell table:style-name="ce45" table:formula="of:=[.A54]*[.C54]" office:value-type="float" office:value="6371.99490008252" calcext:value-type="float">
            <text:p>6371,99</text:p>
          </table:table-cell>
          <table:table-cell table:style-name="ce30" table:formula="of:=[.B54]*[.C54]" office:value-type="float" office:value="-329.578125" calcext:value-type="float">
            <text:p>-329,58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56]-[dados.$B$205]" office:value-type="float" office:value="247.488183401563" calcext:value-type="float">
            <text:p>247,49</text:p>
          </table:table-cell>
          <table:table-cell table:style-name="ce35" table:formula="of:=[dados.C56]-[dados.$C$205]" office:value-type="float" office:value="33.625" calcext:value-type="float">
            <text:p>33,63</text:p>
          </table:table-cell>
          <table:table-cell table:style-name="ce35" table:formula="of:=[dados.D56]-[dados.$D$205]" office:value-type="float" office:value="22.155" calcext:value-type="float">
            <text:p>22,16</text:p>
          </table:table-cell>
          <table:table-cell table:style-name="ce45" table:formula="of:=[.A55]*[.B55]" office:value-type="float" office:value="8321.79016687756" calcext:value-type="float">
            <text:p>8321,79</text:p>
          </table:table-cell>
          <table:table-cell table:style-name="ce45" table:formula="of:=[.A55]*[.C55]" office:value-type="float" office:value="5483.10070326163" calcext:value-type="float">
            <text:p>5483,10</text:p>
          </table:table-cell>
          <table:table-cell table:style-name="ce30" table:formula="of:=[.B55]*[.C55]" office:value-type="float" office:value="744.961875" calcext:value-type="float">
            <text:p>744,96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57]-[dados.$B$205]" office:value-type="float" office:value="179.379299560702" calcext:value-type="float">
            <text:p>179,38</text:p>
          </table:table-cell>
          <table:table-cell table:style-name="ce35" table:formula="of:=[dados.C57]-[dados.$C$205]" office:value-type="float" office:value="-4.375" calcext:value-type="float">
            <text:p>-4,38</text:p>
          </table:table-cell>
          <table:table-cell table:style-name="ce35" table:formula="of:=[dados.D57]-[dados.$D$205]" office:value-type="float" office:value="30.155" calcext:value-type="float">
            <text:p>30,16</text:p>
          </table:table-cell>
          <table:table-cell table:style-name="ce45" table:formula="of:=[.A56]*[.B56]" office:value-type="float" office:value="-784.784435578072" calcext:value-type="float">
            <text:p>-784,78</text:p>
          </table:table-cell>
          <table:table-cell table:style-name="ce45" table:formula="of:=[.A56]*[.C56]" office:value-type="float" office:value="5409.18277825297" calcext:value-type="float">
            <text:p>5409,18</text:p>
          </table:table-cell>
          <table:table-cell table:style-name="ce30" table:formula="of:=[.B56]*[.C56]" office:value-type="float" office:value="-131.928125" calcext:value-type="float">
            <text:p>-131,93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58]-[dados.$B$205]" office:value-type="float" office:value="135.013184231481" calcext:value-type="float">
            <text:p>135,01</text:p>
          </table:table-cell>
          <table:table-cell table:style-name="ce35" table:formula="of:=[dados.C58]-[dados.$C$205]" office:value-type="float" office:value="2.625" calcext:value-type="float">
            <text:p>2,63</text:p>
          </table:table-cell>
          <table:table-cell table:style-name="ce35" table:formula="of:=[dados.D58]-[dados.$D$205]" office:value-type="float" office:value="19.155" calcext:value-type="float">
            <text:p>19,16</text:p>
          </table:table-cell>
          <table:table-cell table:style-name="ce45" table:formula="of:=[.A57]*[.B57]" office:value-type="float" office:value="354.409608607638" calcext:value-type="float">
            <text:p>354,41</text:p>
          </table:table-cell>
          <table:table-cell table:style-name="ce45" table:formula="of:=[.A57]*[.C57]" office:value-type="float" office:value="2586.17754395402" calcext:value-type="float">
            <text:p>2586,18</text:p>
          </table:table-cell>
          <table:table-cell table:style-name="ce30" table:formula="of:=[.B57]*[.C57]" office:value-type="float" office:value="50.281875" calcext:value-type="float">
            <text:p>50,28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59]-[dados.$B$205]" office:value-type="float" office:value="133.176257532399" calcext:value-type="float">
            <text:p>133,18</text:p>
          </table:table-cell>
          <table:table-cell table:style-name="ce35" table:formula="of:=[dados.C59]-[dados.$C$205]" office:value-type="float" office:value="-8.375" calcext:value-type="float">
            <text:p>-8,38</text:p>
          </table:table-cell>
          <table:table-cell table:style-name="ce35" table:formula="of:=[dados.D59]-[dados.$D$205]" office:value-type="float" office:value="18.155" calcext:value-type="float">
            <text:p>18,16</text:p>
          </table:table-cell>
          <table:table-cell table:style-name="ce45" table:formula="of:=[.A58]*[.B58]" office:value-type="float" office:value="-1115.35115683384" calcext:value-type="float">
            <text:p>-1115,35</text:p>
          </table:table-cell>
          <table:table-cell table:style-name="ce45" table:formula="of:=[.A58]*[.C58]" office:value-type="float" office:value="2417.81495550071" calcext:value-type="float">
            <text:p>2417,81</text:p>
          </table:table-cell>
          <table:table-cell table:style-name="ce30" table:formula="of:=[.B58]*[.C58]" office:value-type="float" office:value="-152.048125" calcext:value-type="float">
            <text:p>-152,05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60]-[dados.$B$205]" office:value-type="float" office:value="130.441969766902" calcext:value-type="float">
            <text:p>130,44</text:p>
          </table:table-cell>
          <table:table-cell table:style-name="ce35" table:formula="of:=[dados.C60]-[dados.$C$205]" office:value-type="float" office:value="7.625" calcext:value-type="float">
            <text:p>7,63</text:p>
          </table:table-cell>
          <table:table-cell table:style-name="ce35" table:formula="of:=[dados.D60]-[dados.$D$205]" office:value-type="float" office:value="24.155" calcext:value-type="float">
            <text:p>24,16</text:p>
          </table:table-cell>
          <table:table-cell table:style-name="ce45" table:formula="of:=[.A59]*[.B59]" office:value-type="float" office:value="994.620019472629" calcext:value-type="float">
            <text:p>994,62</text:p>
          </table:table-cell>
          <table:table-cell table:style-name="ce45" table:formula="of:=[.A59]*[.C59]" office:value-type="float" office:value="3150.82577971952" calcext:value-type="float">
            <text:p>3150,83</text:p>
          </table:table-cell>
          <table:table-cell table:style-name="ce30" table:formula="of:=[.B59]*[.C59]" office:value-type="float" office:value="184.181875" calcext:value-type="float">
            <text:p>184,18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61]-[dados.$B$205]" office:value-type="float" office:value="193.46224947561" calcext:value-type="float">
            <text:p>193,46</text:p>
          </table:table-cell>
          <table:table-cell table:style-name="ce35" table:formula="of:=[dados.C61]-[dados.$C$205]" office:value-type="float" office:value="1.625" calcext:value-type="float">
            <text:p>1,63</text:p>
          </table:table-cell>
          <table:table-cell table:style-name="ce35" table:formula="of:=[dados.D61]-[dados.$D$205]" office:value-type="float" office:value="12.155" calcext:value-type="float">
            <text:p>12,16</text:p>
          </table:table-cell>
          <table:table-cell table:style-name="ce45" table:formula="of:=[.A60]*[.B60]" office:value-type="float" office:value="314.376155397867" calcext:value-type="float">
            <text:p>314,38</text:p>
          </table:table-cell>
          <table:table-cell table:style-name="ce45" table:formula="of:=[.A60]*[.C60]" office:value-type="float" office:value="2351.53364237604" calcext:value-type="float">
            <text:p>2351,53</text:p>
          </table:table-cell>
          <table:table-cell table:style-name="ce30" table:formula="of:=[.B60]*[.C60]" office:value-type="float" office:value="19.751875" calcext:value-type="float">
            <text:p>19,75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62]-[dados.$B$205]" office:value-type="float" office:value="143.33070826636" calcext:value-type="float">
            <text:p>143,33</text:p>
          </table:table-cell>
          <table:table-cell table:style-name="ce35" table:formula="of:=[dados.C62]-[dados.$C$205]" office:value-type="float" office:value="27.625" calcext:value-type="float">
            <text:p>27,63</text:p>
          </table:table-cell>
          <table:table-cell table:style-name="ce35" table:formula="of:=[dados.D62]-[dados.$D$205]" office:value-type="float" office:value="26.155" calcext:value-type="float">
            <text:p>26,16</text:p>
          </table:table-cell>
          <table:table-cell table:style-name="ce45" table:formula="of:=[.A61]*[.B61]" office:value-type="float" office:value="3959.5108158582" calcext:value-type="float">
            <text:p>3959,51</text:p>
          </table:table-cell>
          <table:table-cell table:style-name="ce45" table:formula="of:=[.A61]*[.C61]" office:value-type="float" office:value="3748.81467470665" calcext:value-type="float">
            <text:p>3748,81</text:p>
          </table:table-cell>
          <table:table-cell table:style-name="ce30" table:formula="of:=[.B61]*[.C61]" office:value-type="float" office:value="722.531875" calcext:value-type="float">
            <text:p>722,53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63]-[dados.$B$205]" office:value-type="float" office:value="244.812092023866" calcext:value-type="float">
            <text:p>244,81</text:p>
          </table:table-cell>
          <table:table-cell table:style-name="ce35" table:formula="of:=[dados.C63]-[dados.$C$205]" office:value-type="float" office:value="-2.375" calcext:value-type="float">
            <text:p>-2,38</text:p>
          </table:table-cell>
          <table:table-cell table:style-name="ce35" table:formula="of:=[dados.D63]-[dados.$D$205]" office:value-type="float" office:value="15.155" calcext:value-type="float">
            <text:p>15,16</text:p>
          </table:table-cell>
          <table:table-cell table:style-name="ce45" table:formula="of:=[.A62]*[.B62]" office:value-type="float" office:value="-581.428718556682" calcext:value-type="float">
            <text:p>-581,43</text:p>
          </table:table-cell>
          <table:table-cell table:style-name="ce45" table:formula="of:=[.A62]*[.C62]" office:value-type="float" office:value="3710.12725462169" calcext:value-type="float">
            <text:p>3710,13</text:p>
          </table:table-cell>
          <table:table-cell table:style-name="ce30" table:formula="of:=[.B62]*[.C62]" office:value-type="float" office:value="-35.993125" calcext:value-type="float">
            <text:p>-35,9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64]-[dados.$B$205]" office:value-type="float" office:value="226.96894447174" calcext:value-type="float">
            <text:p>226,97</text:p>
          </table:table-cell>
          <table:table-cell table:style-name="ce35" table:formula="of:=[dados.C64]-[dados.$C$205]" office:value-type="float" office:value="-8.375" calcext:value-type="float">
            <text:p>-8,38</text:p>
          </table:table-cell>
          <table:table-cell table:style-name="ce35" table:formula="of:=[dados.D64]-[dados.$D$205]" office:value-type="float" office:value="45.155" calcext:value-type="float">
            <text:p>45,16</text:p>
          </table:table-cell>
          <table:table-cell table:style-name="ce45" table:formula="of:=[.A63]*[.B63]" office:value-type="float" office:value="-1900.86490995082" calcext:value-type="float">
            <text:p>-1900,86</text:p>
          </table:table-cell>
          <table:table-cell table:style-name="ce45" table:formula="of:=[.A63]*[.C63]" office:value-type="float" office:value="10248.7826876214" calcext:value-type="float">
            <text:p>10248,78</text:p>
          </table:table-cell>
          <table:table-cell table:style-name="ce30" table:formula="of:=[.B63]*[.C63]" office:value-type="float" office:value="-378.173125" calcext:value-type="float">
            <text:p>-378,17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65]-[dados.$B$205]" office:value-type="float" office:value="245.445027611111" calcext:value-type="float">
            <text:p>245,45</text:p>
          </table:table-cell>
          <table:table-cell table:style-name="ce35" table:formula="of:=[dados.C65]-[dados.$C$205]" office:value-type="float" office:value="27.625" calcext:value-type="float">
            <text:p>27,63</text:p>
          </table:table-cell>
          <table:table-cell table:style-name="ce35" table:formula="of:=[dados.D65]-[dados.$D$205]" office:value-type="float" office:value="25.155" calcext:value-type="float">
            <text:p>25,16</text:p>
          </table:table-cell>
          <table:table-cell table:style-name="ce45" table:formula="of:=[.A64]*[.B64]" office:value-type="float" office:value="6780.41888775695" calcext:value-type="float">
            <text:p>6780,42</text:p>
          </table:table-cell>
          <table:table-cell table:style-name="ce45" table:formula="of:=[.A64]*[.C64]" office:value-type="float" office:value="6174.1696695575" calcext:value-type="float">
            <text:p>6174,17</text:p>
          </table:table-cell>
          <table:table-cell table:style-name="ce30" table:formula="of:=[.B64]*[.C64]" office:value-type="float" office:value="694.906875" calcext:value-type="float">
            <text:p>694,91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66]-[dados.$B$205]" office:value-type="float" office:value="256.541574747404" calcext:value-type="float">
            <text:p>256,54</text:p>
          </table:table-cell>
          <table:table-cell table:style-name="ce35" table:formula="of:=[dados.C66]-[dados.$C$205]" office:value-type="float" office:value="13.625" calcext:value-type="float">
            <text:p>13,63</text:p>
          </table:table-cell>
          <table:table-cell table:style-name="ce35" table:formula="of:=[dados.D66]-[dados.$D$205]" office:value-type="float" office:value="29.155" calcext:value-type="float">
            <text:p>29,16</text:p>
          </table:table-cell>
          <table:table-cell table:style-name="ce45" table:formula="of:=[.A65]*[.B65]" office:value-type="float" office:value="3495.37895593338" calcext:value-type="float">
            <text:p>3495,38</text:p>
          </table:table-cell>
          <table:table-cell table:style-name="ce45" table:formula="of:=[.A65]*[.C65]" office:value-type="float" office:value="7479.46961176057" calcext:value-type="float">
            <text:p>7479,47</text:p>
          </table:table-cell>
          <table:table-cell table:style-name="ce30" table:formula="of:=[.B65]*[.C65]" office:value-type="float" office:value="397.236875" calcext:value-type="float">
            <text:p>397,24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67]-[dados.$B$205]" office:value-type="float" office:value="194.181808346493" calcext:value-type="float">
            <text:p>194,18</text:p>
          </table:table-cell>
          <table:table-cell table:style-name="ce35" table:formula="of:=[dados.C67]-[dados.$C$205]" office:value-type="float" office:value="24.625" calcext:value-type="float">
            <text:p>24,63</text:p>
          </table:table-cell>
          <table:table-cell table:style-name="ce35" table:formula="of:=[dados.D67]-[dados.$D$205]" office:value-type="float" office:value="36.155" calcext:value-type="float">
            <text:p>36,16</text:p>
          </table:table-cell>
          <table:table-cell table:style-name="ce45" table:formula="of:=[.A66]*[.B66]" office:value-type="float" office:value="4781.72703053239" calcext:value-type="float">
            <text:p>4781,73</text:p>
          </table:table-cell>
          <table:table-cell table:style-name="ce45" table:formula="of:=[.A66]*[.C66]" office:value-type="float" office:value="7020.64328076746" calcext:value-type="float">
            <text:p>7020,64</text:p>
          </table:table-cell>
          <table:table-cell table:style-name="ce30" table:formula="of:=[.B66]*[.C66]" office:value-type="float" office:value="890.316875" calcext:value-type="float">
            <text:p>890,32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68]-[dados.$B$205]" office:value-type="float" office:value="257.461807134824" calcext:value-type="float">
            <text:p>257,46</text:p>
          </table:table-cell>
          <table:table-cell table:style-name="ce35" table:formula="of:=[dados.C68]-[dados.$C$205]" office:value-type="float" office:value="13.625" calcext:value-type="float">
            <text:p>13,63</text:p>
          </table:table-cell>
          <table:table-cell table:style-name="ce35" table:formula="of:=[dados.D68]-[dados.$D$205]" office:value-type="float" office:value="33.155" calcext:value-type="float">
            <text:p>33,16</text:p>
          </table:table-cell>
          <table:table-cell table:style-name="ce45" table:formula="of:=[.A67]*[.B67]" office:value-type="float" office:value="3507.91712221198" calcext:value-type="float">
            <text:p>3507,92</text:p>
          </table:table-cell>
          <table:table-cell table:style-name="ce45" table:formula="of:=[.A67]*[.C67]" office:value-type="float" office:value="8536.1462155551" calcext:value-type="float">
            <text:p>8536,15</text:p>
          </table:table-cell>
          <table:table-cell table:style-name="ce30" table:formula="of:=[.B67]*[.C67]" office:value-type="float" office:value="451.736875" calcext:value-type="float">
            <text:p>451,74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69]-[dados.$B$205]" office:value-type="float" office:value="153.479731856352" calcext:value-type="float">
            <text:p>153,48</text:p>
          </table:table-cell>
          <table:table-cell table:style-name="ce35" table:formula="of:=[dados.C69]-[dados.$C$205]" office:value-type="float" office:value="2.625" calcext:value-type="float">
            <text:p>2,63</text:p>
          </table:table-cell>
          <table:table-cell table:style-name="ce35" table:formula="of:=[dados.D69]-[dados.$D$205]" office:value-type="float" office:value="7.155" calcext:value-type="float">
            <text:p>7,16</text:p>
          </table:table-cell>
          <table:table-cell table:style-name="ce45" table:formula="of:=[.A68]*[.B68]" office:value-type="float" office:value="402.884296122925" calcext:value-type="float">
            <text:p>402,88</text:p>
          </table:table-cell>
          <table:table-cell table:style-name="ce45" table:formula="of:=[.A68]*[.C68]" office:value-type="float" office:value="1098.1474814322" calcext:value-type="float">
            <text:p>1098,15</text:p>
          </table:table-cell>
          <table:table-cell table:style-name="ce30" table:formula="of:=[.B68]*[.C68]" office:value-type="float" office:value="18.781875" calcext:value-type="float">
            <text:p>18,78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70]-[dados.$B$205]" office:value-type="float" office:value="148.735749439641" calcext:value-type="float">
            <text:p>148,74</text:p>
          </table:table-cell>
          <table:table-cell table:style-name="ce35" table:formula="of:=[dados.C70]-[dados.$C$205]" office:value-type="float" office:value="32.625" calcext:value-type="float">
            <text:p>32,63</text:p>
          </table:table-cell>
          <table:table-cell table:style-name="ce35" table:formula="of:=[dados.D70]-[dados.$D$205]" office:value-type="float" office:value="41.155" calcext:value-type="float">
            <text:p>41,16</text:p>
          </table:table-cell>
          <table:table-cell table:style-name="ce45" table:formula="of:=[.A69]*[.B69]" office:value-type="float" office:value="4852.50382546829" calcext:value-type="float">
            <text:p>4852,50</text:p>
          </table:table-cell>
          <table:table-cell table:style-name="ce45" table:formula="of:=[.A69]*[.C69]" office:value-type="float" office:value="6121.21976818843" calcext:value-type="float">
            <text:p>6121,22</text:p>
          </table:table-cell>
          <table:table-cell table:style-name="ce30" table:formula="of:=[.B69]*[.C69]" office:value-type="float" office:value="1342.681875" calcext:value-type="float">
            <text:p>1342,68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71]-[dados.$B$205]" office:value-type="float" office:value="224.564977871619" calcext:value-type="float">
            <text:p>224,56</text:p>
          </table:table-cell>
          <table:table-cell table:style-name="ce35" table:formula="of:=[dados.C71]-[dados.$C$205]" office:value-type="float" office:value="28.625" calcext:value-type="float">
            <text:p>28,63</text:p>
          </table:table-cell>
          <table:table-cell table:style-name="ce35" table:formula="of:=[dados.D71]-[dados.$D$205]" office:value-type="float" office:value="44.155" calcext:value-type="float">
            <text:p>44,16</text:p>
          </table:table-cell>
          <table:table-cell table:style-name="ce45" table:formula="of:=[.A70]*[.B70]" office:value-type="float" office:value="6428.1724915751" calcext:value-type="float">
            <text:p>6428,17</text:p>
          </table:table-cell>
          <table:table-cell table:style-name="ce45" table:formula="of:=[.A70]*[.C70]" office:value-type="float" office:value="9915.66659792134" calcext:value-type="float">
            <text:p>9915,67</text:p>
          </table:table-cell>
          <table:table-cell table:style-name="ce30" table:formula="of:=[.B70]*[.C70]" office:value-type="float" office:value="1263.936875" calcext:value-type="float">
            <text:p>1263,94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72]-[dados.$B$205]" office:value-type="float" office:value="174.347115048931" calcext:value-type="float">
            <text:p>174,35</text:p>
          </table:table-cell>
          <table:table-cell table:style-name="ce35" table:formula="of:=[dados.C72]-[dados.$C$205]" office:value-type="float" office:value="-2.375" calcext:value-type="float">
            <text:p>-2,38</text:p>
          </table:table-cell>
          <table:table-cell table:style-name="ce35" table:formula="of:=[dados.D72]-[dados.$D$205]" office:value-type="float" office:value="39.155" calcext:value-type="float">
            <text:p>39,16</text:p>
          </table:table-cell>
          <table:table-cell table:style-name="ce45" table:formula="of:=[.A71]*[.B71]" office:value-type="float" office:value="-414.074398241212" calcext:value-type="float">
            <text:p>-414,07</text:p>
          </table:table-cell>
          <table:table-cell table:style-name="ce45" table:formula="of:=[.A71]*[.C71]" office:value-type="float" office:value="6826.5612897409" calcext:value-type="float">
            <text:p>6826,56</text:p>
          </table:table-cell>
          <table:table-cell table:style-name="ce30" table:formula="of:=[.B71]*[.C71]" office:value-type="float" office:value="-92.993125" calcext:value-type="float">
            <text:p>-92,9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73]-[dados.$B$205]" office:value-type="float" office:value="142.744443708224" calcext:value-type="float">
            <text:p>142,74</text:p>
          </table:table-cell>
          <table:table-cell table:style-name="ce35" table:formula="of:=[dados.C73]-[dados.$C$205]" office:value-type="float" office:value="19.625" calcext:value-type="float">
            <text:p>19,63</text:p>
          </table:table-cell>
          <table:table-cell table:style-name="ce35" table:formula="of:=[dados.D73]-[dados.$D$205]" office:value-type="float" office:value="35.155" calcext:value-type="float">
            <text:p>35,16</text:p>
          </table:table-cell>
          <table:table-cell table:style-name="ce45" table:formula="of:=[.A72]*[.B72]" office:value-type="float" office:value="2801.3597077739" calcext:value-type="float">
            <text:p>2801,36</text:p>
          </table:table-cell>
          <table:table-cell table:style-name="ce45" table:formula="of:=[.A72]*[.C72]" office:value-type="float" office:value="5018.18091856262" calcext:value-type="float">
            <text:p>5018,18</text:p>
          </table:table-cell>
          <table:table-cell table:style-name="ce30" table:formula="of:=[.B72]*[.C72]" office:value-type="float" office:value="689.916875" calcext:value-type="float">
            <text:p>689,92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74]-[dados.$B$205]" office:value-type="float" office:value="205.135102410836" calcext:value-type="float">
            <text:p>205,14</text:p>
          </table:table-cell>
          <table:table-cell table:style-name="ce35" table:formula="of:=[dados.C74]-[dados.$C$205]" office:value-type="float" office:value="26.625" calcext:value-type="float">
            <text:p>26,63</text:p>
          </table:table-cell>
          <table:table-cell table:style-name="ce35" table:formula="of:=[dados.D74]-[dados.$D$205]" office:value-type="float" office:value="11.155" calcext:value-type="float">
            <text:p>11,16</text:p>
          </table:table-cell>
          <table:table-cell table:style-name="ce45" table:formula="of:=[.A73]*[.B73]" office:value-type="float" office:value="5461.72210168851" calcext:value-type="float">
            <text:p>5461,72</text:p>
          </table:table-cell>
          <table:table-cell table:style-name="ce45" table:formula="of:=[.A73]*[.C73]" office:value-type="float" office:value="2288.28206739288" calcext:value-type="float">
            <text:p>2288,28</text:p>
          </table:table-cell>
          <table:table-cell table:style-name="ce30" table:formula="of:=[.B73]*[.C73]" office:value-type="float" office:value="297.001875" calcext:value-type="float">
            <text:p>297,00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75]-[dados.$B$205]" office:value-type="float" office:value="235.428823995615" calcext:value-type="float">
            <text:p>235,43</text:p>
          </table:table-cell>
          <table:table-cell table:style-name="ce35" table:formula="of:=[dados.C75]-[dados.$C$205]" office:value-type="float" office:value="26.625" calcext:value-type="float">
            <text:p>26,63</text:p>
          </table:table-cell>
          <table:table-cell table:style-name="ce35" table:formula="of:=[dados.D75]-[dados.$D$205]" office:value-type="float" office:value="35.155" calcext:value-type="float">
            <text:p>35,16</text:p>
          </table:table-cell>
          <table:table-cell table:style-name="ce45" table:formula="of:=[.A74]*[.B74]" office:value-type="float" office:value="6268.29243888325" calcext:value-type="float">
            <text:p>6268,29</text:p>
          </table:table-cell>
          <table:table-cell table:style-name="ce45" table:formula="of:=[.A74]*[.C74]" office:value-type="float" office:value="8276.50030756585" calcext:value-type="float">
            <text:p>8276,50</text:p>
          </table:table-cell>
          <table:table-cell table:style-name="ce30" table:formula="of:=[.B74]*[.C74]" office:value-type="float" office:value="936.001875" calcext:value-type="float">
            <text:p>936,00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76]-[dados.$B$205]" office:value-type="float" office:value="234.184853428264" calcext:value-type="float">
            <text:p>234,18</text:p>
          </table:table-cell>
          <table:table-cell table:style-name="ce35" table:formula="of:=[dados.C76]-[dados.$C$205]" office:value-type="float" office:value="9.625" calcext:value-type="float">
            <text:p>9,63</text:p>
          </table:table-cell>
          <table:table-cell table:style-name="ce35" table:formula="of:=[dados.D76]-[dados.$D$205]" office:value-type="float" office:value="21.155" calcext:value-type="float">
            <text:p>21,16</text:p>
          </table:table-cell>
          <table:table-cell table:style-name="ce45" table:formula="of:=[.A75]*[.B75]" office:value-type="float" office:value="2254.02921424704" calcext:value-type="float">
            <text:p>2254,03</text:p>
          </table:table-cell>
          <table:table-cell table:style-name="ce45" table:formula="of:=[.A75]*[.C75]" office:value-type="float" office:value="4954.18057427493" calcext:value-type="float">
            <text:p>4954,18</text:p>
          </table:table-cell>
          <table:table-cell table:style-name="ce30" table:formula="of:=[.B75]*[.C75]" office:value-type="float" office:value="203.616875" calcext:value-type="float">
            <text:p>203,62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77]-[dados.$B$205]" office:value-type="float" office:value="129.603003708612" calcext:value-type="float">
            <text:p>129,60</text:p>
          </table:table-cell>
          <table:table-cell table:style-name="ce35" table:formula="of:=[dados.C77]-[dados.$C$205]" office:value-type="float" office:value="23.625" calcext:value-type="float">
            <text:p>23,63</text:p>
          </table:table-cell>
          <table:table-cell table:style-name="ce35" table:formula="of:=[dados.D77]-[dados.$D$205]" office:value-type="float" office:value="5.155" calcext:value-type="float">
            <text:p>5,16</text:p>
          </table:table-cell>
          <table:table-cell table:style-name="ce45" table:formula="of:=[.A76]*[.B76]" office:value-type="float" office:value="3061.87096261596" calcext:value-type="float">
            <text:p>3061,87</text:p>
          </table:table-cell>
          <table:table-cell table:style-name="ce45" table:formula="of:=[.A76]*[.C76]" office:value-type="float" office:value="668.103484117896" calcext:value-type="float">
            <text:p>668,10</text:p>
          </table:table-cell>
          <table:table-cell table:style-name="ce30" table:formula="of:=[.B76]*[.C76]" office:value-type="float" office:value="121.786875" calcext:value-type="float">
            <text:p>121,7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78]-[dados.$B$205]" office:value-type="float" office:value="217.511067723111" calcext:value-type="float">
            <text:p>217,51</text:p>
          </table:table-cell>
          <table:table-cell table:style-name="ce35" table:formula="of:=[dados.C78]-[dados.$C$205]" office:value-type="float" office:value="-6.375" calcext:value-type="float">
            <text:p>-6,38</text:p>
          </table:table-cell>
          <table:table-cell table:style-name="ce35" table:formula="of:=[dados.D78]-[dados.$D$205]" office:value-type="float" office:value="16.155" calcext:value-type="float">
            <text:p>16,16</text:p>
          </table:table-cell>
          <table:table-cell table:style-name="ce45" table:formula="of:=[.A77]*[.B77]" office:value-type="float" office:value="-1386.63305673483" calcext:value-type="float">
            <text:p>-1386,63</text:p>
          </table:table-cell>
          <table:table-cell table:style-name="ce45" table:formula="of:=[.A77]*[.C77]" office:value-type="float" office:value="3513.89129906686" calcext:value-type="float">
            <text:p>3513,89</text:p>
          </table:table-cell>
          <table:table-cell table:style-name="ce30" table:formula="of:=[.B77]*[.C77]" office:value-type="float" office:value="-102.988125" calcext:value-type="float">
            <text:p>-102,9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79]-[dados.$B$205]" office:value-type="float" office:value="269.245915938561" calcext:value-type="float">
            <text:p>269,25</text:p>
          </table:table-cell>
          <table:table-cell table:style-name="ce35" table:formula="of:=[dados.C79]-[dados.$C$205]" office:value-type="float" office:value="32.625" calcext:value-type="float">
            <text:p>32,63</text:p>
          </table:table-cell>
          <table:table-cell table:style-name="ce35" table:formula="of:=[dados.D79]-[dados.$D$205]" office:value-type="float" office:value="46.155" calcext:value-type="float">
            <text:p>46,16</text:p>
          </table:table-cell>
          <table:table-cell table:style-name="ce45" table:formula="of:=[.A78]*[.B78]" office:value-type="float" office:value="8784.14800749556" calcext:value-type="float">
            <text:p>8784,15</text:p>
          </table:table-cell>
          <table:table-cell table:style-name="ce45" table:formula="of:=[.A78]*[.C78]" office:value-type="float" office:value="12427.0452501443" calcext:value-type="float">
            <text:p>12427,05</text:p>
          </table:table-cell>
          <table:table-cell table:style-name="ce30" table:formula="of:=[.B78]*[.C78]" office:value-type="float" office:value="1505.806875" calcext:value-type="float">
            <text:p>1505,81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80]-[dados.$B$205]" office:value-type="float" office:value="141.784740494857" calcext:value-type="float">
            <text:p>141,78</text:p>
          </table:table-cell>
          <table:table-cell table:style-name="ce35" table:formula="of:=[dados.C80]-[dados.$C$205]" office:value-type="float" office:value="31.625" calcext:value-type="float">
            <text:p>31,63</text:p>
          </table:table-cell>
          <table:table-cell table:style-name="ce35" table:formula="of:=[dados.D80]-[dados.$D$205]" office:value-type="float" office:value="19.155" calcext:value-type="float">
            <text:p>19,16</text:p>
          </table:table-cell>
          <table:table-cell table:style-name="ce45" table:formula="of:=[.A79]*[.B79]" office:value-type="float" office:value="4483.94241814986" calcext:value-type="float">
            <text:p>4483,94</text:p>
          </table:table-cell>
          <table:table-cell table:style-name="ce45" table:formula="of:=[.A79]*[.C79]" office:value-type="float" office:value="2715.88670417899" calcext:value-type="float">
            <text:p>2715,89</text:p>
          </table:table-cell>
          <table:table-cell table:style-name="ce30" table:formula="of:=[.B79]*[.C79]" office:value-type="float" office:value="605.776875" calcext:value-type="float">
            <text:p>605,78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81]-[dados.$B$205]" office:value-type="float" office:value="147.655552469364" calcext:value-type="float">
            <text:p>147,66</text:p>
          </table:table-cell>
          <table:table-cell table:style-name="ce35" table:formula="of:=[dados.C81]-[dados.$C$205]" office:value-type="float" office:value="-9.375" calcext:value-type="float">
            <text:p>-9,38</text:p>
          </table:table-cell>
          <table:table-cell table:style-name="ce35" table:formula="of:=[dados.D81]-[dados.$D$205]" office:value-type="float" office:value="33.155" calcext:value-type="float">
            <text:p>33,16</text:p>
          </table:table-cell>
          <table:table-cell table:style-name="ce45" table:formula="of:=[.A80]*[.B80]" office:value-type="float" office:value="-1384.27080440029" calcext:value-type="float">
            <text:p>-1384,27</text:p>
          </table:table-cell>
          <table:table-cell table:style-name="ce45" table:formula="of:=[.A80]*[.C80]" office:value-type="float" office:value="4895.51984212177" calcext:value-type="float">
            <text:p>4895,52</text:p>
          </table:table-cell>
          <table:table-cell table:style-name="ce30" table:formula="of:=[.B80]*[.C80]" office:value-type="float" office:value="-310.828125" calcext:value-type="float">
            <text:p>-310,83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82]-[dados.$B$205]" office:value-type="float" office:value="142.024407384633" calcext:value-type="float">
            <text:p>142,02</text:p>
          </table:table-cell>
          <table:table-cell table:style-name="ce35" table:formula="of:=[dados.C82]-[dados.$C$205]" office:value-type="float" office:value="5.625" calcext:value-type="float">
            <text:p>5,63</text:p>
          </table:table-cell>
          <table:table-cell table:style-name="ce35" table:formula="of:=[dados.D82]-[dados.$D$205]" office:value-type="float" office:value="7.155" calcext:value-type="float">
            <text:p>7,16</text:p>
          </table:table-cell>
          <table:table-cell table:style-name="ce45" table:formula="of:=[.A81]*[.B81]" office:value-type="float" office:value="798.887291538562" calcext:value-type="float">
            <text:p>798,89</text:p>
          </table:table-cell>
          <table:table-cell table:style-name="ce45" table:formula="of:=[.A81]*[.C81]" office:value-type="float" office:value="1016.18463483705" calcext:value-type="float">
            <text:p>1016,18</text:p>
          </table:table-cell>
          <table:table-cell table:style-name="ce30" table:formula="of:=[.B81]*[.C81]" office:value-type="float" office:value="40.246875" calcext:value-type="float">
            <text:p>40,25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83]-[dados.$B$205]" office:value-type="float" office:value="157.364965076616" calcext:value-type="float">
            <text:p>157,36</text:p>
          </table:table-cell>
          <table:table-cell table:style-name="ce35" table:formula="of:=[dados.C83]-[dados.$C$205]" office:value-type="float" office:value="32.625" calcext:value-type="float">
            <text:p>32,63</text:p>
          </table:table-cell>
          <table:table-cell table:style-name="ce35" table:formula="of:=[dados.D83]-[dados.$D$205]" office:value-type="float" office:value="38.155" calcext:value-type="float">
            <text:p>38,16</text:p>
          </table:table-cell>
          <table:table-cell table:style-name="ce45" table:formula="of:=[.A82]*[.B82]" office:value-type="float" office:value="5134.0319856246" calcext:value-type="float">
            <text:p>5134,03</text:p>
          </table:table-cell>
          <table:table-cell table:style-name="ce45" table:formula="of:=[.A82]*[.C82]" office:value-type="float" office:value="6004.26024249829" calcext:value-type="float">
            <text:p>6004,26</text:p>
          </table:table-cell>
          <table:table-cell table:style-name="ce30" table:formula="of:=[.B82]*[.C82]" office:value-type="float" office:value="1244.806875" calcext:value-type="float">
            <text:p>1244,81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84]-[dados.$B$205]" office:value-type="float" office:value="159.331005259346" calcext:value-type="float">
            <text:p>159,33</text:p>
          </table:table-cell>
          <table:table-cell table:style-name="ce35" table:formula="of:=[dados.C84]-[dados.$C$205]" office:value-type="float" office:value="24.625" calcext:value-type="float">
            <text:p>24,63</text:p>
          </table:table-cell>
          <table:table-cell table:style-name="ce35" table:formula="of:=[dados.D84]-[dados.$D$205]" office:value-type="float" office:value="38.155" calcext:value-type="float">
            <text:p>38,16</text:p>
          </table:table-cell>
          <table:table-cell table:style-name="ce45" table:formula="of:=[.A83]*[.B83]" office:value-type="float" office:value="3923.5260045114" calcext:value-type="float">
            <text:p>3923,53</text:p>
          </table:table-cell>
          <table:table-cell table:style-name="ce45" table:formula="of:=[.A83]*[.C83]" office:value-type="float" office:value="6079.27450567035" calcext:value-type="float">
            <text:p>6079,27</text:p>
          </table:table-cell>
          <table:table-cell table:style-name="ce30" table:formula="of:=[.B83]*[.C83]" office:value-type="float" office:value="939.566875" calcext:value-type="float">
            <text:p>939,57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85]-[dados.$B$205]" office:value-type="float" office:value="206.968690558707" calcext:value-type="float">
            <text:p>206,97</text:p>
          </table:table-cell>
          <table:table-cell table:style-name="ce35" table:formula="of:=[dados.C85]-[dados.$C$205]" office:value-type="float" office:value="-8.375" calcext:value-type="float">
            <text:p>-8,38</text:p>
          </table:table-cell>
          <table:table-cell table:style-name="ce35" table:formula="of:=[dados.D85]-[dados.$D$205]" office:value-type="float" office:value="41.155" calcext:value-type="float">
            <text:p>41,16</text:p>
          </table:table-cell>
          <table:table-cell table:style-name="ce45" table:formula="of:=[.A84]*[.B84]" office:value-type="float" office:value="-1733.36278342917" calcext:value-type="float">
            <text:p>-1733,36</text:p>
          </table:table-cell>
          <table:table-cell table:style-name="ce45" table:formula="of:=[.A84]*[.C84]" office:value-type="float" office:value="8517.79645994359" calcext:value-type="float">
            <text:p>8517,80</text:p>
          </table:table-cell>
          <table:table-cell table:style-name="ce30" table:formula="of:=[.B84]*[.C84]" office:value-type="float" office:value="-344.673125" calcext:value-type="float">
            <text:p>-344,67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86]-[dados.$B$205]" office:value-type="float" office:value="192.887786746821" calcext:value-type="float">
            <text:p>192,89</text:p>
          </table:table-cell>
          <table:table-cell table:style-name="ce35" table:formula="of:=[dados.C86]-[dados.$C$205]" office:value-type="float" office:value="16.625" calcext:value-type="float">
            <text:p>16,63</text:p>
          </table:table-cell>
          <table:table-cell table:style-name="ce35" table:formula="of:=[dados.D86]-[dados.$D$205]" office:value-type="float" office:value="19.155" calcext:value-type="float">
            <text:p>19,16</text:p>
          </table:table-cell>
          <table:table-cell table:style-name="ce45" table:formula="of:=[.A85]*[.B85]" office:value-type="float" office:value="3206.7594546659" calcext:value-type="float">
            <text:p>3206,76</text:p>
          </table:table-cell>
          <table:table-cell table:style-name="ce45" table:formula="of:=[.A85]*[.C85]" office:value-type="float" office:value="3694.76555513536" calcext:value-type="float">
            <text:p>3694,77</text:p>
          </table:table-cell>
          <table:table-cell table:style-name="ce30" table:formula="of:=[.B85]*[.C85]" office:value-type="float" office:value="318.451875" calcext:value-type="float">
            <text:p>318,45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87]-[dados.$B$205]" office:value-type="float" office:value="232.346582469365" calcext:value-type="float">
            <text:p>232,35</text:p>
          </table:table-cell>
          <table:table-cell table:style-name="ce35" table:formula="of:=[dados.C87]-[dados.$C$205]" office:value-type="float" office:value="11.625" calcext:value-type="float">
            <text:p>11,63</text:p>
          </table:table-cell>
          <table:table-cell table:style-name="ce35" table:formula="of:=[dados.D87]-[dados.$D$205]" office:value-type="float" office:value="11.155" calcext:value-type="float">
            <text:p>11,16</text:p>
          </table:table-cell>
          <table:table-cell table:style-name="ce45" table:formula="of:=[.A86]*[.B86]" office:value-type="float" office:value="2701.02902120637" calcext:value-type="float">
            <text:p>2701,03</text:p>
          </table:table-cell>
          <table:table-cell table:style-name="ce45" table:formula="of:=[.A86]*[.C86]" office:value-type="float" office:value="2591.82612744577" calcext:value-type="float">
            <text:p>2591,83</text:p>
          </table:table-cell>
          <table:table-cell table:style-name="ce30" table:formula="of:=[.B86]*[.C86]" office:value-type="float" office:value="129.676875" calcext:value-type="float">
            <text:p>129,68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88]-[dados.$B$205]" office:value-type="float" office:value="255.10082087603" calcext:value-type="float">
            <text:p>255,10</text:p>
          </table:table-cell>
          <table:table-cell table:style-name="ce35" table:formula="of:=[dados.C88]-[dados.$C$205]" office:value-type="float" office:value="32.625" calcext:value-type="float">
            <text:p>32,63</text:p>
          </table:table-cell>
          <table:table-cell table:style-name="ce35" table:formula="of:=[dados.D88]-[dados.$D$205]" office:value-type="float" office:value="23.155" calcext:value-type="float">
            <text:p>23,16</text:p>
          </table:table-cell>
          <table:table-cell table:style-name="ce45" table:formula="of:=[.A87]*[.B87]" office:value-type="float" office:value="8322.66428108049" calcext:value-type="float">
            <text:p>8322,66</text:p>
          </table:table-cell>
          <table:table-cell table:style-name="ce45" table:formula="of:=[.A87]*[.C87]" office:value-type="float" office:value="5906.85950738448" calcext:value-type="float">
            <text:p>5906,86</text:p>
          </table:table-cell>
          <table:table-cell table:style-name="ce30" table:formula="of:=[.B87]*[.C87]" office:value-type="float" office:value="755.431875" calcext:value-type="float">
            <text:p>755,43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89]-[dados.$B$205]" office:value-type="float" office:value="210.567953683295" calcext:value-type="float">
            <text:p>210,57</text:p>
          </table:table-cell>
          <table:table-cell table:style-name="ce35" table:formula="of:=[dados.C89]-[dados.$C$205]" office:value-type="float" office:value="12.625" calcext:value-type="float">
            <text:p>12,63</text:p>
          </table:table-cell>
          <table:table-cell table:style-name="ce35" table:formula="of:=[dados.D89]-[dados.$D$205]" office:value-type="float" office:value="27.155" calcext:value-type="float">
            <text:p>27,16</text:p>
          </table:table-cell>
          <table:table-cell table:style-name="ce45" table:formula="of:=[.A88]*[.B88]" office:value-type="float" office:value="2658.4204152516" calcext:value-type="float">
            <text:p>2658,42</text:p>
          </table:table-cell>
          <table:table-cell table:style-name="ce45" table:formula="of:=[.A88]*[.C88]" office:value-type="float" office:value="5717.97278226988" calcext:value-type="float">
            <text:p>5717,97</text:p>
          </table:table-cell>
          <table:table-cell table:style-name="ce30" table:formula="of:=[.B88]*[.C88]" office:value-type="float" office:value="342.831875" calcext:value-type="float">
            <text:p>342,83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90]-[dados.$B$205]" office:value-type="float" office:value="162.794320090132" calcext:value-type="float">
            <text:p>162,79</text:p>
          </table:table-cell>
          <table:table-cell table:style-name="ce35" table:formula="of:=[dados.C90]-[dados.$C$205]" office:value-type="float" office:value="-4.375" calcext:value-type="float">
            <text:p>-4,38</text:p>
          </table:table-cell>
          <table:table-cell table:style-name="ce35" table:formula="of:=[dados.D90]-[dados.$D$205]" office:value-type="float" office:value="8.155" calcext:value-type="float">
            <text:p>8,16</text:p>
          </table:table-cell>
          <table:table-cell table:style-name="ce45" table:formula="of:=[.A89]*[.B89]" office:value-type="float" office:value="-712.225150394328" calcext:value-type="float">
            <text:p>-712,23</text:p>
          </table:table-cell>
          <table:table-cell table:style-name="ce45" table:formula="of:=[.A89]*[.C89]" office:value-type="float" office:value="1327.58768033503" calcext:value-type="float">
            <text:p>1327,59</text:p>
          </table:table-cell>
          <table:table-cell table:style-name="ce30" table:formula="of:=[.B89]*[.C89]" office:value-type="float" office:value="-35.678125" calcext:value-type="float">
            <text:p>-35,68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91]-[dados.$B$205]" office:value-type="float" office:value="220.963872405024" calcext:value-type="float">
            <text:p>220,96</text:p>
          </table:table-cell>
          <table:table-cell table:style-name="ce35" table:formula="of:=[dados.C91]-[dados.$C$205]" office:value-type="float" office:value="22.625" calcext:value-type="float">
            <text:p>22,63</text:p>
          </table:table-cell>
          <table:table-cell table:style-name="ce35" table:formula="of:=[dados.D91]-[dados.$D$205]" office:value-type="float" office:value="12.155" calcext:value-type="float">
            <text:p>12,16</text:p>
          </table:table-cell>
          <table:table-cell table:style-name="ce45" table:formula="of:=[.A90]*[.B90]" office:value-type="float" office:value="4999.30761316367" calcext:value-type="float">
            <text:p>4999,31</text:p>
          </table:table-cell>
          <table:table-cell table:style-name="ce45" table:formula="of:=[.A90]*[.C90]" office:value-type="float" office:value="2685.81586908307" calcext:value-type="float">
            <text:p>2685,82</text:p>
          </table:table-cell>
          <table:table-cell table:style-name="ce30" table:formula="of:=[.B90]*[.C90]" office:value-type="float" office:value="275.006875" calcext:value-type="float">
            <text:p>275,01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92]-[dados.$B$205]" office:value-type="float" office:value="264.18915147692" calcext:value-type="float">
            <text:p>264,19</text:p>
          </table:table-cell>
          <table:table-cell table:style-name="ce35" table:formula="of:=[dados.C92]-[dados.$C$205]" office:value-type="float" office:value="12.625" calcext:value-type="float">
            <text:p>12,63</text:p>
          </table:table-cell>
          <table:table-cell table:style-name="ce35" table:formula="of:=[dados.D92]-[dados.$D$205]" office:value-type="float" office:value="45.155" calcext:value-type="float">
            <text:p>45,16</text:p>
          </table:table-cell>
          <table:table-cell table:style-name="ce45" table:formula="of:=[.A91]*[.B91]" office:value-type="float" office:value="3335.38803739612" calcext:value-type="float">
            <text:p>3335,39</text:p>
          </table:table-cell>
          <table:table-cell table:style-name="ce45" table:formula="of:=[.A91]*[.C91]" office:value-type="float" office:value="11929.4611349403" calcext:value-type="float">
            <text:p>11929,46</text:p>
          </table:table-cell>
          <table:table-cell table:style-name="ce30" table:formula="of:=[.B91]*[.C91]" office:value-type="float" office:value="570.081875" calcext:value-type="float">
            <text:p>570,08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93]-[dados.$B$205]" office:value-type="float" office:value="220.228488838368" calcext:value-type="float">
            <text:p>220,23</text:p>
          </table:table-cell>
          <table:table-cell table:style-name="ce35" table:formula="of:=[dados.C93]-[dados.$C$205]" office:value-type="float" office:value="14.625" calcext:value-type="float">
            <text:p>14,63</text:p>
          </table:table-cell>
          <table:table-cell table:style-name="ce35" table:formula="of:=[dados.D93]-[dados.$D$205]" office:value-type="float" office:value="38.155" calcext:value-type="float">
            <text:p>38,16</text:p>
          </table:table-cell>
          <table:table-cell table:style-name="ce45" table:formula="of:=[.A92]*[.B92]" office:value-type="float" office:value="3220.84164926113" calcext:value-type="float">
            <text:p>3220,84</text:p>
          </table:table-cell>
          <table:table-cell table:style-name="ce45" table:formula="of:=[.A92]*[.C92]" office:value-type="float" office:value="8402.81799162794" calcext:value-type="float">
            <text:p>8402,82</text:p>
          </table:table-cell>
          <table:table-cell table:style-name="ce30" table:formula="of:=[.B92]*[.C92]" office:value-type="float" office:value="558.016875" calcext:value-type="float">
            <text:p>558,02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94]-[dados.$B$205]" office:value-type="float" office:value="135.061597528526" calcext:value-type="float">
            <text:p>135,06</text:p>
          </table:table-cell>
          <table:table-cell table:style-name="ce35" table:formula="of:=[dados.C94]-[dados.$C$205]" office:value-type="float" office:value="4.625" calcext:value-type="float">
            <text:p>4,63</text:p>
          </table:table-cell>
          <table:table-cell table:style-name="ce35" table:formula="of:=[dados.D94]-[dados.$D$205]" office:value-type="float" office:value="23.155" calcext:value-type="float">
            <text:p>23,16</text:p>
          </table:table-cell>
          <table:table-cell table:style-name="ce45" table:formula="of:=[.A93]*[.B93]" office:value-type="float" office:value="624.659888569434" calcext:value-type="float">
            <text:p>624,66</text:p>
          </table:table-cell>
          <table:table-cell table:style-name="ce45" table:formula="of:=[.A93]*[.C93]" office:value-type="float" office:value="3127.35129077302" calcext:value-type="float">
            <text:p>3127,35</text:p>
          </table:table-cell>
          <table:table-cell table:style-name="ce30" table:formula="of:=[.B93]*[.C93]" office:value-type="float" office:value="107.091875" calcext:value-type="float">
            <text:p>107,0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95]-[dados.$B$205]" office:value-type="float" office:value="131.528258260979" calcext:value-type="float">
            <text:p>131,53</text:p>
          </table:table-cell>
          <table:table-cell table:style-name="ce35" table:formula="of:=[dados.C95]-[dados.$C$205]" office:value-type="float" office:value="27.625" calcext:value-type="float">
            <text:p>27,63</text:p>
          </table:table-cell>
          <table:table-cell table:style-name="ce35" table:formula="of:=[dados.D95]-[dados.$D$205]" office:value-type="float" office:value="6.155" calcext:value-type="float">
            <text:p>6,16</text:p>
          </table:table-cell>
          <table:table-cell table:style-name="ce45" table:formula="of:=[.A94]*[.B94]" office:value-type="float" office:value="3633.46813445955" calcext:value-type="float">
            <text:p>3633,47</text:p>
          </table:table-cell>
          <table:table-cell table:style-name="ce45" table:formula="of:=[.A94]*[.C94]" office:value-type="float" office:value="809.556429596327" calcext:value-type="float">
            <text:p>809,56</text:p>
          </table:table-cell>
          <table:table-cell table:style-name="ce30" table:formula="of:=[.B94]*[.C94]" office:value-type="float" office:value="170.031875" calcext:value-type="float">
            <text:p>170,03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96]-[dados.$B$205]" office:value-type="float" office:value="170.668003148566" calcext:value-type="float">
            <text:p>170,67</text:p>
          </table:table-cell>
          <table:table-cell table:style-name="ce35" table:formula="of:=[dados.C96]-[dados.$C$205]" office:value-type="float" office:value="30.625" calcext:value-type="float">
            <text:p>30,63</text:p>
          </table:table-cell>
          <table:table-cell table:style-name="ce35" table:formula="of:=[dados.D96]-[dados.$D$205]" office:value-type="float" office:value="35.155" calcext:value-type="float">
            <text:p>35,16</text:p>
          </table:table-cell>
          <table:table-cell table:style-name="ce45" table:formula="of:=[.A95]*[.B95]" office:value-type="float" office:value="5226.70759642484" calcext:value-type="float">
            <text:p>5226,71</text:p>
          </table:table-cell>
          <table:table-cell table:style-name="ce45" table:formula="of:=[.A95]*[.C95]" office:value-type="float" office:value="5999.83365068784" calcext:value-type="float">
            <text:p>5999,83</text:p>
          </table:table-cell>
          <table:table-cell table:style-name="ce30" table:formula="of:=[.B95]*[.C95]" office:value-type="float" office:value="1076.621875" calcext:value-type="float">
            <text:p>1076,62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97]-[dados.$B$205]" office:value-type="float" office:value="149.493995634533" calcext:value-type="float">
            <text:p>149,49</text:p>
          </table:table-cell>
          <table:table-cell table:style-name="ce35" table:formula="of:=[dados.C97]-[dados.$C$205]" office:value-type="float" office:value="-6.375" calcext:value-type="float">
            <text:p>-6,38</text:p>
          </table:table-cell>
          <table:table-cell table:style-name="ce35" table:formula="of:=[dados.D97]-[dados.$D$205]" office:value-type="float" office:value="38.155" calcext:value-type="float">
            <text:p>38,16</text:p>
          </table:table-cell>
          <table:table-cell table:style-name="ce45" table:formula="of:=[.A96]*[.B96]" office:value-type="float" office:value="-953.024222170149" calcext:value-type="float">
            <text:p>-953,02</text:p>
          </table:table-cell>
          <table:table-cell table:style-name="ce45" table:formula="of:=[.A96]*[.C96]" office:value-type="float" office:value="5703.94340343561" calcext:value-type="float">
            <text:p>5703,94</text:p>
          </table:table-cell>
          <table:table-cell table:style-name="ce30" table:formula="of:=[.B96]*[.C96]" office:value-type="float" office:value="-243.238125" calcext:value-type="float">
            <text:p>-243,24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98]-[dados.$B$205]" office:value-type="float" office:value="137.978970549116" calcext:value-type="float">
            <text:p>137,98</text:p>
          </table:table-cell>
          <table:table-cell table:style-name="ce35" table:formula="of:=[dados.C98]-[dados.$C$205]" office:value-type="float" office:value="3.625" calcext:value-type="float">
            <text:p>3,63</text:p>
          </table:table-cell>
          <table:table-cell table:style-name="ce35" table:formula="of:=[dados.D98]-[dados.$D$205]" office:value-type="float" office:value="26.155" calcext:value-type="float">
            <text:p>26,16</text:p>
          </table:table-cell>
          <table:table-cell table:style-name="ce45" table:formula="of:=[.A97]*[.B97]" office:value-type="float" office:value="500.173768240546" calcext:value-type="float">
            <text:p>500,17</text:p>
          </table:table-cell>
          <table:table-cell table:style-name="ce45" table:formula="of:=[.A97]*[.C97]" office:value-type="float" office:value="3608.83997471213" calcext:value-type="float">
            <text:p>3608,84</text:p>
          </table:table-cell>
          <table:table-cell table:style-name="ce30" table:formula="of:=[.B97]*[.C97]" office:value-type="float" office:value="94.811875" calcext:value-type="float">
            <text:p>94,81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99]-[dados.$B$205]" office:value-type="float" office:value="259.993906788838" calcext:value-type="float">
            <text:p>259,99</text:p>
          </table:table-cell>
          <table:table-cell table:style-name="ce35" table:formula="of:=[dados.C99]-[dados.$C$205]" office:value-type="float" office:value="1.625" calcext:value-type="float">
            <text:p>1,63</text:p>
          </table:table-cell>
          <table:table-cell table:style-name="ce35" table:formula="of:=[dados.D99]-[dados.$D$205]" office:value-type="float" office:value="41.155" calcext:value-type="float">
            <text:p>41,16</text:p>
          </table:table-cell>
          <table:table-cell table:style-name="ce45" table:formula="of:=[.A98]*[.B98]" office:value-type="float" office:value="422.490098531862" calcext:value-type="float">
            <text:p>422,49</text:p>
          </table:table-cell>
          <table:table-cell table:style-name="ce45" table:formula="of:=[.A98]*[.C98]" office:value-type="float" office:value="10700.0492338946" calcext:value-type="float">
            <text:p>10700,05</text:p>
          </table:table-cell>
          <table:table-cell table:style-name="ce30" table:formula="of:=[.B98]*[.C98]" office:value-type="float" office:value="66.876875" calcext:value-type="float">
            <text:p>66,88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00]-[dados.$B$205]" office:value-type="float" office:value="148.991911954796" calcext:value-type="float">
            <text:p>148,99</text:p>
          </table:table-cell>
          <table:table-cell table:style-name="ce35" table:formula="of:=[dados.C100]-[dados.$C$205]" office:value-type="float" office:value="27.625" calcext:value-type="float">
            <text:p>27,63</text:p>
          </table:table-cell>
          <table:table-cell table:style-name="ce35" table:formula="of:=[dados.D100]-[dados.$D$205]" office:value-type="float" office:value="42.155" calcext:value-type="float">
            <text:p>42,16</text:p>
          </table:table-cell>
          <table:table-cell table:style-name="ce45" table:formula="of:=[.A99]*[.B99]" office:value-type="float" office:value="4115.90156775124" calcext:value-type="float">
            <text:p>4115,90</text:p>
          </table:table-cell>
          <table:table-cell table:style-name="ce45" table:formula="of:=[.A99]*[.C99]" office:value-type="float" office:value="6280.75404845443" calcext:value-type="float">
            <text:p>6280,75</text:p>
          </table:table-cell>
          <table:table-cell table:style-name="ce30" table:formula="of:=[.B99]*[.C99]" office:value-type="float" office:value="1164.531875" calcext:value-type="float">
            <text:p>1164,53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01]-[dados.$B$205]" office:value-type="float" office:value="202.281452368287" calcext:value-type="float">
            <text:p>202,28</text:p>
          </table:table-cell>
          <table:table-cell table:style-name="ce35" table:formula="of:=[dados.C101]-[dados.$C$205]" office:value-type="float" office:value="-6.375" calcext:value-type="float">
            <text:p>-6,38</text:p>
          </table:table-cell>
          <table:table-cell table:style-name="ce35" table:formula="of:=[dados.D101]-[dados.$D$205]" office:value-type="float" office:value="46.155" calcext:value-type="float">
            <text:p>46,16</text:p>
          </table:table-cell>
          <table:table-cell table:style-name="ce45" table:formula="of:=[.A100]*[.B100]" office:value-type="float" office:value="-1289.54425884783" calcext:value-type="float">
            <text:p>-1289,54</text:p>
          </table:table-cell>
          <table:table-cell table:style-name="ce45" table:formula="of:=[.A100]*[.C100]" office:value-type="float" office:value="9336.3004340583" calcext:value-type="float">
            <text:p>9336,30</text:p>
          </table:table-cell>
          <table:table-cell table:style-name="ce30" table:formula="of:=[.B100]*[.C100]" office:value-type="float" office:value="-294.238125" calcext:value-type="float">
            <text:p>-294,24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02]-[dados.$B$205]" office:value-type="float" office:value="177.631426933805" calcext:value-type="float">
            <text:p>177,63</text:p>
          </table:table-cell>
          <table:table-cell table:style-name="ce35" table:formula="of:=[dados.C102]-[dados.$C$205]" office:value-type="float" office:value="-11.375" calcext:value-type="float">
            <text:p>-11,38</text:p>
          </table:table-cell>
          <table:table-cell table:style-name="ce35" table:formula="of:=[dados.D102]-[dados.$D$205]" office:value-type="float" office:value="20.155" calcext:value-type="float">
            <text:p>20,16</text:p>
          </table:table-cell>
          <table:table-cell table:style-name="ce45" table:formula="of:=[.A101]*[.B101]" office:value-type="float" office:value="-2020.55748137203" calcext:value-type="float">
            <text:p>-2020,56</text:p>
          </table:table-cell>
          <table:table-cell table:style-name="ce45" table:formula="of:=[.A101]*[.C101]" office:value-type="float" office:value="3580.16140985084" calcext:value-type="float">
            <text:p>3580,16</text:p>
          </table:table-cell>
          <table:table-cell table:style-name="ce30" table:formula="of:=[.B101]*[.C101]" office:value-type="float" office:value="-229.263125" calcext:value-type="float">
            <text:p>-229,26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03]-[dados.$B$205]" office:value-type="float" office:value="225.336319292067" calcext:value-type="float">
            <text:p>225,34</text:p>
          </table:table-cell>
          <table:table-cell table:style-name="ce35" table:formula="of:=[dados.C103]-[dados.$C$205]" office:value-type="float" office:value="15.625" calcext:value-type="float">
            <text:p>15,63</text:p>
          </table:table-cell>
          <table:table-cell table:style-name="ce35" table:formula="of:=[dados.D103]-[dados.$D$205]" office:value-type="float" office:value="27.155" calcext:value-type="float">
            <text:p>27,16</text:p>
          </table:table-cell>
          <table:table-cell table:style-name="ce45" table:formula="of:=[.A102]*[.B102]" office:value-type="float" office:value="3520.87998893855" calcext:value-type="float">
            <text:p>3520,88</text:p>
          </table:table-cell>
          <table:table-cell table:style-name="ce45" table:formula="of:=[.A102]*[.C102]" office:value-type="float" office:value="6119.00775037608" calcext:value-type="float">
            <text:p>6119,01</text:p>
          </table:table-cell>
          <table:table-cell table:style-name="ce30" table:formula="of:=[.B102]*[.C102]" office:value-type="float" office:value="424.296875" calcext:value-type="float">
            <text:p>424,30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04]-[dados.$B$205]" office:value-type="float" office:value="220.680575810864" calcext:value-type="float">
            <text:p>220,68</text:p>
          </table:table-cell>
          <table:table-cell table:style-name="ce35" table:formula="of:=[dados.C104]-[dados.$C$205]" office:value-type="float" office:value="-6.375" calcext:value-type="float">
            <text:p>-6,38</text:p>
          </table:table-cell>
          <table:table-cell table:style-name="ce35" table:formula="of:=[dados.D104]-[dados.$D$205]" office:value-type="float" office:value="11.155" calcext:value-type="float">
            <text:p>11,16</text:p>
          </table:table-cell>
          <table:table-cell table:style-name="ce45" table:formula="of:=[.A103]*[.B103]" office:value-type="float" office:value="-1406.83867079426" calcext:value-type="float">
            <text:p>-1406,84</text:p>
          </table:table-cell>
          <table:table-cell table:style-name="ce45" table:formula="of:=[.A103]*[.C103]" office:value-type="float" office:value="2461.69182317019" calcext:value-type="float">
            <text:p>2461,69</text:p>
          </table:table-cell>
          <table:table-cell table:style-name="ce30" table:formula="of:=[.B103]*[.C103]" office:value-type="float" office:value="-71.113125" calcext:value-type="float">
            <text:p>-71,11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05]-[dados.$B$205]" office:value-type="float" office:value="142.719195255522" calcext:value-type="float">
            <text:p>142,72</text:p>
          </table:table-cell>
          <table:table-cell table:style-name="ce35" table:formula="of:=[dados.C105]-[dados.$C$205]" office:value-type="float" office:value="0.625" calcext:value-type="float">
            <text:p>0,63</text:p>
          </table:table-cell>
          <table:table-cell table:style-name="ce35" table:formula="of:=[dados.D105]-[dados.$D$205]" office:value-type="float" office:value="37.155" calcext:value-type="float">
            <text:p>37,16</text:p>
          </table:table-cell>
          <table:table-cell table:style-name="ce45" table:formula="of:=[.A104]*[.B104]" office:value-type="float" office:value="89.1994970347014" calcext:value-type="float">
            <text:p>89,20</text:p>
          </table:table-cell>
          <table:table-cell table:style-name="ce45" table:formula="of:=[.A104]*[.C104]" office:value-type="float" office:value="5302.73169971893" calcext:value-type="float">
            <text:p>5302,73</text:p>
          </table:table-cell>
          <table:table-cell table:style-name="ce30" table:formula="of:=[.B104]*[.C104]" office:value-type="float" office:value="23.221875" calcext:value-type="float">
            <text:p>23,22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06]-[dados.$B$205]" office:value-type="float" office:value="250.360150975037" calcext:value-type="float">
            <text:p>250,36</text:p>
          </table:table-cell>
          <table:table-cell table:style-name="ce35" table:formula="of:=[dados.C106]-[dados.$C$205]" office:value-type="float" office:value="-6.375" calcext:value-type="float">
            <text:p>-6,38</text:p>
          </table:table-cell>
          <table:table-cell table:style-name="ce35" table:formula="of:=[dados.D106]-[dados.$D$205]" office:value-type="float" office:value="28.155" calcext:value-type="float">
            <text:p>28,16</text:p>
          </table:table-cell>
          <table:table-cell table:style-name="ce45" table:formula="of:=[.A105]*[.B105]" office:value-type="float" office:value="-1596.04596246586" calcext:value-type="float">
            <text:p>-1596,05</text:p>
          </table:table-cell>
          <table:table-cell table:style-name="ce45" table:formula="of:=[.A105]*[.C105]" office:value-type="float" office:value="7048.89005070217" calcext:value-type="float">
            <text:p>7048,89</text:p>
          </table:table-cell>
          <table:table-cell table:style-name="ce30" table:formula="of:=[.B105]*[.C105]" office:value-type="float" office:value="-179.488125" calcext:value-type="float">
            <text:p>-179,4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07]-[dados.$B$205]" office:value-type="float" office:value="169.026039819931" calcext:value-type="float">
            <text:p>169,03</text:p>
          </table:table-cell>
          <table:table-cell table:style-name="ce35" table:formula="of:=[dados.C107]-[dados.$C$205]" office:value-type="float" office:value="5.625" calcext:value-type="float">
            <text:p>5,63</text:p>
          </table:table-cell>
          <table:table-cell table:style-name="ce35" table:formula="of:=[dados.D107]-[dados.$D$205]" office:value-type="float" office:value="37.155" calcext:value-type="float">
            <text:p>37,16</text:p>
          </table:table-cell>
          <table:table-cell table:style-name="ce45" table:formula="of:=[.A106]*[.B106]" office:value-type="float" office:value="950.771473987113" calcext:value-type="float">
            <text:p>950,77</text:p>
          </table:table-cell>
          <table:table-cell table:style-name="ce45" table:formula="of:=[.A106]*[.C106]" office:value-type="float" office:value="6280.16250950954" calcext:value-type="float">
            <text:p>6280,16</text:p>
          </table:table-cell>
          <table:table-cell table:style-name="ce30" table:formula="of:=[.B106]*[.C106]" office:value-type="float" office:value="208.996875" calcext:value-type="float">
            <text:p>209,00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08]-[dados.$B$205]" office:value-type="float" office:value="215.063349077319" calcext:value-type="float">
            <text:p>215,06</text:p>
          </table:table-cell>
          <table:table-cell table:style-name="ce35" table:formula="of:=[dados.C108]-[dados.$C$205]" office:value-type="float" office:value="17.625" calcext:value-type="float">
            <text:p>17,63</text:p>
          </table:table-cell>
          <table:table-cell table:style-name="ce35" table:formula="of:=[dados.D108]-[dados.$D$205]" office:value-type="float" office:value="19.155" calcext:value-type="float">
            <text:p>19,16</text:p>
          </table:table-cell>
          <table:table-cell table:style-name="ce45" table:formula="of:=[.A107]*[.B107]" office:value-type="float" office:value="3790.49152748775" calcext:value-type="float">
            <text:p>3790,49</text:p>
          </table:table-cell>
          <table:table-cell table:style-name="ce45" table:formula="of:=[.A107]*[.C107]" office:value-type="float" office:value="4119.53845157605" calcext:value-type="float">
            <text:p>4119,54</text:p>
          </table:table-cell>
          <table:table-cell table:style-name="ce30" table:formula="of:=[.B107]*[.C107]" office:value-type="float" office:value="337.606875" calcext:value-type="float">
            <text:p>337,61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09]-[dados.$B$205]" office:value-type="float" office:value="234.988843853574" calcext:value-type="float">
            <text:p>234,99</text:p>
          </table:table-cell>
          <table:table-cell table:style-name="ce35" table:formula="of:=[dados.C109]-[dados.$C$205]" office:value-type="float" office:value="4.625" calcext:value-type="float">
            <text:p>4,63</text:p>
          </table:table-cell>
          <table:table-cell table:style-name="ce35" table:formula="of:=[dados.D109]-[dados.$D$205]" office:value-type="float" office:value="17.155" calcext:value-type="float">
            <text:p>17,16</text:p>
          </table:table-cell>
          <table:table-cell table:style-name="ce45" table:formula="of:=[.A108]*[.B108]" office:value-type="float" office:value="1086.82340282278" calcext:value-type="float">
            <text:p>1086,82</text:p>
          </table:table-cell>
          <table:table-cell table:style-name="ce45" table:formula="of:=[.A108]*[.C108]" office:value-type="float" office:value="4031.23361630807" calcext:value-type="float">
            <text:p>4031,23</text:p>
          </table:table-cell>
          <table:table-cell table:style-name="ce30" table:formula="of:=[.B108]*[.C108]" office:value-type="float" office:value="79.341875" calcext:value-type="float">
            <text:p>79,34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10]-[dados.$B$205]" office:value-type="float" office:value="250.215608285626" calcext:value-type="float">
            <text:p>250,22</text:p>
          </table:table-cell>
          <table:table-cell table:style-name="ce35" table:formula="of:=[dados.C110]-[dados.$C$205]" office:value-type="float" office:value="0.625" calcext:value-type="float">
            <text:p>0,63</text:p>
          </table:table-cell>
          <table:table-cell table:style-name="ce35" table:formula="of:=[dados.D110]-[dados.$D$205]" office:value-type="float" office:value="29.155" calcext:value-type="float">
            <text:p>29,16</text:p>
          </table:table-cell>
          <table:table-cell table:style-name="ce45" table:formula="of:=[.A109]*[.B109]" office:value-type="float" office:value="156.384755178516" calcext:value-type="float">
            <text:p>156,38</text:p>
          </table:table-cell>
          <table:table-cell table:style-name="ce45" table:formula="of:=[.A109]*[.C109]" office:value-type="float" office:value="7295.03605956743" calcext:value-type="float">
            <text:p>7295,04</text:p>
          </table:table-cell>
          <table:table-cell table:style-name="ce30" table:formula="of:=[.B109]*[.C109]" office:value-type="float" office:value="18.221875" calcext:value-type="float">
            <text:p>18,22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11]-[dados.$B$205]" office:value-type="float" office:value="241.300193407925" calcext:value-type="float">
            <text:p>241,30</text:p>
          </table:table-cell>
          <table:table-cell table:style-name="ce35" table:formula="of:=[dados.C111]-[dados.$C$205]" office:value-type="float" office:value="28.625" calcext:value-type="float">
            <text:p>28,63</text:p>
          </table:table-cell>
          <table:table-cell table:style-name="ce35" table:formula="of:=[dados.D111]-[dados.$D$205]" office:value-type="float" office:value="40.155" calcext:value-type="float">
            <text:p>40,16</text:p>
          </table:table-cell>
          <table:table-cell table:style-name="ce45" table:formula="of:=[.A110]*[.B110]" office:value-type="float" office:value="6907.21803630186" calcext:value-type="float">
            <text:p>6907,22</text:p>
          </table:table-cell>
          <table:table-cell table:style-name="ce45" table:formula="of:=[.A110]*[.C110]" office:value-type="float" office:value="9689.40926629524" calcext:value-type="float">
            <text:p>9689,41</text:p>
          </table:table-cell>
          <table:table-cell table:style-name="ce30" table:formula="of:=[.B110]*[.C110]" office:value-type="float" office:value="1149.436875" calcext:value-type="float">
            <text:p>1149,44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12]-[dados.$B$205]" office:value-type="float" office:value="218.638272668482" calcext:value-type="float">
            <text:p>218,64</text:p>
          </table:table-cell>
          <table:table-cell table:style-name="ce35" table:formula="of:=[dados.C112]-[dados.$C$205]" office:value-type="float" office:value="2.625" calcext:value-type="float">
            <text:p>2,63</text:p>
          </table:table-cell>
          <table:table-cell table:style-name="ce35" table:formula="of:=[dados.D112]-[dados.$D$205]" office:value-type="float" office:value="36.155" calcext:value-type="float">
            <text:p>36,16</text:p>
          </table:table-cell>
          <table:table-cell table:style-name="ce45" table:formula="of:=[.A111]*[.B111]" office:value-type="float" office:value="573.925465754766" calcext:value-type="float">
            <text:p>573,93</text:p>
          </table:table-cell>
          <table:table-cell table:style-name="ce45" table:formula="of:=[.A111]*[.C111]" office:value-type="float" office:value="7904.86674832897" calcext:value-type="float">
            <text:p>7904,87</text:p>
          </table:table-cell>
          <table:table-cell table:style-name="ce30" table:formula="of:=[.B111]*[.C111]" office:value-type="float" office:value="94.906875" calcext:value-type="float">
            <text:p>94,91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13]-[dados.$B$205]" office:value-type="float" office:value="190.595090701848" calcext:value-type="float">
            <text:p>190,60</text:p>
          </table:table-cell>
          <table:table-cell table:style-name="ce35" table:formula="of:=[dados.C113]-[dados.$C$205]" office:value-type="float" office:value="6.625" calcext:value-type="float">
            <text:p>6,63</text:p>
          </table:table-cell>
          <table:table-cell table:style-name="ce35" table:formula="of:=[dados.D113]-[dados.$D$205]" office:value-type="float" office:value="8.155" calcext:value-type="float">
            <text:p>8,16</text:p>
          </table:table-cell>
          <table:table-cell table:style-name="ce45" table:formula="of:=[.A112]*[.B112]" office:value-type="float" office:value="1262.69247589974" calcext:value-type="float">
            <text:p>1262,69</text:p>
          </table:table-cell>
          <table:table-cell table:style-name="ce45" table:formula="of:=[.A112]*[.C112]" office:value-type="float" office:value="1554.30296467357" calcext:value-type="float">
            <text:p>1554,30</text:p>
          </table:table-cell>
          <table:table-cell table:style-name="ce30" table:formula="of:=[.B112]*[.C112]" office:value-type="float" office:value="54.026875" calcext:value-type="float">
            <text:p>54,03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14]-[dados.$B$205]" office:value-type="float" office:value="193.761938290571" calcext:value-type="float">
            <text:p>193,76</text:p>
          </table:table-cell>
          <table:table-cell table:style-name="ce35" table:formula="of:=[dados.C114]-[dados.$C$205]" office:value-type="float" office:value="0.625" calcext:value-type="float">
            <text:p>0,63</text:p>
          </table:table-cell>
          <table:table-cell table:style-name="ce35" table:formula="of:=[dados.D114]-[dados.$D$205]" office:value-type="float" office:value="6.155" calcext:value-type="float">
            <text:p>6,16</text:p>
          </table:table-cell>
          <table:table-cell table:style-name="ce45" table:formula="of:=[.A113]*[.B113]" office:value-type="float" office:value="121.101211431607" calcext:value-type="float">
            <text:p>121,10</text:p>
          </table:table-cell>
          <table:table-cell table:style-name="ce45" table:formula="of:=[.A113]*[.C113]" office:value-type="float" office:value="1192.60473017847" calcext:value-type="float">
            <text:p>1192,60</text:p>
          </table:table-cell>
          <table:table-cell table:style-name="ce30" table:formula="of:=[.B113]*[.C113]" office:value-type="float" office:value="3.846875" calcext:value-type="float">
            <text:p>3,85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15]-[dados.$B$205]" office:value-type="float" office:value="215.541191067549" calcext:value-type="float">
            <text:p>215,54</text:p>
          </table:table-cell>
          <table:table-cell table:style-name="ce35" table:formula="of:=[dados.C115]-[dados.$C$205]" office:value-type="float" office:value="11.625" calcext:value-type="float">
            <text:p>11,63</text:p>
          </table:table-cell>
          <table:table-cell table:style-name="ce35" table:formula="of:=[dados.D115]-[dados.$D$205]" office:value-type="float" office:value="43.155" calcext:value-type="float">
            <text:p>43,16</text:p>
          </table:table-cell>
          <table:table-cell table:style-name="ce45" table:formula="of:=[.A114]*[.B114]" office:value-type="float" office:value="2505.66634616026" calcext:value-type="float">
            <text:p>2505,67</text:p>
          </table:table-cell>
          <table:table-cell table:style-name="ce45" table:formula="of:=[.A114]*[.C114]" office:value-type="float" office:value="9301.68010052009" calcext:value-type="float">
            <text:p>9301,68</text:p>
          </table:table-cell>
          <table:table-cell table:style-name="ce30" table:formula="of:=[.B114]*[.C114]" office:value-type="float" office:value="501.676875" calcext:value-type="float">
            <text:p>501,68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16]-[dados.$B$205]" office:value-type="float" office:value="194.156350027775" calcext:value-type="float">
            <text:p>194,16</text:p>
          </table:table-cell>
          <table:table-cell table:style-name="ce35" table:formula="of:=[dados.C116]-[dados.$C$205]" office:value-type="float" office:value="-1.375" calcext:value-type="float">
            <text:p>-1,38</text:p>
          </table:table-cell>
          <table:table-cell table:style-name="ce35" table:formula="of:=[dados.D116]-[dados.$D$205]" office:value-type="float" office:value="34.155" calcext:value-type="float">
            <text:p>34,16</text:p>
          </table:table-cell>
          <table:table-cell table:style-name="ce45" table:formula="of:=[.A115]*[.B115]" office:value-type="float" office:value="-266.964981288191" calcext:value-type="float">
            <text:p>-266,96</text:p>
          </table:table-cell>
          <table:table-cell table:style-name="ce45" table:formula="of:=[.A115]*[.C115]" office:value-type="float" office:value="6631.41013519866" calcext:value-type="float">
            <text:p>6631,41</text:p>
          </table:table-cell>
          <table:table-cell table:style-name="ce30" table:formula="of:=[.B115]*[.C115]" office:value-type="float" office:value="-46.963125" calcext:value-type="float">
            <text:p>-46,96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17]-[dados.$B$205]" office:value-type="float" office:value="232.321072299211" calcext:value-type="float">
            <text:p>232,32</text:p>
          </table:table-cell>
          <table:table-cell table:style-name="ce35" table:formula="of:=[dados.C117]-[dados.$C$205]" office:value-type="float" office:value="-10.375" calcext:value-type="float">
            <text:p>-10,38</text:p>
          </table:table-cell>
          <table:table-cell table:style-name="ce35" table:formula="of:=[dados.D117]-[dados.$D$205]" office:value-type="float" office:value="43.155" calcext:value-type="float">
            <text:p>43,16</text:p>
          </table:table-cell>
          <table:table-cell table:style-name="ce45" table:formula="of:=[.A116]*[.B116]" office:value-type="float" office:value="-2410.33112510432" calcext:value-type="float">
            <text:p>-2410,33</text:p>
          </table:table-cell>
          <table:table-cell table:style-name="ce45" table:formula="of:=[.A116]*[.C116]" office:value-type="float" office:value="10025.8158750725" calcext:value-type="float">
            <text:p>10025,82</text:p>
          </table:table-cell>
          <table:table-cell table:style-name="ce30" table:formula="of:=[.B116]*[.C116]" office:value-type="float" office:value="-447.733125" calcext:value-type="float">
            <text:p>-447,73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18]-[dados.$B$205]" office:value-type="float" office:value="192.980075559415" calcext:value-type="float">
            <text:p>192,98</text:p>
          </table:table-cell>
          <table:table-cell table:style-name="ce35" table:formula="of:=[dados.C118]-[dados.$C$205]" office:value-type="float" office:value="3.625" calcext:value-type="float">
            <text:p>3,63</text:p>
          </table:table-cell>
          <table:table-cell table:style-name="ce35" table:formula="of:=[dados.D118]-[dados.$D$205]" office:value-type="float" office:value="39.155" calcext:value-type="float">
            <text:p>39,16</text:p>
          </table:table-cell>
          <table:table-cell table:style-name="ce45" table:formula="of:=[.A117]*[.B117]" office:value-type="float" office:value="699.55277390288" calcext:value-type="float">
            <text:p>699,55</text:p>
          </table:table-cell>
          <table:table-cell table:style-name="ce45" table:formula="of:=[.A117]*[.C117]" office:value-type="float" office:value="7556.1348585289" calcext:value-type="float">
            <text:p>7556,13</text:p>
          </table:table-cell>
          <table:table-cell table:style-name="ce30" table:formula="of:=[.B117]*[.C117]" office:value-type="float" office:value="141.936875" calcext:value-type="float">
            <text:p>141,94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19]-[dados.$B$205]" office:value-type="float" office:value="174.818556793091" calcext:value-type="float">
            <text:p>174,82</text:p>
          </table:table-cell>
          <table:table-cell table:style-name="ce35" table:formula="of:=[dados.C119]-[dados.$C$205]" office:value-type="float" office:value="32.625" calcext:value-type="float">
            <text:p>32,63</text:p>
          </table:table-cell>
          <table:table-cell table:style-name="ce35" table:formula="of:=[dados.D119]-[dados.$D$205]" office:value-type="float" office:value="35.155" calcext:value-type="float">
            <text:p>35,16</text:p>
          </table:table-cell>
          <table:table-cell table:style-name="ce45" table:formula="of:=[.A118]*[.B118]" office:value-type="float" office:value="5703.4554153746" calcext:value-type="float">
            <text:p>5703,46</text:p>
          </table:table-cell>
          <table:table-cell table:style-name="ce45" table:formula="of:=[.A118]*[.C118]" office:value-type="float" office:value="6145.74636406112" calcext:value-type="float">
            <text:p>6145,75</text:p>
          </table:table-cell>
          <table:table-cell table:style-name="ce30" table:formula="of:=[.B118]*[.C118]" office:value-type="float" office:value="1146.931875" calcext:value-type="float">
            <text:p>1146,93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20]-[dados.$B$205]" office:value-type="float" office:value="268.122325212679" calcext:value-type="float">
            <text:p>268,12</text:p>
          </table:table-cell>
          <table:table-cell table:style-name="ce35" table:formula="of:=[dados.C120]-[dados.$C$205]" office:value-type="float" office:value="2.625" calcext:value-type="float">
            <text:p>2,63</text:p>
          </table:table-cell>
          <table:table-cell table:style-name="ce35" table:formula="of:=[dados.D120]-[dados.$D$205]" office:value-type="float" office:value="34.155" calcext:value-type="float">
            <text:p>34,16</text:p>
          </table:table-cell>
          <table:table-cell table:style-name="ce45" table:formula="of:=[.A119]*[.B119]" office:value-type="float" office:value="703.821103683283" calcext:value-type="float">
            <text:p>703,82</text:p>
          </table:table-cell>
          <table:table-cell table:style-name="ce45" table:formula="of:=[.A119]*[.C119]" office:value-type="float" office:value="9157.71801763906" calcext:value-type="float">
            <text:p>9157,72</text:p>
          </table:table-cell>
          <table:table-cell table:style-name="ce30" table:formula="of:=[.B119]*[.C119]" office:value-type="float" office:value="89.656875" calcext:value-type="float">
            <text:p>89,66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21]-[dados.$B$205]" office:value-type="float" office:value="197.482691443118" calcext:value-type="float">
            <text:p>197,48</text:p>
          </table:table-cell>
          <table:table-cell table:style-name="ce35" table:formula="of:=[dados.C121]-[dados.$C$205]" office:value-type="float" office:value="7.625" calcext:value-type="float">
            <text:p>7,63</text:p>
          </table:table-cell>
          <table:table-cell table:style-name="ce35" table:formula="of:=[dados.D121]-[dados.$D$205]" office:value-type="float" office:value="22.155" calcext:value-type="float">
            <text:p>22,16</text:p>
          </table:table-cell>
          <table:table-cell table:style-name="ce45" table:formula="of:=[.A120]*[.B120]" office:value-type="float" office:value="1505.80552225378" calcext:value-type="float">
            <text:p>1505,81</text:p>
          </table:table-cell>
          <table:table-cell table:style-name="ce45" table:formula="of:=[.A120]*[.C120]" office:value-type="float" office:value="4375.22902892228" calcext:value-type="float">
            <text:p>4375,23</text:p>
          </table:table-cell>
          <table:table-cell table:style-name="ce30" table:formula="of:=[.B120]*[.C120]" office:value-type="float" office:value="168.931875" calcext:value-type="float">
            <text:p>168,93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22]-[dados.$B$205]" office:value-type="float" office:value="215.623001381757" calcext:value-type="float">
            <text:p>215,62</text:p>
          </table:table-cell>
          <table:table-cell table:style-name="ce35" table:formula="of:=[dados.C122]-[dados.$C$205]" office:value-type="float" office:value="33.625" calcext:value-type="float">
            <text:p>33,63</text:p>
          </table:table-cell>
          <table:table-cell table:style-name="ce35" table:formula="of:=[dados.D122]-[dados.$D$205]" office:value-type="float" office:value="42.155" calcext:value-type="float">
            <text:p>42,16</text:p>
          </table:table-cell>
          <table:table-cell table:style-name="ce45" table:formula="of:=[.A121]*[.B121]" office:value-type="float" office:value="7250.32342146158" calcext:value-type="float">
            <text:p>7250,32</text:p>
          </table:table-cell>
          <table:table-cell table:style-name="ce45" table:formula="of:=[.A121]*[.C121]" office:value-type="float" office:value="9089.58762324797" calcext:value-type="float">
            <text:p>9089,59</text:p>
          </table:table-cell>
          <table:table-cell table:style-name="ce30" table:formula="of:=[.B121]*[.C121]" office:value-type="float" office:value="1417.461875" calcext:value-type="float">
            <text:p>1417,46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23]-[dados.$B$205]" office:value-type="float" office:value="201.609412340416" calcext:value-type="float">
            <text:p>201,61</text:p>
          </table:table-cell>
          <table:table-cell table:style-name="ce35" table:formula="of:=[dados.C123]-[dados.$C$205]" office:value-type="float" office:value="18.625" calcext:value-type="float">
            <text:p>18,63</text:p>
          </table:table-cell>
          <table:table-cell table:style-name="ce35" table:formula="of:=[dados.D123]-[dados.$D$205]" office:value-type="float" office:value="20.155" calcext:value-type="float">
            <text:p>20,16</text:p>
          </table:table-cell>
          <table:table-cell table:style-name="ce45" table:formula="of:=[.A122]*[.B122]" office:value-type="float" office:value="3754.97530484025" calcext:value-type="float">
            <text:p>3754,98</text:p>
          </table:table-cell>
          <table:table-cell table:style-name="ce45" table:formula="of:=[.A122]*[.C122]" office:value-type="float" office:value="4063.43770572109" calcext:value-type="float">
            <text:p>4063,44</text:p>
          </table:table-cell>
          <table:table-cell table:style-name="ce30" table:formula="of:=[.B122]*[.C122]" office:value-type="float" office:value="375.386875" calcext:value-type="float">
            <text:p>375,3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24]-[dados.$B$205]" office:value-type="float" office:value="253.271323284622" calcext:value-type="float">
            <text:p>253,27</text:p>
          </table:table-cell>
          <table:table-cell table:style-name="ce35" table:formula="of:=[dados.C124]-[dados.$C$205]" office:value-type="float" office:value="11.625" calcext:value-type="float">
            <text:p>11,63</text:p>
          </table:table-cell>
          <table:table-cell table:style-name="ce35" table:formula="of:=[dados.D124]-[dados.$D$205]" office:value-type="float" office:value="47.155" calcext:value-type="float">
            <text:p>47,16</text:p>
          </table:table-cell>
          <table:table-cell table:style-name="ce45" table:formula="of:=[.A123]*[.B123]" office:value-type="float" office:value="2944.27913318373" calcext:value-type="float">
            <text:p>2944,28</text:p>
          </table:table-cell>
          <table:table-cell table:style-name="ce45" table:formula="of:=[.A123]*[.C123]" office:value-type="float" office:value="11943.0092494864" calcext:value-type="float">
            <text:p>11943,01</text:p>
          </table:table-cell>
          <table:table-cell table:style-name="ce30" table:formula="of:=[.B123]*[.C123]" office:value-type="float" office:value="548.176875" calcext:value-type="float">
            <text:p>548,18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25]-[dados.$B$205]" office:value-type="float" office:value="214.88349616026" calcext:value-type="float">
            <text:p>214,88</text:p>
          </table:table-cell>
          <table:table-cell table:style-name="ce35" table:formula="of:=[dados.C125]-[dados.$C$205]" office:value-type="float" office:value="-2.375" calcext:value-type="float">
            <text:p>-2,38</text:p>
          </table:table-cell>
          <table:table-cell table:style-name="ce35" table:formula="of:=[dados.D125]-[dados.$D$205]" office:value-type="float" office:value="16.155" calcext:value-type="float">
            <text:p>16,16</text:p>
          </table:table-cell>
          <table:table-cell table:style-name="ce45" table:formula="of:=[.A124]*[.B124]" office:value-type="float" office:value="-510.348303380618" calcext:value-type="float">
            <text:p>-510,35</text:p>
          </table:table-cell>
          <table:table-cell table:style-name="ce45" table:formula="of:=[.A124]*[.C124]" office:value-type="float" office:value="3471.442880469" calcext:value-type="float">
            <text:p>3471,44</text:p>
          </table:table-cell>
          <table:table-cell table:style-name="ce30" table:formula="of:=[.B124]*[.C124]" office:value-type="float" office:value="-38.368125" calcext:value-type="float">
            <text:p>-38,37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26]-[dados.$B$205]" office:value-type="float" office:value="132.747561936534" calcext:value-type="float">
            <text:p>132,75</text:p>
          </table:table-cell>
          <table:table-cell table:style-name="ce35" table:formula="of:=[dados.C126]-[dados.$C$205]" office:value-type="float" office:value="-2.375" calcext:value-type="float">
            <text:p>-2,38</text:p>
          </table:table-cell>
          <table:table-cell table:style-name="ce35" table:formula="of:=[dados.D126]-[dados.$D$205]" office:value-type="float" office:value="39.155" calcext:value-type="float">
            <text:p>39,16</text:p>
          </table:table-cell>
          <table:table-cell table:style-name="ce45" table:formula="of:=[.A125]*[.B125]" office:value-type="float" office:value="-315.275459599269" calcext:value-type="float">
            <text:p>-315,28</text:p>
          </table:table-cell>
          <table:table-cell table:style-name="ce45" table:formula="of:=[.A125]*[.C125]" office:value-type="float" office:value="5197.730787625" calcext:value-type="float">
            <text:p>5197,73</text:p>
          </table:table-cell>
          <table:table-cell table:style-name="ce30" table:formula="of:=[.B125]*[.C125]" office:value-type="float" office:value="-92.993125" calcext:value-type="float">
            <text:p>-92,9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27]-[dados.$B$205]" office:value-type="float" office:value="200.111346382255" calcext:value-type="float">
            <text:p>200,11</text:p>
          </table:table-cell>
          <table:table-cell table:style-name="ce35" table:formula="of:=[dados.C127]-[dados.$C$205]" office:value-type="float" office:value="18.625" calcext:value-type="float">
            <text:p>18,63</text:p>
          </table:table-cell>
          <table:table-cell table:style-name="ce35" table:formula="of:=[dados.D127]-[dados.$D$205]" office:value-type="float" office:value="38.155" calcext:value-type="float">
            <text:p>38,16</text:p>
          </table:table-cell>
          <table:table-cell table:style-name="ce45" table:formula="of:=[.A126]*[.B126]" office:value-type="float" office:value="3727.0738263695" calcext:value-type="float">
            <text:p>3727,07</text:p>
          </table:table-cell>
          <table:table-cell table:style-name="ce45" table:formula="of:=[.A126]*[.C126]" office:value-type="float" office:value="7635.24842121495" calcext:value-type="float">
            <text:p>7635,25</text:p>
          </table:table-cell>
          <table:table-cell table:style-name="ce30" table:formula="of:=[.B126]*[.C126]" office:value-type="float" office:value="710.636875" calcext:value-type="float">
            <text:p>710,64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28]-[dados.$B$205]" office:value-type="float" office:value="132.388803541698" calcext:value-type="float">
            <text:p>132,39</text:p>
          </table:table-cell>
          <table:table-cell table:style-name="ce35" table:formula="of:=[dados.C128]-[dados.$C$205]" office:value-type="float" office:value="8.625" calcext:value-type="float">
            <text:p>8,63</text:p>
          </table:table-cell>
          <table:table-cell table:style-name="ce35" table:formula="of:=[dados.D128]-[dados.$D$205]" office:value-type="float" office:value="20.155" calcext:value-type="float">
            <text:p>20,16</text:p>
          </table:table-cell>
          <table:table-cell table:style-name="ce45" table:formula="of:=[.A127]*[.B127]" office:value-type="float" office:value="1141.85343054715" calcext:value-type="float">
            <text:p>1141,85</text:p>
          </table:table-cell>
          <table:table-cell table:style-name="ce45" table:formula="of:=[.A127]*[.C127]" office:value-type="float" office:value="2668.29633538293" calcext:value-type="float">
            <text:p>2668,30</text:p>
          </table:table-cell>
          <table:table-cell table:style-name="ce30" table:formula="of:=[.B127]*[.C127]" office:value-type="float" office:value="173.836875" calcext:value-type="float">
            <text:p>173,84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29]-[dados.$B$205]" office:value-type="float" office:value="217.287393869656" calcext:value-type="float">
            <text:p>217,29</text:p>
          </table:table-cell>
          <table:table-cell table:style-name="ce35" table:formula="of:=[dados.C129]-[dados.$C$205]" office:value-type="float" office:value="27.625" calcext:value-type="float">
            <text:p>27,63</text:p>
          </table:table-cell>
          <table:table-cell table:style-name="ce35" table:formula="of:=[dados.D129]-[dados.$D$205]" office:value-type="float" office:value="18.155" calcext:value-type="float">
            <text:p>18,16</text:p>
          </table:table-cell>
          <table:table-cell table:style-name="ce45" table:formula="of:=[.A128]*[.B128]" office:value-type="float" office:value="6002.56425564925" calcext:value-type="float">
            <text:p>6002,56</text:p>
          </table:table-cell>
          <table:table-cell table:style-name="ce45" table:formula="of:=[.A128]*[.C128]" office:value-type="float" office:value="3944.85263570361" calcext:value-type="float">
            <text:p>3944,85</text:p>
          </table:table-cell>
          <table:table-cell table:style-name="ce30" table:formula="of:=[.B128]*[.C128]" office:value-type="float" office:value="501.531875" calcext:value-type="float">
            <text:p>501,53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30]-[dados.$B$205]" office:value-type="float" office:value="229.749558517495" calcext:value-type="float">
            <text:p>229,75</text:p>
          </table:table-cell>
          <table:table-cell table:style-name="ce35" table:formula="of:=[dados.C130]-[dados.$C$205]" office:value-type="float" office:value="5.625" calcext:value-type="float">
            <text:p>5,63</text:p>
          </table:table-cell>
          <table:table-cell table:style-name="ce35" table:formula="of:=[dados.D130]-[dados.$D$205]" office:value-type="float" office:value="41.155" calcext:value-type="float">
            <text:p>41,16</text:p>
          </table:table-cell>
          <table:table-cell table:style-name="ce45" table:formula="of:=[.A129]*[.B129]" office:value-type="float" office:value="1292.34126666091" calcext:value-type="float">
            <text:p>1292,34</text:p>
          </table:table-cell>
          <table:table-cell table:style-name="ce45" table:formula="of:=[.A129]*[.C129]" office:value-type="float" office:value="9455.34308078751" calcext:value-type="float">
            <text:p>9455,34</text:p>
          </table:table-cell>
          <table:table-cell table:style-name="ce30" table:formula="of:=[.B129]*[.C129]" office:value-type="float" office:value="231.496875" calcext:value-type="float">
            <text:p>231,50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31]-[dados.$B$205]" office:value-type="float" office:value="198.890434725081" calcext:value-type="float">
            <text:p>198,89</text:p>
          </table:table-cell>
          <table:table-cell table:style-name="ce35" table:formula="of:=[dados.C131]-[dados.$C$205]" office:value-type="float" office:value="28.625" calcext:value-type="float">
            <text:p>28,63</text:p>
          </table:table-cell>
          <table:table-cell table:style-name="ce35" table:formula="of:=[dados.D131]-[dados.$D$205]" office:value-type="float" office:value="33.155" calcext:value-type="float">
            <text:p>33,16</text:p>
          </table:table-cell>
          <table:table-cell table:style-name="ce45" table:formula="of:=[.A130]*[.B130]" office:value-type="float" office:value="5693.23869400545" calcext:value-type="float">
            <text:p>5693,24</text:p>
          </table:table-cell>
          <table:table-cell table:style-name="ce45" table:formula="of:=[.A130]*[.C130]" office:value-type="float" office:value="6594.21236331007" calcext:value-type="float">
            <text:p>6594,21</text:p>
          </table:table-cell>
          <table:table-cell table:style-name="ce30" table:formula="of:=[.B130]*[.C130]" office:value-type="float" office:value="949.061875" calcext:value-type="float">
            <text:p>949,06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32]-[dados.$B$205]" office:value-type="float" office:value="152.059222793704" calcext:value-type="float">
            <text:p>152,06</text:p>
          </table:table-cell>
          <table:table-cell table:style-name="ce35" table:formula="of:=[dados.C132]-[dados.$C$205]" office:value-type="float" office:value="12.625" calcext:value-type="float">
            <text:p>12,63</text:p>
          </table:table-cell>
          <table:table-cell table:style-name="ce35" table:formula="of:=[dados.D132]-[dados.$D$205]" office:value-type="float" office:value="43.155" calcext:value-type="float">
            <text:p>43,16</text:p>
          </table:table-cell>
          <table:table-cell table:style-name="ce45" table:formula="of:=[.A131]*[.B131]" office:value-type="float" office:value="1919.74768777051" calcext:value-type="float">
            <text:p>1919,75</text:p>
          </table:table-cell>
          <table:table-cell table:style-name="ce45" table:formula="of:=[.A131]*[.C131]" office:value-type="float" office:value="6562.1157596623" calcext:value-type="float">
            <text:p>6562,12</text:p>
          </table:table-cell>
          <table:table-cell table:style-name="ce30" table:formula="of:=[.B131]*[.C131]" office:value-type="float" office:value="544.831875" calcext:value-type="float">
            <text:p>544,83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33]-[dados.$B$205]" office:value-type="float" office:value="-140.289376005121" calcext:value-type="float">
            <text:p>-140,29</text:p>
          </table:table-cell>
          <table:table-cell table:style-name="ce35" table:formula="of:=[dados.C133]-[dados.$C$205]" office:value-type="float" office:value="27.625" calcext:value-type="float">
            <text:p>27,63</text:p>
          </table:table-cell>
          <table:table-cell table:style-name="ce35" table:formula="of:=[dados.D133]-[dados.$D$205]" office:value-type="float" office:value="-6.845" calcext:value-type="float">
            <text:p>-6,85</text:p>
          </table:table-cell>
          <table:table-cell table:style-name="ce45" table:formula="of:=[.A132]*[.B132]" office:value-type="float" office:value="-3875.49401214147" calcext:value-type="float">
            <text:p>-3875,49</text:p>
          </table:table-cell>
          <table:table-cell table:style-name="ce45" table:formula="of:=[.A132]*[.C132]" office:value-type="float" office:value="960.280778755054" calcext:value-type="float">
            <text:p>960,28</text:p>
          </table:table-cell>
          <table:table-cell table:style-name="ce30" table:formula="of:=[.B132]*[.C132]" office:value-type="float" office:value="-189.093125" calcext:value-type="float">
            <text:p>-189,0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34]-[dados.$B$205]" office:value-type="float" office:value="-101.629321570308" calcext:value-type="float">
            <text:p>-101,63</text:p>
          </table:table-cell>
          <table:table-cell table:style-name="ce35" table:formula="of:=[dados.C134]-[dados.$C$205]" office:value-type="float" office:value="28.625" calcext:value-type="float">
            <text:p>28,63</text:p>
          </table:table-cell>
          <table:table-cell table:style-name="ce35" table:formula="of:=[dados.D134]-[dados.$D$205]" office:value-type="float" office:value="-9.845" calcext:value-type="float">
            <text:p>-9,85</text:p>
          </table:table-cell>
          <table:table-cell table:style-name="ce45" table:formula="of:=[.A133]*[.B133]" office:value-type="float" office:value="-2909.13932995006" calcext:value-type="float">
            <text:p>-2909,14</text:p>
          </table:table-cell>
          <table:table-cell table:style-name="ce45" table:formula="of:=[.A133]*[.C133]" office:value-type="float" office:value="1000.54067085968" calcext:value-type="float">
            <text:p>1000,54</text:p>
          </table:table-cell>
          <table:table-cell table:style-name="ce30" table:formula="of:=[.B133]*[.C133]" office:value-type="float" office:value="-281.813125" calcext:value-type="float">
            <text:p>-281,81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35]-[dados.$B$205]" office:value-type="float" office:value="-87.0238464501138" calcext:value-type="float">
            <text:p>-87,02</text:p>
          </table:table-cell>
          <table:table-cell table:style-name="ce35" table:formula="of:=[dados.C135]-[dados.$C$205]" office:value-type="float" office:value="24.625" calcext:value-type="float">
            <text:p>24,63</text:p>
          </table:table-cell>
          <table:table-cell table:style-name="ce35" table:formula="of:=[dados.D135]-[dados.$D$205]" office:value-type="float" office:value="-7.845" calcext:value-type="float">
            <text:p>-7,85</text:p>
          </table:table-cell>
          <table:table-cell table:style-name="ce45" table:formula="of:=[.A134]*[.B134]" office:value-type="float" office:value="-2142.96221883405" calcext:value-type="float">
            <text:p>-2142,96</text:p>
          </table:table-cell>
          <table:table-cell table:style-name="ce45" table:formula="of:=[.A134]*[.C134]" office:value-type="float" office:value="682.702075401143" calcext:value-type="float">
            <text:p>682,70</text:p>
          </table:table-cell>
          <table:table-cell table:style-name="ce30" table:formula="of:=[.B134]*[.C134]" office:value-type="float" office:value="-193.183125" calcext:value-type="float">
            <text:p>-193,18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36]-[dados.$B$205]" office:value-type="float" office:value="-137.690744918432" calcext:value-type="float">
            <text:p>-137,69</text:p>
          </table:table-cell>
          <table:table-cell table:style-name="ce35" table:formula="of:=[dados.C136]-[dados.$C$205]" office:value-type="float" office:value="24.625" calcext:value-type="float">
            <text:p>24,63</text:p>
          </table:table-cell>
          <table:table-cell table:style-name="ce35" table:formula="of:=[dados.D136]-[dados.$D$205]" office:value-type="float" office:value="-13.845" calcext:value-type="float">
            <text:p>-13,85</text:p>
          </table:table-cell>
          <table:table-cell table:style-name="ce45" table:formula="of:=[.A135]*[.B135]" office:value-type="float" office:value="-3390.63459361638" calcext:value-type="float">
            <text:p>-3390,63</text:p>
          </table:table-cell>
          <table:table-cell table:style-name="ce45" table:formula="of:=[.A135]*[.C135]" office:value-type="float" office:value="1906.32836339569" calcext:value-type="float">
            <text:p>1906,33</text:p>
          </table:table-cell>
          <table:table-cell table:style-name="ce30" table:formula="of:=[.B135]*[.C135]" office:value-type="float" office:value="-340.933125" calcext:value-type="float">
            <text:p>-340,93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37]-[dados.$B$205]" office:value-type="float" office:value="-68.7809835166048" calcext:value-type="float">
            <text:p>-68,78</text:p>
          </table:table-cell>
          <table:table-cell table:style-name="ce35" table:formula="of:=[dados.C137]-[dados.$C$205]" office:value-type="float" office:value="23.625" calcext:value-type="float">
            <text:p>23,63</text:p>
          </table:table-cell>
          <table:table-cell table:style-name="ce35" table:formula="of:=[dados.D137]-[dados.$D$205]" office:value-type="float" office:value="-0.844999999999999" calcext:value-type="float">
            <text:p>-0,84</text:p>
          </table:table-cell>
          <table:table-cell table:style-name="ce45" table:formula="of:=[.A136]*[.B136]" office:value-type="float" office:value="-1624.95073557979" calcext:value-type="float">
            <text:p>-1624,95</text:p>
          </table:table-cell>
          <table:table-cell table:style-name="ce45" table:formula="of:=[.A136]*[.C136]" office:value-type="float" office:value="58.119931071531" calcext:value-type="float">
            <text:p>58,12</text:p>
          </table:table-cell>
          <table:table-cell table:style-name="ce30" table:formula="of:=[.B136]*[.C136]" office:value-type="float" office:value="-19.963125" calcext:value-type="float">
            <text:p>-19,96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38]-[dados.$B$205]" office:value-type="float" office:value="-84.5256945597838" calcext:value-type="float">
            <text:p>-84,53</text:p>
          </table:table-cell>
          <table:table-cell table:style-name="ce35" table:formula="of:=[dados.C138]-[dados.$C$205]" office:value-type="float" office:value="13.625" calcext:value-type="float">
            <text:p>13,63</text:p>
          </table:table-cell>
          <table:table-cell table:style-name="ce35" table:formula="of:=[dados.D138]-[dados.$D$205]" office:value-type="float" office:value="-0.844999999999999" calcext:value-type="float">
            <text:p>-0,84</text:p>
          </table:table-cell>
          <table:table-cell table:style-name="ce45" table:formula="of:=[.A137]*[.B137]" office:value-type="float" office:value="-1151.66258837705" calcext:value-type="float">
            <text:p>-1151,66</text:p>
          </table:table-cell>
          <table:table-cell table:style-name="ce45" table:formula="of:=[.A137]*[.C137]" office:value-type="float" office:value="71.4242119030172" calcext:value-type="float">
            <text:p>71,42</text:p>
          </table:table-cell>
          <table:table-cell table:style-name="ce30" table:formula="of:=[.B137]*[.C137]" office:value-type="float" office:value="-11.513125" calcext:value-type="float">
            <text:p>-11,51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39]-[dados.$B$205]" office:value-type="float" office:value="-119.046678338631" calcext:value-type="float">
            <text:p>-119,05</text:p>
          </table:table-cell>
          <table:table-cell table:style-name="ce35" table:formula="of:=[dados.C139]-[dados.$C$205]" office:value-type="float" office:value="17.625" calcext:value-type="float">
            <text:p>17,63</text:p>
          </table:table-cell>
          <table:table-cell table:style-name="ce35" table:formula="of:=[dados.D139]-[dados.$D$205]" office:value-type="float" office:value="-11.845" calcext:value-type="float">
            <text:p>-11,85</text:p>
          </table:table-cell>
          <table:table-cell table:style-name="ce45" table:formula="of:=[.A138]*[.B138]" office:value-type="float" office:value="-2098.19770571837" calcext:value-type="float">
            <text:p>-2098,20</text:p>
          </table:table-cell>
          <table:table-cell table:style-name="ce45" table:formula="of:=[.A138]*[.C138]" office:value-type="float" office:value="1410.10790492108" calcext:value-type="float">
            <text:p>1410,11</text:p>
          </table:table-cell>
          <table:table-cell table:style-name="ce30" table:formula="of:=[.B138]*[.C138]" office:value-type="float" office:value="-208.768125" calcext:value-type="float">
            <text:p>-208,77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40]-[dados.$B$205]" office:value-type="float" office:value="-94.5122688958728" calcext:value-type="float">
            <text:p>-94,51</text:p>
          </table:table-cell>
          <table:table-cell table:style-name="ce35" table:formula="of:=[dados.C140]-[dados.$C$205]" office:value-type="float" office:value="12.625" calcext:value-type="float">
            <text:p>12,63</text:p>
          </table:table-cell>
          <table:table-cell table:style-name="ce35" table:formula="of:=[dados.D140]-[dados.$D$205]" office:value-type="float" office:value="-0.844999999999999" calcext:value-type="float">
            <text:p>-0,84</text:p>
          </table:table-cell>
          <table:table-cell table:style-name="ce45" table:formula="of:=[.A139]*[.B139]" office:value-type="float" office:value="-1193.21739481039" calcext:value-type="float">
            <text:p>-1193,22</text:p>
          </table:table-cell>
          <table:table-cell table:style-name="ce45" table:formula="of:=[.A139]*[.C139]" office:value-type="float" office:value="79.8628672170124" calcext:value-type="float">
            <text:p>79,86</text:p>
          </table:table-cell>
          <table:table-cell table:style-name="ce30" table:formula="of:=[.B139]*[.C139]" office:value-type="float" office:value="-10.668125" calcext:value-type="float">
            <text:p>-10,67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41]-[dados.$B$205]" office:value-type="float" office:value="-128.018503168954" calcext:value-type="float">
            <text:p>-128,02</text:p>
          </table:table-cell>
          <table:table-cell table:style-name="ce35" table:formula="of:=[dados.C141]-[dados.$C$205]" office:value-type="float" office:value="14.625" calcext:value-type="float">
            <text:p>14,63</text:p>
          </table:table-cell>
          <table:table-cell table:style-name="ce35" table:formula="of:=[dados.D141]-[dados.$D$205]" office:value-type="float" office:value="-6.845" calcext:value-type="float">
            <text:p>-6,85</text:p>
          </table:table-cell>
          <table:table-cell table:style-name="ce45" table:formula="of:=[.A140]*[.B140]" office:value-type="float" office:value="-1872.27060884595" calcext:value-type="float">
            <text:p>-1872,27</text:p>
          </table:table-cell>
          <table:table-cell table:style-name="ce45" table:formula="of:=[.A140]*[.C140]" office:value-type="float" office:value="876.286654191489" calcext:value-type="float">
            <text:p>876,29</text:p>
          </table:table-cell>
          <table:table-cell table:style-name="ce30" table:formula="of:=[.B140]*[.C140]" office:value-type="float" office:value="-100.108125" calcext:value-type="float">
            <text:p>-100,11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42]-[dados.$B$205]" office:value-type="float" office:value="-81.7071776416038" calcext:value-type="float">
            <text:p>-81,71</text:p>
          </table:table-cell>
          <table:table-cell table:style-name="ce35" table:formula="of:=[dados.C142]-[dados.$C$205]" office:value-type="float" office:value="22.625" calcext:value-type="float">
            <text:p>22,63</text:p>
          </table:table-cell>
          <table:table-cell table:style-name="ce35" table:formula="of:=[dados.D142]-[dados.$D$205]" office:value-type="float" office:value="-11.845" calcext:value-type="float">
            <text:p>-11,85</text:p>
          </table:table-cell>
          <table:table-cell table:style-name="ce45" table:formula="of:=[.A141]*[.B141]" office:value-type="float" office:value="-1848.62489414129" calcext:value-type="float">
            <text:p>-1848,62</text:p>
          </table:table-cell>
          <table:table-cell table:style-name="ce45" table:formula="of:=[.A141]*[.C141]" office:value-type="float" office:value="967.821519164797" calcext:value-type="float">
            <text:p>967,82</text:p>
          </table:table-cell>
          <table:table-cell table:style-name="ce30" table:formula="of:=[.B141]*[.C141]" office:value-type="float" office:value="-267.993125" calcext:value-type="float">
            <text:p>-267,9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43]-[dados.$B$205]" office:value-type="float" office:value="-110.668452412707" calcext:value-type="float">
            <text:p>-110,67</text:p>
          </table:table-cell>
          <table:table-cell table:style-name="ce35" table:formula="of:=[dados.C143]-[dados.$C$205]" office:value-type="float" office:value="10.625" calcext:value-type="float">
            <text:p>10,63</text:p>
          </table:table-cell>
          <table:table-cell table:style-name="ce35" table:formula="of:=[dados.D143]-[dados.$D$205]" office:value-type="float" office:value="-13.845" calcext:value-type="float">
            <text:p>-13,85</text:p>
          </table:table-cell>
          <table:table-cell table:style-name="ce45" table:formula="of:=[.A142]*[.B142]" office:value-type="float" office:value="-1175.85230688501" calcext:value-type="float">
            <text:p>-1175,85</text:p>
          </table:table-cell>
          <table:table-cell table:style-name="ce45" table:formula="of:=[.A142]*[.C142]" office:value-type="float" office:value="1532.20472365393" calcext:value-type="float">
            <text:p>1532,20</text:p>
          </table:table-cell>
          <table:table-cell table:style-name="ce30" table:formula="of:=[.B142]*[.C142]" office:value-type="float" office:value="-147.103125" calcext:value-type="float">
            <text:p>-147,10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44]-[dados.$B$205]" office:value-type="float" office:value="-74.1142610708628" calcext:value-type="float">
            <text:p>-74,11</text:p>
          </table:table-cell>
          <table:table-cell table:style-name="ce35" table:formula="of:=[dados.C144]-[dados.$C$205]" office:value-type="float" office:value="27.625" calcext:value-type="float">
            <text:p>27,63</text:p>
          </table:table-cell>
          <table:table-cell table:style-name="ce35" table:formula="of:=[dados.D144]-[dados.$D$205]" office:value-type="float" office:value="-4.845" calcext:value-type="float">
            <text:p>-4,85</text:p>
          </table:table-cell>
          <table:table-cell table:style-name="ce45" table:formula="of:=[.A143]*[.B143]" office:value-type="float" office:value="-2047.40646208259" calcext:value-type="float">
            <text:p>-2047,41</text:p>
          </table:table-cell>
          <table:table-cell table:style-name="ce45" table:formula="of:=[.A143]*[.C143]" office:value-type="float" office:value="359.08359488833" calcext:value-type="float">
            <text:p>359,08</text:p>
          </table:table-cell>
          <table:table-cell table:style-name="ce30" table:formula="of:=[.B143]*[.C143]" office:value-type="float" office:value="-133.843125" calcext:value-type="float">
            <text:p>-133,84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45]-[dados.$B$205]" office:value-type="float" office:value="-73.8335147217568" calcext:value-type="float">
            <text:p>-73,83</text:p>
          </table:table-cell>
          <table:table-cell table:style-name="ce35" table:formula="of:=[dados.C145]-[dados.$C$205]" office:value-type="float" office:value="17.625" calcext:value-type="float">
            <text:p>17,63</text:p>
          </table:table-cell>
          <table:table-cell table:style-name="ce35" table:formula="of:=[dados.D145]-[dados.$D$205]" office:value-type="float" office:value="-10.845" calcext:value-type="float">
            <text:p>-10,85</text:p>
          </table:table-cell>
          <table:table-cell table:style-name="ce45" table:formula="of:=[.A144]*[.B144]" office:value-type="float" office:value="-1301.31569697096" calcext:value-type="float">
            <text:p>-1301,32</text:p>
          </table:table-cell>
          <table:table-cell table:style-name="ce45" table:formula="of:=[.A144]*[.C144]" office:value-type="float" office:value="800.724467157453" calcext:value-type="float">
            <text:p>800,72</text:p>
          </table:table-cell>
          <table:table-cell table:style-name="ce30" table:formula="of:=[.B144]*[.C144]" office:value-type="float" office:value="-191.143125" calcext:value-type="float">
            <text:p>-191,14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46]-[dados.$B$205]" office:value-type="float" office:value="-92.7613538605268" calcext:value-type="float">
            <text:p>-92,76</text:p>
          </table:table-cell>
          <table:table-cell table:style-name="ce35" table:formula="of:=[dados.C146]-[dados.$C$205]" office:value-type="float" office:value="25.625" calcext:value-type="float">
            <text:p>25,63</text:p>
          </table:table-cell>
          <table:table-cell table:style-name="ce35" table:formula="of:=[dados.D146]-[dados.$D$205]" office:value-type="float" office:value="-9.845" calcext:value-type="float">
            <text:p>-9,85</text:p>
          </table:table-cell>
          <table:table-cell table:style-name="ce45" table:formula="of:=[.A145]*[.B145]" office:value-type="float" office:value="-2377.009692676" calcext:value-type="float">
            <text:p>-2377,01</text:p>
          </table:table-cell>
          <table:table-cell table:style-name="ce45" table:formula="of:=[.A145]*[.C145]" office:value-type="float" office:value="913.235528756887" calcext:value-type="float">
            <text:p>913,24</text:p>
          </table:table-cell>
          <table:table-cell table:style-name="ce30" table:formula="of:=[.B145]*[.C145]" office:value-type="float" office:value="-252.278125" calcext:value-type="float">
            <text:p>-252,28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47]-[dados.$B$205]" office:value-type="float" office:value="-73.9652358003698" calcext:value-type="float">
            <text:p>-73,97</text:p>
          </table:table-cell>
          <table:table-cell table:style-name="ce35" table:formula="of:=[dados.C147]-[dados.$C$205]" office:value-type="float" office:value="26.625" calcext:value-type="float">
            <text:p>26,63</text:p>
          </table:table-cell>
          <table:table-cell table:style-name="ce35" table:formula="of:=[dados.D147]-[dados.$D$205]" office:value-type="float" office:value="-3.845" calcext:value-type="float">
            <text:p>-3,85</text:p>
          </table:table-cell>
          <table:table-cell table:style-name="ce45" table:formula="of:=[.A146]*[.B146]" office:value-type="float" office:value="-1969.32440318485" calcext:value-type="float">
            <text:p>-1969,32</text:p>
          </table:table-cell>
          <table:table-cell table:style-name="ce45" table:formula="of:=[.A146]*[.C146]" office:value-type="float" office:value="284.396331652422" calcext:value-type="float">
            <text:p>284,40</text:p>
          </table:table-cell>
          <table:table-cell table:style-name="ce30" table:formula="of:=[.B146]*[.C146]" office:value-type="float" office:value="-102.373125" calcext:value-type="float">
            <text:p>-102,37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48]-[dados.$B$205]" office:value-type="float" office:value="-71.4871267917028" calcext:value-type="float">
            <text:p>-71,49</text:p>
          </table:table-cell>
          <table:table-cell table:style-name="ce35" table:formula="of:=[dados.C148]-[dados.$C$205]" office:value-type="float" office:value="21.625" calcext:value-type="float">
            <text:p>21,63</text:p>
          </table:table-cell>
          <table:table-cell table:style-name="ce35" table:formula="of:=[dados.D148]-[dados.$D$205]" office:value-type="float" office:value="-6.845" calcext:value-type="float">
            <text:p>-6,85</text:p>
          </table:table-cell>
          <table:table-cell table:style-name="ce45" table:formula="of:=[.A147]*[.B147]" office:value-type="float" office:value="-1545.90911687057" calcext:value-type="float">
            <text:p>-1545,91</text:p>
          </table:table-cell>
          <table:table-cell table:style-name="ce45" table:formula="of:=[.A147]*[.C147]" office:value-type="float" office:value="489.329382889206" calcext:value-type="float">
            <text:p>489,33</text:p>
          </table:table-cell>
          <table:table-cell table:style-name="ce30" table:formula="of:=[.B147]*[.C147]" office:value-type="float" office:value="-148.023125" calcext:value-type="float">
            <text:p>-148,02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49]-[dados.$B$205]" office:value-type="float" office:value="-130.111449771863" calcext:value-type="float">
            <text:p>-130,11</text:p>
          </table:table-cell>
          <table:table-cell table:style-name="ce35" table:formula="of:=[dados.C149]-[dados.$C$205]" office:value-type="float" office:value="12.625" calcext:value-type="float">
            <text:p>12,63</text:p>
          </table:table-cell>
          <table:table-cell table:style-name="ce35" table:formula="of:=[dados.D149]-[dados.$D$205]" office:value-type="float" office:value="-10.845" calcext:value-type="float">
            <text:p>-10,85</text:p>
          </table:table-cell>
          <table:table-cell table:style-name="ce45" table:formula="of:=[.A148]*[.B148]" office:value-type="float" office:value="-1642.65705336977" calcext:value-type="float">
            <text:p>-1642,66</text:p>
          </table:table-cell>
          <table:table-cell table:style-name="ce45" table:formula="of:=[.A148]*[.C148]" office:value-type="float" office:value="1411.05867277585" calcext:value-type="float">
            <text:p>1411,06</text:p>
          </table:table-cell>
          <table:table-cell table:style-name="ce30" table:formula="of:=[.B148]*[.C148]" office:value-type="float" office:value="-136.918125" calcext:value-type="float">
            <text:p>-136,92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50]-[dados.$B$205]" office:value-type="float" office:value="-74.7719804926458" calcext:value-type="float">
            <text:p>-74,77</text:p>
          </table:table-cell>
          <table:table-cell table:style-name="ce35" table:formula="of:=[dados.C150]-[dados.$C$205]" office:value-type="float" office:value="22.625" calcext:value-type="float">
            <text:p>22,63</text:p>
          </table:table-cell>
          <table:table-cell table:style-name="ce35" table:formula="of:=[dados.D150]-[dados.$D$205]" office:value-type="float" office:value="-12.845" calcext:value-type="float">
            <text:p>-12,85</text:p>
          </table:table-cell>
          <table:table-cell table:style-name="ce45" table:formula="of:=[.A149]*[.B149]" office:value-type="float" office:value="-1691.71605864611" calcext:value-type="float">
            <text:p>-1691,72</text:p>
          </table:table-cell>
          <table:table-cell table:style-name="ce45" table:formula="of:=[.A149]*[.C149]" office:value-type="float" office:value="960.446089428036" calcext:value-type="float">
            <text:p>960,45</text:p>
          </table:table-cell>
          <table:table-cell table:style-name="ce30" table:formula="of:=[.B149]*[.C149]" office:value-type="float" office:value="-290.618125" calcext:value-type="float">
            <text:p>-290,62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51]-[dados.$B$205]" office:value-type="float" office:value="-103.191146573545" calcext:value-type="float">
            <text:p>-103,19</text:p>
          </table:table-cell>
          <table:table-cell table:style-name="ce35" table:formula="of:=[dados.C151]-[dados.$C$205]" office:value-type="float" office:value="16.625" calcext:value-type="float">
            <text:p>16,63</text:p>
          </table:table-cell>
          <table:table-cell table:style-name="ce35" table:formula="of:=[dados.D151]-[dados.$D$205]" office:value-type="float" office:value="-5.845" calcext:value-type="float">
            <text:p>-5,85</text:p>
          </table:table-cell>
          <table:table-cell table:style-name="ce45" table:formula="of:=[.A150]*[.B150]" office:value-type="float" office:value="-1715.55281178518" calcext:value-type="float">
            <text:p>-1715,55</text:p>
          </table:table-cell>
          <table:table-cell table:style-name="ce45" table:formula="of:=[.A150]*[.C150]" office:value-type="float" office:value="603.15225172237" calcext:value-type="float">
            <text:p>603,15</text:p>
          </table:table-cell>
          <table:table-cell table:style-name="ce30" table:formula="of:=[.B150]*[.C150]" office:value-type="float" office:value="-97.173125" calcext:value-type="float">
            <text:p>-97,17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52]-[dados.$B$205]" office:value-type="float" office:value="-116.02589890663" calcext:value-type="float">
            <text:p>-116,03</text:p>
          </table:table-cell>
          <table:table-cell table:style-name="ce35" table:formula="of:=[dados.C152]-[dados.$C$205]" office:value-type="float" office:value="18.625" calcext:value-type="float">
            <text:p>18,63</text:p>
          </table:table-cell>
          <table:table-cell table:style-name="ce35" table:formula="of:=[dados.D152]-[dados.$D$205]" office:value-type="float" office:value="-2.845" calcext:value-type="float">
            <text:p>-2,85</text:p>
          </table:table-cell>
          <table:table-cell table:style-name="ce45" table:formula="of:=[.A151]*[.B151]" office:value-type="float" office:value="-2160.98236713598" calcext:value-type="float">
            <text:p>-2160,98</text:p>
          </table:table-cell>
          <table:table-cell table:style-name="ce45" table:formula="of:=[.A151]*[.C151]" office:value-type="float" office:value="330.093682389362" calcext:value-type="float">
            <text:p>330,09</text:p>
          </table:table-cell>
          <table:table-cell table:style-name="ce30" table:formula="of:=[.B151]*[.C151]" office:value-type="float" office:value="-52.988125" calcext:value-type="float">
            <text:p>-52,9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53]-[dados.$B$205]" office:value-type="float" office:value="-128.679035724065" calcext:value-type="float">
            <text:p>-128,68</text:p>
          </table:table-cell>
          <table:table-cell table:style-name="ce35" table:formula="of:=[dados.C153]-[dados.$C$205]" office:value-type="float" office:value="27.625" calcext:value-type="float">
            <text:p>27,63</text:p>
          </table:table-cell>
          <table:table-cell table:style-name="ce35" table:formula="of:=[dados.D153]-[dados.$D$205]" office:value-type="float" office:value="-10.845" calcext:value-type="float">
            <text:p>-10,85</text:p>
          </table:table-cell>
          <table:table-cell table:style-name="ce45" table:formula="of:=[.A152]*[.B152]" office:value-type="float" office:value="-3554.75836187729" calcext:value-type="float">
            <text:p>-3554,76</text:p>
          </table:table-cell>
          <table:table-cell table:style-name="ce45" table:formula="of:=[.A152]*[.C152]" office:value-type="float" office:value="1395.52414242748" calcext:value-type="float">
            <text:p>1395,52</text:p>
          </table:table-cell>
          <table:table-cell table:style-name="ce30" table:formula="of:=[.B152]*[.C152]" office:value-type="float" office:value="-299.593125" calcext:value-type="float">
            <text:p>-299,5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54]-[dados.$B$205]" office:value-type="float" office:value="-61.0536349095128" calcext:value-type="float">
            <text:p>-61,05</text:p>
          </table:table-cell>
          <table:table-cell table:style-name="ce35" table:formula="of:=[dados.C154]-[dados.$C$205]" office:value-type="float" office:value="20.625" calcext:value-type="float">
            <text:p>20,63</text:p>
          </table:table-cell>
          <table:table-cell table:style-name="ce35" table:formula="of:=[dados.D154]-[dados.$D$205]" office:value-type="float" office:value="-9.845" calcext:value-type="float">
            <text:p>-9,85</text:p>
          </table:table-cell>
          <table:table-cell table:style-name="ce45" table:formula="of:=[.A153]*[.B153]" office:value-type="float" office:value="-1259.2312200087" calcext:value-type="float">
            <text:p>-1259,23</text:p>
          </table:table-cell>
          <table:table-cell table:style-name="ce45" table:formula="of:=[.A153]*[.C153]" office:value-type="float" office:value="601.073035684154" calcext:value-type="float">
            <text:p>601,07</text:p>
          </table:table-cell>
          <table:table-cell table:style-name="ce30" table:formula="of:=[.B153]*[.C153]" office:value-type="float" office:value="-203.053125" calcext:value-type="float">
            <text:p>-203,05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55]-[dados.$B$205]" office:value-type="float" office:value="-86.1350509773448" calcext:value-type="float">
            <text:p>-86,14</text:p>
          </table:table-cell>
          <table:table-cell table:style-name="ce35" table:formula="of:=[dados.C155]-[dados.$C$205]" office:value-type="float" office:value="8.625" calcext:value-type="float">
            <text:p>8,63</text:p>
          </table:table-cell>
          <table:table-cell table:style-name="ce35" table:formula="of:=[dados.D155]-[dados.$D$205]" office:value-type="float" office:value="-6.845" calcext:value-type="float">
            <text:p>-6,85</text:p>
          </table:table-cell>
          <table:table-cell table:style-name="ce45" table:formula="of:=[.A154]*[.B154]" office:value-type="float" office:value="-742.914814679599" calcext:value-type="float">
            <text:p>-742,91</text:p>
          </table:table-cell>
          <table:table-cell table:style-name="ce45" table:formula="of:=[.A154]*[.C154]" office:value-type="float" office:value="589.594423939925" calcext:value-type="float">
            <text:p>589,59</text:p>
          </table:table-cell>
          <table:table-cell table:style-name="ce30" table:formula="of:=[.B154]*[.C154]" office:value-type="float" office:value="-59.038125" calcext:value-type="float">
            <text:p>-59,04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56]-[dados.$B$205]" office:value-type="float" office:value="-93.4916190481888" calcext:value-type="float">
            <text:p>-93,49</text:p>
          </table:table-cell>
          <table:table-cell table:style-name="ce35" table:formula="of:=[dados.C156]-[dados.$C$205]" office:value-type="float" office:value="18.625" calcext:value-type="float">
            <text:p>18,63</text:p>
          </table:table-cell>
          <table:table-cell table:style-name="ce35" table:formula="of:=[dados.D156]-[dados.$D$205]" office:value-type="float" office:value="-0.844999999999999" calcext:value-type="float">
            <text:p>-0,84</text:p>
          </table:table-cell>
          <table:table-cell table:style-name="ce45" table:formula="of:=[.A155]*[.B155]" office:value-type="float" office:value="-1741.28140477252" calcext:value-type="float">
            <text:p>-1741,28</text:p>
          </table:table-cell>
          <table:table-cell table:style-name="ce45" table:formula="of:=[.A155]*[.C155]" office:value-type="float" office:value="79.0004180957195" calcext:value-type="float">
            <text:p>79,00</text:p>
          </table:table-cell>
          <table:table-cell table:style-name="ce30" table:formula="of:=[.B155]*[.C155]" office:value-type="float" office:value="-15.738125" calcext:value-type="float">
            <text:p>-15,74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57]-[dados.$B$205]" office:value-type="float" office:value="-122.913927561207" calcext:value-type="float">
            <text:p>-122,91</text:p>
          </table:table-cell>
          <table:table-cell table:style-name="ce35" table:formula="of:=[dados.C157]-[dados.$C$205]" office:value-type="float" office:value="13.625" calcext:value-type="float">
            <text:p>13,63</text:p>
          </table:table-cell>
          <table:table-cell table:style-name="ce35" table:formula="of:=[dados.D157]-[dados.$D$205]" office:value-type="float" office:value="-1.845" calcext:value-type="float">
            <text:p>-1,85</text:p>
          </table:table-cell>
          <table:table-cell table:style-name="ce45" table:formula="of:=[.A156]*[.B156]" office:value-type="float" office:value="-1674.70226302144" calcext:value-type="float">
            <text:p>-1674,70</text:p>
          </table:table-cell>
          <table:table-cell table:style-name="ce45" table:formula="of:=[.A156]*[.C156]" office:value-type="float" office:value="226.776196350426" calcext:value-type="float">
            <text:p>226,78</text:p>
          </table:table-cell>
          <table:table-cell table:style-name="ce30" table:formula="of:=[.B156]*[.C156]" office:value-type="float" office:value="-25.138125" calcext:value-type="float">
            <text:p>-25,14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58]-[dados.$B$205]" office:value-type="float" office:value="-90.8219944514918" calcext:value-type="float">
            <text:p>-90,82</text:p>
          </table:table-cell>
          <table:table-cell table:style-name="ce35" table:formula="of:=[dados.C158]-[dados.$C$205]" office:value-type="float" office:value="19.625" calcext:value-type="float">
            <text:p>19,63</text:p>
          </table:table-cell>
          <table:table-cell table:style-name="ce35" table:formula="of:=[dados.D158]-[dados.$D$205]" office:value-type="float" office:value="-8.845" calcext:value-type="float">
            <text:p>-8,85</text:p>
          </table:table-cell>
          <table:table-cell table:style-name="ce45" table:formula="of:=[.A157]*[.B157]" office:value-type="float" office:value="-1782.38164111053" calcext:value-type="float">
            <text:p>-1782,38</text:p>
          </table:table-cell>
          <table:table-cell table:style-name="ce45" table:formula="of:=[.A157]*[.C157]" office:value-type="float" office:value="803.320540923445" calcext:value-type="float">
            <text:p>803,32</text:p>
          </table:table-cell>
          <table:table-cell table:style-name="ce30" table:formula="of:=[.B157]*[.C157]" office:value-type="float" office:value="-173.583125" calcext:value-type="float">
            <text:p>-173,58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59]-[dados.$B$205]" office:value-type="float" office:value="-61.6847780780788" calcext:value-type="float">
            <text:p>-61,68</text:p>
          </table:table-cell>
          <table:table-cell table:style-name="ce35" table:formula="of:=[dados.C159]-[dados.$C$205]" office:value-type="float" office:value="20.625" calcext:value-type="float">
            <text:p>20,63</text:p>
          </table:table-cell>
          <table:table-cell table:style-name="ce35" table:formula="of:=[dados.D159]-[dados.$D$205]" office:value-type="float" office:value="-10.845" calcext:value-type="float">
            <text:p>-10,85</text:p>
          </table:table-cell>
          <table:table-cell table:style-name="ce45" table:formula="of:=[.A158]*[.B158]" office:value-type="float" office:value="-1272.24854786038" calcext:value-type="float">
            <text:p>-1272,25</text:p>
          </table:table-cell>
          <table:table-cell table:style-name="ce45" table:formula="of:=[.A158]*[.C158]" office:value-type="float" office:value="668.971418256765" calcext:value-type="float">
            <text:p>668,97</text:p>
          </table:table-cell>
          <table:table-cell table:style-name="ce30" table:formula="of:=[.B158]*[.C158]" office:value-type="float" office:value="-223.678125" calcext:value-type="float">
            <text:p>-223,68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60]-[dados.$B$205]" office:value-type="float" office:value="-141.229681065637" calcext:value-type="float">
            <text:p>-141,23</text:p>
          </table:table-cell>
          <table:table-cell table:style-name="ce35" table:formula="of:=[dados.C160]-[dados.$C$205]" office:value-type="float" office:value="20.625" calcext:value-type="float">
            <text:p>20,63</text:p>
          </table:table-cell>
          <table:table-cell table:style-name="ce35" table:formula="of:=[dados.D160]-[dados.$D$205]" office:value-type="float" office:value="-4.845" calcext:value-type="float">
            <text:p>-4,85</text:p>
          </table:table-cell>
          <table:table-cell table:style-name="ce45" table:formula="of:=[.A159]*[.B159]" office:value-type="float" office:value="-2912.86217197877" calcext:value-type="float">
            <text:p>-2912,86</text:p>
          </table:table-cell>
          <table:table-cell table:style-name="ce45" table:formula="of:=[.A159]*[.C159]" office:value-type="float" office:value="684.257804763013" calcext:value-type="float">
            <text:p>684,26</text:p>
          </table:table-cell>
          <table:table-cell table:style-name="ce30" table:formula="of:=[.B159]*[.C159]" office:value-type="float" office:value="-99.928125" calcext:value-type="float">
            <text:p>-99,93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61]-[dados.$B$205]" office:value-type="float" office:value="-108.547178270402" calcext:value-type="float">
            <text:p>-108,55</text:p>
          </table:table-cell>
          <table:table-cell table:style-name="ce35" table:formula="of:=[dados.C161]-[dados.$C$205]" office:value-type="float" office:value="12.625" calcext:value-type="float">
            <text:p>12,63</text:p>
          </table:table-cell>
          <table:table-cell table:style-name="ce35" table:formula="of:=[dados.D161]-[dados.$D$205]" office:value-type="float" office:value="-11.845" calcext:value-type="float">
            <text:p>-11,85</text:p>
          </table:table-cell>
          <table:table-cell table:style-name="ce45" table:formula="of:=[.A160]*[.B160]" office:value-type="float" office:value="-1370.40812566382" calcext:value-type="float">
            <text:p>-1370,41</text:p>
          </table:table-cell>
          <table:table-cell table:style-name="ce45" table:formula="of:=[.A160]*[.C160]" office:value-type="float" office:value="1285.74132661291" calcext:value-type="float">
            <text:p>1285,74</text:p>
          </table:table-cell>
          <table:table-cell table:style-name="ce30" table:formula="of:=[.B160]*[.C160]" office:value-type="float" office:value="-149.543125" calcext:value-type="float">
            <text:p>-149,54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62]-[dados.$B$205]" office:value-type="float" office:value="-106.333476513546" calcext:value-type="float">
            <text:p>-106,33</text:p>
          </table:table-cell>
          <table:table-cell table:style-name="ce35" table:formula="of:=[dados.C162]-[dados.$C$205]" office:value-type="float" office:value="19.625" calcext:value-type="float">
            <text:p>19,63</text:p>
          </table:table-cell>
          <table:table-cell table:style-name="ce35" table:formula="of:=[dados.D162]-[dados.$D$205]" office:value-type="float" office:value="-2.845" calcext:value-type="float">
            <text:p>-2,85</text:p>
          </table:table-cell>
          <table:table-cell table:style-name="ce45" table:formula="of:=[.A161]*[.B161]" office:value-type="float" office:value="-2086.79447657834" calcext:value-type="float">
            <text:p>-2086,79</text:p>
          </table:table-cell>
          <table:table-cell table:style-name="ce45" table:formula="of:=[.A161]*[.C161]" office:value-type="float" office:value="302.518740681038" calcext:value-type="float">
            <text:p>302,52</text:p>
          </table:table-cell>
          <table:table-cell table:style-name="ce30" table:formula="of:=[.B161]*[.C161]" office:value-type="float" office:value="-55.833125" calcext:value-type="float">
            <text:p>-55,83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63]-[dados.$B$205]" office:value-type="float" office:value="-89.2557072692068" calcext:value-type="float">
            <text:p>-89,26</text:p>
          </table:table-cell>
          <table:table-cell table:style-name="ce35" table:formula="of:=[dados.C163]-[dados.$C$205]" office:value-type="float" office:value="27.625" calcext:value-type="float">
            <text:p>27,63</text:p>
          </table:table-cell>
          <table:table-cell table:style-name="ce35" table:formula="of:=[dados.D163]-[dados.$D$205]" office:value-type="float" office:value="-2.845" calcext:value-type="float">
            <text:p>-2,85</text:p>
          </table:table-cell>
          <table:table-cell table:style-name="ce45" table:formula="of:=[.A162]*[.B162]" office:value-type="float" office:value="-2465.68891331184" calcext:value-type="float">
            <text:p>-2465,69</text:p>
          </table:table-cell>
          <table:table-cell table:style-name="ce45" table:formula="of:=[.A162]*[.C162]" office:value-type="float" office:value="253.932487180893" calcext:value-type="float">
            <text:p>253,93</text:p>
          </table:table-cell>
          <table:table-cell table:style-name="ce30" table:formula="of:=[.B162]*[.C162]" office:value-type="float" office:value="-78.593125" calcext:value-type="float">
            <text:p>-78,5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64]-[dados.$B$205]" office:value-type="float" office:value="-120.62407043663" calcext:value-type="float">
            <text:p>-120,62</text:p>
          </table:table-cell>
          <table:table-cell table:style-name="ce35" table:formula="of:=[dados.C164]-[dados.$C$205]" office:value-type="float" office:value="9.625" calcext:value-type="float">
            <text:p>9,63</text:p>
          </table:table-cell>
          <table:table-cell table:style-name="ce35" table:formula="of:=[dados.D164]-[dados.$D$205]" office:value-type="float" office:value="-7.845" calcext:value-type="float">
            <text:p>-7,85</text:p>
          </table:table-cell>
          <table:table-cell table:style-name="ce45" table:formula="of:=[.A163]*[.B163]" office:value-type="float" office:value="-1161.00667795256" calcext:value-type="float">
            <text:p>-1161,01</text:p>
          </table:table-cell>
          <table:table-cell table:style-name="ce45" table:formula="of:=[.A163]*[.C163]" office:value-type="float" office:value="946.295832575361" calcext:value-type="float">
            <text:p>946,30</text:p>
          </table:table-cell>
          <table:table-cell table:style-name="ce30" table:formula="of:=[.B163]*[.C163]" office:value-type="float" office:value="-75.508125" calcext:value-type="float">
            <text:p>-75,51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65]-[dados.$B$205]" office:value-type="float" office:value="-104.150219907641" calcext:value-type="float">
            <text:p>-104,15</text:p>
          </table:table-cell>
          <table:table-cell table:style-name="ce35" table:formula="of:=[dados.C165]-[dados.$C$205]" office:value-type="float" office:value="13.625" calcext:value-type="float">
            <text:p>13,63</text:p>
          </table:table-cell>
          <table:table-cell table:style-name="ce35" table:formula="of:=[dados.D165]-[dados.$D$205]" office:value-type="float" office:value="-7.845" calcext:value-type="float">
            <text:p>-7,85</text:p>
          </table:table-cell>
          <table:table-cell table:style-name="ce45" table:formula="of:=[.A164]*[.B164]" office:value-type="float" office:value="-1419.04674624161" calcext:value-type="float">
            <text:p>-1419,05</text:p>
          </table:table-cell>
          <table:table-cell table:style-name="ce45" table:formula="of:=[.A164]*[.C164]" office:value-type="float" office:value="817.058475175442" calcext:value-type="float">
            <text:p>817,06</text:p>
          </table:table-cell>
          <table:table-cell table:style-name="ce30" table:formula="of:=[.B164]*[.C164]" office:value-type="float" office:value="-106.888125" calcext:value-type="float">
            <text:p>-106,8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66]-[dados.$B$205]" office:value-type="float" office:value="-58.4769037778998" calcext:value-type="float">
            <text:p>-58,48</text:p>
          </table:table-cell>
          <table:table-cell table:style-name="ce35" table:formula="of:=[dados.C166]-[dados.$C$205]" office:value-type="float" office:value="21.625" calcext:value-type="float">
            <text:p>21,63</text:p>
          </table:table-cell>
          <table:table-cell table:style-name="ce35" table:formula="of:=[dados.D166]-[dados.$D$205]" office:value-type="float" office:value="-13.845" calcext:value-type="float">
            <text:p>-13,85</text:p>
          </table:table-cell>
          <table:table-cell table:style-name="ce45" table:formula="of:=[.A165]*[.B165]" office:value-type="float" office:value="-1264.56304419708" calcext:value-type="float">
            <text:p>-1264,56</text:p>
          </table:table-cell>
          <table:table-cell table:style-name="ce45" table:formula="of:=[.A165]*[.C165]" office:value-type="float" office:value="809.612732805023" calcext:value-type="float">
            <text:p>809,61</text:p>
          </table:table-cell>
          <table:table-cell table:style-name="ce30" table:formula="of:=[.B165]*[.C165]" office:value-type="float" office:value="-299.398125" calcext:value-type="float">
            <text:p>-299,40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67]-[dados.$B$205]" office:value-type="float" office:value="-120.731509509914" calcext:value-type="float">
            <text:p>-120,73</text:p>
          </table:table-cell>
          <table:table-cell table:style-name="ce35" table:formula="of:=[dados.C167]-[dados.$C$205]" office:value-type="float" office:value="24.625" calcext:value-type="float">
            <text:p>24,63</text:p>
          </table:table-cell>
          <table:table-cell table:style-name="ce35" table:formula="of:=[dados.D167]-[dados.$D$205]" office:value-type="float" office:value="-4.845" calcext:value-type="float">
            <text:p>-4,85</text:p>
          </table:table-cell>
          <table:table-cell table:style-name="ce45" table:formula="of:=[.A166]*[.B166]" office:value-type="float" office:value="-2973.01342168163" calcext:value-type="float">
            <text:p>-2973,01</text:p>
          </table:table-cell>
          <table:table-cell table:style-name="ce45" table:formula="of:=[.A166]*[.C166]" office:value-type="float" office:value="584.944163575532" calcext:value-type="float">
            <text:p>584,94</text:p>
          </table:table-cell>
          <table:table-cell table:style-name="ce30" table:formula="of:=[.B166]*[.C166]" office:value-type="float" office:value="-119.308125" calcext:value-type="float">
            <text:p>-119,31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68]-[dados.$B$205]" office:value-type="float" office:value="-105.458701920832" calcext:value-type="float">
            <text:p>-105,46</text:p>
          </table:table-cell>
          <table:table-cell table:style-name="ce35" table:formula="of:=[dados.C168]-[dados.$C$205]" office:value-type="float" office:value="10.625" calcext:value-type="float">
            <text:p>10,63</text:p>
          </table:table-cell>
          <table:table-cell table:style-name="ce35" table:formula="of:=[dados.D168]-[dados.$D$205]" office:value-type="float" office:value="-11.845" calcext:value-type="float">
            <text:p>-11,85</text:p>
          </table:table-cell>
          <table:table-cell table:style-name="ce45" table:formula="of:=[.A167]*[.B167]" office:value-type="float" office:value="-1120.49870790884" calcext:value-type="float">
            <text:p>-1120,50</text:p>
          </table:table-cell>
          <table:table-cell table:style-name="ce45" table:formula="of:=[.A167]*[.C167]" office:value-type="float" office:value="1249.15832425225" calcext:value-type="float">
            <text:p>1249,16</text:p>
          </table:table-cell>
          <table:table-cell table:style-name="ce30" table:formula="of:=[.B167]*[.C167]" office:value-type="float" office:value="-125.853125" calcext:value-type="float">
            <text:p>-125,85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69]-[dados.$B$205]" office:value-type="float" office:value="-119.255167069426" calcext:value-type="float">
            <text:p>-119,26</text:p>
          </table:table-cell>
          <table:table-cell table:style-name="ce35" table:formula="of:=[dados.C169]-[dados.$C$205]" office:value-type="float" office:value="11.625" calcext:value-type="float">
            <text:p>11,63</text:p>
          </table:table-cell>
          <table:table-cell table:style-name="ce35" table:formula="of:=[dados.D169]-[dados.$D$205]" office:value-type="float" office:value="-1.845" calcext:value-type="float">
            <text:p>-1,85</text:p>
          </table:table-cell>
          <table:table-cell table:style-name="ce45" table:formula="of:=[.A168]*[.B168]" office:value-type="float" office:value="-1386.34131718208" calcext:value-type="float">
            <text:p>-1386,34</text:p>
          </table:table-cell>
          <table:table-cell table:style-name="ce45" table:formula="of:=[.A168]*[.C168]" office:value-type="float" office:value="220.025783243091" calcext:value-type="float">
            <text:p>220,03</text:p>
          </table:table-cell>
          <table:table-cell table:style-name="ce30" table:formula="of:=[.B168]*[.C168]" office:value-type="float" office:value="-21.448125" calcext:value-type="float">
            <text:p>-21,45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70]-[dados.$B$205]" office:value-type="float" office:value="-119.707393252223" calcext:value-type="float">
            <text:p>-119,71</text:p>
          </table:table-cell>
          <table:table-cell table:style-name="ce35" table:formula="of:=[dados.C170]-[dados.$C$205]" office:value-type="float" office:value="22.625" calcext:value-type="float">
            <text:p>22,63</text:p>
          </table:table-cell>
          <table:table-cell table:style-name="ce35" table:formula="of:=[dados.D170]-[dados.$D$205]" office:value-type="float" office:value="-2.845" calcext:value-type="float">
            <text:p>-2,85</text:p>
          </table:table-cell>
          <table:table-cell table:style-name="ce45" table:formula="of:=[.A169]*[.B169]" office:value-type="float" office:value="-2708.37977233154" calcext:value-type="float">
            <text:p>-2708,38</text:p>
          </table:table-cell>
          <table:table-cell table:style-name="ce45" table:formula="of:=[.A169]*[.C169]" office:value-type="float" office:value="340.567533802574" calcext:value-type="float">
            <text:p>340,57</text:p>
          </table:table-cell>
          <table:table-cell table:style-name="ce30" table:formula="of:=[.B169]*[.C169]" office:value-type="float" office:value="-64.368125" calcext:value-type="float">
            <text:p>-64,37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71]-[dados.$B$205]" office:value-type="float" office:value="-127.487999150094" calcext:value-type="float">
            <text:p>-127,49</text:p>
          </table:table-cell>
          <table:table-cell table:style-name="ce35" table:formula="of:=[dados.C171]-[dados.$C$205]" office:value-type="float" office:value="12.625" calcext:value-type="float">
            <text:p>12,63</text:p>
          </table:table-cell>
          <table:table-cell table:style-name="ce35" table:formula="of:=[dados.D171]-[dados.$D$205]" office:value-type="float" office:value="-14.845" calcext:value-type="float">
            <text:p>-14,85</text:p>
          </table:table-cell>
          <table:table-cell table:style-name="ce45" table:formula="of:=[.A170]*[.B170]" office:value-type="float" office:value="-1609.53598926993" calcext:value-type="float">
            <text:p>-1609,54</text:p>
          </table:table-cell>
          <table:table-cell table:style-name="ce45" table:formula="of:=[.A170]*[.C170]" office:value-type="float" office:value="1892.55934738314" calcext:value-type="float">
            <text:p>1892,56</text:p>
          </table:table-cell>
          <table:table-cell table:style-name="ce30" table:formula="of:=[.B170]*[.C170]" office:value-type="float" office:value="-187.418125" calcext:value-type="float">
            <text:p>-187,42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72]-[dados.$B$205]" office:value-type="float" office:value="-92.8825216411528" calcext:value-type="float">
            <text:p>-92,88</text:p>
          </table:table-cell>
          <table:table-cell table:style-name="ce35" table:formula="of:=[dados.C172]-[dados.$C$205]" office:value-type="float" office:value="22.625" calcext:value-type="float">
            <text:p>22,63</text:p>
          </table:table-cell>
          <table:table-cell table:style-name="ce35" table:formula="of:=[dados.D172]-[dados.$D$205]" office:value-type="float" office:value="-12.845" calcext:value-type="float">
            <text:p>-12,85</text:p>
          </table:table-cell>
          <table:table-cell table:style-name="ce45" table:formula="of:=[.A171]*[.B171]" office:value-type="float" office:value="-2101.46705213108" calcext:value-type="float">
            <text:p>-2101,47</text:p>
          </table:table-cell>
          <table:table-cell table:style-name="ce45" table:formula="of:=[.A171]*[.C171]" office:value-type="float" office:value="1193.07599048061" calcext:value-type="float">
            <text:p>1193,08</text:p>
          </table:table-cell>
          <table:table-cell table:style-name="ce30" table:formula="of:=[.B171]*[.C171]" office:value-type="float" office:value="-290.618125" calcext:value-type="float">
            <text:p>-290,62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73]-[dados.$B$205]" office:value-type="float" office:value="-63.1994817966208" calcext:value-type="float">
            <text:p>-63,20</text:p>
          </table:table-cell>
          <table:table-cell table:style-name="ce35" table:formula="of:=[dados.C173]-[dados.$C$205]" office:value-type="float" office:value="20.625" calcext:value-type="float">
            <text:p>20,63</text:p>
          </table:table-cell>
          <table:table-cell table:style-name="ce35" table:formula="of:=[dados.D173]-[dados.$D$205]" office:value-type="float" office:value="-11.845" calcext:value-type="float">
            <text:p>-11,85</text:p>
          </table:table-cell>
          <table:table-cell table:style-name="ce45" table:formula="of:=[.A172]*[.B172]" office:value-type="float" office:value="-1303.4893120553" calcext:value-type="float">
            <text:p>-1303,49</text:p>
          </table:table-cell>
          <table:table-cell table:style-name="ce45" table:formula="of:=[.A172]*[.C172]" office:value-type="float" office:value="748.597861880974" calcext:value-type="float">
            <text:p>748,60</text:p>
          </table:table-cell>
          <table:table-cell table:style-name="ce30" table:formula="of:=[.B172]*[.C172]" office:value-type="float" office:value="-244.303125" calcext:value-type="float">
            <text:p>-244,30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74]-[dados.$B$205]" office:value-type="float" office:value="-67.6063140265188" calcext:value-type="float">
            <text:p>-67,61</text:p>
          </table:table-cell>
          <table:table-cell table:style-name="ce35" table:formula="of:=[dados.C174]-[dados.$C$205]" office:value-type="float" office:value="11.625" calcext:value-type="float">
            <text:p>11,63</text:p>
          </table:table-cell>
          <table:table-cell table:style-name="ce35" table:formula="of:=[dados.D174]-[dados.$D$205]" office:value-type="float" office:value="-6.845" calcext:value-type="float">
            <text:p>-6,85</text:p>
          </table:table-cell>
          <table:table-cell table:style-name="ce45" table:formula="of:=[.A173]*[.B173]" office:value-type="float" office:value="-785.923400558281" calcext:value-type="float">
            <text:p>-785,92</text:p>
          </table:table-cell>
          <table:table-cell table:style-name="ce45" table:formula="of:=[.A173]*[.C173]" office:value-type="float" office:value="462.765219511521" calcext:value-type="float">
            <text:p>462,77</text:p>
          </table:table-cell>
          <table:table-cell table:style-name="ce30" table:formula="of:=[.B173]*[.C173]" office:value-type="float" office:value="-79.573125" calcext:value-type="float">
            <text:p>-79,57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75]-[dados.$B$205]" office:value-type="float" office:value="-130.624587733095" calcext:value-type="float">
            <text:p>-130,62</text:p>
          </table:table-cell>
          <table:table-cell table:style-name="ce35" table:formula="of:=[dados.C175]-[dados.$C$205]" office:value-type="float" office:value="18.625" calcext:value-type="float">
            <text:p>18,63</text:p>
          </table:table-cell>
          <table:table-cell table:style-name="ce35" table:formula="of:=[dados.D175]-[dados.$D$205]" office:value-type="float" office:value="-6.845" calcext:value-type="float">
            <text:p>-6,85</text:p>
          </table:table-cell>
          <table:table-cell table:style-name="ce45" table:formula="of:=[.A174]*[.B174]" office:value-type="float" office:value="-2432.88294652889" calcext:value-type="float">
            <text:p>-2432,88</text:p>
          </table:table-cell>
          <table:table-cell table:style-name="ce45" table:formula="of:=[.A174]*[.C174]" office:value-type="float" office:value="894.125303033034" calcext:value-type="float">
            <text:p>894,13</text:p>
          </table:table-cell>
          <table:table-cell table:style-name="ce30" table:formula="of:=[.B174]*[.C174]" office:value-type="float" office:value="-127.488125" calcext:value-type="float">
            <text:p>-127,4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76]-[dados.$B$205]" office:value-type="float" office:value="-128.956947393724" calcext:value-type="float">
            <text:p>-128,96</text:p>
          </table:table-cell>
          <table:table-cell table:style-name="ce35" table:formula="of:=[dados.C176]-[dados.$C$205]" office:value-type="float" office:value="12.625" calcext:value-type="float">
            <text:p>12,63</text:p>
          </table:table-cell>
          <table:table-cell table:style-name="ce35" table:formula="of:=[dados.D176]-[dados.$D$205]" office:value-type="float" office:value="-7.845" calcext:value-type="float">
            <text:p>-7,85</text:p>
          </table:table-cell>
          <table:table-cell table:style-name="ce45" table:formula="of:=[.A175]*[.B175]" office:value-type="float" office:value="-1628.08146084576" calcext:value-type="float">
            <text:p>-1628,08</text:p>
          </table:table-cell>
          <table:table-cell table:style-name="ce45" table:formula="of:=[.A175]*[.C175]" office:value-type="float" office:value="1011.66725230376" calcext:value-type="float">
            <text:p>1011,67</text:p>
          </table:table-cell>
          <table:table-cell table:style-name="ce30" table:formula="of:=[.B175]*[.C175]" office:value-type="float" office:value="-99.043125" calcext:value-type="float">
            <text:p>-99,04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77]-[dados.$B$205]" office:value-type="float" office:value="-98.7252838451368" calcext:value-type="float">
            <text:p>-98,73</text:p>
          </table:table-cell>
          <table:table-cell table:style-name="ce35" table:formula="of:=[dados.C177]-[dados.$C$205]" office:value-type="float" office:value="15.625" calcext:value-type="float">
            <text:p>15,63</text:p>
          </table:table-cell>
          <table:table-cell table:style-name="ce35" table:formula="of:=[dados.D177]-[dados.$D$205]" office:value-type="float" office:value="-5.845" calcext:value-type="float">
            <text:p>-5,85</text:p>
          </table:table-cell>
          <table:table-cell table:style-name="ce45" table:formula="of:=[.A176]*[.B176]" office:value-type="float" office:value="-1542.58256008026" calcext:value-type="float">
            <text:p>-1542,58</text:p>
          </table:table-cell>
          <table:table-cell table:style-name="ce45" table:formula="of:=[.A176]*[.C176]" office:value-type="float" office:value="577.049284074825" calcext:value-type="float">
            <text:p>577,05</text:p>
          </table:table-cell>
          <table:table-cell table:style-name="ce30" table:formula="of:=[.B176]*[.C176]" office:value-type="float" office:value="-91.328125" calcext:value-type="float">
            <text:p>-91,33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78]-[dados.$B$205]" office:value-type="float" office:value="-99.2734770855628" calcext:value-type="float">
            <text:p>-99,27</text:p>
          </table:table-cell>
          <table:table-cell table:style-name="ce35" table:formula="of:=[dados.C178]-[dados.$C$205]" office:value-type="float" office:value="16.625" calcext:value-type="float">
            <text:p>16,63</text:p>
          </table:table-cell>
          <table:table-cell table:style-name="ce35" table:formula="of:=[dados.D178]-[dados.$D$205]" office:value-type="float" office:value="-9.845" calcext:value-type="float">
            <text:p>-9,85</text:p>
          </table:table-cell>
          <table:table-cell table:style-name="ce45" table:formula="of:=[.A177]*[.B177]" office:value-type="float" office:value="-1650.42155654748" calcext:value-type="float">
            <text:p>-1650,42</text:p>
          </table:table-cell>
          <table:table-cell table:style-name="ce45" table:formula="of:=[.A177]*[.C177]" office:value-type="float" office:value="977.347381907366" calcext:value-type="float">
            <text:p>977,35</text:p>
          </table:table-cell>
          <table:table-cell table:style-name="ce30" table:formula="of:=[.B177]*[.C177]" office:value-type="float" office:value="-163.673125" calcext:value-type="float">
            <text:p>-163,67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79]-[dados.$B$205]" office:value-type="float" office:value="-80.2791797721038" calcext:value-type="float">
            <text:p>-80,28</text:p>
          </table:table-cell>
          <table:table-cell table:style-name="ce35" table:formula="of:=[dados.C179]-[dados.$C$205]" office:value-type="float" office:value="28.625" calcext:value-type="float">
            <text:p>28,63</text:p>
          </table:table-cell>
          <table:table-cell table:style-name="ce35" table:formula="of:=[dados.D179]-[dados.$D$205]" office:value-type="float" office:value="0.155000000000001" calcext:value-type="float">
            <text:p>0,16</text:p>
          </table:table-cell>
          <table:table-cell table:style-name="ce45" table:formula="of:=[.A178]*[.B178]" office:value-type="float" office:value="-2297.99152097647" calcext:value-type="float">
            <text:p>-2297,99</text:p>
          </table:table-cell>
          <table:table-cell table:style-name="ce45" table:formula="of:=[.A178]*[.C178]" office:value-type="float" office:value="-12.4432728646762" calcext:value-type="float">
            <text:p>-12,44</text:p>
          </table:table-cell>
          <table:table-cell table:style-name="ce30" table:formula="of:=[.B178]*[.C178]" office:value-type="float" office:value="4.43687500000003" calcext:value-type="float">
            <text:p>4,44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80]-[dados.$B$205]" office:value-type="float" office:value="-133.754419302152" calcext:value-type="float">
            <text:p>-133,75</text:p>
          </table:table-cell>
          <table:table-cell table:style-name="ce35" table:formula="of:=[dados.C180]-[dados.$C$205]" office:value-type="float" office:value="26.625" calcext:value-type="float">
            <text:p>26,63</text:p>
          </table:table-cell>
          <table:table-cell table:style-name="ce35" table:formula="of:=[dados.D180]-[dados.$D$205]" office:value-type="float" office:value="-11.845" calcext:value-type="float">
            <text:p>-11,85</text:p>
          </table:table-cell>
          <table:table-cell table:style-name="ce45" table:formula="of:=[.A179]*[.B179]" office:value-type="float" office:value="-3561.21141391979" calcext:value-type="float">
            <text:p>-3561,21</text:p>
          </table:table-cell>
          <table:table-cell table:style-name="ce45" table:formula="of:=[.A179]*[.C179]" office:value-type="float" office:value="1584.32109663399" calcext:value-type="float">
            <text:p>1584,32</text:p>
          </table:table-cell>
          <table:table-cell table:style-name="ce30" table:formula="of:=[.B179]*[.C179]" office:value-type="float" office:value="-315.373125" calcext:value-type="float">
            <text:p>-315,37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81]-[dados.$B$205]" office:value-type="float" office:value="-63.3086979743508" calcext:value-type="float">
            <text:p>-63,31</text:p>
          </table:table-cell>
          <table:table-cell table:style-name="ce35" table:formula="of:=[dados.C181]-[dados.$C$205]" office:value-type="float" office:value="19.625" calcext:value-type="float">
            <text:p>19,63</text:p>
          </table:table-cell>
          <table:table-cell table:style-name="ce35" table:formula="of:=[dados.D181]-[dados.$D$205]" office:value-type="float" office:value="-13.845" calcext:value-type="float">
            <text:p>-13,85</text:p>
          </table:table-cell>
          <table:table-cell table:style-name="ce45" table:formula="of:=[.A180]*[.B180]" office:value-type="float" office:value="-1242.43319774664" calcext:value-type="float">
            <text:p>-1242,43</text:p>
          </table:table-cell>
          <table:table-cell table:style-name="ce45" table:formula="of:=[.A180]*[.C180]" office:value-type="float" office:value="876.508923454887" calcext:value-type="float">
            <text:p>876,51</text:p>
          </table:table-cell>
          <table:table-cell table:style-name="ce30" table:formula="of:=[.B180]*[.C180]" office:value-type="float" office:value="-271.708125" calcext:value-type="float">
            <text:p>-271,71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82]-[dados.$B$205]" office:value-type="float" office:value="-144.668255977644" calcext:value-type="float">
            <text:p>-144,67</text:p>
          </table:table-cell>
          <table:table-cell table:style-name="ce35" table:formula="of:=[dados.C182]-[dados.$C$205]" office:value-type="float" office:value="26.625" calcext:value-type="float">
            <text:p>26,63</text:p>
          </table:table-cell>
          <table:table-cell table:style-name="ce35" table:formula="of:=[dados.D182]-[dados.$D$205]" office:value-type="float" office:value="-12.845" calcext:value-type="float">
            <text:p>-12,85</text:p>
          </table:table-cell>
          <table:table-cell table:style-name="ce45" table:formula="of:=[.A181]*[.B181]" office:value-type="float" office:value="-3851.79231540477" calcext:value-type="float">
            <text:p>-3851,79</text:p>
          </table:table-cell>
          <table:table-cell table:style-name="ce45" table:formula="of:=[.A181]*[.C181]" office:value-type="float" office:value="1858.26374803284" calcext:value-type="float">
            <text:p>1858,26</text:p>
          </table:table-cell>
          <table:table-cell table:style-name="ce30" table:formula="of:=[.B181]*[.C181]" office:value-type="float" office:value="-341.998125" calcext:value-type="float">
            <text:p>-342,00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83]-[dados.$B$205]" office:value-type="float" office:value="-122.307421169746" calcext:value-type="float">
            <text:p>-122,31</text:p>
          </table:table-cell>
          <table:table-cell table:style-name="ce35" table:formula="of:=[dados.C183]-[dados.$C$205]" office:value-type="float" office:value="11.625" calcext:value-type="float">
            <text:p>11,63</text:p>
          </table:table-cell>
          <table:table-cell table:style-name="ce35" table:formula="of:=[dados.D183]-[dados.$D$205]" office:value-type="float" office:value="-10.845" calcext:value-type="float">
            <text:p>-10,85</text:p>
          </table:table-cell>
          <table:table-cell table:style-name="ce45" table:formula="of:=[.A182]*[.B182]" office:value-type="float" office:value="-1421.8237710983" calcext:value-type="float">
            <text:p>-1421,82</text:p>
          </table:table-cell>
          <table:table-cell table:style-name="ce45" table:formula="of:=[.A182]*[.C182]" office:value-type="float" office:value="1326.42398258589" calcext:value-type="float">
            <text:p>1326,42</text:p>
          </table:table-cell>
          <table:table-cell table:style-name="ce30" table:formula="of:=[.B182]*[.C182]" office:value-type="float" office:value="-126.073125" calcext:value-type="float">
            <text:p>-126,07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84]-[dados.$B$205]" office:value-type="float" office:value="-128.464088494515" calcext:value-type="float">
            <text:p>-128,46</text:p>
          </table:table-cell>
          <table:table-cell table:style-name="ce35" table:formula="of:=[dados.C184]-[dados.$C$205]" office:value-type="float" office:value="14.625" calcext:value-type="float">
            <text:p>14,63</text:p>
          </table:table-cell>
          <table:table-cell table:style-name="ce35" table:formula="of:=[dados.D184]-[dados.$D$205]" office:value-type="float" office:value="-12.845" calcext:value-type="float">
            <text:p>-12,85</text:p>
          </table:table-cell>
          <table:table-cell table:style-name="ce45" table:formula="of:=[.A183]*[.B183]" office:value-type="float" office:value="-1878.78729423228" calcext:value-type="float">
            <text:p>-1878,79</text:p>
          </table:table-cell>
          <table:table-cell table:style-name="ce45" table:formula="of:=[.A183]*[.C183]" office:value-type="float" office:value="1650.12121671204" calcext:value-type="float">
            <text:p>1650,12</text:p>
          </table:table-cell>
          <table:table-cell table:style-name="ce30" table:formula="of:=[.B183]*[.C183]" office:value-type="float" office:value="-187.858125" calcext:value-type="float">
            <text:p>-187,86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85]-[dados.$B$205]" office:value-type="float" office:value="-123.141121350167" calcext:value-type="float">
            <text:p>-123,14</text:p>
          </table:table-cell>
          <table:table-cell table:style-name="ce35" table:formula="of:=[dados.C185]-[dados.$C$205]" office:value-type="float" office:value="17.625" calcext:value-type="float">
            <text:p>17,63</text:p>
          </table:table-cell>
          <table:table-cell table:style-name="ce35" table:formula="of:=[dados.D185]-[dados.$D$205]" office:value-type="float" office:value="-14.845" calcext:value-type="float">
            <text:p>-14,85</text:p>
          </table:table-cell>
          <table:table-cell table:style-name="ce45" table:formula="of:=[.A184]*[.B184]" office:value-type="float" office:value="-2170.36226379669" calcext:value-type="float">
            <text:p>-2170,36</text:p>
          </table:table-cell>
          <table:table-cell table:style-name="ce45" table:formula="of:=[.A184]*[.C184]" office:value-type="float" office:value="1828.02994644323" calcext:value-type="float">
            <text:p>1828,03</text:p>
          </table:table-cell>
          <table:table-cell table:style-name="ce30" table:formula="of:=[.B184]*[.C184]" office:value-type="float" office:value="-261.643125" calcext:value-type="float">
            <text:p>-261,64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86]-[dados.$B$205]" office:value-type="float" office:value="-117.918875584218" calcext:value-type="float">
            <text:p>-117,92</text:p>
          </table:table-cell>
          <table:table-cell table:style-name="ce35" table:formula="of:=[dados.C186]-[dados.$C$205]" office:value-type="float" office:value="18.625" calcext:value-type="float">
            <text:p>18,63</text:p>
          </table:table-cell>
          <table:table-cell table:style-name="ce35" table:formula="of:=[dados.D186]-[dados.$D$205]" office:value-type="float" office:value="-6.845" calcext:value-type="float">
            <text:p>-6,85</text:p>
          </table:table-cell>
          <table:table-cell table:style-name="ce45" table:formula="of:=[.A185]*[.B185]" office:value-type="float" office:value="-2196.23905775606" calcext:value-type="float">
            <text:p>-2196,24</text:p>
          </table:table-cell>
          <table:table-cell table:style-name="ce45" table:formula="of:=[.A185]*[.C185]" office:value-type="float" office:value="807.154703373971" calcext:value-type="float">
            <text:p>807,15</text:p>
          </table:table-cell>
          <table:table-cell table:style-name="ce30" table:formula="of:=[.B185]*[.C185]" office:value-type="float" office:value="-127.488125" calcext:value-type="float">
            <text:p>-127,4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87]-[dados.$B$205]" office:value-type="float" office:value="-75.9058815631618" calcext:value-type="float">
            <text:p>-75,91</text:p>
          </table:table-cell>
          <table:table-cell table:style-name="ce35" table:formula="of:=[dados.C187]-[dados.$C$205]" office:value-type="float" office:value="16.625" calcext:value-type="float">
            <text:p>16,63</text:p>
          </table:table-cell>
          <table:table-cell table:style-name="ce35" table:formula="of:=[dados.D187]-[dados.$D$205]" office:value-type="float" office:value="-11.845" calcext:value-type="float">
            <text:p>-11,85</text:p>
          </table:table-cell>
          <table:table-cell table:style-name="ce45" table:formula="of:=[.A186]*[.B186]" office:value-type="float" office:value="-1261.93528098757" calcext:value-type="float">
            <text:p>-1261,94</text:p>
          </table:table-cell>
          <table:table-cell table:style-name="ce45" table:formula="of:=[.A186]*[.C186]" office:value-type="float" office:value="899.105167115652" calcext:value-type="float">
            <text:p>899,11</text:p>
          </table:table-cell>
          <table:table-cell table:style-name="ce30" table:formula="of:=[.B186]*[.C186]" office:value-type="float" office:value="-196.923125" calcext:value-type="float">
            <text:p>-196,92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88]-[dados.$B$205]" office:value-type="float" office:value="-72.5370294419248" calcext:value-type="float">
            <text:p>-72,54</text:p>
          </table:table-cell>
          <table:table-cell table:style-name="ce35" table:formula="of:=[dados.C188]-[dados.$C$205]" office:value-type="float" office:value="11.625" calcext:value-type="float">
            <text:p>11,63</text:p>
          </table:table-cell>
          <table:table-cell table:style-name="ce35" table:formula="of:=[dados.D188]-[dados.$D$205]" office:value-type="float" office:value="-8.845" calcext:value-type="float">
            <text:p>-8,85</text:p>
          </table:table-cell>
          <table:table-cell table:style-name="ce45" table:formula="of:=[.A187]*[.B187]" office:value-type="float" office:value="-843.242967262376" calcext:value-type="float">
            <text:p>-843,24</text:p>
          </table:table-cell>
          <table:table-cell table:style-name="ce45" table:formula="of:=[.A187]*[.C187]" office:value-type="float" office:value="641.590025413825" calcext:value-type="float">
            <text:p>641,59</text:p>
          </table:table-cell>
          <table:table-cell table:style-name="ce30" table:formula="of:=[.B187]*[.C187]" office:value-type="float" office:value="-102.823125" calcext:value-type="float">
            <text:p>-102,82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89]-[dados.$B$205]" office:value-type="float" office:value="-124.916626708609" calcext:value-type="float">
            <text:p>-124,92</text:p>
          </table:table-cell>
          <table:table-cell table:style-name="ce35" table:formula="of:=[dados.C189]-[dados.$C$205]" office:value-type="float" office:value="14.625" calcext:value-type="float">
            <text:p>14,63</text:p>
          </table:table-cell>
          <table:table-cell table:style-name="ce35" table:formula="of:=[dados.D189]-[dados.$D$205]" office:value-type="float" office:value="-7.845" calcext:value-type="float">
            <text:p>-7,85</text:p>
          </table:table-cell>
          <table:table-cell table:style-name="ce45" table:formula="of:=[.A188]*[.B188]" office:value-type="float" office:value="-1826.9056656134" calcext:value-type="float">
            <text:p>-1826,91</text:p>
          </table:table-cell>
          <table:table-cell table:style-name="ce45" table:formula="of:=[.A188]*[.C188]" office:value-type="float" office:value="979.970936529036" calcext:value-type="float">
            <text:p>979,97</text:p>
          </table:table-cell>
          <table:table-cell table:style-name="ce30" table:formula="of:=[.B188]*[.C188]" office:value-type="float" office:value="-114.733125" calcext:value-type="float">
            <text:p>-114,73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90]-[dados.$B$205]" office:value-type="float" office:value="-106.642729274947" calcext:value-type="float">
            <text:p>-106,64</text:p>
          </table:table-cell>
          <table:table-cell table:style-name="ce35" table:formula="of:=[dados.C190]-[dados.$C$205]" office:value-type="float" office:value="24.625" calcext:value-type="float">
            <text:p>24,63</text:p>
          </table:table-cell>
          <table:table-cell table:style-name="ce35" table:formula="of:=[dados.D190]-[dados.$D$205]" office:value-type="float" office:value="-7.845" calcext:value-type="float">
            <text:p>-7,85</text:p>
          </table:table-cell>
          <table:table-cell table:style-name="ce45" table:formula="of:=[.A189]*[.B189]" office:value-type="float" office:value="-2626.07720839557" calcext:value-type="float">
            <text:p>-2626,08</text:p>
          </table:table-cell>
          <table:table-cell table:style-name="ce45" table:formula="of:=[.A189]*[.C189]" office:value-type="float" office:value="836.612211161958" calcext:value-type="float">
            <text:p>836,61</text:p>
          </table:table-cell>
          <table:table-cell table:style-name="ce30" table:formula="of:=[.B189]*[.C189]" office:value-type="float" office:value="-193.183125" calcext:value-type="float">
            <text:p>-193,18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91]-[dados.$B$205]" office:value-type="float" office:value="-138.387053964257" calcext:value-type="float">
            <text:p>-138,39</text:p>
          </table:table-cell>
          <table:table-cell table:style-name="ce35" table:formula="of:=[dados.C191]-[dados.$C$205]" office:value-type="float" office:value="11.625" calcext:value-type="float">
            <text:p>11,63</text:p>
          </table:table-cell>
          <table:table-cell table:style-name="ce35" table:formula="of:=[dados.D191]-[dados.$D$205]" office:value-type="float" office:value="-13.845" calcext:value-type="float">
            <text:p>-13,85</text:p>
          </table:table-cell>
          <table:table-cell table:style-name="ce45" table:formula="of:=[.A190]*[.B190]" office:value-type="float" office:value="-1608.74950233449" calcext:value-type="float">
            <text:p>-1608,75</text:p>
          </table:table-cell>
          <table:table-cell table:style-name="ce45" table:formula="of:=[.A190]*[.C190]" office:value-type="float" office:value="1915.96876213514" calcext:value-type="float">
            <text:p>1915,97</text:p>
          </table:table-cell>
          <table:table-cell table:style-name="ce30" table:formula="of:=[.B190]*[.C190]" office:value-type="float" office:value="-160.948125" calcext:value-type="float">
            <text:p>-160,95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92]-[dados.$B$205]" office:value-type="float" office:value="-95.5853469501128" calcext:value-type="float">
            <text:p>-95,59</text:p>
          </table:table-cell>
          <table:table-cell table:style-name="ce35" table:formula="of:=[dados.C192]-[dados.$C$205]" office:value-type="float" office:value="14.625" calcext:value-type="float">
            <text:p>14,63</text:p>
          </table:table-cell>
          <table:table-cell table:style-name="ce35" table:formula="of:=[dados.D192]-[dados.$D$205]" office:value-type="float" office:value="-13.845" calcext:value-type="float">
            <text:p>-13,85</text:p>
          </table:table-cell>
          <table:table-cell table:style-name="ce45" table:formula="of:=[.A191]*[.B191]" office:value-type="float" office:value="-1397.9356991454" calcext:value-type="float">
            <text:p>-1397,94</text:p>
          </table:table-cell>
          <table:table-cell table:style-name="ce45" table:formula="of:=[.A191]*[.C191]" office:value-type="float" office:value="1323.37912852431" calcext:value-type="float">
            <text:p>1323,38</text:p>
          </table:table-cell>
          <table:table-cell table:style-name="ce30" table:formula="of:=[.B191]*[.C191]" office:value-type="float" office:value="-202.483125" calcext:value-type="float">
            <text:p>-202,48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93]-[dados.$B$205]" office:value-type="float" office:value="-103.026578763701" calcext:value-type="float">
            <text:p>-103,03</text:p>
          </table:table-cell>
          <table:table-cell table:style-name="ce35" table:formula="of:=[dados.C193]-[dados.$C$205]" office:value-type="float" office:value="14.625" calcext:value-type="float">
            <text:p>14,63</text:p>
          </table:table-cell>
          <table:table-cell table:style-name="ce35" table:formula="of:=[dados.D193]-[dados.$D$205]" office:value-type="float" office:value="-7.845" calcext:value-type="float">
            <text:p>-7,85</text:p>
          </table:table-cell>
          <table:table-cell table:style-name="ce45" table:formula="of:=[.A192]*[.B192]" office:value-type="float" office:value="-1506.76371441912" calcext:value-type="float">
            <text:p>-1506,76</text:p>
          </table:table-cell>
          <table:table-cell table:style-name="ce45" table:formula="of:=[.A192]*[.C192]" office:value-type="float" office:value="808.243510401233" calcext:value-type="float">
            <text:p>808,24</text:p>
          </table:table-cell>
          <table:table-cell table:style-name="ce30" table:formula="of:=[.B192]*[.C192]" office:value-type="float" office:value="-114.733125" calcext:value-type="float">
            <text:p>-114,73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94]-[dados.$B$205]" office:value-type="float" office:value="-120.865371389723" calcext:value-type="float">
            <text:p>-120,87</text:p>
          </table:table-cell>
          <table:table-cell table:style-name="ce35" table:formula="of:=[dados.C194]-[dados.$C$205]" office:value-type="float" office:value="12.625" calcext:value-type="float">
            <text:p>12,63</text:p>
          </table:table-cell>
          <table:table-cell table:style-name="ce35" table:formula="of:=[dados.D194]-[dados.$D$205]" office:value-type="float" office:value="-12.845" calcext:value-type="float">
            <text:p>-12,85</text:p>
          </table:table-cell>
          <table:table-cell table:style-name="ce45" table:formula="of:=[.A193]*[.B193]" office:value-type="float" office:value="-1525.92531379525" calcext:value-type="float">
            <text:p>-1525,93</text:p>
          </table:table-cell>
          <table:table-cell table:style-name="ce45" table:formula="of:=[.A193]*[.C193]" office:value-type="float" office:value="1552.51569550099" calcext:value-type="float">
            <text:p>1552,52</text:p>
          </table:table-cell>
          <table:table-cell table:style-name="ce30" table:formula="of:=[.B193]*[.C193]" office:value-type="float" office:value="-162.168125" calcext:value-type="float">
            <text:p>-162,17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95]-[dados.$B$205]" office:value-type="float" office:value="-130.518039089824" calcext:value-type="float">
            <text:p>-130,52</text:p>
          </table:table-cell>
          <table:table-cell table:style-name="ce35" table:formula="of:=[dados.C195]-[dados.$C$205]" office:value-type="float" office:value="20.625" calcext:value-type="float">
            <text:p>20,63</text:p>
          </table:table-cell>
          <table:table-cell table:style-name="ce35" table:formula="of:=[dados.D195]-[dados.$D$205]" office:value-type="float" office:value="-5.845" calcext:value-type="float">
            <text:p>-5,85</text:p>
          </table:table-cell>
          <table:table-cell table:style-name="ce45" table:formula="of:=[.A194]*[.B194]" office:value-type="float" office:value="-2691.93455622762" calcext:value-type="float">
            <text:p>-2691,93</text:p>
          </table:table-cell>
          <table:table-cell table:style-name="ce45" table:formula="of:=[.A194]*[.C194]" office:value-type="float" office:value="762.87793848002" calcext:value-type="float">
            <text:p>762,88</text:p>
          </table:table-cell>
          <table:table-cell table:style-name="ce30" table:formula="of:=[.B194]*[.C194]" office:value-type="float" office:value="-120.553125" calcext:value-type="float">
            <text:p>-120,55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96]-[dados.$B$205]" office:value-type="float" office:value="-143.068638418999" calcext:value-type="float">
            <text:p>-143,07</text:p>
          </table:table-cell>
          <table:table-cell table:style-name="ce35" table:formula="of:=[dados.C196]-[dados.$C$205]" office:value-type="float" office:value="26.625" calcext:value-type="float">
            <text:p>26,63</text:p>
          </table:table-cell>
          <table:table-cell table:style-name="ce35" table:formula="of:=[dados.D196]-[dados.$D$205]" office:value-type="float" office:value="-1.845" calcext:value-type="float">
            <text:p>-1,85</text:p>
          </table:table-cell>
          <table:table-cell table:style-name="ce45" table:formula="of:=[.A195]*[.B195]" office:value-type="float" office:value="-3809.20249790584" calcext:value-type="float">
            <text:p>-3809,20</text:p>
          </table:table-cell>
          <table:table-cell table:style-name="ce45" table:formula="of:=[.A195]*[.C195]" office:value-type="float" office:value="263.961637883053" calcext:value-type="float">
            <text:p>263,96</text:p>
          </table:table-cell>
          <table:table-cell table:style-name="ce30" table:formula="of:=[.B195]*[.C195]" office:value-type="float" office:value="-49.123125" calcext:value-type="float">
            <text:p>-49,12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97]-[dados.$B$205]" office:value-type="float" office:value="-65.3920470369558" calcext:value-type="float">
            <text:p>-65,39</text:p>
          </table:table-cell>
          <table:table-cell table:style-name="ce35" table:formula="of:=[dados.C197]-[dados.$C$205]" office:value-type="float" office:value="19.625" calcext:value-type="float">
            <text:p>19,63</text:p>
          </table:table-cell>
          <table:table-cell table:style-name="ce35" table:formula="of:=[dados.D197]-[dados.$D$205]" office:value-type="float" office:value="-4.845" calcext:value-type="float">
            <text:p>-4,85</text:p>
          </table:table-cell>
          <table:table-cell table:style-name="ce45" table:formula="of:=[.A196]*[.B196]" office:value-type="float" office:value="-1283.31892310026" calcext:value-type="float">
            <text:p>-1283,32</text:p>
          </table:table-cell>
          <table:table-cell table:style-name="ce45" table:formula="of:=[.A196]*[.C196]" office:value-type="float" office:value="316.824467894051" calcext:value-type="float">
            <text:p>316,82</text:p>
          </table:table-cell>
          <table:table-cell table:style-name="ce30" table:formula="of:=[.B196]*[.C196]" office:value-type="float" office:value="-95.083125" calcext:value-type="float">
            <text:p>-95,08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98]-[dados.$B$205]" office:value-type="float" office:value="-58.4197852955008" calcext:value-type="float">
            <text:p>-58,42</text:p>
          </table:table-cell>
          <table:table-cell table:style-name="ce35" table:formula="of:=[dados.C198]-[dados.$C$205]" office:value-type="float" office:value="22.625" calcext:value-type="float">
            <text:p>22,63</text:p>
          </table:table-cell>
          <table:table-cell table:style-name="ce35" table:formula="of:=[dados.D198]-[dados.$D$205]" office:value-type="float" office:value="-6.845" calcext:value-type="float">
            <text:p>-6,85</text:p>
          </table:table-cell>
          <table:table-cell table:style-name="ce45" table:formula="of:=[.A197]*[.B197]" office:value-type="float" office:value="-1321.74764231071" calcext:value-type="float">
            <text:p>-1321,75</text:p>
          </table:table-cell>
          <table:table-cell table:style-name="ce45" table:formula="of:=[.A197]*[.C197]" office:value-type="float" office:value="399.883430347703" calcext:value-type="float">
            <text:p>399,88</text:p>
          </table:table-cell>
          <table:table-cell table:style-name="ce30" table:formula="of:=[.B197]*[.C197]" office:value-type="float" office:value="-154.868125" calcext:value-type="float">
            <text:p>-154,87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199]-[dados.$B$205]" office:value-type="float" office:value="-94.3623940600958" calcext:value-type="float">
            <text:p>-94,36</text:p>
          </table:table-cell>
          <table:table-cell table:style-name="ce35" table:formula="of:=[dados.C199]-[dados.$C$205]" office:value-type="float" office:value="8.625" calcext:value-type="float">
            <text:p>8,63</text:p>
          </table:table-cell>
          <table:table-cell table:style-name="ce35" table:formula="of:=[dados.D199]-[dados.$D$205]" office:value-type="float" office:value="-9.845" calcext:value-type="float">
            <text:p>-9,85</text:p>
          </table:table-cell>
          <table:table-cell table:style-name="ce45" table:formula="of:=[.A198]*[.B198]" office:value-type="float" office:value="-813.875648768327" calcext:value-type="float">
            <text:p>-813,88</text:p>
          </table:table-cell>
          <table:table-cell table:style-name="ce45" table:formula="of:=[.A198]*[.C198]" office:value-type="float" office:value="928.997769521643" calcext:value-type="float">
            <text:p>929,00</text:p>
          </table:table-cell>
          <table:table-cell table:style-name="ce30" table:formula="of:=[.B198]*[.C198]" office:value-type="float" office:value="-84.913125" calcext:value-type="float">
            <text:p>-84,91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200]-[dados.$B$205]" office:value-type="float" office:value="-98.8363255350488" calcext:value-type="float">
            <text:p>-98,84</text:p>
          </table:table-cell>
          <table:table-cell table:style-name="ce35" table:formula="of:=[dados.C200]-[dados.$C$205]" office:value-type="float" office:value="8.625" calcext:value-type="float">
            <text:p>8,63</text:p>
          </table:table-cell>
          <table:table-cell table:style-name="ce35" table:formula="of:=[dados.D200]-[dados.$D$205]" office:value-type="float" office:value="-4.845" calcext:value-type="float">
            <text:p>-4,85</text:p>
          </table:table-cell>
          <table:table-cell table:style-name="ce45" table:formula="of:=[.A199]*[.B199]" office:value-type="float" office:value="-852.463307739796" calcext:value-type="float">
            <text:p>-852,46</text:p>
          </table:table-cell>
          <table:table-cell table:style-name="ce45" table:formula="of:=[.A199]*[.C199]" office:value-type="float" office:value="478.861997217311" calcext:value-type="float">
            <text:p>478,86</text:p>
          </table:table-cell>
          <table:table-cell table:style-name="ce30" table:formula="of:=[.B199]*[.C199]" office:value-type="float" office:value="-41.788125" calcext:value-type="float">
            <text:p>-41,79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201]-[dados.$B$205]" office:value-type="float" office:value="-101.206497456837" calcext:value-type="float">
            <text:p>-101,21</text:p>
          </table:table-cell>
          <table:table-cell table:style-name="ce35" table:formula="of:=[dados.C201]-[dados.$C$205]" office:value-type="float" office:value="16.625" calcext:value-type="float">
            <text:p>16,63</text:p>
          </table:table-cell>
          <table:table-cell table:style-name="ce35" table:formula="of:=[dados.D201]-[dados.$D$205]" office:value-type="float" office:value="-7.845" calcext:value-type="float">
            <text:p>-7,85</text:p>
          </table:table-cell>
          <table:table-cell table:style-name="ce45" table:formula="of:=[.A200]*[.B200]" office:value-type="float" office:value="-1682.55802021991" calcext:value-type="float">
            <text:p>-1682,56</text:p>
          </table:table-cell>
          <table:table-cell table:style-name="ce45" table:formula="of:=[.A200]*[.C200]" office:value-type="float" office:value="793.964972548885" calcext:value-type="float">
            <text:p>793,96</text:p>
          </table:table-cell>
          <table:table-cell table:style-name="ce30" table:formula="of:=[.B200]*[.C200]" office:value-type="float" office:value="-130.423125" calcext:value-type="float">
            <text:p>-130,42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5" table:formula="of:=[dados.B202]-[dados.$B$205]" office:value-type="float" office:value="-88.9927916646858" calcext:value-type="float">
            <text:p>-88,99</text:p>
          </table:table-cell>
          <table:table-cell table:style-name="ce35" table:formula="of:=[dados.C202]-[dados.$C$205]" office:value-type="float" office:value="17.625" calcext:value-type="float">
            <text:p>17,63</text:p>
          </table:table-cell>
          <table:table-cell table:style-name="ce35" table:formula="of:=[dados.D202]-[dados.$D$205]" office:value-type="float" office:value="-6.845" calcext:value-type="float">
            <text:p>-6,85</text:p>
          </table:table-cell>
          <table:table-cell table:style-name="ce45" table:formula="of:=[.A201]*[.B201]" office:value-type="float" office:value="-1568.49795309009" calcext:value-type="float">
            <text:p>-1568,50</text:p>
          </table:table-cell>
          <table:table-cell table:style-name="ce45" table:formula="of:=[.A201]*[.C201]" office:value-type="float" office:value="609.155658944774" calcext:value-type="float">
            <text:p>609,16</text:p>
          </table:table-cell>
          <table:table-cell table:style-name="ce30" table:formula="of:=[.B201]*[.C201]" office:value-type="float" office:value="-120.643125" calcext:value-type="float">
            <text:p>-120,64</text:p>
          </table:table-cell>
          <table:table-cell table:number-columns-repeated="3"/>
          <table:table-cell table:style-name="ce46"/>
          <table:table-cell table:number-columns-repeated="199"/>
        </table:table-row>
        <table:table-row table:style-name="ro1">
          <table:table-cell table:style-name="ce36" office:value-type="string" calcext:value-type="string" table:number-columns-spanned="3" table:number-rows-spanned="1">
            <text:p>Somatório</text:p>
          </table:table-cell>
          <table:covered-table-cell table:number-columns-repeated="2" table:style-name="ce35"/>
          <table:table-cell table:style-name="ce45" table:formula="of:=SUM([.D2:.D201])" office:value-type="float" office:value="414653.384466375" calcext:value-type="float">
            <text:p>414653,38</text:p>
          </table:table-cell>
          <table:table-cell table:style-name="ce45" table:formula="of:=SUM([.E2:.E201])" office:value-type="float" office:value="799107.488402537" calcext:value-type="float">
            <text:p>799107,49</text:p>
          </table:table-cell>
          <table:table-cell table:style-name="ce45" table:formula="of:=SUM([.F2:.F201])" office:value-type="float" office:value="88833.625" calcext:value-type="float">
            <text:p>88833,63</text:p>
          </table:table-cell>
          <table:table-cell table:number-columns-repeated="203"/>
        </table:table-row>
        <table:table-row table:style-name="ro1">
          <table:table-cell table:number-columns-repeated="209"/>
        </table:table-row>
        <table:table-row table:style-name="ro1">
          <table:table-cell table:style-name="ce37" office:value-type="string" calcext:value-type="string">
            <text:p>Correção R(CPU,D1)</text:p>
          </table:table-cell>
          <table:table-cell table:style-name="ce39" table:formula="of:=(1/199)*[.D202]/([dados.B207]*[dados.C207])" office:value-type="float" office:value="0.46537578929298" calcext:value-type="float">
            <text:p>0,47</text:p>
          </table:table-cell>
          <table:table-cell table:number-columns-repeated="207"/>
        </table:table-row>
        <table:table-row table:style-name="ro1">
          <table:table-cell table:style-name="ce37" office:value-type="string" calcext:value-type="string">
            <text:p>Correção R(CPU,D2)</text:p>
          </table:table-cell>
          <table:table-cell table:style-name="ce39" table:formula="of:=((1/(200-1))*[.E202])/([dados.B207]*[dados.D207])" office:value-type="float" office:value="0.916320401145577" calcext:value-type="float">
            <text:p>0,92</text:p>
          </table:table-cell>
          <table:table-cell table:number-columns-repeated="207"/>
        </table:table-row>
        <table:table-row table:style-name="ro1">
          <table:table-cell table:style-name="ce37" office:value-type="string" calcext:value-type="string">
            <text:p>Correção R(D1,D2)</text:p>
          </table:table-cell>
          <table:table-cell table:style-name="ce39" table:formula="of:=((1/(200-1))*[.F202])/([dados.C207]*[dados.D207])" office:value-type="float" office:value="0.625876169826138" calcext:value-type="float">
            <text:p>0,63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table:number-columns-repeated="205"/>
        </table:table-row>
        <table:table-row table:style-name="ro1">
          <table:table-cell/>
          <table:table-cell table:style-name="ce40" office:value-type="string" calcext:value-type="string" table:number-columns-spanned="3" table:number-rows-spanned="1">
            <text:p>Matriz de Correlação</text:p>
          </table:table-cell>
          <table:covered-table-cell table:number-columns-repeated="2" table:style-name="ce37"/>
          <table:table-cell table:number-columns-repeated="205"/>
        </table:table-row>
        <table:table-row table:style-name="ro1">
          <table:table-cell office:value-type="string" calcext:value-type="string">
            <text:p>cpu</text:p>
          </table:table-cell>
          <table:table-cell table:style-name="ce39" office:value-type="float" office:value="1" calcext:value-type="float">
            <text:p>1,00</text:p>
          </table:table-cell>
          <table:table-cell table:style-name="ce41" table:formula="of:=((1/(200-1))*[.D202])/([dados.B207]*[dados.C207])" office:value-type="float" office:value="0.46537578929298" calcext:value-type="float">
            <text:p>0,47</text:p>
          </table:table-cell>
          <table:table-cell table:style-name="ce41" table:formula="of:=((1/(200-1))*[.E202])/([dados.B207]*[dados.D207])" office:value-type="float" office:value="0.916320401145577" calcext:value-type="float">
            <text:p>0,92</text:p>
          </table:table-cell>
          <table:table-cell table:number-columns-repeated="205"/>
        </table:table-row>
        <table:table-row table:style-name="ro1">
          <table:table-cell office:value-type="string" calcext:value-type="string">
            <text:p>d1</text:p>
          </table:table-cell>
          <table:table-cell table:style-name="ce41" table:formula="of:=((1/(200-1))*[.D202])/([dados.B207]*[dados.C207])" office:value-type="float" office:value="0.46537578929298" calcext:value-type="float">
            <text:p>0,47</text:p>
          </table:table-cell>
          <table:table-cell table:style-name="ce39" office:value-type="float" office:value="1" calcext:value-type="float">
            <text:p>1,00</text:p>
          </table:table-cell>
          <table:table-cell table:style-name="ce41" table:formula="of:=((1/(200-1))*[.F202])/([dados.C207]*[dados.D207])" office:value-type="float" office:value="0.625876169826138" calcext:value-type="float">
            <text:p>0,63</text:p>
          </table:table-cell>
          <table:table-cell table:number-columns-repeated="4"/>
          <table:table-cell office:value-type="string" calcext:value-type="string">
            <text:p>{{1.00, 0.47,0.92},{ 0.47 ,1.00, 0.63},{ 0.92,0.63,1.00}}</text:p>
          </table:table-cell>
          <table:table-cell table:number-columns-repeated="200"/>
        </table:table-row>
        <table:table-row table:style-name="ro1">
          <table:table-cell office:value-type="string" calcext:value-type="string">
            <text:p>d2</text:p>
          </table:table-cell>
          <table:table-cell table:style-name="ce41" table:formula="of:=((1/(200-1))*[.E202])/([dados.B207]*[dados.D207])" office:value-type="float" office:value="0.916320401145577" calcext:value-type="float">
            <text:p>0,92</text:p>
          </table:table-cell>
          <table:table-cell table:style-name="ce41" table:formula="of:=((1/(200-1))*[.F202])/([dados.C207]*[dados.D207])" office:value-type="float" office:value="0.625876169826138" calcext:value-type="float">
            <text:p>0,63</text:p>
          </table:table-cell>
          <table:table-cell table:style-name="ce39" office:value-type="float" office:value="1" calcext:value-type="float">
            <text:p>1,00</text:p>
          </table:table-cell>
          <table:table-cell table:number-columns-repeated="205"/>
        </table:table-row>
        <table:table-row table:style-name="ro1">
          <table:table-cell table:number-columns-repeated="209"/>
        </table:table-row>
        <table:table-row table:style-name="ro1">
          <table:table-cell table:style-name="ce38" office:value-type="string" calcext:value-type="string">
            <text:p>Equação Caraxtristica</text:p>
          </table:table-cell>
          <table:table-cell table:style-name="ce42" office:value-type="string" calcext:value-type="string" table:number-columns-spanned="4" table:number-rows-spanned="1">
            <text:p>-lambda³ +3lambda² -1,5358lambda+0,080624</text:p>
          </table:table-cell>
          <table:covered-table-cell table:number-columns-repeated="3"/>
          <table:table-cell table:number-columns-repeated="204"/>
        </table:table-row>
        <table:table-row table:style-name="ro1">
          <table:table-cell table:style-name="ce38"/>
          <table:table-cell table:number-columns-repeated="208"/>
        </table:table-row>
        <table:table-row table:style-name="ro1">
          <table:table-cell/>
          <table:table-cell table:style-name="ce43" office:value-type="string" calcext:value-type="string" table:number-columns-spanned="3" table:number-rows-spanned="1">
            <text:p>Autovalores</text:p>
          </table:table-cell>
          <table:covered-table-cell table:number-columns-repeated="2" table:style-name="ce6"/>
          <table:table-cell table:number-columns-repeated="205"/>
        </table:table-row>
        <table:table-row table:style-name="ro1">
          <table:table-cell/>
          <table:table-cell table:style-name="ce37" office:value-type="string" calcext:value-type="string">
            <text:p>lambda1</text:p>
          </table:table-cell>
          <table:table-cell table:style-name="ce27" office:value-type="float" office:value="2.37" calcext:value-type="float">
            <text:p>2,37</text:p>
          </table:table-cell>
          <table:table-cell table:style-name="ce27"/>
          <table:table-cell table:number-columns-repeated="205"/>
        </table:table-row>
        <table:table-row table:style-name="ro1">
          <table:table-cell/>
          <table:table-cell table:style-name="ce37" office:value-type="string" calcext:value-type="string">
            <text:p>lambda2</text:p>
          </table:table-cell>
          <table:table-cell table:style-name="ce27" office:value-type="float" office:value="0.06" calcext:value-type="float">
            <text:p>0,06</text:p>
          </table:table-cell>
          <table:table-cell table:style-name="ce27"/>
          <table:table-cell table:number-columns-repeated="205"/>
        </table:table-row>
        <table:table-row table:style-name="ro1">
          <table:table-cell/>
          <table:table-cell table:style-name="ce37" office:value-type="string" calcext:value-type="string">
            <text:p>lambda3</text:p>
          </table:table-cell>
          <table:table-cell table:style-name="ce27" office:value-type="float" office:value="0.58" calcext:value-type="float">
            <text:p>0,58</text:p>
          </table:table-cell>
          <table:table-cell table:style-name="ce27"/>
          <table:table-cell table:number-columns-repeated="205"/>
        </table:table-row>
        <table:table-row table:style-name="ro1">
          <table:table-cell table:number-columns-repeated="209"/>
        </table:table-row>
        <table:table-row table:style-name="ro1">
          <table:table-cell/>
          <table:table-cell table:style-name="ce43" office:value-type="string" calcext:value-type="string" table:number-columns-spanned="3" table:number-rows-spanned="1">
            <text:p>Autovetores</text:p>
          </table:table-cell>
          <table:covered-table-cell table:number-columns-repeated="2" table:style-name="ce21"/>
          <table:table-cell table:number-columns-repeated="205"/>
        </table:table-row>
        <table:table-row table:style-name="ro1">
          <table:table-cell/>
          <table:table-cell table:style-name="ce21" office:value-type="string" calcext:value-type="string">
            <text:p>v1</text:p>
          </table:table-cell>
          <table:table-cell table:style-name="ce21" office:value-type="string" calcext:value-type="string">
            <text:p>v2</text:p>
          </table:table-cell>
          <table:table-cell table:style-name="ce21" office:value-type="string" calcext:value-type="string">
            <text:p>v3</text:p>
          </table:table-cell>
          <table:table-cell table:number-columns-repeated="205"/>
        </table:table-row>
        <table:table-row table:style-name="ro1">
          <table:table-cell/>
          <table:table-cell table:style-name="ce32" table:formula="of:=-0.59618" office:value-type="float" office:value="-0.59618" calcext:value-type="float">
            <text:p>-0,60</text:p>
          </table:table-cell>
          <table:table-cell table:style-name="ce32" office:value-type="float" office:value="0.484452" calcext:value-type="float">
            <text:p>0,48</text:p>
          </table:table-cell>
          <table:table-cell table:style-name="ce32" office:value-type="float" office:value="-0.640215" calcext:value-type="float">
            <text:p>-0,64</text:p>
          </table:table-cell>
          <table:table-cell table:number-columns-repeated="205"/>
        </table:table-row>
        <table:table-row table:style-name="ro1">
          <table:table-cell/>
          <table:table-cell table:style-name="ce32" table:formula="of:=-0.496469" office:value-type="float" office:value="-0.496469" calcext:value-type="float">
            <text:p>-0,50</text:p>
          </table:table-cell>
          <table:table-cell table:style-name="ce32" office:value-type="float" office:value="-0.849139" calcext:value-type="float">
            <text:p>-0,85</text:p>
          </table:table-cell>
          <table:table-cell table:style-name="ce32" office:value-type="float" office:value="-0.180225" calcext:value-type="float">
            <text:p>-0,18</text:p>
          </table:table-cell>
          <table:table-cell table:number-columns-repeated="205"/>
        </table:table-row>
        <table:table-row table:style-name="ro1">
          <table:table-cell/>
          <table:table-cell table:style-name="ce32" table:formula="of:=-0.630943" office:value-type="float" office:value="-0.630943" calcext:value-type="float">
            <text:p>-0,63</text:p>
          </table:table-cell>
          <table:table-cell table:style-name="ce32" office:value-type="float" office:value="0.2104" calcext:value-type="float">
            <text:p>0,21</text:p>
          </table:table-cell>
          <table:table-cell table:style-name="ce32" office:value-type="float" office:value="0.746755" calcext:value-type="float">
            <text:p>0,75</text:p>
          </table:table-cell>
          <table:table-cell table:number-columns-repeated="205"/>
        </table:table-row>
        <table:table-row table:style-name="ro1">
          <table:table-cell table:number-columns-repeated="209"/>
        </table:table-row>
        <table:table-row table:style-name="ro1">
          <table:table-cell/>
          <table:table-cell table:style-name="ce43" office:value-type="string" calcext:value-type="string" table:number-columns-spanned="3" table:number-rows-spanned="1">
            <text:p>Autovetores</text:p>
          </table:table-cell>
          <table:covered-table-cell table:number-columns-repeated="2" table:style-name="ce21"/>
          <table:table-cell table:number-columns-repeated="205"/>
        </table:table-row>
        <table:table-row table:style-name="ro1">
          <table:table-cell/>
          <table:table-cell table:style-name="ce21" office:value-type="string" calcext:value-type="string">
            <text:p>v1</text:p>
          </table:table-cell>
          <table:table-cell table:style-name="ce21" office:value-type="string" calcext:value-type="string">
            <text:p>v2</text:p>
          </table:table-cell>
          <table:table-cell table:style-name="ce21" office:value-type="string" calcext:value-type="string">
            <text:p>v3</text:p>
          </table:table-cell>
          <table:table-cell table:number-columns-repeated="205"/>
        </table:table-row>
        <table:table-row table:style-name="ro1">
          <table:table-cell/>
          <table:table-cell table:style-name="ce6" table:formula="of:=-0.59618" office:value-type="float" office:value="-0.59618" calcext:value-type="float">
            <text:p>-0,59618</text:p>
          </table:table-cell>
          <table:table-cell table:style-name="ce6" office:value-type="float" office:value="0.484452" calcext:value-type="float">
            <text:p>0,484452</text:p>
          </table:table-cell>
          <table:table-cell table:style-name="ce6" office:value-type="float" office:value="-0.640215" calcext:value-type="float">
            <text:p>-0,640215</text:p>
          </table:table-cell>
          <table:table-cell table:number-columns-repeated="205"/>
        </table:table-row>
        <table:table-row table:style-name="ro1">
          <table:table-cell/>
          <table:table-cell table:style-name="ce6" table:formula="of:=-0.496469" office:value-type="float" office:value="-0.496469" calcext:value-type="float">
            <text:p>-0,496469</text:p>
          </table:table-cell>
          <table:table-cell table:style-name="ce6" office:value-type="float" office:value="-0.849139" calcext:value-type="float">
            <text:p>-0,849139</text:p>
          </table:table-cell>
          <table:table-cell table:style-name="ce6" office:value-type="float" office:value="-0.180225" calcext:value-type="float">
            <text:p>-0,180225</text:p>
          </table:table-cell>
          <table:table-cell table:number-columns-repeated="205"/>
        </table:table-row>
        <table:table-row table:style-name="ro1">
          <table:table-cell/>
          <table:table-cell table:style-name="ce6" table:formula="of:=-0.630943" office:value-type="float" office:value="-0.630943" calcext:value-type="float">
            <text:p>-0,630943</text:p>
          </table:table-cell>
          <table:table-cell table:style-name="ce6" office:value-type="float" office:value="0.2104" calcext:value-type="float">
            <text:p>0,2104</text:p>
          </table:table-cell>
          <table:table-cell table:style-name="ce6" office:value-type="float" office:value="0.746755" calcext:value-type="float">
            <text:p>0,746755</text:p>
          </table:table-cell>
          <table:table-cell table:number-columns-repeated="205"/>
        </table:table-row>
        <table:table-row table:style-name="ro1" table:number-rows-repeated="1048345">
          <table:table-cell table:number-columns-repeated="209"/>
        </table:table-row>
        <table:table-row table:style-name="ro1">
          <table:table-cell table:number-columns-repeated="209"/>
        </table:table-row>
      </table:table>
      <table:table table:name="somaquadrados" table:style-name="ta2">
        <office:forms form:automatic-focus="false" form:apply-design-mode="false"/>
        <table:table-column table:style-name="co16" table:default-cell-style-name="ce50"/>
        <table:table-column table:style-name="co3" table:number-columns-repeated="9" table:default-cell-style-name="ce50"/>
        <table:table-row table:style-name="ro1">
          <table:table-cell table:style-name="ce49" office:value-type="string" calcext:value-type="string">
            <text:p>CPU</text:p>
          </table:table-cell>
          <table:table-cell table:style-name="ce49" office:value-type="string" calcext:value-type="string">
            <text:p>Disk 1</text:p>
          </table:table-cell>
          <table:table-cell table:style-name="ce49" office:value-type="string" calcext:value-type="string">
            <text:p>Disk 2</text:p>
          </table:table-cell>
          <table:table-cell table:style-name="ce49" office:value-type="string" calcext:value-type="string">
            <text:p>TR ID </text:p>
          </table:table-cell>
          <table:table-cell table:style-name="ce49" office:value-type="string" calcext:value-type="string">
            <text:p>CPU</text:p>
          </table:table-cell>
          <table:table-cell table:style-name="ce49" office:value-type="string" calcext:value-type="string">
            <text:p>Disk 1</text:p>
          </table:table-cell>
          <table:table-cell table:style-name="ce49" office:value-type="string" calcext:value-type="string">
            <text:p>Disk 2</text:p>
          </table:table-cell>
          <table:table-cell table:style-name="ce51" office:value-type="string" calcext:value-type="string">
            <text:p>y1</text:p>
          </table:table-cell>
          <table:table-cell table:style-name="ce51" office:value-type="string" calcext:value-type="string">
            <text:p>y2</text:p>
          </table:table-cell>
          <table:table-cell table:style-name="ce51" office:value-type="string" calcext:value-type="string">
            <text:p>y3</text:p>
          </table:table-cell>
        </table:table-row>
        <table:table-row table:style-name="ro1">
          <table:table-cell table:formula="of:=POWER([dados.B3];2)" office:value-type="float" office:value="13647.9498395345" calcext:value-type="float">
            <text:p>13647,950</text:p>
          </table:table-cell>
          <table:table-cell table:formula="of:=POWER([dados.C3];2)" office:value-type="float" office:value="81" calcext:value-type="float">
            <text:p>81,000</text:p>
          </table:table-cell>
          <table:table-cell table:formula="of:=POWER([dados.D3];2)" office:value-type="float" office:value="81" calcext:value-type="float">
            <text:p>81,000</text:p>
          </table:table-cell>
          <table:table-cell table:formula="of:=[dados.E3]" office:value-type="float" office:value="18" calcext:value-type="float">
            <text:p>18,000</text:p>
          </table:table-cell>
          <table:table-cell table:formula="of:=POWER([dados.F3];2)" office:value-type="float" office:value="0.53554345160249" calcext:value-type="float">
            <text:p>0,536</text:p>
          </table:table-cell>
          <table:table-cell table:formula="of:=POWER([dados.G3];2)" office:value-type="float" office:value="2.46410917759299" calcext:value-type="float">
            <text:p>2,464</text:p>
          </table:table-cell>
          <table:table-cell table:formula="of:=POWER([dados.H3];2)" office:value-type="float" office:value="1.8405383103227" calcext:value-type="float">
            <text:p>1,841</text:p>
          </table:table-cell>
          <table:table-cell table:formula="of:=POWER([dados.I3];2)" office:value-type="float" office:value="0.296348258246676" calcext:value-type="float">
            <text:p>0,296</text:p>
          </table:table-cell>
          <table:table-cell table:formula="of:=POWER([dados.J3];2)" office:value-type="float" office:value="3.76654686472268" calcext:value-type="float">
            <text:p>3,767</text:p>
          </table:table-cell>
          <table:table-cell table:formula="of:=POWER([dados.K3];2)" office:value-type="float" office:value="0.777291879808704" calcext:value-type="float">
            <text:p>0,777</text:p>
          </table:table-cell>
        </table:table-row>
        <table:table-row table:style-name="ro1">
          <table:table-cell table:formula="of:=POWER([dados.B4];2)" office:value-type="float" office:value="4145.1759944205" calcext:value-type="float">
            <text:p>4145,176</text:p>
          </table:table-cell>
          <table:table-cell table:formula="of:=POWER([dados.C4];2)" office:value-type="float" office:value="49" calcext:value-type="float">
            <text:p>49,000</text:p>
          </table:table-cell>
          <table:table-cell table:formula="of:=POWER([dados.D4];2)" office:value-type="float" office:value="81" calcext:value-type="float">
            <text:p>81,000</text:p>
          </table:table-cell>
          <table:table-cell table:formula="of:=[dados.E4]" office:value-type="float" office:value="37" calcext:value-type="float">
            <text:p>37,000</text:p>
          </table:table-cell>
          <table:table-cell table:formula="of:=POWER([dados.F4];2)" office:value-type="float" office:value="1.0982662316902" calcext:value-type="float">
            <text:p>1,098</text:p>
          </table:table-cell>
          <table:table-cell table:formula="of:=POWER([dados.G4];2)" office:value-type="float" office:value="2.70219854601123" calcext:value-type="float">
            <text:p>2,702</text:p>
          </table:table-cell>
          <table:table-cell table:formula="of:=POWER([dados.H4];2)" office:value-type="float" office:value="1.8405383103227" calcext:value-type="float">
            <text:p>1,841</text:p>
          </table:table-cell>
          <table:table-cell table:formula="of:=POWER([dados.I4];2)" office:value-type="float" office:value="0.485785168384322" calcext:value-type="float">
            <text:p>0,486</text:p>
          </table:table-cell>
          <table:table-cell table:formula="of:=POWER([dados.J4];2)" office:value-type="float" office:value="4.66837004067852" calcext:value-type="float">
            <text:p>4,668</text:p>
          </table:table-cell>
          <table:table-cell table:formula="of:=POWER([dados.K4];2)" office:value-type="float" office:value="0.48684423365201" calcext:value-type="float">
            <text:p>0,487</text:p>
          </table:table-cell>
        </table:table-row>
        <table:table-row table:style-name="ro1">
          <table:table-cell table:formula="of:=POWER([dados.B5];2)" office:value-type="float" office:value="1253.37233821983" calcext:value-type="float">
            <text:p>1253,372</text:p>
          </table:table-cell>
          <table:table-cell table:formula="of:=POWER([dados.C5];2)" office:value-type="float" office:value="49" calcext:value-type="float">
            <text:p>49,000</text:p>
          </table:table-cell>
          <table:table-cell table:formula="of:=POWER([dados.D5];2)" office:value-type="float" office:value="81" calcext:value-type="float">
            <text:p>81,000</text:p>
          </table:table-cell>
          <table:table-cell table:formula="of:=[dados.E5]" office:value-type="float" office:value="58" calcext:value-type="float">
            <text:p>58,000</text:p>
          </table:table-cell>
          <table:table-cell table:formula="of:=POWER([dados.F5];2)" office:value-type="float" office:value="1.49500778583024" calcext:value-type="float">
            <text:p>1,495</text:p>
          </table:table-cell>
          <table:table-cell table:formula="of:=POWER([dados.G5];2)" office:value-type="float" office:value="2.70219854601123" calcext:value-type="float">
            <text:p>2,702</text:p>
          </table:table-cell>
          <table:table-cell table:formula="of:=POWER([dados.H5];2)" office:value-type="float" office:value="1.8405383103227" calcext:value-type="float">
            <text:p>1,841</text:p>
          </table:table-cell>
          <table:table-cell table:formula="of:=POWER([dados.I5];2)" office:value-type="float" office:value="0.641840263654517" calcext:value-type="float">
            <text:p>0,642</text:p>
          </table:table-cell>
          <table:table-cell table:formula="of:=POWER([dados.J5];2)" office:value-type="float" office:value="5.05074264304386" calcext:value-type="float">
            <text:p>5,051</text:p>
          </table:table-cell>
          <table:table-cell table:formula="of:=POWER([dados.K5];2)" office:value-type="float" office:value="0.345158488081904" calcext:value-type="float">
            <text:p>0,345</text:p>
          </table:table-cell>
        </table:table-row>
        <table:table-row table:style-name="ro1">
          <table:table-cell table:formula="of:=POWER([dados.B6];2)" office:value-type="float" office:value="10901.1425114379" calcext:value-type="float">
            <text:p>10901,143</text:p>
          </table:table-cell>
          <table:table-cell table:formula="of:=POWER([dados.C6];2)" office:value-type="float" office:value="64" calcext:value-type="float">
            <text:p>64,000</text:p>
          </table:table-cell>
          <table:table-cell table:formula="of:=POWER([dados.D6];2)" office:value-type="float" office:value="144" calcext:value-type="float">
            <text:p>144,000</text:p>
          </table:table-cell>
          <table:table-cell table:formula="of:=[dados.E6]" office:value-type="float" office:value="77" calcext:value-type="float">
            <text:p>77,000</text:p>
          </table:table-cell>
          <table:table-cell table:formula="of:=POWER([dados.F6];2)" office:value-type="float" office:value="0.650708226098812" calcext:value-type="float">
            <text:p>0,651</text:p>
          </table:table-cell>
          <table:table-cell table:formula="of:=POWER([dados.G6];2)" office:value-type="float" office:value="2.58178158878529" calcext:value-type="float">
            <text:p>2,582</text:p>
          </table:table-cell>
          <table:table-cell table:formula="of:=POWER([dados.H6];2)" office:value-type="float" office:value="1.54534775145543" calcext:value-type="float">
            <text:p>1,545</text:p>
          </table:table-cell>
          <table:table-cell table:formula="of:=POWER([dados.I6];2)" office:value-type="float" office:value="0.248370551800717" calcext:value-type="float">
            <text:p>0,248</text:p>
          </table:table-cell>
          <table:table-cell table:formula="of:=POWER([dados.J6];2)" office:value-type="float" office:value="3.95578474395902" calcext:value-type="float">
            <text:p>3,956</text:p>
          </table:table-cell>
          <table:table-cell table:formula="of:=POWER([dados.K6];2)" office:value-type="float" office:value="0.573678616089614" calcext:value-type="float">
            <text:p>0,574</text:p>
          </table:table-cell>
        </table:table-row>
        <table:table-row table:style-name="ro1">
          <table:table-cell table:formula="of:=POWER([dados.B7];2)" office:value-type="float" office:value="14350.3957327192" calcext:value-type="float">
            <text:p>14350,396</text:p>
          </table:table-cell>
          <table:table-cell table:formula="of:=POWER([dados.C7];2)" office:value-type="float" office:value="81" calcext:value-type="float">
            <text:p>81,000</text:p>
          </table:table-cell>
          <table:table-cell table:formula="of:=POWER([dados.D7];2)" office:value-type="float" office:value="64" calcext:value-type="float">
            <text:p>64,000</text:p>
          </table:table-cell>
          <table:table-cell table:formula="of:=[dados.E7]" office:value-type="float" office:value="19" calcext:value-type="float">
            <text:p>19,000</text:p>
          </table:table-cell>
          <table:table-cell table:formula="of:=POWER([dados.F7];2)" office:value-type="float" office:value="0.509667227927953" calcext:value-type="float">
            <text:p>0,510</text:p>
          </table:table-cell>
          <table:table-cell table:formula="of:=POWER([dados.G7];2)" office:value-type="float" office:value="2.46410917759299" calcext:value-type="float">
            <text:p>2,464</text:p>
          </table:table-cell>
          <table:table-cell table:formula="of:=POWER([dados.H7];2)" office:value-type="float" office:value="1.94466507173417" calcext:value-type="float">
            <text:p>1,945</text:p>
          </table:table-cell>
          <table:table-cell table:formula="of:=POWER([dados.I7];2)" office:value-type="float" office:value="0.311295868638378" calcext:value-type="float">
            <text:p>0,311</text:p>
          </table:table-cell>
          <table:table-cell table:formula="of:=POWER([dados.J7];2)" office:value-type="float" office:value="3.75853620750763" calcext:value-type="float">
            <text:p>3,759</text:p>
          </table:table-cell>
          <table:table-cell table:formula="of:=POWER([dados.K7];2)" office:value-type="float" office:value="0.848605339613898" calcext:value-type="float">
            <text:p>0,849</text:p>
          </table:table-cell>
        </table:table-row>
        <table:table-row table:style-name="ro1">
          <table:table-cell table:formula="of:=POWER([dados.B8];2)" office:value-type="float" office:value="2299.80744287129" calcext:value-type="float">
            <text:p>2299,807</text:p>
          </table:table-cell>
          <table:table-cell table:formula="of:=POWER([dados.C8];2)" office:value-type="float" office:value="25" calcext:value-type="float">
            <text:p>25,000</text:p>
          </table:table-cell>
          <table:table-cell table:formula="of:=POWER([dados.D8];2)" office:value-type="float" office:value="49" calcext:value-type="float">
            <text:p>49,000</text:p>
          </table:table-cell>
          <table:table-cell table:formula="of:=[dados.E8]" office:value-type="float" office:value="1" calcext:value-type="float">
            <text:p>1,000</text:p>
          </table:table-cell>
          <table:table-cell table:formula="of:=POWER([dados.F8];2)" office:value-type="float" office:value="1.31565522158788" calcext:value-type="float">
            <text:p>1,316</text:p>
          </table:table-cell>
          <table:table-cell table:formula="of:=POWER([dados.G8];2)" office:value-type="float" office:value="2.95126609856403" calcext:value-type="float">
            <text:p>2,951</text:p>
          </table:table-cell>
          <table:table-cell table:formula="of:=POWER([dados.H8];2)" office:value-type="float" office:value="2.0516567873735" calcext:value-type="float">
            <text:p>2,052</text:p>
          </table:table-cell>
          <table:table-cell table:formula="of:=POWER([dados.I8];2)" office:value-type="float" office:value="0.590741376552205" calcext:value-type="float">
            <text:p>0,591</text:p>
          </table:table-cell>
          <table:table-cell table:formula="of:=POWER([dados.J8];2)" office:value-type="float" office:value="5.2274612294242" calcext:value-type="float">
            <text:p>5,227</text:p>
          </table:table-cell>
          <table:table-cell table:formula="of:=POWER([dados.K8];2)" office:value-type="float" office:value="0.500371591324144" calcext:value-type="float">
            <text:p>0,500</text:p>
          </table:table-cell>
        </table:table-row>
        <table:table-row table:style-name="ro1">
          <table:table-cell table:formula="of:=POWER([dados.B9];2)" office:value-type="float" office:value="5249.39784060715" calcext:value-type="float">
            <text:p>5249,398</text:p>
          </table:table-cell>
          <table:table-cell table:formula="of:=POWER([dados.C9];2)" office:value-type="float" office:value="81" calcext:value-type="float">
            <text:p>81,000</text:p>
          </table:table-cell>
          <table:table-cell table:formula="of:=POWER([dados.D9];2)" office:value-type="float" office:value="64" calcext:value-type="float">
            <text:p>64,000</text:p>
          </table:table-cell>
          <table:table-cell table:formula="of:=[dados.E9]" office:value-type="float" office:value="99" calcext:value-type="float">
            <text:p>99,000</text:p>
          </table:table-cell>
          <table:table-cell table:formula="of:=POWER([dados.F9];2)" office:value-type="float" office:value="0.998658756873793" calcext:value-type="float">
            <text:p>0,999</text:p>
          </table:table-cell>
          <table:table-cell table:formula="of:=POWER([dados.G9];2)" office:value-type="float" office:value="2.46410917759299" calcext:value-type="float">
            <text:p>2,464</text:p>
          </table:table-cell>
          <table:table-cell table:formula="of:=POWER([dados.H9];2)" office:value-type="float" office:value="1.94466507173417" calcext:value-type="float">
            <text:p>1,945</text:p>
          </table:table-cell>
          <table:table-cell table:formula="of:=POWER([dados.I9];2)" office:value-type="float" office:value="0.530129969058268" calcext:value-type="float">
            <text:p>0,530</text:p>
          </table:table-cell>
          <table:table-cell table:formula="of:=POWER([dados.J9];2)" office:value-type="float" office:value="4.32804881372775" calcext:value-type="float">
            <text:p>4,328</text:p>
          </table:table-cell>
          <table:table-cell table:formula="of:=POWER([dados.K9];2)" office:value-type="float" office:value="0.549250616949626" calcext:value-type="float">
            <text:p>0,549</text:p>
          </table:table-cell>
        </table:table-row>
        <table:table-row table:style-name="ro1">
          <table:table-cell table:formula="of:=POWER([dados.B10];2)" office:value-type="float" office:value="1142.4506334598" calcext:value-type="float">
            <text:p>1142,451</text:p>
          </table:table-cell>
          <table:table-cell table:formula="of:=POWER([dados.C10];2)" office:value-type="float" office:value="36" calcext:value-type="float">
            <text:p>36,000</text:p>
          </table:table-cell>
          <table:table-cell table:formula="of:=POWER([dados.D10];2)" office:value-type="float" office:value="225" calcext:value-type="float">
            <text:p>225,000</text:p>
          </table:table-cell>
          <table:table-cell table:formula="of:=[dados.E10]" office:value-type="float" office:value="121" calcext:value-type="float">
            <text:p>121,000</text:p>
          </table:table-cell>
          <table:table-cell table:formula="of:=POWER([dados.F10];2)" office:value-type="float" office:value="1.5187328057613" calcext:value-type="float">
            <text:p>1,519</text:p>
          </table:table-cell>
          <table:table-cell table:formula="of:=POWER([dados.G10];2)" office:value-type="float" office:value="2.82536004927081" calcext:value-type="float">
            <text:p>2,825</text:p>
          </table:table-cell>
          <table:table-cell table:formula="of:=POWER([dados.H10];2)" office:value-type="float" office:value="1.27594178063888" calcext:value-type="float">
            <text:p>1,276</text:p>
          </table:table-cell>
          <table:table-cell table:formula="of:=POWER([dados.I10];2)" office:value-type="float" office:value="0.414193977627934" calcext:value-type="float">
            <text:p>0,414</text:p>
          </table:table-cell>
          <table:table-cell table:formula="of:=POWER([dados.J10];2)" office:value-type="float" office:value="5.02975758298355" calcext:value-type="float">
            <text:p>5,030</text:p>
          </table:table-cell>
          <table:table-cell table:formula="of:=POWER([dados.K10];2)" office:value-type="float" office:value="0.176080378815932" calcext:value-type="float">
            <text:p>0,176</text:p>
          </table:table-cell>
        </table:table-row>
        <table:table-row table:style-name="ro1">
          <table:table-cell table:formula="of:=POWER([dados.B11];2)" office:value-type="float" office:value="5026.83705117448" calcext:value-type="float">
            <text:p>5026,837</text:p>
          </table:table-cell>
          <table:table-cell table:formula="of:=POWER([dados.C11];2)" office:value-type="float" office:value="36" calcext:value-type="float">
            <text:p>36,000</text:p>
          </table:table-cell>
          <table:table-cell table:formula="of:=POWER([dados.D11];2)" office:value-type="float" office:value="196" calcext:value-type="float">
            <text:p>196,000</text:p>
          </table:table-cell>
          <table:table-cell table:formula="of:=[dados.E11]" office:value-type="float" office:value="38" calcext:value-type="float">
            <text:p>38,000</text:p>
          </table:table-cell>
          <table:table-cell table:formula="of:=POWER([dados.F11];2)" office:value-type="float" office:value="1.01745457561309" calcext:value-type="float">
            <text:p>1,017</text:p>
          </table:table-cell>
          <table:table-cell table:formula="of:=POWER([dados.G11];2)" office:value-type="float" office:value="2.82536004927081" calcext:value-type="float">
            <text:p>2,825</text:p>
          </table:table-cell>
          <table:table-cell table:formula="of:=POWER([dados.H11];2)" office:value-type="float" office:value="1.36287881668321" calcext:value-type="float">
            <text:p>1,363</text:p>
          </table:table-cell>
          <table:table-cell table:formula="of:=POWER([dados.I11];2)" office:value-type="float" office:value="0.285644128523462" calcext:value-type="float">
            <text:p>0,286</text:p>
          </table:table-cell>
          <table:table-cell table:formula="of:=POWER([dados.J11];2)" office:value-type="float" office:value="4.57311152415644" calcext:value-type="float">
            <text:p>4,573</text:p>
          </table:table-cell>
          <table:table-cell table:formula="of:=POWER([dados.K11];2)" office:value-type="float" office:value="0.346934455447247" calcext:value-type="float">
            <text:p>0,347</text:p>
          </table:table-cell>
        </table:table-row>
        <table:table-row table:style-name="ro1">
          <table:table-cell table:formula="of:=POWER([dados.B12];2)" office:value-type="float" office:value="7452.67946756674" calcext:value-type="float">
            <text:p>7452,679</text:p>
          </table:table-cell>
          <table:table-cell table:formula="of:=POWER([dados.C12];2)" office:value-type="float" office:value="36" calcext:value-type="float">
            <text:p>36,000</text:p>
          </table:table-cell>
          <table:table-cell table:formula="of:=POWER([dados.D12];2)" office:value-type="float" office:value="169" calcext:value-type="float">
            <text:p>169,000</text:p>
          </table:table-cell>
          <table:table-cell table:formula="of:=[dados.E12]" office:value-type="float" office:value="2" calcext:value-type="float">
            <text:p>2,000</text:p>
          </table:table-cell>
          <table:table-cell table:formula="of:=POWER([dados.F12];2)" office:value-type="float" office:value="0.838448841654361" calcext:value-type="float">
            <text:p>0,838</text:p>
          </table:table-cell>
          <table:table-cell table:formula="of:=POWER([dados.G12];2)" office:value-type="float" office:value="2.82536004927081" calcext:value-type="float">
            <text:p>2,825</text:p>
          </table:table-cell>
          <table:table-cell table:formula="of:=POWER([dados.H12];2)" office:value-type="float" office:value="1.45268080695539" calcext:value-type="float">
            <text:p>1,453</text:p>
          </table:table-cell>
          <table:table-cell table:formula="of:=POWER([dados.I12];2)" office:value-type="float" office:value="0.253240931009339" calcext:value-type="float">
            <text:p>0,253</text:p>
          </table:table-cell>
          <table:table-cell table:formula="of:=POWER([dados.J12];2)" office:value-type="float" office:value="4.4063156263128" calcext:value-type="float">
            <text:p>4,406</text:p>
          </table:table-cell>
          <table:table-cell table:formula="of:=POWER([dados.K12];2)" office:value-type="float" office:value="0.456929520955151" calcext:value-type="float">
            <text:p>0,457</text:p>
          </table:table-cell>
        </table:table-row>
        <table:table-row table:style-name="ro1">
          <table:table-cell table:formula="of:=POWER([dados.B13];2)" office:value-type="float" office:value="1576.90474059469" calcext:value-type="float">
            <text:p>1576,905</text:p>
          </table:table-cell>
          <table:table-cell table:formula="of:=POWER([dados.C13];2)" office:value-type="float" office:value="25" calcext:value-type="float">
            <text:p>25,000</text:p>
          </table:table-cell>
          <table:table-cell table:formula="of:=POWER([dados.D13];2)" office:value-type="float" office:value="169" calcext:value-type="float">
            <text:p>169,000</text:p>
          </table:table-cell>
          <table:table-cell table:formula="of:=[dados.E13]" office:value-type="float" office:value="139" calcext:value-type="float">
            <text:p>139,000</text:p>
          </table:table-cell>
          <table:table-cell table:formula="of:=POWER([dados.F13];2)" office:value-type="float" office:value="1.43217769789773" calcext:value-type="float">
            <text:p>1,432</text:p>
          </table:table-cell>
          <table:table-cell table:formula="of:=POWER([dados.G13];2)" office:value-type="float" office:value="2.95126609856403" calcext:value-type="float">
            <text:p>2,951</text:p>
          </table:table-cell>
          <table:table-cell table:formula="of:=POWER([dados.H13];2)" office:value-type="float" office:value="1.45268080695539" calcext:value-type="float">
            <text:p>1,453</text:p>
          </table:table-cell>
          <table:table-cell table:formula="of:=POWER([dados.I13];2)" office:value-type="float" office:value="0.426214853964271" calcext:value-type="float">
            <text:p>0,426</text:p>
          </table:table-cell>
          <table:table-cell table:formula="of:=POWER([dados.J13];2)" office:value-type="float" office:value="5.15344339027659" calcext:value-type="float">
            <text:p>5,153</text:p>
          </table:table-cell>
          <table:table-cell table:formula="of:=POWER([dados.K13];2)" office:value-type="float" office:value="0.256463235794305" calcext:value-type="float">
            <text:p>0,256</text:p>
          </table:table-cell>
        </table:table-row>
        <table:table-row table:style-name="ro1">
          <table:table-cell table:formula="of:=POWER([dados.B14];2)" office:value-type="float" office:value="5778.69702625524" calcext:value-type="float">
            <text:p>5778,697</text:p>
          </table:table-cell>
          <table:table-cell table:formula="of:=POWER([dados.C14];2)" office:value-type="float" office:value="36" calcext:value-type="float">
            <text:p>36,000</text:p>
          </table:table-cell>
          <table:table-cell table:formula="of:=POWER([dados.D14];2)" office:value-type="float" office:value="121" calcext:value-type="float">
            <text:p>121,000</text:p>
          </table:table-cell>
          <table:table-cell table:formula="of:=[dados.E14]" office:value-type="float" office:value="20" calcext:value-type="float">
            <text:p>20,000</text:p>
          </table:table-cell>
          <table:table-cell table:formula="of:=POWER([dados.F14];2)" office:value-type="float" office:value="0.956162043702553" calcext:value-type="float">
            <text:p>0,956</text:p>
          </table:table-cell>
          <table:table-cell table:formula="of:=POWER([dados.G14];2)" office:value-type="float" office:value="2.82536004927081" calcext:value-type="float">
            <text:p>2,825</text:p>
          </table:table-cell>
          <table:table-cell table:formula="of:=POWER([dados.H14];2)" office:value-type="float" office:value="1.64087965018333" calcext:value-type="float">
            <text:p>1,641</text:p>
          </table:table-cell>
          <table:table-cell table:formula="of:=POWER([dados.I14];2)" office:value-type="float" office:value="0.346632394502896" calcext:value-type="float">
            <text:p>0,347</text:p>
          </table:table-cell>
          <table:table-cell table:formula="of:=POWER([dados.J14];2)" office:value-type="float" office:value="4.59514463128095" calcext:value-type="float">
            <text:p>4,595</text:p>
          </table:table-cell>
          <table:table-cell table:formula="of:=POWER([dados.K14];2)" office:value-type="float" office:value="0.48062101596143" calcext:value-type="float">
            <text:p>0,481</text:p>
          </table:table-cell>
        </table:table-row>
        <table:table-row table:style-name="ro1">
          <table:table-cell table:formula="of:=POWER([dados.B15];2)" office:value-type="float" office:value="3575.42423334188" calcext:value-type="float">
            <text:p>3575,424</text:p>
          </table:table-cell>
          <table:table-cell table:formula="of:=POWER([dados.C15];2)" office:value-type="float" office:value="49" calcext:value-type="float">
            <text:p>49,000</text:p>
          </table:table-cell>
          <table:table-cell table:formula="of:=POWER([dados.D15];2)" office:value-type="float" office:value="100" calcext:value-type="float">
            <text:p>100,000</text:p>
          </table:table-cell>
          <table:table-cell table:formula="of:=[dados.E15]" office:value-type="float" office:value="100" calcext:value-type="float">
            <text:p>100,000</text:p>
          </table:table-cell>
          <table:table-cell table:formula="of:=POWER([dados.F15];2)" office:value-type="float" office:value="1.15701123372121" calcext:value-type="float">
            <text:p>1,157</text:p>
          </table:table-cell>
          <table:table-cell table:formula="of:=POWER([dados.G15];2)" office:value-type="float" office:value="2.70219854601123" calcext:value-type="float">
            <text:p>2,702</text:p>
          </table:table-cell>
          <table:table-cell table:formula="of:=POWER([dados.H15];2)" office:value-type="float" office:value="1.73927650313909" calcext:value-type="float">
            <text:p>1,739</text:p>
          </table:table-cell>
          <table:table-cell table:formula="of:=POWER([dados.I15];2)" office:value-type="float" office:value="0.475057121046232" calcext:value-type="float">
            <text:p>0,475</text:p>
          </table:table-cell>
          <table:table-cell table:formula="of:=POWER([dados.J15];2)" office:value-type="float" office:value="4.69828845403103" calcext:value-type="float">
            <text:p>4,698</text:p>
          </table:table-cell>
          <table:table-cell table:formula="of:=POWER([dados.K15];2)" office:value-type="float" office:value="0.425137229939964" calcext:value-type="float">
            <text:p>0,425</text:p>
          </table:table-cell>
        </table:table-row>
        <table:table-row table:style-name="ro1">
          <table:table-cell table:formula="of:=POWER([dados.B16];2)" office:value-type="float" office:value="3456.17722868116" calcext:value-type="float">
            <text:p>3456,177</text:p>
          </table:table-cell>
          <table:table-cell table:formula="of:=POWER([dados.C16];2)" office:value-type="float" office:value="81" calcext:value-type="float">
            <text:p>81,000</text:p>
          </table:table-cell>
          <table:table-cell table:formula="of:=POWER([dados.D16];2)" office:value-type="float" office:value="144" calcext:value-type="float">
            <text:p>144,000</text:p>
          </table:table-cell>
          <table:table-cell table:formula="of:=[dados.E16]" office:value-type="float" office:value="3" calcext:value-type="float">
            <text:p>3,000</text:p>
          </table:table-cell>
          <table:table-cell table:formula="of:=POWER([dados.F16];2)" office:value-type="float" office:value="1.1700908003094" calcext:value-type="float">
            <text:p>1,170</text:p>
          </table:table-cell>
          <table:table-cell table:formula="of:=POWER([dados.G16];2)" office:value-type="float" office:value="2.46410917759299" calcext:value-type="float">
            <text:p>2,464</text:p>
          </table:table-cell>
          <table:table-cell table:formula="of:=POWER([dados.H16];2)" office:value-type="float" office:value="1.54534775145543" calcext:value-type="float">
            <text:p>1,545</text:p>
          </table:table-cell>
          <table:table-cell table:formula="of:=POWER([dados.I16];2)" office:value-type="float" office:value="0.462792919110534" calcext:value-type="float">
            <text:p>0,463</text:p>
          </table:table-cell>
          <table:table-cell table:formula="of:=POWER([dados.J16];2)" office:value-type="float" office:value="4.38487726976525" calcext:value-type="float">
            <text:p>4,385</text:p>
          </table:table-cell>
          <table:table-cell table:formula="of:=POWER([dados.K16];2)" office:value-type="float" office:value="0.331874530089269" calcext:value-type="float">
            <text:p>0,332</text:p>
          </table:table-cell>
        </table:table-row>
        <table:table-row table:style-name="ro1">
          <table:table-cell table:formula="of:=POWER([dados.B17];2)" office:value-type="float" office:value="5911.96216051766" calcext:value-type="float">
            <text:p>5911,962</text:p>
          </table:table-cell>
          <table:table-cell table:formula="of:=POWER([dados.C17];2)" office:value-type="float" office:value="49" calcext:value-type="float">
            <text:p>49,000</text:p>
          </table:table-cell>
          <table:table-cell table:formula="of:=POWER([dados.D17];2)" office:value-type="float" office:value="144" calcext:value-type="float">
            <text:p>144,000</text:p>
          </table:table-cell>
          <table:table-cell table:formula="of:=[dados.E17]" office:value-type="float" office:value="78" calcext:value-type="float">
            <text:p>78,000</text:p>
          </table:table-cell>
          <table:table-cell table:formula="of:=POWER([dados.F17];2)" office:value-type="float" office:value="0.945913367524555" calcext:value-type="float">
            <text:p>0,946</text:p>
          </table:table-cell>
          <table:table-cell table:formula="of:=POWER([dados.G17];2)" office:value-type="float" office:value="2.70219854601123" calcext:value-type="float">
            <text:p>2,702</text:p>
          </table:table-cell>
          <table:table-cell table:formula="of:=POWER([dados.H17];2)" office:value-type="float" office:value="1.54534775145543" calcext:value-type="float">
            <text:p>1,545</text:p>
          </table:table-cell>
          <table:table-cell table:formula="of:=POWER([dados.I17];2)" office:value-type="float" office:value="0.335631927131417" calcext:value-type="float">
            <text:p>0,336</text:p>
          </table:table-cell>
          <table:table-cell table:formula="of:=POWER([dados.J17];2)" office:value-type="float" office:value="4.42152916457915" calcext:value-type="float">
            <text:p>4,422</text:p>
          </table:table-cell>
          <table:table-cell table:formula="of:=POWER([dados.K17];2)" office:value-type="float" office:value="0.436295091058184" calcext:value-type="float">
            <text:p>0,436</text:p>
          </table:table-cell>
        </table:table-row>
        <table:table-row table:style-name="ro1">
          <table:table-cell table:formula="of:=POWER([dados.B18];2)" office:value-type="float" office:value="2623.91359350204" calcext:value-type="float">
            <text:p>2623,914</text:p>
          </table:table-cell>
          <table:table-cell table:formula="of:=POWER([dados.C18];2)" office:value-type="float" office:value="36" calcext:value-type="float">
            <text:p>36,000</text:p>
          </table:table-cell>
          <table:table-cell table:formula="of:=POWER([dados.D18];2)" office:value-type="float" office:value="169" calcext:value-type="float">
            <text:p>169,000</text:p>
          </table:table-cell>
          <table:table-cell table:formula="of:=[dados.E18]" office:value-type="float" office:value="122" calcext:value-type="float">
            <text:p>122,000</text:p>
          </table:table-cell>
          <table:table-cell table:formula="of:=POWER([dados.F18];2)" office:value-type="float" office:value="1.27084597997132" calcext:value-type="float">
            <text:p>1,271</text:p>
          </table:table-cell>
          <table:table-cell table:formula="of:=POWER([dados.G18];2)" office:value-type="float" office:value="2.82536004927081" calcext:value-type="float">
            <text:p>2,825</text:p>
          </table:table-cell>
          <table:table-cell table:formula="of:=POWER([dados.H18];2)" office:value-type="float" office:value="1.45268080695539" calcext:value-type="float">
            <text:p>1,453</text:p>
          </table:table-cell>
          <table:table-cell table:formula="of:=POWER([dados.I18];2)" office:value-type="float" office:value="0.396159099590783" calcext:value-type="float">
            <text:p>0,396</text:p>
          </table:table-cell>
          <table:table-cell table:formula="of:=POWER([dados.J18];2)" office:value-type="float" office:value="4.85849769834155" calcext:value-type="float">
            <text:p>4,858</text:p>
          </table:table-cell>
          <table:table-cell table:formula="of:=POWER([dados.K18];2)" office:value-type="float" office:value="0.294226870736017" calcext:value-type="float">
            <text:p>0,294</text:p>
          </table:table-cell>
        </table:table-row>
        <table:table-row table:style-name="ro1">
          <table:table-cell table:formula="of:=POWER([dados.B19];2)" office:value-type="float" office:value="1291.4912524566" calcext:value-type="float">
            <text:p>1291,491</text:p>
          </table:table-cell>
          <table:table-cell table:formula="of:=POWER([dados.C19];2)" office:value-type="float" office:value="144" calcext:value-type="float">
            <text:p>144,000</text:p>
          </table:table-cell>
          <table:table-cell table:formula="of:=POWER([dados.D19];2)" office:value-type="float" office:value="81" calcext:value-type="float">
            <text:p>81,000</text:p>
          </table:table-cell>
          <table:table-cell table:formula="of:=[dados.E19]" office:value-type="float" office:value="140" calcext:value-type="float">
            <text:p>140,000</text:p>
          </table:table-cell>
          <table:table-cell table:formula="of:=POWER([dados.F19];2)" office:value-type="float" office:value="1.4871402983706" calcext:value-type="float">
            <text:p>1,487</text:p>
          </table:table-cell>
          <table:table-cell table:formula="of:=POWER([dados.G19];2)" office:value-type="float" office:value="2.12755922021793" calcext:value-type="float">
            <text:p>2,128</text:p>
          </table:table-cell>
          <table:table-cell table:formula="of:=POWER([dados.H19];2)" office:value-type="float" office:value="1.8405383103227" calcext:value-type="float">
            <text:p>1,841</text:p>
          </table:table-cell>
          <table:table-cell table:formula="of:=POWER([dados.I19];2)" office:value-type="float" office:value="0.79024889226312" calcext:value-type="float">
            <text:p>0,790</text:p>
          </table:table-cell>
          <table:table-cell table:formula="of:=POWER([dados.J19];2)" office:value-type="float" office:value="4.36186556313496" calcext:value-type="float">
            <text:p>4,362</text:p>
          </table:table-cell>
          <table:table-cell table:formula="of:=POWER([dados.K19];2)" office:value-type="float" office:value="0.303120695418696" calcext:value-type="float">
            <text:p>0,303</text:p>
          </table:table-cell>
        </table:table-row>
        <table:table-row table:style-name="ro1">
          <table:table-cell table:formula="of:=POWER([dados.B20];2)" office:value-type="float" office:value="2305.32839313187" calcext:value-type="float">
            <text:p>2305,328</text:p>
          </table:table-cell>
          <table:table-cell table:formula="of:=POWER([dados.C20];2)" office:value-type="float" office:value="49" calcext:value-type="float">
            <text:p>49,000</text:p>
          </table:table-cell>
          <table:table-cell table:formula="of:=POWER([dados.D20];2)" office:value-type="float" office:value="196" calcext:value-type="float">
            <text:p>196,000</text:p>
          </table:table-cell>
          <table:table-cell table:formula="of:=[dados.E20]" office:value-type="float" office:value="59" calcext:value-type="float">
            <text:p>59,000</text:p>
          </table:table-cell>
          <table:table-cell table:formula="of:=POWER([dados.F20];2)" office:value-type="float" office:value="1.31485967713141" calcext:value-type="float">
            <text:p>1,315</text:p>
          </table:table-cell>
          <table:table-cell table:formula="of:=POWER([dados.G20];2)" office:value-type="float" office:value="2.70219854601123" calcext:value-type="float">
            <text:p>2,702</text:p>
          </table:table-cell>
          <table:table-cell table:formula="of:=POWER([dados.H20];2)" office:value-type="float" office:value="1.36287881668321" calcext:value-type="float">
            <text:p>1,363</text:p>
          </table:table-cell>
          <table:table-cell table:formula="of:=POWER([dados.I20];2)" office:value-type="float" office:value="0.402801133673765" calcext:value-type="float">
            <text:p>0,403</text:p>
          </table:table-cell>
          <table:table-cell table:formula="of:=POWER([dados.J20];2)" office:value-type="float" office:value="4.732941451644" calcext:value-type="float">
            <text:p>4,733</text:p>
          </table:table-cell>
          <table:table-cell table:formula="of:=POWER([dados.K20];2)" office:value-type="float" office:value="0.244191560478401" calcext:value-type="float">
            <text:p>0,244</text:p>
          </table:table-cell>
        </table:table-row>
        <table:table-row table:style-name="ro1">
          <table:table-cell table:formula="of:=POWER([dados.B21];2)" office:value-type="float" office:value="646.845438774717" calcext:value-type="float">
            <text:p>646,845</text:p>
          </table:table-cell>
          <table:table-cell table:formula="of:=POWER([dados.C21];2)" office:value-type="float" office:value="81" calcext:value-type="float">
            <text:p>81,000</text:p>
          </table:table-cell>
          <table:table-cell table:formula="of:=POWER([dados.D21];2)" office:value-type="float" office:value="225" calcext:value-type="float">
            <text:p>225,000</text:p>
          </table:table-cell>
          <table:table-cell table:formula="of:=[dados.E21]" office:value-type="float" office:value="141" calcext:value-type="float">
            <text:p>141,000</text:p>
          </table:table-cell>
          <table:table-cell table:formula="of:=POWER([dados.F21];2)" office:value-type="float" office:value="1.64561210796198" calcext:value-type="float">
            <text:p>1,646</text:p>
          </table:table-cell>
          <table:table-cell table:formula="of:=POWER([dados.G21];2)" office:value-type="float" office:value="2.46410917759299" calcext:value-type="float">
            <text:p>2,464</text:p>
          </table:table-cell>
          <table:table-cell table:formula="of:=POWER([dados.H21];2)" office:value-type="float" office:value="1.27594178063888" calcext:value-type="float">
            <text:p>1,276</text:p>
          </table:table-cell>
          <table:table-cell table:formula="of:=POWER([dados.I21];2)" office:value-type="float" office:value="0.529244561377322" calcext:value-type="float">
            <text:p>0,529</text:p>
          </table:table-cell>
          <table:table-cell table:formula="of:=POWER([dados.J21];2)" office:value-type="float" office:value="4.72362247004256" calcext:value-type="float">
            <text:p>4,724</text:p>
          </table:table-cell>
          <table:table-cell table:formula="of:=POWER([dados.K21];2)" office:value-type="float" office:value="0.132793831363616" calcext:value-type="float">
            <text:p>0,133</text:p>
          </table:table-cell>
        </table:table-row>
        <table:table-row table:style-name="ro1">
          <table:table-cell table:formula="of:=POWER([dados.B22];2)" office:value-type="float" office:value="12228.6572574277" calcext:value-type="float">
            <text:p>12228,657</text:p>
          </table:table-cell>
          <table:table-cell table:formula="of:=POWER([dados.C22];2)" office:value-type="float" office:value="81" calcext:value-type="float">
            <text:p>81,000</text:p>
          </table:table-cell>
          <table:table-cell table:formula="of:=POWER([dados.D22];2)" office:value-type="float" office:value="196" calcext:value-type="float">
            <text:p>196,000</text:p>
          </table:table-cell>
          <table:table-cell table:formula="of:=[dados.E22]" office:value-type="float" office:value="21" calcext:value-type="float">
            <text:p>21,000</text:p>
          </table:table-cell>
          <table:table-cell table:formula="of:=POWER([dados.F22];2)" office:value-type="float" office:value="0.592033222445681" calcext:value-type="float">
            <text:p>0,592</text:p>
          </table:table-cell>
          <table:table-cell table:formula="of:=POWER([dados.G22];2)" office:value-type="float" office:value="2.46410917759299" calcext:value-type="float">
            <text:p>2,464</text:p>
          </table:table-cell>
          <table:table-cell table:formula="of:=POWER([dados.H22];2)" office:value-type="float" office:value="1.36287881668321" calcext:value-type="float">
            <text:p>1,363</text:p>
          </table:table-cell>
          <table:table-cell table:formula="of:=POWER([dados.I22];2)" office:value-type="float" office:value="0.198610754171838" calcext:value-type="float">
            <text:p>0,199</text:p>
          </table:table-cell>
          <table:table-cell table:formula="of:=POWER([dados.J22];2)" office:value-type="float" office:value="3.70691462920326" calcext:value-type="float">
            <text:p>3,707</text:p>
          </table:table-cell>
          <table:table-cell table:formula="of:=POWER([dados.K22];2)" office:value-type="float" office:value="0.51349243254182" calcext:value-type="float">
            <text:p>0,513</text:p>
          </table:table-cell>
        </table:table-row>
        <table:table-row table:style-name="ro1">
          <table:table-cell table:formula="of:=POWER([dados.B23];2)" office:value-type="float" office:value="5147.46385627168" calcext:value-type="float">
            <text:p>5147,464</text:p>
          </table:table-cell>
          <table:table-cell table:formula="of:=POWER([dados.C23];2)" office:value-type="float" office:value="64" calcext:value-type="float">
            <text:p>64,000</text:p>
          </table:table-cell>
          <table:table-cell table:formula="of:=POWER([dados.D23];2)" office:value-type="float" office:value="121" calcext:value-type="float">
            <text:p>121,000</text:p>
          </table:table-cell>
          <table:table-cell table:formula="of:=[dados.E23]" office:value-type="float" office:value="142" calcext:value-type="float">
            <text:p>142,000</text:p>
          </table:table-cell>
          <table:table-cell table:formula="of:=POWER([dados.F23];2)" office:value-type="float" office:value="1.00719512497486" calcext:value-type="float">
            <text:p>1,007</text:p>
          </table:table-cell>
          <table:table-cell table:formula="of:=POWER([dados.G23];2)" office:value-type="float" office:value="2.58178158878529" calcext:value-type="float">
            <text:p>2,582</text:p>
          </table:table-cell>
          <table:table-cell table:formula="of:=POWER([dados.H23];2)" office:value-type="float" office:value="1.64087965018333" calcext:value-type="float">
            <text:p>1,641</text:p>
          </table:table-cell>
          <table:table-cell table:formula="of:=POWER([dados.I23];2)" office:value-type="float" office:value="0.409602917817776" calcext:value-type="float">
            <text:p>0,410</text:p>
          </table:table-cell>
          <table:table-cell table:formula="of:=POWER([dados.J23];2)" office:value-type="float" office:value="4.38276071827028" calcext:value-type="float">
            <text:p>4,383</text:p>
          </table:table-cell>
          <table:table-cell table:formula="of:=POWER([dados.K23];2)" office:value-type="float" office:value="0.437489328625729" calcext:value-type="float">
            <text:p>0,437</text:p>
          </table:table-cell>
        </table:table-row>
        <table:table-row table:style-name="ro1">
          <table:table-cell table:formula="of:=POWER([dados.B24];2)" office:value-type="float" office:value="747.124056481755" calcext:value-type="float">
            <text:p>747,124</text:p>
          </table:table-cell>
          <table:table-cell table:formula="of:=POWER([dados.C24];2)" office:value-type="float" office:value="64" calcext:value-type="float">
            <text:p>64,000</text:p>
          </table:table-cell>
          <table:table-cell table:formula="of:=POWER([dados.D24];2)" office:value-type="float" office:value="121" calcext:value-type="float">
            <text:p>121,000</text:p>
          </table:table-cell>
          <table:table-cell table:formula="of:=[dados.E24]" office:value-type="float" office:value="79" calcext:value-type="float">
            <text:p>79,000</text:p>
          </table:table-cell>
          <table:table-cell table:formula="of:=POWER([dados.F24];2)" office:value-type="float" office:value="1.6163470451929" calcext:value-type="float">
            <text:p>1,616</text:p>
          </table:table-cell>
          <table:table-cell table:formula="of:=POWER([dados.G24];2)" office:value-type="float" office:value="2.58178158878529" calcext:value-type="float">
            <text:p>2,582</text:p>
          </table:table-cell>
          <table:table-cell table:formula="of:=POWER([dados.H24];2)" office:value-type="float" office:value="1.64087965018333" calcext:value-type="float">
            <text:p>1,641</text:p>
          </table:table-cell>
          <table:table-cell table:formula="of:=POWER([dados.I24];2)" office:value-type="float" office:value="0.639421851616494" calcext:value-type="float">
            <text:p>0,639</text:p>
          </table:table-cell>
          <table:table-cell table:formula="of:=POWER([dados.J24];2)" office:value-type="float" office:value="4.95704204026097" calcext:value-type="float">
            <text:p>4,957</text:p>
          </table:table-cell>
          <table:table-cell table:formula="of:=POWER([dados.K24];2)" office:value-type="float" office:value="0.242541614016517" calcext:value-type="float">
            <text:p>0,243</text:p>
          </table:table-cell>
        </table:table-row>
        <table:table-row table:style-name="ro1">
          <table:table-cell table:formula="of:=POWER([dados.B25];2)" office:value-type="float" office:value="11782.5983998434" calcext:value-type="float">
            <text:p>11782,598</text:p>
          </table:table-cell>
          <table:table-cell table:formula="of:=POWER([dados.C25];2)" office:value-type="float" office:value="81" calcext:value-type="float">
            <text:p>81,000</text:p>
          </table:table-cell>
          <table:table-cell table:formula="of:=POWER([dados.D25];2)" office:value-type="float" office:value="169" calcext:value-type="float">
            <text:p>169,000</text:p>
          </table:table-cell>
          <table:table-cell table:formula="of:=[dados.E25]" office:value-type="float" office:value="155" calcext:value-type="float">
            <text:p>155,000</text:p>
          </table:table-cell>
          <table:table-cell table:formula="of:=POWER([dados.F25];2)" office:value-type="float" office:value="0.611069967820418" calcext:value-type="float">
            <text:p>0,611</text:p>
          </table:table-cell>
          <table:table-cell table:formula="of:=POWER([dados.G25];2)" office:value-type="float" office:value="2.46410917759299" calcext:value-type="float">
            <text:p>2,464</text:p>
          </table:table-cell>
          <table:table-cell table:formula="of:=POWER([dados.H25];2)" office:value-type="float" office:value="1.45268080695539" calcext:value-type="float">
            <text:p>1,453</text:p>
          </table:table-cell>
          <table:table-cell table:formula="of:=POWER([dados.I25];2)" office:value-type="float" office:value="0.227724904846689" calcext:value-type="float">
            <text:p>0,228</text:p>
          </table:table-cell>
          <table:table-cell table:formula="of:=POWER([dados.J25];2)" office:value-type="float" office:value="3.75680965515673" calcext:value-type="float">
            <text:p>3,757</text:p>
          </table:table-cell>
          <table:table-cell table:formula="of:=POWER([dados.K25];2)" office:value-type="float" office:value="0.543321917495398" calcext:value-type="float">
            <text:p>0,543</text:p>
          </table:table-cell>
        </table:table-row>
        <table:table-row table:style-name="ro1">
          <table:table-cell table:formula="of:=POWER([dados.B26];2)" office:value-type="float" office:value="5227.43770790437" calcext:value-type="float">
            <text:p>5227,438</text:p>
          </table:table-cell>
          <table:table-cell table:formula="of:=POWER([dados.C26];2)" office:value-type="float" office:value="64" calcext:value-type="float">
            <text:p>64,000</text:p>
          </table:table-cell>
          <table:table-cell table:formula="of:=POWER([dados.D26];2)" office:value-type="float" office:value="64" calcext:value-type="float">
            <text:p>64,000</text:p>
          </table:table-cell>
          <table:table-cell table:formula="of:=[dados.E26]" office:value-type="float" office:value="101" calcext:value-type="float">
            <text:p>101,000</text:p>
          </table:table-cell>
          <table:table-cell table:formula="of:=POWER([dados.F26];2)" office:value-type="float" office:value="1.00048767295424" calcext:value-type="float">
            <text:p>1,000</text:p>
          </table:table-cell>
          <table:table-cell table:formula="of:=POWER([dados.G26];2)" office:value-type="float" office:value="2.58178158878529" calcext:value-type="float">
            <text:p>2,582</text:p>
          </table:table-cell>
          <table:table-cell table:formula="of:=POWER([dados.H26];2)" office:value-type="float" office:value="1.94466507173417" calcext:value-type="float">
            <text:p>1,945</text:p>
          </table:table-cell>
          <table:table-cell table:formula="of:=POWER([dados.I26];2)" office:value-type="float" office:value="0.505093645829698" calcext:value-type="float">
            <text:p>0,505</text:p>
          </table:table-cell>
          <table:table-cell table:formula="of:=POWER([dados.J26];2)" office:value-type="float" office:value="4.46183700385048" calcext:value-type="float">
            <text:p>4,462</text:p>
          </table:table-cell>
          <table:table-cell table:formula="of:=POWER([dados.K26];2)" office:value-type="float" office:value="0.55999995734183" calcext:value-type="float">
            <text:p>0,560</text:p>
          </table:table-cell>
        </table:table-row>
        <table:table-row table:style-name="ro1">
          <table:table-cell table:formula="of:=POWER([dados.B27];2)" office:value-type="float" office:value="5459.34300374941" calcext:value-type="float">
            <text:p>5459,343</text:p>
          </table:table-cell>
          <table:table-cell table:formula="of:=POWER([dados.C27];2)" office:value-type="float" office:value="64" calcext:value-type="float">
            <text:p>64,000</text:p>
          </table:table-cell>
          <table:table-cell table:formula="of:=POWER([dados.D27];2)" office:value-type="float" office:value="64" calcext:value-type="float">
            <text:p>64,000</text:p>
          </table:table-cell>
          <table:table-cell table:formula="of:=[dados.E27]" office:value-type="float" office:value="39" calcext:value-type="float">
            <text:p>39,000</text:p>
          </table:table-cell>
          <table:table-cell table:formula="of:=POWER([dados.F27];2)" office:value-type="float" office:value="0.981446060365871" calcext:value-type="float">
            <text:p>0,981</text:p>
          </table:table-cell>
          <table:table-cell table:formula="of:=POWER([dados.G27];2)" office:value-type="float" office:value="2.58178158878529" calcext:value-type="float">
            <text:p>2,582</text:p>
          </table:table-cell>
          <table:table-cell table:formula="of:=POWER([dados.H27];2)" office:value-type="float" office:value="1.94466507173417" calcext:value-type="float">
            <text:p>1,945</text:p>
          </table:table-cell>
          <table:table-cell table:formula="of:=POWER([dados.I27];2)" office:value-type="float" office:value="0.497021354394779" calcext:value-type="float">
            <text:p>0,497</text:p>
          </table:table-cell>
          <table:table-cell table:formula="of:=POWER([dados.J27];2)" office:value-type="float" office:value="4.44179967862181" calcext:value-type="float">
            <text:p>4,442</text:p>
          </table:table-cell>
          <table:table-cell table:formula="of:=POWER([dados.K27];2)" office:value-type="float" office:value="0.569067943034872" calcext:value-type="float">
            <text:p>0,569</text:p>
          </table:table-cell>
        </table:table-row>
        <table:table-row table:style-name="ro1">
          <table:table-cell table:formula="of:=POWER([dados.B28];2)" office:value-type="float" office:value="2245.50544586456" calcext:value-type="float">
            <text:p>2245,505</text:p>
          </table:table-cell>
          <table:table-cell table:formula="of:=POWER([dados.C28];2)" office:value-type="float" office:value="121" calcext:value-type="float">
            <text:p>121,000</text:p>
          </table:table-cell>
          <table:table-cell table:formula="of:=POWER([dados.D28];2)" office:value-type="float" office:value="225" calcext:value-type="float">
            <text:p>225,000</text:p>
          </table:table-cell>
          <table:table-cell table:formula="of:=[dados.E28]" office:value-type="float" office:value="156" calcext:value-type="float">
            <text:p>156,000</text:p>
          </table:table-cell>
          <table:table-cell table:formula="of:=POWER([dados.F28];2)" office:value-type="float" office:value="1.32354434362155" calcext:value-type="float">
            <text:p>1,324</text:p>
          </table:table-cell>
          <table:table-cell table:formula="of:=POWER([dados.G28];2)" office:value-type="float" office:value="2.23699799330931" calcext:value-type="float">
            <text:p>2,237</text:p>
          </table:table-cell>
          <table:table-cell table:formula="of:=POWER([dados.H28];2)" office:value-type="float" office:value="1.27594178063888" calcext:value-type="float">
            <text:p>1,276</text:p>
          </table:table-cell>
          <table:table-cell table:formula="of:=POWER([dados.I28];2)" office:value-type="float" office:value="0.468504329991693" calcext:value-type="float">
            <text:p>0,469</text:p>
          </table:table-cell>
          <table:table-cell table:formula="of:=POWER([dados.J28];2)" office:value-type="float" office:value="4.1810661666829" calcext:value-type="float">
            <text:p>4,181</text:p>
          </table:table-cell>
          <table:table-cell table:formula="of:=POWER([dados.K28];2)" office:value-type="float" office:value="0.186911301537783" calcext:value-type="float">
            <text:p>0,187</text:p>
          </table:table-cell>
        </table:table-row>
        <table:table-row table:style-name="ro1">
          <table:table-cell table:formula="of:=POWER([dados.B29];2)" office:value-type="float" office:value="7915.50127398658" calcext:value-type="float">
            <text:p>7915,501</text:p>
          </table:table-cell>
          <table:table-cell table:formula="of:=POWER([dados.C29];2)" office:value-type="float" office:value="121" calcext:value-type="float">
            <text:p>121,000</text:p>
          </table:table-cell>
          <table:table-cell table:formula="of:=POWER([dados.D29];2)" office:value-type="float" office:value="121" calcext:value-type="float">
            <text:p>121,000</text:p>
          </table:table-cell>
          <table:table-cell table:formula="of:=[dados.E29]" office:value-type="float" office:value="123" calcext:value-type="float">
            <text:p>123,000</text:p>
          </table:table-cell>
          <table:table-cell table:formula="of:=POWER([dados.F29];2)" office:value-type="float" office:value="0.809551019590242" calcext:value-type="float">
            <text:p>0,810</text:p>
          </table:table-cell>
          <table:table-cell table:formula="of:=POWER([dados.G29];2)" office:value-type="float" office:value="2.23699799330931" calcext:value-type="float">
            <text:p>2,237</text:p>
          </table:table-cell>
          <table:table-cell table:formula="of:=POWER([dados.H29];2)" office:value-type="float" office:value="1.64087965018333" calcext:value-type="float">
            <text:p>1,641</text:p>
          </table:table-cell>
          <table:table-cell table:formula="of:=POWER([dados.I29];2)" office:value-type="float" office:value="0.39933933736985" calcext:value-type="float">
            <text:p>0,399</text:p>
          </table:table-cell>
          <table:table-cell table:formula="of:=POWER([dados.J29];2)" office:value-type="float" office:value="3.79308245074518" calcext:value-type="float">
            <text:p>3,793</text:p>
          </table:table-cell>
          <table:table-cell table:formula="of:=POWER([dados.K29];2)" office:value-type="float" office:value="0.495003636509519" calcext:value-type="float">
            <text:p>0,495</text:p>
          </table:table-cell>
        </table:table-row>
        <table:table-row table:style-name="ro1">
          <table:table-cell table:formula="of:=POWER([dados.B30];2)" office:value-type="float" office:value="3735.05655770521" calcext:value-type="float">
            <text:p>3735,057</text:p>
          </table:table-cell>
          <table:table-cell table:formula="of:=POWER([dados.C30];2)" office:value-type="float" office:value="49" calcext:value-type="float">
            <text:p>49,000</text:p>
          </table:table-cell>
          <table:table-cell table:formula="of:=POWER([dados.D30];2)" office:value-type="float" office:value="49" calcext:value-type="float">
            <text:p>49,000</text:p>
          </table:table-cell>
          <table:table-cell table:formula="of:=[dados.E30]" office:value-type="float" office:value="173" calcext:value-type="float">
            <text:p>173,000</text:p>
          </table:table-cell>
          <table:table-cell table:formula="of:=POWER([dados.F30];2)" office:value-type="float" office:value="1.13995044822957" calcext:value-type="float">
            <text:p>1,140</text:p>
          </table:table-cell>
          <table:table-cell table:formula="of:=POWER([dados.G30];2)" office:value-type="float" office:value="2.70219854601123" calcext:value-type="float">
            <text:p>2,702</text:p>
          </table:table-cell>
          <table:table-cell table:formula="of:=POWER([dados.H30];2)" office:value-type="float" office:value="2.0516567873735" calcext:value-type="float">
            <text:p>2,052</text:p>
          </table:table-cell>
          <table:table-cell table:formula="of:=POWER([dados.I30];2)" office:value-type="float" office:value="0.573338270926" calcext:value-type="float">
            <text:p>0,573</text:p>
          </table:table-cell>
          <table:table-cell table:formula="of:=POWER([dados.J30];2)" office:value-type="float" office:value="4.77014083266033" calcext:value-type="float">
            <text:p>4,770</text:p>
          </table:table-cell>
          <table:table-cell table:formula="of:=POWER([dados.K30];2)" office:value-type="float" office:value="0.550322850660096" calcext:value-type="float">
            <text:p>0,550</text:p>
          </table:table-cell>
        </table:table-row>
        <table:table-row table:style-name="ro1">
          <table:table-cell table:formula="of:=POWER([dados.B31];2)" office:value-type="float" office:value="5046.91123505088" calcext:value-type="float">
            <text:p>5046,911</text:p>
          </table:table-cell>
          <table:table-cell table:formula="of:=POWER([dados.C31];2)" office:value-type="float" office:value="144" calcext:value-type="float">
            <text:p>144,000</text:p>
          </table:table-cell>
          <table:table-cell table:formula="of:=POWER([dados.D31];2)" office:value-type="float" office:value="100" calcext:value-type="float">
            <text:p>100,000</text:p>
          </table:table-cell>
          <table:table-cell table:formula="of:=[dados.E31]" office:value-type="float" office:value="80" calcext:value-type="float">
            <text:p>80,000</text:p>
          </table:table-cell>
          <table:table-cell table:formula="of:=POWER([dados.F31];2)" office:value-type="float" office:value="1.01573515208024" calcext:value-type="float">
            <text:p>1,016</text:p>
          </table:table-cell>
          <table:table-cell table:formula="of:=POWER([dados.G31];2)" office:value-type="float" office:value="2.12755922021793" calcext:value-type="float">
            <text:p>2,128</text:p>
          </table:table-cell>
          <table:table-cell table:formula="of:=POWER([dados.H31];2)" office:value-type="float" office:value="1.73927650313909" calcext:value-type="float">
            <text:p>1,739</text:p>
          </table:table-cell>
          <table:table-cell table:formula="of:=POWER([dados.I31];2)" office:value-type="float" office:value="0.545454588361377" calcext:value-type="float">
            <text:p>0,545</text:p>
          </table:table-cell>
          <table:table-cell table:formula="of:=POWER([dados.J31];2)" office:value-type="float" office:value="3.90699007301214" calcext:value-type="float">
            <text:p>3,907</text:p>
          </table:table-cell>
          <table:table-cell table:formula="of:=POWER([dados.K31];2)" office:value-type="float" office:value="0.430123184986981" calcext:value-type="float">
            <text:p>0,430</text:p>
          </table:table-cell>
        </table:table-row>
        <table:table-row table:style-name="ro1">
          <table:table-cell table:formula="of:=POWER([dados.B32];2)" office:value-type="float" office:value="2234.28687049386" calcext:value-type="float">
            <text:p>2234,287</text:p>
          </table:table-cell>
          <table:table-cell table:formula="of:=POWER([dados.C32];2)" office:value-type="float" office:value="36" calcext:value-type="float">
            <text:p>36,000</text:p>
          </table:table-cell>
          <table:table-cell table:formula="of:=POWER([dados.D32];2)" office:value-type="float" office:value="196" calcext:value-type="float">
            <text:p>196,000</text:p>
          </table:table-cell>
          <table:table-cell table:formula="of:=[dados.E32]" office:value-type="float" office:value="60" calcext:value-type="float">
            <text:p>60,000</text:p>
          </table:table-cell>
          <table:table-cell table:formula="of:=POWER([dados.F32];2)" office:value-type="float" office:value="1.32518901674646" calcext:value-type="float">
            <text:p>1,325</text:p>
          </table:table-cell>
          <table:table-cell table:formula="of:=POWER([dados.G32];2)" office:value-type="float" office:value="2.82536004927081" calcext:value-type="float">
            <text:p>2,825</text:p>
          </table:table-cell>
          <table:table-cell table:formula="of:=POWER([dados.H32];2)" office:value-type="float" office:value="1.36287881668321" calcext:value-type="float">
            <text:p>1,363</text:p>
          </table:table-cell>
          <table:table-cell table:formula="of:=POWER([dados.I32];2)" office:value-type="float" office:value="0.383656347689665" calcext:value-type="float">
            <text:p>0,384</text:p>
          </table:table-cell>
          <table:table-cell table:formula="of:=POWER([dados.J32];2)" office:value-type="float" office:value="4.88065245758689" calcext:value-type="float">
            <text:p>4,881</text:p>
          </table:table-cell>
          <table:table-cell table:formula="of:=POWER([dados.K32];2)" office:value-type="float" office:value="0.249116070743841" calcext:value-type="float">
            <text:p>0,249</text:p>
          </table:table-cell>
        </table:table-row>
        <table:table-row table:style-name="ro1">
          <table:table-cell table:formula="of:=POWER([dados.B33];2)" office:value-type="float" office:value="2206.89151538183" calcext:value-type="float">
            <text:p>2206,892</text:p>
          </table:table-cell>
          <table:table-cell table:formula="of:=POWER([dados.C33];2)" office:value-type="float" office:value="64" calcext:value-type="float">
            <text:p>64,000</text:p>
          </table:table-cell>
          <table:table-cell table:formula="of:=POWER([dados.D33];2)" office:value-type="float" office:value="121" calcext:value-type="float">
            <text:p>121,000</text:p>
          </table:table-cell>
          <table:table-cell table:formula="of:=[dados.E33]" office:value-type="float" office:value="157" calcext:value-type="float">
            <text:p>157,000</text:p>
          </table:table-cell>
          <table:table-cell table:formula="of:=POWER([dados.F33];2)" office:value-type="float" office:value="1.32922701053783" calcext:value-type="float">
            <text:p>1,329</text:p>
          </table:table-cell>
          <table:table-cell table:formula="of:=POWER([dados.G33];2)" office:value-type="float" office:value="2.58178158878529" calcext:value-type="float">
            <text:p>2,582</text:p>
          </table:table-cell>
          <table:table-cell table:formula="of:=POWER([dados.H33];2)" office:value-type="float" office:value="1.64087965018333" calcext:value-type="float">
            <text:p>1,641</text:p>
          </table:table-cell>
          <table:table-cell table:formula="of:=POWER([dados.I33];2)" office:value-type="float" office:value="0.531484473806229" calcext:value-type="float">
            <text:p>0,531</text:p>
          </table:table-cell>
          <table:table-cell table:formula="of:=POWER([dados.J33];2)" office:value-type="float" office:value="4.69867230924283" calcext:value-type="float">
            <text:p>4,699</text:p>
          </table:table-cell>
          <table:table-cell table:formula="of:=POWER([dados.K33];2)" office:value-type="float" office:value="0.321728393553746" calcext:value-type="float">
            <text:p>0,322</text:p>
          </table:table-cell>
        </table:table-row>
        <table:table-row table:style-name="ro1">
          <table:table-cell table:formula="of:=POWER([dados.B34];2)" office:value-type="float" office:value="2324.2986594521" calcext:value-type="float">
            <text:p>2324,299</text:p>
          </table:table-cell>
          <table:table-cell table:formula="of:=POWER([dados.C34];2)" office:value-type="float" office:value="49" calcext:value-type="float">
            <text:p>49,000</text:p>
          </table:table-cell>
          <table:table-cell table:formula="of:=POWER([dados.D34];2)" office:value-type="float" office:value="225" calcext:value-type="float">
            <text:p>225,000</text:p>
          </table:table-cell>
          <table:table-cell table:formula="of:=[dados.E34]" office:value-type="float" office:value="22" calcext:value-type="float">
            <text:p>22,000</text:p>
          </table:table-cell>
          <table:table-cell table:formula="of:=POWER([dados.F34];2)" office:value-type="float" office:value="1.31213520558482" calcext:value-type="float">
            <text:p>1,312</text:p>
          </table:table-cell>
          <table:table-cell table:formula="of:=POWER([dados.G34];2)" office:value-type="float" office:value="2.70219854601123" calcext:value-type="float">
            <text:p>2,702</text:p>
          </table:table-cell>
          <table:table-cell table:formula="of:=POWER([dados.H34];2)" office:value-type="float" office:value="1.27594178063888" calcext:value-type="float">
            <text:p>1,276</text:p>
          </table:table-cell>
          <table:table-cell table:formula="of:=POWER([dados.I34];2)" office:value-type="float" office:value="0.371766561225792" calcext:value-type="float">
            <text:p>0,372</text:p>
          </table:table-cell>
          <table:table-cell table:formula="of:=POWER([dados.J34];2)" office:value-type="float" office:value="4.70074943628476" calcext:value-type="float">
            <text:p>4,701</text:p>
          </table:table-cell>
          <table:table-cell table:formula="of:=POWER([dados.K34];2)" office:value-type="float" office:value="0.217756738990208" calcext:value-type="float">
            <text:p>0,218</text:p>
          </table:table-cell>
        </table:table-row>
        <table:table-row table:style-name="ro1">
          <table:table-cell table:formula="of:=POWER([dados.B35];2)" office:value-type="float" office:value="556.806479066834" calcext:value-type="float">
            <text:p>556,806</text:p>
          </table:table-cell>
          <table:table-cell table:formula="of:=POWER([dados.C35];2)" office:value-type="float" office:value="36" calcext:value-type="float">
            <text:p>36,000</text:p>
          </table:table-cell>
          <table:table-cell table:formula="of:=POWER([dados.D35];2)" office:value-type="float" office:value="196" calcext:value-type="float">
            <text:p>196,000</text:p>
          </table:table-cell>
          <table:table-cell table:formula="of:=[dados.E35]" office:value-type="float" office:value="124" calcext:value-type="float">
            <text:p>124,000</text:p>
          </table:table-cell>
          <table:table-cell table:formula="of:=POWER([dados.F35];2)" office:value-type="float" office:value="1.6741409862802" calcext:value-type="float">
            <text:p>1,674</text:p>
          </table:table-cell>
          <table:table-cell table:formula="of:=POWER([dados.G35];2)" office:value-type="float" office:value="2.82536004927081" calcext:value-type="float">
            <text:p>2,825</text:p>
          </table:table-cell>
          <table:table-cell table:formula="of:=POWER([dados.H35];2)" office:value-type="float" office:value="1.36287881668321" calcext:value-type="float">
            <text:p>1,363</text:p>
          </table:table-cell>
          <table:table-cell table:formula="of:=POWER([dados.I35];2)" office:value-type="float" office:value="0.496299515633025" calcext:value-type="float">
            <text:p>0,496</text:p>
          </table:table-cell>
          <table:table-cell table:formula="of:=POWER([dados.J35];2)" office:value-type="float" office:value="5.19874049623012" calcext:value-type="float">
            <text:p>5,199</text:p>
          </table:table-cell>
          <table:table-cell table:formula="of:=POWER([dados.K35];2)" office:value-type="float" office:value="0.167337206975689" calcext:value-type="float">
            <text:p>0,167</text:p>
          </table:table-cell>
        </table:table-row>
        <table:table-row table:style-name="ro1">
          <table:table-cell table:formula="of:=POWER([dados.B36];2)" office:value-type="float" office:value="740.369932325659" calcext:value-type="float">
            <text:p>740,370</text:p>
          </table:table-cell>
          <table:table-cell table:formula="of:=POWER([dados.C36];2)" office:value-type="float" office:value="100" calcext:value-type="float">
            <text:p>100,000</text:p>
          </table:table-cell>
          <table:table-cell table:formula="of:=POWER([dados.D36];2)" office:value-type="float" office:value="81" calcext:value-type="float">
            <text:p>81,000</text:p>
          </table:table-cell>
          <table:table-cell table:formula="of:=[dados.E36]" office:value-type="float" office:value="174" calcext:value-type="float">
            <text:p>174,000</text:p>
          </table:table-cell>
          <table:table-cell table:formula="of:=POWER([dados.F36];2)" office:value-type="float" office:value="1.61824595237609" calcext:value-type="float">
            <text:p>1,618</text:p>
          </table:table-cell>
          <table:table-cell table:formula="of:=POWER([dados.G36];2)" office:value-type="float" office:value="2.34918131243433" calcext:value-type="float">
            <text:p>2,349</text:p>
          </table:table-cell>
          <table:table-cell table:formula="of:=POWER([dados.H36];2)" office:value-type="float" office:value="1.8405383103227" calcext:value-type="float">
            <text:p>1,841</text:p>
          </table:table-cell>
          <table:table-cell table:formula="of:=POWER([dados.I36];2)" office:value-type="float" office:value="0.782230164812917" calcext:value-type="float">
            <text:p>0,782</text:p>
          </table:table-cell>
          <table:table-cell table:formula="of:=POWER([dados.J36];2)" office:value-type="float" office:value="4.74169440902906" calcext:value-type="float">
            <text:p>4,742</text:p>
          </table:table-cell>
          <table:table-cell table:formula="of:=POWER([dados.K36];2)" office:value-type="float" office:value="0.284038231761711" calcext:value-type="float">
            <text:p>0,284</text:p>
          </table:table-cell>
        </table:table-row>
        <table:table-row table:style-name="ro1">
          <table:table-cell table:formula="of:=POWER([dados.B37];2)" office:value-type="float" office:value="13550.949992662" calcext:value-type="float">
            <text:p>13550,950</text:p>
          </table:table-cell>
          <table:table-cell table:formula="of:=POWER([dados.C37];2)" office:value-type="float" office:value="36" calcext:value-type="float">
            <text:p>36,000</text:p>
          </table:table-cell>
          <table:table-cell table:formula="of:=POWER([dados.D37];2)" office:value-type="float" office:value="196" calcext:value-type="float">
            <text:p>196,000</text:p>
          </table:table-cell>
          <table:table-cell table:formula="of:=[dados.E37]" office:value-type="float" office:value="81" calcext:value-type="float">
            <text:p>81,000</text:p>
          </table:table-cell>
          <table:table-cell table:formula="of:=POWER([dados.F37];2)" office:value-type="float" office:value="0.539219686066998" calcext:value-type="float">
            <text:p>0,539</text:p>
          </table:table-cell>
          <table:table-cell table:formula="of:=POWER([dados.G37];2)" office:value-type="float" office:value="2.82536004927081" calcext:value-type="float">
            <text:p>2,825</text:p>
          </table:table-cell>
          <table:table-cell table:formula="of:=POWER([dados.H37];2)" office:value-type="float" office:value="1.36287881668321" calcext:value-type="float">
            <text:p>1,363</text:p>
          </table:table-cell>
          <table:table-cell table:formula="of:=POWER([dados.I37];2)" office:value-type="float" office:value="0.137552506879236" calcext:value-type="float">
            <text:p>0,138</text:p>
          </table:table-cell>
          <table:table-cell table:formula="of:=POWER([dados.J37];2)" office:value-type="float" office:value="4.00906676263204" calcext:value-type="float">
            <text:p>4,009</text:p>
          </table:table-cell>
          <table:table-cell table:formula="of:=POWER([dados.K37];2)" office:value-type="float" office:value="0.580835449021287" calcext:value-type="float">
            <text:p>0,581</text:p>
          </table:table-cell>
        </table:table-row>
        <table:table-row table:style-name="ro1">
          <table:table-cell table:formula="of:=POWER([dados.B38];2)" office:value-type="float" office:value="3588.36342928259" calcext:value-type="float">
            <text:p>3588,363</text:p>
          </table:table-cell>
          <table:table-cell table:formula="of:=POWER([dados.C38];2)" office:value-type="float" office:value="100" calcext:value-type="float">
            <text:p>100,000</text:p>
          </table:table-cell>
          <table:table-cell table:formula="of:=POWER([dados.D38];2)" office:value-type="float" office:value="49" calcext:value-type="float">
            <text:p>49,000</text:p>
          </table:table-cell>
          <table:table-cell table:formula="of:=[dados.E38]" office:value-type="float" office:value="4" calcext:value-type="float">
            <text:p>4,000</text:p>
          </table:table-cell>
          <table:table-cell table:formula="of:=POWER([dados.F38];2)" office:value-type="float" office:value="1.15560958335309" calcext:value-type="float">
            <text:p>1,156</text:p>
          </table:table-cell>
          <table:table-cell table:formula="of:=POWER([dados.G38];2)" office:value-type="float" office:value="2.34918131243433" calcext:value-type="float">
            <text:p>2,349</text:p>
          </table:table-cell>
          <table:table-cell table:formula="of:=POWER([dados.H38];2)" office:value-type="float" office:value="2.0516567873735" calcext:value-type="float">
            <text:p>2,052</text:p>
          </table:table-cell>
          <table:table-cell table:formula="of:=POWER([dados.I38];2)" office:value-type="float" office:value="0.664855085010866" calcext:value-type="float">
            <text:p>0,665</text:p>
          </table:table-cell>
          <table:table-cell table:formula="of:=POWER([dados.J38];2)" office:value-type="float" office:value="4.38201572431595" calcext:value-type="float">
            <text:p>4,382</text:p>
          </table:table-cell>
          <table:table-cell table:formula="of:=POWER([dados.K38];2)" office:value-type="float" office:value="0.509573424668986" calcext:value-type="float">
            <text:p>0,510</text:p>
          </table:table-cell>
        </table:table-row>
        <table:table-row table:style-name="ro1">
          <table:table-cell table:formula="of:=POWER([dados.B39];2)" office:value-type="float" office:value="10085.8175897812" calcext:value-type="float">
            <text:p>10085,818</text:p>
          </table:table-cell>
          <table:table-cell table:formula="of:=POWER([dados.C39];2)" office:value-type="float" office:value="100" calcext:value-type="float">
            <text:p>100,000</text:p>
          </table:table-cell>
          <table:table-cell table:formula="of:=POWER([dados.D39];2)" office:value-type="float" office:value="81" calcext:value-type="float">
            <text:p>81,000</text:p>
          </table:table-cell>
          <table:table-cell table:formula="of:=[dados.E39]" office:value-type="float" office:value="102" calcext:value-type="float">
            <text:p>102,000</text:p>
          </table:table-cell>
          <table:table-cell table:formula="of:=POWER([dados.F39];2)" office:value-type="float" office:value="0.690000750311267" calcext:value-type="float">
            <text:p>0,690</text:p>
          </table:table-cell>
          <table:table-cell table:formula="of:=POWER([dados.G39];2)" office:value-type="float" office:value="2.34918131243433" calcext:value-type="float">
            <text:p>2,349</text:p>
          </table:table-cell>
          <table:table-cell table:formula="of:=POWER([dados.H39];2)" office:value-type="float" office:value="1.8405383103227" calcext:value-type="float">
            <text:p>1,841</text:p>
          </table:table-cell>
          <table:table-cell table:formula="of:=POWER([dados.I39];2)" office:value-type="float" office:value="0.385963978840633" calcext:value-type="float">
            <text:p>0,386</text:p>
          </table:table-cell>
          <table:table-cell table:formula="of:=POWER([dados.J39];2)" office:value-type="float" office:value="3.83525953559379" calcext:value-type="float">
            <text:p>3,835</text:p>
          </table:table-cell>
          <table:table-cell table:formula="of:=POWER([dados.K39];2)" office:value-type="float" office:value="0.658493186081889" calcext:value-type="float">
            <text:p>0,658</text:p>
          </table:table-cell>
        </table:table-row>
        <table:table-row table:style-name="ro1">
          <table:table-cell table:formula="of:=POWER([dados.B40];2)" office:value-type="float" office:value="8954.01330262554" calcext:value-type="float">
            <text:p>8954,013</text:p>
          </table:table-cell>
          <table:table-cell table:formula="of:=POWER([dados.C40];2)" office:value-type="float" office:value="25" calcext:value-type="float">
            <text:p>25,000</text:p>
          </table:table-cell>
          <table:table-cell table:formula="of:=POWER([dados.D40];2)" office:value-type="float" office:value="64" calcext:value-type="float">
            <text:p>64,000</text:p>
          </table:table-cell>
          <table:table-cell table:formula="of:=[dados.E40]" office:value-type="float" office:value="158" calcext:value-type="float">
            <text:p>158,000</text:p>
          </table:table-cell>
          <table:table-cell table:formula="of:=POWER([dados.F40];2)" office:value-type="float" office:value="0.749344280248504" calcext:value-type="float">
            <text:p>0,749</text:p>
          </table:table-cell>
          <table:table-cell table:formula="of:=POWER([dados.G40];2)" office:value-type="float" office:value="2.95126609856403" calcext:value-type="float">
            <text:p>2,951</text:p>
          </table:table-cell>
          <table:table-cell table:formula="of:=POWER([dados.H40];2)" office:value-type="float" office:value="1.94466507173417" calcext:value-type="float">
            <text:p>1,945</text:p>
          </table:table-cell>
          <table:table-cell table:formula="of:=POWER([dados.I40];2)" office:value-type="float" office:value="0.332487063151458" calcext:value-type="float">
            <text:p>0,332</text:p>
          </table:table-cell>
          <table:table-cell table:formula="of:=POWER([dados.J40];2)" office:value-type="float" office:value="4.5789573802892" calcext:value-type="float">
            <text:p>4,579</text:p>
          </table:table-cell>
          <table:table-cell table:formula="of:=POWER([dados.K40];2)" office:value-type="float" office:value="0.733826652649581" calcext:value-type="float">
            <text:p>0,734</text:p>
          </table:table-cell>
        </table:table-row>
        <table:table-row table:style-name="ro1">
          <table:table-cell table:formula="of:=POWER([dados.B41];2)" office:value-type="float" office:value="578.239169282238" calcext:value-type="float">
            <text:p>578,239</text:p>
          </table:table-cell>
          <table:table-cell table:formula="of:=POWER([dados.C41];2)" office:value-type="float" office:value="36" calcext:value-type="float">
            <text:p>36,000</text:p>
          </table:table-cell>
          <table:table-cell table:formula="of:=POWER([dados.D41];2)" office:value-type="float" office:value="100" calcext:value-type="float">
            <text:p>100,000</text:p>
          </table:table-cell>
          <table:table-cell table:formula="of:=[dados.E41]" office:value-type="float" office:value="82" calcext:value-type="float">
            <text:p>82,000</text:p>
          </table:table-cell>
          <table:table-cell table:formula="of:=POWER([dados.F41];2)" office:value-type="float" office:value="1.66712972163702" calcext:value-type="float">
            <text:p>1,667</text:p>
          </table:table-cell>
          <table:table-cell table:formula="of:=POWER([dados.G41];2)" office:value-type="float" office:value="2.82536004927081" calcext:value-type="float">
            <text:p>2,825</text:p>
          </table:table-cell>
          <table:table-cell table:formula="of:=POWER([dados.H41];2)" office:value-type="float" office:value="1.73927650313909" calcext:value-type="float">
            <text:p>1,739</text:p>
          </table:table-cell>
          <table:table-cell table:formula="of:=POWER([dados.I41];2)" office:value-type="float" office:value="0.639667150937752" calcext:value-type="float">
            <text:p>0,640</text:p>
          </table:table-cell>
          <table:table-cell table:formula="of:=POWER([dados.J41];2)" office:value-type="float" office:value="5.31769509665336" calcext:value-type="float">
            <text:p>5,318</text:p>
          </table:table-cell>
          <table:table-cell table:formula="of:=POWER([dados.K41];2)" office:value-type="float" office:value="0.27440094549145" calcext:value-type="float">
            <text:p>0,274</text:p>
          </table:table-cell>
        </table:table-row>
        <table:table-row table:style-name="ro1">
          <table:table-cell table:formula="of:=POWER([dados.B42];2)" office:value-type="float" office:value="3511.07567033552" calcext:value-type="float">
            <text:p>3511,076</text:p>
          </table:table-cell>
          <table:table-cell table:formula="of:=POWER([dados.C42];2)" office:value-type="float" office:value="100" calcext:value-type="float">
            <text:p>100,000</text:p>
          </table:table-cell>
          <table:table-cell table:formula="of:=POWER([dados.D42];2)" office:value-type="float" office:value="100" calcext:value-type="float">
            <text:p>100,000</text:p>
          </table:table-cell>
          <table:table-cell table:formula="of:=[dados.E42]" office:value-type="float" office:value="40" calcext:value-type="float">
            <text:p>40,000</text:p>
          </table:table-cell>
          <table:table-cell table:formula="of:=POWER([dados.F42];2)" office:value-type="float" office:value="1.16403257356683" calcext:value-type="float">
            <text:p>1,164</text:p>
          </table:table-cell>
          <table:table-cell table:formula="of:=POWER([dados.G42];2)" office:value-type="float" office:value="2.34918131243433" calcext:value-type="float">
            <text:p>2,349</text:p>
          </table:table-cell>
          <table:table-cell table:formula="of:=POWER([dados.H42];2)" office:value-type="float" office:value="1.73927650313909" calcext:value-type="float">
            <text:p>1,739</text:p>
          </table:table-cell>
          <table:table-cell table:formula="of:=POWER([dados.I42];2)" office:value-type="float" office:value="0.555062474977346" calcext:value-type="float">
            <text:p>0,555</text:p>
          </table:table-cell>
          <table:table-cell table:formula="of:=POWER([dados.J42];2)" office:value-type="float" office:value="4.30481349065993" calcext:value-type="float">
            <text:p>4,305</text:p>
          </table:table-cell>
          <table:table-cell table:formula="of:=POWER([dados.K42];2)" office:value-type="float" office:value="0.392611312799434" calcext:value-type="float">
            <text:p>0,393</text:p>
          </table:table-cell>
        </table:table-row>
        <table:table-row table:style-name="ro1">
          <table:table-cell table:formula="of:=POWER([dados.B43];2)" office:value-type="float" office:value="2952.19928098474" calcext:value-type="float">
            <text:p>2952,199</text:p>
          </table:table-cell>
          <table:table-cell table:formula="of:=POWER([dados.C43];2)" office:value-type="float" office:value="81" calcext:value-type="float">
            <text:p>81,000</text:p>
          </table:table-cell>
          <table:table-cell table:formula="of:=POWER([dados.D43];2)" office:value-type="float" office:value="81" calcext:value-type="float">
            <text:p>81,000</text:p>
          </table:table-cell>
          <table:table-cell table:formula="of:=[dados.E43]" office:value-type="float" office:value="143" calcext:value-type="float">
            <text:p>143,000</text:p>
          </table:table-cell>
          <table:table-cell table:formula="of:=POWER([dados.F43];2)" office:value-type="float" office:value="1.22892218766442" calcext:value-type="float">
            <text:p>1,229</text:p>
          </table:table-cell>
          <table:table-cell table:formula="of:=POWER([dados.G43];2)" office:value-type="float" office:value="2.46410917759299" calcext:value-type="float">
            <text:p>2,464</text:p>
          </table:table-cell>
          <table:table-cell table:formula="of:=POWER([dados.H43];2)" office:value-type="float" office:value="1.8405383103227" calcext:value-type="float">
            <text:p>1,841</text:p>
          </table:table-cell>
          <table:table-cell table:formula="of:=POWER([dados.I43];2)" office:value-type="float" office:value="0.591353514093781" calcext:value-type="float">
            <text:p>0,591</text:p>
          </table:table-cell>
          <table:table-cell table:formula="of:=POWER([dados.J43];2)" office:value-type="float" office:value="4.52756968604789" calcext:value-type="float">
            <text:p>4,528</text:p>
          </table:table-cell>
          <table:table-cell table:formula="of:=POWER([dados.K43];2)" office:value-type="float" office:value="0.414643203030387" calcext:value-type="float">
            <text:p>0,415</text:p>
          </table:table-cell>
        </table:table-row>
        <table:table-row table:style-name="ro1">
          <table:table-cell table:formula="of:=POWER([dados.B44];2)" office:value-type="float" office:value="6591.89994402001" calcext:value-type="float">
            <text:p>6591,900</text:p>
          </table:table-cell>
          <table:table-cell table:formula="of:=POWER([dados.C44];2)" office:value-type="float" office:value="121" calcext:value-type="float">
            <text:p>121,000</text:p>
          </table:table-cell>
          <table:table-cell table:formula="of:=POWER([dados.D44];2)" office:value-type="float" office:value="169" calcext:value-type="float">
            <text:p>169,000</text:p>
          </table:table-cell>
          <table:table-cell table:formula="of:=[dados.E44]" office:value-type="float" office:value="61" calcext:value-type="float">
            <text:p>61,000</text:p>
          </table:table-cell>
          <table:table-cell table:formula="of:=POWER([dados.F44];2)" office:value-type="float" office:value="0.896142983524652" calcext:value-type="float">
            <text:p>0,896</text:p>
          </table:table-cell>
          <table:table-cell table:formula="of:=POWER([dados.G44];2)" office:value-type="float" office:value="2.23699799330931" calcext:value-type="float">
            <text:p>2,237</text:p>
          </table:table-cell>
          <table:table-cell table:formula="of:=POWER([dados.H44];2)" office:value-type="float" office:value="1.45268080695539" calcext:value-type="float">
            <text:p>1,453</text:p>
          </table:table-cell>
          <table:table-cell table:formula="of:=POWER([dados.I44];2)" office:value-type="float" office:value="0.373847507278931" calcext:value-type="float">
            <text:p>0,374</text:p>
          </table:table-cell>
          <table:table-cell table:formula="of:=POWER([dados.J44];2)" office:value-type="float" office:value="3.8307284843092" calcext:value-type="float">
            <text:p>3,831</text:p>
          </table:table-cell>
          <table:table-cell table:formula="of:=POWER([dados.K44];2)" office:value-type="float" office:value="0.381242837279317" calcext:value-type="float">
            <text:p>0,381</text:p>
          </table:table-cell>
        </table:table-row>
        <table:table-row table:style-name="ro1">
          <table:table-cell table:formula="of:=POWER([dados.B45];2)" office:value-type="float" office:value="4305.50633425555" calcext:value-type="float">
            <text:p>4305,506</text:p>
          </table:table-cell>
          <table:table-cell table:formula="of:=POWER([dados.C45];2)" office:value-type="float" office:value="36" calcext:value-type="float">
            <text:p>36,000</text:p>
          </table:table-cell>
          <table:table-cell table:formula="of:=POWER([dados.D45];2)" office:value-type="float" office:value="81" calcext:value-type="float">
            <text:p>81,000</text:p>
          </table:table-cell>
          <table:table-cell table:formula="of:=[dados.E45]" office:value-type="float" office:value="83" calcext:value-type="float">
            <text:p>83,000</text:p>
          </table:table-cell>
          <table:table-cell table:formula="of:=POWER([dados.F45];2)" office:value-type="float" office:value="1.08273642324865" calcext:value-type="float">
            <text:p>1,083</text:p>
          </table:table-cell>
          <table:table-cell table:formula="of:=POWER([dados.G45];2)" office:value-type="float" office:value="2.82536004927081" calcext:value-type="float">
            <text:p>2,825</text:p>
          </table:table-cell>
          <table:table-cell table:formula="of:=POWER([dados.H45];2)" office:value-type="float" office:value="1.8405383103227" calcext:value-type="float">
            <text:p>1,841</text:p>
          </table:table-cell>
          <table:table-cell table:formula="of:=POWER([dados.I45];2)" office:value-type="float" office:value="0.455090165596529" calcext:value-type="float">
            <text:p>0,455</text:p>
          </table:table-cell>
          <table:table-cell table:formula="of:=POWER([dados.J45];2)" office:value-type="float" office:value="4.78911718049479" calcext:value-type="float">
            <text:p>4,789</text:p>
          </table:table-cell>
          <table:table-cell table:formula="of:=POWER([dados.K45];2)" office:value-type="float" office:value="0.504423649358602" calcext:value-type="float">
            <text:p>0,504</text:p>
          </table:table-cell>
        </table:table-row>
        <table:table-row table:style-name="ro1">
          <table:table-cell table:formula="of:=POWER([dados.B46];2)" office:value-type="float" office:value="12499.1436689845" calcext:value-type="float">
            <text:p>12499,144</text:p>
          </table:table-cell>
          <table:table-cell table:formula="of:=POWER([dados.C46];2)" office:value-type="float" office:value="81" calcext:value-type="float">
            <text:p>81,000</text:p>
          </table:table-cell>
          <table:table-cell table:formula="of:=POWER([dados.D46];2)" office:value-type="float" office:value="64" calcext:value-type="float">
            <text:p>64,000</text:p>
          </table:table-cell>
          <table:table-cell table:formula="of:=[dados.E46]" office:value-type="float" office:value="23" calcext:value-type="float">
            <text:p>23,000</text:p>
          </table:table-cell>
          <table:table-cell table:formula="of:=POWER([dados.F46];2)" office:value-type="float" office:value="0.580802075183692" calcext:value-type="float">
            <text:p>0,581</text:p>
          </table:table-cell>
          <table:table-cell table:formula="of:=POWER([dados.G46];2)" office:value-type="float" office:value="2.46410917759299" calcext:value-type="float">
            <text:p>2,464</text:p>
          </table:table-cell>
          <table:table-cell table:formula="of:=POWER([dados.H46];2)" office:value-type="float" office:value="1.94466507173417" calcext:value-type="float">
            <text:p>1,945</text:p>
          </table:table-cell>
          <table:table-cell table:formula="of:=POWER([dados.I46];2)" office:value-type="float" office:value="0.34418308022152" calcext:value-type="float">
            <text:p>0,344</text:p>
          </table:table-cell>
          <table:table-cell table:formula="of:=POWER([dados.J46];2)" office:value-type="float" office:value="3.8518821176189" calcext:value-type="float">
            <text:p>3,852</text:p>
          </table:table-cell>
          <table:table-cell table:formula="of:=POWER([dados.K46];2)" office:value-type="float" office:value="0.79350712909374" calcext:value-type="float">
            <text:p>0,794</text:p>
          </table:table-cell>
        </table:table-row>
        <table:table-row table:style-name="ro1">
          <table:table-cell table:formula="of:=POWER([dados.B47];2)" office:value-type="float" office:value="6909.64549412506" calcext:value-type="float">
            <text:p>6909,645</text:p>
          </table:table-cell>
          <table:table-cell table:formula="of:=POWER([dados.C47];2)" office:value-type="float" office:value="49" calcext:value-type="float">
            <text:p>49,000</text:p>
          </table:table-cell>
          <table:table-cell table:formula="of:=POWER([dados.D47];2)" office:value-type="float" office:value="196" calcext:value-type="float">
            <text:p>196,000</text:p>
          </table:table-cell>
          <table:table-cell table:formula="of:=[dados.E47]" office:value-type="float" office:value="175" calcext:value-type="float">
            <text:p>175,000</text:p>
          </table:table-cell>
          <table:table-cell table:formula="of:=POWER([dados.F47];2)" office:value-type="float" office:value="0.874205327692328" calcext:value-type="float">
            <text:p>0,874</text:p>
          </table:table-cell>
          <table:table-cell table:formula="of:=POWER([dados.G47];2)" office:value-type="float" office:value="2.70219854601123" calcext:value-type="float">
            <text:p>2,702</text:p>
          </table:table-cell>
          <table:table-cell table:formula="of:=POWER([dados.H47];2)" office:value-type="float" office:value="1.36287881668321" calcext:value-type="float">
            <text:p>1,363</text:p>
          </table:table-cell>
          <table:table-cell table:formula="of:=POWER([dados.I47];2)" office:value-type="float" office:value="0.25853614182882" calcext:value-type="float">
            <text:p>0,259</text:p>
          </table:table-cell>
          <table:table-cell table:formula="of:=POWER([dados.J47];2)" office:value-type="float" office:value="4.28671348549368" calcext:value-type="float">
            <text:p>4,287</text:p>
          </table:table-cell>
          <table:table-cell table:formula="of:=POWER([dados.K47];2)" office:value-type="float" office:value="0.394029705233205" calcext:value-type="float">
            <text:p>0,394</text:p>
          </table:table-cell>
        </table:table-row>
        <table:table-row table:style-name="ro1">
          <table:table-cell table:formula="of:=POWER([dados.B48];2)" office:value-type="float" office:value="7239.24447731777" calcext:value-type="float">
            <text:p>7239,244</text:p>
          </table:table-cell>
          <table:table-cell table:formula="of:=POWER([dados.C48];2)" office:value-type="float" office:value="100" calcext:value-type="float">
            <text:p>100,000</text:p>
          </table:table-cell>
          <table:table-cell table:formula="of:=POWER([dados.D48];2)" office:value-type="float" office:value="225" calcext:value-type="float">
            <text:p>225,000</text:p>
          </table:table-cell>
          <table:table-cell table:formula="of:=[dados.E48]" office:value-type="float" office:value="176" calcext:value-type="float">
            <text:p>176,000</text:p>
          </table:table-cell>
          <table:table-cell table:formula="of:=POWER([dados.F48];2)" office:value-type="float" office:value="0.852253290044323" calcext:value-type="float">
            <text:p>0,852</text:p>
          </table:table-cell>
          <table:table-cell table:formula="of:=POWER([dados.G48];2)" office:value-type="float" office:value="2.34918131243433" calcext:value-type="float">
            <text:p>2,349</text:p>
          </table:table-cell>
          <table:table-cell table:formula="of:=POWER([dados.H48];2)" office:value-type="float" office:value="1.27594178063888" calcext:value-type="float">
            <text:p>1,276</text:p>
          </table:table-cell>
          <table:table-cell table:formula="of:=POWER([dados.I48];2)" office:value-type="float" office:value="0.281991623974869" calcext:value-type="float">
            <text:p>0,282</text:p>
          </table:table-cell>
          <table:table-cell table:formula="of:=POWER([dados.J48];2)" office:value-type="float" office:value="3.85487905525492" calcext:value-type="float">
            <text:p>3,855</text:p>
          </table:table-cell>
          <table:table-cell table:formula="of:=POWER([dados.K48];2)" office:value-type="float" office:value="0.340502780744165" calcext:value-type="float">
            <text:p>0,341</text:p>
          </table:table-cell>
        </table:table-row>
        <table:table-row table:style-name="ro1">
          <table:table-cell table:formula="of:=POWER([dados.B49];2)" office:value-type="float" office:value="2607.32614110369" calcext:value-type="float">
            <text:p>2607,326</text:p>
          </table:table-cell>
          <table:table-cell table:formula="of:=POWER([dados.C49];2)" office:value-type="float" office:value="64" calcext:value-type="float">
            <text:p>64,000</text:p>
          </table:table-cell>
          <table:table-cell table:formula="of:=POWER([dados.D49];2)" office:value-type="float" office:value="121" calcext:value-type="float">
            <text:p>121,000</text:p>
          </table:table-cell>
          <table:table-cell table:formula="of:=[dados.E49]" office:value-type="float" office:value="103" calcext:value-type="float">
            <text:p>103,000</text:p>
          </table:table-cell>
          <table:table-cell table:formula="of:=POWER([dados.F49];2)" office:value-type="float" office:value="1.27305133775866" calcext:value-type="float">
            <text:p>1,273</text:p>
          </table:table-cell>
          <table:table-cell table:formula="of:=POWER([dados.G49];2)" office:value-type="float" office:value="2.58178158878529" calcext:value-type="float">
            <text:p>2,582</text:p>
          </table:table-cell>
          <table:table-cell table:formula="of:=POWER([dados.H49];2)" office:value-type="float" office:value="1.64087965018333" calcext:value-type="float">
            <text:p>1,641</text:p>
          </table:table-cell>
          <table:table-cell table:formula="of:=POWER([dados.I49];2)" office:value-type="float" office:value="0.510294064174193" calcext:value-type="float">
            <text:p>0,510</text:p>
          </table:table-cell>
          <table:table-cell table:formula="of:=POWER([dados.J49];2)" office:value-type="float" office:value="4.64581987891428" calcext:value-type="float">
            <text:p>4,646</text:p>
          </table:table-cell>
          <table:table-cell table:formula="of:=POWER([dados.K49];2)" office:value-type="float" office:value="0.339595503453352" calcext:value-type="float">
            <text:p>0,340</text:p>
          </table:table-cell>
        </table:table-row>
        <table:table-row table:style-name="ro1">
          <table:table-cell table:formula="of:=POWER([dados.B50];2)" office:value-type="float" office:value="5669.12482386441" calcext:value-type="float">
            <text:p>5669,125</text:p>
          </table:table-cell>
          <table:table-cell table:formula="of:=POWER([dados.C50];2)" office:value-type="float" office:value="36" calcext:value-type="float">
            <text:p>36,000</text:p>
          </table:table-cell>
          <table:table-cell table:formula="of:=POWER([dados.D50];2)" office:value-type="float" office:value="81" calcext:value-type="float">
            <text:p>81,000</text:p>
          </table:table-cell>
          <table:table-cell table:formula="of:=[dados.E50]" office:value-type="float" office:value="104" calcext:value-type="float">
            <text:p>104,000</text:p>
          </table:table-cell>
          <table:table-cell table:formula="of:=POWER([dados.F50];2)" office:value-type="float" office:value="0.964719496913538" calcext:value-type="float">
            <text:p>0,965</text:p>
          </table:table-cell>
          <table:table-cell table:formula="of:=POWER([dados.G50];2)" office:value-type="float" office:value="2.82536004927081" calcext:value-type="float">
            <text:p>2,825</text:p>
          </table:table-cell>
          <table:table-cell table:formula="of:=POWER([dados.H50];2)" office:value-type="float" office:value="1.8405383103227" calcext:value-type="float">
            <text:p>1,841</text:p>
          </table:table-cell>
          <table:table-cell table:formula="of:=POWER([dados.I50];2)" office:value-type="float" office:value="0.409369210874301" calcext:value-type="float">
            <text:p>0,409</text:p>
          </table:table-cell>
          <table:table-cell table:formula="of:=POWER([dados.J50];2)" office:value-type="float" office:value="4.66317572921228" calcext:value-type="float">
            <text:p>4,663</text:p>
          </table:table-cell>
          <table:table-cell table:formula="of:=POWER([dados.K50];2)" office:value-type="float" office:value="0.558069011671211" calcext:value-type="float">
            <text:p>0,558</text:p>
          </table:table-cell>
        </table:table-row>
        <table:table-row table:style-name="ro1">
          <table:table-cell table:formula="of:=POWER([dados.B51];2)" office:value-type="float" office:value="7728.36898239904" calcext:value-type="float">
            <text:p>7728,369</text:p>
          </table:table-cell>
          <table:table-cell table:formula="of:=POWER([dados.C51];2)" office:value-type="float" office:value="64" calcext:value-type="float">
            <text:p>64,000</text:p>
          </table:table-cell>
          <table:table-cell table:formula="of:=POWER([dados.D51];2)" office:value-type="float" office:value="100" calcext:value-type="float">
            <text:p>100,000</text:p>
          </table:table-cell>
          <table:table-cell table:formula="of:=[dados.E51]" office:value-type="float" office:value="125" calcext:value-type="float">
            <text:p>125,000</text:p>
          </table:table-cell>
          <table:table-cell table:formula="of:=POWER([dados.F51];2)" office:value-type="float" office:value="0.821069881732099" calcext:value-type="float">
            <text:p>0,821</text:p>
          </table:table-cell>
          <table:table-cell table:formula="of:=POWER([dados.G51];2)" office:value-type="float" office:value="2.58178158878529" calcext:value-type="float">
            <text:p>2,582</text:p>
          </table:table-cell>
          <table:table-cell table:formula="of:=POWER([dados.H51];2)" office:value-type="float" office:value="1.73927650313909" calcext:value-type="float">
            <text:p>1,739</text:p>
          </table:table-cell>
          <table:table-cell table:formula="of:=POWER([dados.I51];2)" office:value-type="float" office:value="0.367391470996926" calcext:value-type="float">
            <text:p>0,367</text:p>
          </table:table-cell>
          <table:table-cell table:formula="of:=POWER([dados.J51];2)" office:value-type="float" office:value="4.21045240618961" calcext:value-type="float">
            <text:p>4,210</text:p>
          </table:table-cell>
          <table:table-cell table:formula="of:=POWER([dados.K51];2)" office:value-type="float" office:value="0.564280408921993" calcext:value-type="float">
            <text:p>0,564</text:p>
          </table:table-cell>
        </table:table-row>
        <table:table-row table:style-name="ro1">
          <table:table-cell table:formula="of:=POWER([dados.B52];2)" office:value-type="float" office:value="5607.94642344541" calcext:value-type="float">
            <text:p>5607,946</text:p>
          </table:table-cell>
          <table:table-cell table:formula="of:=POWER([dados.C52];2)" office:value-type="float" office:value="81" calcext:value-type="float">
            <text:p>81,000</text:p>
          </table:table-cell>
          <table:table-cell table:formula="of:=POWER([dados.D52];2)" office:value-type="float" office:value="121" calcext:value-type="float">
            <text:p>121,000</text:p>
          </table:table-cell>
          <table:table-cell table:formula="of:=[dados.E52]" office:value-type="float" office:value="185" calcext:value-type="float">
            <text:p>185,000</text:p>
          </table:table-cell>
          <table:table-cell table:formula="of:=POWER([dados.F52];2)" office:value-type="float" office:value="0.969550208570501" calcext:value-type="float">
            <text:p>0,970</text:p>
          </table:table-cell>
          <table:table-cell table:formula="of:=POWER([dados.G52];2)" office:value-type="float" office:value="2.46410917759299" calcext:value-type="float">
            <text:p>2,464</text:p>
          </table:table-cell>
          <table:table-cell table:formula="of:=POWER([dados.H52];2)" office:value-type="float" office:value="1.64087965018333" calcext:value-type="float">
            <text:p>1,641</text:p>
          </table:table-cell>
          <table:table-cell table:formula="of:=POWER([dados.I52];2)" office:value-type="float" office:value="0.418169828337135" calcext:value-type="float">
            <text:p>0,418</text:p>
          </table:table-cell>
          <table:table-cell table:formula="of:=POWER([dados.J52];2)" office:value-type="float" office:value="4.21336682498423" calcext:value-type="float">
            <text:p>4,213</text:p>
          </table:table-cell>
          <table:table-cell table:formula="of:=POWER([dados.K52];2)" office:value-type="float" office:value="0.442999067062552" calcext:value-type="float">
            <text:p>0,443</text:p>
          </table:table-cell>
        </table:table-row>
        <table:table-row table:style-name="ro1">
          <table:table-cell table:formula="of:=POWER([dados.B53];2)" office:value-type="float" office:value="216490.500390764" calcext:value-type="float">
            <text:p>216490,500</text:p>
          </table:table-cell>
          <table:table-cell table:formula="of:=POWER([dados.C53];2)" office:value-type="float" office:value="3721" calcext:value-type="float">
            <text:p>3721,000</text:p>
          </table:table-cell>
          <table:table-cell table:formula="of:=POWER([dados.D53];2)" office:value-type="float" office:value="5776" calcext:value-type="float">
            <text:p>5776,000</text:p>
          </table:table-cell>
          <table:table-cell table:formula="of:=[dados.E53]" office:value-type="float" office:value="84" calcext:value-type="float">
            <text:p>84,000</text:p>
          </table:table-cell>
          <table:table-cell table:formula="of:=POWER([dados.F53];2)" office:value-type="float" office:value="1.87441367346765" calcext:value-type="float">
            <text:p>1,874</text:p>
          </table:table-cell>
          <table:table-cell table:formula="of:=POWER([dados.G53];2)" office:value-type="float" office:value="0.127128229948824" calcext:value-type="float">
            <text:p>0,127</text:p>
          </table:table-cell>
          <table:table-cell table:formula="of:=POWER([dados.H53];2)" office:value-type="float" office:value="1.39041102681291" calcext:value-type="float">
            <text:p>1,390</text:p>
          </table:table-cell>
          <table:table-cell table:formula="of:=POWER([dados.I53];2)" office:value-type="float" office:value="1.95554436491329" calcext:value-type="float">
            <text:p>1,956</text:p>
          </table:table-cell>
          <table:table-cell table:formula="of:=POWER([dados.J53];2)" office:value-type="float" office:value="1.42799233054204" calcext:value-type="float">
            <text:p>1,428</text:p>
          </table:table-cell>
          <table:table-cell table:formula="of:=POWER([dados.K53];2)" office:value-type="float" office:value="0.00841629120375484" calcext:value-type="float">
            <text:p>0,008</text:p>
          </table:table-cell>
        </table:table-row>
        <table:table-row table:style-name="ro1">
          <table:table-cell table:formula="of:=POWER([dados.B54];2)" office:value-type="float" office:value="145608.887904232" calcext:value-type="float">
            <text:p>145608,888</text:p>
          </table:table-cell>
          <table:table-cell table:formula="of:=POWER([dados.C54];2)" office:value-type="float" office:value="3844" calcext:value-type="float">
            <text:p>3844,000</text:p>
          </table:table-cell>
          <table:table-cell table:formula="of:=POWER([dados.D54];2)" office:value-type="float" office:value="3249" calcext:value-type="float">
            <text:p>3249,000</text:p>
          </table:table-cell>
          <table:table-cell table:formula="of:=[dados.E54]" office:value-type="float" office:value="5" calcext:value-type="float">
            <text:p>5,000</text:p>
          </table:table-cell>
          <table:table-cell table:formula="of:=POWER([dados.F54];2)" office:value-type="float" office:value="0.747307562790454" calcext:value-type="float">
            <text:p>0,747</text:p>
          </table:table-cell>
          <table:table-cell table:formula="of:=POWER([dados.G54];2)" office:value-type="float" office:value="0.154916758539426" calcext:value-type="float">
            <text:p>0,155</text:p>
          </table:table-cell>
          <table:table-cell table:formula="of:=POWER([dados.H54];2)" office:value-type="float" office:value="0.211639934532197" calcext:value-type="float">
            <text:p>0,212</text:p>
          </table:table-cell>
          <table:table-cell table:formula="of:=POWER([dados.I54];2)" office:value-type="float" office:value="0.383443823140295" calcext:value-type="float">
            <text:p>0,383</text:p>
          </table:table-cell>
          <table:table-cell table:formula="of:=POWER([dados.J54];2)" office:value-type="float" office:value="0.716240992725029" calcext:value-type="float">
            <text:p>0,716</text:p>
          </table:table-cell>
          <table:table-cell table:formula="of:=POWER([dados.K54];2)" office:value-type="float" office:value="0.0141798003045841" calcext:value-type="float">
            <text:p>0,014</text:p>
          </table:table-cell>
        </table:table-row>
        <table:table-row table:style-name="ro1">
          <table:table-cell table:formula="of:=POWER([dados.B55];2)" office:value-type="float" office:value="175945.361862963" calcext:value-type="float">
            <text:p>175945,362</text:p>
          </table:table-cell>
          <table:table-cell table:formula="of:=POWER([dados.C55];2)" office:value-type="float" office:value="1764" calcext:value-type="float">
            <text:p>1764,000</text:p>
          </table:table-cell>
          <table:table-cell table:formula="of:=POWER([dados.D55];2)" office:value-type="float" office:value="6400" calcext:value-type="float">
            <text:p>6400,000</text:p>
          </table:table-cell>
          <table:table-cell table:formula="of:=[dados.E55]" office:value-type="float" office:value="62" calcext:value-type="float">
            <text:p>62,000</text:p>
          </table:table-cell>
          <table:table-cell table:formula="of:=POWER([dados.F55];2)" office:value-type="float" office:value="1.19420643236294" calcext:value-type="float">
            <text:p>1,194</text:p>
          </table:table-cell>
          <table:table-cell table:formula="of:=POWER([dados.G55];2)" office:value-type="float" office:value="0.12060993311893" calcext:value-type="float">
            <text:p>0,121</text:p>
          </table:table-cell>
          <table:table-cell table:formula="of:=POWER([dados.H55];2)" office:value-type="float" office:value="1.77036125651134" calcext:value-type="float">
            <text:p>1,770</text:p>
          </table:table-cell>
          <table:table-cell table:formula="of:=POWER([dados.I55];2)" office:value-type="float" office:value="2.79420193973723" calcext:value-type="float">
            <text:p>2,794</text:p>
          </table:table-cell>
          <table:table-cell table:formula="of:=POWER([dados.J55];2)" office:value-type="float" office:value="0.237599068848185" calcext:value-type="float">
            <text:p>0,238</text:p>
          </table:table-cell>
          <table:table-cell table:formula="of:=POWER([dados.K55];2)" office:value-type="float" office:value="0.0533756234349021" calcext:value-type="float">
            <text:p>0,053</text:p>
          </table:table-cell>
        </table:table-row>
        <table:table-row table:style-name="ro1">
          <table:table-cell table:formula="of:=POWER([dados.B56];2)" office:value-type="float" office:value="235897.009120775" calcext:value-type="float">
            <text:p>235897,009</text:p>
          </table:table-cell>
          <table:table-cell table:formula="of:=POWER([dados.C56];2)" office:value-type="float" office:value="7225" calcext:value-type="float">
            <text:p>7225,000</text:p>
          </table:table-cell>
          <table:table-cell table:formula="of:=POWER([dados.D56];2)" office:value-type="float" office:value="4489" calcext:value-type="float">
            <text:p>4489,000</text:p>
          </table:table-cell>
          <table:table-cell table:formula="of:=[dados.E56]" office:value-type="float" office:value="144" calcext:value-type="float">
            <text:p>144,000</text:p>
          </table:table-cell>
          <table:table-cell table:formula="of:=POWER([dados.F56];2)" office:value-type="float" office:value="2.22644364736862" calcext:value-type="float">
            <text:p>2,226</text:p>
          </table:table-cell>
          <table:table-cell table:formula="of:=POWER([dados.G56];2)" office:value-type="float" office:value="1.5515476214078" calcext:value-type="float">
            <text:p>1,552</text:p>
          </table:table-cell>
          <table:table-cell table:formula="of:=POWER([dados.H56];2)" office:value-type="float" office:value="0.703122832321104" calcext:value-type="float">
            <text:p>0,703</text:p>
          </table:table-cell>
          <table:table-cell table:formula="of:=POWER([dados.I56];2)" office:value-type="float" office:value="0.677285003772736" calcext:value-type="float">
            <text:p>0,677</text:p>
          </table:table-cell>
          <table:table-cell table:formula="of:=POWER([dados.J56];2)" office:value-type="float" office:value="3.80099905794616" calcext:value-type="float">
            <text:p>3,801</text:p>
          </table:table-cell>
          <table:table-cell table:formula="of:=POWER([dados.K56];2)" office:value-type="float" office:value="0.00283007624052533" calcext:value-type="float">
            <text:p>0,003</text:p>
          </table:table-cell>
        </table:table-row>
        <table:table-row table:style-name="ro1">
          <table:table-cell table:formula="of:=POWER([dados.B57];2)" office:value-type="float" office:value="174375.908455081" calcext:value-type="float">
            <text:p>174375,908</text:p>
          </table:table-cell>
          <table:table-cell table:formula="of:=POWER([dados.C57];2)" office:value-type="float" office:value="2209" calcext:value-type="float">
            <text:p>2209,000</text:p>
          </table:table-cell>
          <table:table-cell table:formula="of:=POWER([dados.D57];2)" office:value-type="float" office:value="5625" calcext:value-type="float">
            <text:p>5625,000</text:p>
          </table:table-cell>
          <table:table-cell table:formula="of:=[dados.E57]" office:value-type="float" office:value="106" calcext:value-type="float">
            <text:p>106,000</text:p>
          </table:table-cell>
          <table:table-cell table:formula="of:=POWER([dados.F57];2)" office:value-type="float" office:value="1.16962709201085" calcext:value-type="float">
            <text:p>1,170</text:p>
          </table:table-cell>
          <table:table-cell table:formula="of:=POWER([dados.G57];2)" office:value-type="float" office:value="0.026266163212567" calcext:value-type="float">
            <text:p>0,026</text:p>
          </table:table-cell>
          <table:table-cell table:formula="of:=POWER([dados.H57];2)" office:value-type="float" office:value="1.30258585495795" calcext:value-type="float">
            <text:p>1,303</text:p>
          </table:table-cell>
          <table:table-cell table:formula="of:=POWER([dados.I57];2)" office:value-type="float" office:value="2.11400515793609" calcext:value-type="float">
            <text:p>2,114</text:p>
          </table:table-cell>
          <table:table-cell table:formula="of:=POWER([dados.J57];2)" office:value-type="float" office:value="0.366026860824056" calcext:value-type="float">
            <text:p>0,366</text:p>
          </table:table-cell>
          <table:table-cell table:formula="of:=POWER([dados.K57];2)" office:value-type="float" office:value="0.0184466530344851" calcext:value-type="float">
            <text:p>0,018</text:p>
          </table:table-cell>
        </table:table-row>
        <table:table-row table:style-name="ro1">
          <table:table-cell table:formula="of:=POWER([dados.B58];2)" office:value-type="float" office:value="139291.15274854" calcext:value-type="float">
            <text:p>139291,153</text:p>
          </table:table-cell>
          <table:table-cell table:formula="of:=POWER([dados.C58];2)" office:value-type="float" office:value="2916" calcext:value-type="float">
            <text:p>2916,000</text:p>
          </table:table-cell>
          <table:table-cell table:formula="of:=POWER([dados.D58];2)" office:value-type="float" office:value="4096" calcext:value-type="float">
            <text:p>4096,000</text:p>
          </table:table-cell>
          <table:table-cell table:formula="of:=[dados.E58]" office:value-type="float" office:value="145" calcext:value-type="float">
            <text:p>145,000</text:p>
          </table:table-cell>
          <table:table-cell table:formula="of:=POWER([dados.F58];2)" office:value-type="float" office:value="0.662605645261479" calcext:value-type="float">
            <text:p>0,663</text:p>
          </table:table-cell>
          <table:table-cell table:formula="of:=POWER([dados.G58];2)" office:value-type="float" office:value="0.00945581875652411" calcext:value-type="float">
            <text:p>0,009</text:p>
          </table:table-cell>
          <table:table-cell table:formula="of:=POWER([dados.H58];2)" office:value-type="float" office:value="0.525595943591931" calcext:value-type="float">
            <text:p>0,526</text:p>
          </table:table-cell>
          <table:table-cell table:formula="of:=POWER([dados.I58];2)" office:value-type="float" office:value="0.814196693355644" calcext:value-type="float">
            <text:p>0,814</text:p>
          </table:table-cell>
          <table:table-cell table:formula="of:=POWER([dados.J58];2)" office:value-type="float" office:value="0.381132598465567" calcext:value-type="float">
            <text:p>0,381</text:p>
          </table:table-cell>
          <table:table-cell table:formula="of:=POWER([dados.K58];2)" office:value-type="float" office:value="0.00232811887453491" calcext:value-type="float">
            <text:p>0,002</text:p>
          </table:table-cell>
        </table:table-row>
        <table:table-row table:style-name="ro1">
          <table:table-cell table:formula="of:=POWER([dados.B59];2)" office:value-type="float" office:value="137923.381403711" calcext:value-type="float">
            <text:p>137923,381</text:p>
          </table:table-cell>
          <table:table-cell table:formula="of:=POWER([dados.C59];2)" office:value-type="float" office:value="1849" calcext:value-type="float">
            <text:p>1849,000</text:p>
          </table:table-cell>
          <table:table-cell table:formula="of:=POWER([dados.D59];2)" office:value-type="float" office:value="3969" calcext:value-type="float">
            <text:p>3969,000</text:p>
          </table:table-cell>
          <table:table-cell table:formula="of:=[dados.E59]" office:value-type="float" office:value="85" calcext:value-type="float">
            <text:p>85,000</text:p>
          </table:table-cell>
          <table:table-cell table:formula="of:=POWER([dados.F59];2)" office:value-type="float" office:value="0.644698091057734" calcext:value-type="float">
            <text:p>0,645</text:p>
          </table:table-cell>
          <table:table-cell table:formula="of:=POWER([dados.G59];2)" office:value-type="float" office:value="0.0962520870703781" calcext:value-type="float">
            <text:p>0,096</text:p>
          </table:table-cell>
          <table:table-cell table:formula="of:=POWER([dados.H59];2)" office:value-type="float" office:value="0.472150222471254" calcext:value-type="float">
            <text:p>0,472</text:p>
          </table:table-cell>
          <table:table-cell table:formula="of:=POWER([dados.I59];2)" office:value-type="float" office:value="1.1425523705765" calcext:value-type="float">
            <text:p>1,143</text:p>
          </table:table-cell>
          <table:table-cell table:formula="of:=POWER([dados.J59];2)" office:value-type="float" office:value="0.0670951733468776" calcext:value-type="float">
            <text:p>0,067</text:p>
          </table:table-cell>
          <table:table-cell table:formula="of:=POWER([dados.K59];2)" office:value-type="float" office:value="0.00345274673426574" calcext:value-type="float">
            <text:p>0,003</text:p>
          </table:table-cell>
        </table:table-row>
        <table:table-row table:style-name="ro1">
          <table:table-cell table:formula="of:=POWER([dados.B60];2)" office:value-type="float" office:value="135899.936113155" calcext:value-type="float">
            <text:p>135899,936</text:p>
          </table:table-cell>
          <table:table-cell table:formula="of:=POWER([dados.C60];2)" office:value-type="float" office:value="3481" calcext:value-type="float">
            <text:p>3481,000</text:p>
          </table:table-cell>
          <table:table-cell table:formula="of:=POWER([dados.D60];2)" office:value-type="float" office:value="4761" calcext:value-type="float">
            <text:p>4761,000</text:p>
          </table:table-cell>
          <table:table-cell table:formula="of:=[dados.E60]" office:value-type="float" office:value="6" calcext:value-type="float">
            <text:p>6,000</text:p>
          </table:table-cell>
          <table:table-cell table:formula="of:=POWER([dados.F60];2)" office:value-type="float" office:value="0.618496816014286" calcext:value-type="float">
            <text:p>0,618</text:p>
          </table:table-cell>
          <table:table-cell table:formula="of:=POWER([dados.G60];2)" office:value-type="float" office:value="0.0797848108685402" calcext:value-type="float">
            <text:p>0,080</text:p>
          </table:table-cell>
          <table:table-cell table:formula="of:=POWER([dados.H60];2)" office:value-type="float" office:value="0.835798862613172" calcext:value-type="float">
            <text:p>0,836</text:p>
          </table:table-cell>
          <table:table-cell table:formula="of:=POWER([dados.I60];2)" office:value-type="float" office:value="0.841478677499524" calcext:value-type="float">
            <text:p>0,841</text:p>
          </table:table-cell>
          <table:table-cell table:formula="of:=POWER([dados.J60];2)" office:value-type="float" office:value="0.632121693813061" calcext:value-type="float">
            <text:p>0,632</text:p>
          </table:table-cell>
          <table:table-cell table:formula="of:=POWER([dados.K60];2)" office:value-type="float" office:value="0.0604797150244566" calcext:value-type="float">
            <text:p>0,060</text:p>
          </table:table-cell>
        </table:table-row>
        <table:table-row table:style-name="ro1">
          <table:table-cell table:formula="of:=POWER([dados.B61];2)" office:value-type="float" office:value="186335.850569925" calcext:value-type="float">
            <text:p>186335,851</text:p>
          </table:table-cell>
          <table:table-cell table:formula="of:=POWER([dados.C61];2)" office:value-type="float" office:value="2809" calcext:value-type="float">
            <text:p>2809,000</text:p>
          </table:table-cell>
          <table:table-cell table:formula="of:=POWER([dados.D61];2)" office:value-type="float" office:value="3249" calcext:value-type="float">
            <text:p>3249,000</text:p>
          </table:table-cell>
          <table:table-cell table:formula="of:=[dados.E61]" office:value-type="float" office:value="41" calcext:value-type="float">
            <text:p>41,000</text:p>
          </table:table-cell>
          <table:table-cell table:formula="of:=POWER([dados.F61];2)" office:value-type="float" office:value="1.36048963677994" calcext:value-type="float">
            <text:p>1,360</text:p>
          </table:table-cell>
          <table:table-cell table:formula="of:=POWER([dados.G61];2)" office:value-type="float" office:value="0.00362365843503985" calcext:value-type="float">
            <text:p>0,004</text:p>
          </table:table-cell>
          <table:table-cell table:formula="of:=POWER([dados.H61];2)" office:value-type="float" office:value="0.211639934532197" calcext:value-type="float">
            <text:p>0,212</text:p>
          </table:table-cell>
          <table:table-cell table:formula="of:=POWER([dados.I61];2)" office:value-type="float" office:value="0.923038138461942" calcext:value-type="float">
            <text:p>0,923</text:p>
          </table:table-cell>
          <table:table-cell table:formula="of:=POWER([dados.J61];2)" office:value-type="float" office:value="0.508523568748493" calcext:value-type="float">
            <text:p>0,509</text:p>
          </table:table-cell>
          <table:table-cell table:formula="of:=POWER([dados.K61];2)" office:value-type="float" office:value="0.144192573348974" calcext:value-type="float">
            <text:p>0,144</text:p>
          </table:table-cell>
        </table:table-row>
        <table:table-row table:style-name="ro1">
          <table:table-cell table:formula="of:=POWER([dados.B62];2)" office:value-type="float" office:value="145568.821674542" calcext:value-type="float">
            <text:p>145568,822</text:p>
          </table:table-cell>
          <table:table-cell table:formula="of:=POWER([dados.C62];2)" office:value-type="float" office:value="6241" calcext:value-type="float">
            <text:p>6241,000</text:p>
          </table:table-cell>
          <table:table-cell table:formula="of:=POWER([dados.D62];2)" office:value-type="float" office:value="5041" calcext:value-type="float">
            <text:p>5041,000</text:p>
          </table:table-cell>
          <table:table-cell table:formula="of:=[dados.E62]" office:value-type="float" office:value="159" calcext:value-type="float">
            <text:p>159,000</text:p>
          </table:table-cell>
          <table:table-cell table:formula="of:=POWER([dados.F62];2)" office:value-type="float" office:value="0.746760375544328" calcext:value-type="float">
            <text:p>0,747</text:p>
          </table:table-cell>
          <table:table-cell table:formula="of:=POWER([dados.G62];2)" office:value-type="float" office:value="1.04723728772652" calcext:value-type="float">
            <text:p>1,047</text:p>
          </table:table-cell>
          <table:table-cell table:formula="of:=POWER([dados.H62];2)" office:value-type="float" office:value="0.979934709816669" calcext:value-type="float">
            <text:p>0,980</text:p>
          </table:table-cell>
          <table:table-cell table:formula="of:=POWER([dados.I62];2)" office:value-type="float" office:value="0.426654630196122" calcext:value-type="float">
            <text:p>0,427</text:p>
          </table:table-cell>
          <table:table-cell table:formula="of:=POWER([dados.J62];2)" office:value-type="float" office:value="2.17974507338694" calcext:value-type="float">
            <text:p>2,180</text:p>
          </table:table-cell>
          <table:table-cell table:formula="of:=POWER([dados.K62];2)" office:value-type="float" office:value="0.167531285398134" calcext:value-type="float">
            <text:p>0,168</text:p>
          </table:table-cell>
        </table:table-row>
        <table:table-row table:style-name="ro1">
          <table:table-cell table:formula="of:=POWER([dados.B63];2)" office:value-type="float" office:value="233304.656639732" calcext:value-type="float">
            <text:p>233304,657</text:p>
          </table:table-cell>
          <table:table-cell table:formula="of:=POWER([dados.C63];2)" office:value-type="float" office:value="2401" calcext:value-type="float">
            <text:p>2401,000</text:p>
          </table:table-cell>
          <table:table-cell table:formula="of:=POWER([dados.D63];2)" office:value-type="float" office:value="3600" calcext:value-type="float">
            <text:p>3600,000</text:p>
          </table:table-cell>
          <table:table-cell table:formula="of:=[dados.E63]" office:value-type="float" office:value="24" calcext:value-type="float">
            <text:p>24,000</text:p>
          </table:table-cell>
          <table:table-cell table:formula="of:=POWER([dados.F63];2)" office:value-type="float" office:value="2.17855486562273" calcext:value-type="float">
            <text:p>2,179</text:p>
          </table:table-cell>
          <table:table-cell table:formula="of:=POWER([dados.G63];2)" office:value-type="float" office:value="0.00774047748549933" calcext:value-type="float">
            <text:p>0,008</text:p>
          </table:table-cell>
          <table:table-cell table:formula="of:=POWER([dados.H63];2)" office:value-type="float" office:value="0.329002784476368" calcext:value-type="float">
            <text:p>0,329</text:p>
          </table:table-cell>
          <table:table-cell table:formula="of:=POWER([dados.I63];2)" office:value-type="float" office:value="1.66358121194757" calcext:value-type="float">
            <text:p>1,664</text:p>
          </table:table-cell>
          <table:table-cell table:formula="of:=POWER([dados.J63];2)" office:value-type="float" office:value="0.579809586058961" calcext:value-type="float">
            <text:p>0,580</text:p>
          </table:table-cell>
          <table:table-cell table:formula="of:=POWER([dados.K63];2)" office:value-type="float" office:value="0.271908954102047" calcext:value-type="float">
            <text:p>0,272</text:p>
          </table:table-cell>
        </table:table-row>
        <table:table-row table:style-name="ro1">
          <table:table-cell table:formula="of:=POWER([dados.B64];2)" office:value-type="float" office:value="216385.975635828" calcext:value-type="float">
            <text:p>216385,976</text:p>
          </table:table-cell>
          <table:table-cell table:formula="of:=POWER([dados.C64];2)" office:value-type="float" office:value="1849" calcext:value-type="float">
            <text:p>1849,000</text:p>
          </table:table-cell>
          <table:table-cell table:formula="of:=POWER([dados.D64];2)" office:value-type="float" office:value="8100" calcext:value-type="float">
            <text:p>8100,000</text:p>
          </table:table-cell>
          <table:table-cell table:formula="of:=[dados.E64]" office:value-type="float" office:value="105" calcext:value-type="float">
            <text:p>105,000</text:p>
          </table:table-cell>
          <table:table-cell table:formula="of:=POWER([dados.F64];2)" office:value-type="float" office:value="1.87255959189247" calcext:value-type="float">
            <text:p>1,873</text:p>
          </table:table-cell>
          <table:table-cell table:formula="of:=POWER([dados.G64];2)" office:value-type="float" office:value="0.0962520870703781" calcext:value-type="float">
            <text:p>0,096</text:p>
          </table:table-cell>
          <table:table-cell table:formula="of:=POWER([dados.H64];2)" office:value-type="float" office:value="2.92078362670741" calcext:value-type="float">
            <text:p>2,921</text:p>
          </table:table-cell>
          <table:table-cell table:formula="of:=POWER([dados.I64];2)" office:value-type="float" office:value="4.24470100842999" calcext:value-type="float">
            <text:p>4,245</text:p>
          </table:table-cell>
          <table:table-cell table:formula="of:=POWER([dados.J64];2)" office:value-type="float" office:value="0.524095286236694" calcext:value-type="float">
            <text:p>0,524</text:p>
          </table:table-cell>
          <table:table-cell table:formula="of:=POWER([dados.K64];2)" office:value-type="float" office:value="0.120797442450754" calcext:value-type="float">
            <text:p>0,121</text:p>
          </table:table-cell>
        </table:table-row>
        <table:table-row table:style-name="ro1">
          <table:table-cell table:formula="of:=POWER([dados.B65];2)" office:value-type="float" office:value="233916.493540987" calcext:value-type="float">
            <text:p>233916,494</text:p>
          </table:table-cell>
          <table:table-cell table:formula="of:=POWER([dados.C65];2)" office:value-type="float" office:value="6241" calcext:value-type="float">
            <text:p>6241,000</text:p>
          </table:table-cell>
          <table:table-cell table:formula="of:=POWER([dados.D65];2)" office:value-type="float" office:value="4900" calcext:value-type="float">
            <text:p>4900,000</text:p>
          </table:table-cell>
          <table:table-cell table:formula="of:=[dados.E65]" office:value-type="float" office:value="63" calcext:value-type="float">
            <text:p>63,000</text:p>
          </table:table-cell>
          <table:table-cell table:formula="of:=POWER([dados.F65];2)" office:value-type="float" office:value="2.18983427075199" calcext:value-type="float">
            <text:p>2,190</text:p>
          </table:table-cell>
          <table:table-cell table:formula="of:=POWER([dados.G65];2)" office:value-type="float" office:value="1.04723728772652" calcext:value-type="float">
            <text:p>1,047</text:p>
          </table:table-cell>
          <table:table-cell table:formula="of:=POWER([dados.H65];2)" office:value-type="float" office:value="0.906434309100992" calcext:value-type="float">
            <text:p>0,906</text:p>
          </table:table-cell>
          <table:table-cell table:formula="of:=POWER([dados.I65];2)" office:value-type="float" office:value="0.992013741802258" calcext:value-type="float">
            <text:p>0,992</text:p>
          </table:table-cell>
          <table:table-cell table:formula="of:=POWER([dados.J65];2)" office:value-type="float" office:value="3.15143751994521" calcext:value-type="float">
            <text:p>3,151</text:p>
          </table:table-cell>
          <table:table-cell table:formula="of:=POWER([dados.K65];2)" office:value-type="float" office:value="0.0000547770697054666" calcext:value-type="float">
            <text:p>0,000</text:p>
          </table:table-cell>
        </table:table-row>
        <table:table-row table:style-name="ro1">
          <table:table-cell table:formula="of:=POWER([dados.B66];2)" office:value-type="float" office:value="244773.297925164" calcext:value-type="float">
            <text:p>244773,298</text:p>
          </table:table-cell>
          <table:table-cell table:formula="of:=POWER([dados.C66];2)" office:value-type="float" office:value="4225" calcext:value-type="float">
            <text:p>4225,000</text:p>
          </table:table-cell>
          <table:table-cell table:formula="of:=POWER([dados.D66];2)" office:value-type="float" office:value="5476" calcext:value-type="float">
            <text:p>5476,000</text:p>
          </table:table-cell>
          <table:table-cell table:formula="of:=[dados.E66]" office:value-type="float" office:value="160" calcext:value-type="float">
            <text:p>160,000</text:p>
          </table:table-cell>
          <table:table-cell table:formula="of:=POWER([dados.F66];2)" office:value-type="float" office:value="2.39231456355832" calcext:value-type="float">
            <text:p>2,392</text:p>
          </table:table-cell>
          <table:table-cell table:formula="of:=POWER([dados.G66];2)" office:value-type="float" office:value="0.254749620513068" calcext:value-type="float">
            <text:p>0,255</text:p>
          </table:table-cell>
          <table:table-cell table:formula="of:=POWER([dados.H66];2)" office:value-type="float" office:value="1.21762563733084" calcext:value-type="float">
            <text:p>1,218</text:p>
          </table:table-cell>
          <table:table-cell table:formula="of:=POWER([dados.I66];2)" office:value-type="float" office:value="1.91560571249887" calcext:value-type="float">
            <text:p>1,916</text:p>
          </table:table-cell>
          <table:table-cell table:formula="of:=POWER([dados.J66];2)" office:value-type="float" office:value="1.94699836683549" calcext:value-type="float">
            <text:p>1,947</text:p>
          </table:table-cell>
          <table:table-cell table:formula="of:=POWER([dados.K66];2)" office:value-type="float" office:value="0.00208638394600294" calcext:value-type="float">
            <text:p>0,002</text:p>
          </table:table-cell>
        </table:table-row>
        <table:table-row table:style-name="ro1">
          <table:table-cell table:formula="of:=POWER([dados.B67];2)" office:value-type="float" office:value="186957.587059119" calcext:value-type="float">
            <text:p>186957,587</text:p>
          </table:table-cell>
          <table:table-cell table:formula="of:=POWER([dados.C67];2)" office:value-type="float" office:value="5776" calcext:value-type="float">
            <text:p>5776,000</text:p>
          </table:table-cell>
          <table:table-cell table:formula="of:=POWER([dados.D67];2)" office:value-type="float" office:value="6561" calcext:value-type="float">
            <text:p>6561,000</text:p>
          </table:table-cell>
          <table:table-cell table:formula="of:=[dados.E67]" office:value-type="float" office:value="7" calcext:value-type="float">
            <text:p>7,000</text:p>
          </table:table-cell>
          <table:table-cell table:formula="of:=POWER([dados.F67];2)" office:value-type="float" office:value="1.37062880279929" calcext:value-type="float">
            <text:p>1,371</text:p>
          </table:table-cell>
          <table:table-cell table:formula="of:=POWER([dados.G67];2)" office:value-type="float" office:value="0.83213349234001" calcext:value-type="float">
            <text:p>0,832</text:p>
          </table:table-cell>
          <table:table-cell table:formula="of:=POWER([dados.H67];2)" office:value-type="float" office:value="1.87251119950559" calcext:value-type="float">
            <text:p>1,873</text:p>
          </table:table-cell>
          <table:table-cell table:formula="of:=POWER([dados.I67];2)" office:value-type="float" office:value="1.28168606049013" calcext:value-type="float">
            <text:p>1,282</text:p>
          </table:table-cell>
          <table:table-cell table:formula="of:=POWER([dados.J67];2)" office:value-type="float" office:value="2.5678488321577" calcext:value-type="float">
            <text:p>2,568</text:p>
          </table:table-cell>
          <table:table-cell table:formula="of:=POWER([dados.K67];2)" office:value-type="float" office:value="0.225737066547049" calcext:value-type="float">
            <text:p>0,226</text:p>
          </table:table-cell>
        </table:table-row>
        <table:table-row table:style-name="ro1">
          <table:table-cell table:formula="of:=POWER([dados.B68];2)" office:value-type="float" office:value="245684.706768042" calcext:value-type="float">
            <text:p>245684,707</text:p>
          </table:table-cell>
          <table:table-cell table:formula="of:=POWER([dados.C68];2)" office:value-type="float" office:value="4225" calcext:value-type="float">
            <text:p>4225,000</text:p>
          </table:table-cell>
          <table:table-cell table:formula="of:=POWER([dados.D68];2)" office:value-type="float" office:value="6084" calcext:value-type="float">
            <text:p>6084,000</text:p>
          </table:table-cell>
          <table:table-cell table:formula="of:=[dados.E68]" office:value-type="float" office:value="161" calcext:value-type="float">
            <text:p>161,000</text:p>
          </table:table-cell>
          <table:table-cell table:formula="of:=POWER([dados.F68];2)" office:value-type="float" office:value="2.40950814151631" calcext:value-type="float">
            <text:p>2,410</text:p>
          </table:table-cell>
          <table:table-cell table:formula="of:=POWER([dados.G68];2)" office:value-type="float" office:value="0.254749620513068" calcext:value-type="float">
            <text:p>0,255</text:p>
          </table:table-cell>
          <table:table-cell table:formula="of:=POWER([dados.H68];2)" office:value-type="float" office:value="1.57465623320641" calcext:value-type="float">
            <text:p>1,575</text:p>
          </table:table-cell>
          <table:table-cell table:formula="of:=POWER([dados.I68];2)" office:value-type="float" office:value="2.20310320764304" calcext:value-type="float">
            <text:p>2,203</text:p>
          </table:table-cell>
          <table:table-cell table:formula="of:=POWER([dados.J68];2)" office:value-type="float" office:value="2.03173095847498" calcext:value-type="float">
            <text:p>2,032</text:p>
          </table:table-cell>
          <table:table-cell table:formula="of:=POWER([dados.K68];2)" office:value-type="float" office:value="0.00408007260172468" calcext:value-type="float">
            <text:p>0,004</text:p>
          </table:table-cell>
        </table:table-row>
        <table:table-row table:style-name="ro1">
          <table:table-cell table:formula="of:=POWER([dados.B69];2)" office:value-type="float" office:value="153416.236206076" calcext:value-type="float">
            <text:p>153416,236</text:p>
          </table:table-cell>
          <table:table-cell table:formula="of:=POWER([dados.C69];2)" office:value-type="float" office:value="2916" calcext:value-type="float">
            <text:p>2916,000</text:p>
          </table:table-cell>
          <table:table-cell table:formula="of:=POWER([dados.D69];2)" office:value-type="float" office:value="2704" calcext:value-type="float">
            <text:p>2704,000</text:p>
          </table:table-cell>
          <table:table-cell table:formula="of:=[dados.E69]" office:value-type="float" office:value="107" calcext:value-type="float">
            <text:p>107,000</text:p>
          </table:table-cell>
          <table:table-cell table:formula="of:=POWER([dados.F69];2)" office:value-type="float" office:value="0.856258380501954" calcext:value-type="float">
            <text:p>0,856</text:p>
          </table:table-cell>
          <table:table-cell table:formula="of:=POWER([dados.G69];2)" office:value-type="float" office:value="0.00945581875652411" calcext:value-type="float">
            <text:p>0,009</text:p>
          </table:table-cell>
          <table:table-cell table:formula="of:=POWER([dados.H69];2)" office:value-type="float" office:value="0.0733342691823893" calcext:value-type="float">
            <text:p>0,073</text:p>
          </table:table-cell>
          <table:table-cell table:formula="of:=POWER([dados.I69];2)" office:value-type="float" office:value="0.459594656623286" calcext:value-type="float">
            <text:p>0,460</text:p>
          </table:table-cell>
          <table:table-cell table:formula="of:=POWER([dados.J69];2)" office:value-type="float" office:value="0.349021475529564" calcext:value-type="float">
            <text:p>0,349</text:p>
          </table:table-cell>
          <table:table-cell table:formula="of:=POWER([dados.K69];2)" office:value-type="float" office:value="0.130433104282816" calcext:value-type="float">
            <text:p>0,130</text:p>
          </table:table-cell>
        </table:table-row>
        <table:table-row table:style-name="ro1">
          <table:table-cell table:formula="of:=POWER([dados.B70];2)" office:value-type="float" office:value="149722.459006604" calcext:value-type="float">
            <text:p>149722,459</text:p>
          </table:table-cell>
          <table:table-cell table:formula="of:=POWER([dados.C70];2)" office:value-type="float" office:value="7056" calcext:value-type="float">
            <text:p>7056,000</text:p>
          </table:table-cell>
          <table:table-cell table:formula="of:=POWER([dados.D70];2)" office:value-type="float" office:value="7396" calcext:value-type="float">
            <text:p>7396,000</text:p>
          </table:table-cell>
          <table:table-cell table:formula="of:=[dados.E70]" office:value-type="float" office:value="162" calcext:value-type="float">
            <text:p>162,000</text:p>
          </table:table-cell>
          <table:table-cell table:formula="of:=POWER([dados.F70];2)" office:value-type="float" office:value="0.80414340355526" calcext:value-type="float">
            <text:p>0,804</text:p>
          </table:table-cell>
          <table:table-cell table:formula="of:=POWER([dados.G70];2)" office:value-type="float" office:value="1.46063453404349" calcext:value-type="float">
            <text:p>1,461</text:p>
          </table:table-cell>
          <table:table-cell table:formula="of:=POWER([dados.H70];2)" office:value-type="float" office:value="2.42623522789469" calcext:value-type="float">
            <text:p>2,426</text:p>
          </table:table-cell>
          <table:table-cell table:formula="of:=POWER([dados.I70];2)" office:value-type="float" office:value="0.8955763683284" calcext:value-type="float">
            <text:p>0,896</text:p>
          </table:table-cell>
          <table:table-cell table:formula="of:=POWER([dados.J70];2)" office:value-type="float" office:value="3.07010172441059" calcext:value-type="float">
            <text:p>3,070</text:p>
          </table:table-cell>
          <table:table-cell table:formula="of:=POWER([dados.K70];2)" office:value-type="float" office:value="0.725331865146885" calcext:value-type="float">
            <text:p>0,725</text:p>
          </table:table-cell>
        </table:table-row>
        <table:table-row table:style-name="ro1">
          <table:table-cell table:formula="of:=POWER([dados.B71];2)" office:value-type="float" office:value="214155.233692799" calcext:value-type="float">
            <text:p>214155,234</text:p>
          </table:table-cell>
          <table:table-cell table:formula="of:=POWER([dados.C71];2)" office:value-type="float" office:value="6400" calcext:value-type="float">
            <text:p>6400,000</text:p>
          </table:table-cell>
          <table:table-cell table:formula="of:=POWER([dados.D71];2)" office:value-type="float" office:value="7921" calcext:value-type="float">
            <text:p>7921,000</text:p>
          </table:table-cell>
          <table:table-cell table:formula="of:=[dados.E71]" office:value-type="float" office:value="126" calcext:value-type="float">
            <text:p>126,000</text:p>
          </table:table-cell>
          <table:table-cell table:formula="of:=POWER([dados.F71];2)" office:value-type="float" office:value="1.83310281700385" calcext:value-type="float">
            <text:p>1,833</text:p>
          </table:table-cell>
          <table:table-cell table:formula="of:=POWER([dados.G71];2)" office:value-type="float" office:value="1.12442764492263" calcext:value-type="float">
            <text:p>1,124</text:p>
          </table:table-cell>
          <table:table-cell table:formula="of:=POWER([dados.H71];2)" office:value-type="float" office:value="2.79284909566244" calcext:value-type="float">
            <text:p>2,793</text:p>
          </table:table-cell>
          <table:table-cell table:formula="of:=POWER([dados.I71];2)" office:value-type="float" office:value="1.85882771150022" calcext:value-type="float">
            <text:p>1,859</text:p>
          </table:table-cell>
          <table:table-cell table:formula="of:=POWER([dados.J71];2)" office:value-type="float" office:value="3.51107955357793" calcext:value-type="float">
            <text:p>3,511</text:p>
          </table:table-cell>
          <table:table-cell table:formula="of:=POWER([dados.K71];2)" office:value-type="float" office:value="0.380469932394529" calcext:value-type="float">
            <text:p>0,380</text:p>
          </table:table-cell>
        </table:table-row>
        <table:table-row table:style-name="ro1">
          <table:table-cell table:formula="of:=POWER([dados.B72];2)" office:value-type="float" office:value="170198.517749708" calcext:value-type="float">
            <text:p>170198,518</text:p>
          </table:table-cell>
          <table:table-cell table:formula="of:=POWER([dados.C72];2)" office:value-type="float" office:value="2401" calcext:value-type="float">
            <text:p>2401,000</text:p>
          </table:table-cell>
          <table:table-cell table:formula="of:=POWER([dados.D72];2)" office:value-type="float" office:value="7056" calcext:value-type="float">
            <text:p>7056,000</text:p>
          </table:table-cell>
          <table:table-cell table:formula="of:=[dados.E72]" office:value-type="float" office:value="146" calcext:value-type="float">
            <text:p>146,000</text:p>
          </table:table-cell>
          <table:table-cell table:formula="of:=POWER([dados.F72];2)" office:value-type="float" office:value="1.10492373402228" calcext:value-type="float">
            <text:p>1,105</text:p>
          </table:table-cell>
          <table:table-cell table:formula="of:=POWER([dados.G72];2)" office:value-type="float" office:value="0.00774047748549933" calcext:value-type="float">
            <text:p>0,008</text:p>
          </table:table-cell>
          <table:table-cell table:formula="of:=POWER([dados.H72];2)" office:value-type="float" office:value="2.19615075385548" calcext:value-type="float">
            <text:p>2,196</text:p>
          </table:table-cell>
          <table:table-cell table:formula="of:=POWER([dados.I72];2)" office:value-type="float" office:value="2.6181181517787" calcext:value-type="float">
            <text:p>2,618</text:p>
          </table:table-cell>
          <table:table-cell table:formula="of:=POWER([dados.J72];2)" office:value-type="float" office:value="0.510139949070027" calcext:value-type="float">
            <text:p>0,510</text:p>
          </table:table-cell>
          <table:table-cell table:formula="of:=POWER([dados.K72];2)" office:value-type="float" office:value="0.180555573498442" calcext:value-type="float">
            <text:p>0,181</text:p>
          </table:table-cell>
        </table:table-row>
        <table:table-row table:style-name="ro1">
          <table:table-cell table:formula="of:=POWER([dados.B73];2)" office:value-type="float" office:value="145121.804691046" calcext:value-type="float">
            <text:p>145121,805</text:p>
          </table:table-cell>
          <table:table-cell table:formula="of:=POWER([dados.C73];2)" office:value-type="float" office:value="5041" calcext:value-type="float">
            <text:p>5041,000</text:p>
          </table:table-cell>
          <table:table-cell table:formula="of:=POWER([dados.D73];2)" office:value-type="float" office:value="6400" calcext:value-type="float">
            <text:p>6400,000</text:p>
          </table:table-cell>
          <table:table-cell table:formula="of:=[dados.E73]" office:value-type="float" office:value="8" calcext:value-type="float">
            <text:p>8,000</text:p>
          </table:table-cell>
          <table:table-cell table:formula="of:=POWER([dados.F73];2)" office:value-type="float" office:value="0.740663932101648" calcext:value-type="float">
            <text:p>0,741</text:p>
          </table:table-cell>
          <table:table-cell table:formula="of:=POWER([dados.G73];2)" office:value-type="float" office:value="0.528518087368623" calcext:value-type="float">
            <text:p>0,529</text:p>
          </table:table-cell>
          <table:table-cell table:formula="of:=POWER([dados.H73];2)" office:value-type="float" office:value="1.77036125651134" calcext:value-type="float">
            <text:p>1,770</text:p>
          </table:table-cell>
          <table:table-cell table:formula="of:=POWER([dados.I73];2)" office:value-type="float" office:value="1.02561810655783" calcext:value-type="float">
            <text:p>1,026</text:p>
          </table:table-cell>
          <table:table-cell table:formula="of:=POWER([dados.J73];2)" office:value-type="float" office:value="1.64964802178057" calcext:value-type="float">
            <text:p>1,650</text:p>
          </table:table-cell>
          <table:table-cell table:formula="of:=POWER([dados.K73];2)" office:value-type="float" office:value="0.364275490954173" calcext:value-type="float">
            <text:p>0,364</text:p>
          </table:table-cell>
        </table:table-row>
        <table:table-row table:style-name="ro1">
          <table:table-cell table:formula="of:=POWER([dados.B74];2)" office:value-type="float" office:value="196549.662054261" calcext:value-type="float">
            <text:p>196549,662</text:p>
          </table:table-cell>
          <table:table-cell table:formula="of:=POWER([dados.C74];2)" office:value-type="float" office:value="6084" calcext:value-type="float">
            <text:p>6084,000</text:p>
          </table:table-cell>
          <table:table-cell table:formula="of:=POWER([dados.D74];2)" office:value-type="float" office:value="3136" calcext:value-type="float">
            <text:p>3136,000</text:p>
          </table:table-cell>
          <table:table-cell table:formula="of:=[dados.E74]" office:value-type="float" office:value="108" calcext:value-type="float">
            <text:p>108,000</text:p>
          </table:table-cell>
          <table:table-cell table:formula="of:=POWER([dados.F74];2)" office:value-type="float" office:value="1.52961712327617" calcext:value-type="float">
            <text:p>1,530</text:p>
          </table:table-cell>
          <table:table-cell table:formula="of:=POWER([dados.G74];2)" office:value-type="float" office:value="0.972791476564042" calcext:value-type="float">
            <text:p>0,973</text:p>
          </table:table-cell>
          <table:table-cell table:formula="of:=POWER([dados.H74];2)" office:value-type="float" office:value="0.178248893006521" calcext:value-type="float">
            <text:p>0,178</text:p>
          </table:table-cell>
          <table:table-cell table:formula="of:=POWER([dados.I74];2)" office:value-type="float" office:value="0.280710822533891" calcext:value-type="float">
            <text:p>0,281</text:p>
          </table:table-cell>
          <table:table-cell table:formula="of:=POWER([dados.J74];2)" office:value-type="float" office:value="2.33361972855859" calcext:value-type="float">
            <text:p>2,334</text:p>
          </table:table-cell>
          <table:table-cell table:formula="of:=POWER([dados.K74];2)" office:value-type="float" office:value="0.0663275413806431" calcext:value-type="float">
            <text:p>0,066</text:p>
          </table:table-cell>
        </table:table-row>
        <table:table-row table:style-name="ro1">
          <table:table-cell table:formula="of:=POWER([dados.B75];2)" office:value-type="float" office:value="224328.161286019" calcext:value-type="float">
            <text:p>224328,161</text:p>
          </table:table-cell>
          <table:table-cell table:formula="of:=POWER([dados.C75];2)" office:value-type="float" office:value="6084" calcext:value-type="float">
            <text:p>6084,000</text:p>
          </table:table-cell>
          <table:table-cell table:formula="of:=POWER([dados.D75];2)" office:value-type="float" office:value="6400" calcext:value-type="float">
            <text:p>6400,000</text:p>
          </table:table-cell>
          <table:table-cell table:formula="of:=[dados.E75]" office:value-type="float" office:value="86" calcext:value-type="float">
            <text:p>86,000</text:p>
          </table:table-cell>
          <table:table-cell table:formula="of:=POWER([dados.F75];2)" office:value-type="float" office:value="2.01475405291841" calcext:value-type="float">
            <text:p>2,015</text:p>
          </table:table-cell>
          <table:table-cell table:formula="of:=POWER([dados.G75];2)" office:value-type="float" office:value="0.972791476564042" calcext:value-type="float">
            <text:p>0,973</text:p>
          </table:table-cell>
          <table:table-cell table:formula="of:=POWER([dados.H75];2)" office:value-type="float" office:value="1.77036125651134" calcext:value-type="float">
            <text:p>1,770</text:p>
          </table:table-cell>
          <table:table-cell table:formula="of:=POWER([dados.I75];2)" office:value-type="float" office:value="1.48901408091521" calcext:value-type="float">
            <text:p>1,489</text:p>
          </table:table-cell>
          <table:table-cell table:formula="of:=POWER([dados.J75];2)" office:value-type="float" office:value="3.17553771834098" calcext:value-type="float">
            <text:p>3,176</text:p>
          </table:table-cell>
          <table:table-cell table:formula="of:=POWER([dados.K75];2)" office:value-type="float" office:value="0.0933540183293565" calcext:value-type="float">
            <text:p>0,093</text:p>
          </table:table-cell>
        </table:table-row>
        <table:table-row table:style-name="ro1">
          <table:table-cell table:formula="of:=POWER([dados.B76];2)" office:value-type="float" office:value="223151.337876105" calcext:value-type="float">
            <text:p>223151,338</text:p>
          </table:table-cell>
          <table:table-cell table:formula="of:=POWER([dados.C76];2)" office:value-type="float" office:value="3721" calcext:value-type="float">
            <text:p>3721,000</text:p>
          </table:table-cell>
          <table:table-cell table:formula="of:=POWER([dados.D76];2)" office:value-type="float" office:value="4356" calcext:value-type="float">
            <text:p>4356,000</text:p>
          </table:table-cell>
          <table:table-cell table:formula="of:=[dados.E76]" office:value-type="float" office:value="42" calcext:value-type="float">
            <text:p>42,000</text:p>
          </table:table-cell>
          <table:table-cell table:formula="of:=POWER([dados.F76];2)" office:value-type="float" office:value="1.9935189869885" calcext:value-type="float">
            <text:p>1,994</text:p>
          </table:table-cell>
          <table:table-cell table:formula="of:=POWER([dados.G76];2)" office:value-type="float" office:value="0.127128229948824" calcext:value-type="float">
            <text:p>0,127</text:p>
          </table:table-cell>
          <table:table-cell table:formula="of:=POWER([dados.H76];2)" office:value-type="float" office:value="0.641082248516856" calcext:value-type="float">
            <text:p>0,641</text:p>
          </table:table-cell>
          <table:table-cell table:formula="of:=POWER([dados.I76];2)" office:value-type="float" office:value="1.39625402886039" calcext:value-type="float">
            <text:p>1,396</text:p>
          </table:table-cell>
          <table:table-cell table:formula="of:=POWER([dados.J76];2)" office:value-type="float" office:value="1.31798992423882" calcext:value-type="float">
            <text:p>1,318</text:p>
          </table:table-cell>
          <table:table-cell table:formula="of:=POWER([dados.K76];2)" office:value-type="float" office:value="0.0474865678217799" calcext:value-type="float">
            <text:p>0,047</text:p>
          </table:table-cell>
        </table:table-row>
        <table:table-row table:style-name="ro1">
          <table:table-cell table:formula="of:=POWER([dados.B77];2)" office:value-type="float" office:value="135282.076871239" calcext:value-type="float">
            <text:p>135282,077</text:p>
          </table:table-cell>
          <table:table-cell table:formula="of:=POWER([dados.C77];2)" office:value-type="float" office:value="5625" calcext:value-type="float">
            <text:p>5625,000</text:p>
          </table:table-cell>
          <table:table-cell table:formula="of:=POWER([dados.D77];2)" office:value-type="float" office:value="2500" calcext:value-type="float">
            <text:p>2500,000</text:p>
          </table:table-cell>
          <table:table-cell table:formula="of:=[dados.E77]" office:value-type="float" office:value="25" calcext:value-type="float">
            <text:p>25,000</text:p>
          </table:table-cell>
          <table:table-cell table:formula="of:=POWER([dados.F77];2)" office:value-type="float" office:value="0.610566406280983" calcext:value-type="float">
            <text:p>0,611</text:p>
          </table:table-cell>
          <table:table-cell table:formula="of:=POWER([dados.G77];2)" office:value-type="float" office:value="0.765921319278453" calcext:value-type="float">
            <text:p>0,766</text:p>
          </table:table-cell>
          <table:table-cell table:formula="of:=POWER([dados.H77];2)" office:value-type="float" office:value="0.0380666826374668" calcext:value-type="float">
            <text:p>0,038</text:p>
          </table:table-cell>
          <table:table-cell table:formula="of:=POWER([dados.I77];2)" office:value-type="float" office:value="0.0278157024972316" calcext:value-type="float">
            <text:p>0,028</text:p>
          </table:table-cell>
          <table:table-cell table:formula="of:=POWER([dados.J77];2)" office:value-type="float" office:value="1.36011151222655" calcext:value-type="float">
            <text:p>1,360</text:p>
          </table:table-cell>
          <table:table-cell table:formula="of:=POWER([dados.K77];2)" office:value-type="float" office:value="0.026627166715125" calcext:value-type="float">
            <text:p>0,027</text:p>
          </table:table-cell>
        </table:table-row>
        <table:table-row table:style-name="ro1">
          <table:table-cell table:formula="of:=POWER([dados.B78];2)" office:value-type="float" office:value="207676.328134211" calcext:value-type="float">
            <text:p>207676,328</text:p>
          </table:table-cell>
          <table:table-cell table:formula="of:=POWER([dados.C78];2)" office:value-type="float" office:value="2025" calcext:value-type="float">
            <text:p>2025,000</text:p>
          </table:table-cell>
          <table:table-cell table:formula="of:=POWER([dados.D78];2)" office:value-type="float" office:value="3721" calcext:value-type="float">
            <text:p>3721,000</text:p>
          </table:table-cell>
          <table:table-cell table:formula="of:=[dados.E78]" office:value-type="float" office:value="64" calcext:value-type="float">
            <text:p>64,000</text:p>
          </table:table-cell>
          <table:table-cell table:formula="of:=POWER([dados.F78];2)" office:value-type="float" office:value="1.7197506889901" calcext:value-type="float">
            <text:p>1,720</text:p>
          </table:table-cell>
          <table:table-cell table:formula="of:=POWER([dados.G78];2)" office:value-type="float" office:value="0.0557700330741932" calcext:value-type="float">
            <text:p>0,056</text:p>
          </table:table-cell>
          <table:table-cell table:formula="of:=POWER([dados.H78];2)" office:value-type="float" office:value="0.373853642913473" calcext:value-type="float">
            <text:p>0,374</text:p>
          </table:table-cell>
          <table:table-cell table:formula="of:=POWER([dados.I78];2)" office:value-type="float" office:value="1.65812757456652" calcext:value-type="float">
            <text:p>1,658</text:p>
          </table:table-cell>
          <table:table-cell table:formula="of:=POWER([dados.J78];2)" office:value-type="float" office:value="0.314420213101996" calcext:value-type="float">
            <text:p>0,314</text:p>
          </table:table-cell>
          <table:table-cell table:formula="of:=POWER([dados.K78];2)" office:value-type="float" office:value="0.176827584861961" calcext:value-type="float">
            <text:p>0,177</text:p>
          </table:table-cell>
        </table:table-row>
        <table:table-row table:style-name="ro1">
          <table:table-cell table:formula="of:=POWER([dados.B79];2)" office:value-type="float" office:value="257505.534311387" calcext:value-type="float">
            <text:p>257505,534</text:p>
          </table:table-cell>
          <table:table-cell table:formula="of:=POWER([dados.C79];2)" office:value-type="float" office:value="7056" calcext:value-type="float">
            <text:p>7056,000</text:p>
          </table:table-cell>
          <table:table-cell table:formula="of:=POWER([dados.D79];2)" office:value-type="float" office:value="8281" calcext:value-type="float">
            <text:p>8281,000</text:p>
          </table:table-cell>
          <table:table-cell table:formula="of:=[dados.E79]" office:value-type="float" office:value="163" calcext:value-type="float">
            <text:p>163,000</text:p>
          </table:table-cell>
          <table:table-cell table:formula="of:=POWER([dados.F79];2)" office:value-type="float" office:value="2.63512378123502" calcext:value-type="float">
            <text:p>2,635</text:p>
          </table:table-cell>
          <table:table-cell table:formula="of:=POWER([dados.G79];2)" office:value-type="float" office:value="1.46063453404349" calcext:value-type="float">
            <text:p>1,461</text:p>
          </table:table-cell>
          <table:table-cell table:formula="of:=POWER([dados.H79];2)" office:value-type="float" office:value="3.05158311198023" calcext:value-type="float">
            <text:p>3,052</text:p>
          </table:table-cell>
          <table:table-cell table:formula="of:=POWER([dados.I79];2)" office:value-type="float" office:value="2.2520033280068" calcext:value-type="float">
            <text:p>2,252</text:p>
          </table:table-cell>
          <table:table-cell table:formula="of:=POWER([dados.J79];2)" office:value-type="float" office:value="4.60958290199653" calcext:value-type="float">
            <text:p>4,610</text:p>
          </table:table-cell>
          <table:table-cell table:formula="of:=POWER([dados.K79];2)" office:value-type="float" office:value="0.285752954013243" calcext:value-type="float">
            <text:p>0,286</text:p>
          </table:table-cell>
        </table:table-row>
        <table:table-row table:style-name="ro1">
          <table:table-cell table:formula="of:=POWER([dados.B80];2)" office:value-type="float" office:value="144391.530608686" calcext:value-type="float">
            <text:p>144391,531</text:p>
          </table:table-cell>
          <table:table-cell table:formula="of:=POWER([dados.C80];2)" office:value-type="float" office:value="6889" calcext:value-type="float">
            <text:p>6889,000</text:p>
          </table:table-cell>
          <table:table-cell table:formula="of:=POWER([dados.D80];2)" office:value-type="float" office:value="4096" calcext:value-type="float">
            <text:p>4096,000</text:p>
          </table:table-cell>
          <table:table-cell table:formula="of:=[dados.E80]" office:value-type="float" office:value="177" calcext:value-type="float">
            <text:p>177,000</text:p>
          </table:table-cell>
          <table:table-cell table:formula="of:=POWER([dados.F80];2)" office:value-type="float" office:value="0.73073810881103" calcext:value-type="float">
            <text:p>0,731</text:p>
          </table:table-cell>
          <table:table-cell table:formula="of:=POWER([dados.G80];2)" office:value-type="float" office:value="1.37246599271282" calcext:value-type="float">
            <text:p>1,372</text:p>
          </table:table-cell>
          <table:table-cell table:formula="of:=POWER([dados.H80];2)" office:value-type="float" office:value="0.525595943591931" calcext:value-type="float">
            <text:p>0,526</text:p>
          </table:table-cell>
          <table:table-cell table:formula="of:=POWER([dados.I80];2)" office:value-type="float" office:value="0.165023042889523" calcext:value-type="float">
            <text:p>0,165</text:p>
          </table:table-cell>
          <table:table-cell table:formula="of:=POWER([dados.J80];2)" office:value-type="float" office:value="2.40201339236894" calcext:value-type="float">
            <text:p>2,402</text:p>
          </table:table-cell>
          <table:table-cell table:formula="of:=POWER([dados.K80];2)" office:value-type="float" office:value="0.0617624076117702" calcext:value-type="float">
            <text:p>0,062</text:p>
          </table:table-cell>
        </table:table-row>
        <table:table-row table:style-name="ro1">
          <table:table-cell table:formula="of:=POWER([dados.B81];2)" office:value-type="float" office:value="148887.683292727" calcext:value-type="float">
            <text:p>148887,683</text:p>
          </table:table-cell>
          <table:table-cell table:formula="of:=POWER([dados.C81];2)" office:value-type="float" office:value="1764" calcext:value-type="float">
            <text:p>1764,000</text:p>
          </table:table-cell>
          <table:table-cell table:formula="of:=POWER([dados.D81];2)" office:value-type="float" office:value="6084" calcext:value-type="float">
            <text:p>6084,000</text:p>
          </table:table-cell>
          <table:table-cell table:formula="of:=[dados.E81]" office:value-type="float" office:value="43" calcext:value-type="float">
            <text:p>43,000</text:p>
          </table:table-cell>
          <table:table-cell table:formula="of:=POWER([dados.F81];2)" office:value-type="float" office:value="0.792505595746293" calcext:value-type="float">
            <text:p>0,793</text:p>
          </table:table-cell>
          <table:table-cell table:formula="of:=POWER([dados.G81];2)" office:value-type="float" office:value="0.12060993311893" calcext:value-type="float">
            <text:p>0,121</text:p>
          </table:table-cell>
          <table:table-cell table:formula="of:=POWER([dados.H81];2)" office:value-type="float" office:value="1.57465623320641" calcext:value-type="float">
            <text:p>1,575</text:p>
          </table:table-cell>
          <table:table-cell table:formula="of:=POWER([dados.I81];2)" office:value-type="float" office:value="2.2570760686742" calcext:value-type="float">
            <text:p>2,257</text:p>
          </table:table-cell>
          <table:table-cell table:formula="of:=POWER([dados.J81];2)" office:value-type="float" office:value="0.139300212208393" calcext:value-type="float">
            <text:p>0,139</text:p>
          </table:table-cell>
          <table:table-cell table:formula="of:=POWER([dados.K81];2)" office:value-type="float" office:value="0.0913944163723188" calcext:value-type="float">
            <text:p>0,091</text:p>
          </table:table-cell>
        </table:table-row>
        <table:table-row table:style-name="ro1">
          <table:table-cell table:formula="of:=POWER([dados.B82];2)" office:value-type="float" office:value="144573.72954339" calcext:value-type="float">
            <text:p>144573,730</text:p>
          </table:table-cell>
          <table:table-cell table:formula="of:=POWER([dados.C82];2)" office:value-type="float" office:value="3249" calcext:value-type="float">
            <text:p>3249,000</text:p>
          </table:table-cell>
          <table:table-cell table:formula="of:=POWER([dados.D82];2)" office:value-type="float" office:value="2704" calcext:value-type="float">
            <text:p>2704,000</text:p>
          </table:table-cell>
          <table:table-cell table:formula="of:=[dados.E82]" office:value-type="float" office:value="127" calcext:value-type="float">
            <text:p>127,000</text:p>
          </table:table-cell>
          <table:table-cell table:formula="of:=POWER([dados.F82];2)" office:value-type="float" office:value="0.733210613940547" calcext:value-type="float">
            <text:p>0,733</text:p>
          </table:table-cell>
          <table:table-cell table:formula="of:=POWER([dados.G82];2)" office:value-type="float" office:value="0.0434195759228148" calcext:value-type="float">
            <text:p>0,043</text:p>
          </table:table-cell>
          <table:table-cell table:formula="of:=POWER([dados.H82];2)" office:value-type="float" office:value="0.0733342691823893" calcext:value-type="float">
            <text:p>0,073</text:p>
          </table:table-cell>
          <table:table-cell table:formula="of:=POWER([dados.I82];2)" office:value-type="float" office:value="0.339796250622922" calcext:value-type="float">
            <text:p>0,340</text:p>
          </table:table-cell>
          <table:table-cell table:formula="of:=POWER([dados.J82];2)" office:value-type="float" office:value="0.423617096009641" calcext:value-type="float">
            <text:p>0,424</text:p>
          </table:table-cell>
          <table:table-cell table:formula="of:=POWER([dados.K82];2)" office:value-type="float" office:value="0.0865517450129079" calcext:value-type="float">
            <text:p>0,087</text:p>
          </table:table-cell>
        </table:table-row>
        <table:table-row table:style-name="ro1">
          <table:table-cell table:formula="of:=POWER([dados.B83];2)" office:value-type="float" office:value="156474.897433699" calcext:value-type="float">
            <text:p>156474,897</text:p>
          </table:table-cell>
          <table:table-cell table:formula="of:=POWER([dados.C83];2)" office:value-type="float" office:value="7056" calcext:value-type="float">
            <text:p>7056,000</text:p>
          </table:table-cell>
          <table:table-cell table:formula="of:=POWER([dados.D83];2)" office:value-type="float" office:value="6889" calcext:value-type="float">
            <text:p>6889,000</text:p>
          </table:table-cell>
          <table:table-cell table:formula="of:=[dados.E83]" office:value-type="float" office:value="109" calcext:value-type="float">
            <text:p>109,000</text:p>
          </table:table-cell>
          <table:table-cell table:formula="of:=POWER([dados.F83];2)" office:value-type="float" office:value="0.900158259951709" calcext:value-type="float">
            <text:p>0,900</text:p>
          </table:table-cell>
          <table:table-cell table:formula="of:=POWER([dados.G83];2)" office:value-type="float" office:value="1.46063453404349" calcext:value-type="float">
            <text:p>1,461</text:p>
          </table:table-cell>
          <table:table-cell table:formula="of:=POWER([dados.H83];2)" office:value-type="float" office:value="2.08540594817766" calcext:value-type="float">
            <text:p>2,085</text:p>
          </table:table-cell>
          <table:table-cell table:formula="of:=POWER([dados.I83];2)" office:value-type="float" office:value="0.818433718107941" calcext:value-type="float">
            <text:p>0,818</text:p>
          </table:table-cell>
          <table:table-cell table:formula="of:=POWER([dados.J83];2)" office:value-type="float" office:value="3.08893453504481" calcext:value-type="float">
            <text:p>3,089</text:p>
          </table:table-cell>
          <table:table-cell table:formula="of:=POWER([dados.K83];2)" office:value-type="float" office:value="0.538827690949761" calcext:value-type="float">
            <text:p>0,539</text:p>
          </table:table-cell>
        </table:table-row>
        <table:table-row table:style-name="ro1">
          <table:table-cell table:formula="of:=POWER([dados.B84];2)" office:value-type="float" office:value="158034.172162247" calcext:value-type="float">
            <text:p>158034,172</text:p>
          </table:table-cell>
          <table:table-cell table:formula="of:=POWER([dados.C84];2)" office:value-type="float" office:value="5776" calcext:value-type="float">
            <text:p>5776,000</text:p>
          </table:table-cell>
          <table:table-cell table:formula="of:=POWER([dados.D84];2)" office:value-type="float" office:value="6889" calcext:value-type="float">
            <text:p>6889,000</text:p>
          </table:table-cell>
          <table:table-cell table:formula="of:=[dados.E84]" office:value-type="float" office:value="9" calcext:value-type="float">
            <text:p>9,000</text:p>
          </table:table-cell>
          <table:table-cell table:formula="of:=POWER([dados.F84];2)" office:value-type="float" office:value="0.922791029368942" calcext:value-type="float">
            <text:p>0,923</text:p>
          </table:table-cell>
          <table:table-cell table:formula="of:=POWER([dados.G84];2)" office:value-type="float" office:value="0.83213349234001" calcext:value-type="float">
            <text:p>0,832</text:p>
          </table:table-cell>
          <table:table-cell table:formula="of:=POWER([dados.H84];2)" office:value-type="float" office:value="2.08540594817766" calcext:value-type="float">
            <text:p>2,085</text:p>
          </table:table-cell>
          <table:table-cell table:formula="of:=POWER([dados.I84];2)" office:value-type="float" office:value="1.11367739688576" calcext:value-type="float">
            <text:p>1,114</text:p>
          </table:table-cell>
          <table:table-cell table:formula="of:=POWER([dados.J84];2)" office:value-type="float" office:value="2.28546646059892" calcext:value-type="float">
            <text:p>2,285</text:p>
          </table:table-cell>
          <table:table-cell table:formula="of:=POWER([dados.K84];2)" office:value-type="float" office:value="0.441184484271668" calcext:value-type="float">
            <text:p>0,441</text:p>
          </table:table-cell>
        </table:table-row>
        <table:table-row table:style-name="ro1">
          <table:table-cell table:formula="of:=POWER([dados.B85];2)" office:value-type="float" office:value="198178.827170307" calcext:value-type="float">
            <text:p>198178,827</text:p>
          </table:table-cell>
          <table:table-cell table:formula="of:=POWER([dados.C85];2)" office:value-type="float" office:value="1849" calcext:value-type="float">
            <text:p>1849,000</text:p>
          </table:table-cell>
          <table:table-cell table:formula="of:=POWER([dados.D85];2)" office:value-type="float" office:value="7396" calcext:value-type="float">
            <text:p>7396,000</text:p>
          </table:table-cell>
          <table:table-cell table:formula="of:=[dados.E85]" office:value-type="float" office:value="164" calcext:value-type="float">
            <text:p>164,000</text:p>
          </table:table-cell>
          <table:table-cell table:formula="of:=POWER([dados.F85];2)" office:value-type="float" office:value="1.5570841200426" calcext:value-type="float">
            <text:p>1,557</text:p>
          </table:table-cell>
          <table:table-cell table:formula="of:=POWER([dados.G85];2)" office:value-type="float" office:value="0.0962520870703781" calcext:value-type="float">
            <text:p>0,096</text:p>
          </table:table-cell>
          <table:table-cell table:formula="of:=POWER([dados.H85];2)" office:value-type="float" office:value="2.42623522789469" calcext:value-type="float">
            <text:p>2,426</text:p>
          </table:table-cell>
          <table:table-cell table:formula="of:=POWER([dados.I85];2)" office:value-type="float" office:value="3.57759928582275" calcext:value-type="float">
            <text:p>3,578</text:p>
          </table:table-cell>
          <table:table-cell table:formula="of:=POWER([dados.J85];2)" office:value-type="float" office:value="0.405506270758336" calcext:value-type="float">
            <text:p>0,406</text:p>
          </table:table-cell>
          <table:table-cell table:formula="of:=POWER([dados.K85];2)" office:value-type="float" office:value="0.0964645555900351" calcext:value-type="float">
            <text:p>0,096</text:p>
          </table:table-cell>
        </table:table-row>
        <table:table-row table:style-name="ro1">
          <table:table-cell table:formula="of:=POWER([dados.B86];2)" office:value-type="float" office:value="185840.22810156" calcext:value-type="float">
            <text:p>185840,228</text:p>
          </table:table-cell>
          <table:table-cell table:formula="of:=POWER([dados.C86];2)" office:value-type="float" office:value="4624" calcext:value-type="float">
            <text:p>4624,000</text:p>
          </table:table-cell>
          <table:table-cell table:formula="of:=POWER([dados.D86];2)" office:value-type="float" office:value="4096" calcext:value-type="float">
            <text:p>4096,000</text:p>
          </table:table-cell>
          <table:table-cell table:formula="of:=[dados.E86]" office:value-type="float" office:value="147" calcext:value-type="float">
            <text:p>147,000</text:p>
          </table:table-cell>
          <table:table-cell table:formula="of:=POWER([dados.F86];2)" office:value-type="float" office:value="1.35242201396029" calcext:value-type="float">
            <text:p>1,352</text:p>
          </table:table-cell>
          <table:table-cell table:formula="of:=POWER([dados.G86];2)" office:value-type="float" office:value="0.379283396789467" calcext:value-type="float">
            <text:p>0,379</text:p>
          </table:table-cell>
          <table:table-cell table:formula="of:=POWER([dados.H86];2)" office:value-type="float" office:value="0.525595943591931" calcext:value-type="float">
            <text:p>0,526</text:p>
          </table:table-cell>
          <table:table-cell table:formula="of:=POWER([dados.I86];2)" office:value-type="float" office:value="0.738066826910319" calcext:value-type="float">
            <text:p>0,738</text:p>
          </table:table-cell>
          <table:table-cell table:formula="of:=POWER([dados.J86];2)" office:value-type="float" office:value="1.51529263717603" calcext:value-type="float">
            <text:p>1,515</text:p>
          </table:table-cell>
          <table:table-cell table:formula="of:=POWER([dados.K86];2)" office:value-type="float" office:value="0.00394227100083625" calcext:value-type="float">
            <text:p>0,004</text:p>
          </table:table-cell>
        </table:table-row>
        <table:table-row table:style-name="ro1">
          <table:table-cell table:formula="of:=POWER([dados.B87];2)" office:value-type="float" office:value="221417.959270799" calcext:value-type="float">
            <text:p>221417,959</text:p>
          </table:table-cell>
          <table:table-cell table:formula="of:=POWER([dados.C87];2)" office:value-type="float" office:value="3969" calcext:value-type="float">
            <text:p>3969,000</text:p>
          </table:table-cell>
          <table:table-cell table:formula="of:=POWER([dados.D87];2)" office:value-type="float" office:value="3136" calcext:value-type="float">
            <text:p>3136,000</text:p>
          </table:table-cell>
          <table:table-cell table:formula="of:=[dados.E87]" office:value-type="float" office:value="44" calcext:value-type="float">
            <text:p>44,000</text:p>
          </table:table-cell>
          <table:table-cell table:formula="of:=POWER([dados.F87];2)" office:value-type="float" office:value="1.96234493821241" calcext:value-type="float">
            <text:p>1,962</text:p>
          </table:table-cell>
          <table:table-cell table:formula="of:=POWER([dados.G87];2)" office:value-type="float" office:value="0.185449833163667" calcext:value-type="float">
            <text:p>0,185</text:p>
          </table:table-cell>
          <table:table-cell table:formula="of:=POWER([dados.H87];2)" office:value-type="float" office:value="0.178248893006521" calcext:value-type="float">
            <text:p>0,178</text:p>
          </table:table-cell>
          <table:table-cell table:formula="of:=POWER([dados.I87];2)" office:value-type="float" office:value="0.804291598630351" calcext:value-type="float">
            <text:p>0,804</text:p>
          </table:table-cell>
          <table:table-cell table:formula="of:=POWER([dados.J87];2)" office:value-type="float" office:value="1.29330268646061" calcext:value-type="float">
            <text:p>1,293</text:p>
          </table:table-cell>
          <table:table-cell table:formula="of:=POWER([dados.K87];2)" office:value-type="float" office:value="0.228451071776326" calcext:value-type="float">
            <text:p>0,228</text:p>
          </table:table-cell>
        </table:table-row>
        <table:table-row table:style-name="ro1">
          <table:table-cell table:formula="of:=POWER([dados.B88];2)" office:value-type="float" office:value="243349.760160014" calcext:value-type="float">
            <text:p>243349,760</text:p>
          </table:table-cell>
          <table:table-cell table:formula="of:=POWER([dados.C88];2)" office:value-type="float" office:value="7056" calcext:value-type="float">
            <text:p>7056,000</text:p>
          </table:table-cell>
          <table:table-cell table:formula="of:=POWER([dados.D88];2)" office:value-type="float" office:value="4624" calcext:value-type="float">
            <text:p>4624,000</text:p>
          </table:table-cell>
          <table:table-cell table:formula="of:=[dados.E88]" office:value-type="float" office:value="178" calcext:value-type="float">
            <text:p>178,000</text:p>
          </table:table-cell>
          <table:table-cell table:formula="of:=POWER([dados.F88];2)" office:value-type="float" office:value="2.36551923475999" calcext:value-type="float">
            <text:p>2,366</text:p>
          </table:table-cell>
          <table:table-cell table:formula="of:=POWER([dados.G88];2)" office:value-type="float" office:value="1.46063453404349" calcext:value-type="float">
            <text:p>1,461</text:p>
          </table:table-cell>
          <table:table-cell table:formula="of:=POWER([dados.H88];2)" office:value-type="float" office:value="0.76802837035321" calcext:value-type="float">
            <text:p>0,768</text:p>
          </table:table-cell>
          <table:table-cell table:formula="of:=POWER([dados.I88];2)" office:value-type="float" office:value="0.796580046568295" calcext:value-type="float">
            <text:p>0,797</text:p>
          </table:table-cell>
          <table:table-cell table:formula="of:=POWER([dados.J88];2)" office:value-type="float" office:value="3.79379687912011" calcext:value-type="float">
            <text:p>3,794</text:p>
          </table:table-cell>
          <table:table-cell table:formula="of:=POWER([dados.K88];2)" office:value-type="float" office:value="0.00380539190841567" calcext:value-type="float">
            <text:p>0,004</text:p>
          </table:table-cell>
        </table:table-row>
        <table:table-row table:style-name="ro1">
          <table:table-cell table:formula="of:=POWER([dados.B89];2)" office:value-type="float" office:value="201396.369994502" calcext:value-type="float">
            <text:p>201396,370</text:p>
          </table:table-cell>
          <table:table-cell table:formula="of:=POWER([dados.C89];2)" office:value-type="float" office:value="4096" calcext:value-type="float">
            <text:p>4096,000</text:p>
          </table:table-cell>
          <table:table-cell table:formula="of:=POWER([dados.D89];2)" office:value-type="float" office:value="5184" calcext:value-type="float">
            <text:p>5184,000</text:p>
          </table:table-cell>
          <table:table-cell table:formula="of:=[dados.E89]" office:value-type="float" office:value="65" calcext:value-type="float">
            <text:p>65,000</text:p>
          </table:table-cell>
          <table:table-cell table:formula="of:=POWER([dados.F89];2)" office:value-type="float" office:value="1.61171157467018" calcext:value-type="float">
            <text:p>1,612</text:p>
          </table:table-cell>
          <table:table-cell table:formula="of:=POWER([dados.G89];2)" office:value-type="float" office:value="0.218727453821548" calcext:value-type="float">
            <text:p>0,219</text:p>
          </table:table-cell>
          <table:table-cell table:formula="of:=POWER([dados.H89];2)" office:value-type="float" office:value="1.0563000647602" calcext:value-type="float">
            <text:p>1,056</text:p>
          </table:table-cell>
          <table:table-cell table:formula="of:=POWER([dados.I89];2)" office:value-type="float" office:value="1.41203292871413" calcext:value-type="float">
            <text:p>1,412</text:p>
          </table:table-cell>
          <table:table-cell table:formula="of:=POWER([dados.J89];2)" office:value-type="float" office:value="1.47049602633411" calcext:value-type="float">
            <text:p>1,470</text:p>
          </table:table-cell>
          <table:table-cell table:formula="of:=POWER([dados.K89];2)" office:value-type="float" office:value="0.00421026064601893" calcext:value-type="float">
            <text:p>0,004</text:p>
          </table:table-cell>
        </table:table-row>
        <table:table-row table:style-name="ro1">
          <table:table-cell table:formula="of:=POWER([dados.B90];2)" office:value-type="float" office:value="160799.74527018" calcext:value-type="float">
            <text:p>160799,745</text:p>
          </table:table-cell>
          <table:table-cell table:formula="of:=POWER([dados.C90];2)" office:value-type="float" office:value="2209" calcext:value-type="float">
            <text:p>2209,000</text:p>
          </table:table-cell>
          <table:table-cell table:formula="of:=POWER([dados.D90];2)" office:value-type="float" office:value="2809" calcext:value-type="float">
            <text:p>2809,000</text:p>
          </table:table-cell>
          <table:table-cell table:formula="of:=[dados.E90]" office:value-type="float" office:value="148" calcext:value-type="float">
            <text:p>148,000</text:p>
          </table:table-cell>
          <table:table-cell table:formula="of:=POWER([dados.F90];2)" office:value-type="float" office:value="0.963343714388671" calcext:value-type="float">
            <text:p>0,963</text:p>
          </table:table-cell>
          <table:table-cell table:formula="of:=POWER([dados.G90];2)" office:value-type="float" office:value="0.026266163212567" calcext:value-type="float">
            <text:p>0,026</text:p>
          </table:table-cell>
          <table:table-cell table:formula="of:=POWER([dados.H90];2)" office:value-type="float" office:value="0.0952654937966364" calcext:value-type="float">
            <text:p>0,095</text:p>
          </table:table-cell>
          <table:table-cell table:formula="of:=POWER([dados.I90];2)" office:value-type="float" office:value="0.741783474991848" calcext:value-type="float">
            <text:p>0,742</text:p>
          </table:table-cell>
          <table:table-cell table:formula="of:=POWER([dados.J90];2)" office:value-type="float" office:value="0.164262209171587" calcext:value-type="float">
            <text:p>0,164</text:p>
          </table:table-cell>
          <table:table-cell table:formula="of:=POWER([dados.K90];2)" office:value-type="float" office:value="0.178830430659211" calcext:value-type="float">
            <text:p>0,179</text:p>
          </table:table-cell>
        </table:table-row>
        <table:table-row table:style-name="ro1">
          <table:table-cell table:formula="of:=POWER([dados.B91];2)" office:value-type="float" office:value="210835.241030235" calcext:value-type="float">
            <text:p>210835,241</text:p>
          </table:table-cell>
          <table:table-cell table:formula="of:=POWER([dados.C91];2)" office:value-type="float" office:value="5476" calcext:value-type="float">
            <text:p>5476,000</text:p>
          </table:table-cell>
          <table:table-cell table:formula="of:=POWER([dados.D91];2)" office:value-type="float" office:value="3249" calcext:value-type="float">
            <text:p>3249,000</text:p>
          </table:table-cell>
          <table:table-cell table:formula="of:=[dados.E91]" office:value-type="float" office:value="26" calcext:value-type="float">
            <text:p>26,000</text:p>
          </table:table-cell>
          <table:table-cell table:formula="of:=POWER([dados.F91];2)" office:value-type="float" office:value="1.77478322937048" calcext:value-type="float">
            <text:p>1,775</text:p>
          </table:table-cell>
          <table:table-cell table:formula="of:=POWER([dados.G91];2)" office:value-type="float" office:value="0.702453692250536" calcext:value-type="float">
            <text:p>0,702</text:p>
          </table:table-cell>
          <table:table-cell table:formula="of:=POWER([dados.H91];2)" office:value-type="float" office:value="0.211639934532197" calcext:value-type="float">
            <text:p>0,212</text:p>
          </table:table-cell>
          <table:table-cell table:formula="of:=POWER([dados.I91];2)" office:value-type="float" office:value="0.466123264866458" calcext:value-type="float">
            <text:p>0,466</text:p>
          </table:table-cell>
          <table:table-cell table:formula="of:=POWER([dados.J91];2)" office:value-type="float" office:value="2.11992713456908" calcext:value-type="float">
            <text:p>2,120</text:p>
          </table:table-cell>
          <table:table-cell table:formula="of:=POWER([dados.K91];2)" office:value-type="float" office:value="0.102827503564488" calcext:value-type="float">
            <text:p>0,103</text:p>
          </table:table-cell>
        </table:table-row>
        <table:table-row table:style-name="ro1">
          <table:table-cell table:formula="of:=POWER([dados.B92];2)" office:value-type="float" office:value="252398.994609086" calcext:value-type="float">
            <text:p>252398,995</text:p>
          </table:table-cell>
          <table:table-cell table:formula="of:=POWER([dados.C92];2)" office:value-type="float" office:value="4096" calcext:value-type="float">
            <text:p>4096,000</text:p>
          </table:table-cell>
          <table:table-cell table:formula="of:=POWER([dados.D92];2)" office:value-type="float" office:value="8100" calcext:value-type="float">
            <text:p>8100,000</text:p>
          </table:table-cell>
          <table:table-cell table:formula="of:=[dados.E92]" office:value-type="float" office:value="87" calcext:value-type="float">
            <text:p>87,000</text:p>
          </table:table-cell>
          <table:table-cell table:formula="of:=POWER([dados.F92];2)" office:value-type="float" office:value="2.53707164520706" calcext:value-type="float">
            <text:p>2,537</text:p>
          </table:table-cell>
          <table:table-cell table:formula="of:=POWER([dados.G92];2)" office:value-type="float" office:value="0.218727453821548" calcext:value-type="float">
            <text:p>0,219</text:p>
          </table:table-cell>
          <table:table-cell table:formula="of:=POWER([dados.H92];2)" office:value-type="float" office:value="2.92078362670741" calcext:value-type="float">
            <text:p>2,921</text:p>
          </table:table-cell>
          <table:table-cell table:formula="of:=POWER([dados.I92];2)" office:value-type="float" office:value="3.30215534696989" calcext:value-type="float">
            <text:p>3,302</text:p>
          </table:table-cell>
          <table:table-cell table:formula="of:=POWER([dados.J92];2)" office:value-type="float" office:value="2.23778566435612" calcext:value-type="float">
            <text:p>2,238</text:p>
          </table:table-cell>
          <table:table-cell table:formula="of:=POWER([dados.K92];2)" office:value-type="float" office:value="0.136640663310377" calcext:value-type="float">
            <text:p>0,137</text:p>
          </table:table-cell>
        </table:table-row>
        <table:table-row table:style-name="ro1">
          <table:table-cell table:formula="of:=POWER([dados.B93];2)" office:value-type="float" office:value="210160.452634084" calcext:value-type="float">
            <text:p>210160,453</text:p>
          </table:table-cell>
          <table:table-cell table:formula="of:=POWER([dados.C93];2)" office:value-type="float" office:value="4356" calcext:value-type="float">
            <text:p>4356,000</text:p>
          </table:table-cell>
          <table:table-cell table:formula="of:=POWER([dados.D93];2)" office:value-type="float" office:value="6889" calcext:value-type="float">
            <text:p>6889,000</text:p>
          </table:table-cell>
          <table:table-cell table:formula="of:=[dados.E93]" office:value-type="float" office:value="10" calcext:value-type="float">
            <text:p>10,000</text:p>
          </table:table-cell>
          <table:table-cell table:formula="of:=POWER([dados.F93];2)" office:value-type="float" office:value="1.76298967600116" calcext:value-type="float">
            <text:p>1,763</text:p>
          </table:table-cell>
          <table:table-cell table:formula="of:=POWER([dados.G93];2)" office:value-type="float" office:value="0.293516333238228" calcext:value-type="float">
            <text:p>0,294</text:p>
          </table:table-cell>
          <table:table-cell table:formula="of:=POWER([dados.H93];2)" office:value-type="float" office:value="2.08540594817766" calcext:value-type="float">
            <text:p>2,085</text:p>
          </table:table-cell>
          <table:table-cell table:formula="of:=POWER([dados.I93];2)" office:value-type="float" office:value="2.11313218839572" calcext:value-type="float">
            <text:p>2,113</text:p>
          </table:table-cell>
          <table:table-cell table:formula="of:=POWER([dados.J93];2)" office:value-type="float" office:value="1.90302236106006" calcext:value-type="float">
            <text:p>1,903</text:p>
          </table:table-cell>
          <table:table-cell table:formula="of:=POWER([dados.K93];2)" office:value-type="float" office:value="0.125756499959803" calcext:value-type="float">
            <text:p>0,126</text:p>
          </table:table-cell>
        </table:table-row>
        <table:table-row table:style-name="ro1">
          <table:table-cell table:formula="of:=POWER([dados.B94];2)" office:value-type="float" office:value="139327.292452366" calcext:value-type="float">
            <text:p>139327,292</text:p>
          </table:table-cell>
          <table:table-cell table:formula="of:=POWER([dados.C94];2)" office:value-type="float" office:value="3136" calcext:value-type="float">
            <text:p>3136,000</text:p>
          </table:table-cell>
          <table:table-cell table:formula="of:=POWER([dados.D94];2)" office:value-type="float" office:value="4624" calcext:value-type="float">
            <text:p>4624,000</text:p>
          </table:table-cell>
          <table:table-cell table:formula="of:=[dados.E94]" office:value-type="float" office:value="165" calcext:value-type="float">
            <text:p>165,000</text:p>
          </table:table-cell>
          <table:table-cell table:formula="of:=POWER([dados.F94];2)" office:value-type="float" office:value="0.663080927369262" calcext:value-type="float">
            <text:p>0,663</text:p>
          </table:table-cell>
          <table:table-cell table:formula="of:=POWER([dados.G94];2)" office:value-type="float" office:value="0.0293537775004116" calcext:value-type="float">
            <text:p>0,029</text:p>
          </table:table-cell>
          <table:table-cell table:formula="of:=POWER([dados.H94];2)" office:value-type="float" office:value="0.76802837035321" calcext:value-type="float">
            <text:p>0,768</text:p>
          </table:table-cell>
          <table:table-cell table:formula="of:=POWER([dados.I94];2)" office:value-type="float" office:value="0.928397494525818" calcext:value-type="float">
            <text:p>0,928</text:p>
          </table:table-cell>
          <table:table-cell table:formula="of:=POWER([dados.J94];2)" office:value-type="float" office:value="0.500839750136245" calcext:value-type="float">
            <text:p>0,501</text:p>
          </table:table-cell>
          <table:table-cell table:formula="of:=POWER([dados.K94];2)" office:value-type="float" office:value="0.0312255725585507" calcext:value-type="float">
            <text:p>0,031</text:p>
          </table:table-cell>
        </table:table-row>
        <table:table-row table:style-name="ro1">
          <table:table-cell table:formula="of:=POWER([dados.B95];2)" office:value-type="float" office:value="136702.028137266" calcext:value-type="float">
            <text:p>136702,028</text:p>
          </table:table-cell>
          <table:table-cell table:formula="of:=POWER([dados.C95];2)" office:value-type="float" office:value="6241" calcext:value-type="float">
            <text:p>6241,000</text:p>
          </table:table-cell>
          <table:table-cell table:formula="of:=POWER([dados.D95];2)" office:value-type="float" office:value="2601" calcext:value-type="float">
            <text:p>2601,000</text:p>
          </table:table-cell>
          <table:table-cell table:formula="of:=[dados.E95]" office:value-type="float" office:value="110" calcext:value-type="float">
            <text:p>110,000</text:p>
          </table:table-cell>
          <table:table-cell table:formula="of:=POWER([dados.F95];2)" office:value-type="float" office:value="0.628841087002846" calcext:value-type="float">
            <text:p>0,629</text:p>
          </table:table-cell>
          <table:table-cell table:formula="of:=POWER([dados.G95];2)" office:value-type="float" office:value="1.04723728772652" calcext:value-type="float">
            <text:p>1,047</text:p>
          </table:table-cell>
          <table:table-cell table:formula="of:=POWER([dados.H95];2)" office:value-type="float" office:value="0.0542679987959994" calcext:value-type="float">
            <text:p>0,054</text:p>
          </table:table-cell>
          <table:table-cell table:formula="of:=POWER([dados.I95];2)" office:value-type="float" office:value="0.0159130477222691" calcext:value-type="float">
            <text:p>0,016</text:p>
          </table:table-cell>
          <table:table-cell table:formula="of:=POWER([dados.J95];2)" office:value-type="float" office:value="1.70209817325479" calcext:value-type="float">
            <text:p>1,702</text:p>
          </table:table-cell>
          <table:table-cell table:formula="of:=POWER([dados.K95];2)" office:value-type="float" office:value="0.0123348498004602" calcext:value-type="float">
            <text:p>0,012</text:p>
          </table:table-cell>
        </table:table-row>
        <table:table-row table:style-name="ro1">
          <table:table-cell table:formula="of:=POWER([dados.B96];2)" office:value-type="float" office:value="167176.409331131" calcext:value-type="float">
            <text:p>167176,409</text:p>
          </table:table-cell>
          <table:table-cell table:formula="of:=POWER([dados.C96];2)" office:value-type="float" office:value="6724" calcext:value-type="float">
            <text:p>6724,000</text:p>
          </table:table-cell>
          <table:table-cell table:formula="of:=POWER([dados.D96];2)" office:value-type="float" office:value="6400" calcext:value-type="float">
            <text:p>6400,000</text:p>
          </table:table-cell>
          <table:table-cell table:formula="of:=[dados.E96]" office:value-type="float" office:value="66" calcext:value-type="float">
            <text:p>66,000</text:p>
          </table:table-cell>
          <table:table-cell table:formula="of:=POWER([dados.F96];2)" office:value-type="float" office:value="1.05878306423874" calcext:value-type="float">
            <text:p>1,059</text:p>
          </table:table-cell>
          <table:table-cell table:formula="of:=POWER([dados.G96];2)" office:value-type="float" office:value="1.28704199741578" calcext:value-type="float">
            <text:p>1,287</text:p>
          </table:table-cell>
          <table:table-cell table:formula="of:=POWER([dados.H96];2)" office:value-type="float" office:value="1.77036125651134" calcext:value-type="float">
            <text:p>1,770</text:p>
          </table:table-cell>
          <table:table-cell table:formula="of:=POWER([dados.I96];2)" office:value-type="float" office:value="0.838487298678627" calcext:value-type="float">
            <text:p>0,838</text:p>
          </table:table-cell>
          <table:table-cell table:formula="of:=POWER([dados.J96];2)" office:value-type="float" office:value="2.93773085869852" calcext:value-type="float">
            <text:p>2,938</text:p>
          </table:table-cell>
          <table:table-cell table:formula="of:=POWER([dados.K96];2)" office:value-type="float" office:value="0.339965997581874" calcext:value-type="float">
            <text:p>0,340</text:p>
          </table:table-cell>
        </table:table-row>
        <table:table-row table:style-name="ro1">
          <table:table-cell table:formula="of:=POWER([dados.B97];2)" office:value-type="float" office:value="150309.825304238" calcext:value-type="float">
            <text:p>150309,825</text:p>
          </table:table-cell>
          <table:table-cell table:formula="of:=POWER([dados.C97];2)" office:value-type="float" office:value="2025" calcext:value-type="float">
            <text:p>2025,000</text:p>
          </table:table-cell>
          <table:table-cell table:formula="of:=POWER([dados.D97];2)" office:value-type="float" office:value="6889" calcext:value-type="float">
            <text:p>6889,000</text:p>
          </table:table-cell>
          <table:table-cell table:formula="of:=[dados.E97]" office:value-type="float" office:value="128" calcext:value-type="float">
            <text:p>128,000</text:p>
          </table:table-cell>
          <table:table-cell table:formula="of:=POWER([dados.F97];2)" office:value-type="float" office:value="0.812363254994327" calcext:value-type="float">
            <text:p>0,812</text:p>
          </table:table-cell>
          <table:table-cell table:formula="of:=POWER([dados.G97];2)" office:value-type="float" office:value="0.0557700330741932" calcext:value-type="float">
            <text:p>0,056</text:p>
          </table:table-cell>
          <table:table-cell table:formula="of:=POWER([dados.H97];2)" office:value-type="float" office:value="2.08540594817766" calcext:value-type="float">
            <text:p>2,085</text:p>
          </table:table-cell>
          <table:table-cell table:formula="of:=POWER([dados.I97];2)" office:value-type="float" office:value="2.48466210501889" calcext:value-type="float">
            <text:p>2,485</text:p>
          </table:table-cell>
          <table:table-cell table:formula="of:=POWER([dados.J97];2)" office:value-type="float" office:value="0.25725716316194" calcext:value-type="float">
            <text:p>0,257</text:p>
          </table:table-cell>
          <table:table-cell table:formula="of:=POWER([dados.K97];2)" office:value-type="float" office:value="0.211618542524453" calcext:value-type="float">
            <text:p>0,212</text:p>
          </table:table-cell>
        </table:table-row>
        <table:table-row table:style-name="ro1">
          <table:table-cell table:formula="of:=POWER([dados.B98];2)" office:value-type="float" office:value="141513.714158559" calcext:value-type="float">
            <text:p>141513,714</text:p>
          </table:table-cell>
          <table:table-cell table:formula="of:=POWER([dados.C98];2)" office:value-type="float" office:value="3025" calcext:value-type="float">
            <text:p>3025,000</text:p>
          </table:table-cell>
          <table:table-cell table:formula="of:=POWER([dados.D98];2)" office:value-type="float" office:value="5041" calcext:value-type="float">
            <text:p>5041,000</text:p>
          </table:table-cell>
          <table:table-cell table:formula="of:=[dados.E98]" office:value-type="float" office:value="186" calcext:value-type="float">
            <text:p>186,000</text:p>
          </table:table-cell>
          <table:table-cell table:formula="of:=POWER([dados.F98];2)" office:value-type="float" office:value="0.692035816928104" calcext:value-type="float">
            <text:p>0,692</text:p>
          </table:table-cell>
          <table:table-cell table:formula="of:=POWER([dados.G98];2)" office:value-type="float" office:value="0.018032525111648" calcext:value-type="float">
            <text:p>0,018</text:p>
          </table:table-cell>
          <table:table-cell table:formula="of:=POWER([dados.H98];2)" office:value-type="float" office:value="0.979934709816669" calcext:value-type="float">
            <text:p>0,980</text:p>
          </table:table-cell>
          <table:table-cell table:formula="of:=POWER([dados.I98];2)" office:value-type="float" office:value="1.13349875127356" calcext:value-type="float">
            <text:p>1,133</text:p>
          </table:table-cell>
          <table:table-cell table:formula="of:=POWER([dados.J98];2)" office:value-type="float" office:value="0.497646432962294" calcext:value-type="float">
            <text:p>0,498</text:p>
          </table:table-cell>
          <table:table-cell table:formula="of:=POWER([dados.K98];2)" office:value-type="float" office:value="0.0588574310982653" calcext:value-type="float">
            <text:p>0,059</text:p>
          </table:table-cell>
        </table:table-row>
        <table:table-row table:style-name="ro1">
          <table:table-cell table:formula="of:=POWER([dados.B99];2)" office:value-type="float" office:value="248201.269318643" calcext:value-type="float">
            <text:p>248201,269</text:p>
          </table:table-cell>
          <table:table-cell table:formula="of:=POWER([dados.C99];2)" office:value-type="float" office:value="2809" calcext:value-type="float">
            <text:p>2809,000</text:p>
          </table:table-cell>
          <table:table-cell table:formula="of:=POWER([dados.D99];2)" office:value-type="float" office:value="7396" calcext:value-type="float">
            <text:p>7396,000</text:p>
          </table:table-cell>
          <table:table-cell table:formula="of:=[dados.E99]" office:value-type="float" office:value="187" calcext:value-type="float">
            <text:p>187,000</text:p>
          </table:table-cell>
          <table:table-cell table:formula="of:=POWER([dados.F99];2)" office:value-type="float" office:value="2.45713552819867" calcext:value-type="float">
            <text:p>2,457</text:p>
          </table:table-cell>
          <table:table-cell table:formula="of:=POWER([dados.G99];2)" office:value-type="float" office:value="0.00362365843503985" calcext:value-type="float">
            <text:p>0,004</text:p>
          </table:table-cell>
          <table:table-cell table:formula="of:=POWER([dados.H99];2)" office:value-type="float" office:value="2.42623522789469" calcext:value-type="float">
            <text:p>2,426</text:p>
          </table:table-cell>
          <table:table-cell table:formula="of:=POWER([dados.I99];2)" office:value-type="float" office:value="3.61984024537985" calcext:value-type="float">
            <text:p>3,620</text:p>
          </table:table-cell>
          <table:table-cell table:formula="of:=POWER([dados.J99];2)" office:value-type="float" office:value="1.23225195187577" calcext:value-type="float">
            <text:p>1,232</text:p>
          </table:table-cell>
          <table:table-cell table:formula="of:=POWER([dados.K99];2)" office:value-type="float" office:value="0.0349017317370514" calcext:value-type="float">
            <text:p>0,035</text:p>
          </table:table-cell>
        </table:table-row>
        <table:table-row table:style-name="ro1">
          <table:table-cell table:formula="of:=POWER([dados.B100];2)" office:value-type="float" office:value="149920.763603823" calcext:value-type="float">
            <text:p>149920,764</text:p>
          </table:table-cell>
          <table:table-cell table:formula="of:=POWER([dados.C100];2)" office:value-type="float" office:value="6241" calcext:value-type="float">
            <text:p>6241,000</text:p>
          </table:table-cell>
          <table:table-cell table:formula="of:=POWER([dados.D100];2)" office:value-type="float" office:value="7569" calcext:value-type="float">
            <text:p>7569,000</text:p>
          </table:table-cell>
          <table:table-cell table:formula="of:=[dados.E100]" office:value-type="float" office:value="45" calcext:value-type="float">
            <text:p>45,000</text:p>
          </table:table-cell>
          <table:table-cell table:formula="of:=POWER([dados.F100];2)" office:value-type="float" office:value="0.806915686393246" calcext:value-type="float">
            <text:p>0,807</text:p>
          </table:table-cell>
          <table:table-cell table:formula="of:=POWER([dados.G100];2)" office:value-type="float" office:value="1.04723728772652" calcext:value-type="float">
            <text:p>1,047</text:p>
          </table:table-cell>
          <table:table-cell table:formula="of:=POWER([dados.H100];2)" office:value-type="float" office:value="2.54557489625609" calcext:value-type="float">
            <text:p>2,546</text:p>
          </table:table-cell>
          <table:table-cell table:formula="of:=POWER([dados.I100];2)" office:value-type="float" office:value="1.12621192253855" calcext:value-type="float">
            <text:p>1,126</text:p>
          </table:table-cell>
          <table:table-cell table:formula="of:=POWER([dados.J100];2)" office:value-type="float" office:value="2.56794251845876" calcext:value-type="float">
            <text:p>2,568</text:p>
          </table:table-cell>
          <table:table-cell table:formula="of:=POWER([dados.K100];2)" office:value-type="float" office:value="0.705570549666235" calcext:value-type="float">
            <text:p>0,706</text:p>
          </table:table-cell>
        </table:table-row>
        <table:table-row table:style-name="ro1">
          <table:table-cell table:formula="of:=POWER([dados.B101];2)" office:value-type="float" office:value="194027.535417255" calcext:value-type="float">
            <text:p>194027,535</text:p>
          </table:table-cell>
          <table:table-cell table:formula="of:=POWER([dados.C101];2)" office:value-type="float" office:value="2025" calcext:value-type="float">
            <text:p>2025,000</text:p>
          </table:table-cell>
          <table:table-cell table:formula="of:=POWER([dados.D101];2)" office:value-type="float" office:value="8281" calcext:value-type="float">
            <text:p>8281,000</text:p>
          </table:table-cell>
          <table:table-cell table:formula="of:=[dados.E101]" office:value-type="float" office:value="129" calcext:value-type="float">
            <text:p>129,000</text:p>
          </table:table-cell>
          <table:table-cell table:formula="of:=POWER([dados.F101];2)" office:value-type="float" office:value="1.48735589104419" calcext:value-type="float">
            <text:p>1,487</text:p>
          </table:table-cell>
          <table:table-cell table:formula="of:=POWER([dados.G101];2)" office:value-type="float" office:value="0.0557700330741932" calcext:value-type="float">
            <text:p>0,056</text:p>
          </table:table-cell>
          <table:table-cell table:formula="of:=POWER([dados.H101];2)" office:value-type="float" office:value="3.05158311198023" calcext:value-type="float">
            <text:p>3,052</text:p>
          </table:table-cell>
          <table:table-cell table:formula="of:=POWER([dados.I101];2)" office:value-type="float" office:value="3.84108508752474" calcext:value-type="float">
            <text:p>3,841</text:p>
          </table:table-cell>
          <table:table-cell table:formula="of:=POWER([dados.J101];2)" office:value-type="float" office:value="0.518084481133741" calcext:value-type="float">
            <text:p>0,518</text:p>
          </table:table-cell>
          <table:table-cell table:formula="of:=POWER([dados.K101];2)" office:value-type="float" office:value="0.235537584522813" calcext:value-type="float">
            <text:p>0,236</text:p>
          </table:table-cell>
        </table:table-row>
        <table:table-row table:style-name="ro1">
          <table:table-cell table:formula="of:=POWER([dados.B102];2)" office:value-type="float" office:value="172919.198272868" calcext:value-type="float">
            <text:p>172919,198</text:p>
          </table:table-cell>
          <table:table-cell table:formula="of:=POWER([dados.C102];2)" office:value-type="float" office:value="1600" calcext:value-type="float">
            <text:p>1600,000</text:p>
          </table:table-cell>
          <table:table-cell table:formula="of:=POWER([dados.D102];2)" office:value-type="float" office:value="4225" calcext:value-type="float">
            <text:p>4225,000</text:p>
          </table:table-cell>
          <table:table-cell table:formula="of:=[dados.E102]" office:value-type="float" office:value="88" calcext:value-type="float">
            <text:p>88,000</text:p>
          </table:table-cell>
          <table:table-cell table:formula="of:=POWER([dados.F102];2)" office:value-type="float" office:value="1.14694444066034" calcext:value-type="float">
            <text:p>1,147</text:p>
          </table:table-cell>
          <table:table-cell table:formula="of:=POWER([dados.G102];2)" office:value-type="float" office:value="0.177559263316953" calcext:value-type="float">
            <text:p>0,178</text:p>
          </table:table-cell>
          <table:table-cell table:formula="of:=POWER([dados.H102];2)" office:value-type="float" office:value="0.581906618940465" calcext:value-type="float">
            <text:p>0,582</text:p>
          </table:table-cell>
          <table:table-cell table:formula="of:=POWER([dados.I102];2)" office:value-type="float" office:value="1.77154285425432" calcext:value-type="float">
            <text:p>1,772</text:p>
          </table:table-cell>
          <table:table-cell table:formula="of:=POWER([dados.J102];2)" office:value-type="float" office:value="0.0969501964030761" calcext:value-type="float">
            <text:p>0,097</text:p>
          </table:table-cell>
          <table:table-cell table:formula="of:=POWER([dados.K102];2)" office:value-type="float" office:value="0.0379173385320277" calcext:value-type="float">
            <text:p>0,038</text:p>
          </table:table-cell>
        </table:table-row>
        <table:table-row table:style-name="ro1">
          <table:table-cell table:formula="of:=POWER([dados.B103];2)" office:value-type="float" office:value="214869.734599882" calcext:value-type="float">
            <text:p>214869,735</text:p>
          </table:table-cell>
          <table:table-cell table:formula="of:=POWER([dados.C103];2)" office:value-type="float" office:value="4489" calcext:value-type="float">
            <text:p>4489,000</text:p>
          </table:table-cell>
          <table:table-cell table:formula="of:=POWER([dados.D103];2)" office:value-type="float" office:value="5184" calcext:value-type="float">
            <text:p>5184,000</text:p>
          </table:table-cell>
          <table:table-cell table:formula="of:=[dados.E103]" office:value-type="float" office:value="111" calcext:value-type="float">
            <text:p>111,000</text:p>
          </table:table-cell>
          <table:table-cell table:formula="of:=POWER([dados.F103];2)" office:value-type="float" office:value="1.84571721909252" calcext:value-type="float">
            <text:p>1,846</text:p>
          </table:table-cell>
          <table:table-cell table:formula="of:=POWER([dados.G103];2)" office:value-type="float" office:value="0.335027591997028" calcext:value-type="float">
            <text:p>0,335</text:p>
          </table:table-cell>
          <table:table-cell table:formula="of:=POWER([dados.H103];2)" office:value-type="float" office:value="1.0563000647602" calcext:value-type="float">
            <text:p>1,056</text:p>
          </table:table-cell>
          <table:table-cell table:formula="of:=POWER([dados.I103];2)" office:value-type="float" office:value="1.41023986761198" calcext:value-type="float">
            <text:p>1,410</text:p>
          </table:table-cell>
          <table:table-cell table:formula="of:=POWER([dados.J103];2)" office:value-type="float" office:value="1.82577550146947" calcext:value-type="float">
            <text:p>1,826</text:p>
          </table:table-cell>
          <table:table-cell table:formula="of:=POWER([dados.K103];2)" office:value-type="float" office:value="0.00102975718528334" calcext:value-type="float">
            <text:p>0,001</text:p>
          </table:table-cell>
        </table:table-row>
        <table:table-row table:style-name="ro1">
          <table:table-cell table:formula="of:=POWER([dados.B104];2)" office:value-type="float" office:value="210575.159833008" calcext:value-type="float">
            <text:p>210575,160</text:p>
          </table:table-cell>
          <table:table-cell table:formula="of:=POWER([dados.C104];2)" office:value-type="float" office:value="2025" calcext:value-type="float">
            <text:p>2025,000</text:p>
          </table:table-cell>
          <table:table-cell table:formula="of:=POWER([dados.D104];2)" office:value-type="float" office:value="3136" calcext:value-type="float">
            <text:p>3136,000</text:p>
          </table:table-cell>
          <table:table-cell table:formula="of:=[dados.E104]" office:value-type="float" office:value="27" calcext:value-type="float">
            <text:p>27,000</text:p>
          </table:table-cell>
          <table:table-cell table:formula="of:=POWER([dados.F104];2)" office:value-type="float" office:value="1.77023526660556" calcext:value-type="float">
            <text:p>1,770</text:p>
          </table:table-cell>
          <table:table-cell table:formula="of:=POWER([dados.G104];2)" office:value-type="float" office:value="0.0557700330741932" calcext:value-type="float">
            <text:p>0,056</text:p>
          </table:table-cell>
          <table:table-cell table:formula="of:=POWER([dados.H104];2)" office:value-type="float" office:value="0.178248893006521" calcext:value-type="float">
            <text:p>0,178</text:p>
          </table:table-cell>
          <table:table-cell table:formula="of:=POWER([dados.I104];2)" office:value-type="float" office:value="1.38749794652234" calcext:value-type="float">
            <text:p>1,387</text:p>
          </table:table-cell>
          <table:table-cell table:formula="of:=POWER([dados.J104];2)" office:value-type="float" office:value="0.28741730534593" calcext:value-type="float">
            <text:p>0,287</text:p>
          </table:table-cell>
          <table:table-cell table:formula="of:=POWER([dados.K104];2)" office:value-type="float" office:value="0.329340286842273" calcext:value-type="float">
            <text:p>0,329</text:p>
          </table:table-cell>
        </table:table-row>
        <table:table-row table:style-name="ro1">
          <table:table-cell table:formula="of:=POWER([dados.B105];2)" office:value-type="float" office:value="145102.568605177" calcext:value-type="float">
            <text:p>145102,569</text:p>
          </table:table-cell>
          <table:table-cell table:formula="of:=POWER([dados.C105];2)" office:value-type="float" office:value="2704" calcext:value-type="float">
            <text:p>2704,000</text:p>
          </table:table-cell>
          <table:table-cell table:formula="of:=POWER([dados.D105];2)" office:value-type="float" office:value="6724" calcext:value-type="float">
            <text:p>6724,000</text:p>
          </table:table-cell>
          <table:table-cell table:formula="of:=[dados.E105]" office:value-type="float" office:value="46" calcext:value-type="float">
            <text:p>46,000</text:p>
          </table:table-cell>
          <table:table-cell table:formula="of:=POWER([dados.F105];2)" office:value-type="float" office:value="0.740401939916153" calcext:value-type="float">
            <text:p>0,740</text:p>
          </table:table-cell>
          <table:table-cell table:formula="of:=POWER([dados.G105];2)" office:value-type="float" office:value="0.000536044147195245" calcext:value-type="float">
            <text:p>0,001</text:p>
          </table:table-cell>
          <table:table-cell table:formula="of:=POWER([dados.H105];2)" office:value-type="float" office:value="1.97752609672769" calcext:value-type="float">
            <text:p>1,978</text:p>
          </table:table-cell>
          <table:table-cell table:formula="of:=POWER([dados.I105];2)" office:value-type="float" office:value="1.96581639718588" calcext:value-type="float">
            <text:p>1,966</text:p>
          </table:table-cell>
          <table:table-cell table:formula="of:=POWER([dados.J105];2)" office:value-type="float" office:value="0.490413265145046" calcext:value-type="float">
            <text:p>0,490</text:p>
          </table:table-cell>
          <table:table-cell table:formula="of:=POWER([dados.K105];2)" office:value-type="float" office:value="0.262233111091521" calcext:value-type="float">
            <text:p>0,262</text:p>
          </table:table-cell>
        </table:table-row>
        <table:table-row table:style-name="ro1">
          <table:table-cell table:formula="of:=POWER([dados.B106];2)" office:value-type="float" office:value="238695.04238424" calcext:value-type="float">
            <text:p>238695,042</text:p>
          </table:table-cell>
          <table:table-cell table:formula="of:=POWER([dados.C106];2)" office:value-type="float" office:value="2025" calcext:value-type="float">
            <text:p>2025,000</text:p>
          </table:table-cell>
          <table:table-cell table:formula="of:=POWER([dados.D106];2)" office:value-type="float" office:value="5329" calcext:value-type="float">
            <text:p>5329,000</text:p>
          </table:table-cell>
          <table:table-cell table:formula="of:=[dados.E106]" office:value-type="float" office:value="11" calcext:value-type="float">
            <text:p>11,000</text:p>
          </table:table-cell>
          <table:table-cell table:formula="of:=POWER([dados.F106];2)" office:value-type="float" office:value="2.27841683598857" calcext:value-type="float">
            <text:p>2,278</text:p>
          </table:table-cell>
          <table:table-cell table:formula="of:=POWER([dados.G106];2)" office:value-type="float" office:value="0.0557700330741932" calcext:value-type="float">
            <text:p>0,056</text:p>
          </table:table-cell>
          <table:table-cell table:formula="of:=POWER([dados.H106];2)" office:value-type="float" office:value="1.1355303739316" calcext:value-type="float">
            <text:p>1,136</text:p>
          </table:table-cell>
          <table:table-cell table:formula="of:=POWER([dados.I106];2)" office:value-type="float" office:value="2.87820493443404" calcext:value-type="float">
            <text:p>2,878</text:p>
          </table:table-cell>
          <table:table-cell table:formula="of:=POWER([dados.J106];2)" office:value-type="float" office:value="0.548949902350093" calcext:value-type="float">
            <text:p>0,549</text:p>
          </table:table-cell>
          <table:table-cell table:formula="of:=POWER([dados.K106];2)" office:value-type="float" office:value="0.0425629961088556" calcext:value-type="float">
            <text:p>0,043</text:p>
          </table:table-cell>
        </table:table-row>
        <table:table-row table:style-name="ro1">
          <table:table-cell table:formula="of:=POWER([dados.B107];2)" office:value-type="float" office:value="165836.399325168" calcext:value-type="float">
            <text:p>165836,399</text:p>
          </table:table-cell>
          <table:table-cell table:formula="of:=POWER([dados.C107];2)" office:value-type="float" office:value="3249" calcext:value-type="float">
            <text:p>3249,000</text:p>
          </table:table-cell>
          <table:table-cell table:formula="of:=POWER([dados.D107];2)" office:value-type="float" office:value="6724" calcext:value-type="float">
            <text:p>6724,000</text:p>
          </table:table-cell>
          <table:table-cell table:formula="of:=[dados.E107]" office:value-type="float" office:value="179" calcext:value-type="float">
            <text:p>179,000</text:p>
          </table:table-cell>
          <table:table-cell table:formula="of:=POWER([dados.F107];2)" office:value-type="float" office:value="1.03850837734942" calcext:value-type="float">
            <text:p>1,039</text:p>
          </table:table-cell>
          <table:table-cell table:formula="of:=POWER([dados.G107];2)" office:value-type="float" office:value="0.0434195759228148" calcext:value-type="float">
            <text:p>0,043</text:p>
          </table:table-cell>
          <table:table-cell table:formula="of:=POWER([dados.H107];2)" office:value-type="float" office:value="1.97752609672769" calcext:value-type="float">
            <text:p>1,978</text:p>
          </table:table-cell>
          <table:table-cell table:formula="of:=POWER([dados.I107];2)" office:value-type="float" office:value="1.97937575401074" calcext:value-type="float">
            <text:p>1,979</text:p>
          </table:table-cell>
          <table:table-cell table:formula="of:=POWER([dados.J107];2)" office:value-type="float" office:value="0.87668872985286" calcext:value-type="float">
            <text:p>0,877</text:p>
          </table:table-cell>
          <table:table-cell table:formula="of:=POWER([dados.K107];2)" office:value-type="float" office:value="0.203388416606136" calcext:value-type="float">
            <text:p>0,203</text:p>
          </table:table-cell>
        </table:table-row>
        <table:table-row table:style-name="ro1">
          <table:table-cell table:formula="of:=POWER([dados.B108];2)" office:value-type="float" office:value="205451.39435895" calcext:value-type="float">
            <text:p>205451,394</text:p>
          </table:table-cell>
          <table:table-cell table:formula="of:=POWER([dados.C108];2)" office:value-type="float" office:value="4761" calcext:value-type="float">
            <text:p>4761,000</text:p>
          </table:table-cell>
          <table:table-cell table:formula="of:=POWER([dados.D108];2)" office:value-type="float" office:value="4096" calcext:value-type="float">
            <text:p>4096,000</text:p>
          </table:table-cell>
          <table:table-cell table:formula="of:=[dados.E108]" office:value-type="float" office:value="166" calcext:value-type="float">
            <text:p>166,000</text:p>
          </table:table-cell>
          <table:table-cell table:formula="of:=POWER([dados.F108];2)" office:value-type="float" office:value="1.68126271072366" calcext:value-type="float">
            <text:p>1,681</text:p>
          </table:table-cell>
          <table:table-cell table:formula="of:=POWER([dados.G108];2)" office:value-type="float" office:value="0.426283747615546" calcext:value-type="float">
            <text:p>0,426</text:p>
          </table:table-cell>
          <table:table-cell table:formula="of:=POWER([dados.H108];2)" office:value-type="float" office:value="0.525595943591931" calcext:value-type="float">
            <text:p>0,526</text:p>
          </table:table-cell>
          <table:table-cell table:formula="of:=POWER([dados.I108];2)" office:value-type="float" office:value="0.848002105648401" calcext:value-type="float">
            <text:p>0,848</text:p>
          </table:table-cell>
          <table:table-cell table:formula="of:=POWER([dados.J108];2)" office:value-type="float" office:value="1.76572271071404" calcext:value-type="float">
            <text:p>1,766</text:p>
          </table:table-cell>
          <table:table-cell table:formula="of:=POWER([dados.K108];2)" office:value-type="float" office:value="0.0194182665419856" calcext:value-type="float">
            <text:p>0,019</text:p>
          </table:table-cell>
        </table:table-row>
        <table:table-row table:style-name="ro1">
          <table:table-cell table:formula="of:=POWER([dados.B109];2)" office:value-type="float" office:value="223911.576692638" calcext:value-type="float">
            <text:p>223911,577</text:p>
          </table:table-cell>
          <table:table-cell table:formula="of:=POWER([dados.C109];2)" office:value-type="float" office:value="3136" calcext:value-type="float">
            <text:p>3136,000</text:p>
          </table:table-cell>
          <table:table-cell table:formula="of:=POWER([dados.D109];2)" office:value-type="float" office:value="3844" calcext:value-type="float">
            <text:p>3844,000</text:p>
          </table:table-cell>
          <table:table-cell table:formula="of:=[dados.E109]" office:value-type="float" office:value="67" calcext:value-type="float">
            <text:p>67,000</text:p>
          </table:table-cell>
          <table:table-cell table:formula="of:=POWER([dados.F109];2)" office:value-type="float" office:value="2.00723056077702" calcext:value-type="float">
            <text:p>2,007</text:p>
          </table:table-cell>
          <table:table-cell table:formula="of:=POWER([dados.G109];2)" office:value-type="float" office:value="0.0293537775004116" calcext:value-type="float">
            <text:p>0,029</text:p>
          </table:table-cell>
          <table:table-cell table:formula="of:=POWER([dados.H109];2)" office:value-type="float" office:value="0.421569455578435" calcext:value-type="float">
            <text:p>0,422</text:p>
          </table:table-cell>
          <table:table-cell table:formula="of:=POWER([dados.I109];2)" office:value-type="float" office:value="1.38610327645692" calcext:value-type="float">
            <text:p>1,386</text:p>
          </table:table-cell>
          <table:table-cell table:formula="of:=POWER([dados.J109];2)" office:value-type="float" office:value="0.932925912757607" calcext:value-type="float">
            <text:p>0,933</text:p>
          </table:table-cell>
          <table:table-cell table:formula="of:=POWER([dados.K109];2)" office:value-type="float" office:value="0.139126007339205" calcext:value-type="float">
            <text:p>0,139</text:p>
          </table:table-cell>
        </table:table-row>
        <table:table-row table:style-name="ro1">
          <table:table-cell table:formula="of:=POWER([dados.B110];2)" office:value-type="float" office:value="238553.826490803" calcext:value-type="float">
            <text:p>238553,826</text:p>
          </table:table-cell>
          <table:table-cell table:formula="of:=POWER([dados.C110];2)" office:value-type="float" office:value="2704" calcext:value-type="float">
            <text:p>2704,000</text:p>
          </table:table-cell>
          <table:table-cell table:formula="of:=POWER([dados.D110];2)" office:value-type="float" office:value="5476" calcext:value-type="float">
            <text:p>5476,000</text:p>
          </table:table-cell>
          <table:table-cell table:formula="of:=[dados.E110]" office:value-type="float" office:value="149" calcext:value-type="float">
            <text:p>149,000</text:p>
          </table:table-cell>
          <table:table-cell table:formula="of:=POWER([dados.F110];2)" office:value-type="float" office:value="2.27578675745018" calcext:value-type="float">
            <text:p>2,276</text:p>
          </table:table-cell>
          <table:table-cell table:formula="of:=POWER([dados.G110];2)" office:value-type="float" office:value="0.000536044147195245" calcext:value-type="float">
            <text:p>0,001</text:p>
          </table:table-cell>
          <table:table-cell table:formula="of:=POWER([dados.H110];2)" office:value-type="float" office:value="1.21762563733084" calcext:value-type="float">
            <text:p>1,218</text:p>
          </table:table-cell>
          <table:table-cell table:formula="of:=POWER([dados.I110];2)" office:value-type="float" office:value="2.5427992552723" calcext:value-type="float">
            <text:p>2,543</text:p>
          </table:table-cell>
          <table:table-cell table:formula="of:=POWER([dados.J110];2)" office:value-type="float" office:value="0.93603650858201" calcext:value-type="float">
            <text:p>0,936</text:p>
          </table:table-cell>
          <table:table-cell table:formula="of:=POWER([dados.K110];2)" office:value-type="float" office:value="0.0151133155472967" calcext:value-type="float">
            <text:p>0,015</text:p>
          </table:table-cell>
        </table:table-row>
        <table:table-row table:style-name="ro1">
          <table:table-cell table:formula="of:=POWER([dados.B111];2)" office:value-type="float" office:value="229924.382170922" calcext:value-type="float">
            <text:p>229924,382</text:p>
          </table:table-cell>
          <table:table-cell table:formula="of:=POWER([dados.C111];2)" office:value-type="float" office:value="6400" calcext:value-type="float">
            <text:p>6400,000</text:p>
          </table:table-cell>
          <table:table-cell table:formula="of:=POWER([dados.D111];2)" office:value-type="float" office:value="7225" calcext:value-type="float">
            <text:p>7225,000</text:p>
          </table:table-cell>
          <table:table-cell table:formula="of:=[dados.E111]" office:value-type="float" office:value="130" calcext:value-type="float">
            <text:p>130,000</text:p>
          </table:table-cell>
          <table:table-cell table:formula="of:=POWER([dados.F111];2)" office:value-type="float" office:value="2.11649921426027" calcext:value-type="float">
            <text:p>2,116</text:p>
          </table:table-cell>
          <table:table-cell table:formula="of:=POWER([dados.G111];2)" office:value-type="float" office:value="1.12442764492263" calcext:value-type="float">
            <text:p>1,124</text:p>
          </table:table-cell>
          <table:table-cell table:formula="of:=POWER([dados.H111];2)" office:value-type="float" office:value="2.30976051376116" calcext:value-type="float">
            <text:p>2,310</text:p>
          </table:table-cell>
          <table:table-cell table:formula="of:=POWER([dados.I111];2)" office:value-type="float" office:value="1.75991552040728" calcext:value-type="float">
            <text:p>1,760</text:p>
          </table:table-cell>
          <table:table-cell table:formula="of:=POWER([dados.J111];2)" office:value-type="float" office:value="3.59707469380261" calcext:value-type="float">
            <text:p>3,597</text:p>
          </table:table-cell>
          <table:table-cell table:formula="of:=POWER([dados.K111];2)" office:value-type="float" office:value="0.19369555413636" calcext:value-type="float">
            <text:p>0,194</text:p>
          </table:table-cell>
        </table:table-row>
        <table:table-row table:style-name="ro1">
          <table:table-cell table:formula="of:=POWER([dados.B112];2)" office:value-type="float" office:value="208704.967541407" calcext:value-type="float">
            <text:p>208704,968</text:p>
          </table:table-cell>
          <table:table-cell table:formula="of:=POWER([dados.C112];2)" office:value-type="float" office:value="2916" calcext:value-type="float">
            <text:p>2916,000</text:p>
          </table:table-cell>
          <table:table-cell table:formula="of:=POWER([dados.D112];2)" office:value-type="float" office:value="6561" calcext:value-type="float">
            <text:p>6561,000</text:p>
          </table:table-cell>
          <table:table-cell table:formula="of:=[dados.E112]" office:value-type="float" office:value="89" calcext:value-type="float">
            <text:p>89,000</text:p>
          </table:table-cell>
          <table:table-cell table:formula="of:=POWER([dados.F112];2)" office:value-type="float" office:value="1.73762136071221" calcext:value-type="float">
            <text:p>1,738</text:p>
          </table:table-cell>
          <table:table-cell table:formula="of:=POWER([dados.G112];2)" office:value-type="float" office:value="0.00945581875652411" calcext:value-type="float">
            <text:p>0,009</text:p>
          </table:table-cell>
          <table:table-cell table:formula="of:=POWER([dados.H112];2)" office:value-type="float" office:value="1.87251119950559" calcext:value-type="float">
            <text:p>1,873</text:p>
          </table:table-cell>
          <table:table-cell table:formula="of:=POWER([dados.I112];2)" office:value-type="float" office:value="2.60770044160575" calcext:value-type="float">
            <text:p>2,608</text:p>
          </table:table-cell>
          <table:table-cell table:formula="of:=POWER([dados.J112];2)" office:value-type="float" office:value="0.967528702915256" calcext:value-type="float">
            <text:p>0,968</text:p>
          </table:table-cell>
          <table:table-cell table:formula="of:=POWER([dados.K112];2)" office:value-type="float" office:value="0.0443587352581656" calcext:value-type="float">
            <text:p>0,044</text:p>
          </table:table-cell>
        </table:table-row>
        <table:table-row table:style-name="ro1">
          <table:table-cell table:formula="of:=POWER([dados.B113];2)" office:value-type="float" office:value="183868.759158544" calcext:value-type="float">
            <text:p>183868,759</text:p>
          </table:table-cell>
          <table:table-cell table:formula="of:=POWER([dados.C113];2)" office:value-type="float" office:value="3364" calcext:value-type="float">
            <text:p>3364,000</text:p>
          </table:table-cell>
          <table:table-cell table:formula="of:=POWER([dados.D113];2)" office:value-type="float" office:value="2809" calcext:value-type="float">
            <text:p>2809,000</text:p>
          </table:table-cell>
          <table:table-cell table:formula="of:=[dados.E113]" office:value-type="float" office:value="28" calcext:value-type="float">
            <text:p>28,000</text:p>
          </table:table-cell>
          <table:table-cell table:formula="of:=POWER([dados.F113];2)" office:value-type="float" office:value="1.32046286317423" calcext:value-type="float">
            <text:p>1,320</text:p>
          </table:table-cell>
          <table:table-cell table:formula="of:=POWER([dados.G113];2)" office:value-type="float" office:value="0.0602299203788577" calcext:value-type="float">
            <text:p>0,060</text:p>
          </table:table-cell>
          <table:table-cell table:formula="of:=POWER([dados.H113];2)" office:value-type="float" office:value="0.0952654937966364" calcext:value-type="float">
            <text:p>0,095</text:p>
          </table:table-cell>
          <table:table-cell table:formula="of:=POWER([dados.I113];2)" office:value-type="float" office:value="0.583373088617748" calcext:value-type="float">
            <text:p>0,583</text:p>
          </table:table-cell>
          <table:table-cell table:formula="of:=POWER([dados.J113];2)" office:value-type="float" office:value="0.696423565098922" calcext:value-type="float">
            <text:p>0,696</text:p>
          </table:table-cell>
          <table:table-cell table:formula="of:=POWER([dados.K113];2)" office:value-type="float" office:value="0.196162839670395" calcext:value-type="float">
            <text:p>0,196</text:p>
          </table:table-cell>
        </table:table-row>
        <table:table-row table:style-name="ro1">
          <table:table-cell table:formula="of:=POWER([dados.B114];2)" office:value-type="float" office:value="186594.671546011" calcext:value-type="float">
            <text:p>186594,672</text:p>
          </table:table-cell>
          <table:table-cell table:formula="of:=POWER([dados.C114];2)" office:value-type="float" office:value="2704" calcext:value-type="float">
            <text:p>2704,000</text:p>
          </table:table-cell>
          <table:table-cell table:formula="of:=POWER([dados.D114];2)" office:value-type="float" office:value="2601" calcext:value-type="float">
            <text:p>2601,000</text:p>
          </table:table-cell>
          <table:table-cell table:formula="of:=[dados.E114]" office:value-type="float" office:value="131" calcext:value-type="float">
            <text:p>131,000</text:p>
          </table:table-cell>
          <table:table-cell table:formula="of:=POWER([dados.F114];2)" office:value-type="float" office:value="1.36470792046712" calcext:value-type="float">
            <text:p>1,365</text:p>
          </table:table-cell>
          <table:table-cell table:formula="of:=POWER([dados.G114];2)" office:value-type="float" office:value="0.000536044147195245" calcext:value-type="float">
            <text:p>0,001</text:p>
          </table:table-cell>
          <table:table-cell table:formula="of:=POWER([dados.H114];2)" office:value-type="float" office:value="0.0542679987959994" calcext:value-type="float">
            <text:p>0,054</text:p>
          </table:table-cell>
          <table:table-cell table:formula="of:=POWER([dados.I114];2)" office:value-type="float" office:value="0.696201057417535" calcext:value-type="float">
            <text:p>0,696</text:p>
          </table:table-cell>
          <table:table-cell table:formula="of:=POWER([dados.J114];2)" office:value-type="float" office:value="0.411679728962242" calcext:value-type="float">
            <text:p>0,412</text:p>
          </table:table-cell>
          <table:table-cell table:formula="of:=POWER([dados.K114];2)" office:value-type="float" office:value="0.311632507868627" calcext:value-type="float">
            <text:p>0,312</text:p>
          </table:table-cell>
        </table:table-row>
        <table:table-row table:style-name="ro1">
          <table:table-cell table:formula="of:=POWER([dados.B115];2)" office:value-type="float" office:value="205884.803146588" calcext:value-type="float">
            <text:p>205884,803</text:p>
          </table:table-cell>
          <table:table-cell table:formula="of:=POWER([dados.C115];2)" office:value-type="float" office:value="3969" calcext:value-type="float">
            <text:p>3969,000</text:p>
          </table:table-cell>
          <table:table-cell table:formula="of:=POWER([dados.D115];2)" office:value-type="float" office:value="7744" calcext:value-type="float">
            <text:p>7744,000</text:p>
          </table:table-cell>
          <table:table-cell table:formula="of:=[dados.E115]" office:value-type="float" office:value="132" calcext:value-type="float">
            <text:p>132,000</text:p>
          </table:table-cell>
          <table:table-cell table:formula="of:=POWER([dados.F115];2)" office:value-type="float" office:value="1.6887420922396" calcext:value-type="float">
            <text:p>1,689</text:p>
          </table:table-cell>
          <table:table-cell table:formula="of:=POWER([dados.G115];2)" office:value-type="float" office:value="0.185449833163667" calcext:value-type="float">
            <text:p>0,185</text:p>
          </table:table-cell>
          <table:table-cell table:formula="of:=POWER([dados.H115];2)" office:value-type="float" office:value="2.66777951884534" calcext:value-type="float">
            <text:p>2,668</text:p>
          </table:table-cell>
          <table:table-cell table:formula="of:=POWER([dados.I115];2)" office:value-type="float" office:value="2.59792015870805" calcext:value-type="float">
            <text:p>2,598</text:p>
          </table:table-cell>
          <table:table-cell table:formula="of:=POWER([dados.J115];2)" office:value-type="float" office:value="1.70357134454791" calcext:value-type="float">
            <text:p>1,704</text:p>
          </table:table-cell>
          <table:table-cell table:formula="of:=POWER([dados.K115];2)" office:value-type="float" office:value="0.240478490383287" calcext:value-type="float">
            <text:p>0,240</text:p>
          </table:table-cell>
        </table:table-row>
        <table:table-row table:style-name="ro1">
          <table:table-cell table:formula="of:=POWER([dados.B116];2)" office:value-type="float" office:value="186935.572069932" calcext:value-type="float">
            <text:p>186935,572</text:p>
          </table:table-cell>
          <table:table-cell table:formula="of:=POWER([dados.C116];2)" office:value-type="float" office:value="2500" calcext:value-type="float">
            <text:p>2500,000</text:p>
          </table:table-cell>
          <table:table-cell table:formula="of:=POWER([dados.D116];2)" office:value-type="float" office:value="6241" calcext:value-type="float">
            <text:p>6241,000</text:p>
          </table:table-cell>
          <table:table-cell table:formula="of:=[dados.E116]" office:value-type="float" office:value="47" calcext:value-type="float">
            <text:p>47,000</text:p>
          </table:table-cell>
          <table:table-cell table:formula="of:=POWER([dados.F116];2)" office:value-type="float" office:value="1.37026943218872" calcext:value-type="float">
            <text:p>1,370</text:p>
          </table:table-cell>
          <table:table-cell table:formula="of:=POWER([dados.G116];2)" office:value-type="float" office:value="0.00259445367242498" calcext:value-type="float">
            <text:p>0,003</text:p>
          </table:table-cell>
          <table:table-cell table:formula="of:=POWER([dados.H116];2)" office:value-type="float" office:value="1.67107626774495" calcext:value-type="float">
            <text:p>1,671</text:p>
          </table:table-cell>
          <table:table-cell table:formula="of:=POWER([dados.I116];2)" office:value-type="float" office:value="2.4030022943915" calcext:value-type="float">
            <text:p>2,403</text:p>
          </table:table-cell>
          <table:table-cell table:formula="of:=POWER([dados.J116];2)" office:value-type="float" office:value="0.594263240009882" calcext:value-type="float">
            <text:p>0,594</text:p>
          </table:table-cell>
          <table:table-cell table:formula="of:=POWER([dados.K116];2)" office:value-type="float" office:value="0.0466740151191831" calcext:value-type="float">
            <text:p>0,047</text:p>
          </table:table-cell>
        </table:table-row>
        <table:table-row table:style-name="ro1">
          <table:table-cell table:formula="of:=POWER([dados.B117];2)" office:value-type="float" office:value="221393.95226483" calcext:value-type="float">
            <text:p>221393,952</text:p>
          </table:table-cell>
          <table:table-cell table:formula="of:=POWER([dados.C117];2)" office:value-type="float" office:value="1681" calcext:value-type="float">
            <text:p>1681,000</text:p>
          </table:table-cell>
          <table:table-cell table:formula="of:=POWER([dados.D117];2)" office:value-type="float" office:value="7744" calcext:value-type="float">
            <text:p>7744,000</text:p>
          </table:table-cell>
          <table:table-cell table:formula="of:=[dados.E117]" office:value-type="float" office:value="68" calcext:value-type="float">
            <text:p>68,000</text:p>
          </table:table-cell>
          <table:table-cell table:formula="of:=POWER([dados.F117];2)" office:value-type="float" office:value="1.96191405599652" calcext:value-type="float">
            <text:p>1,962</text:p>
          </table:table-cell>
          <table:table-cell table:formula="of:=POWER([dados.G117];2)" office:value-type="float" office:value="0.147712325201122" calcext:value-type="float">
            <text:p>0,148</text:p>
          </table:table-cell>
          <table:table-cell table:formula="of:=POWER([dados.H117];2)" office:value-type="float" office:value="2.66777951884534" calcext:value-type="float">
            <text:p>2,668</text:p>
          </table:table-cell>
          <table:table-cell table:formula="of:=POWER([dados.I117];2)" office:value-type="float" office:value="4.27222224640351" calcext:value-type="float">
            <text:p>4,272</text:p>
          </table:table-cell>
          <table:table-cell table:formula="of:=POWER([dados.J117];2)" office:value-type="float" office:value="0.440113937794425" calcext:value-type="float">
            <text:p>0,440</text:p>
          </table:table-cell>
          <table:table-cell table:formula="of:=POWER([dados.K117];2)" office:value-type="float" office:value="0.0650683763188291" calcext:value-type="float">
            <text:p>0,065</text:p>
          </table:table-cell>
        </table:table-row>
        <table:table-row table:style-name="ro1">
          <table:table-cell table:formula="of:=POWER([dados.B118];2)" office:value-type="float" office:value="185919.806538322" calcext:value-type="float">
            <text:p>185919,807</text:p>
          </table:table-cell>
          <table:table-cell table:formula="of:=POWER([dados.C118];2)" office:value-type="float" office:value="3025" calcext:value-type="float">
            <text:p>3025,000</text:p>
          </table:table-cell>
          <table:table-cell table:formula="of:=POWER([dados.D118];2)" office:value-type="float" office:value="7056" calcext:value-type="float">
            <text:p>7056,000</text:p>
          </table:table-cell>
          <table:table-cell table:formula="of:=[dados.E118]" office:value-type="float" office:value="29" calcext:value-type="float">
            <text:p>29,000</text:p>
          </table:table-cell>
          <table:table-cell table:formula="of:=POWER([dados.F118];2)" office:value-type="float" office:value="1.35371647933755" calcext:value-type="float">
            <text:p>1,354</text:p>
          </table:table-cell>
          <table:table-cell table:formula="of:=POWER([dados.G118];2)" office:value-type="float" office:value="0.018032525111648" calcext:value-type="float">
            <text:p>0,018</text:p>
          </table:table-cell>
          <table:table-cell table:formula="of:=POWER([dados.H118];2)" office:value-type="float" office:value="2.19615075385548" calcext:value-type="float">
            <text:p>2,196</text:p>
          </table:table-cell>
          <table:table-cell table:formula="of:=POWER([dados.I118];2)" office:value-type="float" office:value="2.48805777461485" calcext:value-type="float">
            <text:p>2,488</text:p>
          </table:table-cell>
          <table:table-cell table:formula="of:=POWER([dados.J118];2)" office:value-type="float" office:value="0.919197852181311" calcext:value-type="float">
            <text:p>0,919</text:p>
          </table:table-cell>
          <table:table-cell table:formula="of:=POWER([dados.K118];2)" office:value-type="float" office:value="0.160643021436844" calcext:value-type="float">
            <text:p>0,161</text:p>
          </table:table-cell>
        </table:table-row>
        <table:table-row table:style-name="ro1">
          <table:table-cell table:formula="of:=POWER([dados.B119];2)" office:value-type="float" office:value="170587.727750308" calcext:value-type="float">
            <text:p>170587,728</text:p>
          </table:table-cell>
          <table:table-cell table:formula="of:=POWER([dados.C119];2)" office:value-type="float" office:value="7056" calcext:value-type="float">
            <text:p>7056,000</text:p>
          </table:table-cell>
          <table:table-cell table:formula="of:=POWER([dados.D119];2)" office:value-type="float" office:value="6400" calcext:value-type="float">
            <text:p>6400,000</text:p>
          </table:table-cell>
          <table:table-cell table:formula="of:=[dados.E119]" office:value-type="float" office:value="112" calcext:value-type="float">
            <text:p>112,000</text:p>
          </table:table-cell>
          <table:table-cell table:formula="of:=POWER([dados.F119];2)" office:value-type="float" office:value="1.11090733116246" calcext:value-type="float">
            <text:p>1,111</text:p>
          </table:table-cell>
          <table:table-cell table:formula="of:=POWER([dados.G119];2)" office:value-type="float" office:value="1.46063453404349" calcext:value-type="float">
            <text:p>1,461</text:p>
          </table:table-cell>
          <table:table-cell table:formula="of:=POWER([dados.H119];2)" office:value-type="float" office:value="1.77036125651134" calcext:value-type="float">
            <text:p>1,770</text:p>
          </table:table-cell>
          <table:table-cell table:formula="of:=POWER([dados.I119];2)" office:value-type="float" office:value="0.800516856248588" calcext:value-type="float">
            <text:p>0,801</text:p>
          </table:table-cell>
          <table:table-cell table:formula="of:=POWER([dados.J119];2)" office:value-type="float" office:value="3.20165179428676" calcext:value-type="float">
            <text:p>3,202</text:p>
          </table:table-cell>
          <table:table-cell table:formula="of:=POWER([dados.K119];2)" office:value-type="float" office:value="0.339732179683554" calcext:value-type="float">
            <text:p>0,340</text:p>
          </table:table-cell>
        </table:table-row>
        <table:table-row table:style-name="ro1">
          <table:table-cell table:formula="of:=POWER([dados.B120];2)" office:value-type="float" office:value="256366.464469372" calcext:value-type="float">
            <text:p>256366,464</text:p>
          </table:table-cell>
          <table:table-cell table:formula="of:=POWER([dados.C120];2)" office:value-type="float" office:value="2916" calcext:value-type="float">
            <text:p>2916,000</text:p>
          </table:table-cell>
          <table:table-cell table:formula="of:=POWER([dados.D120];2)" office:value-type="float" office:value="6241" calcext:value-type="float">
            <text:p>6241,000</text:p>
          </table:table-cell>
          <table:table-cell table:formula="of:=[dados.E120]" office:value-type="float" office:value="188" calcext:value-type="float">
            <text:p>188,000</text:p>
          </table:table-cell>
          <table:table-cell table:formula="of:=POWER([dados.F120];2)" office:value-type="float" office:value="2.61317638960978" calcext:value-type="float">
            <text:p>2,613</text:p>
          </table:table-cell>
          <table:table-cell table:formula="of:=POWER([dados.G120];2)" office:value-type="float" office:value="0.00945581875652411" calcext:value-type="float">
            <text:p>0,009</text:p>
          </table:table-cell>
          <table:table-cell table:formula="of:=POWER([dados.H120];2)" office:value-type="float" office:value="1.67107626774495" calcext:value-type="float">
            <text:p>1,671</text:p>
          </table:table-cell>
          <table:table-cell table:formula="of:=POWER([dados.I120];2)" office:value-type="float" office:value="3.04238094972457" calcext:value-type="float">
            <text:p>3,042</text:p>
          </table:table-cell>
          <table:table-cell table:formula="of:=POWER([dados.J120];2)" office:value-type="float" office:value="1.25016181001311" calcext:value-type="float">
            <text:p>1,250</text:p>
          </table:table-cell>
          <table:table-cell table:formula="of:=POWER([dados.K120];2)" office:value-type="float" office:value="0.00116616244357324" calcext:value-type="float">
            <text:p>0,001</text:p>
          </table:table-cell>
        </table:table-row>
        <table:table-row table:style-name="ro1">
          <table:table-cell table:formula="of:=POWER([dados.B121];2)" office:value-type="float" office:value="189822.993662201" calcext:value-type="float">
            <text:p>189822,994</text:p>
          </table:table-cell>
          <table:table-cell table:formula="of:=POWER([dados.C121];2)" office:value-type="float" office:value="3481" calcext:value-type="float">
            <text:p>3481,000</text:p>
          </table:table-cell>
          <table:table-cell table:formula="of:=POWER([dados.D121];2)" office:value-type="float" office:value="4489" calcext:value-type="float">
            <text:p>4489,000</text:p>
          </table:table-cell>
          <table:table-cell table:formula="of:=[dados.E121]" office:value-type="float" office:value="167" calcext:value-type="float">
            <text:p>167,000</text:p>
          </table:table-cell>
          <table:table-cell table:formula="of:=POWER([dados.F121];2)" office:value-type="float" office:value="1.41762331266684" calcext:value-type="float">
            <text:p>1,418</text:p>
          </table:table-cell>
          <table:table-cell table:formula="of:=POWER([dados.G121];2)" office:value-type="float" office:value="0.0797848108685402" calcext:value-type="float">
            <text:p>0,080</text:p>
          </table:table-cell>
          <table:table-cell table:formula="of:=POWER([dados.H121];2)" office:value-type="float" office:value="0.703122832321104" calcext:value-type="float">
            <text:p>0,703</text:p>
          </table:table-cell>
          <table:table-cell table:formula="of:=POWER([dados.I121];2)" office:value-type="float" office:value="1.23172738978662" calcext:value-type="float">
            <text:p>1,232</text:p>
          </table:table-cell>
          <table:table-cell table:formula="of:=POWER([dados.J121];2)" office:value-type="float" office:value="0.964497539904404" calcext:value-type="float">
            <text:p>0,964</text:p>
          </table:table-cell>
          <table:table-cell table:formula="of:=POWER([dados.K121];2)" office:value-type="float" office:value="0.00430647536393914" calcext:value-type="float">
            <text:p>0,004</text:p>
          </table:table-cell>
        </table:table-row>
        <table:table-row table:style-name="ro1">
          <table:table-cell table:formula="of:=POWER([dados.B122];2)" office:value-type="float" office:value="205959.051931701" calcext:value-type="float">
            <text:p>205959,052</text:p>
          </table:table-cell>
          <table:table-cell table:formula="of:=POWER([dados.C122];2)" office:value-type="float" office:value="7225" calcext:value-type="float">
            <text:p>7225,000</text:p>
          </table:table-cell>
          <table:table-cell table:formula="of:=POWER([dados.D122];2)" office:value-type="float" office:value="7569" calcext:value-type="float">
            <text:p>7569,000</text:p>
          </table:table-cell>
          <table:table-cell table:formula="of:=[dados.E122]" office:value-type="float" office:value="12" calcext:value-type="float">
            <text:p>12,000</text:p>
          </table:table-cell>
          <table:table-cell table:formula="of:=POWER([dados.F122];2)" office:value-type="float" office:value="1.69002428558448" calcext:value-type="float">
            <text:p>1,690</text:p>
          </table:table-cell>
          <table:table-cell table:formula="of:=POWER([dados.G122];2)" office:value-type="float" office:value="1.5515476214078" calcext:value-type="float">
            <text:p>1,552</text:p>
          </table:table-cell>
          <table:table-cell table:formula="of:=POWER([dados.H122];2)" office:value-type="float" office:value="2.54557489625609" calcext:value-type="float">
            <text:p>2,546</text:p>
          </table:table-cell>
          <table:table-cell table:formula="of:=POWER([dados.I122];2)" office:value-type="float" office:value="1.42337926592844" calcext:value-type="float">
            <text:p>1,423</text:p>
          </table:table-cell>
          <table:table-cell table:formula="of:=POWER([dados.J122];2)" office:value-type="float" office:value="3.9627190128387" calcext:value-type="float">
            <text:p>3,963</text:p>
          </table:table-cell>
          <table:table-cell table:formula="of:=POWER([dados.K122];2)" office:value-type="float" office:value="0.401045866467942" calcext:value-type="float">
            <text:p>0,401</text:p>
          </table:table-cell>
        </table:table-row>
        <table:table-row table:style-name="ro1">
          <table:table-cell table:formula="of:=POWER([dados.B123];2)" office:value-type="float" office:value="193435.939188566" calcext:value-type="float">
            <text:p>193435,939</text:p>
          </table:table-cell>
          <table:table-cell table:formula="of:=POWER([dados.C123];2)" office:value-type="float" office:value="4900" calcext:value-type="float">
            <text:p>4900,000</text:p>
          </table:table-cell>
          <table:table-cell table:formula="of:=POWER([dados.D123];2)" office:value-type="float" office:value="4225" calcext:value-type="float">
            <text:p>4225,000</text:p>
          </table:table-cell>
          <table:table-cell table:formula="of:=[dados.E123]" office:value-type="float" office:value="189" calcext:value-type="float">
            <text:p>189,000</text:p>
          </table:table-cell>
          <table:table-cell table:formula="of:=POWER([dados.F123];2)" office:value-type="float" office:value="1.47748941778792" calcext:value-type="float">
            <text:p>1,477</text:p>
          </table:table-cell>
          <table:table-cell table:formula="of:=POWER([dados.G123];2)" office:value-type="float" office:value="0.476028644475265" calcext:value-type="float">
            <text:p>0,476</text:p>
          </table:table-cell>
          <table:table-cell table:formula="of:=POWER([dados.H123];2)" office:value-type="float" office:value="0.581906618940465" calcext:value-type="float">
            <text:p>0,582</text:p>
          </table:table-cell>
          <table:table-cell table:formula="of:=POWER([dados.I123];2)" office:value-type="float" office:value="0.772282360504382" calcext:value-type="float">
            <text:p>0,772</text:p>
          </table:table-cell>
          <table:table-cell table:formula="of:=POWER([dados.J123];2)" office:value-type="float" office:value="1.76042688897585" calcext:value-type="float">
            <text:p>1,760</text:p>
          </table:table-cell>
          <table:table-cell table:formula="of:=POWER([dados.K123];2)" office:value-type="float" office:value="0.00271578600977893" calcext:value-type="float">
            <text:p>0,003</text:p>
          </table:table-cell>
        </table:table-row>
        <table:table-row table:style-name="ro1">
          <table:table-cell table:formula="of:=POWER([dados.B124];2)" office:value-type="float" office:value="241548.106835937" calcext:value-type="float">
            <text:p>241548,107</text:p>
          </table:table-cell>
          <table:table-cell table:formula="of:=POWER([dados.C124];2)" office:value-type="float" office:value="3969" calcext:value-type="float">
            <text:p>3969,000</text:p>
          </table:table-cell>
          <table:table-cell table:formula="of:=POWER([dados.D124];2)" office:value-type="float" office:value="8464" calcext:value-type="float">
            <text:p>8464,000</text:p>
          </table:table-cell>
          <table:table-cell table:formula="of:=[dados.E124]" office:value-type="float" office:value="180" calcext:value-type="float">
            <text:p>180,000</text:p>
          </table:table-cell>
          <table:table-cell table:formula="of:=POWER([dados.F124];2)" office:value-type="float" office:value="2.33171147766605" calcext:value-type="float">
            <text:p>2,332</text:p>
          </table:table-cell>
          <table:table-cell table:formula="of:=POWER([dados.G124];2)" office:value-type="float" office:value="0.185449833163667" calcext:value-type="float">
            <text:p>0,185</text:p>
          </table:table-cell>
          <table:table-cell table:formula="of:=POWER([dados.H124];2)" office:value-type="float" office:value="3.18524755148091" calcext:value-type="float">
            <text:p>3,185</text:p>
          </table:table-cell>
          <table:table-cell table:formula="of:=POWER([dados.I124];2)" office:value-type="float" office:value="3.40161974125874" calcext:value-type="float">
            <text:p>3,402</text:p>
          </table:table-cell>
          <table:table-cell table:formula="of:=POWER([dados.J124];2)" office:value-type="float" office:value="2.08926744341223" calcext:value-type="float">
            <text:p>2,089</text:p>
          </table:table-cell>
          <table:table-cell table:formula="of:=POWER([dados.K124];2)" office:value-type="float" office:value="0.211520223250492" calcext:value-type="float">
            <text:p>0,212</text:p>
          </table:table-cell>
        </table:table-row>
        <table:table-row table:style-name="ro1">
          <table:table-cell table:formula="of:=POWER([dados.B125];2)" office:value-type="float" office:value="205288.383754631" calcext:value-type="float">
            <text:p>205288,384</text:p>
          </table:table-cell>
          <table:table-cell table:formula="of:=POWER([dados.C125];2)" office:value-type="float" office:value="2401" calcext:value-type="float">
            <text:p>2401,000</text:p>
          </table:table-cell>
          <table:table-cell table:formula="of:=POWER([dados.D125];2)" office:value-type="float" office:value="3721" calcext:value-type="float">
            <text:p>3721,000</text:p>
          </table:table-cell>
          <table:table-cell table:formula="of:=[dados.E125]" office:value-type="float" office:value="30" calcext:value-type="float">
            <text:p>30,000</text:p>
          </table:table-cell>
          <table:table-cell table:formula="of:=POWER([dados.F125];2)" office:value-type="float" office:value="1.67845187784887" calcext:value-type="float">
            <text:p>1,678</text:p>
          </table:table-cell>
          <table:table-cell table:formula="of:=POWER([dados.G125];2)" office:value-type="float" office:value="0.00774047748549933" calcext:value-type="float">
            <text:p>0,008</text:p>
          </table:table-cell>
          <table:table-cell table:formula="of:=POWER([dados.H125];2)" office:value-type="float" office:value="0.373853642913473" calcext:value-type="float">
            <text:p>0,374</text:p>
          </table:table-cell>
          <table:table-cell table:formula="of:=POWER([dados.I125];2)" office:value-type="float" office:value="1.45553095639723" calcext:value-type="float">
            <text:p>1,456</text:p>
          </table:table-cell>
          <table:table-cell table:formula="of:=POWER([dados.J125];2)" office:value-type="float" office:value="0.460619544038577" calcext:value-type="float">
            <text:p>0,461</text:p>
          </table:table-cell>
          <table:table-cell table:formula="of:=POWER([dados.K125];2)" office:value-type="float" office:value="0.143896570542926" calcext:value-type="float">
            <text:p>0,144</text:p>
          </table:table-cell>
        </table:table-row>
        <table:table-row table:style-name="ro1">
          <table:table-cell table:formula="of:=POWER([dados.B126];2)" office:value-type="float" office:value="137605.146923087" calcext:value-type="float">
            <text:p>137605,147</text:p>
          </table:table-cell>
          <table:table-cell table:formula="of:=POWER([dados.C126];2)" office:value-type="float" office:value="2401" calcext:value-type="float">
            <text:p>2401,000</text:p>
          </table:table-cell>
          <table:table-cell table:formula="of:=POWER([dados.D126];2)" office:value-type="float" office:value="7056" calcext:value-type="float">
            <text:p>7056,000</text:p>
          </table:table-cell>
          <table:table-cell table:formula="of:=[dados.E126]" office:value-type="float" office:value="69" calcext:value-type="float">
            <text:p>69,000</text:p>
          </table:table-cell>
          <table:table-cell table:formula="of:=POWER([dados.F126];2)" office:value-type="float" office:value="0.640554193282433" calcext:value-type="float">
            <text:p>0,641</text:p>
          </table:table-cell>
          <table:table-cell table:formula="of:=POWER([dados.G126];2)" office:value-type="float" office:value="0.00774047748549933" calcext:value-type="float">
            <text:p>0,008</text:p>
          </table:table-cell>
          <table:table-cell table:formula="of:=POWER([dados.H126];2)" office:value-type="float" office:value="2.19615075385548" calcext:value-type="float">
            <text:p>2,196</text:p>
          </table:table-cell>
          <table:table-cell table:formula="of:=POWER([dados.I126];2)" office:value-type="float" office:value="2.15659135203027" calcext:value-type="float">
            <text:p>2,157</text:p>
          </table:table-cell>
          <table:table-cell table:formula="of:=POWER([dados.J126];2)" office:value-type="float" office:value="0.347772987467815" calcext:value-type="float">
            <text:p>0,348</text:p>
          </table:table-cell>
          <table:table-cell table:formula="of:=POWER([dados.K126];2)" office:value-type="float" office:value="0.340079527498355" calcext:value-type="float">
            <text:p>0,340</text:p>
          </table:table-cell>
        </table:table-row>
        <table:table-row table:style-name="ro1">
          <table:table-cell table:formula="of:=POWER([dados.B127];2)" office:value-type="float" office:value="192120.444042471" calcext:value-type="float">
            <text:p>192120,444</text:p>
          </table:table-cell>
          <table:table-cell table:formula="of:=POWER([dados.C127];2)" office:value-type="float" office:value="4900" calcext:value-type="float">
            <text:p>4900,000</text:p>
          </table:table-cell>
          <table:table-cell table:formula="of:=POWER([dados.D127];2)" office:value-type="float" office:value="6889" calcext:value-type="float">
            <text:p>6889,000</text:p>
          </table:table-cell>
          <table:table-cell table:formula="of:=[dados.E127]" office:value-type="float" office:value="133" calcext:value-type="float">
            <text:p>133,000</text:p>
          </table:table-cell>
          <table:table-cell table:formula="of:=POWER([dados.F127];2)" office:value-type="float" office:value="1.45561391815041" calcext:value-type="float">
            <text:p>1,456</text:p>
          </table:table-cell>
          <table:table-cell table:formula="of:=POWER([dados.G127];2)" office:value-type="float" office:value="0.476028644475265" calcext:value-type="float">
            <text:p>0,476</text:p>
          </table:table-cell>
          <table:table-cell table:formula="of:=POWER([dados.H127];2)" office:value-type="float" office:value="2.08540594817766" calcext:value-type="float">
            <text:p>2,085</text:p>
          </table:table-cell>
          <table:table-cell table:formula="of:=POWER([dados.I127];2)" office:value-type="float" office:value="1.71496740618721" calcext:value-type="float">
            <text:p>1,715</text:p>
          </table:table-cell>
          <table:table-cell table:formula="of:=POWER([dados.J127];2)" office:value-type="float" office:value="2.08833645760735" calcext:value-type="float">
            <text:p>2,088</text:p>
          </table:table-cell>
          <table:table-cell table:formula="of:=POWER([dados.K127];2)" office:value-type="float" office:value="0.213743312509958" calcext:value-type="float">
            <text:p>0,214</text:p>
          </table:table-cell>
        </table:table-row>
        <table:table-row table:style-name="ro1">
          <table:table-cell table:formula="of:=POWER([dados.B128];2)" office:value-type="float" office:value="137339.111574022" calcext:value-type="float">
            <text:p>137339,112</text:p>
          </table:table-cell>
          <table:table-cell table:formula="of:=POWER([dados.C128];2)" office:value-type="float" office:value="3600" calcext:value-type="float">
            <text:p>3600,000</text:p>
          </table:table-cell>
          <table:table-cell table:formula="of:=POWER([dados.D128];2)" office:value-type="float" office:value="4225" calcext:value-type="float">
            <text:p>4225,000</text:p>
          </table:table-cell>
          <table:table-cell table:formula="of:=[dados.E128]" office:value-type="float" office:value="134" calcext:value-type="float">
            <text:p>134,000</text:p>
          </table:table-cell>
          <table:table-cell table:formula="of:=POWER([dados.F128];2)" office:value-type="float" office:value="0.637096598116035" calcext:value-type="float">
            <text:p>0,637</text:p>
          </table:table-cell>
          <table:table-cell table:formula="of:=POWER([dados.G128];2)" office:value-type="float" office:value="0.102084247391862" calcext:value-type="float">
            <text:p>0,102</text:p>
          </table:table-cell>
          <table:table-cell table:formula="of:=POWER([dados.H128];2)" office:value-type="float" office:value="0.581906618940465" calcext:value-type="float">
            <text:p>0,582</text:p>
          </table:table-cell>
          <table:table-cell table:formula="of:=POWER([dados.I128];2)" office:value-type="float" office:value="0.655208388827886" calcext:value-type="float">
            <text:p>0,655</text:p>
          </table:table-cell>
          <table:table-cell table:formula="of:=POWER([dados.J128];2)" office:value-type="float" office:value="0.648120277235328" calcext:value-type="float">
            <text:p>0,648</text:p>
          </table:table-cell>
          <table:table-cell table:formula="of:=POWER([dados.K128];2)" office:value-type="float" office:value="0.0177586531027186" calcext:value-type="float">
            <text:p>0,018</text:p>
          </table:table-cell>
        </table:table-row>
        <table:table-row table:style-name="ro1">
          <table:table-cell table:formula="of:=POWER([dados.B129];2)" office:value-type="float" office:value="207472.515022027" calcext:value-type="float">
            <text:p>207472,515</text:p>
          </table:table-cell>
          <table:table-cell table:formula="of:=POWER([dados.C129];2)" office:value-type="float" office:value="6241" calcext:value-type="float">
            <text:p>6241,000</text:p>
          </table:table-cell>
          <table:table-cell table:formula="of:=POWER([dados.D129];2)" office:value-type="float" office:value="3969" calcext:value-type="float">
            <text:p>3969,000</text:p>
          </table:table-cell>
          <table:table-cell table:formula="of:=[dados.E129]" office:value-type="float" office:value="90" calcext:value-type="float">
            <text:p>90,000</text:p>
          </table:table-cell>
          <table:table-cell table:formula="of:=POWER([dados.F129];2)" office:value-type="float" office:value="1.71621555409688" calcext:value-type="float">
            <text:p>1,716</text:p>
          </table:table-cell>
          <table:table-cell table:formula="of:=POWER([dados.G129];2)" office:value-type="float" office:value="1.04723728772652" calcext:value-type="float">
            <text:p>1,047</text:p>
          </table:table-cell>
          <table:table-cell table:formula="of:=POWER([dados.H129];2)" office:value-type="float" office:value="0.472150222471254" calcext:value-type="float">
            <text:p>0,472</text:p>
          </table:table-cell>
          <table:table-cell table:formula="of:=POWER([dados.I129];2)" office:value-type="float" office:value="0.52587465478172" calcext:value-type="float">
            <text:p>0,526</text:p>
          </table:table-cell>
          <table:table-cell table:formula="of:=POWER([dados.J129];2)" office:value-type="float" office:value="2.70009879034597" calcext:value-type="float">
            <text:p>2,700</text:p>
          </table:table-cell>
          <table:table-cell table:formula="of:=POWER([dados.K129];2)" office:value-type="float" office:value="0.00962988247831287" calcext:value-type="float">
            <text:p>0,010</text:p>
          </table:table-cell>
        </table:table-row>
        <table:table-row table:style-name="ro1">
          <table:table-cell table:formula="of:=POWER([dados.B130];2)" office:value-type="float" office:value="218980.640938304" calcext:value-type="float">
            <text:p>218980,641</text:p>
          </table:table-cell>
          <table:table-cell table:formula="of:=POWER([dados.C130];2)" office:value-type="float" office:value="3249" calcext:value-type="float">
            <text:p>3249,000</text:p>
          </table:table-cell>
          <table:table-cell table:formula="of:=POWER([dados.D130];2)" office:value-type="float" office:value="7396" calcext:value-type="float">
            <text:p>7396,000</text:p>
          </table:table-cell>
          <table:table-cell table:formula="of:=[dados.E130]" office:value-type="float" office:value="70" calcext:value-type="float">
            <text:p>70,000</text:p>
          </table:table-cell>
          <table:table-cell table:formula="of:=POWER([dados.F130];2)" office:value-type="float" office:value="1.91872238628157" calcext:value-type="float">
            <text:p>1,919</text:p>
          </table:table-cell>
          <table:table-cell table:formula="of:=POWER([dados.G130];2)" office:value-type="float" office:value="0.0434195759228148" calcext:value-type="float">
            <text:p>0,043</text:p>
          </table:table-cell>
          <table:table-cell table:formula="of:=POWER([dados.H130];2)" office:value-type="float" office:value="2.42623522789469" calcext:value-type="float">
            <text:p>2,426</text:p>
          </table:table-cell>
          <table:table-cell table:formula="of:=POWER([dados.I130];2)" office:value-type="float" office:value="2.96560202782657" calcext:value-type="float">
            <text:p>2,966</text:p>
          </table:table-cell>
          <table:table-cell table:formula="of:=POWER([dados.J130];2)" office:value-type="float" office:value="1.31185445572999" calcext:value-type="float">
            <text:p>1,312</text:p>
          </table:table-cell>
          <table:table-cell table:formula="of:=POWER([dados.K130];2)" office:value-type="float" office:value="0.110919784819707" calcext:value-type="float">
            <text:p>0,111</text:p>
          </table:table-cell>
        </table:table-row>
        <table:table-row table:style-name="ro1">
          <table:table-cell table:formula="of:=POWER([dados.B131];2)" office:value-type="float" office:value="191051.645754112" calcext:value-type="float">
            <text:p>191051,646</text:p>
          </table:table-cell>
          <table:table-cell table:formula="of:=POWER([dados.C131];2)" office:value-type="float" office:value="6400" calcext:value-type="float">
            <text:p>6400,000</text:p>
          </table:table-cell>
          <table:table-cell table:formula="of:=POWER([dados.D131];2)" office:value-type="float" office:value="6084" calcext:value-type="float">
            <text:p>6084,000</text:p>
          </table:table-cell>
          <table:table-cell table:formula="of:=[dados.E131]" office:value-type="float" office:value="48" calcext:value-type="float">
            <text:p>48,000</text:p>
          </table:table-cell>
          <table:table-cell table:formula="of:=POWER([dados.F131];2)" office:value-type="float" office:value="1.43790623076455" calcext:value-type="float">
            <text:p>1,438</text:p>
          </table:table-cell>
          <table:table-cell table:formula="of:=POWER([dados.G131];2)" office:value-type="float" office:value="1.12442764492263" calcext:value-type="float">
            <text:p>1,124</text:p>
          </table:table-cell>
          <table:table-cell table:formula="of:=POWER([dados.H131];2)" office:value-type="float" office:value="1.57465623320641" calcext:value-type="float">
            <text:p>1,575</text:p>
          </table:table-cell>
          <table:table-cell table:formula="of:=POWER([dados.I131];2)" office:value-type="float" office:value="1.00914731572251" calcext:value-type="float">
            <text:p>1,009</text:p>
          </table:table-cell>
          <table:table-cell table:formula="of:=POWER([dados.J131];2)" office:value-type="float" office:value="2.96495406555384" calcext:value-type="float">
            <text:p>2,965</text:p>
          </table:table-cell>
          <table:table-cell table:formula="of:=POWER([dados.K131];2)" office:value-type="float" office:value="0.162887283911313" calcext:value-type="float">
            <text:p>0,163</text:p>
          </table:table-cell>
        </table:table-row>
        <table:table-row table:style-name="ro1">
          <table:table-cell table:formula="of:=POWER([dados.B132];2)" office:value-type="float" office:value="152305.473142616" calcext:value-type="float">
            <text:p>152305,473</text:p>
          </table:table-cell>
          <table:table-cell table:formula="of:=POWER([dados.C132];2)" office:value-type="float" office:value="4096" calcext:value-type="float">
            <text:p>4096,000</text:p>
          </table:table-cell>
          <table:table-cell table:formula="of:=POWER([dados.D132];2)" office:value-type="float" office:value="7744" calcext:value-type="float">
            <text:p>7744,000</text:p>
          </table:table-cell>
          <table:table-cell table:formula="of:=[dados.E132]" office:value-type="float" office:value="113" calcext:value-type="float">
            <text:p>113,000</text:p>
          </table:table-cell>
          <table:table-cell table:formula="of:=POWER([dados.F132];2)" office:value-type="float" office:value="0.840481782164526" calcext:value-type="float">
            <text:p>0,840</text:p>
          </table:table-cell>
          <table:table-cell table:formula="of:=POWER([dados.G132];2)" office:value-type="float" office:value="0.218727453821548" calcext:value-type="float">
            <text:p>0,219</text:p>
          </table:table-cell>
          <table:table-cell table:formula="of:=POWER([dados.H132];2)" office:value-type="float" office:value="2.66777951884534" calcext:value-type="float">
            <text:p>2,668</text:p>
          </table:table-cell>
          <table:table-cell table:formula="of:=POWER([dados.I132];2)" office:value-type="float" office:value="1.86508052943227" calcext:value-type="float">
            <text:p>1,865</text:p>
          </table:table-cell>
          <table:table-cell table:formula="of:=POWER([dados.J132];2)" office:value-type="float" office:value="1.31480015657102" calcext:value-type="float">
            <text:p>1,315</text:p>
          </table:table-cell>
          <table:table-cell table:formula="of:=POWER([dados.K132];2)" office:value-type="float" office:value="0.547105981754531" calcext:value-type="float">
            <text:p>0,547</text:p>
          </table:table-cell>
        </table:table-row>
        <table:table-row table:style-name="ro1">
          <table:table-cell table:formula="of:=POWER([dados.B133];2)" office:value-type="float" office:value="9587.29619190165" calcext:value-type="float">
            <text:p>9587,296</text:p>
          </table:table-cell>
          <table:table-cell table:formula="of:=POWER([dados.C133];2)" office:value-type="float" office:value="6241" calcext:value-type="float">
            <text:p>6241,000</text:p>
          </table:table-cell>
          <table:table-cell table:formula="of:=POWER([dados.D133];2)" office:value-type="float" office:value="1444" calcext:value-type="float">
            <text:p>1444,000</text:p>
          </table:table-cell>
          <table:table-cell table:formula="of:=[dados.E133]" office:value-type="float" office:value="114" calcext:value-type="float">
            <text:p>114,000</text:p>
          </table:table-cell>
          <table:table-cell table:formula="of:=POWER([dados.F133];2)" office:value-type="float" office:value="0.715405605350004" calcext:value-type="float">
            <text:p>0,715</text:p>
          </table:table-cell>
          <table:table-cell table:formula="of:=POWER([dados.G133];2)" office:value-type="float" office:value="1.04723728772652" calcext:value-type="float">
            <text:p>1,047</text:p>
          </table:table-cell>
          <table:table-cell table:formula="of:=POWER([dados.H133];2)" office:value-type="float" office:value="0.0671173185079391" calcext:value-type="float">
            <text:p>0,067</text:p>
          </table:table-cell>
          <table:table-cell table:formula="of:=POWER([dados.I133];2)" office:value-type="float" office:value="1.3592797704859" calcext:value-type="float">
            <text:p>1,359</text:p>
          </table:table-cell>
          <table:table-cell table:formula="of:=POWER([dados.J133];2)" office:value-type="float" office:value="0.161885930129434" calcext:value-type="float">
            <text:p>0,162</text:p>
          </table:table-cell>
          <table:table-cell table:formula="of:=POWER([dados.K133];2)" office:value-type="float" office:value="0.30859374788202" calcext:value-type="float">
            <text:p>0,309</text:p>
          </table:table-cell>
        </table:table-row>
        <table:table-row table:style-name="ro1">
          <table:table-cell table:formula="of:=POWER([dados.B134];2)" office:value-type="float" office:value="18652.6743112055" calcext:value-type="float">
            <text:p>18652,674</text:p>
          </table:table-cell>
          <table:table-cell table:formula="of:=POWER([dados.C134];2)" office:value-type="float" office:value="6400" calcext:value-type="float">
            <text:p>6400,000</text:p>
          </table:table-cell>
          <table:table-cell table:formula="of:=POWER([dados.D134];2)" office:value-type="float" office:value="1225" calcext:value-type="float">
            <text:p>1225,000</text:p>
          </table:table-cell>
          <table:table-cell table:formula="of:=[dados.E134]" office:value-type="float" office:value="135" calcext:value-type="float">
            <text:p>135,000</text:p>
          </table:table-cell>
          <table:table-cell table:formula="of:=POWER([dados.F134];2)" office:value-type="float" office:value="0.375440244862365" calcext:value-type="float">
            <text:p>0,375</text:p>
          </table:table-cell>
          <table:table-cell table:formula="of:=POWER([dados.G134];2)" office:value-type="float" office:value="1.12442764492263" calcext:value-type="float">
            <text:p>1,124</text:p>
          </table:table-cell>
          <table:table-cell table:formula="of:=POWER([dados.H134];2)" office:value-type="float" office:value="0.138841447602345" calcext:value-type="float">
            <text:p>0,139</text:p>
          </table:table-cell>
          <table:table-cell table:formula="of:=POWER([dados.I134];2)" office:value-type="float" office:value="1.24894022632719" calcext:value-type="float">
            <text:p>1,249</text:p>
          </table:table-cell>
          <table:table-cell table:formula="of:=POWER([dados.J134];2)" office:value-type="float" office:value="0.279906624699323" calcext:value-type="float">
            <text:p>0,280</text:p>
          </table:table-cell>
          <table:table-cell table:formula="of:=POWER([dados.K134];2)" office:value-type="float" office:value="0.109861313271363" calcext:value-type="float">
            <text:p>0,110</text:p>
          </table:table-cell>
        </table:table-row>
        <table:table-row table:style-name="ro1">
          <table:table-cell table:formula="of:=POWER([dados.B135];2)" office:value-type="float" office:value="22855.4737215117" calcext:value-type="float">
            <text:p>22855,474</text:p>
          </table:table-cell>
          <table:table-cell table:formula="of:=POWER([dados.C135];2)" office:value-type="float" office:value="5776" calcext:value-type="float">
            <text:p>5776,000</text:p>
          </table:table-cell>
          <table:table-cell table:formula="of:=POWER([dados.D135];2)" office:value-type="float" office:value="1369" calcext:value-type="float">
            <text:p>1369,000</text:p>
          </table:table-cell>
          <table:table-cell table:formula="of:=[dados.E135]" office:value-type="float" office:value="31" calcext:value-type="float">
            <text:p>31,000</text:p>
          </table:table-cell>
          <table:table-cell table:formula="of:=POWER([dados.F135];2)" office:value-type="float" office:value="0.275282955247175" calcext:value-type="float">
            <text:p>0,275</text:p>
          </table:table-cell>
          <table:table-cell table:formula="of:=POWER([dados.G135];2)" office:value-type="float" office:value="0.83213349234001" calcext:value-type="float">
            <text:p>0,832</text:p>
          </table:table-cell>
          <table:table-cell table:formula="of:=POWER([dados.H135];2)" office:value-type="float" office:value="0.0881604073115504" calcext:value-type="float">
            <text:p>0,088</text:p>
          </table:table-cell>
          <table:table-cell table:formula="of:=POWER([dados.I135];2)" office:value-type="float" office:value="0.89267607382718" calcext:value-type="float">
            <text:p>0,893</text:p>
          </table:table-cell>
          <table:table-cell table:formula="of:=POWER([dados.J135];2)" office:value-type="float" office:value="0.212151939634183" calcext:value-type="float">
            <text:p>0,212</text:p>
          </table:table-cell>
          <table:table-cell table:formula="of:=POWER([dados.K135];2)" office:value-type="float" office:value="0.0907479852148048" calcext:value-type="float">
            <text:p>0,091</text:p>
          </table:table-cell>
        </table:table-row>
        <table:table-row table:style-name="ro1">
          <table:table-cell table:formula="of:=POWER([dados.B136];2)" office:value-type="float" office:value="10102.9376467297" calcext:value-type="float">
            <text:p>10102,938</text:p>
          </table:table-cell>
          <table:table-cell table:formula="of:=POWER([dados.C136];2)" office:value-type="float" office:value="5776" calcext:value-type="float">
            <text:p>5776,000</text:p>
          </table:table-cell>
          <table:table-cell table:formula="of:=POWER([dados.D136];2)" office:value-type="float" office:value="961" calcext:value-type="float">
            <text:p>961,000</text:p>
          </table:table-cell>
          <table:table-cell table:formula="of:=[dados.E136]" office:value-type="float" office:value="136" calcext:value-type="float">
            <text:p>136,000</text:p>
          </table:table-cell>
          <table:table-cell table:formula="of:=POWER([dados.F136];2)" office:value-type="float" office:value="0.689147635787909" calcext:value-type="float">
            <text:p>0,689</text:p>
          </table:table-cell>
          <table:table-cell table:formula="of:=POWER([dados.G136];2)" office:value-type="float" office:value="0.83213349234001" calcext:value-type="float">
            <text:p>0,832</text:p>
          </table:table-cell>
          <table:table-cell table:formula="of:=POWER([dados.H136];2)" office:value-type="float" office:value="0.27458297891822" calcext:value-type="float">
            <text:p>0,275</text:p>
          </table:table-cell>
          <table:table-cell table:formula="of:=POWER([dados.I136];2)" office:value-type="float" office:value="1.61879541623518" calcext:value-type="float">
            <text:p>1,619</text:p>
          </table:table-cell>
          <table:table-cell table:formula="of:=POWER([dados.J136];2)" office:value-type="float" office:value="0.0718313133265641" calcext:value-type="float">
            <text:p>0,072</text:p>
          </table:table-cell>
          <table:table-cell table:formula="of:=POWER([dados.K136];2)" office:value-type="float" office:value="0.105236615227721" calcext:value-type="float">
            <text:p>0,105</text:p>
          </table:table-cell>
        </table:table-row>
        <table:table-row table:style-name="ro1">
          <table:table-cell table:formula="of:=POWER([dados.B137];2)" office:value-type="float" office:value="28704.1976191415" calcext:value-type="float">
            <text:p>28704,198</text:p>
          </table:table-cell>
          <table:table-cell table:formula="of:=POWER([dados.C137];2)" office:value-type="float" office:value="5625" calcext:value-type="float">
            <text:p>5625,000</text:p>
          </table:table-cell>
          <table:table-cell table:formula="of:=POWER([dados.D137];2)" office:value-type="float" office:value="1936" calcext:value-type="float">
            <text:p>1936,000</text:p>
          </table:table-cell>
          <table:table-cell table:formula="of:=[dados.E137]" office:value-type="float" office:value="92" calcext:value-type="float">
            <text:p>92,000</text:p>
          </table:table-cell>
          <table:table-cell table:formula="of:=POWER([dados.F137];2)" office:value-type="float" office:value="0.171964790441308" calcext:value-type="float">
            <text:p>0,172</text:p>
          </table:table-cell>
          <table:table-cell table:formula="of:=POWER([dados.G137];2)" office:value-type="float" office:value="0.765921319278453" calcext:value-type="float">
            <text:p>0,766</text:p>
          </table:table-cell>
          <table:table-cell table:formula="of:=POWER([dados.H137];2)" office:value-type="float" office:value="0.00102282447127288" calcext:value-type="float">
            <text:p>0,001</text:p>
          </table:table-cell>
          <table:table-cell table:formula="of:=POWER([dados.I137];2)" office:value-type="float" office:value="0.478421724666678" calcext:value-type="float">
            <text:p>0,478</text:p>
          </table:table-cell>
          <table:table-cell table:formula="of:=POWER([dados.J137];2)" office:value-type="float" office:value="0.282489669742597" calcext:value-type="float">
            <text:p>0,282</text:p>
          </table:table-cell>
          <table:table-cell table:formula="of:=POWER([dados.K137];2)" office:value-type="float" office:value="0.177996782263335" calcext:value-type="float">
            <text:p>0,178</text:p>
          </table:table-cell>
        </table:table-row>
        <table:table-row table:style-name="ro1">
          <table:table-cell table:formula="of:=POWER([dados.B138];2)" office:value-type="float" office:value="23617.0570337234" calcext:value-type="float">
            <text:p>23617,057</text:p>
          </table:table-cell>
          <table:table-cell table:formula="of:=POWER([dados.C138];2)" office:value-type="float" office:value="4225" calcext:value-type="float">
            <text:p>4225,000</text:p>
          </table:table-cell>
          <table:table-cell table:formula="of:=POWER([dados.D138];2)" office:value-type="float" office:value="1936" calcext:value-type="float">
            <text:p>1936,000</text:p>
          </table:table-cell>
          <table:table-cell table:formula="of:=[dados.E138]" office:value-type="float" office:value="150" calcext:value-type="float">
            <text:p>150,000</text:p>
          </table:table-cell>
          <table:table-cell table:formula="of:=POWER([dados.F138];2)" office:value-type="float" office:value="0.259704974154308" calcext:value-type="float">
            <text:p>0,260</text:p>
          </table:table-cell>
          <table:table-cell table:formula="of:=POWER([dados.G138];2)" office:value-type="float" office:value="0.254749620513068" calcext:value-type="float">
            <text:p>0,255</text:p>
          </table:table-cell>
          <table:table-cell table:formula="of:=POWER([dados.H138];2)" office:value-type="float" office:value="0.00102282447127288" calcext:value-type="float">
            <text:p>0,001</text:p>
          </table:table-cell>
          <table:table-cell table:formula="of:=POWER([dados.I138];2)" office:value-type="float" office:value="0.323547180048832" calcext:value-type="float">
            <text:p>0,324</text:p>
          </table:table-cell>
          <table:table-cell table:formula="of:=POWER([dados.J138];2)" office:value-type="float" office:value="0.0288364139277794" calcext:value-type="float">
            <text:p>0,029</text:p>
          </table:table-cell>
          <table:table-cell table:formula="of:=POWER([dados.K138];2)" office:value-type="float" office:value="0.163093743238189" calcext:value-type="float">
            <text:p>0,163</text:p>
          </table:table-cell>
        </table:table-row>
        <table:table-row table:style-name="ro1">
          <table:table-cell table:formula="of:=POWER([dados.B139];2)" office:value-type="float" office:value="14198.4948084149" calcext:value-type="float">
            <text:p>14198,495</text:p>
          </table:table-cell>
          <table:table-cell table:formula="of:=POWER([dados.C139];2)" office:value-type="float" office:value="4761" calcext:value-type="float">
            <text:p>4761,000</text:p>
          </table:table-cell>
          <table:table-cell table:formula="of:=POWER([dados.D139];2)" office:value-type="float" office:value="1089" calcext:value-type="float">
            <text:p>1089,000</text:p>
          </table:table-cell>
          <table:table-cell table:formula="of:=[dados.E139]" office:value-type="float" office:value="137" calcext:value-type="float">
            <text:p>137,000</text:p>
          </table:table-cell>
          <table:table-cell table:formula="of:=POWER([dados.F139];2)" office:value-type="float" office:value="0.515154307860165" calcext:value-type="float">
            <text:p>0,515</text:p>
          </table:table-cell>
          <table:table-cell table:formula="of:=POWER([dados.G139];2)" office:value-type="float" office:value="0.426283747615546" calcext:value-type="float">
            <text:p>0,426</text:p>
          </table:table-cell>
          <table:table-cell table:formula="of:=POWER([dados.H139];2)" office:value-type="float" office:value="0.200982304804568" calcext:value-type="float">
            <text:p>0,201</text:p>
          </table:table-cell>
          <table:table-cell table:formula="of:=POWER([dados.I139];2)" office:value-type="float" office:value="1.06341371191237" calcext:value-type="float">
            <text:p>1,063</text:p>
          </table:table-cell>
          <table:table-cell table:formula="of:=POWER([dados.J139];2)" office:value-type="float" office:value="0.0137528765201606" calcext:value-type="float">
            <text:p>0,014</text:p>
          </table:table-cell>
          <table:table-cell table:formula="of:=POWER([dados.K139];2)" office:value-type="float" office:value="0.0652534372789844" calcext:value-type="float">
            <text:p>0,065</text:p>
          </table:table-cell>
        </table:table-row>
        <table:table-row table:style-name="ro1">
          <table:table-cell table:formula="of:=POWER([dados.B140];2)" office:value-type="float" office:value="20647.3467534307" calcext:value-type="float">
            <text:p>20647,347</text:p>
          </table:table-cell>
          <table:table-cell table:formula="of:=POWER([dados.C140];2)" office:value-type="float" office:value="4096" calcext:value-type="float">
            <text:p>4096,000</text:p>
          </table:table-cell>
          <table:table-cell table:formula="of:=POWER([dados.D140];2)" office:value-type="float" office:value="1936" calcext:value-type="float">
            <text:p>1936,000</text:p>
          </table:table-cell>
          <table:table-cell table:formula="of:=[dados.E140]" office:value-type="float" office:value="115" calcext:value-type="float">
            <text:p>115,000</text:p>
          </table:table-cell>
          <table:table-cell table:formula="of:=POWER([dados.F140];2)" office:value-type="float" office:value="0.324697653276066" calcext:value-type="float">
            <text:p>0,325</text:p>
          </table:table-cell>
          <table:table-cell table:formula="of:=POWER([dados.G140];2)" office:value-type="float" office:value="0.218727453821548" calcext:value-type="float">
            <text:p>0,219</text:p>
          </table:table-cell>
          <table:table-cell table:formula="of:=POWER([dados.H140];2)" office:value-type="float" office:value="0.00102282447127288" calcext:value-type="float">
            <text:p>0,001</text:p>
          </table:table-cell>
          <table:table-cell table:formula="of:=POWER([dados.I140];2)" office:value-type="float" office:value="0.344289502908668" calcext:value-type="float">
            <text:p>0,344</text:p>
          </table:table-cell>
          <table:table-cell table:formula="of:=POWER([dados.J140];2)" office:value-type="float" office:value="0.0117646239133509" calcext:value-type="float">
            <text:p>0,012</text:p>
          </table:table-cell>
          <table:table-cell table:formula="of:=POWER([dados.K140];2)" office:value-type="float" office:value="0.188393829293388" calcext:value-type="float">
            <text:p>0,188</text:p>
          </table:table-cell>
        </table:table-row>
        <table:table-row table:style-name="ro1">
          <table:table-cell table:formula="of:=POWER([dados.B141];2)" office:value-type="float" office:value="12140.8691440073" calcext:value-type="float">
            <text:p>12140,869</text:p>
          </table:table-cell>
          <table:table-cell table:formula="of:=POWER([dados.C141];2)" office:value-type="float" office:value="4356" calcext:value-type="float">
            <text:p>4356,000</text:p>
          </table:table-cell>
          <table:table-cell table:formula="of:=POWER([dados.D141];2)" office:value-type="float" office:value="1444" calcext:value-type="float">
            <text:p>1444,000</text:p>
          </table:table-cell>
          <table:table-cell table:formula="of:=[dados.E141]" office:value-type="float" office:value="32" calcext:value-type="float">
            <text:p>32,000</text:p>
          </table:table-cell>
          <table:table-cell table:formula="of:=POWER([dados.F141];2)" office:value-type="float" office:value="0.595728340940975" calcext:value-type="float">
            <text:p>0,596</text:p>
          </table:table-cell>
          <table:table-cell table:formula="of:=POWER([dados.G141];2)" office:value-type="float" office:value="0.293516333238228" calcext:value-type="float">
            <text:p>0,294</text:p>
          </table:table-cell>
          <table:table-cell table:formula="of:=POWER([dados.H141];2)" office:value-type="float" office:value="0.0671173185079391" calcext:value-type="float">
            <text:p>0,067</text:p>
          </table:table-cell>
          <table:table-cell table:formula="of:=POWER([dados.I141];2)" office:value-type="float" office:value="0.789387957830762" calcext:value-type="float">
            <text:p>0,789</text:p>
          </table:table-cell>
          <table:table-cell table:formula="of:=POWER([dados.J141];2)" office:value-type="float" office:value="0.000909416184847502" calcext:value-type="float">
            <text:p>0,001</text:p>
          </table:table-cell>
          <table:table-cell table:formula="of:=POWER([dados.K141];2)" office:value-type="float" office:value="0.16606467349464" calcext:value-type="float">
            <text:p>0,166</text:p>
          </table:table-cell>
        </table:table-row>
        <table:table-row table:style-name="ro1">
          <table:table-cell table:formula="of:=POWER([dados.B142];2)" office:value-type="float" office:value="24491.2915295688" calcext:value-type="float">
            <text:p>24491,292</text:p>
          </table:table-cell>
          <table:table-cell table:formula="of:=POWER([dados.C142];2)" office:value-type="float" office:value="5476" calcext:value-type="float">
            <text:p>5476,000</text:p>
          </table:table-cell>
          <table:table-cell table:formula="of:=POWER([dados.D142];2)" office:value-type="float" office:value="1089" calcext:value-type="float">
            <text:p>1089,000</text:p>
          </table:table-cell>
          <table:table-cell table:formula="of:=[dados.E142]" office:value-type="float" office:value="49" calcext:value-type="float">
            <text:p>49,000</text:p>
          </table:table-cell>
          <table:table-cell table:formula="of:=POWER([dados.F142];2)" office:value-type="float" office:value="0.242673967197254" calcext:value-type="float">
            <text:p>0,243</text:p>
          </table:table-cell>
          <table:table-cell table:formula="of:=POWER([dados.G142];2)" office:value-type="float" office:value="0.702453692250536" calcext:value-type="float">
            <text:p>0,702</text:p>
          </table:table-cell>
          <table:table-cell table:formula="of:=POWER([dados.H142];2)" office:value-type="float" office:value="0.200982304804568" calcext:value-type="float">
            <text:p>0,201</text:p>
          </table:table-cell>
          <table:table-cell table:formula="of:=POWER([dados.I142];2)" office:value-type="float" office:value="0.97364868622496" calcext:value-type="float">
            <text:p>0,974</text:p>
          </table:table-cell>
          <table:table-cell table:formula="of:=POWER([dados.J142];2)" office:value-type="float" office:value="0.149241323356356" calcext:value-type="float">
            <text:p>0,149</text:p>
          </table:table-cell>
          <table:table-cell table:formula="of:=POWER([dados.K142];2)" office:value-type="float" office:value="0.0232191270098629" calcext:value-type="float">
            <text:p>0,023</text:p>
          </table:table-cell>
        </table:table-row>
        <table:table-row table:style-name="ro1">
          <table:table-cell table:formula="of:=POWER([dados.B143];2)" office:value-type="float" office:value="16265.3453350863" calcext:value-type="float">
            <text:p>16265,345</text:p>
          </table:table-cell>
          <table:table-cell table:formula="of:=POWER([dados.C143];2)" office:value-type="float" office:value="3844" calcext:value-type="float">
            <text:p>3844,000</text:p>
          </table:table-cell>
          <table:table-cell table:formula="of:=POWER([dados.D143];2)" office:value-type="float" office:value="961" calcext:value-type="float">
            <text:p>961,000</text:p>
          </table:table-cell>
          <table:table-cell table:formula="of:=[dados.E143]" office:value-type="float" office:value="71" calcext:value-type="float">
            <text:p>71,000</text:p>
          </table:table-cell>
          <table:table-cell table:formula="of:=POWER([dados.F143];2)" office:value-type="float" office:value="0.445195171279691" calcext:value-type="float">
            <text:p>0,445</text:p>
          </table:table-cell>
          <table:table-cell table:formula="of:=POWER([dados.G143];2)" office:value-type="float" office:value="0.154916758539426" calcext:value-type="float">
            <text:p>0,155</text:p>
          </table:table-cell>
          <table:table-cell table:formula="of:=POWER([dados.H143];2)" office:value-type="float" office:value="0.27458297891822" calcext:value-type="float">
            <text:p>0,275</text:p>
          </table:table-cell>
          <table:table-cell table:formula="of:=POWER([dados.I143];2)" office:value-type="float" office:value="0.853671614919394" calcext:value-type="float">
            <text:p>0,854</text:p>
          </table:table-cell>
          <table:table-cell table:formula="of:=POWER([dados.J143];2)" office:value-type="float" office:value="0.00836882306713546" calcext:value-type="float">
            <text:p>0,008</text:p>
          </table:table-cell>
          <table:table-cell table:formula="of:=POWER([dados.K143];2)" office:value-type="float" office:value="0.0126543354091523" calcext:value-type="float">
            <text:p>0,013</text:p>
          </table:table-cell>
        </table:table-row>
        <table:table-row table:style-name="ro1">
          <table:table-cell table:formula="of:=POWER([dados.B144];2)" office:value-type="float" office:value="26925.4802956589" calcext:value-type="float">
            <text:p>26925,480</text:p>
          </table:table-cell>
          <table:table-cell table:formula="of:=POWER([dados.C144];2)" office:value-type="float" office:value="6241" calcext:value-type="float">
            <text:p>6241,000</text:p>
          </table:table-cell>
          <table:table-cell table:formula="of:=POWER([dados.D144];2)" office:value-type="float" office:value="1600" calcext:value-type="float">
            <text:p>1600,000</text:p>
          </table:table-cell>
          <table:table-cell table:formula="of:=[dados.E144]" office:value-type="float" office:value="91" calcext:value-type="float">
            <text:p>91,000</text:p>
          </table:table-cell>
          <table:table-cell table:formula="of:=POWER([dados.F144];2)" office:value-type="float" office:value="0.199667020620132" calcext:value-type="float">
            <text:p>0,200</text:p>
          </table:table-cell>
          <table:table-cell table:formula="of:=POWER([dados.G144];2)" office:value-type="float" office:value="1.04723728772652" calcext:value-type="float">
            <text:p>1,047</text:p>
          </table:table-cell>
          <table:table-cell table:formula="of:=POWER([dados.H144];2)" office:value-type="float" office:value="0.0336260035842881" calcext:value-type="float">
            <text:p>0,034</text:p>
          </table:table-cell>
          <table:table-cell table:formula="of:=POWER([dados.I144];2)" office:value-type="float" office:value="0.773623309194438" calcext:value-type="float">
            <text:p>0,774</text:p>
          </table:table-cell>
          <table:table-cell table:formula="of:=POWER([dados.J144];2)" office:value-type="float" office:value="0.377084116018836" calcext:value-type="float">
            <text:p>0,377</text:p>
          </table:table-cell>
          <table:table-cell table:formula="of:=POWER([dados.K144];2)" office:value-type="float" office:value="0.129821793685644" calcext:value-type="float">
            <text:p>0,130</text:p>
          </table:table-cell>
        </table:table-row>
        <table:table-row table:style-name="ro1">
          <table:table-cell table:formula="of:=POWER([dados.B145];2)" office:value-type="float" office:value="27017.6943692311" calcext:value-type="float">
            <text:p>27017,694</text:p>
          </table:table-cell>
          <table:table-cell table:formula="of:=POWER([dados.C145];2)" office:value-type="float" office:value="4761" calcext:value-type="float">
            <text:p>4761,000</text:p>
          </table:table-cell>
          <table:table-cell table:formula="of:=POWER([dados.D145];2)" office:value-type="float" office:value="1156" calcext:value-type="float">
            <text:p>1156,000</text:p>
          </table:table-cell>
          <table:table-cell table:formula="of:=[dados.E145]" office:value-type="float" office:value="151" calcext:value-type="float">
            <text:p>151,000</text:p>
          </table:table-cell>
          <table:table-cell table:formula="of:=POWER([dados.F145];2)" office:value-type="float" office:value="0.198157200080092" calcext:value-type="float">
            <text:p>0,198</text:p>
          </table:table-cell>
          <table:table-cell table:formula="of:=POWER([dados.G145];2)" office:value-type="float" office:value="0.426283747615546" calcext:value-type="float">
            <text:p>0,426</text:p>
          </table:table-cell>
          <table:table-cell table:formula="of:=POWER([dados.H145];2)" office:value-type="float" office:value="0.168479399089528" calcext:value-type="float">
            <text:p>0,168</text:p>
          </table:table-cell>
          <table:table-cell table:formula="of:=POWER([dados.I145];2)" office:value-type="float" office:value="0.713135545223082" calcext:value-type="float">
            <text:p>0,713</text:p>
          </table:table-cell>
          <table:table-cell table:formula="of:=POWER([dados.J145];2)" office:value-type="float" office:value="0.0673030409229192" calcext:value-type="float">
            <text:p>0,067</text:p>
          </table:table-cell>
          <table:table-cell table:formula="of:=POWER([dados.K145];2)" office:value-type="float" office:value="0.0124812453561581" calcext:value-type="float">
            <text:p>0,012</text:p>
          </table:table-cell>
        </table:table-row>
        <table:table-row table:style-name="ro1">
          <table:table-cell table:formula="of:=POWER([dados.B146];2)" office:value-type="float" office:value="21153.5968859134" calcext:value-type="float">
            <text:p>21153,597</text:p>
          </table:table-cell>
          <table:table-cell table:formula="of:=POWER([dados.C146];2)" office:value-type="float" office:value="5929" calcext:value-type="float">
            <text:p>5929,000</text:p>
          </table:table-cell>
          <table:table-cell table:formula="of:=POWER([dados.D146];2)" office:value-type="float" office:value="1225" calcext:value-type="float">
            <text:p>1225,000</text:p>
          </table:table-cell>
          <table:table-cell table:formula="of:=[dados.E146]" office:value-type="float" office:value="169" calcext:value-type="float">
            <text:p>169,000</text:p>
          </table:table-cell>
          <table:table-cell table:formula="of:=POWER([dados.F146];2)" office:value-type="float" office:value="0.312778526049471" calcext:value-type="float">
            <text:p>0,313</text:p>
          </table:table-cell>
          <table:table-cell table:formula="of:=POWER([dados.G146];2)" office:value-type="float" office:value="0.901090211435206" calcext:value-type="float">
            <text:p>0,901</text:p>
          </table:table-cell>
          <table:table-cell table:formula="of:=POWER([dados.H146];2)" office:value-type="float" office:value="0.138841447602345" calcext:value-type="float">
            <text:p>0,139</text:p>
          </table:table-cell>
          <table:table-cell table:formula="of:=POWER([dados.I146];2)" office:value-type="float" office:value="1.06470684776564" calcext:value-type="float">
            <text:p>1,065</text:p>
          </table:table-cell>
          <table:table-cell table:formula="of:=POWER([dados.J146];2)" office:value-type="float" office:value="0.21274147635728" calcext:value-type="float">
            <text:p>0,213</text:p>
          </table:table-cell>
          <table:table-cell table:formula="of:=POWER([dados.K146];2)" office:value-type="float" office:value="0.0752609028981875" calcext:value-type="float">
            <text:p>0,075</text:p>
          </table:table-cell>
        </table:table-row>
        <table:table-row table:style-name="ro1">
          <table:table-cell table:formula="of:=POWER([dados.B147];2)" office:value-type="float" office:value="26974.409574045" calcext:value-type="float">
            <text:p>26974,410</text:p>
          </table:table-cell>
          <table:table-cell table:formula="of:=POWER([dados.C147];2)" office:value-type="float" office:value="6084" calcext:value-type="float">
            <text:p>6084,000</text:p>
          </table:table-cell>
          <table:table-cell table:formula="of:=POWER([dados.D147];2)" office:value-type="float" office:value="1681" calcext:value-type="float">
            <text:p>1681,000</text:p>
          </table:table-cell>
          <table:table-cell table:formula="of:=[dados.E147]" office:value-type="float" office:value="168" calcext:value-type="float">
            <text:p>168,000</text:p>
          </table:table-cell>
          <table:table-cell table:formula="of:=POWER([dados.F147];2)" office:value-type="float" office:value="0.198864866865761" calcext:value-type="float">
            <text:p>0,199</text:p>
          </table:table-cell>
          <table:table-cell table:formula="of:=POWER([dados.G147];2)" office:value-type="float" office:value="0.972791476564042" calcext:value-type="float">
            <text:p>0,973</text:p>
          </table:table-cell>
          <table:table-cell table:formula="of:=POWER([dados.H147];2)" office:value-type="float" office:value="0.0211777774642484" calcext:value-type="float">
            <text:p>0,021</text:p>
          </table:table-cell>
          <table:table-cell table:formula="of:=POWER([dados.I147];2)" office:value-type="float" office:value="0.70031102968116" calcext:value-type="float">
            <text:p>0,700</text:p>
          </table:table-cell>
          <table:table-cell table:formula="of:=POWER([dados.J147];2)" office:value-type="float" office:value="0.347962324263006" calcext:value-type="float">
            <text:p>0,348</text:p>
          </table:table-cell>
          <table:table-cell table:formula="of:=POWER([dados.K147];2)" office:value-type="float" office:value="0.144559768630097" calcext:value-type="float">
            <text:p>0,145</text:p>
          </table:table-cell>
        </table:table-row>
        <table:table-row table:style-name="ro1">
          <table:table-cell table:formula="of:=POWER([dados.B148];2)" office:value-type="float" office:value="27794.5542925509" calcext:value-type="float">
            <text:p>27794,554</text:p>
          </table:table-cell>
          <table:table-cell table:formula="of:=POWER([dados.C148];2)" office:value-type="float" office:value="5329" calcext:value-type="float">
            <text:p>5329,000</text:p>
          </table:table-cell>
          <table:table-cell table:formula="of:=POWER([dados.D148];2)" office:value-type="float" office:value="1444" calcext:value-type="float">
            <text:p>1444,000</text:p>
          </table:table-cell>
          <table:table-cell table:formula="of:=[dados.E148]" office:value-type="float" office:value="152" calcext:value-type="float">
            <text:p>152,000</text:p>
          </table:table-cell>
          <table:table-cell table:formula="of:=POWER([dados.F148];2)" office:value-type="float" office:value="0.185762674906216" calcext:value-type="float">
            <text:p>0,186</text:p>
          </table:table-cell>
          <table:table-cell table:formula="of:=POWER([dados.G148];2)" office:value-type="float" office:value="0.641730611256259" calcext:value-type="float">
            <text:p>0,642</text:p>
          </table:table-cell>
          <table:table-cell table:formula="of:=POWER([dados.H148];2)" office:value-type="float" office:value="0.0671173185079391" calcext:value-type="float">
            <text:p>0,067</text:p>
          </table:table-cell>
          <table:table-cell table:formula="of:=POWER([dados.I148];2)" office:value-type="float" office:value="0.657559701565669" calcext:value-type="float">
            <text:p>0,658</text:p>
          </table:table-cell>
          <table:table-cell table:formula="of:=POWER([dados.J148];2)" office:value-type="float" office:value="0.176029773639254" calcext:value-type="float">
            <text:p>0,176</text:p>
          </table:table-cell>
          <table:table-cell table:formula="of:=POWER([dados.K148];2)" office:value-type="float" office:value="0.0610204542142447" calcext:value-type="float">
            <text:p>0,061</text:p>
          </table:table-cell>
        </table:table-row>
        <table:table-row table:style-name="ro1">
          <table:table-cell table:formula="of:=POWER([dados.B149];2)" office:value-type="float" office:value="11684.0243638488" calcext:value-type="float">
            <text:p>11684,024</text:p>
          </table:table-cell>
          <table:table-cell table:formula="of:=POWER([dados.C149];2)" office:value-type="float" office:value="4096" calcext:value-type="float">
            <text:p>4096,000</text:p>
          </table:table-cell>
          <table:table-cell table:formula="of:=POWER([dados.D149];2)" office:value-type="float" office:value="1156" calcext:value-type="float">
            <text:p>1156,000</text:p>
          </table:table-cell>
          <table:table-cell table:formula="of:=[dados.E149]" office:value-type="float" office:value="93" calcext:value-type="float">
            <text:p>93,000</text:p>
          </table:table-cell>
          <table:table-cell table:formula="of:=POWER([dados.F149];2)" office:value-type="float" office:value="0.615366434383696" calcext:value-type="float">
            <text:p>0,615</text:p>
          </table:table-cell>
          <table:table-cell table:formula="of:=POWER([dados.G149];2)" office:value-type="float" office:value="0.218727453821548" calcext:value-type="float">
            <text:p>0,219</text:p>
          </table:table-cell>
          <table:table-cell table:formula="of:=POWER([dados.H149];2)" office:value-type="float" office:value="0.168479399089528" calcext:value-type="float">
            <text:p>0,168</text:p>
          </table:table-cell>
          <table:table-cell table:formula="of:=POWER([dados.I149];2)" office:value-type="float" office:value="0.915905193124681" calcext:value-type="float">
            <text:p>0,916</text:p>
          </table:table-cell>
          <table:table-cell table:formula="of:=POWER([dados.J149];2)" office:value-type="float" office:value="0.00439625069906918" calcext:value-type="float">
            <text:p>0,004</text:p>
          </table:table-cell>
          <table:table-cell table:formula="of:=POWER([dados.K149];2)" office:value-type="float" office:value="0.0822718801532255" calcext:value-type="float">
            <text:p>0,082</text:p>
          </table:table-cell>
        </table:table-row>
        <table:table-row table:style-name="ro1">
          <table:table-cell table:formula="of:=POWER([dados.B150];2)" office:value-type="float" office:value="26710.0627222694" calcext:value-type="float">
            <text:p>26710,063</text:p>
          </table:table-cell>
          <table:table-cell table:formula="of:=POWER([dados.C150];2)" office:value-type="float" office:value="5476" calcext:value-type="float">
            <text:p>5476,000</text:p>
          </table:table-cell>
          <table:table-cell table:formula="of:=POWER([dados.D150];2)" office:value-type="float" office:value="1024" calcext:value-type="float">
            <text:p>1024,000</text:p>
          </table:table-cell>
          <table:table-cell table:formula="of:=[dados.E150]" office:value-type="float" office:value="50" calcext:value-type="float">
            <text:p>50,000</text:p>
          </table:table-cell>
          <table:table-cell table:formula="of:=POWER([dados.F150];2)" office:value-type="float" office:value="0.203226594446674" calcext:value-type="float">
            <text:p>0,203</text:p>
          </table:table-cell>
          <table:table-cell table:formula="of:=POWER([dados.G150];2)" office:value-type="float" office:value="0.702453692250536" calcext:value-type="float">
            <text:p>0,702</text:p>
          </table:table-cell>
          <table:table-cell table:formula="of:=POWER([dados.H150];2)" office:value-type="float" office:value="0.236350164747465" calcext:value-type="float">
            <text:p>0,236</text:p>
          </table:table-cell>
          <table:table-cell table:formula="of:=POWER([dados.I150];2)" office:value-type="float" office:value="0.972273461830897" calcext:value-type="float">
            <text:p>0,972</text:p>
          </table:table-cell>
          <table:table-cell table:formula="of:=POWER([dados.J150];2)" office:value-type="float" office:value="0.160204288996484" calcext:value-type="float">
            <text:p>0,160</text:p>
          </table:table-cell>
          <table:table-cell table:formula="of:=POWER([dados.K150];2)" office:value-type="float" office:value="0.00955182591933963" calcext:value-type="float">
            <text:p>0,010</text:p>
          </table:table-cell>
        </table:table-row>
        <table:table-row table:style-name="ro1">
          <table:table-cell table:formula="of:=POWER([dados.B151];2)" office:value-type="float" office:value="18228.5017528978" calcext:value-type="float">
            <text:p>18228,502</text:p>
          </table:table-cell>
          <table:table-cell table:formula="of:=POWER([dados.C151];2)" office:value-type="float" office:value="4624" calcext:value-type="float">
            <text:p>4624,000</text:p>
          </table:table-cell>
          <table:table-cell table:formula="of:=POWER([dados.D151];2)" office:value-type="float" office:value="1521" calcext:value-type="float">
            <text:p>1521,000</text:p>
          </table:table-cell>
          <table:table-cell table:formula="of:=[dados.E151]" office:value-type="float" office:value="181" calcext:value-type="float">
            <text:p>181,000</text:p>
          </table:table-cell>
          <table:table-cell table:formula="of:=POWER([dados.F151];2)" office:value-type="float" office:value="0.387068337879189" calcext:value-type="float">
            <text:p>0,387</text:p>
          </table:table-cell>
          <table:table-cell table:formula="of:=POWER([dados.G151];2)" office:value-type="float" office:value="0.379283396789467" calcext:value-type="float">
            <text:p>0,379</text:p>
          </table:table-cell>
          <table:table-cell table:formula="of:=POWER([dados.H151];2)" office:value-type="float" office:value="0.048939183932185" calcext:value-type="float">
            <text:p>0,049</text:p>
          </table:table-cell>
          <table:table-cell table:formula="of:=POWER([dados.I151];2)" office:value-type="float" office:value="0.657553138673766" calcext:value-type="float">
            <text:p>0,658</text:p>
          </table:table-cell>
          <table:table-cell table:formula="of:=POWER([dados.J151];2)" office:value-type="float" office:value="0.0303469047061333" calcext:value-type="float">
            <text:p>0,030</text:p>
          </table:table-cell>
          <table:table-cell table:formula="of:=POWER([dados.K151];2)" office:value-type="float" office:value="0.127390670031503" calcext:value-type="float">
            <text:p>0,127</text:p>
          </table:table-cell>
        </table:table-row>
        <table:table-row table:style-name="ro1">
          <table:table-cell table:formula="of:=POWER([dados.B152];2)" office:value-type="float" office:value="14927.5165869166" calcext:value-type="float">
            <text:p>14927,517</text:p>
          </table:table-cell>
          <table:table-cell table:formula="of:=POWER([dados.C152];2)" office:value-type="float" office:value="4900" calcext:value-type="float">
            <text:p>4900,000</text:p>
          </table:table-cell>
          <table:table-cell table:formula="of:=POWER([dados.D152];2)" office:value-type="float" office:value="1764" calcext:value-type="float">
            <text:p>1764,000</text:p>
          </table:table-cell>
          <table:table-cell table:formula="of:=[dados.E152]" office:value-type="float" office:value="72" calcext:value-type="float">
            <text:p>72,000</text:p>
          </table:table-cell>
          <table:table-cell table:formula="of:=POWER([dados.F152];2)" office:value-type="float" office:value="0.489342183077168" calcext:value-type="float">
            <text:p>0,489</text:p>
          </table:table-cell>
          <table:table-cell table:formula="of:=POWER([dados.G152];2)" office:value-type="float" office:value="0.476028644475265" calcext:value-type="float">
            <text:p>0,476</text:p>
          </table:table-cell>
          <table:table-cell table:formula="of:=POWER([dados.H152];2)" office:value-type="float" office:value="0.011594505572066" calcext:value-type="float">
            <text:p>0,012</text:p>
          </table:table-cell>
          <table:table-cell table:formula="of:=POWER([dados.I152];2)" office:value-type="float" office:value="0.672776502421215" calcext:value-type="float">
            <text:p>0,673</text:p>
          </table:table-cell>
          <table:table-cell table:formula="of:=POWER([dados.J152];2)" office:value-type="float" office:value="0.0480314680471531" calcext:value-type="float">
            <text:p>0,048</text:p>
          </table:table-cell>
          <table:table-cell table:formula="of:=POWER([dados.K152];2)" office:value-type="float" office:value="0.256157186356872" calcext:value-type="float">
            <text:p>0,256</text:p>
          </table:table-cell>
        </table:table-row>
        <table:table-row table:style-name="ro1">
          <table:table-cell table:formula="of:=POWER([dados.B153];2)" office:value-type="float" office:value="11995.7430792891" calcext:value-type="float">
            <text:p>11995,743</text:p>
          </table:table-cell>
          <table:table-cell table:formula="of:=POWER([dados.C153];2)" office:value-type="float" office:value="6241" calcext:value-type="float">
            <text:p>6241,000</text:p>
          </table:table-cell>
          <table:table-cell table:formula="of:=POWER([dados.D153];2)" office:value-type="float" office:value="1156" calcext:value-type="float">
            <text:p>1156,000</text:p>
          </table:table-cell>
          <table:table-cell table:formula="of:=[dados.E153]" office:value-type="float" office:value="14" calcext:value-type="float">
            <text:p>14,000</text:p>
          </table:table-cell>
          <table:table-cell table:formula="of:=POWER([dados.F153];2)" office:value-type="float" office:value="0.601891717518709" calcext:value-type="float">
            <text:p>0,602</text:p>
          </table:table-cell>
          <table:table-cell table:formula="of:=POWER([dados.G153];2)" office:value-type="float" office:value="1.04723728772652" calcext:value-type="float">
            <text:p>1,047</text:p>
          </table:table-cell>
          <table:table-cell table:formula="of:=POWER([dados.H153];2)" office:value-type="float" office:value="0.168479399089528" calcext:value-type="float">
            <text:p>0,168</text:p>
          </table:table-cell>
          <table:table-cell table:formula="of:=POWER([dados.I153];2)" office:value-type="float" office:value="1.49101863328176" calcext:value-type="float">
            <text:p>1,491</text:p>
          </table:table-cell>
          <table:table-cell table:formula="of:=POWER([dados.J153];2)" office:value-type="float" office:value="0.167951219026328" calcext:value-type="float">
            <text:p>0,168</text:p>
          </table:table-cell>
          <table:table-cell table:formula="of:=POWER([dados.K153];2)" office:value-type="float" office:value="0.158637586706457" calcext:value-type="float">
            <text:p>0,159</text:p>
          </table:table-cell>
        </table:table-row>
        <table:table-row table:style-name="ro1">
          <table:table-cell table:formula="of:=POWER([dados.B154];2)" office:value-type="float" office:value="31382.2927400632" calcext:value-type="float">
            <text:p>31382,293</text:p>
          </table:table-cell>
          <table:table-cell table:formula="of:=POWER([dados.C154];2)" office:value-type="float" office:value="5184" calcext:value-type="float">
            <text:p>5184,000</text:p>
          </table:table-cell>
          <table:table-cell table:formula="of:=POWER([dados.D154];2)" office:value-type="float" office:value="1225" calcext:value-type="float">
            <text:p>1225,000</text:p>
          </table:table-cell>
          <table:table-cell table:formula="of:=[dados.E154]" office:value-type="float" office:value="116" calcext:value-type="float">
            <text:p>116,000</text:p>
          </table:table-cell>
          <table:table-cell table:formula="of:=POWER([dados.F154];2)" office:value-type="float" office:value="0.135495796504086" calcext:value-type="float">
            <text:p>0,135</text:p>
          </table:table-cell>
          <table:table-cell table:formula="of:=POWER([dados.G154];2)" office:value-type="float" office:value="0.583752076295621" calcext:value-type="float">
            <text:p>0,584</text:p>
          </table:table-cell>
          <table:table-cell table:formula="of:=POWER([dados.H154];2)" office:value-type="float" office:value="0.138841447602345" calcext:value-type="float">
            <text:p>0,139</text:p>
          </table:table-cell>
          <table:table-cell table:formula="of:=POWER([dados.I154];2)" office:value-type="float" office:value="0.685823787737908" calcext:value-type="float">
            <text:p>0,686</text:p>
          </table:table-cell>
          <table:table-cell table:formula="of:=POWER([dados.J154];2)" office:value-type="float" office:value="0.159097214891905" calcext:value-type="float">
            <text:p>0,159</text:p>
          </table:table-cell>
          <table:table-cell table:formula="of:=POWER([dados.K154];2)" office:value-type="float" office:value="0.013167622789155" calcext:value-type="float">
            <text:p>0,013</text:p>
          </table:table-cell>
        </table:table-row>
        <table:table-row table:style-name="ro1">
          <table:table-cell table:formula="of:=POWER([dados.B155];2)" office:value-type="float" office:value="23125.0003561438" calcext:value-type="float">
            <text:p>23125,000</text:p>
          </table:table-cell>
          <table:table-cell table:formula="of:=POWER([dados.C155];2)" office:value-type="float" office:value="3600" calcext:value-type="float">
            <text:p>3600,000</text:p>
          </table:table-cell>
          <table:table-cell table:formula="of:=POWER([dados.D155];2)" office:value-type="float" office:value="1444" calcext:value-type="float">
            <text:p>1444,000</text:p>
          </table:table-cell>
          <table:table-cell table:formula="of:=[dados.E155]" office:value-type="float" office:value="153" calcext:value-type="float">
            <text:p>153,000</text:p>
          </table:table-cell>
          <table:table-cell table:formula="of:=POWER([dados.F155];2)" office:value-type="float" office:value="0.269688608036386" calcext:value-type="float">
            <text:p>0,270</text:p>
          </table:table-cell>
          <table:table-cell table:formula="of:=POWER([dados.G155];2)" office:value-type="float" office:value="0.102084247391862" calcext:value-type="float">
            <text:p>0,102</text:p>
          </table:table-cell>
          <table:table-cell table:formula="of:=POWER([dados.H155];2)" office:value-type="float" office:value="0.0671173185079391" calcext:value-type="float">
            <text:p>0,067</text:p>
          </table:table-cell>
          <table:table-cell table:formula="of:=POWER([dados.I155];2)" office:value-type="float" office:value="0.397216999670715" calcext:value-type="float">
            <text:p>0,397</text:p>
          </table:table-cell>
          <table:table-cell table:formula="of:=POWER([dados.J155];2)" office:value-type="float" office:value="0.00110288704865319" calcext:value-type="float">
            <text:p>0,001</text:p>
          </table:table-cell>
          <table:table-cell table:formula="of:=POWER([dados.K155];2)" office:value-type="float" office:value="0.0405703033979148" calcext:value-type="float">
            <text:p>0,041</text:p>
          </table:table-cell>
        </table:table-row>
        <table:table-row table:style-name="ro1">
          <table:table-cell table:formula="of:=POWER([dados.B156];2)" office:value-type="float" office:value="20941.7066020498" calcext:value-type="float">
            <text:p>20941,707</text:p>
          </table:table-cell>
          <table:table-cell table:formula="of:=POWER([dados.C156];2)" office:value-type="float" office:value="4900" calcext:value-type="float">
            <text:p>4900,000</text:p>
          </table:table-cell>
          <table:table-cell table:formula="of:=POWER([dados.D156];2)" office:value-type="float" office:value="1936" calcext:value-type="float">
            <text:p>1936,000</text:p>
          </table:table-cell>
          <table:table-cell table:formula="of:=[dados.E156]" office:value-type="float" office:value="33" calcext:value-type="float">
            <text:p>33,000</text:p>
          </table:table-cell>
          <table:table-cell table:formula="of:=POWER([dados.F156];2)" office:value-type="float" office:value="0.317722618499533" calcext:value-type="float">
            <text:p>0,318</text:p>
          </table:table-cell>
          <table:table-cell table:formula="of:=POWER([dados.G156];2)" office:value-type="float" office:value="0.476028644475265" calcext:value-type="float">
            <text:p>0,476</text:p>
          </table:table-cell>
          <table:table-cell table:formula="of:=POWER([dados.H156];2)" office:value-type="float" office:value="0.00102282447127288" calcext:value-type="float">
            <text:p>0,001</text:p>
          </table:table-cell>
          <table:table-cell table:formula="of:=POWER([dados.I156];2)" office:value-type="float" office:value="0.47716328446366" calcext:value-type="float">
            <text:p>0,477</text:p>
          </table:table-cell>
          <table:table-cell table:formula="of:=POWER([dados.J156];2)" office:value-type="float" office:value="0.0901524541270189" calcext:value-type="float">
            <text:p>0,090</text:p>
          </table:table-cell>
          <table:table-cell table:formula="of:=POWER([dados.K156];2)" office:value-type="float" office:value="0.227458048458157" calcext:value-type="float">
            <text:p>0,227</text:p>
          </table:table-cell>
        </table:table-row>
        <table:table-row table:style-name="ro1">
          <table:table-cell table:formula="of:=POWER([dados.B157];2)" office:value-type="float" office:value="13291.8274132402" calcext:value-type="float">
            <text:p>13291,827</text:p>
          </table:table-cell>
          <table:table-cell table:formula="of:=POWER([dados.C157];2)" office:value-type="float" office:value="4225" calcext:value-type="float">
            <text:p>4225,000</text:p>
          </table:table-cell>
          <table:table-cell table:formula="of:=POWER([dados.D157];2)" office:value-type="float" office:value="1849" calcext:value-type="float">
            <text:p>1849,000</text:p>
          </table:table-cell>
          <table:table-cell table:formula="of:=[dados.E157]" office:value-type="float" office:value="138" calcext:value-type="float">
            <text:p>138,000</text:p>
          </table:table-cell>
          <table:table-cell table:formula="of:=POWER([dados.F157];2)" office:value-type="float" office:value="0.549167672563144" calcext:value-type="float">
            <text:p>0,549</text:p>
          </table:table-cell>
          <table:table-cell table:formula="of:=POWER([dados.G157];2)" office:value-type="float" office:value="0.254749620513068" calcext:value-type="float">
            <text:p>0,255</text:p>
          </table:table-cell>
          <table:table-cell table:formula="of:=POWER([dados.H157];2)" office:value-type="float" office:value="0.00487618790774084" calcext:value-type="float">
            <text:p>0,005</text:p>
          </table:table-cell>
          <table:table-cell table:formula="of:=POWER([dados.I157];2)" office:value-type="float" office:value="0.534399609067118" calcext:value-type="float">
            <text:p>0,534</text:p>
          </table:table-cell>
          <table:table-cell table:formula="of:=POWER([dados.J157];2)" office:value-type="float" office:value="0.00231226245845065" calcext:value-type="float">
            <text:p>0,002</text:p>
          </table:table-cell>
          <table:table-cell table:formula="of:=POWER([dados.K157];2)" office:value-type="float" office:value="0.272081787973505" calcext:value-type="float">
            <text:p>0,272</text:p>
          </table:table-cell>
        </table:table-row>
        <table:table-row table:style-name="ro1">
          <table:table-cell table:formula="of:=POWER([dados.B158];2)" office:value-type="float" office:value="21721.4895769885" calcext:value-type="float">
            <text:p>21721,490</text:p>
          </table:table-cell>
          <table:table-cell table:formula="of:=POWER([dados.C158];2)" office:value-type="float" office:value="5041" calcext:value-type="float">
            <text:p>5041,000</text:p>
          </table:table-cell>
          <table:table-cell table:formula="of:=POWER([dados.D158];2)" office:value-type="float" office:value="1296" calcext:value-type="float">
            <text:p>1296,000</text:p>
          </table:table-cell>
          <table:table-cell table:formula="of:=[dados.E158]" office:value-type="float" office:value="51" calcext:value-type="float">
            <text:p>51,000</text:p>
          </table:table-cell>
          <table:table-cell table:formula="of:=POWER([dados.F158];2)" office:value-type="float" office:value="0.299836735716022" calcext:value-type="float">
            <text:p>0,300</text:p>
          </table:table-cell>
          <table:table-cell table:formula="of:=POWER([dados.G158];2)" office:value-type="float" office:value="0.528518087368623" calcext:value-type="float">
            <text:p>0,529</text:p>
          </table:table-cell>
          <table:table-cell table:formula="of:=POWER([dados.H158];2)" office:value-type="float" office:value="0.112068450343019" calcext:value-type="float">
            <text:p>0,112</text:p>
          </table:table-cell>
          <table:table-cell table:formula="of:=POWER([dados.I158];2)" office:value-type="float" office:value="0.797391346599011" calcext:value-type="float">
            <text:p>0,797</text:p>
          </table:table-cell>
          <table:table-cell table:formula="of:=POWER([dados.J158];2)" office:value-type="float" office:value="0.0812997803263633" calcext:value-type="float">
            <text:p>0,081</text:p>
          </table:table-cell>
          <table:table-cell table:formula="of:=POWER([dados.K158];2)" office:value-type="float" office:value="0.0617316293377104" calcext:value-type="float">
            <text:p>0,062</text:p>
          </table:table-cell>
        </table:table-row>
        <table:table-row table:style-name="ro1">
          <table:table-cell table:formula="of:=POWER([dados.B159];2)" office:value-type="float" office:value="31159.0764506156" calcext:value-type="float">
            <text:p>31159,076</text:p>
          </table:table-cell>
          <table:table-cell table:formula="of:=POWER([dados.C159];2)" office:value-type="float" office:value="5184" calcext:value-type="float">
            <text:p>5184,000</text:p>
          </table:table-cell>
          <table:table-cell table:formula="of:=POWER([dados.D159];2)" office:value-type="float" office:value="1156" calcext:value-type="float">
            <text:p>1156,000</text:p>
          </table:table-cell>
          <table:table-cell table:formula="of:=[dados.E159]" office:value-type="float" office:value="154" calcext:value-type="float">
            <text:p>154,000</text:p>
          </table:table-cell>
          <table:table-cell table:formula="of:=POWER([dados.F159];2)" office:value-type="float" office:value="0.138311657167588" calcext:value-type="float">
            <text:p>0,138</text:p>
          </table:table-cell>
          <table:table-cell table:formula="of:=POWER([dados.G159];2)" office:value-type="float" office:value="0.583752076295621" calcext:value-type="float">
            <text:p>0,584</text:p>
          </table:table-cell>
          <table:table-cell table:formula="of:=POWER([dados.H159];2)" office:value-type="float" office:value="0.168479399089528" calcext:value-type="float">
            <text:p>0,168</text:p>
          </table:table-cell>
          <table:table-cell table:formula="of:=POWER([dados.I159];2)" office:value-type="float" office:value="0.730416859527827" calcext:value-type="float">
            <text:p>0,730</text:p>
          </table:table-cell>
          <table:table-cell table:formula="of:=POWER([dados.J159];2)" office:value-type="float" office:value="0.152224498306003" calcext:value-type="float">
            <text:p>0,152</text:p>
          </table:table-cell>
          <table:table-cell table:formula="of:=POWER([dados.K159];2)" office:value-type="float" office:value="0.00790105775874694" calcext:value-type="float">
            <text:p>0,008</text:p>
          </table:table-cell>
        </table:table-row>
        <table:table-row table:style-name="ro1">
          <table:table-cell table:formula="of:=POWER([dados.B160];2)" office:value-type="float" office:value="9404.04091559331" calcext:value-type="float">
            <text:p>9404,041</text:p>
          </table:table-cell>
          <table:table-cell table:formula="of:=POWER([dados.C160];2)" office:value-type="float" office:value="5184" calcext:value-type="float">
            <text:p>5184,000</text:p>
          </table:table-cell>
          <table:table-cell table:formula="of:=POWER([dados.D160];2)" office:value-type="float" office:value="1600" calcext:value-type="float">
            <text:p>1600,000</text:p>
          </table:table-cell>
          <table:table-cell table:formula="of:=[dados.E160]" office:value-type="float" office:value="170" calcext:value-type="float">
            <text:p>170,000</text:p>
          </table:table-cell>
          <table:table-cell table:formula="of:=POWER([dados.F160];2)" office:value-type="float" office:value="0.725027915345149" calcext:value-type="float">
            <text:p>0,725</text:p>
          </table:table-cell>
          <table:table-cell table:formula="of:=POWER([dados.G160];2)" office:value-type="float" office:value="0.583752076295621" calcext:value-type="float">
            <text:p>0,584</text:p>
          </table:table-cell>
          <table:table-cell table:formula="of:=POWER([dados.H160];2)" office:value-type="float" office:value="0.0336260035842881" calcext:value-type="float">
            <text:p>0,034</text:p>
          </table:table-cell>
          <table:table-cell table:formula="of:=POWER([dados.I160];2)" office:value-type="float" office:value="0.990376480069954" calcext:value-type="float">
            <text:p>0,990</text:p>
          </table:table-cell>
          <table:table-cell table:formula="of:=POWER([dados.J160];2)" office:value-type="float" office:value="0.0372445725173856" calcext:value-type="float">
            <text:p>0,037</text:p>
          </table:table-cell>
          <table:table-cell table:formula="of:=POWER([dados.K160];2)" office:value-type="float" office:value="0.314784800109366" calcext:value-type="float">
            <text:p>0,315</text:p>
          </table:table-cell>
        </table:table-row>
        <table:table-row table:style-name="ro1">
          <table:table-cell table:formula="of:=POWER([dados.B161];2)" office:value-type="float" office:value="16810.921347331" calcext:value-type="float">
            <text:p>16810,921</text:p>
          </table:table-cell>
          <table:table-cell table:formula="of:=POWER([dados.C161];2)" office:value-type="float" office:value="4096" calcext:value-type="float">
            <text:p>4096,000</text:p>
          </table:table-cell>
          <table:table-cell table:formula="of:=POWER([dados.D161];2)" office:value-type="float" office:value="1089" calcext:value-type="float">
            <text:p>1089,000</text:p>
          </table:table-cell>
          <table:table-cell table:formula="of:=[dados.E161]" office:value-type="float" office:value="94" calcext:value-type="float">
            <text:p>94,000</text:p>
          </table:table-cell>
          <table:table-cell table:formula="of:=POWER([dados.F161];2)" office:value-type="float" office:value="0.428291887332255" calcext:value-type="float">
            <text:p>0,428</text:p>
          </table:table-cell>
          <table:table-cell table:formula="of:=POWER([dados.G161];2)" office:value-type="float" office:value="0.218727453821548" calcext:value-type="float">
            <text:p>0,219</text:p>
          </table:table-cell>
          <table:table-cell table:formula="of:=POWER([dados.H161];2)" office:value-type="float" office:value="0.200982304804568" calcext:value-type="float">
            <text:p>0,201</text:p>
          </table:table-cell>
          <table:table-cell table:formula="of:=POWER([dados.I161];2)" office:value-type="float" office:value="0.816762659746225" calcext:value-type="float">
            <text:p>0,817</text:p>
          </table:table-cell>
          <table:table-cell table:formula="of:=POWER([dados.J161];2)" office:value-type="float" office:value="0.0000735831811815989" calcext:value-type="float">
            <text:p>0,000</text:p>
          </table:table-cell>
          <table:table-cell table:formula="of:=POWER([dados.K161];2)" office:value-type="float" office:value="0.0311652526314451" calcext:value-type="float">
            <text:p>0,031</text:p>
          </table:table-cell>
        </table:table-row>
        <table:table-row table:style-name="ro1">
          <table:table-cell table:formula="of:=POWER([dados.B162];2)" office:value-type="float" office:value="17389.8654018497" calcext:value-type="float">
            <text:p>17389,865</text:p>
          </table:table-cell>
          <table:table-cell table:formula="of:=POWER([dados.C162];2)" office:value-type="float" office:value="5041" calcext:value-type="float">
            <text:p>5041,000</text:p>
          </table:table-cell>
          <table:table-cell table:formula="of:=POWER([dados.D162];2)" office:value-type="float" office:value="1764" calcext:value-type="float">
            <text:p>1764,000</text:p>
          </table:table-cell>
          <table:table-cell table:formula="of:=[dados.E162]" office:value-type="float" office:value="171" calcext:value-type="float">
            <text:p>171,000</text:p>
          </table:table-cell>
          <table:table-cell table:formula="of:=POWER([dados.F162];2)" office:value-type="float" office:value="0.411000923594227" calcext:value-type="float">
            <text:p>0,411</text:p>
          </table:table-cell>
          <table:table-cell table:formula="of:=POWER([dados.G162];2)" office:value-type="float" office:value="0.528518087368623" calcext:value-type="float">
            <text:p>0,529</text:p>
          </table:table-cell>
          <table:table-cell table:formula="of:=POWER([dados.H162];2)" office:value-type="float" office:value="0.011594505572066" calcext:value-type="float">
            <text:p>0,012</text:p>
          </table:table-cell>
          <table:table-cell table:formula="of:=POWER([dados.I162];2)" office:value-type="float" office:value="0.645350410786505" calcext:value-type="float">
            <text:p>0,645</text:p>
          </table:table-cell>
          <table:table-cell table:formula="of:=POWER([dados.J162];2)" office:value-type="float" office:value="0.0781920329301762" calcext:value-type="float">
            <text:p>0,078</text:p>
          </table:table-cell>
          <table:table-cell table:formula="of:=POWER([dados.K162];2)" office:value-type="float" office:value="0.227570763848472" calcext:value-type="float">
            <text:p>0,228</text:p>
          </table:table-cell>
        </table:table-row>
        <table:table-row table:style-name="ro1">
          <table:table-cell table:formula="of:=POWER([dados.B163];2)" office:value-type="float" office:value="22185.6282864233" calcext:value-type="float">
            <text:p>22185,628</text:p>
          </table:table-cell>
          <table:table-cell table:formula="of:=POWER([dados.C163];2)" office:value-type="float" office:value="6241" calcext:value-type="float">
            <text:p>6241,000</text:p>
          </table:table-cell>
          <table:table-cell table:formula="of:=POWER([dados.D163];2)" office:value-type="float" office:value="1764" calcext:value-type="float">
            <text:p>1764,000</text:p>
          </table:table-cell>
          <table:table-cell table:formula="of:=[dados.E163]" office:value-type="float" office:value="172" calcext:value-type="float">
            <text:p>172,000</text:p>
          </table:table-cell>
          <table:table-cell table:formula="of:=POWER([dados.F163];2)" office:value-type="float" office:value="0.289584133572669" calcext:value-type="float">
            <text:p>0,290</text:p>
          </table:table-cell>
          <table:table-cell table:formula="of:=POWER([dados.G163];2)" office:value-type="float" office:value="1.04723728772652" calcext:value-type="float">
            <text:p>1,047</text:p>
          </table:table-cell>
          <table:table-cell table:formula="of:=POWER([dados.H163];2)" office:value-type="float" office:value="0.011594505572066" calcext:value-type="float">
            <text:p>0,012</text:p>
          </table:table-cell>
          <table:table-cell table:formula="of:=POWER([dados.I163];2)" office:value-type="float" office:value="0.784148299036196" calcext:value-type="float">
            <text:p>0,784</text:p>
          </table:table-cell>
          <table:table-cell table:formula="of:=POWER([dados.J163];2)" office:value-type="float" office:value="0.339180328148623" calcext:value-type="float">
            <text:p>0,339</text:p>
          </table:table-cell>
          <table:table-cell table:formula="of:=POWER([dados.K163];2)" office:value-type="float" office:value="0.225086286864298" calcext:value-type="float">
            <text:p>0,225</text:p>
          </table:table-cell>
        </table:table-row>
        <table:table-row table:style-name="ro1">
          <table:table-cell table:formula="of:=POWER([dados.B164];2)" office:value-type="float" office:value="13825.0669749506" calcext:value-type="float">
            <text:p>13825,067</text:p>
          </table:table-cell>
          <table:table-cell table:formula="of:=POWER([dados.C164];2)" office:value-type="float" office:value="3721" calcext:value-type="float">
            <text:p>3721,000</text:p>
          </table:table-cell>
          <table:table-cell table:formula="of:=POWER([dados.D164];2)" office:value-type="float" office:value="1369" calcext:value-type="float">
            <text:p>1369,000</text:p>
          </table:table-cell>
          <table:table-cell table:formula="of:=[dados.E164]" office:value-type="float" office:value="52" calcext:value-type="float">
            <text:p>52,000</text:p>
          </table:table-cell>
          <table:table-cell table:formula="of:=POWER([dados.F164];2)" office:value-type="float" office:value="0.528896545840759" calcext:value-type="float">
            <text:p>0,529</text:p>
          </table:table-cell>
          <table:table-cell table:formula="of:=POWER([dados.G164];2)" office:value-type="float" office:value="0.127128229948824" calcext:value-type="float">
            <text:p>0,127</text:p>
          </table:table-cell>
          <table:table-cell table:formula="of:=POWER([dados.H164];2)" office:value-type="float" office:value="0.0881604073115504" calcext:value-type="float">
            <text:p>0,088</text:p>
          </table:table-cell>
          <table:table-cell table:formula="of:=POWER([dados.I164];2)" office:value-type="float" office:value="0.634247536860019" calcext:value-type="float">
            <text:p>0,634</text:p>
          </table:table-cell>
          <table:table-cell table:formula="of:=POWER([dados.J164];2)" office:value-type="float" office:value="0.0125013909082242" calcext:value-type="float">
            <text:p>0,013</text:p>
          </table:table-cell>
          <table:table-cell table:formula="of:=POWER([dados.K164];2)" office:value-type="float" office:value="0.0974364386068975" calcext:value-type="float">
            <text:p>0,097</text:p>
          </table:table-cell>
        </table:table-row>
        <table:table-row table:style-name="ro1">
          <table:table-cell table:formula="of:=POWER([dados.B165];2)" office:value-type="float" office:value="17970.4468982297" calcext:value-type="float">
            <text:p>17970,447</text:p>
          </table:table-cell>
          <table:table-cell table:formula="of:=POWER([dados.C165];2)" office:value-type="float" office:value="4225" calcext:value-type="float">
            <text:p>4225,000</text:p>
          </table:table-cell>
          <table:table-cell table:formula="of:=POWER([dados.D165];2)" office:value-type="float" office:value="1369" calcext:value-type="float">
            <text:p>1369,000</text:p>
          </table:table-cell>
          <table:table-cell table:formula="of:=[dados.E165]" office:value-type="float" office:value="117" calcext:value-type="float">
            <text:p>117,000</text:p>
          </table:table-cell>
          <table:table-cell table:formula="of:=POWER([dados.F165];2)" office:value-type="float" office:value="0.394296710697467" calcext:value-type="float">
            <text:p>0,394</text:p>
          </table:table-cell>
          <table:table-cell table:formula="of:=POWER([dados.G165];2)" office:value-type="float" office:value="0.254749620513068" calcext:value-type="float">
            <text:p>0,255</text:p>
          </table:table-cell>
          <table:table-cell table:formula="of:=POWER([dados.H165];2)" office:value-type="float" office:value="0.0881604073115504" calcext:value-type="float">
            <text:p>0,088</text:p>
          </table:table-cell>
          <table:table-cell table:formula="of:=POWER([dados.I165];2)" office:value-type="float" office:value="0.654427956512039" calcext:value-type="float">
            <text:p>0,654</text:p>
          </table:table-cell>
          <table:table-cell table:formula="of:=POWER([dados.J165];2)" office:value-type="float" office:value="0.00400986642987337" calcext:value-type="float">
            <text:p>0,004</text:p>
          </table:table-cell>
          <table:table-cell table:formula="of:=POWER([dados.K165];2)" office:value-type="float" office:value="0.0787688192653769" calcext:value-type="float">
            <text:p>0,079</text:p>
          </table:table-cell>
        </table:table-row>
        <table:table-row table:style-name="ro1">
          <table:table-cell table:formula="of:=POWER([dados.B166];2)" office:value-type="float" office:value="32301.8705995378" calcext:value-type="float">
            <text:p>32301,871</text:p>
          </table:table-cell>
          <table:table-cell table:formula="of:=POWER([dados.C166];2)" office:value-type="float" office:value="5329" calcext:value-type="float">
            <text:p>5329,000</text:p>
          </table:table-cell>
          <table:table-cell table:formula="of:=POWER([dados.D166];2)" office:value-type="float" office:value="961" calcext:value-type="float">
            <text:p>961,000</text:p>
          </table:table-cell>
          <table:table-cell table:formula="of:=[dados.E166]" office:value-type="float" office:value="73" calcext:value-type="float">
            <text:p>73,000</text:p>
          </table:table-cell>
          <table:table-cell table:formula="of:=POWER([dados.F166];2)" office:value-type="float" office:value="0.124300109386485" calcext:value-type="float">
            <text:p>0,124</text:p>
          </table:table-cell>
          <table:table-cell table:formula="of:=POWER([dados.G166];2)" office:value-type="float" office:value="0.641730611256259" calcext:value-type="float">
            <text:p>0,642</text:p>
          </table:table-cell>
          <table:table-cell table:formula="of:=POWER([dados.H166];2)" office:value-type="float" office:value="0.27458297891822" calcext:value-type="float">
            <text:p>0,275</text:p>
          </table:table-cell>
          <table:table-cell table:formula="of:=POWER([dados.I166];2)" office:value-type="float" office:value="0.871894113352003" calcext:value-type="float">
            <text:p>0,872</text:p>
          </table:table-cell>
          <table:table-cell table:formula="of:=POWER([dados.J166];2)" office:value-type="float" office:value="0.168718626442473" calcext:value-type="float">
            <text:p>0,169</text:p>
          </table:table-cell>
          <table:table-cell table:formula="of:=POWER([dados.K166];2)" office:value-type="float" office:value="0.0000000964194873355387" calcext:value-type="float">
            <text:p>0,000</text:p>
          </table:table-cell>
        </table:table-row>
        <table:table-row table:style-name="ro1">
          <table:table-cell table:formula="of:=POWER([dados.B167];2)" office:value-type="float" office:value="13799.8131359687" calcext:value-type="float">
            <text:p>13799,813</text:p>
          </table:table-cell>
          <table:table-cell table:formula="of:=POWER([dados.C167];2)" office:value-type="float" office:value="5776" calcext:value-type="float">
            <text:p>5776,000</text:p>
          </table:table-cell>
          <table:table-cell table:formula="of:=POWER([dados.D167];2)" office:value-type="float" office:value="1600" calcext:value-type="float">
            <text:p>1600,000</text:p>
          </table:table-cell>
          <table:table-cell table:formula="of:=[dados.E167]" office:value-type="float" office:value="190" calcext:value-type="float">
            <text:p>190,000</text:p>
          </table:table-cell>
          <table:table-cell table:formula="of:=POWER([dados.F167];2)" office:value-type="float" office:value="0.529839134844672" calcext:value-type="float">
            <text:p>0,530</text:p>
          </table:table-cell>
          <table:table-cell table:formula="of:=POWER([dados.G167];2)" office:value-type="float" office:value="0.83213349234001" calcext:value-type="float">
            <text:p>0,832</text:p>
          </table:table-cell>
          <table:table-cell table:formula="of:=POWER([dados.H167];2)" office:value-type="float" office:value="0.0336260035842881" calcext:value-type="float">
            <text:p>0,034</text:p>
          </table:table-cell>
          <table:table-cell table:formula="of:=POWER([dados.I167];2)" office:value-type="float" office:value="0.986609388528559" calcext:value-type="float">
            <text:p>0,987</text:p>
          </table:table-cell>
          <table:table-cell table:formula="of:=POWER([dados.J167];2)" office:value-type="float" office:value="0.144527303951927" calcext:value-type="float">
            <text:p>0,145</text:p>
          </table:table-cell>
          <table:table-cell table:formula="of:=POWER([dados.K167];2)" office:value-type="float" office:value="0.264461328432687" calcext:value-type="float">
            <text:p>0,264</text:p>
          </table:table-cell>
        </table:table-row>
        <table:table-row table:style-name="ro1">
          <table:table-cell table:formula="of:=POWER([dados.B168];2)" office:value-type="float" office:value="17621.3448012935" calcext:value-type="float">
            <text:p>17621,345</text:p>
          </table:table-cell>
          <table:table-cell table:formula="of:=POWER([dados.C168];2)" office:value-type="float" office:value="3844" calcext:value-type="float">
            <text:p>3844,000</text:p>
          </table:table-cell>
          <table:table-cell table:formula="of:=POWER([dados.D168];2)" office:value-type="float" office:value="1089" calcext:value-type="float">
            <text:p>1089,000</text:p>
          </table:table-cell>
          <table:table-cell table:formula="of:=[dados.E168]" office:value-type="float" office:value="182" calcext:value-type="float">
            <text:p>182,000</text:p>
          </table:table-cell>
          <table:table-cell table:formula="of:=POWER([dados.F168];2)" office:value-type="float" office:value="0.404266369437318" calcext:value-type="float">
            <text:p>0,404</text:p>
          </table:table-cell>
          <table:table-cell table:formula="of:=POWER([dados.G168];2)" office:value-type="float" office:value="0.154916758539426" calcext:value-type="float">
            <text:p>0,155</text:p>
          </table:table-cell>
          <table:table-cell table:formula="of:=POWER([dados.H168];2)" office:value-type="float" office:value="0.200982304804568" calcext:value-type="float">
            <text:p>0,201</text:p>
          </table:table-cell>
          <table:table-cell table:formula="of:=POWER([dados.I168];2)" office:value-type="float" office:value="0.734030272294942" calcext:value-type="float">
            <text:p>0,734</text:p>
          </table:table-cell>
          <table:table-cell table:formula="of:=POWER([dados.J168];2)" office:value-type="float" office:value="0.00387441845676298" calcext:value-type="float">
            <text:p>0,004</text:p>
          </table:table-cell>
          <table:table-cell table:formula="of:=POWER([dados.K168];2)" office:value-type="float" office:value="0.0222606515658772" calcext:value-type="float">
            <text:p>0,022</text:p>
          </table:table-cell>
        </table:table-row>
        <table:table-row table:style-name="ro1">
          <table:table-cell table:formula="of:=POWER([dados.B169];2)" office:value-type="float" office:value="14148.8523103279" calcext:value-type="float">
            <text:p>14148,852</text:p>
          </table:table-cell>
          <table:table-cell table:formula="of:=POWER([dados.C169];2)" office:value-type="float" office:value="3969" calcext:value-type="float">
            <text:p>3969,000</text:p>
          </table:table-cell>
          <table:table-cell table:formula="of:=POWER([dados.D169];2)" office:value-type="float" office:value="1849" calcext:value-type="float">
            <text:p>1849,000</text:p>
          </table:table-cell>
          <table:table-cell table:formula="of:=[dados.E169]" office:value-type="float" office:value="95" calcext:value-type="float">
            <text:p>95,000</text:p>
          </table:table-cell>
          <table:table-cell table:formula="of:=POWER([dados.F169];2)" office:value-type="float" office:value="0.516960287137138" calcext:value-type="float">
            <text:p>0,517</text:p>
          </table:table-cell>
          <table:table-cell table:formula="of:=POWER([dados.G169];2)" office:value-type="float" office:value="0.185449833163667" calcext:value-type="float">
            <text:p>0,185</text:p>
          </table:table-cell>
          <table:table-cell table:formula="of:=POWER([dados.H169];2)" office:value-type="float" office:value="0.00487618790774084" calcext:value-type="float">
            <text:p>0,005</text:p>
          </table:table-cell>
          <table:table-cell table:formula="of:=POWER([dados.I169];2)" office:value-type="float" office:value="0.465100825990922" calcext:value-type="float">
            <text:p>0,465</text:p>
          </table:table-cell>
          <table:table-cell table:formula="of:=POWER([dados.J169];2)" office:value-type="float" office:value="0.0000150060742471547" calcext:value-type="float">
            <text:p>0,000</text:p>
          </table:table-cell>
          <table:table-cell table:formula="of:=POWER([dados.K169];2)" office:value-type="float" office:value="0.242170715955072" calcext:value-type="float">
            <text:p>0,242</text:p>
          </table:table-cell>
        </table:table-row>
        <table:table-row table:style-name="ro1">
          <table:table-cell table:formula="of:=POWER([dados.B170];2)" office:value-type="float" office:value="14041.4731611406" calcext:value-type="float">
            <text:p>14041,473</text:p>
          </table:table-cell>
          <table:table-cell table:formula="of:=POWER([dados.C170];2)" office:value-type="float" office:value="5476" calcext:value-type="float">
            <text:p>5476,000</text:p>
          </table:table-cell>
          <table:table-cell table:formula="of:=POWER([dados.D170];2)" office:value-type="float" office:value="1764" calcext:value-type="float">
            <text:p>1764,000</text:p>
          </table:table-cell>
          <table:table-cell table:formula="of:=[dados.E170]" office:value-type="float" office:value="53" calcext:value-type="float">
            <text:p>53,000</text:p>
          </table:table-cell>
          <table:table-cell table:formula="of:=POWER([dados.F170];2)" office:value-type="float" office:value="0.520888439618409" calcext:value-type="float">
            <text:p>0,521</text:p>
          </table:table-cell>
          <table:table-cell table:formula="of:=POWER([dados.G170];2)" office:value-type="float" office:value="0.702453692250536" calcext:value-type="float">
            <text:p>0,702</text:p>
          </table:table-cell>
          <table:table-cell table:formula="of:=POWER([dados.H170];2)" office:value-type="float" office:value="0.011594505572066" calcext:value-type="float">
            <text:p>0,012</text:p>
          </table:table-cell>
          <table:table-cell table:formula="of:=POWER([dados.I170];2)" office:value-type="float" office:value="0.81947200861643" calcext:value-type="float">
            <text:p>0,819</text:p>
          </table:table-cell>
          <table:table-cell table:formula="of:=POWER([dados.J170];2)" office:value-type="float" office:value="0.111531881379247" calcext:value-type="float">
            <text:p>0,112</text:p>
          </table:table-cell>
          <table:table-cell table:formula="of:=POWER([dados.K170];2)" office:value-type="float" office:value="0.303932322641313" calcext:value-type="float">
            <text:p>0,304</text:p>
          </table:table-cell>
        </table:table-row>
        <table:table-row table:style-name="ro1">
          <table:table-cell table:formula="of:=POWER([dados.B171];2)" office:value-type="float" office:value="12258.0583987457" calcext:value-type="float">
            <text:p>12258,058</text:p>
          </table:table-cell>
          <table:table-cell table:formula="of:=POWER([dados.C171];2)" office:value-type="float" office:value="4096" calcext:value-type="float">
            <text:p>4096,000</text:p>
          </table:table-cell>
          <table:table-cell table:formula="of:=POWER([dados.D171];2)" office:value-type="float" office:value="900" calcext:value-type="float">
            <text:p>900,000</text:p>
          </table:table-cell>
          <table:table-cell table:formula="of:=[dados.E171]" office:value-type="float" office:value="34" calcext:value-type="float">
            <text:p>34,000</text:p>
          </table:table-cell>
          <table:table-cell table:formula="of:=POWER([dados.F171];2)" office:value-type="float" office:value="0.590801217911244" calcext:value-type="float">
            <text:p>0,591</text:p>
          </table:table-cell>
          <table:table-cell table:formula="of:=POWER([dados.G171];2)" office:value-type="float" office:value="0.218727453821548" calcext:value-type="float">
            <text:p>0,219</text:p>
          </table:table-cell>
          <table:table-cell table:formula="of:=POWER([dados.H171];2)" office:value-type="float" office:value="0.315680747316832" calcext:value-type="float">
            <text:p>0,316</text:p>
          </table:table-cell>
          <table:table-cell table:formula="of:=POWER([dados.I171];2)" office:value-type="float" office:value="1.09102873308555" calcext:value-type="float">
            <text:p>1,091</text:p>
          </table:table-cell>
          <table:table-cell table:formula="of:=POWER([dados.J171];2)" office:value-type="float" office:value="0.007350705530303" calcext:value-type="float">
            <text:p>0,007</text:p>
          </table:table-cell>
          <table:table-cell table:formula="of:=POWER([dados.K171];2)" office:value-type="float" office:value="0.0268298347315026" calcext:value-type="float">
            <text:p>0,027</text:p>
          </table:table-cell>
        </table:table-row>
        <table:table-row table:style-name="ro1">
          <table:table-cell table:formula="of:=POWER([dados.B172];2)" office:value-type="float" office:value="21118.3656142953" calcext:value-type="float">
            <text:p>21118,366</text:p>
          </table:table-cell>
          <table:table-cell table:formula="of:=POWER([dados.C172];2)" office:value-type="float" office:value="5476" calcext:value-type="float">
            <text:p>5476,000</text:p>
          </table:table-cell>
          <table:table-cell table:formula="of:=POWER([dados.D172];2)" office:value-type="float" office:value="1024" calcext:value-type="float">
            <text:p>1024,000</text:p>
          </table:table-cell>
          <table:table-cell table:formula="of:=[dados.E172]" office:value-type="float" office:value="15" calcext:value-type="float">
            <text:p>15,000</text:p>
          </table:table-cell>
          <table:table-cell table:formula="of:=POWER([dados.F172];2)" office:value-type="float" office:value="0.313596181904433" calcext:value-type="float">
            <text:p>0,314</text:p>
          </table:table-cell>
          <table:table-cell table:formula="of:=POWER([dados.G172];2)" office:value-type="float" office:value="0.702453692250536" calcext:value-type="float">
            <text:p>0,702</text:p>
          </table:table-cell>
          <table:table-cell table:formula="of:=POWER([dados.H172];2)" office:value-type="float" office:value="0.236350164747465" calcext:value-type="float">
            <text:p>0,236</text:p>
          </table:table-cell>
          <table:table-cell table:formula="of:=POWER([dados.I172];2)" office:value-type="float" office:value="1.10488724019551" calcext:value-type="float">
            <text:p>1,105</text:p>
          </table:table-cell>
          <table:table-cell table:formula="of:=POWER([dados.J172];2)" office:value-type="float" office:value="0.119747720801437" calcext:value-type="float">
            <text:p>0,120</text:p>
          </table:table-cell>
          <table:table-cell table:formula="of:=POWER([dados.K172];2)" office:value-type="float" office:value="0.0277642575294052" calcext:value-type="float">
            <text:p>0,028</text:p>
          </table:table-cell>
        </table:table-row>
        <table:table-row table:style-name="ro1">
          <table:table-cell table:formula="of:=POWER([dados.B173];2)" office:value-type="float" office:value="30626.6217846809" calcext:value-type="float">
            <text:p>30626,622</text:p>
          </table:table-cell>
          <table:table-cell table:formula="of:=POWER([dados.C173];2)" office:value-type="float" office:value="5184" calcext:value-type="float">
            <text:p>5184,000</text:p>
          </table:table-cell>
          <table:table-cell table:formula="of:=POWER([dados.D173];2)" office:value-type="float" office:value="1089" calcext:value-type="float">
            <text:p>1089,000</text:p>
          </table:table-cell>
          <table:table-cell table:formula="of:=[dados.E173]" office:value-type="float" office:value="191" calcext:value-type="float">
            <text:p>191,000</text:p>
          </table:table-cell>
          <table:table-cell table:formula="of:=POWER([dados.F173];2)" office:value-type="float" office:value="0.145187693574537" calcext:value-type="float">
            <text:p>0,145</text:p>
          </table:table-cell>
          <table:table-cell table:formula="of:=POWER([dados.G173];2)" office:value-type="float" office:value="0.583752076295621" calcext:value-type="float">
            <text:p>0,584</text:p>
          </table:table-cell>
          <table:table-cell table:formula="of:=POWER([dados.H173];2)" office:value-type="float" office:value="0.200982304804568" calcext:value-type="float">
            <text:p>0,201</text:p>
          </table:table-cell>
          <table:table-cell table:formula="of:=POWER([dados.I173];2)" office:value-type="float" office:value="0.782021291786123" calcext:value-type="float">
            <text:p>0,782</text:p>
          </table:table-cell>
          <table:table-cell table:formula="of:=POWER([dados.J173];2)" office:value-type="float" office:value="0.143492862865624" calcext:value-type="float">
            <text:p>0,143</text:p>
          </table:table-cell>
          <table:table-cell table:formula="of:=POWER([dados.K173];2)" office:value-type="float" office:value="0.00440718040303674" calcext:value-type="float">
            <text:p>0,004</text:p>
          </table:table-cell>
        </table:table-row>
        <table:table-row table:style-name="ro1">
          <table:table-cell table:formula="of:=POWER([dados.B174];2)" office:value-type="float" office:value="29103.6098354426" calcext:value-type="float">
            <text:p>29103,610</text:p>
          </table:table-cell>
          <table:table-cell table:formula="of:=POWER([dados.C174];2)" office:value-type="float" office:value="3969" calcext:value-type="float">
            <text:p>3969,000</text:p>
          </table:table-cell>
          <table:table-cell table:formula="of:=POWER([dados.D174];2)" office:value-type="float" office:value="1444" calcext:value-type="float">
            <text:p>1444,000</text:p>
          </table:table-cell>
          <table:table-cell table:formula="of:=[dados.E174]" office:value-type="float" office:value="118" calcext:value-type="float">
            <text:p>118,000</text:p>
          </table:table-cell>
          <table:table-cell table:formula="of:=POWER([dados.F174];2)" office:value-type="float" office:value="0.166141179080972" calcext:value-type="float">
            <text:p>0,166</text:p>
          </table:table-cell>
          <table:table-cell table:formula="of:=POWER([dados.G174];2)" office:value-type="float" office:value="0.185449833163667" calcext:value-type="float">
            <text:p>0,185</text:p>
          </table:table-cell>
          <table:table-cell table:formula="of:=POWER([dados.H174];2)" office:value-type="float" office:value="0.0671173185079391" calcext:value-type="float">
            <text:p>0,067</text:p>
          </table:table-cell>
          <table:table-cell table:formula="of:=POWER([dados.I174];2)" office:value-type="float" office:value="0.381293770186346" calcext:value-type="float">
            <text:p>0,381</text:p>
          </table:table-cell>
          <table:table-cell table:formula="of:=POWER([dados.J174];2)" office:value-type="float" office:value="0.0135998745957652" calcext:value-type="float">
            <text:p>0,014</text:p>
          </table:table-cell>
          <table:table-cell table:formula="of:=POWER([dados.K174];2)" office:value-type="float" office:value="0.0238145190125841" calcext:value-type="float">
            <text:p>0,024</text:p>
          </table:table-cell>
        </table:table-row>
        <table:table-row table:style-name="ro1">
          <table:table-cell table:formula="of:=POWER([dados.B175];2)" office:value-type="float" office:value="11573.354774281" calcext:value-type="float">
            <text:p>11573,355</text:p>
          </table:table-cell>
          <table:table-cell table:formula="of:=POWER([dados.C175];2)" office:value-type="float" office:value="4900" calcext:value-type="float">
            <text:p>4900,000</text:p>
          </table:table-cell>
          <table:table-cell table:formula="of:=POWER([dados.D175];2)" office:value-type="float" office:value="1444" calcext:value-type="float">
            <text:p>1444,000</text:p>
          </table:table-cell>
          <table:table-cell table:formula="of:=[dados.E175]" office:value-type="float" office:value="183" calcext:value-type="float">
            <text:p>183,000</text:p>
          </table:table-cell>
          <table:table-cell table:formula="of:=POWER([dados.F175];2)" office:value-type="float" office:value="0.620229811836687" calcext:value-type="float">
            <text:p>0,620</text:p>
          </table:table-cell>
          <table:table-cell table:formula="of:=POWER([dados.G175];2)" office:value-type="float" office:value="0.476028644475265" calcext:value-type="float">
            <text:p>0,476</text:p>
          </table:table-cell>
          <table:table-cell table:formula="of:=POWER([dados.H175];2)" office:value-type="float" office:value="0.0671173185079391" calcext:value-type="float">
            <text:p>0,067</text:p>
          </table:table-cell>
          <table:table-cell table:formula="of:=POWER([dados.I175];2)" office:value-type="float" office:value="0.940176500030956" calcext:value-type="float">
            <text:p>0,940</text:p>
          </table:table-cell>
          <table:table-cell table:formula="of:=POWER([dados.J175];2)" office:value-type="float" office:value="0.0219568879414576" calcext:value-type="float">
            <text:p>0,022</text:p>
          </table:table-cell>
          <table:table-cell table:formula="of:=POWER([dados.K175];2)" office:value-type="float" office:value="0.201242234322356" calcext:value-type="float">
            <text:p>0,201</text:p>
          </table:table-cell>
        </table:table-row>
        <table:table-row table:style-name="ro1">
          <table:table-cell table:formula="of:=POWER([dados.B176];2)" office:value-type="float" office:value="11934.9437186575" calcext:value-type="float">
            <text:p>11934,944</text:p>
          </table:table-cell>
          <table:table-cell table:formula="of:=POWER([dados.C176];2)" office:value-type="float" office:value="4096" calcext:value-type="float">
            <text:p>4096,000</text:p>
          </table:table-cell>
          <table:table-cell table:formula="of:=POWER([dados.D176];2)" office:value-type="float" office:value="1369" calcext:value-type="float">
            <text:p>1369,000</text:p>
          </table:table-cell>
          <table:table-cell table:formula="of:=[dados.E176]" office:value-type="float" office:value="35" calcext:value-type="float">
            <text:p>35,000</text:p>
          </table:table-cell>
          <table:table-cell table:formula="of:=POWER([dados.F176];2)" office:value-type="float" office:value="0.604494369349266" calcext:value-type="float">
            <text:p>0,604</text:p>
          </table:table-cell>
          <table:table-cell table:formula="of:=POWER([dados.G176];2)" office:value-type="float" office:value="0.218727453821548" calcext:value-type="float">
            <text:p>0,219</text:p>
          </table:table-cell>
          <table:table-cell table:formula="of:=POWER([dados.H176];2)" office:value-type="float" office:value="0.0881604073115504" calcext:value-type="float">
            <text:p>0,088</text:p>
          </table:table-cell>
          <table:table-cell table:formula="of:=POWER([dados.I176];2)" office:value-type="float" office:value="0.774728922566947" calcext:value-type="float">
            <text:p>0,775</text:p>
          </table:table-cell>
          <table:table-cell table:formula="of:=POWER([dados.J176];2)" office:value-type="float" office:value="0.00179648818880252" calcext:value-type="float">
            <text:p>0,002</text:p>
          </table:table-cell>
          <table:table-cell table:formula="of:=POWER([dados.K176];2)" office:value-type="float" office:value="0.13485694905724" calcext:value-type="float">
            <text:p>0,135</text:p>
          </table:table-cell>
        </table:table-row>
        <table:table-row table:style-name="ro1">
          <table:table-cell table:formula="of:=POWER([dados.B177];2)" office:value-type="float" office:value="19454.3444535261" calcext:value-type="float">
            <text:p>19454,344</text:p>
          </table:table-cell>
          <table:table-cell table:formula="of:=POWER([dados.C177];2)" office:value-type="float" office:value="4489" calcext:value-type="float">
            <text:p>4489,000</text:p>
          </table:table-cell>
          <table:table-cell table:formula="of:=POWER([dados.D177];2)" office:value-type="float" office:value="1521" calcext:value-type="float">
            <text:p>1521,000</text:p>
          </table:table-cell>
          <table:table-cell table:formula="of:=[dados.E177]" office:value-type="float" office:value="54" calcext:value-type="float">
            <text:p>54,000</text:p>
          </table:table-cell>
          <table:table-cell table:formula="of:=POWER([dados.F177];2)" office:value-type="float" office:value="0.354290537867769" calcext:value-type="float">
            <text:p>0,354</text:p>
          </table:table-cell>
          <table:table-cell table:formula="of:=POWER([dados.G177];2)" office:value-type="float" office:value="0.335027591997028" calcext:value-type="float">
            <text:p>0,335</text:p>
          </table:table-cell>
          <table:table-cell table:formula="of:=POWER([dados.H177];2)" office:value-type="float" office:value="0.048939183932185" calcext:value-type="float">
            <text:p>0,049</text:p>
          </table:table-cell>
          <table:table-cell table:formula="of:=POWER([dados.I177];2)" office:value-type="float" office:value="0.60357078130054" calcext:value-type="float">
            <text:p>0,604</text:p>
          </table:table-cell>
          <table:table-cell table:formula="of:=POWER([dados.J177];2)" office:value-type="float" office:value="0.0243720218588491" calcext:value-type="float">
            <text:p>0,024</text:p>
          </table:table-cell>
          <table:table-cell table:formula="of:=POWER([dados.K177];2)" office:value-type="float" office:value="0.110314332127434" calcext:value-type="float">
            <text:p>0,110</text:p>
          </table:table-cell>
        </table:table-row>
        <table:table-row table:style-name="ro1">
          <table:table-cell table:formula="of:=POWER([dados.B178];2)" office:value-type="float" office:value="19301.7222640668" calcext:value-type="float">
            <text:p>19301,722</text:p>
          </table:table-cell>
          <table:table-cell table:formula="of:=POWER([dados.C178];2)" office:value-type="float" office:value="4624" calcext:value-type="float">
            <text:p>4624,000</text:p>
          </table:table-cell>
          <table:table-cell table:formula="of:=POWER([dados.D178];2)" office:value-type="float" office:value="1225" calcext:value-type="float">
            <text:p>1225,000</text:p>
          </table:table-cell>
          <table:table-cell table:formula="of:=[dados.E178]" office:value-type="float" office:value="192" calcext:value-type="float">
            <text:p>192,000</text:p>
          </table:table-cell>
          <table:table-cell table:formula="of:=POWER([dados.F178];2)" office:value-type="float" office:value="0.358236009454341" calcext:value-type="float">
            <text:p>0,358</text:p>
          </table:table-cell>
          <table:table-cell table:formula="of:=POWER([dados.G178];2)" office:value-type="float" office:value="0.379283396789467" calcext:value-type="float">
            <text:p>0,379</text:p>
          </table:table-cell>
          <table:table-cell table:formula="of:=POWER([dados.H178];2)" office:value-type="float" office:value="0.138841447602345" calcext:value-type="float">
            <text:p>0,139</text:p>
          </table:table-cell>
          <table:table-cell table:formula="of:=POWER([dados.I178];2)" office:value-type="float" office:value="0.798768304734337" calcext:value-type="float">
            <text:p>0,799</text:p>
          </table:table-cell>
          <table:table-cell table:formula="of:=POWER([dados.J178];2)" office:value-type="float" office:value="0.0251684035817785" calcext:value-type="float">
            <text:p>0,025</text:p>
          </table:table-cell>
          <table:table-cell table:formula="of:=POWER([dados.K178];2)" office:value-type="float" office:value="0.0524238157447764" calcext:value-type="float">
            <text:p>0,052</text:p>
          </table:table-cell>
        </table:table-row>
        <table:table-row table:style-name="ro1">
          <table:table-cell table:formula="of:=POWER([dados.B179];2)" office:value-type="float" office:value="24940.2852949051" calcext:value-type="float">
            <text:p>24940,285</text:p>
          </table:table-cell>
          <table:table-cell table:formula="of:=POWER([dados.C179];2)" office:value-type="float" office:value="6400" calcext:value-type="float">
            <text:p>6400,000</text:p>
          </table:table-cell>
          <table:table-cell table:formula="of:=POWER([dados.D179];2)" office:value-type="float" office:value="2025" calcext:value-type="float">
            <text:p>2025,000</text:p>
          </table:table-cell>
          <table:table-cell table:formula="of:=[dados.E179]" office:value-type="float" office:value="96" calcext:value-type="float">
            <text:p>96,000</text:p>
          </table:table-cell>
          <table:table-cell table:formula="of:=POWER([dados.F179];2)" office:value-type="float" office:value="0.234265656120802" calcext:value-type="float">
            <text:p>0,234</text:p>
          </table:table-cell>
          <table:table-cell table:formula="of:=POWER([dados.G179];2)" office:value-type="float" office:value="1.12442764492263" calcext:value-type="float">
            <text:p>1,124</text:p>
          </table:table-cell>
          <table:table-cell table:formula="of:=POWER([dados.H179];2)" office:value-type="float" office:value="0.0000344152626621354" calcext:value-type="float">
            <text:p>0,000</text:p>
          </table:table-cell>
          <table:table-cell table:formula="of:=POWER([dados.I179];2)" office:value-type="float" office:value="0.637617406914748" calcext:value-type="float">
            <text:p>0,638</text:p>
          </table:table-cell>
          <table:table-cell table:formula="of:=POWER([dados.J179];2)" office:value-type="float" office:value="0.437159143921717" calcext:value-type="float">
            <text:p>0,437</text:p>
          </table:table-cell>
          <table:table-cell table:formula="of:=POWER([dados.K179];2)" office:value-type="float" office:value="0.283950045908625" calcext:value-type="float">
            <text:p>0,284</text:p>
          </table:table-cell>
        </table:table-row>
        <table:table-row table:style-name="ro1">
          <table:table-cell table:formula="of:=POWER([dados.B180];2)" office:value-type="float" office:value="10909.7390161432" calcext:value-type="float">
            <text:p>10909,739</text:p>
          </table:table-cell>
          <table:table-cell table:formula="of:=POWER([dados.C180];2)" office:value-type="float" office:value="6084" calcext:value-type="float">
            <text:p>6084,000</text:p>
          </table:table-cell>
          <table:table-cell table:formula="of:=POWER([dados.D180];2)" office:value-type="float" office:value="1089" calcext:value-type="float">
            <text:p>1089,000</text:p>
          </table:table-cell>
          <table:table-cell table:formula="of:=[dados.E180]" office:value-type="float" office:value="74" calcext:value-type="float">
            <text:p>74,000</text:p>
          </table:table-cell>
          <table:table-cell table:formula="of:=POWER([dados.F180];2)" office:value-type="float" office:value="0.65030793306683" calcext:value-type="float">
            <text:p>0,650</text:p>
          </table:table-cell>
          <table:table-cell table:formula="of:=POWER([dados.G180];2)" office:value-type="float" office:value="0.972791476564042" calcext:value-type="float">
            <text:p>0,973</text:p>
          </table:table-cell>
          <table:table-cell table:formula="of:=POWER([dados.H180];2)" office:value-type="float" office:value="0.200982304804568" calcext:value-type="float">
            <text:p>0,201</text:p>
          </table:table-cell>
          <table:table-cell table:formula="of:=POWER([dados.I180];2)" office:value-type="float" office:value="1.55152077304692" calcext:value-type="float">
            <text:p>1,552</text:p>
          </table:table-cell>
          <table:table-cell table:formula="of:=POWER([dados.J180];2)" office:value-type="float" office:value="0.1269851522368" calcext:value-type="float">
            <text:p>0,127</text:p>
          </table:table-cell>
          <table:table-cell table:formula="of:=POWER([dados.K180];2)" office:value-type="float" office:value="0.145574910779995" calcext:value-type="float">
            <text:p>0,146</text:p>
          </table:table-cell>
        </table:table-row>
        <table:table-row table:style-name="ro1">
          <table:table-cell table:formula="of:=POWER([dados.B181];2)" office:value-type="float" office:value="30588.4070385187" calcext:value-type="float">
            <text:p>30588,407</text:p>
          </table:table-cell>
          <table:table-cell table:formula="of:=POWER([dados.C181];2)" office:value-type="float" office:value="5041" calcext:value-type="float">
            <text:p>5041,000</text:p>
          </table:table-cell>
          <table:table-cell table:formula="of:=POWER([dados.D181];2)" office:value-type="float" office:value="961" calcext:value-type="float">
            <text:p>961,000</text:p>
          </table:table-cell>
          <table:table-cell table:formula="of:=[dados.E181]" office:value-type="float" office:value="193" calcext:value-type="float">
            <text:p>193,000</text:p>
          </table:table-cell>
          <table:table-cell table:formula="of:=POWER([dados.F181];2)" office:value-type="float" office:value="0.14568993016718" calcext:value-type="float">
            <text:p>0,146</text:p>
          </table:table-cell>
          <table:table-cell table:formula="of:=POWER([dados.G181];2)" office:value-type="float" office:value="0.528518087368623" calcext:value-type="float">
            <text:p>0,529</text:p>
          </table:table-cell>
          <table:table-cell table:formula="of:=POWER([dados.H181];2)" office:value-type="float" office:value="0.27458297891822" calcext:value-type="float">
            <text:p>0,275</text:p>
          </table:table-cell>
          <table:table-cell table:formula="of:=POWER([dados.I181];2)" office:value-type="float" office:value="0.837642152788092" calcext:value-type="float">
            <text:p>0,838</text:p>
          </table:table-cell>
          <table:table-cell table:formula="of:=POWER([dados.J181];2)" office:value-type="float" office:value="0.111141949768066" calcext:value-type="float">
            <text:p>0,111</text:p>
          </table:table-cell>
          <table:table-cell table:formula="of:=POWER([dados.K181];2)" office:value-type="float" office:value="0.00000615770270650784" calcext:value-type="float">
            <text:p>0,000</text:p>
          </table:table-cell>
        </table:table-row>
        <table:table-row table:style-name="ro1">
          <table:table-cell table:formula="of:=POWER([dados.B182];2)" office:value-type="float" office:value="8748.95699896262" calcext:value-type="float">
            <text:p>8748,957</text:p>
          </table:table-cell>
          <table:table-cell table:formula="of:=POWER([dados.C182];2)" office:value-type="float" office:value="6084" calcext:value-type="float">
            <text:p>6084,000</text:p>
          </table:table-cell>
          <table:table-cell table:formula="of:=POWER([dados.D182];2)" office:value-type="float" office:value="1024" calcext:value-type="float">
            <text:p>1024,000</text:p>
          </table:table-cell>
          <table:table-cell table:formula="of:=[dados.E182]" office:value-type="float" office:value="184" calcext:value-type="float">
            <text:p>184,000</text:p>
          </table:table-cell>
          <table:table-cell table:formula="of:=POWER([dados.F182];2)" office:value-type="float" office:value="0.76076279167237" calcext:value-type="float">
            <text:p>0,761</text:p>
          </table:table-cell>
          <table:table-cell table:formula="of:=POWER([dados.G182];2)" office:value-type="float" office:value="0.972791476564042" calcext:value-type="float">
            <text:p>0,973</text:p>
          </table:table-cell>
          <table:table-cell table:formula="of:=POWER([dados.H182];2)" office:value-type="float" office:value="0.236350164747465" calcext:value-type="float">
            <text:p>0,236</text:p>
          </table:table-cell>
          <table:table-cell table:formula="of:=POWER([dados.I182];2)" office:value-type="float" office:value="1.71363909197836" calcext:value-type="float">
            <text:p>1,714</text:p>
          </table:table-cell>
          <table:table-cell table:formula="of:=POWER([dados.J182];2)" office:value-type="float" office:value="0.100400709197547" calcext:value-type="float">
            <text:p>0,100</text:p>
          </table:table-cell>
          <table:table-cell table:formula="of:=POWER([dados.K182];2)" office:value-type="float" office:value="0.155863795942434" calcext:value-type="float">
            <text:p>0,156</text:p>
          </table:table-cell>
        </table:table-row>
        <table:table-row table:style-name="ro1">
          <table:table-cell table:formula="of:=POWER([dados.B183];2)" office:value-type="float" office:value="13432.043734844" calcext:value-type="float">
            <text:p>13432,044</text:p>
          </table:table-cell>
          <table:table-cell table:formula="of:=POWER([dados.C183];2)" office:value-type="float" office:value="3969" calcext:value-type="float">
            <text:p>3969,000</text:p>
          </table:table-cell>
          <table:table-cell table:formula="of:=POWER([dados.D183];2)" office:value-type="float" office:value="1156" calcext:value-type="float">
            <text:p>1156,000</text:p>
          </table:table-cell>
          <table:table-cell table:formula="of:=[dados.E183]" office:value-type="float" office:value="119" calcext:value-type="float">
            <text:p>119,000</text:p>
          </table:table-cell>
          <table:table-cell table:formula="of:=POWER([dados.F183];2)" office:value-type="float" office:value="0.543761418761475" calcext:value-type="float">
            <text:p>0,544</text:p>
          </table:table-cell>
          <table:table-cell table:formula="of:=POWER([dados.G183];2)" office:value-type="float" office:value="0.185449833163667" calcext:value-type="float">
            <text:p>0,185</text:p>
          </table:table-cell>
          <table:table-cell table:formula="of:=POWER([dados.H183];2)" office:value-type="float" office:value="0.168479399089528" calcext:value-type="float">
            <text:p>0,168</text:p>
          </table:table-cell>
          <table:table-cell table:formula="of:=POWER([dados.I183];2)" office:value-type="float" office:value="0.829979789204558" calcext:value-type="float">
            <text:p>0,830</text:p>
          </table:table-cell>
          <table:table-cell table:formula="of:=POWER([dados.J183];2)" office:value-type="float" office:value="0.00553542981369017" calcext:value-type="float">
            <text:p>0,006</text:p>
          </table:table-cell>
          <table:table-cell table:formula="of:=POWER([dados.K183];2)" office:value-type="float" office:value="0.0621754513751073" calcext:value-type="float">
            <text:p>0,062</text:p>
          </table:table-cell>
        </table:table-row>
        <table:table-row table:style-name="ro1">
          <table:table-cell table:formula="of:=POWER([dados.B184];2)" office:value-type="float" office:value="12042.8735064882" calcext:value-type="float">
            <text:p>12042,874</text:p>
          </table:table-cell>
          <table:table-cell table:formula="of:=POWER([dados.C184];2)" office:value-type="float" office:value="4356" calcext:value-type="float">
            <text:p>4356,000</text:p>
          </table:table-cell>
          <table:table-cell table:formula="of:=POWER([dados.D184];2)" office:value-type="float" office:value="1024" calcext:value-type="float">
            <text:p>1024,000</text:p>
          </table:table-cell>
          <table:table-cell table:formula="of:=[dados.E184]" office:value-type="float" office:value="55" calcext:value-type="float">
            <text:p>55,000</text:p>
          </table:table-cell>
          <table:table-cell table:formula="of:=POWER([dados.F184];2)" office:value-type="float" office:value="0.599882580574386" calcext:value-type="float">
            <text:p>0,600</text:p>
          </table:table-cell>
          <table:table-cell table:formula="of:=POWER([dados.G184];2)" office:value-type="float" office:value="0.293516333238228" calcext:value-type="float">
            <text:p>0,294</text:p>
          </table:table-cell>
          <table:table-cell table:formula="of:=POWER([dados.H184];2)" office:value-type="float" office:value="0.236350164747465" calcext:value-type="float">
            <text:p>0,236</text:p>
          </table:table-cell>
          <table:table-cell table:formula="of:=POWER([dados.I184];2)" office:value-type="float" office:value="1.07218185162299" calcext:value-type="float">
            <text:p>1,072</text:p>
          </table:table-cell>
          <table:table-cell table:formula="of:=POWER([dados.J184];2)" office:value-type="float" office:value="0.000146512686396943" calcext:value-type="float">
            <text:p>0,000</text:p>
          </table:table-cell>
          <table:table-cell table:formula="of:=POWER([dados.K184];2)" office:value-type="float" office:value="0.0574205675263494" calcext:value-type="float">
            <text:p>0,057</text:p>
          </table:table-cell>
        </table:table-row>
        <table:table-row table:style-name="ro1">
          <table:table-cell table:formula="of:=POWER([dados.B185];2)" office:value-type="float" office:value="13239.4926010453" calcext:value-type="float">
            <text:p>13239,493</text:p>
          </table:table-cell>
          <table:table-cell table:formula="of:=POWER([dados.C185];2)" office:value-type="float" office:value="4761" calcext:value-type="float">
            <text:p>4761,000</text:p>
          </table:table-cell>
          <table:table-cell table:formula="of:=POWER([dados.D185];2)" office:value-type="float" office:value="900" calcext:value-type="float">
            <text:p>900,000</text:p>
          </table:table-cell>
          <table:table-cell table:formula="of:=[dados.E185]" office:value-type="float" office:value="36" calcext:value-type="float">
            <text:p>36,000</text:p>
          </table:table-cell>
          <table:table-cell table:formula="of:=POWER([dados.F185];2)" office:value-type="float" office:value="0.551199709074076" calcext:value-type="float">
            <text:p>0,551</text:p>
          </table:table-cell>
          <table:table-cell table:formula="of:=POWER([dados.G185];2)" office:value-type="float" office:value="0.426283747615546" calcext:value-type="float">
            <text:p>0,426</text:p>
          </table:table-cell>
          <table:table-cell table:formula="of:=POWER([dados.H185];2)" office:value-type="float" office:value="0.315680747316832" calcext:value-type="float">
            <text:p>0,316</text:p>
          </table:table-cell>
          <table:table-cell table:formula="of:=POWER([dados.I185];2)" office:value-type="float" office:value="1.25133172939657" calcext:value-type="float">
            <text:p>1,251</text:p>
          </table:table-cell>
          <table:table-cell table:formula="of:=POWER([dados.J185];2)" office:value-type="float" office:value="0.00714928455990833" calcext:value-type="float">
            <text:p>0,007</text:p>
          </table:table-cell>
          <table:table-cell table:formula="of:=POWER([dados.K185];2)" office:value-type="float" office:value="0.0346827649904463" calcext:value-type="float">
            <text:p>0,035</text:p>
          </table:table-cell>
        </table:table-row>
        <table:table-row table:style-name="ro1">
          <table:table-cell table:formula="of:=POWER([dados.B186];2)" office:value-type="float" office:value="14468.5389189341" calcext:value-type="float">
            <text:p>14468,539</text:p>
          </table:table-cell>
          <table:table-cell table:formula="of:=POWER([dados.C186];2)" office:value-type="float" office:value="4900" calcext:value-type="float">
            <text:p>4900,000</text:p>
          </table:table-cell>
          <table:table-cell table:formula="of:=POWER([dados.D186];2)" office:value-type="float" office:value="1444" calcext:value-type="float">
            <text:p>1444,000</text:p>
          </table:table-cell>
          <table:table-cell table:formula="of:=[dados.E186]" office:value-type="float" office:value="195" calcext:value-type="float">
            <text:p>195,000</text:p>
          </table:table-cell>
          <table:table-cell table:formula="of:=POWER([dados.F186];2)" office:value-type="float" office:value="0.505439792425221" calcext:value-type="float">
            <text:p>0,505</text:p>
          </table:table-cell>
          <table:table-cell table:formula="of:=POWER([dados.G186];2)" office:value-type="float" office:value="0.476028644475265" calcext:value-type="float">
            <text:p>0,476</text:p>
          </table:table-cell>
          <table:table-cell table:formula="of:=POWER([dados.H186];2)" office:value-type="float" office:value="0.0671173185079391" calcext:value-type="float">
            <text:p>0,067</text:p>
          </table:table-cell>
          <table:table-cell table:formula="of:=POWER([dados.I186];2)" office:value-type="float" office:value="0.853697143637811" calcext:value-type="float">
            <text:p>0,854</text:p>
          </table:table-cell>
          <table:table-cell table:formula="of:=POWER([dados.J186];2)" office:value-type="float" office:value="0.0346741592962259" calcext:value-type="float">
            <text:p>0,035</text:p>
          </table:table-cell>
          <table:table-cell table:formula="of:=POWER([dados.K186];2)" office:value-type="float" office:value="0.160214203652352" calcext:value-type="float">
            <text:p>0,160</text:p>
          </table:table-cell>
        </table:table-row>
        <table:table-row table:style-name="ro1">
          <table:table-cell table:formula="of:=POWER([dados.B187];2)" office:value-type="float" office:value="26340.7167084377" calcext:value-type="float">
            <text:p>26340,717</text:p>
          </table:table-cell>
          <table:table-cell table:formula="of:=POWER([dados.C187];2)" office:value-type="float" office:value="4624" calcext:value-type="float">
            <text:p>4624,000</text:p>
          </table:table-cell>
          <table:table-cell table:formula="of:=POWER([dados.D187];2)" office:value-type="float" office:value="1089" calcext:value-type="float">
            <text:p>1089,000</text:p>
          </table:table-cell>
          <table:table-cell table:formula="of:=[dados.E187]" office:value-type="float" office:value="197" calcext:value-type="float">
            <text:p>197,000</text:p>
          </table:table-cell>
          <table:table-cell table:formula="of:=POWER([dados.F187];2)" office:value-type="float" office:value="0.20943710617573" calcext:value-type="float">
            <text:p>0,209</text:p>
          </table:table-cell>
          <table:table-cell table:formula="of:=POWER([dados.G187];2)" office:value-type="float" office:value="0.379283396789467" calcext:value-type="float">
            <text:p>0,379</text:p>
          </table:table-cell>
          <table:table-cell table:formula="of:=POWER([dados.H187];2)" office:value-type="float" office:value="0.200982304804568" calcext:value-type="float">
            <text:p>0,201</text:p>
          </table:table-cell>
          <table:table-cell table:formula="of:=POWER([dados.I187];2)" office:value-type="float" office:value="0.736519696464402" calcext:value-type="float">
            <text:p>0,737</text:p>
          </table:table-cell>
          <table:table-cell table:formula="of:=POWER([dados.J187];2)" office:value-type="float" office:value="0.0462027839716605" calcext:value-type="float">
            <text:p>0,046</text:p>
          </table:table-cell>
          <table:table-cell table:formula="of:=POWER([dados.K187];2)" office:value-type="float" office:value="0.00697984268456604" calcext:value-type="float">
            <text:p>0,007</text:p>
          </table:table-cell>
        </table:table-row>
        <table:table-row table:style-name="ro1">
          <table:table-cell table:formula="of:=POWER([dados.B188];2)" office:value-type="float" office:value="27445.58337176" calcext:value-type="float">
            <text:p>27445,583</text:p>
          </table:table-cell>
          <table:table-cell table:formula="of:=POWER([dados.C188];2)" office:value-type="float" office:value="3969" calcext:value-type="float">
            <text:p>3969,000</text:p>
          </table:table-cell>
          <table:table-cell table:formula="of:=POWER([dados.D188];2)" office:value-type="float" office:value="1296" calcext:value-type="float">
            <text:p>1296,000</text:p>
          </table:table-cell>
          <table:table-cell table:formula="of:=[dados.E188]" office:value-type="float" office:value="97" calcext:value-type="float">
            <text:p>97,000</text:p>
          </table:table-cell>
          <table:table-cell table:formula="of:=POWER([dados.F188];2)" office:value-type="float" office:value="0.19125918643401" calcext:value-type="float">
            <text:p>0,191</text:p>
          </table:table-cell>
          <table:table-cell table:formula="of:=POWER([dados.G188];2)" office:value-type="float" office:value="0.185449833163667" calcext:value-type="float">
            <text:p>0,185</text:p>
          </table:table-cell>
          <table:table-cell table:formula="of:=POWER([dados.H188];2)" office:value-type="float" office:value="0.112068450343019" calcext:value-type="float">
            <text:p>0,112</text:p>
          </table:table-cell>
          <table:table-cell table:formula="of:=POWER([dados.I188];2)" office:value-type="float" office:value="0.46741119364734" calcext:value-type="float">
            <text:p>0,467</text:p>
          </table:table-cell>
          <table:table-cell table:formula="of:=POWER([dados.J188];2)" office:value-type="float" office:value="0.00778228814921983" calcext:value-type="float">
            <text:p>0,008</text:p>
          </table:table-cell>
          <table:table-cell table:formula="of:=POWER([dados.K188];2)" office:value-type="float" office:value="0.0135837941465578" calcext:value-type="float">
            <text:p>0,014</text:p>
          </table:table-cell>
        </table:table-row>
        <table:table-row table:style-name="ro1">
          <table:table-cell table:formula="of:=POWER([dados.B189];2)" office:value-type="float" office:value="12834.0550953148" calcext:value-type="float">
            <text:p>12834,055</text:p>
          </table:table-cell>
          <table:table-cell table:formula="of:=POWER([dados.C189];2)" office:value-type="float" office:value="4356" calcext:value-type="float">
            <text:p>4356,000</text:p>
          </table:table-cell>
          <table:table-cell table:formula="of:=POWER([dados.D189];2)" office:value-type="float" office:value="1369" calcext:value-type="float">
            <text:p>1369,000</text:p>
          </table:table-cell>
          <table:table-cell table:formula="of:=[dados.E189]" office:value-type="float" office:value="75" calcext:value-type="float">
            <text:p>75,000</text:p>
          </table:table-cell>
          <table:table-cell table:formula="of:=POWER([dados.F189];2)" office:value-type="float" office:value="0.567209201227602" calcext:value-type="float">
            <text:p>0,567</text:p>
          </table:table-cell>
          <table:table-cell table:formula="of:=POWER([dados.G189];2)" office:value-type="float" office:value="0.293516333238228" calcext:value-type="float">
            <text:p>0,294</text:p>
          </table:table-cell>
          <table:table-cell table:formula="of:=POWER([dados.H189];2)" office:value-type="float" office:value="0.0881604073115504" calcext:value-type="float">
            <text:p>0,088</text:p>
          </table:table-cell>
          <table:table-cell table:formula="of:=POWER([dados.I189];2)" office:value-type="float" office:value="0.812804188734106" calcext:value-type="float">
            <text:p>0,813</text:p>
          </table:table-cell>
          <table:table-cell table:formula="of:=POWER([dados.J189];2)" office:value-type="float" office:value="0.00106406838038468" calcext:value-type="float">
            <text:p>0,001</text:p>
          </table:table-cell>
          <table:table-cell table:formula="of:=POWER([dados.K189];2)" office:value-type="float" office:value="0.135017685527737" calcext:value-type="float">
            <text:p>0,135</text:p>
          </table:table-cell>
        </table:table-row>
        <table:table-row table:style-name="ro1">
          <table:table-cell table:formula="of:=POWER([dados.B190];2)" office:value-type="float" office:value="17308.3983206698" calcext:value-type="float">
            <text:p>17308,398</text:p>
          </table:table-cell>
          <table:table-cell table:formula="of:=POWER([dados.C190];2)" office:value-type="float" office:value="5776" calcext:value-type="float">
            <text:p>5776,000</text:p>
          </table:table-cell>
          <table:table-cell table:formula="of:=POWER([dados.D190];2)" office:value-type="float" office:value="1369" calcext:value-type="float">
            <text:p>1369,000</text:p>
          </table:table-cell>
          <table:table-cell table:formula="of:=[dados.E190]" office:value-type="float" office:value="196" calcext:value-type="float">
            <text:p>196,000</text:p>
          </table:table-cell>
          <table:table-cell table:formula="of:=POWER([dados.F190];2)" office:value-type="float" office:value="0.413395052022424" calcext:value-type="float">
            <text:p>0,413</text:p>
          </table:table-cell>
          <table:table-cell table:formula="of:=POWER([dados.G190];2)" office:value-type="float" office:value="0.83213349234001" calcext:value-type="float">
            <text:p>0,832</text:p>
          </table:table-cell>
          <table:table-cell table:formula="of:=POWER([dados.H190];2)" office:value-type="float" office:value="0.0881604073115504" calcext:value-type="float">
            <text:p>0,088</text:p>
          </table:table-cell>
          <table:table-cell table:formula="of:=POWER([dados.I190];2)" office:value-type="float" office:value="1.03090285596943" calcext:value-type="float">
            <text:p>1,031</text:p>
          </table:table-cell>
          <table:table-cell table:formula="of:=POWER([dados.J190];2)" office:value-type="float" office:value="0.161503717305389" calcext:value-type="float">
            <text:p>0,162</text:p>
          </table:table-cell>
          <table:table-cell table:formula="of:=POWER([dados.K190];2)" office:value-type="float" office:value="0.141281613684158" calcext:value-type="float">
            <text:p>0,141</text:p>
          </table:table-cell>
        </table:table-row>
        <table:table-row table:style-name="ro1">
          <table:table-cell table:formula="of:=POWER([dados.B191];2)" office:value-type="float" office:value="9963.44575482357" calcext:value-type="float">
            <text:p>9963,446</text:p>
          </table:table-cell>
          <table:table-cell table:formula="of:=POWER([dados.C191];2)" office:value-type="float" office:value="3969" calcext:value-type="float">
            <text:p>3969,000</text:p>
          </table:table-cell>
          <table:table-cell table:formula="of:=POWER([dados.D191];2)" office:value-type="float" office:value="961" calcext:value-type="float">
            <text:p>961,000</text:p>
          </table:table-cell>
          <table:table-cell table:formula="of:=[dados.E191]" office:value-type="float" office:value="198" calcext:value-type="float">
            <text:p>198,000</text:p>
          </table:table-cell>
          <table:table-cell table:formula="of:=POWER([dados.F191];2)" office:value-type="float" office:value="0.696135368629875" calcext:value-type="float">
            <text:p>0,696</text:p>
          </table:table-cell>
          <table:table-cell table:formula="of:=POWER([dados.G191];2)" office:value-type="float" office:value="0.185449833163667" calcext:value-type="float">
            <text:p>0,185</text:p>
          </table:table-cell>
          <table:table-cell table:formula="of:=POWER([dados.H191];2)" office:value-type="float" office:value="0.27458297891822" calcext:value-type="float">
            <text:p>0,275</text:p>
          </table:table-cell>
          <table:table-cell table:formula="of:=POWER([dados.I191];2)" office:value-type="float" office:value="1.08476795029353" calcext:value-type="float">
            <text:p>1,085</text:p>
          </table:table-cell>
          <table:table-cell table:formula="of:=POWER([dados.J191];2)" office:value-type="float" office:value="0.0204473981913237" calcext:value-type="float">
            <text:p>0,020</text:p>
          </table:table-cell>
          <table:table-cell table:formula="of:=POWER([dados.K191];2)" office:value-type="float" office:value="0.0509528567915789" calcext:value-type="float">
            <text:p>0,051</text:p>
          </table:table-cell>
        </table:table-row>
        <table:table-row table:style-name="ro1">
          <table:table-cell table:formula="of:=POWER([dados.B192];2)" office:value-type="float" office:value="20340.1131158151" calcext:value-type="float">
            <text:p>20340,113</text:p>
          </table:table-cell>
          <table:table-cell table:formula="of:=POWER([dados.C192];2)" office:value-type="float" office:value="4356" calcext:value-type="float">
            <text:p>4356,000</text:p>
          </table:table-cell>
          <table:table-cell table:formula="of:=POWER([dados.D192];2)" office:value-type="float" office:value="961" calcext:value-type="float">
            <text:p>961,000</text:p>
          </table:table-cell>
          <table:table-cell table:formula="of:=[dados.E192]" office:value-type="float" office:value="194" calcext:value-type="float">
            <text:p>194,000</text:p>
          </table:table-cell>
          <table:table-cell table:formula="of:=POWER([dados.F192];2)" office:value-type="float" office:value="0.332112646436389" calcext:value-type="float">
            <text:p>0,332</text:p>
          </table:table-cell>
          <table:table-cell table:formula="of:=POWER([dados.G192];2)" office:value-type="float" office:value="0.293516333238228" calcext:value-type="float">
            <text:p>0,294</text:p>
          </table:table-cell>
          <table:table-cell table:formula="of:=POWER([dados.H192];2)" office:value-type="float" office:value="0.27458297891822" calcext:value-type="float">
            <text:p>0,275</text:p>
          </table:table-cell>
          <table:table-cell table:formula="of:=POWER([dados.I192];2)" office:value-type="float" office:value="0.88644683291409" calcext:value-type="float">
            <text:p>0,886</text:p>
          </table:table-cell>
          <table:table-cell table:formula="of:=POWER([dados.J192];2)" office:value-type="float" office:value="0.00631850123916446" calcext:value-type="float">
            <text:p>0,006</text:p>
          </table:table-cell>
          <table:table-cell table:formula="of:=POWER([dados.K192];2)" office:value-type="float" office:value="0.0074462447659963" calcext:value-type="float">
            <text:p>0,007</text:p>
          </table:table-cell>
        </table:table-row>
        <table:table-row table:style-name="ro1">
          <table:table-cell table:formula="of:=POWER([dados.B193];2)" office:value-type="float" office:value="18272.9664126244" calcext:value-type="float">
            <text:p>18272,966</text:p>
          </table:table-cell>
          <table:table-cell table:formula="of:=POWER([dados.C193];2)" office:value-type="float" office:value="4356" calcext:value-type="float">
            <text:p>4356,000</text:p>
          </table:table-cell>
          <table:table-cell table:formula="of:=POWER([dados.D193];2)" office:value-type="float" office:value="1369" calcext:value-type="float">
            <text:p>1369,000</text:p>
          </table:table-cell>
          <table:table-cell table:formula="of:=[dados.E193]" office:value-type="float" office:value="56" calcext:value-type="float">
            <text:p>56,000</text:p>
          </table:table-cell>
          <table:table-cell table:formula="of:=POWER([dados.F193];2)" office:value-type="float" office:value="0.385834739889318" calcext:value-type="float">
            <text:p>0,386</text:p>
          </table:table-cell>
          <table:table-cell table:formula="of:=POWER([dados.G193];2)" office:value-type="float" office:value="0.293516333238228" calcext:value-type="float">
            <text:p>0,294</text:p>
          </table:table-cell>
          <table:table-cell table:formula="of:=POWER([dados.H193];2)" office:value-type="float" office:value="0.0881604073115504" calcext:value-type="float">
            <text:p>0,088</text:p>
          </table:table-cell>
          <table:table-cell table:formula="of:=POWER([dados.I193];2)" office:value-type="float" office:value="0.677122470036426" calcext:value-type="float">
            <text:p>0,677</text:p>
          </table:table-cell>
          <table:table-cell table:formula="of:=POWER([dados.J193];2)" office:value-type="float" office:value="0.00963195561829139" calcext:value-type="float">
            <text:p>0,010</text:p>
          </table:table-cell>
          <table:table-cell table:formula="of:=POWER([dados.K193];2)" office:value-type="float" office:value="0.0807569041974202" calcext:value-type="float">
            <text:p>0,081</text:p>
          </table:table-cell>
        </table:table-row>
        <table:table-row table:style-name="ro1">
          <table:table-cell table:formula="of:=POWER([dados.B194];2)" office:value-type="float" office:value="13768.380847269" calcext:value-type="float">
            <text:p>13768,381</text:p>
          </table:table-cell>
          <table:table-cell table:formula="of:=POWER([dados.C194];2)" office:value-type="float" office:value="4096" calcext:value-type="float">
            <text:p>4096,000</text:p>
          </table:table-cell>
          <table:table-cell table:formula="of:=POWER([dados.D194];2)" office:value-type="float" office:value="1024" calcext:value-type="float">
            <text:p>1024,000</text:p>
          </table:table-cell>
          <table:table-cell table:formula="of:=[dados.E194]" office:value-type="float" office:value="98" calcext:value-type="float">
            <text:p>98,000</text:p>
          </table:table-cell>
          <table:table-cell table:formula="of:=POWER([dados.F194];2)" office:value-type="float" office:value="0.531014711664802" calcext:value-type="float">
            <text:p>0,531</text:p>
          </table:table-cell>
          <table:table-cell table:formula="of:=POWER([dados.G194];2)" office:value-type="float" office:value="0.218727453821548" calcext:value-type="float">
            <text:p>0,219</text:p>
          </table:table-cell>
          <table:table-cell table:formula="of:=POWER([dados.H194];2)" office:value-type="float" office:value="0.236350164747465" calcext:value-type="float">
            <text:p>0,236</text:p>
          </table:table-cell>
          <table:table-cell table:formula="of:=POWER([dados.I194];2)" office:value-type="float" office:value="0.945283456967869" calcext:value-type="float">
            <text:p>0,945</text:p>
          </table:table-cell>
          <table:table-cell table:formula="of:=POWER([dados.J194];2)" office:value-type="float" office:value="0.00273222719265428" calcext:value-type="float">
            <text:p>0,003</text:p>
          </table:table-cell>
          <table:table-cell table:formula="of:=POWER([dados.K194];2)" office:value-type="float" office:value="0.0380765377094251" calcext:value-type="float">
            <text:p>0,038</text:p>
          </table:table-cell>
        </table:table-row>
        <table:table-row table:style-name="ro1">
          <table:table-cell table:formula="of:=POWER([dados.B195];2)" office:value-type="float" office:value="11596.2910323289" calcext:value-type="float">
            <text:p>11596,291</text:p>
          </table:table-cell>
          <table:table-cell table:formula="of:=POWER([dados.C195];2)" office:value-type="float" office:value="5184" calcext:value-type="float">
            <text:p>5184,000</text:p>
          </table:table-cell>
          <table:table-cell table:formula="of:=POWER([dados.D195];2)" office:value-type="float" office:value="1521" calcext:value-type="float">
            <text:p>1521,000</text:p>
          </table:table-cell>
          <table:table-cell table:formula="of:=[dados.E195]" office:value-type="float" office:value="199" calcext:value-type="float">
            <text:p>199,000</text:p>
          </table:table-cell>
          <table:table-cell table:formula="of:=POWER([dados.F195];2)" office:value-type="float" office:value="0.619218398993899" calcext:value-type="float">
            <text:p>0,619</text:p>
          </table:table-cell>
          <table:table-cell table:formula="of:=POWER([dados.G195];2)" office:value-type="float" office:value="0.583752076295621" calcext:value-type="float">
            <text:p>0,584</text:p>
          </table:table-cell>
          <table:table-cell table:formula="of:=POWER([dados.H195];2)" office:value-type="float" office:value="0.048939183932185" calcext:value-type="float">
            <text:p>0,049</text:p>
          </table:table-cell>
          <table:table-cell table:formula="of:=POWER([dados.I195];2)" office:value-type="float" office:value="0.962175361482985" calcext:value-type="float">
            <text:p>0,962</text:p>
          </table:table-cell>
          <table:table-cell table:formula="of:=POWER([dados.J195];2)" office:value-type="float" office:value="0.047624342021508" calcext:value-type="float">
            <text:p>0,048</text:p>
          </table:table-cell>
          <table:table-cell table:formula="of:=POWER([dados.K195];2)" office:value-type="float" office:value="0.242109696323393" calcext:value-type="float">
            <text:p>0,242</text:p>
          </table:table-cell>
        </table:table-row>
        <table:table-row table:style-name="ro1">
          <table:table-cell table:formula="of:=POWER([dados.B196];2)" office:value-type="float" office:value="9050.758981505" calcext:value-type="float">
            <text:p>9050,759</text:p>
          </table:table-cell>
          <table:table-cell table:formula="of:=POWER([dados.C196];2)" office:value-type="float" office:value="6084" calcext:value-type="float">
            <text:p>6084,000</text:p>
          </table:table-cell>
          <table:table-cell table:formula="of:=POWER([dados.D196];2)" office:value-type="float" office:value="1849" calcext:value-type="float">
            <text:p>1849,000</text:p>
          </table:table-cell>
          <table:table-cell table:formula="of:=[dados.E196]" office:value-type="float" office:value="16" calcext:value-type="float">
            <text:p>16,000</text:p>
          </table:table-cell>
          <table:table-cell table:formula="of:=POWER([dados.F196];2)" office:value-type="float" office:value="0.744032077257742" calcext:value-type="float">
            <text:p>0,744</text:p>
          </table:table-cell>
          <table:table-cell table:formula="of:=POWER([dados.G196];2)" office:value-type="float" office:value="0.972791476564042" calcext:value-type="float">
            <text:p>0,973</text:p>
          </table:table-cell>
          <table:table-cell table:formula="of:=POWER([dados.H196];2)" office:value-type="float" office:value="0.00487618790774084" calcext:value-type="float">
            <text:p>0,005</text:p>
          </table:table-cell>
          <table:table-cell table:formula="of:=POWER([dados.I196];2)" office:value-type="float" office:value="1.07489348147781" calcext:value-type="float">
            <text:p>1,075</text:p>
          </table:table-cell>
          <table:table-cell table:formula="of:=POWER([dados.J196];2)" office:value-type="float" office:value="0.15735632491172" calcext:value-type="float">
            <text:p>0,157</text:p>
          </table:table-cell>
          <table:table-cell table:formula="of:=POWER([dados.K196];2)" office:value-type="float" office:value="0.489449394841543" calcext:value-type="float">
            <text:p>0,489</text:p>
          </table:table-cell>
        </table:table-row>
        <table:table-row table:style-name="ro1">
          <table:table-cell table:formula="of:=POWER([dados.B197];2)" office:value-type="float" office:value="29864.0109739159" calcext:value-type="float">
            <text:p>29864,011</text:p>
          </table:table-cell>
          <table:table-cell table:formula="of:=POWER([dados.C197];2)" office:value-type="float" office:value="5041" calcext:value-type="float">
            <text:p>5041,000</text:p>
          </table:table-cell>
          <table:table-cell table:formula="of:=POWER([dados.D197];2)" office:value-type="float" office:value="1600" calcext:value-type="float">
            <text:p>1600,000</text:p>
          </table:table-cell>
          <table:table-cell table:formula="of:=[dados.E197]" office:value-type="float" office:value="200" calcext:value-type="float">
            <text:p>200,000</text:p>
          </table:table-cell>
          <table:table-cell table:formula="of:=POWER([dados.F197];2)" office:value-type="float" office:value="0.15543636703572" calcext:value-type="float">
            <text:p>0,155</text:p>
          </table:table-cell>
          <table:table-cell table:formula="of:=POWER([dados.G197];2)" office:value-type="float" office:value="0.528518087368623" calcext:value-type="float">
            <text:p>0,529</text:p>
          </table:table-cell>
          <table:table-cell table:formula="of:=POWER([dados.H197];2)" office:value-type="float" office:value="0.0336260035842881" calcext:value-type="float">
            <text:p>0,034</text:p>
          </table:table-cell>
          <table:table-cell table:formula="of:=POWER([dados.I197];2)" office:value-type="float" office:value="0.496514966915159" calcext:value-type="float">
            <text:p>0,497</text:p>
          </table:table-cell>
          <table:table-cell table:formula="of:=POWER([dados.J197];2)" office:value-type="float" office:value="0.150958767759455" calcext:value-type="float">
            <text:p>0,151</text:p>
          </table:table-cell>
          <table:table-cell table:formula="of:=POWER([dados.K197];2)" office:value-type="float" office:value="0.0701061886789364" calcext:value-type="float">
            <text:p>0,070</text:p>
          </table:table-cell>
        </table:table-row>
        <table:table-row table:style-name="ro1">
          <table:table-cell table:formula="of:=POWER([dados.B198];2)" office:value-type="float" office:value="32322.4053532068" calcext:value-type="float">
            <text:p>32322,405</text:p>
          </table:table-cell>
          <table:table-cell table:formula="of:=POWER([dados.C198];2)" office:value-type="float" office:value="5476" calcext:value-type="float">
            <text:p>5476,000</text:p>
          </table:table-cell>
          <table:table-cell table:formula="of:=POWER([dados.D198];2)" office:value-type="float" office:value="1444" calcext:value-type="float">
            <text:p>1444,000</text:p>
          </table:table-cell>
          <table:table-cell table:formula="of:=[dados.E198]" office:value-type="float" office:value="120" calcext:value-type="float">
            <text:p>120,000</text:p>
          </table:table-cell>
          <table:table-cell table:formula="of:=POWER([dados.F198];2)" office:value-type="float" office:value="0.124057402755331" calcext:value-type="float">
            <text:p>0,124</text:p>
          </table:table-cell>
          <table:table-cell table:formula="of:=POWER([dados.G198];2)" office:value-type="float" office:value="0.702453692250536" calcext:value-type="float">
            <text:p>0,702</text:p>
          </table:table-cell>
          <table:table-cell table:formula="of:=POWER([dados.H198];2)" office:value-type="float" office:value="0.0671173185079391" calcext:value-type="float">
            <text:p>0,067</text:p>
          </table:table-cell>
          <table:table-cell table:formula="of:=POWER([dados.I198];2)" office:value-type="float" office:value="0.611331921869042" calcext:value-type="float">
            <text:p>0,611</text:p>
          </table:table-cell>
          <table:table-cell table:formula="of:=POWER([dados.J198];2)" office:value-type="float" office:value="0.240226013665246" calcext:value-type="float">
            <text:p>0,240</text:p>
          </table:table-cell>
          <table:table-cell table:formula="of:=POWER([dados.K198];2)" office:value-type="float" office:value="0.0420697035409179" calcext:value-type="float">
            <text:p>0,042</text:p>
          </table:table-cell>
        </table:table-row>
        <table:table-row table:style-name="ro1">
          <table:table-cell table:formula="of:=POWER([dados.B199];2)" office:value-type="float" office:value="20690.4407996934" calcext:value-type="float">
            <text:p>20690,441</text:p>
          </table:table-cell>
          <table:table-cell table:formula="of:=POWER([dados.C199];2)" office:value-type="float" office:value="3600" calcext:value-type="float">
            <text:p>3600,000</text:p>
          </table:table-cell>
          <table:table-cell table:formula="of:=POWER([dados.D199];2)" office:value-type="float" office:value="1225" calcext:value-type="float">
            <text:p>1225,000</text:p>
          </table:table-cell>
          <table:table-cell table:formula="of:=[dados.E199]" office:value-type="float" office:value="76" calcext:value-type="float">
            <text:p>76,000</text:p>
          </table:table-cell>
          <table:table-cell table:formula="of:=POWER([dados.F199];2)" office:value-type="float" office:value="0.323668677397299" calcext:value-type="float">
            <text:p>0,324</text:p>
          </table:table-cell>
          <table:table-cell table:formula="of:=POWER([dados.G199];2)" office:value-type="float" office:value="0.102084247391862" calcext:value-type="float">
            <text:p>0,102</text:p>
          </table:table-cell>
          <table:table-cell table:formula="of:=POWER([dados.H199];2)" office:value-type="float" office:value="0.138841447602345" calcext:value-type="float">
            <text:p>0,139</text:p>
          </table:table-cell>
          <table:table-cell table:formula="of:=POWER([dados.I199];2)" office:value-type="float" office:value="0.536580841056119" calcext:value-type="float">
            <text:p>0,537</text:p>
          </table:table-cell>
          <table:table-cell table:formula="of:=POWER([dados.J199];2)" office:value-type="float" office:value="0.0061308552930475" calcext:value-type="float">
            <text:p>0,006</text:p>
          </table:table-cell>
          <table:table-cell table:formula="of:=POWER([dados.K199];2)" office:value-type="float" office:value="0.0218826548066036" calcext:value-type="float">
            <text:p>0,022</text:p>
          </table:table-cell>
        </table:table-row>
        <table:table-row table:style-name="ro1">
          <table:table-cell table:formula="of:=POWER([dados.B200];2)" office:value-type="float" office:value="19423.3808534561" calcext:value-type="float">
            <text:p>19423,381</text:p>
          </table:table-cell>
          <table:table-cell table:formula="of:=POWER([dados.C200];2)" office:value-type="float" office:value="3600" calcext:value-type="float">
            <text:p>3600,000</text:p>
          </table:table-cell>
          <table:table-cell table:formula="of:=POWER([dados.D200];2)" office:value-type="float" office:value="1600" calcext:value-type="float">
            <text:p>1600,000</text:p>
          </table:table-cell>
          <table:table-cell table:formula="of:=[dados.E200]" office:value-type="float" office:value="57" calcext:value-type="float">
            <text:p>57,000</text:p>
          </table:table-cell>
          <table:table-cell table:formula="of:=POWER([dados.F200];2)" office:value-type="float" office:value="0.355087965699886" calcext:value-type="float">
            <text:p>0,355</text:p>
          </table:table-cell>
          <table:table-cell table:formula="of:=POWER([dados.G200];2)" office:value-type="float" office:value="0.102084247391862" calcext:value-type="float">
            <text:p>0,102</text:p>
          </table:table-cell>
          <table:table-cell table:formula="of:=POWER([dados.H200];2)" office:value-type="float" office:value="0.0336260035842881" calcext:value-type="float">
            <text:p>0,034</text:p>
          </table:table-cell>
          <table:table-cell table:formula="of:=POWER([dados.I200];2)" office:value-type="float" office:value="0.393685260722092" calcext:value-type="float">
            <text:p>0,394</text:p>
          </table:table-cell>
          <table:table-cell table:formula="of:=POWER([dados.J200];2)" office:value-type="float" office:value="0.00331609436786616" calcext:value-type="float">
            <text:p>0,003</text:p>
          </table:table-cell>
          <table:table-cell table:formula="of:=POWER([dados.K200];2)" office:value-type="float" office:value="0.0937969991987397" calcext:value-type="float">
            <text:p>0,094</text:p>
          </table:table-cell>
        </table:table-row>
        <table:table-row table:style-name="ro1">
          <table:table-cell table:formula="of:=POWER([dados.B201];2)" office:value-type="float" office:value="18768.3473236884" calcext:value-type="float">
            <text:p>18768,347</text:p>
          </table:table-cell>
          <table:table-cell table:formula="of:=POWER([dados.C201];2)" office:value-type="float" office:value="4624" calcext:value-type="float">
            <text:p>4624,000</text:p>
          </table:table-cell>
          <table:table-cell table:formula="of:=POWER([dados.D201];2)" office:value-type="float" office:value="1369" calcext:value-type="float">
            <text:p>1369,000</text:p>
          </table:table-cell>
          <table:table-cell table:formula="of:=[dados.E201]" office:value-type="float" office:value="201" calcext:value-type="float">
            <text:p>201,000</text:p>
          </table:table-cell>
          <table:table-cell table:formula="of:=POWER([dados.F201];2)" office:value-type="float" office:value="0.372322739791525" calcext:value-type="float">
            <text:p>0,372</text:p>
          </table:table-cell>
          <table:table-cell table:formula="of:=POWER([dados.G201];2)" office:value-type="float" office:value="0.379283396789467" calcext:value-type="float">
            <text:p>0,379</text:p>
          </table:table-cell>
          <table:table-cell table:formula="of:=POWER([dados.H201];2)" office:value-type="float" office:value="0.0881604073115504" calcext:value-type="float">
            <text:p>0,088</text:p>
          </table:table-cell>
          <table:table-cell table:formula="of:=POWER([dados.I201];2)" office:value-type="float" office:value="0.72628686673764" calcext:value-type="float">
            <text:p>0,726</text:p>
          </table:table-cell>
          <table:table-cell table:formula="of:=POWER([dados.J201];2)" office:value-type="float" office:value="0.0277228653907596" calcext:value-type="float">
            <text:p>0,028</text:p>
          </table:table-cell>
          <table:table-cell table:formula="of:=POWER([dados.K201];2)" office:value-type="float" office:value="0.0857565472287053" calcext:value-type="float">
            <text:p>0,086</text:p>
          </table:table-cell>
        </table:table-row>
        <table:table-row table:style-name="ro1">
          <table:table-cell table:formula="of:=POWER([dados.B202];2)" office:value-type="float" office:value="22264.0191325737" calcext:value-type="float">
            <text:p>22264,019</text:p>
          </table:table-cell>
          <table:table-cell table:formula="of:=POWER([dados.C202];2)" office:value-type="float" office:value="4761" calcext:value-type="float">
            <text:p>4761,000</text:p>
          </table:table-cell>
          <table:table-cell table:formula="of:=POWER([dados.D202];2)" office:value-type="float" office:value="1444" calcext:value-type="float">
            <text:p>1444,000</text:p>
          </table:table-cell>
          <table:table-cell table:formula="of:=[dados.E202]" office:value-type="float" office:value="17" calcext:value-type="float">
            <text:p>17,000</text:p>
          </table:table-cell>
          <table:table-cell table:formula="of:=POWER([dados.F202];2)" office:value-type="float" office:value="0.28788062228395" calcext:value-type="float">
            <text:p>0,288</text:p>
          </table:table-cell>
          <table:table-cell table:formula="of:=POWER([dados.G202];2)" office:value-type="float" office:value="0.426283747615546" calcext:value-type="float">
            <text:p>0,426</text:p>
          </table:table-cell>
          <table:table-cell table:formula="of:=POWER([dados.H202];2)" office:value-type="float" office:value="0.0671173185079391" calcext:value-type="float">
            <text:p>0,067</text:p>
          </table:table-cell>
          <table:table-cell table:formula="of:=POWER([dados.I202];2)" office:value-type="float" office:value="0.643266080798169" calcext:value-type="float">
            <text:p>0,643</text:p>
          </table:table-cell>
          <table:table-cell table:formula="of:=POWER([dados.J202];2)" office:value-type="float" office:value="0.0582437481688382" calcext:value-type="float">
            <text:p>0,058</text:p>
          </table:table-cell>
          <table:table-cell table:formula="of:=POWER([dados.K202];2)" office:value-type="float" office:value="0.0797714989311599" calcext:value-type="float">
            <text:p>0,080</text:p>
          </table:table-cell>
        </table:table-row>
        <table:table-row table:style-name="ro1">
          <table:table-cell table:formula="of:=SUM([.A2:.A201])" office:value-type="float" office:value="16822813.7955999" calcext:value-type="float">
            <text:p>16822813,796</text:p>
          </table:table-cell>
          <table:table-cell table:formula="of:=SUM([.B2:.B201])" office:value-type="float" office:value="672893" calcext:value-type="float">
            <text:p>672893,000</text:p>
          </table:table-cell>
          <table:table-cell table:formula="of:=SUM([.C2:.C201])" office:value-type="float" office:value="541135" calcext:value-type="float">
            <text:p>541135,000</text:p>
          </table:table-cell>
          <table:table-cell table:formula="of:=SUM([.D2:.D201])" office:value-type="float" office:value="20288" calcext:value-type="float">
            <text:p>20288,000</text:p>
          </table:table-cell>
          <table:table-cell table:formula="of:=SUM([.E2:.E201])" office:value-type="float" office:value="199" calcext:value-type="float">
            <text:p>199,000</text:p>
          </table:table-cell>
          <table:table-cell table:formula="of:=SUM([.F2:.F201])" office:value-type="float" office:value="199" calcext:value-type="float">
            <text:p>199,000</text:p>
          </table:table-cell>
          <table:table-cell table:formula="of:=SUM([.G2:.G201])" office:value-type="float" office:value="199" calcext:value-type="float">
            <text:p>199,000</text:p>
          </table:table-cell>
          <table:table-cell table:formula="of:=SUM([.H2:.H201])" office:value-type="float" office:value="207.444087091898" calcext:value-type="float">
            <text:p>207,444</text:p>
          </table:table-cell>
          <table:table-cell table:formula="of:=SUM([.I2:.I201])" office:value-type="float" office:value="347.835776656362" calcext:value-type="float">
            <text:p>347,836</text:p>
          </table:table-cell>
          <table:table-cell table:formula="of:=SUM([.J2:.J201])" office:value-type="float" office:value="41.7199020280313" calcext:value-type="float">
            <text:p>41,720</text:p>
          </table:table-cell>
        </table:table-row>
        <table:table-row table:style-name="ro1" table:number-rows-repeated="134">
          <table:table-cell table:style-name="Default" table:number-columns-repeated="10"/>
        </table:table-row>
        <table:table-row table:style-name="ro1">
          <table:table-cell table:style-name="Default" table:number-columns-repeated="10"/>
        </table:table-row>
      </table:table>
      <table:named-expressions/>
      <table:database-ranges>
        <table:database-range table:name="__Anonymous_Sheet_DB__0" table:target-range-address="dados.J2:dados.J20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graficosCDF.C2:graficosCDF.C2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3" number:min-integer-digits="1"/>
    </number:number-style>
    <number:number-style style:name="N117P0" style:volatile="true">
      <number:text>R$ </number:text>
      <number:number number:decimal-places="0" number:min-integer-digits="1" number:grouping="true"/>
    </number:number-style>
    <number:number-style style:name="N117">
      <number:text>-R$ 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0" number:min-integer-digits="1" number:grouping="true"/>
    </number:number-style>
    <number:number-style style:name="N118">
      <style:text-properties fo:color="#ff0000"/>
      <number:text>-R$ 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R$ </number:text>
      <number:number number:decimal-places="2" number:min-integer-digits="1" number:grouping="true"/>
    </number:number-style>
    <number:number-style style:name="N120">
      <number:text>-R$ 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2" number:min-integer-digits="1" number:grouping="true"/>
    </number:number-style>
    <number:number-style style:name="N121">
      <style:text-properties fo:color="#ff0000"/>
      <number:text>-R$ 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number:text>-R$ </number:text>
      <loext:fill-character> </loext:fill-character>
      <number:number number:decimal-places="0" number:min-integer-digits="1" number:grouping="true"/>
      <number:text> </number:text>
    </number:number-style>
    <number:number-style style:name="N129P2" style:volatile="true">
      <number:text> R$ </number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number:text>-R$ </number:text>
      <loext:fill-character> </loext:fill-character>
      <number:number number:decimal-places="2" number:min-integer-digits="1" number:grouping="true"/>
      <number:text> </number:text>
    </number:number-style>
    <number:number-style style:name="N137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7P2" style:volatile="true">
      <number:text> $</number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5" number:min-integer-digits="1"/>
    </number:number-style>
    <number:number-style style:name="N157">
      <number:number number:decimal-places="6" number:min-integer-digits="1"/>
    </number:number-style>
    <number:number-style style:name="N158">
      <number:number number:decimal-places="4" number:min-integer-digits="1"/>
    </number:number-style>
    <number:number-style style:name="N159">
      <number:number number:decimal-places="1" number:min-integer-digits="1"/>
    </number:number-style>
    <number:number-style style:name="N160">
      <number:number number:decimal-places="7" number:min-integer-digits="1"/>
    </number:number-style>
    <number:number-style style:name="N161">
      <number:number number:decimal-places="8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 style:data-style-name="N2" text:time-value="18:48:28.8255333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23:09:24.698000000</meta:creation-date>
    <dc:date>2016-02-13T19:08:23.846158459</dc:date>
    <meta:editing-cycles>51</meta:editing-cycles>
    <meta:editing-duration>PT17H26M</meta:editing-duration>
    <meta:generator>LibreOffice/4.2.8.2$Linux_X86_64 LibreOffice_project/420m0$Build-2</meta:generator>
    <meta:document-statistic meta:table-count="6" meta:cell-count="6524" meta:object-count="10"/>
  </office:meta>
</office:document-meta>
</file>

<file path=Object 1/content.xml><?xml version="1.0" encoding="utf-8"?>
<math xmlns="http://www.w3.org/1998/Math/MathML" display="block">
  <semantics>
    <mrow>
      <mo stretchy="false">∑</mo>
      <mi>x</mi>
    </mrow>
    <annotation encoding="StarMath 5.0">sum x 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error-category="cell-range" chart:error-lower-range="graficosBoxPlot.B9:graficosBoxPlot.C9"/>
      <style:graphic-properties draw:stroke="none" draw:fill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false" chart:error-lower-indicator="true" chart:error-category="cell-range" chart:error-lower-range="graficosBoxPlot.B9:graficosBoxPlot.C9" char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link-data-style-to-source="true"/>
      <style:graphic-properties draw:fill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error-category="cell-range" chart:error-upper-range="graficosBoxPlot.B12:graficosBoxPlot.C12"/>
      <style:graphic-properties draw:fill="none" draw:fill-color="#579d1c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false" chart:error-category="cell-range" chart:error-upper-range="graficosBoxPlot.B12:graficosBoxPlot.C12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upper-range="graficosBoxPlot.B12:graficosBoxPlot.C12"/>
      <style:graphic-properties draw:stroke="none" draw:fill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1cm" svg:height="9.02cm" xlink:href=".." xlink:type="simple" chart:class="chart:bar" chart:style-name="ch1">
        <chart:title svg:x="5.883cm" svg:y="0.316cm" chart:style-name="ch2">
          <text:p>Box Plot Disco 1 e 2</text:p>
        </chart:title>
        <chart:plot-area chart:style-name="ch3" table:cell-range-address="graficosBoxPlot.B8:graficosBoxPlot.C12" svg:x="0.319cm" svg:y="1.301cm" svg:width="15.343cm" svg:height="7.539cm">
          <chartooo:coordinate-region svg:x="1.126cm" svg:y="1.5cm" svg:width="14.536cm" svg:height="6.6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aficosBoxPlot.B8:graficosBoxPlot.C8" chart:class="chart:bar">
            <chart:data-point chart:repeated="2"/>
          </chart:series>
          <chart:series chart:style-name="ch8" chart:values-cell-range-address="graficosBoxPlot.B9:graficosBoxPlot.C9" chart:class="chart:bar">
            <chart:error-indicator chart:style-name="ch9" chart:dimension="y"/>
            <chart:data-point chart:repeated="2"/>
          </chart:series>
          <chart:series chart:style-name="ch10" chart:values-cell-range-address="graficosBoxPlot.B10:graficosBoxPlot.C10" chart:class="chart:bar">
            <chart:data-point chart:repeated="2"/>
          </chart:series>
          <chart:series chart:style-name="ch11" chart:values-cell-range-address="graficosBoxPlot.B11:graficosBoxPlot.C11" chart:class="chart:bar">
            <chart:error-indicator chart:style-name="ch12" chart:dimension="y"/>
            <chart:data-point chart:repeated="2"/>
          </chart:series>
          <chart:series chart:style-name="ch13" chart:values-cell-range-address="graficosBoxPlot.B12:graficosBoxPlot.C12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graficosBoxPlot.B8:graficosBoxPlot.C8</svg:desc>
                </draw:g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28">
                <text:p>28</text:p>
                <draw:g>
                  <svg:desc>graficosBoxPlot.B9:graficosBoxPlot.C9</svg:desc>
                </draw:g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28">
                <text:p>28</text:p>
                <draw:g>
                  <svg:desc>graficosBoxPlot.B9:graficosBoxPlot.C9</svg:desc>
                </draw:g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Linha 10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graficosBoxPlot.B10:graficosBoxPlot.C10</svg:desc>
                </draw:g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graficosBoxPlot.B11:graficosBoxPlot.C11</svg:desc>
                </draw:g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Linha 12</text:p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graficosBoxPlot.B12:graficosBoxPlot.C12</svg:desc>
                </draw:g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Linha 12</text:p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graficosBoxPlot.B12:graficosBoxPlot.C12</svg:desc>
                </draw:g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13cm" xlink:href=".." xlink:type="simple" chart:class="chart:bar" chart:style-name="ch1">
        <chart:title svg:x="6.251cm" svg:y="0.316cm" chart:style-name="ch2">
          <text:p>Histograma CPU</text:p>
        </chart:title>
        <chart:subtitle svg:x="6.462cm" svg:y="1.301cm" chart:style-name="ch3">
          <text:p>Parâmetro Único</text:p>
        </chart:subtitle>
        <chart:plot-area chart:style-name="ch4" table:cell-range-address="graficosHistograma.B2:graficosHistograma.C11" chart:data-source-has-labels="column" svg:x="1.331cm" svg:y="2.19cm" svg:width="14.351cm" svg:height="5.662cm">
          <chartooo:coordinate-region svg:x="1.952cm" svg:y="2.389cm" svg:width="13.73cm" svg:height="4.816cm"/>
          <chart:axis chart:dimension="x" chart:name="primary-x" chart:style-name="ch5" chartooo:axis-type="auto">
            <chartooo:date-scale/>
            <chart:title svg:x="7.589cm" svg:y="8.032cm" chart:style-name="ch6">
              <text:p>Tempo CPU</text:p>
            </chart:title>
            <chart:categories table:cell-range-address="graficosHistograma.B2:graficosHistograma.B11"/>
          </chart:axis>
          <chart:axis chart:dimension="y" chart:name="primary-y" chart:style-name="ch7">
            <chart:title svg:x="0.451cm" svg:y="5.898cm" chart:style-name="ch8">
              <text:p>Frequência</text:p>
            </chart:title>
            <chart:grid chart:style-name="ch9" chart:class="major"/>
          </chart:axis>
          <chart:series chart:style-name="ch10" chart:values-cell-range-address="graficosHistograma.C2:graficosHistograma.C1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float" office:value="75">
                <text:p>80</text:p>
                <draw:g>
                  <svg:desc>graficosHistograma.B2:graficosHistograma.B11</svg:desc>
                </draw:g>
              </table:table-cell>
              <table:table-cell office:value-type="float" office:value="32">
                <text:p>32</text:p>
                <draw:g>
                  <svg:desc>graficosHistograma.C2:graficosHistograma.C11</svg:desc>
                </draw:g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9.013cm" xlink:href=".." xlink:type="simple" chart:class="chart:bar" chart:style-name="ch1">
        <chart:title svg:x="5.961cm" svg:y="0.316cm" chart:style-name="ch2">
          <text:p>Histograma Disco 1</text:p>
        </chart:title>
        <chart:subtitle svg:x="6.463cm" svg:y="1.301cm" chart:style-name="ch3">
          <text:p>Parâmetro Único</text:p>
        </chart:subtitle>
        <chart:plot-area chart:style-name="ch4" table:cell-range-address="graficosHistograma.B21:graficosHistograma.C30" chart:data-source-has-labels="column" svg:x="1.331cm" svg:y="2.19cm" svg:width="14.354cm" svg:height="5.662cm">
          <chartooo:coordinate-region svg:x="1.952cm" svg:y="2.389cm" svg:width="13.733cm" svg:height="4.816cm"/>
          <chart:axis chart:dimension="x" chart:name="primary-x" chart:style-name="ch5" chartooo:axis-type="auto">
            <chartooo:date-scale/>
            <chart:title svg:x="8.16cm" svg:y="8.032cm" chart:style-name="ch6">
              <text:p># IO</text:p>
            </chart:title>
            <chart:categories table:cell-range-address="graficosHistograma.B21:graficosHistograma.B30"/>
          </chart:axis>
          <chart:axis chart:dimension="y" chart:name="primary-y" chart:style-name="ch7">
            <chart:title svg:x="0.451cm" svg:y="5.898cm" chart:style-name="ch8">
              <text:p>Frequência</text:p>
            </chart:title>
            <chart:grid chart:style-name="ch9" chart:class="major"/>
          </chart:axis>
          <chart:series chart:style-name="ch10" chart:values-cell-range-address="graficosHistograma.C21:graficosHistograma.C30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graficosHistograma.B21:graficosHistograma.B30</svg:desc>
                </draw:g>
              </table:table-cell>
              <table:table-cell office:value-type="float" office:value="50">
                <text:p>50</text:p>
                <draw:g>
                  <svg:desc>graficosHistograma.C21:graficosHistograma.C30</svg:desc>
                </draw:g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9.013cm" xlink:href=".." xlink:type="simple" chart:class="chart:bar" chart:style-name="ch1">
        <chart:title svg:x="5.961cm" svg:y="0.316cm" chart:style-name="ch2">
          <text:p>Histograma Disco 2</text:p>
        </chart:title>
        <chart:subtitle svg:x="6.357cm" svg:y="1.301cm" chart:style-name="ch3">
          <text:p>Parâmetro Únuico</text:p>
        </chart:subtitle>
        <chart:plot-area chart:style-name="ch4" table:cell-range-address="graficosHistograma.B42:graficosHistograma.C51" chart:data-source-has-labels="column" svg:x="1.331cm" svg:y="2.19cm" svg:width="14.354cm" svg:height="5.662cm">
          <chartooo:coordinate-region svg:x="1.952cm" svg:y="2.389cm" svg:width="13.733cm" svg:height="4.816cm"/>
          <chart:axis chart:dimension="x" chart:name="primary-x" chart:style-name="ch5" chartooo:axis-type="auto">
            <chartooo:date-scale/>
            <chart:title svg:x="8.16cm" svg:y="8.032cm" chart:style-name="ch6">
              <text:p># IO</text:p>
            </chart:title>
            <chart:categories table:cell-range-address="graficosHistograma.B42:graficosHistograma.B51"/>
          </chart:axis>
          <chart:axis chart:dimension="y" chart:name="primary-y" chart:style-name="ch7">
            <chart:title svg:x="0.451cm" svg:y="5.898cm" chart:style-name="ch8">
              <text:p>Frequência</text:p>
            </chart:title>
            <chart:grid chart:style-name="ch9" chart:class="major"/>
          </chart:axis>
          <chart:series chart:style-name="ch10" chart:values-cell-range-address="graficosHistograma.C42:graficosHistograma.C5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float" office:value="12">
                <text:p>10</text:p>
                <draw:g>
                  <svg:desc>graficosHistograma.B42:graficosHistograma.B51</svg:desc>
                </draw:g>
              </table:table-cell>
              <table:table-cell office:value-type="float" office:value="33">
                <text:p>33</text:p>
                <draw:g>
                  <svg:desc>graficosHistograma.C42:graficosHistograma.C51</svg:desc>
                </draw:g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86cm" xlink:href=".." xlink:type="simple" chart:class="chart:scatter" chart:style-name="ch1">
        <chart:title svg:x="4.173cm" svg:y="0.315cm" chart:style-name="ch2">
          <text:p>Cumulative Distribution Function CPU</text:p>
        </chart:title>
        <chart:plot-area chart:style-name="ch3" table:cell-range-address="graficosCDF.A2:graficosCDF.A201 graficosCDF.D2:graficosCDF.D201" svg:x="1.331cm" svg:y="1.299cm" svg:width="14.349cm" svg:height="6.527cm">
          <chartooo:coordinate-region svg:x="2.058cm" svg:y="1.499cm" svg:width="13.012cm" svg:height="5.68cm"/>
          <chart:axis chart:dimension="x" chart:name="primary-x" chart:style-name="ch4">
            <chart:title svg:x="7.588cm" svg:y="8.005cm" chart:style-name="ch5">
              <text:p>Tempo CPU</text:p>
            </chart:title>
            <chart:grid chart:style-name="ch6" chart:class="major"/>
          </chart:axis>
          <chart:axis chart:dimension="y" chart:name="primary-y" chart:style-name="ch7">
            <chart:title svg:x="0.451cm" svg:y="4.765cm" chart:style-name="ch8">
              <text:p>%</text:p>
            </chart:title>
            <chart:grid chart:style-name="ch6" chart:class="major"/>
          </chart:axis>
          <chart:series chart:style-name="ch9" chart:values-cell-range-address="graficosCDF.D2:graficosCDF.D201" chart:class="chart:scatter">
            <chart:domain table:cell-range-address="graficosCDF.A2:graficosCDF.A201"/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596747213691">
                <text:p>23.596747213691</text:p>
                <draw:g>
                  <svg:desc>graficosCDF.A2:graficosCDF.A201</svg:desc>
                </draw:g>
              </table:table-cell>
              <table:table-cell office:value-type="float" office:value="0.005">
                <text:p>0.005</text:p>
                <draw:g>
                  <svg:desc>graficosCDF.D2:graficosCDF.D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0466041112303">
                <text:p>24.04660411123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433156288096">
                <text:p>25.43315628809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2097396592775">
                <text:p>27.209739659277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3335701378681">
                <text:p>27.333570137868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8001572993351">
                <text:p>33.800157299335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4029990003648">
                <text:p>35.4029990003648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937323946791">
                <text:p>35.93732394679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.7102598907976">
                <text:p>39.710259890797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.9775639575088">
                <text:p>46.977563957508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2682437847426">
                <text:p>47.2682437847426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3867644587026">
                <text:p>47.38676445870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.956307644264">
                <text:p>47.956307644264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0138354345065">
                <text:p>48.013835434506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.2109806937393">
                <text:p>48.2109806937393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0619833252067">
                <text:p>51.061983325206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2241504907796">
                <text:p>51.2241504907796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3341447064803">
                <text:p>54.334144706480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.7892611680157">
                <text:p>58.7892611680157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.2543303931073">
                <text:p>59.25433039310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7948512276925">
                <text:p>59.7948512276925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9029500883103">
                <text:p>59.902950088310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1151090787312">
                <text:p>61.1151090787312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.3830412020161">
                <text:p>64.383041202016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.6163572156787">
                <text:p>65.6163572156787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.9001907696621">
                <text:p>70.900190769662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.041616219304">
                <text:p>71.04161621930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.7458281454168">
                <text:p>71.745828145416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.3010214858986">
                <text:p>72.3010214858986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.452728317208">
                <text:p>72.452728317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.8873670105344">
                <text:p>73.8873670105344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4.8862231885506">
                <text:p>74.886223188550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.2935908551612">
                <text:p>75.2935908551612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.0177415229842">
                <text:p>76.017741522984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.8892850826281">
                <text:p>76.8892850826281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1.1905163428587">
                <text:p>81.190516342858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3.1242774051303">
                <text:p>83.1242774051303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.0837497840673">
                <text:p>85.083749784067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.3289028516333">
                <text:p>86.3289028516333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.9111425383554">
                <text:p>87.91114253835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.9691029177353">
                <text:p>88.9691029177353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3.5358594281499">
                <text:p>93.535859428149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4.6256482282977">
                <text:p>94.6256482282977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5.135476986795">
                <text:p>95.13547698679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6.9744343401564">
                <text:p>96.9744343401564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7.9147394006727">
                <text:p>97.914739400672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.817061441537">
                <text:p>99.817061441537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.428171295614">
                <text:p>100.42817129561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.513370487362">
                <text:p>100.513370487362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408536583164">
                <text:p>104.40853658316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.449696103642">
                <text:p>104.449696103642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7.579527672699">
                <text:p>107.57952767269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7.68607631597">
                <text:p>107.68607631597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.092665633931">
                <text:p>108.09266563393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.547678003002">
                <text:p>108.547678003002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9.24716801207">
                <text:p>109.2471680120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9.525079681729">
                <text:p>109.525079681729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9.740026911279">
                <text:p>109.74002691127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0.18561223684">
                <text:p>110.1856122368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0.583259390505">
                <text:p>110.58325939050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0.7161162557">
                <text:p>110.7161162557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1.799569180675">
                <text:p>111.79956918067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3.287488697185">
                <text:p>113.287488697185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5.062994055627">
                <text:p>115.06299405562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5.290187844587">
                <text:p>115.290187844587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5.896694236048">
                <text:p>115.896694236048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6.408547764595">
                <text:p>116.408547764595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6.824440249181">
                <text:p>116.82444024918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7.338744016071">
                <text:p>117.338744016071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7.47260589588">
                <text:p>117.4726058958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7.580044969164">
                <text:p>117.580044969164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8.496722153571">
                <text:p>118.49672215357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8.948948336368">
                <text:p>118.948948336368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9.157437067163">
                <text:p>119.15743706716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9.793137252178">
                <text:p>119.793137252178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0.285239821576">
                <text:p>120.28523982157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2.178216499164">
                <text:p>122.178216499164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7.535662993087">
                <text:p>127.53566299308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9.656937135392">
                <text:p>129.656937135392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1.561386130847">
                <text:p>131.56138613084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1.870638892248">
                <text:p>131.870638892248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2.745413484962">
                <text:p>132.74541348496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4.053895498153">
                <text:p>134.053895498153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5.012968832249">
                <text:p>135.01296883224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5.177536642093">
                <text:p>135.177536642093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6.574793835486">
                <text:p>136.57479383548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6.997617948957">
                <text:p>136.997617948957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8.930638320231">
                <text:p>138.93063832023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9.367789870745">
                <text:p>139.367789870745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9.478831560657">
                <text:p>139.47883156065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2.618768455681">
                <text:p>142.618768455681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3.691846509921">
                <text:p>143.69184650992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3.841721345698">
                <text:p>143.841721345698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4.712496357605">
                <text:p>144.71249635760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5.321593764641">
                <text:p>145.321593764641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5.442761545267">
                <text:p>145.44276154526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7.382120954302">
                <text:p>147.382120954302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8.948408136587">
                <text:p>148.94840813658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9.211323741108">
                <text:p>149.211323741108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1.18026895568">
                <text:p>151.180268955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2.069064428449">
                <text:p>152.069064428449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3.67842084601">
                <text:p>153.6784208460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6.49693776419">
                <text:p>156.49693776419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7.92493563369">
                <text:p>157.9249356336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2.298233842632">
                <text:p>162.298233842632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3.432134913148">
                <text:p>163.43213491314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4.089854334931">
                <text:p>164.089854334931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4.238879605424">
                <text:p>164.23887960542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4.370600684037">
                <text:p>164.370600684037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5.667085963869">
                <text:p>165.66708596386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.716988614091">
                <text:p>166.716988614091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9.423131889189">
                <text:p>169.42313188918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0.597801379275">
                <text:p>170.597801379275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2.812068368838">
                <text:p>172.81206836883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4.895417431443">
                <text:p>174.895417431443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5.004633609173">
                <text:p>175.00463360917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6.519337327715">
                <text:p>176.519337327715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7.150480496281">
                <text:p>177.150480496281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9.727211627894">
                <text:p>179.727211627894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9.784330110293">
                <text:p>179.78433011029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7.807119114406">
                <text:p>367.807119114406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8.646085172696">
                <text:p>368.64608517269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9.732373666773">
                <text:p>369.732373666773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0.592918947492">
                <text:p>370.59291894749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0.951677342328">
                <text:p>370.951677342328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1.380372938193">
                <text:p>371.38037293819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3.217299637275">
                <text:p>373.217299637275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3.26571293432">
                <text:p>373.2657129343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6.18308595491">
                <text:p>376.18308595491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9.988855900651">
                <text:p>379.98885590065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0.228522790427">
                <text:p>380.228522790427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0.923310661316">
                <text:p>380.92331066131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0.948559114018">
                <text:p>380.948559114018</text:p>
              </table:table-cell>
              <table:table-cell office:value-type="float" office:value="0.665000000000001">
                <text:p>0.665000000000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1.534823672154">
                <text:p>381.53482367215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1.587326708097">
                <text:p>381.587326708097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5.859667875158">
                <text:p>385.85966787515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6.939864845435">
                <text:p>386.939864845435</text:p>
              </table:table-cell>
              <table:table-cell office:value-type="float" office:value="0.685000000000001">
                <text:p>0.685000000000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7.19602736059">
                <text:p>387.19602736059</text:p>
              </table:table-cell>
              <table:table-cell office:value-type="float" office:value="0.690000000000001">
                <text:p>0.69000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7.698111040327">
                <text:p>387.698111040327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0.263338199498">
                <text:p>390.26333819949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1.683847262146">
                <text:p>391.683847262146</text:p>
              </table:table-cell>
              <table:table-cell office:value-type="float" office:value="0.705000000000001">
                <text:p>0.7050000000000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5.56908048241">
                <text:p>395.56908048241</text:p>
              </table:table-cell>
              <table:table-cell office:value-type="float" office:value="0.710000000000001">
                <text:p>0.710000000000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7.53512066514">
                <text:p>397.53512066514</text:p>
              </table:table-cell>
              <table:table-cell office:value-type="float" office:value="0.715000000000001">
                <text:p>0.7150000000000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0.998435495926">
                <text:p>400.99843549592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7.230155225725">
                <text:p>407.230155225725</text:p>
              </table:table-cell>
              <table:table-cell office:value-type="float" office:value="0.725000000000001">
                <text:p>0.72500000000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8.87211855436">
                <text:p>408.87211855436</text:p>
              </table:table-cell>
              <table:table-cell office:value-type="float" office:value="0.730000000000001">
                <text:p>0.730000000000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2.551230454725">
                <text:p>412.551230454725</text:p>
              </table:table-cell>
              <table:table-cell office:value-type="float" office:value="0.735000000000001">
                <text:p>0.735000000000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3.022672198885">
                <text:p>413.022672198885</text:p>
              </table:table-cell>
              <table:table-cell office:value-type="float" office:value="0.740000000000001">
                <text:p>0.7400000000000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5.835542339599">
                <text:p>415.835542339599</text:p>
              </table:table-cell>
              <table:table-cell office:value-type="float" office:value="0.745000000000001">
                <text:p>0.74500000000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7.583414966496">
                <text:p>417.583414966496</text:p>
              </table:table-cell>
              <table:table-cell office:value-type="float" office:value="0.750000000000001">
                <text:p>0.7500000000000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9.458414938791">
                <text:p>419.458414938791</text:p>
              </table:table-cell>
              <table:table-cell office:value-type="float" office:value="0.755000000000001">
                <text:p>0.755000000000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8.799206107642">
                <text:p>428.799206107642</text:p>
              </table:table-cell>
              <table:table-cell office:value-type="float" office:value="0.760000000000001">
                <text:p>0.7600000000000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31.091902152615">
                <text:p>431.091902152615</text:p>
              </table:table-cell>
              <table:table-cell office:value-type="float" office:value="0.765000000000001">
                <text:p>0.7650000000000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1.184190965209">
                <text:p>431.184190965209</text:p>
              </table:table-cell>
              <table:table-cell office:value-type="float" office:value="0.770000000000001">
                <text:p>0.77000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1.666364881404">
                <text:p>431.666364881404</text:p>
              </table:table-cell>
              <table:table-cell office:value-type="float" office:value="0.775000000000001">
                <text:p>0.775000000000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31.966053696365">
                <text:p>431.966053696365</text:p>
              </table:table-cell>
              <table:table-cell office:value-type="float" office:value="0.780000000000001">
                <text:p>0.780000000000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32.360465433569">
                <text:p>432.360465433569</text:p>
              </table:table-cell>
              <table:table-cell office:value-type="float" office:value="0.785000000000001">
                <text:p>0.7850000000000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2.385923752287">
                <text:p>432.385923752287</text:p>
              </table:table-cell>
              <table:table-cell office:value-type="float" office:value="0.790000000000001">
                <text:p>0.790000000000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35.686806848912">
                <text:p>435.686806848912</text:p>
              </table:table-cell>
              <table:table-cell office:value-type="float" office:value="0.795000000000001">
                <text:p>0.795000000000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37.094550130875">
                <text:p>437.094550130875</text:p>
              </table:table-cell>
              <table:table-cell office:value-type="float" office:value="0.800000000000001">
                <text:p>0.8000000000000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38.315461788049">
                <text:p>438.315461788049</text:p>
              </table:table-cell>
              <table:table-cell office:value-type="float" office:value="0.805000000000001">
                <text:p>0.8050000000000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39.81352774621">
                <text:p>439.81352774621</text:p>
              </table:table-cell>
              <table:table-cell office:value-type="float" office:value="0.810000000000001">
                <text:p>0.810000000000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0.485567774081">
                <text:p>440.485567774081</text:p>
              </table:table-cell>
              <table:table-cell office:value-type="float" office:value="0.815000000000001">
                <text:p>0.815000000000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3.33921781663">
                <text:p>443.33921781663</text:p>
              </table:table-cell>
              <table:table-cell office:value-type="float" office:value="0.820000000000001">
                <text:p>0.820000000000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5.172805964501">
                <text:p>445.172805964501</text:p>
              </table:table-cell>
              <table:table-cell office:value-type="float" office:value="0.825000000000001">
                <text:p>0.8250000000000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8.772069089089">
                <text:p>448.772069089089</text:p>
              </table:table-cell>
              <table:table-cell office:value-type="float" office:value="0.830000000000001">
                <text:p>0.8300000000000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3.087611566054">
                <text:p>453.087611566054</text:p>
              </table:table-cell>
              <table:table-cell office:value-type="float" office:value="0.835000000000001">
                <text:p>0.8350000000000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53.267464483113">
                <text:p>453.267464483113</text:p>
              </table:table-cell>
              <table:table-cell office:value-type="float" office:value="0.840000000000001">
                <text:p>0.8400000000000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53.745306473343">
                <text:p>453.745306473343</text:p>
              </table:table-cell>
              <table:table-cell office:value-type="float" office:value="0.845000000000001">
                <text:p>0.8450000000000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53.827116787551">
                <text:p>453.827116787551</text:p>
              </table:table-cell>
              <table:table-cell office:value-type="float" office:value="0.850000000000001">
                <text:p>0.850000000000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55.49150927545">
                <text:p>455.49150927545</text:p>
              </table:table-cell>
              <table:table-cell office:value-type="float" office:value="0.855000000000001">
                <text:p>0.8550000000000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55.715183128905">
                <text:p>455.715183128905</text:p>
              </table:table-cell>
              <table:table-cell office:value-type="float" office:value="0.860000000000001">
                <text:p>0.860000000000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56.842388074276">
                <text:p>456.842388074276</text:p>
              </table:table-cell>
              <table:table-cell office:value-type="float" office:value="0.865000000000001">
                <text:p>0.8650000000000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58.432604244162">
                <text:p>458.432604244162</text:p>
              </table:table-cell>
              <table:table-cell office:value-type="float" office:value="0.870000000000001">
                <text:p>0.8700000000000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8.884691216658">
                <text:p>458.884691216658</text:p>
              </table:table-cell>
              <table:table-cell office:value-type="float" office:value="0.875000000000001">
                <text:p>0.8750000000000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9.167987810818">
                <text:p>459.167987810818</text:p>
              </table:table-cell>
              <table:table-cell office:value-type="float" office:value="0.880000000000001">
                <text:p>0.8800000000000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62.769093277413">
                <text:p>462.769093277413</text:p>
              </table:table-cell>
              <table:table-cell office:value-type="float" office:value="0.885000000000001">
                <text:p>0.8850000000000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3.540434697861">
                <text:p>463.540434697861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5.173059877534">
                <text:p>465.173059877534</text:p>
              </table:table-cell>
              <table:table-cell office:value-type="float" office:value="0.895000000000001">
                <text:p>0.8950000000000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.285396709121">
                <text:p>465.285396709121</text:p>
              </table:table-cell>
              <table:table-cell office:value-type="float" office:value="0.900000000000001">
                <text:p>0.9000000000000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.953673923289">
                <text:p>467.953673923289</text:p>
              </table:table-cell>
              <table:table-cell office:value-type="float" office:value="0.905000000000001">
                <text:p>0.9050000000000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.525187705005">
                <text:p>470.525187705005</text:p>
              </table:table-cell>
              <table:table-cell office:value-type="float" office:value="0.910000000000001">
                <text:p>0.9100000000000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0.550697875159">
                <text:p>470.550697875159</text:p>
              </table:table-cell>
              <table:table-cell office:value-type="float" office:value="0.915000000000001">
                <text:p>0.9150000000000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2.388968834058">
                <text:p>472.388968834058</text:p>
              </table:table-cell>
              <table:table-cell office:value-type="float" office:value="0.920000000000001">
                <text:p>0.920000000000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3.192959259368">
                <text:p>473.192959259368</text:p>
              </table:table-cell>
              <table:table-cell office:value-type="float" office:value="0.925000000000001">
                <text:p>0.9250000000000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73.632939401409">
                <text:p>473.632939401409</text:p>
              </table:table-cell>
              <table:table-cell office:value-type="float" office:value="0.930000000000001">
                <text:p>0.9300000000000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9.504308813719">
                <text:p>479.504308813719</text:p>
              </table:table-cell>
              <table:table-cell office:value-type="float" office:value="0.935000000000001">
                <text:p>0.9350000000000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3.01620742966">
                <text:p>483.01620742966</text:p>
              </table:table-cell>
              <table:table-cell office:value-type="float" office:value="0.940000000000001">
                <text:p>0.9400000000000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3.649143016905">
                <text:p>483.649143016905</text:p>
              </table:table-cell>
              <table:table-cell office:value-type="float" office:value="0.945000000000001">
                <text:p>0.9450000000000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85.692298807357">
                <text:p>485.692298807357</text:p>
              </table:table-cell>
              <table:table-cell office:value-type="float" office:value="0.950000000000001">
                <text:p>0.9500000000000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8.41972369142">
                <text:p>488.41972369142</text:p>
              </table:table-cell>
              <table:table-cell office:value-type="float" office:value="0.955000000000001">
                <text:p>0.9550000000000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88.564266380831">
                <text:p>488.564266380831</text:p>
              </table:table-cell>
              <table:table-cell office:value-type="float" office:value="0.960000000000001">
                <text:p>0.9600000000000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1.475438690416">
                <text:p>491.475438690416</text:p>
              </table:table-cell>
              <table:table-cell office:value-type="float" office:value="0.965000000000001">
                <text:p>0.9650000000000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93.304936281824">
                <text:p>493.304936281824</text:p>
              </table:table-cell>
              <table:table-cell office:value-type="float" office:value="0.970000000000001">
                <text:p>0.9700000000000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4.745690153198">
                <text:p>494.745690153198</text:p>
              </table:table-cell>
              <table:table-cell office:value-type="float" office:value="0.975000000000001">
                <text:p>0.9750000000000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5.665922540618">
                <text:p>495.665922540618</text:p>
              </table:table-cell>
              <table:table-cell office:value-type="float" office:value="0.980000000000001">
                <text:p>0.9800000000000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8.198022194632">
                <text:p>498.198022194632</text:p>
              </table:table-cell>
              <table:table-cell office:value-type="float" office:value="0.985000000000001">
                <text:p>0.9850000000000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02.393266882714">
                <text:p>502.393266882714</text:p>
              </table:table-cell>
              <table:table-cell office:value-type="float" office:value="0.990000000000001">
                <text:p>0.9900000000000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6.326440618473">
                <text:p>506.326440618473</text:p>
              </table:table-cell>
              <table:table-cell office:value-type="float" office:value="0.995000000000001">
                <text:p>0.9950000000000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7.450031344355">
                <text:p>507.45003134435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8cm" svg:height="8.994cm" xlink:href=".." xlink:type="simple" chart:class="chart:scatter" chart:style-name="ch1">
        <chart:title svg:x="3.196cm" svg:y="0.315cm" chart:style-name="ch2">
          <text:p>Cumulative Distribution Function (CDF) Disco 1</text:p>
        </chart:title>
        <chart:plot-area chart:style-name="ch3" table:cell-range-address="graficosCDF.B2:graficosCDF.B201 graficosCDF.D2:graficosCDF.D201" svg:x="1.33cm" svg:y="1.299cm" svg:width="14.329cm" svg:height="6.535cm">
          <chartooo:coordinate-region svg:x="2.057cm" svg:y="1.499cm" svg:width="13.416cm" svg:height="5.688cm"/>
          <chart:axis chart:dimension="x" chart:name="primary-x" chart:style-name="ch4">
            <chart:title svg:x="8.146cm" svg:y="8.013cm" chart:style-name="ch5">
              <text:p># IO</text:p>
            </chart:title>
          </chart:axis>
          <chart:axis chart:dimension="y" chart:name="primary-y" chart:style-name="ch6">
            <chart:title svg:x="0.451cm" svg:y="4.769cm" chart:style-name="ch7">
              <text:p>%</text:p>
            </chart:title>
            <chart:grid chart:style-name="ch8" chart:class="major"/>
          </chart:axis>
          <chart:series chart:style-name="ch9" chart:values-cell-range-address="graficosCDF.D2:graficosCDF.D201" chart:class="chart:scatter">
            <chart:domain table:cell-range-address="graficosCDF.B2:graficosCDF.B201"/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graficosCDF.B2:graficosCDF.B201</svg:desc>
                </draw:g>
              </table:table-cell>
              <table:table-cell office:value-type="float" office:value="0.005">
                <text:p>0.005</text:p>
                <draw:g>
                  <svg:desc>graficosCDF.D2:graficosCDF.D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">
                <text:p>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">
                <text:p>4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">
                <text:p>42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">
                <text:p>4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">
                <text:p>43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">
                <text:p>4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">
                <text:p>43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">
                <text:p>45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">
                <text:p>45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">
                <text:p>4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">
                <text:p>47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">
                <text:p>4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">
                <text:p>4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">
                <text:p>4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">
                <text:p>5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">
                <text:p>52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">
                <text:p>5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">
                <text:p>53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">
                <text:p>5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">
                <text:p>5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">
                <text:p>5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">
                <text:p>55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">
                <text:p>5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">
                <text:p>56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">
                <text:p>5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">
                <text:p>57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">
                <text:p>5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">
                <text:p>57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">
                <text:p>5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9">
                <text:p>59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">
                <text:p>5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">
                <text:p>60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">
                <text:p>60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">
                <text:p>6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1">
                <text:p>61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1">
                <text:p>6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">
                <text:p>61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2">
                <text:p>6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2">
                <text:p>62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2">
                <text:p>6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3">
                <text:p>63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">
                <text:p>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3">
                <text:p>63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3">
                <text:p>6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">
                <text:p>63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3">
                <text:p>6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3">
                <text:p>63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3">
                <text:p>6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4">
                <text:p>64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4">
                <text:p>6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4">
                <text:p>64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">
                <text:p>6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">
                <text:p>64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">
                <text:p>6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4">
                <text:p>64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4">
                <text:p>6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4">
                <text:p>64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">
                <text:p>6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5">
                <text:p>65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">
                <text:p>6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">
                <text:p>65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5">
                <text:p>6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6">
                <text:p>66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6">
                <text:p>6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6">
                <text:p>66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6">
                <text:p>6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6">
                <text:p>6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6">
                <text:p>6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7">
                <text:p>67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7">
                <text:p>6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">
                <text:p>68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8">
                <text:p>6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">
                <text:p>68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">
                <text:p>6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">
                <text:p>68</text:p>
              </table:table-cell>
              <table:table-cell office:value-type="float" office:value="0.665000000000001">
                <text:p>0.665000000000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9">
                <text:p>6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9">
                <text:p>69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9">
                <text:p>6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9">
                <text:p>69</text:p>
              </table:table-cell>
              <table:table-cell office:value-type="float" office:value="0.685000000000001">
                <text:p>0.685000000000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">
                <text:p>69</text:p>
              </table:table-cell>
              <table:table-cell office:value-type="float" office:value="0.690000000000001">
                <text:p>0.69000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">
                <text:p>70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">
                <text:p>7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">
                <text:p>70</text:p>
              </table:table-cell>
              <table:table-cell office:value-type="float" office:value="0.705000000000001">
                <text:p>0.7050000000000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">
                <text:p>70</text:p>
              </table:table-cell>
              <table:table-cell office:value-type="float" office:value="0.710000000000001">
                <text:p>0.710000000000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">
                <text:p>70</text:p>
              </table:table-cell>
              <table:table-cell office:value-type="float" office:value="0.715000000000001">
                <text:p>0.7150000000000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">
                <text:p>7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1">
                <text:p>71</text:p>
              </table:table-cell>
              <table:table-cell office:value-type="float" office:value="0.725000000000001">
                <text:p>0.72500000000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1">
                <text:p>71</text:p>
              </table:table-cell>
              <table:table-cell office:value-type="float" office:value="0.730000000000001">
                <text:p>0.730000000000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1">
                <text:p>71</text:p>
              </table:table-cell>
              <table:table-cell office:value-type="float" office:value="0.735000000000001">
                <text:p>0.735000000000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1">
                <text:p>71</text:p>
              </table:table-cell>
              <table:table-cell office:value-type="float" office:value="0.740000000000001">
                <text:p>0.7400000000000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1">
                <text:p>71</text:p>
              </table:table-cell>
              <table:table-cell office:value-type="float" office:value="0.745000000000001">
                <text:p>0.74500000000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2">
                <text:p>72</text:p>
              </table:table-cell>
              <table:table-cell office:value-type="float" office:value="0.750000000000001">
                <text:p>0.7500000000000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">
                <text:p>72</text:p>
              </table:table-cell>
              <table:table-cell office:value-type="float" office:value="0.755000000000001">
                <text:p>0.755000000000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2">
                <text:p>72</text:p>
              </table:table-cell>
              <table:table-cell office:value-type="float" office:value="0.760000000000001">
                <text:p>0.7600000000000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2">
                <text:p>72</text:p>
              </table:table-cell>
              <table:table-cell office:value-type="float" office:value="0.765000000000001">
                <text:p>0.7650000000000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2">
                <text:p>72</text:p>
              </table:table-cell>
              <table:table-cell office:value-type="float" office:value="0.770000000000001">
                <text:p>0.77000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3">
                <text:p>73</text:p>
              </table:table-cell>
              <table:table-cell office:value-type="float" office:value="0.775000000000001">
                <text:p>0.775000000000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3">
                <text:p>73</text:p>
              </table:table-cell>
              <table:table-cell office:value-type="float" office:value="0.780000000000001">
                <text:p>0.780000000000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4">
                <text:p>74</text:p>
              </table:table-cell>
              <table:table-cell office:value-type="float" office:value="0.785000000000001">
                <text:p>0.7850000000000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4">
                <text:p>74</text:p>
              </table:table-cell>
              <table:table-cell office:value-type="float" office:value="0.790000000000001">
                <text:p>0.790000000000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4">
                <text:p>74</text:p>
              </table:table-cell>
              <table:table-cell office:value-type="float" office:value="0.795000000000001">
                <text:p>0.795000000000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4">
                <text:p>74</text:p>
              </table:table-cell>
              <table:table-cell office:value-type="float" office:value="0.800000000000001">
                <text:p>0.8000000000000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4">
                <text:p>74</text:p>
              </table:table-cell>
              <table:table-cell office:value-type="float" office:value="0.805000000000001">
                <text:p>0.8050000000000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4">
                <text:p>74</text:p>
              </table:table-cell>
              <table:table-cell office:value-type="float" office:value="0.810000000000001">
                <text:p>0.810000000000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5">
                <text:p>75</text:p>
              </table:table-cell>
              <table:table-cell office:value-type="float" office:value="0.815000000000001">
                <text:p>0.815000000000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5">
                <text:p>75</text:p>
              </table:table-cell>
              <table:table-cell office:value-type="float" office:value="0.820000000000001">
                <text:p>0.820000000000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6">
                <text:p>76</text:p>
              </table:table-cell>
              <table:table-cell office:value-type="float" office:value="0.825000000000001">
                <text:p>0.8250000000000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6">
                <text:p>76</text:p>
              </table:table-cell>
              <table:table-cell office:value-type="float" office:value="0.830000000000001">
                <text:p>0.8300000000000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6">
                <text:p>76</text:p>
              </table:table-cell>
              <table:table-cell office:value-type="float" office:value="0.835000000000001">
                <text:p>0.8350000000000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6">
                <text:p>76</text:p>
              </table:table-cell>
              <table:table-cell office:value-type="float" office:value="0.840000000000001">
                <text:p>0.8400000000000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">
                <text:p>76</text:p>
              </table:table-cell>
              <table:table-cell office:value-type="float" office:value="0.845000000000001">
                <text:p>0.8450000000000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6">
                <text:p>76</text:p>
              </table:table-cell>
              <table:table-cell office:value-type="float" office:value="0.850000000000001">
                <text:p>0.850000000000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7">
                <text:p>77</text:p>
              </table:table-cell>
              <table:table-cell office:value-type="float" office:value="0.855000000000001">
                <text:p>0.8550000000000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8">
                <text:p>78</text:p>
              </table:table-cell>
              <table:table-cell office:value-type="float" office:value="0.860000000000001">
                <text:p>0.860000000000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0.865000000000001">
                <text:p>0.8650000000000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8">
                <text:p>78</text:p>
              </table:table-cell>
              <table:table-cell office:value-type="float" office:value="0.870000000000001">
                <text:p>0.8700000000000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8">
                <text:p>78</text:p>
              </table:table-cell>
              <table:table-cell office:value-type="float" office:value="0.875000000000001">
                <text:p>0.8750000000000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8">
                <text:p>78</text:p>
              </table:table-cell>
              <table:table-cell office:value-type="float" office:value="0.880000000000001">
                <text:p>0.8800000000000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8">
                <text:p>78</text:p>
              </table:table-cell>
              <table:table-cell office:value-type="float" office:value="0.885000000000001">
                <text:p>0.8850000000000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9">
                <text:p>79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">
                <text:p>79</text:p>
              </table:table-cell>
              <table:table-cell office:value-type="float" office:value="0.895000000000001">
                <text:p>0.8950000000000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900000000000001">
                <text:p>0.9000000000000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9">
                <text:p>79</text:p>
              </table:table-cell>
              <table:table-cell office:value-type="float" office:value="0.905000000000001">
                <text:p>0.9050000000000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9">
                <text:p>79</text:p>
              </table:table-cell>
              <table:table-cell office:value-type="float" office:value="0.910000000000001">
                <text:p>0.9100000000000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9">
                <text:p>79</text:p>
              </table:table-cell>
              <table:table-cell office:value-type="float" office:value="0.915000000000001">
                <text:p>0.9150000000000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9">
                <text:p>79</text:p>
              </table:table-cell>
              <table:table-cell office:value-type="float" office:value="0.920000000000001">
                <text:p>0.920000000000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9">
                <text:p>79</text:p>
              </table:table-cell>
              <table:table-cell office:value-type="float" office:value="0.925000000000001">
                <text:p>0.9250000000000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9">
                <text:p>79</text:p>
              </table:table-cell>
              <table:table-cell office:value-type="float" office:value="0.930000000000001">
                <text:p>0.9300000000000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0">
                <text:p>80</text:p>
              </table:table-cell>
              <table:table-cell office:value-type="float" office:value="0.935000000000001">
                <text:p>0.9350000000000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0">
                <text:p>80</text:p>
              </table:table-cell>
              <table:table-cell office:value-type="float" office:value="0.940000000000001">
                <text:p>0.9400000000000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">
                <text:p>80</text:p>
              </table:table-cell>
              <table:table-cell office:value-type="float" office:value="0.945000000000001">
                <text:p>0.9450000000000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0">
                <text:p>80</text:p>
              </table:table-cell>
              <table:table-cell office:value-type="float" office:value="0.950000000000001">
                <text:p>0.9500000000000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0">
                <text:p>80</text:p>
              </table:table-cell>
              <table:table-cell office:value-type="float" office:value="0.955000000000001">
                <text:p>0.9550000000000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2">
                <text:p>82</text:p>
              </table:table-cell>
              <table:table-cell office:value-type="float" office:value="0.960000000000001">
                <text:p>0.9600000000000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3">
                <text:p>83</text:p>
              </table:table-cell>
              <table:table-cell office:value-type="float" office:value="0.965000000000001">
                <text:p>0.9650000000000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4">
                <text:p>84</text:p>
              </table:table-cell>
              <table:table-cell office:value-type="float" office:value="0.970000000000001">
                <text:p>0.9700000000000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4">
                <text:p>84</text:p>
              </table:table-cell>
              <table:table-cell office:value-type="float" office:value="0.975000000000001">
                <text:p>0.9750000000000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4">
                <text:p>84</text:p>
              </table:table-cell>
              <table:table-cell office:value-type="float" office:value="0.980000000000001">
                <text:p>0.9800000000000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4">
                <text:p>84</text:p>
              </table:table-cell>
              <table:table-cell office:value-type="float" office:value="0.985000000000001">
                <text:p>0.9850000000000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">
                <text:p>84</text:p>
              </table:table-cell>
              <table:table-cell office:value-type="float" office:value="0.990000000000001">
                <text:p>0.9900000000000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5">
                <text:p>85</text:p>
              </table:table-cell>
              <table:table-cell office:value-type="float" office:value="0.995000000000001">
                <text:p>0.9950000000000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8cm" svg:height="8.994cm" xlink:href=".." xlink:type="simple" chart:class="chart:scatter" chart:style-name="ch1">
        <chart:title svg:x="3.196cm" svg:y="0.315cm" chart:style-name="ch2">
          <text:p>Cumulative Distribution Function (CDF) Disco 2</text:p>
        </chart:title>
        <chart:plot-area chart:style-name="ch3" table:cell-range-address="graficosCDF.C2:graficosCDF.D201" svg:x="1.33cm" svg:y="1.299cm" svg:width="14.329cm" svg:height="6.535cm">
          <chartooo:coordinate-region svg:x="2.057cm" svg:y="1.499cm" svg:width="13.322cm" svg:height="5.688cm"/>
          <chart:axis chart:dimension="x" chart:name="primary-x" chart:style-name="ch4">
            <chart:title svg:x="8.146cm" svg:y="8.013cm" chart:style-name="ch5">
              <text:p># IO</text:p>
            </chart:title>
          </chart:axis>
          <chart:axis chart:dimension="y" chart:name="primary-y" chart:style-name="ch6">
            <chart:title svg:x="0.451cm" svg:y="4.769cm" chart:style-name="ch7">
              <text:p>%</text:p>
            </chart:title>
            <chart:grid chart:style-name="ch8" chart:class="major"/>
          </chart:axis>
          <chart:series chart:style-name="ch9" chart:values-cell-range-address="graficosCDF.D2:graficosCDF.D201" chart:class="chart:scatter">
            <chart:domain table:cell-range-address="graficosCDF.C2:graficosCDF.C201"/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graficosCDF.C2:graficosCDF.C201</svg:desc>
                </draw:g>
              </table:table-cell>
              <table:table-cell office:value-type="float" office:value="0.005">
                <text:p>0.005</text:p>
                <draw:g>
                  <svg:desc>graficosCDF.D2:graficosCDF.D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">
                <text:p>13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">
                <text:p>14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">
                <text:p>15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">
                <text:p>31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">
                <text:p>3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">
                <text:p>31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">
                <text:p>3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">
                <text:p>31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">
                <text:p>3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">
                <text:p>32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">
                <text:p>32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">
                <text:p>3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">
                <text:p>32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">
                <text:p>3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">
                <text:p>33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">
                <text:p>33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">
                <text:p>3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">
                <text:p>33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">
                <text:p>3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">
                <text:p>34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">
                <text:p>3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">
                <text:p>34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">
                <text:p>3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">
                <text:p>3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">
                <text:p>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">
                <text:p>35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">
                <text:p>3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">
                <text:p>35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">
                <text:p>36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">
                <text:p>3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">
                <text:p>37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">
                <text:p>3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">
                <text:p>37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">
                <text:p>3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">
                <text:p>37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">
                <text:p>3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">
                <text:p>37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">
                <text:p>3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">
                <text:p>38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">
                <text:p>3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">
                <text:p>38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">
                <text:p>3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">
                <text:p>38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">
                <text:p>3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">
                <text:p>38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">
                <text:p>38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">
                <text:p>38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">
                <text:p>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">
                <text:p>39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">
                <text:p>3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">
                <text:p>40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">
                <text:p>4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">
                <text:p>40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">
                <text:p>4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">
                <text:p>40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">
                <text:p>4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">
                <text:p>4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">
                <text:p>42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">
                <text:p>4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3">
                <text:p>43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">
                <text:p>4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3">
                <text:p>43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">
                <text:p>4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">
                <text:p>44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">
                <text:p>4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">
                <text:p>44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5">
                <text:p>4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0">
                <text:p>50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">
                <text:p>5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">
                <text:p>51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">
                <text:p>5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">
                <text:p>52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3">
                <text:p>5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3">
                <text:p>53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">
                <text:p>5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">
                <text:p>56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">
                <text:p>5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7">
                <text:p>57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7">
                <text:p>5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7">
                <text:p>57</text:p>
              </table:table-cell>
              <table:table-cell office:value-type="float" office:value="0.665000000000001">
                <text:p>0.665000000000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0">
                <text:p>6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1">
                <text:p>61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1">
                <text:p>6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2">
                <text:p>62</text:p>
              </table:table-cell>
              <table:table-cell office:value-type="float" office:value="0.685000000000001">
                <text:p>0.685000000000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3">
                <text:p>63</text:p>
              </table:table-cell>
              <table:table-cell office:value-type="float" office:value="0.690000000000001">
                <text:p>0.69000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3">
                <text:p>63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4">
                <text:p>6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4">
                <text:p>64</text:p>
              </table:table-cell>
              <table:table-cell office:value-type="float" office:value="0.705000000000001">
                <text:p>0.7050000000000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4">
                <text:p>64</text:p>
              </table:table-cell>
              <table:table-cell office:value-type="float" office:value="0.710000000000001">
                <text:p>0.710000000000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">
                <text:p>64</text:p>
              </table:table-cell>
              <table:table-cell office:value-type="float" office:value="0.715000000000001">
                <text:p>0.7150000000000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">
                <text:p>6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5">
                <text:p>65</text:p>
              </table:table-cell>
              <table:table-cell office:value-type="float" office:value="0.725000000000001">
                <text:p>0.72500000000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5">
                <text:p>65</text:p>
              </table:table-cell>
              <table:table-cell office:value-type="float" office:value="0.730000000000001">
                <text:p>0.730000000000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6">
                <text:p>66</text:p>
              </table:table-cell>
              <table:table-cell office:value-type="float" office:value="0.735000000000001">
                <text:p>0.735000000000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7">
                <text:p>67</text:p>
              </table:table-cell>
              <table:table-cell office:value-type="float" office:value="0.740000000000001">
                <text:p>0.7400000000000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7">
                <text:p>67</text:p>
              </table:table-cell>
              <table:table-cell office:value-type="float" office:value="0.745000000000001">
                <text:p>0.74500000000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8">
                <text:p>68</text:p>
              </table:table-cell>
              <table:table-cell office:value-type="float" office:value="0.750000000000001">
                <text:p>0.7500000000000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8">
                <text:p>68</text:p>
              </table:table-cell>
              <table:table-cell office:value-type="float" office:value="0.755000000000001">
                <text:p>0.755000000000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9">
                <text:p>69</text:p>
              </table:table-cell>
              <table:table-cell office:value-type="float" office:value="0.760000000000001">
                <text:p>0.7600000000000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">
                <text:p>70</text:p>
              </table:table-cell>
              <table:table-cell office:value-type="float" office:value="0.765000000000001">
                <text:p>0.7650000000000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1">
                <text:p>71</text:p>
              </table:table-cell>
              <table:table-cell office:value-type="float" office:value="0.770000000000001">
                <text:p>0.77000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1">
                <text:p>71</text:p>
              </table:table-cell>
              <table:table-cell office:value-type="float" office:value="0.775000000000001">
                <text:p>0.775000000000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2">
                <text:p>72</text:p>
              </table:table-cell>
              <table:table-cell office:value-type="float" office:value="0.780000000000001">
                <text:p>0.780000000000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2">
                <text:p>72</text:p>
              </table:table-cell>
              <table:table-cell office:value-type="float" office:value="0.785000000000001">
                <text:p>0.7850000000000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3">
                <text:p>73</text:p>
              </table:table-cell>
              <table:table-cell office:value-type="float" office:value="0.790000000000001">
                <text:p>0.790000000000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4">
                <text:p>74</text:p>
              </table:table-cell>
              <table:table-cell office:value-type="float" office:value="0.795000000000001">
                <text:p>0.795000000000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4">
                <text:p>74</text:p>
              </table:table-cell>
              <table:table-cell office:value-type="float" office:value="0.800000000000001">
                <text:p>0.8000000000000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5">
                <text:p>75</text:p>
              </table:table-cell>
              <table:table-cell office:value-type="float" office:value="0.805000000000001">
                <text:p>0.8050000000000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6">
                <text:p>76</text:p>
              </table:table-cell>
              <table:table-cell office:value-type="float" office:value="0.810000000000001">
                <text:p>0.810000000000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8">
                <text:p>78</text:p>
              </table:table-cell>
              <table:table-cell office:value-type="float" office:value="0.815000000000001">
                <text:p>0.815000000000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8">
                <text:p>78</text:p>
              </table:table-cell>
              <table:table-cell office:value-type="float" office:value="0.820000000000001">
                <text:p>0.820000000000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8">
                <text:p>78</text:p>
              </table:table-cell>
              <table:table-cell office:value-type="float" office:value="0.825000000000001">
                <text:p>0.8250000000000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9">
                <text:p>79</text:p>
              </table:table-cell>
              <table:table-cell office:value-type="float" office:value="0.830000000000001">
                <text:p>0.8300000000000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9">
                <text:p>79</text:p>
              </table:table-cell>
              <table:table-cell office:value-type="float" office:value="0.835000000000001">
                <text:p>0.8350000000000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0">
                <text:p>80</text:p>
              </table:table-cell>
              <table:table-cell office:value-type="float" office:value="0.840000000000001">
                <text:p>0.8400000000000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0">
                <text:p>80</text:p>
              </table:table-cell>
              <table:table-cell office:value-type="float" office:value="0.845000000000001">
                <text:p>0.8450000000000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0">
                <text:p>80</text:p>
              </table:table-cell>
              <table:table-cell office:value-type="float" office:value="0.850000000000001">
                <text:p>0.850000000000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0">
                <text:p>80</text:p>
              </table:table-cell>
              <table:table-cell office:value-type="float" office:value="0.855000000000001">
                <text:p>0.8550000000000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0">
                <text:p>80</text:p>
              </table:table-cell>
              <table:table-cell office:value-type="float" office:value="0.860000000000001">
                <text:p>0.860000000000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1">
                <text:p>81</text:p>
              </table:table-cell>
              <table:table-cell office:value-type="float" office:value="0.865000000000001">
                <text:p>0.8650000000000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1">
                <text:p>81</text:p>
              </table:table-cell>
              <table:table-cell office:value-type="float" office:value="0.870000000000001">
                <text:p>0.8700000000000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2">
                <text:p>82</text:p>
              </table:table-cell>
              <table:table-cell office:value-type="float" office:value="0.875000000000001">
                <text:p>0.8750000000000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">
                <text:p>82</text:p>
              </table:table-cell>
              <table:table-cell office:value-type="float" office:value="0.880000000000001">
                <text:p>0.8800000000000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3">
                <text:p>83</text:p>
              </table:table-cell>
              <table:table-cell office:value-type="float" office:value="0.885000000000001">
                <text:p>0.8850000000000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3">
                <text:p>83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3">
                <text:p>83</text:p>
              </table:table-cell>
              <table:table-cell office:value-type="float" office:value="0.895000000000001">
                <text:p>0.8950000000000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3">
                <text:p>83</text:p>
              </table:table-cell>
              <table:table-cell office:value-type="float" office:value="0.900000000000001">
                <text:p>0.9000000000000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3">
                <text:p>83</text:p>
              </table:table-cell>
              <table:table-cell office:value-type="float" office:value="0.905000000000001">
                <text:p>0.9050000000000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4">
                <text:p>84</text:p>
              </table:table-cell>
              <table:table-cell office:value-type="float" office:value="0.910000000000001">
                <text:p>0.9100000000000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4">
                <text:p>84</text:p>
              </table:table-cell>
              <table:table-cell office:value-type="float" office:value="0.915000000000001">
                <text:p>0.9150000000000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4">
                <text:p>84</text:p>
              </table:table-cell>
              <table:table-cell office:value-type="float" office:value="0.920000000000001">
                <text:p>0.920000000000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5">
                <text:p>85</text:p>
              </table:table-cell>
              <table:table-cell office:value-type="float" office:value="0.925000000000001">
                <text:p>0.9250000000000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6">
                <text:p>86</text:p>
              </table:table-cell>
              <table:table-cell office:value-type="float" office:value="0.930000000000001">
                <text:p>0.9300000000000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935000000000001">
                <text:p>0.9350000000000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6">
                <text:p>86</text:p>
              </table:table-cell>
              <table:table-cell office:value-type="float" office:value="0.940000000000001">
                <text:p>0.9400000000000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6">
                <text:p>86</text:p>
              </table:table-cell>
              <table:table-cell office:value-type="float" office:value="0.945000000000001">
                <text:p>0.9450000000000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7">
                <text:p>87</text:p>
              </table:table-cell>
              <table:table-cell office:value-type="float" office:value="0.950000000000001">
                <text:p>0.9500000000000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7">
                <text:p>87</text:p>
              </table:table-cell>
              <table:table-cell office:value-type="float" office:value="0.955000000000001">
                <text:p>0.9550000000000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8">
                <text:p>88</text:p>
              </table:table-cell>
              <table:table-cell office:value-type="float" office:value="0.960000000000001">
                <text:p>0.9600000000000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8">
                <text:p>88</text:p>
              </table:table-cell>
              <table:table-cell office:value-type="float" office:value="0.965000000000001">
                <text:p>0.9650000000000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8">
                <text:p>88</text:p>
              </table:table-cell>
              <table:table-cell office:value-type="float" office:value="0.970000000000001">
                <text:p>0.9700000000000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9">
                <text:p>89</text:p>
              </table:table-cell>
              <table:table-cell office:value-type="float" office:value="0.975000000000001">
                <text:p>0.9750000000000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0">
                <text:p>90</text:p>
              </table:table-cell>
              <table:table-cell office:value-type="float" office:value="0.980000000000001">
                <text:p>0.9800000000000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0">
                <text:p>90</text:p>
              </table:table-cell>
              <table:table-cell office:value-type="float" office:value="0.985000000000001">
                <text:p>0.9850000000000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1">
                <text:p>91</text:p>
              </table:table-cell>
              <table:table-cell office:value-type="float" office:value="0.990000000000001">
                <text:p>0.9900000000000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1">
                <text:p>91</text:p>
              </table:table-cell>
              <table:table-cell office:value-type="float" office:value="0.995000000000001">
                <text:p>0.9950000000000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error-category="cell-range" chart:error-lower-range="graficosBoxPlot.A12:graficosBoxPlot.A12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false" chart:error-lower-indicator="true" chart:error-category="cell-range" chart:error-lower-range="graficosBoxPlot.A12:graficosBoxPlot.A12" chart:std-weight="1"/>
      <style:graphic-properties draw:stroke="solid" svg:stroke-width="0.1cm" svg:stroke-color="#000000" svg:stroke-opacity="100%" draw:stroke-linejoin="round"/>
    </style:style>
    <style:style style:name="ch10" style:family="chart">
      <style:chart-properties chart:solid-type="cuboid"/>
      <style:graphic-properties draw:fill="none"/>
    </style:style>
    <style:style style:name="ch11" style:family="chart" style:data-style-name="N2">
      <style:chart-properties chart:link-data-style-to-source="true" chart:error-lower-range="graficosBoxPlot.A9:graficosBoxPlot.A9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draw:stroke="solid" draw:opacity="0%" draw:opacity-name=""/>
    </style:style>
    <style:style style:name="ch13" style:family="chart" style:data-style-name="N2">
      <style:chart-properties chart:link-data-style-to-source="true" chart:error-category="cell-range" chart:error-upper-range="graficosBoxPlot.A12:graficosBoxPlot.A12"/>
      <style:graphic-properties draw:fill-color="#579d1c" draw:opacity="0%" draw:opacity-name="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false" chart:error-category="cell-range" chart:error-upper-range="graficosBoxPlot.A12:graficosBoxPlot.A12" chart:std-weight="1"/>
      <style:graphic-properties draw:stroke="solid" svg:stroke-width="0.1cm" svg:stroke-color="#000000" svg:stroke-opacity="100%" draw:stroke-linejoin="round"/>
    </style:style>
    <style:style style:name="ch15" style:family="chart" style:data-style-name="N2">
      <style:chart-properties chart:link-data-style-to-source="true"/>
      <style:graphic-properties draw:stroke="none" draw:fill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2cm" svg:height="8.98cm" xlink:href=".." xlink:type="simple" chart:class="chart:bar" chart:style-name="ch1">
        <chart:title svg:x="6.555cm" svg:y="0.315cm" chart:style-name="ch2">
          <text:p>Box Plot CPU</text:p>
        </chart:title>
        <chart:plot-area chart:style-name="ch3" table:cell-range-address="graficosBoxPlot.A8:graficosBoxPlot.A12" svg:x="0.32cm" svg:y="1.299cm" svg:width="15.362cm" svg:height="7.502cm">
          <chartooo:coordinate-region svg:x="1.603cm" svg:y="1.499cm" svg:width="14.079cm" svg:height="7.1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aficosBoxPlot.A8:graficosBoxPlot.A8" chart:class="chart:bar">
            <chart:data-point/>
          </chart:series>
          <chart:series chart:style-name="ch8" chart:values-cell-range-address="graficosBoxPlot.A9:graficosBoxPlot.A9" chart:class="chart:bar">
            <chart:error-indicator chart:style-name="ch9" chart:dimension="y"/>
            <chart:data-point chart:style-name="ch10"/>
          </chart:series>
          <chart:series chart:style-name="ch11" chart:values-cell-range-address="graficosBoxPlot.A10:graficosBoxPlot.A10" chart:class="chart:bar">
            <chart:data-point chart:style-name="ch12"/>
          </chart:series>
          <chart:series chart:style-name="ch13" chart:values-cell-range-address="graficosBoxPlot.A11:graficosBoxPlot.A11" chart:class="chart:bar">
            <chart:error-indicator chart:style-name="ch14" chart:dimension="y"/>
            <chart:data-point/>
          </chart:series>
          <chart:series chart:style-name="ch15" chart:values-cell-range-address="graficosBoxPlot.A12:graficosBoxPlot.A12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.596747213691">
                <text:p>23.596747213691</text:p>
                <draw:g>
                  <svg:desc>graficosBoxPlot.A8:graficosBoxPlot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0.842659009832">
                <text:p>80.842659009832</text:p>
                <draw:g>
                  <svg:desc>graficosBoxPlot.A9:graficosBoxPlot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9.397866384785">
                <text:p>89.397866384785</text:p>
                <draw:g>
                  <svg:desc>graficosBoxPlot.A12:graficosBoxPlot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7.185260468542">
                <text:p>47.185260468542</text:p>
                <draw:g>
                  <svg:desc>graficosBoxPlot.A10:graficosBoxPlot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66.427498267505">
                <text:p>266.427498267505</text:p>
                <draw:g>
                  <svg:desc>graficosBoxPlot.A11:graficosBoxPlot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9.397866384785">
                <text:p>89.397866384785</text:p>
                <draw:g>
                  <svg:desc>graficosBoxPlot.A12:graficosBoxPlot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9.397866384785">
                <text:p>89.397866384785</text:p>
                <draw:g>
                  <svg:desc>graficosBoxPlot.A12:graficosBoxPlot.A12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math xmlns="http://www.w3.org/1998/Math/MathML" display="block">
  <semantics>
    <mrow>
      <mrow>
        <mo stretchy="false">∑</mo>
        <mi>x</mi>
      </mrow>
      <mn>²</mn>
    </mrow>
    <annotation encoding="StarMath 5.0">sum x²</annotation>
  </semantics>
</math>
</file>